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76.29pt" svg:height="563.95pt" svg:x="385.57pt" svg:y="17.32pt">
            <loext:p draw:notify-on-update-of-ranges="Sheet1.A1:Sheet1.A1 Sheet1.A2:Sheet1.A2990 Sheet1.B1:Sheet1.B1 Sheet1.B2:Sheet1.B2990 Sheet1.E2:Sheet1.E7 Sheet1.D2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lynomial(p)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114" calcext:value-type="float">
            <text:p>1.011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01100636553" calcext:value-type="float">
            <text:p>1.011006365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8021" calcext:value-type="float">
            <text:p>0.97802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01061341015" calcext:value-type="float">
            <text:p>1.010613410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98602" calcext:value-type="float">
            <text:p>0.79860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01022112805" calcext:value-type="float">
            <text:p>1.010221128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77721" calcext:value-type="float">
            <text:p>0.27772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00982951344" calcext:value-type="float">
            <text:p>1.009829513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23512" calcext:value-type="float">
            <text:p>0.2235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00943856051" calcext:value-type="float">
            <text:p>1.009438560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15546" calcext:value-type="float">
            <text:p>0.11554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00904826349" calcext:value-type="float">
            <text:p>1.0090482634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1642" calcext:value-type="float">
            <text:p>1.0164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00865861657" calcext:value-type="float">
            <text:p>1.00865861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9168" calcext:value-type="float">
            <text:p>0.99916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00826961398" calcext:value-type="float">
            <text:p>1.008269613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8343" calcext:value-type="float">
            <text:p>0.92834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00788124994" calcext:value-type="float">
            <text:p>1.007881249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17262" calcext:value-type="float">
            <text:p>0.81726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0749351867" calcext:value-type="float">
            <text:p>1.007493518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63311" calcext:value-type="float">
            <text:p>0.06331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00710641439" calcext:value-type="float">
            <text:p>1.007106414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966728" calcext:value-type="float">
            <text:p>0.096672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00671993134" calcext:value-type="float">
            <text:p>1.0067199313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1227" calcext:value-type="float">
            <text:p>1.0122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00633406376" calcext:value-type="float">
            <text:p>1.00633406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364" calcext:value-type="float">
            <text:p>1.0036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00594880588" calcext:value-type="float">
            <text:p>1.005948805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4304" calcext:value-type="float">
            <text:p>0.9643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00556415195" calcext:value-type="float">
            <text:p>1.005564151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0585" calcext:value-type="float">
            <text:p>0.91058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0051800962" calcext:value-type="float">
            <text:p>1.00518009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02742" calcext:value-type="float">
            <text:p>0.80274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0047966329" calcext:value-type="float">
            <text:p>1.00479663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57151" calcext:value-type="float">
            <text:p>0.35715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.0044137563" calcext:value-type="float">
            <text:p>1.004413756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0512" calcext:value-type="float">
            <text:p>1.0051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00403146066" calcext:value-type="float">
            <text:p>1.004031460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805" calcext:value-type="float">
            <text:p>1.008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00364974023" calcext:value-type="float">
            <text:p>1.003649740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80809" calcext:value-type="float">
            <text:p>0.98080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.00326858928" calcext:value-type="float">
            <text:p>1.003268589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1092" calcext:value-type="float">
            <text:p>0.95109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.0028880021" calcext:value-type="float">
            <text:p>1.00288800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455" calcext:value-type="float">
            <text:p>0.8945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00250797294" calcext:value-type="float">
            <text:p>1.002507972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14534" calcext:value-type="float">
            <text:p>0.81453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00212849608" calcext:value-type="float">
            <text:p>1.0021284960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2148" calcext:value-type="float">
            <text:p>1.0214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00174956582" calcext:value-type="float">
            <text:p>1.001749565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88" calcext:value-type="float">
            <text:p>1.008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00137117643" calcext:value-type="float">
            <text:p>1.001371176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6064" calcext:value-type="float">
            <text:p>0.99606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00099332221" calcext:value-type="float">
            <text:p>1.000993322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72617" calcext:value-type="float">
            <text:p>0.97261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00061599745" calcext:value-type="float">
            <text:p>1.000615997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39698" calcext:value-type="float">
            <text:p>0.93969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00023919645" calcext:value-type="float">
            <text:p>1.000239196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94415" calcext:value-type="float">
            <text:p>0.8944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99862913506" calcext:value-type="float">
            <text:p>0.99986291350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1074" calcext:value-type="float">
            <text:p>1.0107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99948714293" calcext:value-type="float">
            <text:p>0.999487142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395" calcext:value-type="float">
            <text:p>1.0139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999111879031" calcext:value-type="float">
            <text:p>0.9991118790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0265" calcext:value-type="float">
            <text:p>1.0026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998737116124" calcext:value-type="float">
            <text:p>0.998737116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9051" calcext:value-type="float">
            <text:p>0.98905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998362848528" calcext:value-type="float">
            <text:p>0.9983628485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3195" calcext:value-type="float">
            <text:p>0.9631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97989070565" calcext:value-type="float">
            <text:p>0.9979890705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36489" calcext:value-type="float">
            <text:p>0.936489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997615776561" calcext:value-type="float">
            <text:p>0.99761577656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0638" calcext:value-type="float">
            <text:p>1.0063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997242960848" calcext:value-type="float">
            <text:p>0.9972429608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854" calcext:value-type="float">
            <text:p>1.0085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996870617761" calcext:value-type="float">
            <text:p>0.9968706177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1152" calcext:value-type="float">
            <text:p>1.0115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996498741639" calcext:value-type="float">
            <text:p>0.9964987416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3382" calcext:value-type="float">
            <text:p>0.99338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96127326825" calcext:value-type="float">
            <text:p>0.9961273268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78762" calcext:value-type="float">
            <text:p>0.97876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995756367667" calcext:value-type="float">
            <text:p>0.995756367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66465" calcext:value-type="float">
            <text:p>0.96646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95385858517" calcext:value-type="float">
            <text:p>0.99538585851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1176" calcext:value-type="float">
            <text:p>1.0117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99501579373" calcext:value-type="float">
            <text:p>0.99501579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908" calcext:value-type="float">
            <text:p>1.0090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994646167667" calcext:value-type="float">
            <text:p>0.994646167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007" calcext:value-type="float">
            <text:p>1.000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94276974692" calcext:value-type="float">
            <text:p>0.9942769746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0143" calcext:value-type="float">
            <text:p>1.0014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993908209174" calcext:value-type="float">
            <text:p>0.9939082091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89564" calcext:value-type="float">
            <text:p>0.98956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993539865485" calcext:value-type="float">
            <text:p>0.9935398654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82504" calcext:value-type="float">
            <text:p>0.98250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993171938003" calcext:value-type="float">
            <text:p>0.9931719380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0634" calcext:value-type="float">
            <text:p>1.0063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992804421109" calcext:value-type="float">
            <text:p>0.992804421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804" calcext:value-type="float">
            <text:p>1.008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92437309188" calcext:value-type="float">
            <text:p>0.9924373091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123" calcext:value-type="float">
            <text:p>1.012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992070596632" calcext:value-type="float">
            <text:p>0.9920705966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029" calcext:value-type="float">
            <text:p>1.0102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991704277833" calcext:value-type="float">
            <text:p>0.9917042778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026" calcext:value-type="float">
            <text:p>1.0026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9133834719" calcext:value-type="float">
            <text:p>0.991338347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0005" calcext:value-type="float">
            <text:p>0.99000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990972799107" calcext:value-type="float">
            <text:p>0.99097279910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01455" calcext:value-type="float">
            <text:p>1.0145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90607627991" calcext:value-type="float">
            <text:p>0.9906076279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991" calcext:value-type="float">
            <text:p>1.0099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90242828253" calcext:value-type="float">
            <text:p>0.9902428282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0551" calcext:value-type="float">
            <text:p>1.0055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989878394309" calcext:value-type="float">
            <text:p>0.9898783943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0611" calcext:value-type="float">
            <text:p>1.0061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989514320579" calcext:value-type="float">
            <text:p>0.9895143205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0201" calcext:value-type="float">
            <text:p>1.0020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989150601489" calcext:value-type="float">
            <text:p>0.9891506014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0313" calcext:value-type="float">
            <text:p>1.003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88787231468" calcext:value-type="float">
            <text:p>0.988787231468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988424204948" calcext:value-type="float">
            <text:p>0.988424204948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8061516369" calcext:value-type="float">
            <text:p>0.988061516369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987699160172" calcext:value-type="float">
            <text:p>0.987699160172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87337130805" calcext:value-type="float">
            <text:p>0.987337130805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86975422718" calcext:value-type="float">
            <text:p>0.98697542271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86614030368" calcext:value-type="float">
            <text:p>0.986614030368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86252948215" calcext:value-type="float">
            <text:p>0.98625294821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85892170724" calcext:value-type="float">
            <text:p>0.985892170724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5531692364" calcext:value-type="float">
            <text:p>0.98553169236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8517150761" calcext:value-type="float">
            <text:p>0.98517150761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984811610938" calcext:value-type="float">
            <text:p>0.98481161093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984451996834" calcext:value-type="float">
            <text:p>0.984451996834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84092659783" calcext:value-type="float">
            <text:p>0.984092659783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83733594278" calcext:value-type="float">
            <text:p>0.983733594278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83374794816" calcext:value-type="float">
            <text:p>0.983374794816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983016255899" calcext:value-type="float">
            <text:p>0.983016255899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82657972032" calcext:value-type="float">
            <text:p>0.98265797203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82299937725" calcext:value-type="float">
            <text:p>0.982299937725</text:p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81942147494" calcext:value-type="float">
            <text:p>0.98194214749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1584595859" calcext:value-type="float">
            <text:p>0.981584595859</text:p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81227277345" calcext:value-type="float">
            <text:p>0.98122727734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8087018648" calcext:value-type="float">
            <text:p>0.98087018648</text:p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980513317798" calcext:value-type="float">
            <text:p>0.980513317798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80156665838" calcext:value-type="float">
            <text:p>0.980156665838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79800225144" calcext:value-type="float">
            <text:p>0.97980022514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79443990263" calcext:value-type="float">
            <text:p>0.979443990263</text:p>
          </table:table-cell>
          <table:table-cell table:number-columns-repeated="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79087955748" calcext:value-type="float">
            <text:p>0.979087955748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78732116157" calcext:value-type="float">
            <text:p>0.978732116157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78376466052" calcext:value-type="float">
            <text:p>0.9783764660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8021" calcext:value-type="float">
            <text:p>0.978021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977665712573" calcext:value-type="float">
            <text:p>0.977665712573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977310598348" calcext:value-type="float">
            <text:p>0.977310598348</text:p>
          </table:table-cell>
          <table:table-cell table:number-columns-repeated="3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976955651906" calcext:value-type="float">
            <text:p>0.976955651906</text:p>
          </table:table-cell>
          <table:table-cell table:number-columns-repeated="3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976600867834" calcext:value-type="float">
            <text:p>0.976600867834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976246240722" calcext:value-type="float">
            <text:p>0.976246240722</text:p>
          </table:table-cell>
          <table:table-cell table:number-columns-repeated="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975891765167" calcext:value-type="float">
            <text:p>0.975891765167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975537435771" calcext:value-type="float">
            <text:p>0.975537435771</text:p>
          </table:table-cell>
          <table:table-cell table:number-columns-repeated="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975183247137" calcext:value-type="float">
            <text:p>0.975183247137</text:p>
          </table:table-cell>
          <table:table-cell table:number-columns-repeated="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974829193878" calcext:value-type="float">
            <text:p>0.974829193878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74475270609" calcext:value-type="float">
            <text:p>0.974475270609</text:p>
          </table:table-cell>
          <table:table-cell table:number-columns-repeated="3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97412147195" calcext:value-type="float">
            <text:p>0.97412147195</text:p>
          </table:table-cell>
          <table:table-cell table:number-columns-repeated="3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973767792527" calcext:value-type="float">
            <text:p>0.973767792527</text:p>
          </table:table-cell>
          <table:table-cell table:number-columns-repeated="3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7341422697" calcext:value-type="float">
            <text:p>0.97341422697</text:p>
          </table:table-cell>
          <table:table-cell table:number-columns-repeated="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973060769915" calcext:value-type="float">
            <text:p>0.973060769915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972707416002" calcext:value-type="float">
            <text:p>0.972707416002</text:p>
          </table:table-cell>
          <table:table-cell table:number-columns-repeated="3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972354159876" calcext:value-type="float">
            <text:p>0.972354159876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972000996188" calcext:value-type="float">
            <text:p>0.972000996188</text:p>
          </table:table-cell>
          <table:table-cell table:number-columns-repeated="3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971647919593" calcext:value-type="float">
            <text:p>0.971647919593</text:p>
          </table:table-cell>
          <table:table-cell table:number-columns-repeated="3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971294924751" calcext:value-type="float">
            <text:p>0.971294924751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70942006328" calcext:value-type="float">
            <text:p>0.970942006328</text:p>
          </table:table-cell>
          <table:table-cell table:number-columns-repeated="3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970589158995" calcext:value-type="float">
            <text:p>0.970589158995</text:p>
          </table:table-cell>
          <table:table-cell table:number-columns-repeated="3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970236377426" calcext:value-type="float">
            <text:p>0.970236377426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969883656303" calcext:value-type="float">
            <text:p>0.969883656303</text:p>
          </table:table-cell>
          <table:table-cell table:number-columns-repeated="3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969530990311" calcext:value-type="float">
            <text:p>0.969530990311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69178374141" calcext:value-type="float">
            <text:p>0.969178374141</text:p>
          </table:table-cell>
          <table:table-cell table:number-columns-repeated="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968825802489" calcext:value-type="float">
            <text:p>0.968825802489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968473270056" calcext:value-type="float">
            <text:p>0.968473270056</text:p>
          </table:table-cell>
          <table:table-cell table:number-columns-repeated="3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968120771548" calcext:value-type="float">
            <text:p>0.968120771548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967768301676" calcext:value-type="float">
            <text:p>0.967768301676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967415855158" calcext:value-type="float">
            <text:p>0.967415855158</text:p>
          </table:table-cell>
          <table:table-cell table:number-columns-repeated="3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967063426714" calcext:value-type="float">
            <text:p>0.967063426714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966711011072" calcext:value-type="float">
            <text:p>0.966711011072</text:p>
          </table:table-cell>
          <table:table-cell table:number-columns-repeated="3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966358602964" calcext:value-type="float">
            <text:p>0.966358602964</text:p>
          </table:table-cell>
          <table:table-cell table:number-columns-repeated="3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966006197128" calcext:value-type="float">
            <text:p>0.966006197128</text:p>
          </table:table-cell>
          <table:table-cell table:number-columns-repeated="3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965653788305" calcext:value-type="float">
            <text:p>0.965653788305</text:p>
          </table:table-cell>
          <table:table-cell table:number-columns-repeated="3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965301371243" calcext:value-type="float">
            <text:p>0.965301371243</text:p>
          </table:table-cell>
          <table:table-cell table:number-columns-repeated="3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64948940697" calcext:value-type="float">
            <text:p>0.964948940697</text:p>
          </table:table-cell>
          <table:table-cell table:number-columns-repeated="3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964596491424" calcext:value-type="float">
            <text:p>0.964596491424</text:p>
          </table:table-cell>
          <table:table-cell table:number-columns-repeated="3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964244018187" calcext:value-type="float">
            <text:p>0.964244018187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63891515756" calcext:value-type="float">
            <text:p>0.963891515756</text:p>
          </table:table-cell>
          <table:table-cell table:number-columns-repeated="3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963538978906" calcext:value-type="float">
            <text:p>0.963538978906</text:p>
          </table:table-cell>
          <table:table-cell table:number-columns-repeated="3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963186402415" calcext:value-type="float">
            <text:p>0.963186402415</text:p>
          </table:table-cell>
          <table:table-cell table:number-columns-repeated="3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962833781069" calcext:value-type="float">
            <text:p>0.962833781069</text:p>
          </table:table-cell>
          <table:table-cell table:number-columns-repeated="3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962481109658" calcext:value-type="float">
            <text:p>0.962481109658</text:p>
          </table:table-cell>
          <table:table-cell table:number-columns-repeated="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962128382978" calcext:value-type="float">
            <text:p>0.962128382978</text:p>
          </table:table-cell>
          <table:table-cell table:number-columns-repeated="3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96177559583" calcext:value-type="float">
            <text:p>0.96177559583</text:p>
          </table:table-cell>
          <table:table-cell table:number-columns-repeated="3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96142274302" calcext:value-type="float">
            <text:p>0.96142274302</text:p>
          </table:table-cell>
          <table:table-cell table:number-columns-repeated="3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96106981936" calcext:value-type="float">
            <text:p>0.96106981936</text:p>
          </table:table-cell>
          <table:table-cell table:number-columns-repeated="3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960716819669" calcext:value-type="float">
            <text:p>0.96071681966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60363738767" calcext:value-type="float">
            <text:p>0.960363738767</text:p>
          </table:table-cell>
          <table:table-cell table:number-columns-repeated="3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960010571484" calcext:value-type="float">
            <text:p>0.960010571484</text:p>
          </table:table-cell>
          <table:table-cell table:number-columns-repeated="3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959657312654" calcext:value-type="float">
            <text:p>0.959657312654</text:p>
          </table:table-cell>
          <table:table-cell table:number-columns-repeated="3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959303957115" calcext:value-type="float">
            <text:p>0.959303957115</text:p>
          </table:table-cell>
          <table:table-cell table:number-columns-repeated="3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958950499713" calcext:value-type="float">
            <text:p>0.958950499713</text:p>
          </table:table-cell>
          <table:table-cell table:number-columns-repeated="3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958596935297" calcext:value-type="float">
            <text:p>0.958596935297</text:p>
          </table:table-cell>
          <table:table-cell table:number-columns-repeated="3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958243258723" calcext:value-type="float">
            <text:p>0.958243258723</text:p>
          </table:table-cell>
          <table:table-cell table:number-columns-repeated="3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957889464852" calcext:value-type="float">
            <text:p>0.957889464852</text:p>
          </table:table-cell>
          <table:table-cell table:number-columns-repeated="3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957535548552" calcext:value-type="float">
            <text:p>0.957535548552</text:p>
          </table:table-cell>
          <table:table-cell table:number-columns-repeated="3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957181504694" calcext:value-type="float">
            <text:p>0.957181504694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56827328156" calcext:value-type="float">
            <text:p>0.956827328156</text:p>
          </table:table-cell>
          <table:table-cell table:number-columns-repeated="3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956473013823" calcext:value-type="float">
            <text:p>0.956473013823</text:p>
          </table:table-cell>
          <table:table-cell table:number-columns-repeated="3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956118556582" calcext:value-type="float">
            <text:p>0.956118556582</text:p>
          </table:table-cell>
          <table:table-cell table:number-columns-repeated="3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95576395133" calcext:value-type="float">
            <text:p>0.95576395133</text:p>
          </table:table-cell>
          <table:table-cell table:number-columns-repeated="3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955409192966" calcext:value-type="float">
            <text:p>0.955409192966</text:p>
          </table:table-cell>
          <table:table-cell table:number-columns-repeated="3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955054276396" calcext:value-type="float">
            <text:p>0.955054276396</text:p>
          </table:table-cell>
          <table:table-cell table:number-columns-repeated="3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954699196532" calcext:value-type="float">
            <text:p>0.954699196532</text:p>
          </table:table-cell>
          <table:table-cell table:number-columns-repeated="3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954343948291" calcext:value-type="float">
            <text:p>0.954343948291</text:p>
          </table:table-cell>
          <table:table-cell table:number-columns-repeated="3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953988526597" calcext:value-type="float">
            <text:p>0.953988526597</text:p>
          </table:table-cell>
          <table:table-cell table:number-columns-repeated="3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953632926378" calcext:value-type="float">
            <text:p>0.953632926378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53277142568" calcext:value-type="float">
            <text:p>0.953277142568</text:p>
          </table:table-cell>
          <table:table-cell table:number-columns-repeated="3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952921170109" calcext:value-type="float">
            <text:p>0.952921170109</text:p>
          </table:table-cell>
          <table:table-cell table:number-columns-repeated="3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952565003945" calcext:value-type="float">
            <text:p>0.952565003945</text:p>
          </table:table-cell>
          <table:table-cell table:number-columns-repeated="3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952208639028" calcext:value-type="float">
            <text:p>0.952208639028</text:p>
          </table:table-cell>
          <table:table-cell table:number-columns-repeated="3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951852070317" calcext:value-type="float">
            <text:p>0.951852070317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951495292774" calcext:value-type="float">
            <text:p>0.951495292774</text:p>
          </table:table-cell>
          <table:table-cell table:number-columns-repeated="3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951138301368" calcext:value-type="float">
            <text:p>0.951138301368</text:p>
          </table:table-cell>
          <table:table-cell table:number-columns-repeated="3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950781091074" calcext:value-type="float">
            <text:p>0.950781091074</text:p>
          </table:table-cell>
          <table:table-cell table:number-columns-repeated="3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950423656873" calcext:value-type="float">
            <text:p>0.950423656873</text:p>
          </table:table-cell>
          <table:table-cell table:number-columns-repeated="3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950065993751" calcext:value-type="float">
            <text:p>0.950065993751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49708096701" calcext:value-type="float">
            <text:p>0.949708096701</text:p>
          </table:table-cell>
          <table:table-cell table:number-columns-repeated="3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949349960721" calcext:value-type="float">
            <text:p>0.949349960721</text:p>
          </table:table-cell>
          <table:table-cell table:number-columns-repeated="3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948991580816" calcext:value-type="float">
            <text:p>0.948991580816</text:p>
          </table:table-cell>
          <table:table-cell table:number-columns-repeated="3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948632951994" calcext:value-type="float">
            <text:p>0.948632951994</text:p>
          </table:table-cell>
          <table:table-cell table:number-columns-repeated="3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948274069273" calcext:value-type="float">
            <text:p>0.948274069273</text:p>
          </table:table-cell>
          <table:table-cell table:number-columns-repeated="3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947914927674" calcext:value-type="float">
            <text:p>0.947914927674</text:p>
          </table:table-cell>
          <table:table-cell table:number-columns-repeated="3"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947555522225" calcext:value-type="float">
            <text:p>0.947555522225</text:p>
          </table:table-cell>
          <table:table-cell table:number-columns-repeated="3"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94719584796" calcext:value-type="float">
            <text:p>0.94719584796</text:p>
          </table:table-cell>
          <table:table-cell table:number-columns-repeated="3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946835899918" calcext:value-type="float">
            <text:p>0.946835899918</text:p>
          </table:table-cell>
          <table:table-cell table:number-columns-repeated="3"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946475673146" calcext:value-type="float">
            <text:p>0.946475673146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46115162694" calcext:value-type="float">
            <text:p>0.946115162694</text:p>
          </table:table-cell>
          <table:table-cell table:number-columns-repeated="3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945754363621" calcext:value-type="float">
            <text:p>0.945754363621</text:p>
          </table:table-cell>
          <table:table-cell table:number-columns-repeated="3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945393270991" calcext:value-type="float">
            <text:p>0.945393270991</text:p>
          </table:table-cell>
          <table:table-cell table:number-columns-repeated="3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945031879873" calcext:value-type="float">
            <text:p>0.945031879873</text:p>
          </table:table-cell>
          <table:table-cell table:number-columns-repeated="3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944670185344" calcext:value-type="float">
            <text:p>0.944670185344</text:p>
          </table:table-cell>
          <table:table-cell table:number-columns-repeated="3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944308182485" calcext:value-type="float">
            <text:p>0.944308182485</text:p>
          </table:table-cell>
          <table:table-cell table:number-columns-repeated="3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943945866384" calcext:value-type="float">
            <text:p>0.943945866384</text:p>
          </table:table-cell>
          <table:table-cell table:number-columns-repeated="3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943583232135" calcext:value-type="float">
            <text:p>0.943583232135</text:p>
          </table:table-cell>
          <table:table-cell table:number-columns-repeated="3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943220274839" calcext:value-type="float">
            <text:p>0.943220274839</text:p>
          </table:table-cell>
          <table:table-cell table:number-columns-repeated="3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942856989602" calcext:value-type="float">
            <text:p>0.9428569896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2493371536" calcext:value-type="float">
            <text:p>0.942493371536</text:p>
          </table:table-cell>
          <table:table-cell table:number-columns-repeated="3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942129415761" calcext:value-type="float">
            <text:p>0.942129415761</text:p>
          </table:table-cell>
          <table:table-cell table:number-columns-repeated="3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941765117401" calcext:value-type="float">
            <text:p>0.941765117401</text:p>
          </table:table-cell>
          <table:table-cell table:number-columns-repeated="3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941400471587" calcext:value-type="float">
            <text:p>0.941400471587</text:p>
          </table:table-cell>
          <table:table-cell table:number-columns-repeated="3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941035473456" calcext:value-type="float">
            <text:p>0.941035473456</text:p>
          </table:table-cell>
          <table:table-cell table:number-columns-repeated="3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940670118152" calcext:value-type="float">
            <text:p>0.940670118152</text:p>
          </table:table-cell>
          <table:table-cell table:number-columns-repeated="3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940304400824" calcext:value-type="float">
            <text:p>0.940304400824</text:p>
          </table:table-cell>
          <table:table-cell table:number-columns-repeated="3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939938316629" calcext:value-type="float">
            <text:p>0.939938316629</text:p>
          </table:table-cell>
          <table:table-cell table:number-columns-repeated="3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939571860729" calcext:value-type="float">
            <text:p>0.939571860729</text:p>
          </table:table-cell>
          <table:table-cell table:number-columns-repeated="3"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939205028291" calcext:value-type="float">
            <text:p>0.939205028291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38837814491" calcext:value-type="float">
            <text:p>0.938837814491</text:p>
          </table:table-cell>
          <table:table-cell table:number-columns-repeated="3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93847021451" calcext:value-type="float">
            <text:p>0.93847021451</text:p>
          </table:table-cell>
          <table:table-cell table:number-columns-repeated="3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938102223535" calcext:value-type="float">
            <text:p>0.938102223535</text:p>
          </table:table-cell>
          <table:table-cell table:number-columns-repeated="3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93773383676" calcext:value-type="float">
            <text:p>0.93773383676</text:p>
          </table:table-cell>
          <table:table-cell table:number-columns-repeated="3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37365049384" calcext:value-type="float">
            <text:p>0.937365049384</text:p>
          </table:table-cell>
          <table:table-cell table:number-columns-repeated="3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936995856615" calcext:value-type="float">
            <text:p>0.936995856615</text:p>
          </table:table-cell>
          <table:table-cell table:number-columns-repeated="3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936626253666" calcext:value-type="float">
            <text:p>0.936626253666</text:p>
          </table:table-cell>
          <table:table-cell table:number-columns-repeated="3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936256235754" calcext:value-type="float">
            <text:p>0.936256235754</text:p>
          </table:table-cell>
          <table:table-cell table:number-columns-repeated="3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935885798106" calcext:value-type="float">
            <text:p>0.935885798106</text:p>
          </table:table-cell>
          <table:table-cell table:number-columns-repeated="3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935514935954" calcext:value-type="float">
            <text:p>0.935514935954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35143644536" calcext:value-type="float">
            <text:p>0.935143644536</text:p>
          </table:table-cell>
          <table:table-cell table:number-columns-repeated="3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934771919097" calcext:value-type="float">
            <text:p>0.934771919097</text:p>
          </table:table-cell>
          <table:table-cell table:number-columns-repeated="3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934399754888" calcext:value-type="float">
            <text:p>0.934399754888</text:p>
          </table:table-cell>
          <table:table-cell table:number-columns-repeated="3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934027147168" calcext:value-type="float">
            <text:p>0.934027147168</text:p>
          </table:table-cell>
          <table:table-cell table:number-columns-repeated="3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9336540912" calcext:value-type="float">
            <text:p>0.9336540912</text:p>
          </table:table-cell>
          <table:table-cell table:number-columns-repeated="3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933280582256" calcext:value-type="float">
            <text:p>0.933280582256</text:p>
          </table:table-cell>
          <table:table-cell table:number-columns-repeated="3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932906615612" calcext:value-type="float">
            <text:p>0.932906615612</text:p>
          </table:table-cell>
          <table:table-cell table:number-columns-repeated="3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932532186553" calcext:value-type="float">
            <text:p>0.932532186553</text:p>
          </table:table-cell>
          <table:table-cell table:number-columns-repeated="3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932157290369" calcext:value-type="float">
            <text:p>0.932157290369</text:p>
          </table:table-cell>
          <table:table-cell table:number-columns-repeated="3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931781922358" calcext:value-type="float">
            <text:p>0.931781922358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931406077821" calcext:value-type="float">
            <text:p>0.931406077821</text:p>
          </table:table-cell>
          <table:table-cell table:number-columns-repeated="3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931029752071" calcext:value-type="float">
            <text:p>0.931029752071</text:p>
          </table:table-cell>
          <table:table-cell table:number-columns-repeated="3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930652940423" calcext:value-type="float">
            <text:p>0.930652940423</text:p>
          </table:table-cell>
          <table:table-cell table:number-columns-repeated="3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930275638202" calcext:value-type="float">
            <text:p>0.930275638202</text:p>
          </table:table-cell>
          <table:table-cell table:number-columns-repeated="3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929897840736" calcext:value-type="float">
            <text:p>0.929897840736</text:p>
          </table:table-cell>
          <table:table-cell table:number-columns-repeated="3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929519543363" calcext:value-type="float">
            <text:p>0.929519543363</text:p>
          </table:table-cell>
          <table:table-cell table:number-columns-repeated="3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929140741427" calcext:value-type="float">
            <text:p>0.929140741427</text:p>
          </table:table-cell>
          <table:table-cell table:number-columns-repeated="3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928761430277" calcext:value-type="float">
            <text:p>0.928761430277</text:p>
          </table:table-cell>
          <table:table-cell table:number-columns-repeated="3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928381605271" calcext:value-type="float">
            <text:p>0.928381605271</text:p>
          </table:table-cell>
          <table:table-cell table:number-columns-repeated="3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928001261771" calcext:value-type="float">
            <text:p>0.928001261771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27620395148" calcext:value-type="float">
            <text:p>0.927620395148</text:p>
          </table:table-cell>
          <table:table-cell table:number-columns-repeated="3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927239000779" calcext:value-type="float">
            <text:p>0.927239000779</text:p>
          </table:table-cell>
          <table:table-cell table:number-columns-repeated="3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926857074048" calcext:value-type="float">
            <text:p>0.926857074048</text:p>
          </table:table-cell>
          <table:table-cell table:number-columns-repeated="3"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926474610345" calcext:value-type="float">
            <text:p>0.926474610345</text:p>
          </table:table-cell>
          <table:table-cell table:number-columns-repeated="3"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926091605068" calcext:value-type="float">
            <text:p>0.926091605068</text:p>
          </table:table-cell>
          <table:table-cell table:number-columns-repeated="3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925708053621" calcext:value-type="float">
            <text:p>0.925708053621</text:p>
          </table:table-cell>
          <table:table-cell table:number-columns-repeated="3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925323951414" calcext:value-type="float">
            <text:p>0.925323951414</text:p>
          </table:table-cell>
          <table:table-cell table:number-columns-repeated="3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924939293866" calcext:value-type="float">
            <text:p>0.924939293866</text:p>
          </table:table-cell>
          <table:table-cell table:number-columns-repeated="3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924554076402" calcext:value-type="float">
            <text:p>0.924554076402</text:p>
          </table:table-cell>
          <table:table-cell table:number-columns-repeated="3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924168294452" calcext:value-type="float">
            <text:p>0.92416829445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23781943456" calcext:value-type="float">
            <text:p>0.923781943456</text:p>
          </table:table-cell>
          <table:table-cell table:number-columns-repeated="3"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923395018858" calcext:value-type="float">
            <text:p>0.923395018858</text:p>
          </table:table-cell>
          <table:table-cell table:number-columns-repeated="3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923007516112" calcext:value-type="float">
            <text:p>0.923007516112</text:p>
          </table:table-cell>
          <table:table-cell table:number-columns-repeated="3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922619430675" calcext:value-type="float">
            <text:p>0.922619430675</text:p>
          </table:table-cell>
          <table:table-cell table:number-columns-repeated="3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922230758015" calcext:value-type="float">
            <text:p>0.922230758015</text:p>
          </table:table-cell>
          <table:table-cell table:number-columns-repeated="3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921841493604" calcext:value-type="float">
            <text:p>0.921841493604</text:p>
          </table:table-cell>
          <table:table-cell table:number-columns-repeated="3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921451632922" calcext:value-type="float">
            <text:p>0.921451632922</text:p>
          </table:table-cell>
          <table:table-cell table:number-columns-repeated="3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921061171457" calcext:value-type="float">
            <text:p>0.921061171457</text:p>
          </table:table-cell>
          <table:table-cell table:number-columns-repeated="3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920670104703" calcext:value-type="float">
            <text:p>0.920670104703</text:p>
          </table:table-cell>
          <table:table-cell table:number-columns-repeated="3"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92027842816" calcext:value-type="float">
            <text:p>0.92027842816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19886137337" calcext:value-type="float">
            <text:p>0.919886137337</text:p>
          </table:table-cell>
          <table:table-cell table:number-columns-repeated="3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919493227749" calcext:value-type="float">
            <text:p>0.919493227749</text:p>
          </table:table-cell>
          <table:table-cell table:number-columns-repeated="3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919099694919" calcext:value-type="float">
            <text:p>0.919099694919</text:p>
          </table:table-cell>
          <table:table-cell table:number-columns-repeated="3"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918705534375" calcext:value-type="float">
            <text:p>0.918705534375</text:p>
          </table:table-cell>
          <table:table-cell table:number-columns-repeated="3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918310741655" calcext:value-type="float">
            <text:p>0.918310741655</text:p>
          </table:table-cell>
          <table:table-cell table:number-columns-repeated="3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917915312301" calcext:value-type="float">
            <text:p>0.917915312301</text:p>
          </table:table-cell>
          <table:table-cell table:number-columns-repeated="3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917519241865" calcext:value-type="float">
            <text:p>0.917519241865</text:p>
          </table:table-cell>
          <table:table-cell table:number-columns-repeated="3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917122525904" calcext:value-type="float">
            <text:p>0.917122525904</text:p>
          </table:table-cell>
          <table:table-cell table:number-columns-repeated="3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916725159984" calcext:value-type="float">
            <text:p>0.916725159984</text:p>
          </table:table-cell>
          <table:table-cell table:number-columns-repeated="3"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916327139676" calcext:value-type="float">
            <text:p>0.916327139676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91592846056" calcext:value-type="float">
            <text:p>0.91592846056</text:p>
          </table:table-cell>
          <table:table-cell table:number-columns-repeated="3"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915529118223" calcext:value-type="float">
            <text:p>0.915529118223</text:p>
          </table:table-cell>
          <table:table-cell table:number-columns-repeated="3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915129108258" calcext:value-type="float">
            <text:p>0.915129108258</text:p>
          </table:table-cell>
          <table:table-cell table:number-columns-repeated="3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914728426268" calcext:value-type="float">
            <text:p>0.914728426268</text:p>
          </table:table-cell>
          <table:table-cell table:number-columns-repeated="3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914327067859" calcext:value-type="float">
            <text:p>0.914327067859</text:p>
          </table:table-cell>
          <table:table-cell table:number-columns-repeated="3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913925028647" calcext:value-type="float">
            <text:p>0.913925028647</text:p>
          </table:table-cell>
          <table:table-cell table:number-columns-repeated="3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913522304257" calcext:value-type="float">
            <text:p>0.913522304257</text:p>
          </table:table-cell>
          <table:table-cell table:number-columns-repeated="3"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913118890317" calcext:value-type="float">
            <text:p>0.913118890317</text:p>
          </table:table-cell>
          <table:table-cell table:number-columns-repeated="3"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912714782465" calcext:value-type="float">
            <text:p>0.912714782465</text:p>
          </table:table-cell>
          <table:table-cell table:number-columns-repeated="3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912309976347" calcext:value-type="float">
            <text:p>0.912309976347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11904467614" calcext:value-type="float">
            <text:p>0.911904467614</text:p>
          </table:table-cell>
          <table:table-cell table:number-columns-repeated="3"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911498251926" calcext:value-type="float">
            <text:p>0.911498251926</text:p>
          </table:table-cell>
          <table:table-cell table:number-columns-repeated="3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91109132495" calcext:value-type="float">
            <text:p>0.91109132495</text:p>
          </table:table-cell>
          <table:table-cell table:number-columns-repeated="3"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910683682361" calcext:value-type="float">
            <text:p>0.910683682361</text:p>
          </table:table-cell>
          <table:table-cell table:number-columns-repeated="3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91027531984" calcext:value-type="float">
            <text:p>0.91027531984</text:p>
          </table:table-cell>
          <table:table-cell table:number-columns-repeated="3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909866233077" calcext:value-type="float">
            <text:p>0.909866233077</text:p>
          </table:table-cell>
          <table:table-cell table:number-columns-repeated="3"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909456417768" calcext:value-type="float">
            <text:p>0.909456417768</text:p>
          </table:table-cell>
          <table:table-cell table:number-columns-repeated="3"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909045869617" calcext:value-type="float">
            <text:p>0.909045869617</text:p>
          </table:table-cell>
          <table:table-cell table:number-columns-repeated="3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908634584336" calcext:value-type="float">
            <text:p>0.908634584336</text:p>
          </table:table-cell>
          <table:table-cell table:number-columns-repeated="3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908222557645" calcext:value-type="float">
            <text:p>0.908222557645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907809785269" calcext:value-type="float">
            <text:p>0.907809785269</text:p>
          </table:table-cell>
          <table:table-cell table:number-columns-repeated="3"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907396262944" calcext:value-type="float">
            <text:p>0.907396262944</text:p>
          </table:table-cell>
          <table:table-cell table:number-columns-repeated="3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90698198641" calcext:value-type="float">
            <text:p>0.90698198641</text:p>
          </table:table-cell>
          <table:table-cell table:number-columns-repeated="3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906566951417" calcext:value-type="float">
            <text:p>0.906566951417</text:p>
          </table:table-cell>
          <table:table-cell table:number-columns-repeated="3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906151153723" calcext:value-type="float">
            <text:p>0.906151153723</text:p>
          </table:table-cell>
          <table:table-cell table:number-columns-repeated="3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90573458909" calcext:value-type="float">
            <text:p>0.90573458909</text:p>
          </table:table-cell>
          <table:table-cell table:number-columns-repeated="3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905317253293" calcext:value-type="float">
            <text:p>0.905317253293</text:p>
          </table:table-cell>
          <table:table-cell table:number-columns-repeated="3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904899142109" calcext:value-type="float">
            <text:p>0.904899142109</text:p>
          </table:table-cell>
          <table:table-cell table:number-columns-repeated="3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904480251327" calcext:value-type="float">
            <text:p>0.904480251327</text:p>
          </table:table-cell>
          <table:table-cell table:number-columns-repeated="3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904060576741" calcext:value-type="float">
            <text:p>0.9040605767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3640114155" calcext:value-type="float">
            <text:p>0.903640114155</text:p>
          </table:table-cell>
          <table:table-cell table:number-columns-repeated="3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903218859378" calcext:value-type="float">
            <text:p>0.903218859378</text:p>
          </table:table-cell>
          <table:table-cell table:number-columns-repeated="3"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902796808229" calcext:value-type="float">
            <text:p>0.902796808229</text:p>
          </table:table-cell>
          <table:table-cell table:number-columns-repeated="3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902373956533" calcext:value-type="float">
            <text:p>0.902373956533</text:p>
          </table:table-cell>
          <table:table-cell table:number-columns-repeated="3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901950300124" calcext:value-type="float">
            <text:p>0.901950300124</text:p>
          </table:table-cell>
          <table:table-cell table:number-columns-repeated="3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901525834843" calcext:value-type="float">
            <text:p>0.901525834843</text:p>
          </table:table-cell>
          <table:table-cell table:number-columns-repeated="3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90110055654" calcext:value-type="float">
            <text:p>0.90110055654</text:p>
          </table:table-cell>
          <table:table-cell table:number-columns-repeated="3"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900674461071" calcext:value-type="float">
            <text:p>0.900674461071</text:p>
          </table:table-cell>
          <table:table-cell table:number-columns-repeated="3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9002475443" calcext:value-type="float">
            <text:p>0.9002475443</text:p>
          </table:table-cell>
          <table:table-cell table:number-columns-repeated="3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899819802101" calcext:value-type="float">
            <text:p>0.899819802101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899391230353" calcext:value-type="float">
            <text:p>0.899391230353</text:p>
          </table:table-cell>
          <table:table-cell table:number-columns-repeated="3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898961824945" calcext:value-type="float">
            <text:p>0.898961824945</text:p>
          </table:table-cell>
          <table:table-cell table:number-columns-repeated="3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898531581772" calcext:value-type="float">
            <text:p>0.898531581772</text:p>
          </table:table-cell>
          <table:table-cell table:number-columns-repeated="3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898100496739" calcext:value-type="float">
            <text:p>0.898100496739</text:p>
          </table:table-cell>
          <table:table-cell table:number-columns-repeated="3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897668565758" calcext:value-type="float">
            <text:p>0.897668565758</text:p>
          </table:table-cell>
          <table:table-cell table:number-columns-repeated="3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897235784747" calcext:value-type="float">
            <text:p>0.897235784747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896802149635" calcext:value-type="float">
            <text:p>0.896802149635</text:p>
          </table:table-cell>
          <table:table-cell table:number-columns-repeated="3"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896367656358" calcext:value-type="float">
            <text:p>0.896367656358</text:p>
          </table:table-cell>
          <table:table-cell table:number-columns-repeated="3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895932300859" calcext:value-type="float">
            <text:p>0.895932300859</text:p>
          </table:table-cell>
          <table:table-cell table:number-columns-repeated="3"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895496079089" calcext:value-type="float">
            <text:p>0.895496079089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95058987008" calcext:value-type="float">
            <text:p>0.895058987008</text:p>
          </table:table-cell>
          <table:table-cell table:number-columns-repeated="3"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894621020584" calcext:value-type="float">
            <text:p>0.894621020584</text:p>
          </table:table-cell>
          <table:table-cell table:number-columns-repeated="3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894182175792" calcext:value-type="float">
            <text:p>0.894182175792</text:p>
          </table:table-cell>
          <table:table-cell table:number-columns-repeated="3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893742448616" calcext:value-type="float">
            <text:p>0.893742448616</text:p>
          </table:table-cell>
          <table:table-cell table:number-columns-repeated="3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893301835048" calcext:value-type="float">
            <text:p>0.893301835048</text:p>
          </table:table-cell>
          <table:table-cell table:number-columns-repeated="3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892860331088" calcext:value-type="float">
            <text:p>0.892860331088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892417932742" calcext:value-type="float">
            <text:p>0.892417932742</text:p>
          </table:table-cell>
          <table:table-cell table:number-columns-repeated="3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891974636028" calcext:value-type="float">
            <text:p>0.891974636028</text:p>
          </table:table-cell>
          <table:table-cell table:number-columns-repeated="3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89153043697" calcext:value-type="float">
            <text:p>0.89153043697</text:p>
          </table:table-cell>
          <table:table-cell table:number-columns-repeated="3"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0.891085331599" calcext:value-type="float">
            <text:p>0.891085331599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890639315957" calcext:value-type="float">
            <text:p>0.890639315957</text:p>
          </table:table-cell>
          <table:table-cell table:number-columns-repeated="3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890192386092" calcext:value-type="float">
            <text:p>0.890192386092</text:p>
          </table:table-cell>
          <table:table-cell table:number-columns-repeated="3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889744538061" calcext:value-type="float">
            <text:p>0.889744538061</text:p>
          </table:table-cell>
          <table:table-cell table:number-columns-repeated="3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889295767928" calcext:value-type="float">
            <text:p>0.889295767928</text:p>
          </table:table-cell>
          <table:table-cell table:number-columns-repeated="3"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888846071768" calcext:value-type="float">
            <text:p>0.888846071768</text:p>
          </table:table-cell>
          <table:table-cell table:number-columns-repeated="3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888395445662" calcext:value-type="float">
            <text:p>0.888395445662</text:p>
          </table:table-cell>
          <table:table-cell table:number-columns-repeated="3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887943885699" calcext:value-type="float">
            <text:p>0.887943885699</text:p>
          </table:table-cell>
          <table:table-cell table:number-columns-repeated="3"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887491387978" calcext:value-type="float">
            <text:p>0.887491387978</text:p>
          </table:table-cell>
          <table:table-cell table:number-columns-repeated="3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887037948605" calcext:value-type="float">
            <text:p>0.887037948605</text:p>
          </table:table-cell>
          <table:table-cell table:number-columns-repeated="3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886583563695" calcext:value-type="float">
            <text:p>0.886583563695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86128229371" calcext:value-type="float">
            <text:p>0.886128229371</text:p>
          </table:table-cell>
          <table:table-cell table:number-columns-repeated="3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885671941764" calcext:value-type="float">
            <text:p>0.885671941764</text:p>
          </table:table-cell>
          <table:table-cell table:number-columns-repeated="3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885214697015" calcext:value-type="float">
            <text:p>0.885214697015</text:p>
          </table:table-cell>
          <table:table-cell table:number-columns-repeated="3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88475649127" calcext:value-type="float">
            <text:p>0.88475649127</text:p>
          </table:table-cell>
          <table:table-cell table:number-columns-repeated="3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884297320687" calcext:value-type="float">
            <text:p>0.884297320687</text:p>
          </table:table-cell>
          <table:table-cell table:number-columns-repeated="3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883837181431" calcext:value-type="float">
            <text:p>0.883837181431</text:p>
          </table:table-cell>
          <table:table-cell table:number-columns-repeated="3"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883376069675" calcext:value-type="float">
            <text:p>0.883376069675</text:p>
          </table:table-cell>
          <table:table-cell table:number-columns-repeated="3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882913981601" calcext:value-type="float">
            <text:p>0.882913981601</text:p>
          </table:table-cell>
          <table:table-cell table:number-columns-repeated="3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8824509134" calcext:value-type="float">
            <text:p>0.8824509134</text:p>
          </table:table-cell>
          <table:table-cell table:number-columns-repeated="3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881986861269" calcext:value-type="float">
            <text:p>0.88198686126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881521821417" calcext:value-type="float">
            <text:p>0.881521821417</text:p>
          </table:table-cell>
          <table:table-cell table:number-columns-repeated="3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881055790059" calcext:value-type="float">
            <text:p>0.881055790059</text:p>
          </table:table-cell>
          <table:table-cell table:number-columns-repeated="3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88058876342" calcext:value-type="float">
            <text:p>0.88058876342</text:p>
          </table:table-cell>
          <table:table-cell table:number-columns-repeated="3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880120737733" calcext:value-type="float">
            <text:p>0.880120737733</text:p>
          </table:table-cell>
          <table:table-cell table:number-columns-repeated="3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879651709238" calcext:value-type="float">
            <text:p>0.879651709238</text:p>
          </table:table-cell>
          <table:table-cell table:number-columns-repeated="3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879181674187" calcext:value-type="float">
            <text:p>0.879181674187</text:p>
          </table:table-cell>
          <table:table-cell table:number-columns-repeated="3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878710628838" calcext:value-type="float">
            <text:p>0.878710628838</text:p>
          </table:table-cell>
          <table:table-cell table:number-columns-repeated="3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878238569457" calcext:value-type="float">
            <text:p>0.878238569457</text:p>
          </table:table-cell>
          <table:table-cell table:number-columns-repeated="3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877765492322" calcext:value-type="float">
            <text:p>0.877765492322</text:p>
          </table:table-cell>
          <table:table-cell table:number-columns-repeated="3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877291393716" calcext:value-type="float">
            <text:p>0.877291393716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876816269934" calcext:value-type="float">
            <text:p>0.876816269934</text:p>
          </table:table-cell>
          <table:table-cell table:number-columns-repeated="3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876340117276" calcext:value-type="float">
            <text:p>0.876340117276</text:p>
          </table:table-cell>
          <table:table-cell table:number-columns-repeated="3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875862932054" calcext:value-type="float">
            <text:p>0.875862932054</text:p>
          </table:table-cell>
          <table:table-cell table:number-columns-repeated="3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875384710587" calcext:value-type="float">
            <text:p>0.875384710587</text:p>
          </table:table-cell>
          <table:table-cell table:number-columns-repeated="3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874905449203" calcext:value-type="float">
            <text:p>0.874905449203</text:p>
          </table:table-cell>
          <table:table-cell table:number-columns-repeated="3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874425144239" calcext:value-type="float">
            <text:p>0.874425144239</text:p>
          </table:table-cell>
          <table:table-cell table:number-columns-repeated="3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87394379204" calcext:value-type="float">
            <text:p>0.87394379204</text:p>
          </table:table-cell>
          <table:table-cell table:number-columns-repeated="3"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0.873461388962" calcext:value-type="float">
            <text:p>0.873461388962</text:p>
          </table:table-cell>
          <table:table-cell table:number-columns-repeated="3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872977931367" calcext:value-type="float">
            <text:p>0.872977931367</text:p>
          </table:table-cell>
          <table:table-cell table:number-columns-repeated="3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872493415628" calcext:value-type="float">
            <text:p>0.872493415628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872007838125" calcext:value-type="float">
            <text:p>0.872007838125</text:p>
          </table:table-cell>
          <table:table-cell table:number-columns-repeated="3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871521195248" calcext:value-type="float">
            <text:p>0.871521195248</text:p>
          </table:table-cell>
          <table:table-cell table:number-columns-repeated="3"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871033483397" calcext:value-type="float">
            <text:p>0.871033483397</text:p>
          </table:table-cell>
          <table:table-cell table:number-columns-repeated="3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870544698977" calcext:value-type="float">
            <text:p>0.870544698977</text:p>
          </table:table-cell>
          <table:table-cell table:number-columns-repeated="3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870054838407" calcext:value-type="float">
            <text:p>0.870054838407</text:p>
          </table:table-cell>
          <table:table-cell table:number-columns-repeated="3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869563898112" calcext:value-type="float">
            <text:p>0.869563898112</text:p>
          </table:table-cell>
          <table:table-cell table:number-columns-repeated="3"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869071874525" calcext:value-type="float">
            <text:p>0.869071874525</text:p>
          </table:table-cell>
          <table:table-cell table:number-columns-repeated="3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86857876409" calcext:value-type="float">
            <text:p>0.86857876409</text:p>
          </table:table-cell>
          <table:table-cell table:number-columns-repeated="3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86808456326" calcext:value-type="float">
            <text:p>0.86808456326</text:p>
          </table:table-cell>
          <table:table-cell table:number-columns-repeated="3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867589268496" calcext:value-type="float">
            <text:p>0.867589268496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867092876268" calcext:value-type="float">
            <text:p>0.867092876268</text:p>
          </table:table-cell>
          <table:table-cell table:number-columns-repeated="3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866595383055" calcext:value-type="float">
            <text:p>0.866595383055</text:p>
          </table:table-cell>
          <table:table-cell table:number-columns-repeated="3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866096785347" calcext:value-type="float">
            <text:p>0.866096785347</text:p>
          </table:table-cell>
          <table:table-cell table:number-columns-repeated="3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86559707964" calcext:value-type="float">
            <text:p>0.86559707964</text:p>
          </table:table-cell>
          <table:table-cell table:number-columns-repeated="3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865096262441" calcext:value-type="float">
            <text:p>0.865096262441</text:p>
          </table:table-cell>
          <table:table-cell table:number-columns-repeated="3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864594330266" calcext:value-type="float">
            <text:p>0.864594330266</text:p>
          </table:table-cell>
          <table:table-cell table:number-columns-repeated="3"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86409127964" calcext:value-type="float">
            <text:p>0.86409127964</text:p>
          </table:table-cell>
          <table:table-cell table:number-columns-repeated="3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863587107096" calcext:value-type="float">
            <text:p>0.863587107096</text:p>
          </table:table-cell>
          <table:table-cell table:number-columns-repeated="3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863081809178" calcext:value-type="float">
            <text:p>0.863081809178</text:p>
          </table:table-cell>
          <table:table-cell table:number-columns-repeated="3"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0.862575382438" calcext:value-type="float">
            <text:p>0.862575382438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862067823438" calcext:value-type="float">
            <text:p>0.862067823438</text:p>
          </table:table-cell>
          <table:table-cell table:number-columns-repeated="3"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0.861559128747" calcext:value-type="float">
            <text:p>0.861559128747</text:p>
          </table:table-cell>
          <table:table-cell table:number-columns-repeated="3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861049294948" calcext:value-type="float">
            <text:p>0.861049294948</text:p>
          </table:table-cell>
          <table:table-cell table:number-columns-repeated="3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860538318627" calcext:value-type="float">
            <text:p>0.860538318627</text:p>
          </table:table-cell>
          <table:table-cell table:number-columns-repeated="3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860026196384" calcext:value-type="float">
            <text:p>0.860026196384</text:p>
          </table:table-cell>
          <table:table-cell table:number-columns-repeated="3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859512924827" calcext:value-type="float">
            <text:p>0.859512924827</text:p>
          </table:table-cell>
          <table:table-cell table:number-columns-repeated="3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858998500572" calcext:value-type="float">
            <text:p>0.858998500572</text:p>
          </table:table-cell>
          <table:table-cell table:number-columns-repeated="3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858482920247" calcext:value-type="float">
            <text:p>0.858482920247</text:p>
          </table:table-cell>
          <table:table-cell table:number-columns-repeated="3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857966180486" calcext:value-type="float">
            <text:p>0.857966180486</text:p>
          </table:table-cell>
          <table:table-cell table:number-columns-repeated="3"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0.857448277934" calcext:value-type="float">
            <text:p>0.8574482779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6929209247" calcext:value-type="float">
            <text:p>0.856929209247</text:p>
          </table:table-cell>
          <table:table-cell table:number-columns-repeated="3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856408971088" calcext:value-type="float">
            <text:p>0.856408971088</text:p>
          </table:table-cell>
          <table:table-cell table:number-columns-repeated="3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855887560129" calcext:value-type="float">
            <text:p>0.855887560129</text:p>
          </table:table-cell>
          <table:table-cell table:number-columns-repeated="3"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855364973054" calcext:value-type="float">
            <text:p>0.855364973054</text:p>
          </table:table-cell>
          <table:table-cell table:number-columns-repeated="3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854841206555" calcext:value-type="float">
            <text:p>0.854841206555</text:p>
          </table:table-cell>
          <table:table-cell table:number-columns-repeated="3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854316257334" calcext:value-type="float">
            <text:p>0.854316257334</text:p>
          </table:table-cell>
          <table:table-cell table:number-columns-repeated="3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8537901221" calcext:value-type="float">
            <text:p>0.8537901221</text:p>
          </table:table-cell>
          <table:table-cell table:number-columns-repeated="3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853262797576" calcext:value-type="float">
            <text:p>0.853262797576</text:p>
          </table:table-cell>
          <table:table-cell table:number-columns-repeated="3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85273428049" calcext:value-type="float">
            <text:p>0.85273428049</text:p>
          </table:table-cell>
          <table:table-cell table:number-columns-repeated="3"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0.852204567582" calcext:value-type="float">
            <text:p>0.852204567582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851673655602" calcext:value-type="float">
            <text:p>0.851673655602</text:p>
          </table:table-cell>
          <table:table-cell table:number-columns-repeated="3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851141541308" calcext:value-type="float">
            <text:p>0.851141541308</text:p>
          </table:table-cell>
          <table:table-cell table:number-columns-repeated="3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850608221468" calcext:value-type="float">
            <text:p>0.850608221468</text:p>
          </table:table-cell>
          <table:table-cell table:number-columns-repeated="3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0.85007369286" calcext:value-type="float">
            <text:p>0.85007369286</text:p>
          </table:table-cell>
          <table:table-cell table:number-columns-repeated="3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849537952272" calcext:value-type="float">
            <text:p>0.849537952272</text:p>
          </table:table-cell>
          <table:table-cell table:number-columns-repeated="3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849000996501" calcext:value-type="float">
            <text:p>0.849000996501</text:p>
          </table:table-cell>
          <table:table-cell table:number-columns-repeated="3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848462822353" calcext:value-type="float">
            <text:p>0.848462822353</text:p>
          </table:table-cell>
          <table:table-cell table:number-columns-repeated="3"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847923426645" calcext:value-type="float">
            <text:p>0.847923426645</text:p>
          </table:table-cell>
          <table:table-cell table:number-columns-repeated="3"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847382806204" calcext:value-type="float">
            <text:p>0.847382806204</text:p>
          </table:table-cell>
          <table:table-cell table:number-columns-repeated="3"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0.846840957864" calcext:value-type="float">
            <text:p>0.846840957864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846297878471" calcext:value-type="float">
            <text:p>0.846297878471</text:p>
          </table:table-cell>
          <table:table-cell table:number-columns-repeated="3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845753564881" calcext:value-type="float">
            <text:p>0.845753564881</text:p>
          </table:table-cell>
          <table:table-cell table:number-columns-repeated="3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84520801396" calcext:value-type="float">
            <text:p>0.84520801396</text:p>
          </table:table-cell>
          <table:table-cell table:number-columns-repeated="3"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0.84466122258" calcext:value-type="float">
            <text:p>0.84466122258</text:p>
          </table:table-cell>
          <table:table-cell table:number-columns-repeated="3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844113187628" calcext:value-type="float">
            <text:p>0.844113187628</text:p>
          </table:table-cell>
          <table:table-cell table:number-columns-repeated="3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843563905998" calcext:value-type="float">
            <text:p>0.843563905998</text:p>
          </table:table-cell>
          <table:table-cell table:number-columns-repeated="3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843013374595" calcext:value-type="float">
            <text:p>0.843013374595</text:p>
          </table:table-cell>
          <table:table-cell table:number-columns-repeated="3"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0.842461590331" calcext:value-type="float">
            <text:p>0.842461590331</text:p>
          </table:table-cell>
          <table:table-cell table:number-columns-repeated="3"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841908550132" calcext:value-type="float">
            <text:p>0.841908550132</text:p>
          </table:table-cell>
          <table:table-cell table:number-columns-repeated="3"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841354250931" calcext:value-type="float">
            <text:p>0.841354250931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840798689672" calcext:value-type="float">
            <text:p>0.840798689672</text:p>
          </table:table-cell>
          <table:table-cell table:number-columns-repeated="3"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840241863309" calcext:value-type="float">
            <text:p>0.840241863309</text:p>
          </table:table-cell>
          <table:table-cell table:number-columns-repeated="3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839683768806" calcext:value-type="float">
            <text:p>0.839683768806</text:p>
          </table:table-cell>
          <table:table-cell table:number-columns-repeated="3"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839124403136" calcext:value-type="float">
            <text:p>0.839124403136</text:p>
          </table:table-cell>
          <table:table-cell table:number-columns-repeated="3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838563763283" calcext:value-type="float">
            <text:p>0.838563763283</text:p>
          </table:table-cell>
          <table:table-cell table:number-columns-repeated="3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838001846241" calcext:value-type="float">
            <text:p>0.838001846241</text:p>
          </table:table-cell>
          <table:table-cell table:number-columns-repeated="3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837438649013" calcext:value-type="float">
            <text:p>0.837438649013</text:p>
          </table:table-cell>
          <table:table-cell table:number-columns-repeated="3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836874168613" calcext:value-type="float">
            <text:p>0.836874168613</text:p>
          </table:table-cell>
          <table:table-cell table:number-columns-repeated="3"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836308402065" calcext:value-type="float">
            <text:p>0.836308402065</text:p>
          </table:table-cell>
          <table:table-cell table:number-columns-repeated="3"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835741346402" calcext:value-type="float">
            <text:p>0.835741346402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835172998669" calcext:value-type="float">
            <text:p>0.835172998669</text:p>
          </table:table-cell>
          <table:table-cell table:number-columns-repeated="3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83460335592" calcext:value-type="float">
            <text:p>0.83460335592</text:p>
          </table:table-cell>
          <table:table-cell table:number-columns-repeated="3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834032415219" calcext:value-type="float">
            <text:p>0.834032415219</text:p>
          </table:table-cell>
          <table:table-cell table:number-columns-repeated="3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83346017364" calcext:value-type="float">
            <text:p>0.83346017364</text:p>
          </table:table-cell>
          <table:table-cell table:number-columns-repeated="3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832886628267" calcext:value-type="float">
            <text:p>0.832886628267</text:p>
          </table:table-cell>
          <table:table-cell table:number-columns-repeated="3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832311776196" calcext:value-type="float">
            <text:p>0.832311776196</text:p>
          </table:table-cell>
          <table:table-cell table:number-columns-repeated="3"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831735614531" calcext:value-type="float">
            <text:p>0.831735614531</text:p>
          </table:table-cell>
          <table:table-cell table:number-columns-repeated="3"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0.831158140388" calcext:value-type="float">
            <text:p>0.831158140388</text:p>
          </table:table-cell>
          <table:table-cell table:number-columns-repeated="3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830579350891" calcext:value-type="float">
            <text:p>0.830579350891</text:p>
          </table:table-cell>
          <table:table-cell table:number-columns-repeated="3"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829999243177" calcext:value-type="float">
            <text:p>0.829999243177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2941781439" calcext:value-type="float">
            <text:p>0.82941781439</text:p>
          </table:table-cell>
          <table:table-cell table:number-columns-repeated="3"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0.828835061688" calcext:value-type="float">
            <text:p>0.828835061688</text:p>
          </table:table-cell>
          <table:table-cell table:number-columns-repeated="3"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828250982237" calcext:value-type="float">
            <text:p>0.828250982237</text:p>
          </table:table-cell>
          <table:table-cell table:number-columns-repeated="3"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827665573213" calcext:value-type="float">
            <text:p>0.827665573213</text:p>
          </table:table-cell>
          <table:table-cell table:number-columns-repeated="3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827078831804" calcext:value-type="float">
            <text:p>0.827078831804</text:p>
          </table:table-cell>
          <table:table-cell table:number-columns-repeated="3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826490755207" calcext:value-type="float">
            <text:p>0.826490755207</text:p>
          </table:table-cell>
          <table:table-cell table:number-columns-repeated="3"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825901340631" calcext:value-type="float">
            <text:p>0.825901340631</text:p>
          </table:table-cell>
          <table:table-cell table:number-columns-repeated="3"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0.825310585293" calcext:value-type="float">
            <text:p>0.825310585293</text:p>
          </table:table-cell>
          <table:table-cell table:number-columns-repeated="3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824718486422" calcext:value-type="float">
            <text:p>0.824718486422</text:p>
          </table:table-cell>
          <table:table-cell table:number-columns-repeated="3"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0.824125041258" calcext:value-type="float">
            <text:p>0.824125041258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82353024705" calcext:value-type="float">
            <text:p>0.82353024705</text:p>
          </table:table-cell>
          <table:table-cell table:number-columns-repeated="3"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822934101058" calcext:value-type="float">
            <text:p>0.822934101058</text:p>
          </table:table-cell>
          <table:table-cell table:number-columns-repeated="3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822336600553" calcext:value-type="float">
            <text:p>0.822336600553</text:p>
          </table:table-cell>
          <table:table-cell table:number-columns-repeated="3"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0.821737742816" calcext:value-type="float">
            <text:p>0.821737742816</text:p>
          </table:table-cell>
          <table:table-cell table:number-columns-repeated="3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821137525139" calcext:value-type="float">
            <text:p>0.821137525139</text:p>
          </table:table-cell>
          <table:table-cell table:number-columns-repeated="3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820535944823" calcext:value-type="float">
            <text:p>0.820535944823</text:p>
          </table:table-cell>
          <table:table-cell table:number-columns-repeated="3"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819932999183" calcext:value-type="float">
            <text:p>0.819932999183</text:p>
          </table:table-cell>
          <table:table-cell table:number-columns-repeated="3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81932868554" calcext:value-type="float">
            <text:p>0.81932868554</text:p>
          </table:table-cell>
          <table:table-cell table:number-columns-repeated="3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81872300123" calcext:value-type="float">
            <text:p>0.81872300123</text:p>
          </table:table-cell>
          <table:table-cell table:number-columns-repeated="3"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0.818115943597" calcext:value-type="float">
            <text:p>0.818115943597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817507509995" calcext:value-type="float">
            <text:p>0.817507509995</text:p>
          </table:table-cell>
          <table:table-cell table:number-columns-repeated="3"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816897697792" calcext:value-type="float">
            <text:p>0.816897697792</text:p>
          </table:table-cell>
          <table:table-cell table:number-columns-repeated="3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816286504363" calcext:value-type="float">
            <text:p>0.816286504363</text:p>
          </table:table-cell>
          <table:table-cell table:number-columns-repeated="3"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815673927096" calcext:value-type="float">
            <text:p>0.815673927096</text:p>
          </table:table-cell>
          <table:table-cell table:number-columns-repeated="3"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815059963389" calcext:value-type="float">
            <text:p>0.815059963389</text:p>
          </table:table-cell>
          <table:table-cell table:number-columns-repeated="3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814444610651" calcext:value-type="float">
            <text:p>0.814444610651</text:p>
          </table:table-cell>
          <table:table-cell table:number-columns-repeated="3"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813827866302" calcext:value-type="float">
            <text:p>0.813827866302</text:p>
          </table:table-cell>
          <table:table-cell table:number-columns-repeated="3"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813209727771" calcext:value-type="float">
            <text:p>0.813209727771</text:p>
          </table:table-cell>
          <table:table-cell table:number-columns-repeated="3"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812590192501" calcext:value-type="float">
            <text:p>0.812590192501</text:p>
          </table:table-cell>
          <table:table-cell table:number-columns-repeated="3"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811969257942" calcext:value-type="float">
            <text:p>0.811969257942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811346921557" calcext:value-type="float">
            <text:p>0.811346921557</text:p>
          </table:table-cell>
          <table:table-cell table:number-columns-repeated="3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810723180822" calcext:value-type="float">
            <text:p>0.810723180822</text:p>
          </table:table-cell>
          <table:table-cell table:number-columns-repeated="3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810098033218" calcext:value-type="float">
            <text:p>0.810098033218</text:p>
          </table:table-cell>
          <table:table-cell table:number-columns-repeated="3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809471476244" calcext:value-type="float">
            <text:p>0.809471476244</text:p>
          </table:table-cell>
          <table:table-cell table:number-columns-repeated="3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808843507403" calcext:value-type="float">
            <text:p>0.808843507403</text:p>
          </table:table-cell>
          <table:table-cell table:number-columns-repeated="3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808214124215" calcext:value-type="float">
            <text:p>0.808214124215</text:p>
          </table:table-cell>
          <table:table-cell table:number-columns-repeated="3"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807583324206" calcext:value-type="float">
            <text:p>0.807583324206</text:p>
          </table:table-cell>
          <table:table-cell table:number-columns-repeated="3"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806951104917" calcext:value-type="float">
            <text:p>0.806951104917</text:p>
          </table:table-cell>
          <table:table-cell table:number-columns-repeated="3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806317463897" calcext:value-type="float">
            <text:p>0.806317463897</text:p>
          </table:table-cell>
          <table:table-cell table:number-columns-repeated="3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805682398707" calcext:value-type="float">
            <text:p>0.805682398707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805045906921" calcext:value-type="float">
            <text:p>0.805045906921</text:p>
          </table:table-cell>
          <table:table-cell table:number-columns-repeated="3"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80440798612" calcext:value-type="float">
            <text:p>0.80440798612</text:p>
          </table:table-cell>
          <table:table-cell table:number-columns-repeated="3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803768633899" calcext:value-type="float">
            <text:p>0.803768633899</text:p>
          </table:table-cell>
          <table:table-cell table:number-columns-repeated="3"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803127847864" calcext:value-type="float">
            <text:p>0.803127847864</text:p>
          </table:table-cell>
          <table:table-cell table:number-columns-repeated="3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802485625631" calcext:value-type="float">
            <text:p>0.802485625631</text:p>
          </table:table-cell>
          <table:table-cell table:number-columns-repeated="3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801841964827" calcext:value-type="float">
            <text:p>0.801841964827</text:p>
          </table:table-cell>
          <table:table-cell table:number-columns-repeated="3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801196863092" calcext:value-type="float">
            <text:p>0.801196863092</text:p>
          </table:table-cell>
          <table:table-cell table:number-columns-repeated="3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800550318075" calcext:value-type="float">
            <text:p>0.800550318075</text:p>
          </table:table-cell>
          <table:table-cell table:number-columns-repeated="3"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799902327437" calcext:value-type="float">
            <text:p>0.799902327437</text:p>
          </table:table-cell>
          <table:table-cell table:number-columns-repeated="3"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0.799252888851" calcext:value-type="float">
            <text:p>0.7992528888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8602" calcext:value-type="float">
            <text:p>0.798602</text:p>
          </table:table-cell>
          <table:table-cell table:number-columns-repeated="3"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797949658579" calcext:value-type="float">
            <text:p>0.797949658579</text:p>
          </table:table-cell>
          <table:table-cell table:number-columns-repeated="3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797295862293" calcext:value-type="float">
            <text:p>0.797295862293</text:p>
          </table:table-cell>
          <table:table-cell table:number-columns-repeated="3"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79664060886" calcext:value-type="float">
            <text:p>0.79664060886</text:p>
          </table:table-cell>
          <table:table-cell table:number-columns-repeated="3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795983896009" calcext:value-type="float">
            <text:p>0.795983896009</text:p>
          </table:table-cell>
          <table:table-cell table:number-columns-repeated="3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795325721479" calcext:value-type="float">
            <text:p>0.795325721479</text:p>
          </table:table-cell>
          <table:table-cell table:number-columns-repeated="3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794666083021" calcext:value-type="float">
            <text:p>0.794666083021</text:p>
          </table:table-cell>
          <table:table-cell table:number-columns-repeated="3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794004978398" calcext:value-type="float">
            <text:p>0.794004978398</text:p>
          </table:table-cell>
          <table:table-cell table:number-columns-repeated="3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793342405384" calcext:value-type="float">
            <text:p>0.793342405384</text:p>
          </table:table-cell>
          <table:table-cell table:number-columns-repeated="3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792678361764" calcext:value-type="float">
            <text:p>0.792678361764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92012845335" calcext:value-type="float">
            <text:p>0.792012845335</text:p>
          </table:table-cell>
          <table:table-cell table:number-columns-repeated="3"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791345853905" calcext:value-type="float">
            <text:p>0.791345853905</text:p>
          </table:table-cell>
          <table:table-cell table:number-columns-repeated="3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790677385293" calcext:value-type="float">
            <text:p>0.790677385293</text:p>
          </table:table-cell>
          <table:table-cell table:number-columns-repeated="3"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79000743733" calcext:value-type="float">
            <text:p>0.79000743733</text:p>
          </table:table-cell>
          <table:table-cell table:number-columns-repeated="3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789336007859" calcext:value-type="float">
            <text:p>0.789336007859</text:p>
          </table:table-cell>
          <table:table-cell table:number-columns-repeated="3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788663094734" calcext:value-type="float">
            <text:p>0.788663094734</text:p>
          </table:table-cell>
          <table:table-cell table:number-columns-repeated="3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78798869582" calcext:value-type="float">
            <text:p>0.78798869582</text:p>
          </table:table-cell>
          <table:table-cell table:number-columns-repeated="3"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787312808994" calcext:value-type="float">
            <text:p>0.787312808994</text:p>
          </table:table-cell>
          <table:table-cell table:number-columns-repeated="3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786635432146" calcext:value-type="float">
            <text:p>0.786635432146</text:p>
          </table:table-cell>
          <table:table-cell table:number-columns-repeated="3"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785956563174" calcext:value-type="float">
            <text:p>0.785956563174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5276199992" calcext:value-type="float">
            <text:p>0.785276199992</text:p>
          </table:table-cell>
          <table:table-cell table:number-columns-repeated="3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784594340521" calcext:value-type="float">
            <text:p>0.784594340521</text:p>
          </table:table-cell>
          <table:table-cell table:number-columns-repeated="3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783910982699" calcext:value-type="float">
            <text:p>0.783910982699</text:p>
          </table:table-cell>
          <table:table-cell table:number-columns-repeated="3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78322612447" calcext:value-type="float">
            <text:p>0.78322612447</text:p>
          </table:table-cell>
          <table:table-cell table:number-columns-repeated="3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782539763793" calcext:value-type="float">
            <text:p>0.782539763793</text:p>
          </table:table-cell>
          <table:table-cell table:number-columns-repeated="3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781851898639" calcext:value-type="float">
            <text:p>0.781851898639</text:p>
          </table:table-cell>
          <table:table-cell table:number-columns-repeated="3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781162526989" calcext:value-type="float">
            <text:p>0.781162526989</text:p>
          </table:table-cell>
          <table:table-cell table:number-columns-repeated="3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780471646836" calcext:value-type="float">
            <text:p>0.780471646836</text:p>
          </table:table-cell>
          <table:table-cell table:number-columns-repeated="3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779779256187" calcext:value-type="float">
            <text:p>0.779779256187</text:p>
          </table:table-cell>
          <table:table-cell table:number-columns-repeated="3"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779085353058" calcext:value-type="float">
            <text:p>0.779085353058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78389935477" calcext:value-type="float">
            <text:p>0.778389935477</text:p>
          </table:table-cell>
          <table:table-cell table:number-columns-repeated="3"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777693001486" calcext:value-type="float">
            <text:p>0.777693001486</text:p>
          </table:table-cell>
          <table:table-cell table:number-columns-repeated="3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776994549136" calcext:value-type="float">
            <text:p>0.776994549136</text:p>
          </table:table-cell>
          <table:table-cell table:number-columns-repeated="3"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776294576493" calcext:value-type="float">
            <text:p>0.776294576493</text:p>
          </table:table-cell>
          <table:table-cell table:number-columns-repeated="3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775593081632" calcext:value-type="float">
            <text:p>0.775593081632</text:p>
          </table:table-cell>
          <table:table-cell table:number-columns-repeated="3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774890062642" calcext:value-type="float">
            <text:p>0.774890062642</text:p>
          </table:table-cell>
          <table:table-cell table:number-columns-repeated="3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774185517622" calcext:value-type="float">
            <text:p>0.774185517622</text:p>
          </table:table-cell>
          <table:table-cell table:number-columns-repeated="3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773479444684" calcext:value-type="float">
            <text:p>0.773479444684</text:p>
          </table:table-cell>
          <table:table-cell table:number-columns-repeated="3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772771841953" calcext:value-type="float">
            <text:p>0.772771841953</text:p>
          </table:table-cell>
          <table:table-cell table:number-columns-repeated="3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772062707563" calcext:value-type="float">
            <text:p>0.772062707563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771352039663" calcext:value-type="float">
            <text:p>0.771352039663</text:p>
          </table:table-cell>
          <table:table-cell table:number-columns-repeated="3"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770639836413" calcext:value-type="float">
            <text:p>0.770639836413</text:p>
          </table:table-cell>
          <table:table-cell table:number-columns-repeated="3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769926095984" calcext:value-type="float">
            <text:p>0.769926095984</text:p>
          </table:table-cell>
          <table:table-cell table:number-columns-repeated="3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76921081656" calcext:value-type="float">
            <text:p>0.76921081656</text:p>
          </table:table-cell>
          <table:table-cell table:number-columns-repeated="3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768493996337" calcext:value-type="float">
            <text:p>0.768493996337</text:p>
          </table:table-cell>
          <table:table-cell table:number-columns-repeated="3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767775633524" calcext:value-type="float">
            <text:p>0.767775633524</text:p>
          </table:table-cell>
          <table:table-cell table:number-columns-repeated="3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767055726339" calcext:value-type="float">
            <text:p>0.767055726339</text:p>
          </table:table-cell>
          <table:table-cell table:number-columns-repeated="3"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766334273017" calcext:value-type="float">
            <text:p>0.766334273017</text:p>
          </table:table-cell>
          <table:table-cell table:number-columns-repeated="3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7656112718" calcext:value-type="float">
            <text:p>0.7656112718</text:p>
          </table:table-cell>
          <table:table-cell table:number-columns-repeated="3"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764886720946" calcext:value-type="float">
            <text:p>0.764886720946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764160618723" calcext:value-type="float">
            <text:p>0.764160618723</text:p>
          </table:table-cell>
          <table:table-cell table:number-columns-repeated="3"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763432963412" calcext:value-type="float">
            <text:p>0.763432963412</text:p>
          </table:table-cell>
          <table:table-cell table:number-columns-repeated="3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762703753306" calcext:value-type="float">
            <text:p>0.762703753306</text:p>
          </table:table-cell>
          <table:table-cell table:number-columns-repeated="3"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761972986711" calcext:value-type="float">
            <text:p>0.761972986711</text:p>
          </table:table-cell>
          <table:table-cell table:number-columns-repeated="3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761240661944" calcext:value-type="float">
            <text:p>0.761240661944</text:p>
          </table:table-cell>
          <table:table-cell table:number-columns-repeated="3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760506777335" calcext:value-type="float">
            <text:p>0.760506777335</text:p>
          </table:table-cell>
          <table:table-cell table:number-columns-repeated="3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759771331227" calcext:value-type="float">
            <text:p>0.759771331227</text:p>
          </table:table-cell>
          <table:table-cell table:number-columns-repeated="3"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759034321973" calcext:value-type="float">
            <text:p>0.759034321973</text:p>
          </table:table-cell>
          <table:table-cell table:number-columns-repeated="3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758295747942" calcext:value-type="float">
            <text:p>0.758295747942</text:p>
          </table:table-cell>
          <table:table-cell table:number-columns-repeated="3"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0.757555607511" calcext:value-type="float">
            <text:p>0.757555607511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756813899073" calcext:value-type="float">
            <text:p>0.756813899073</text:p>
          </table:table-cell>
          <table:table-cell table:number-columns-repeated="3"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0.756070621032" calcext:value-type="float">
            <text:p>0.756070621032</text:p>
          </table:table-cell>
          <table:table-cell table:number-columns-repeated="3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755325771804" calcext:value-type="float">
            <text:p>0.755325771804</text:p>
          </table:table-cell>
          <table:table-cell table:number-columns-repeated="3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754579349817" calcext:value-type="float">
            <text:p>0.754579349817</text:p>
          </table:table-cell>
          <table:table-cell table:number-columns-repeated="3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753831353514" calcext:value-type="float">
            <text:p>0.753831353514</text:p>
          </table:table-cell>
          <table:table-cell table:number-columns-repeated="3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753081781348" calcext:value-type="float">
            <text:p>0.753081781348</text:p>
          </table:table-cell>
          <table:table-cell table:number-columns-repeated="3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752330631785" calcext:value-type="float">
            <text:p>0.752330631785</text:p>
          </table:table-cell>
          <table:table-cell table:number-columns-repeated="3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751577903304" calcext:value-type="float">
            <text:p>0.751577903304</text:p>
          </table:table-cell>
          <table:table-cell table:number-columns-repeated="3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750823594396" calcext:value-type="float">
            <text:p>0.750823594396</text:p>
          </table:table-cell>
          <table:table-cell table:number-columns-repeated="3"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0.750067703566" calcext:value-type="float">
            <text:p>0.750067703566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749310229329" calcext:value-type="float">
            <text:p>0.749310229329</text:p>
          </table:table-cell>
          <table:table-cell table:number-columns-repeated="3"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748551170216" calcext:value-type="float">
            <text:p>0.748551170216</text:p>
          </table:table-cell>
          <table:table-cell table:number-columns-repeated="3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747790524766" calcext:value-type="float">
            <text:p>0.747790524766</text:p>
          </table:table-cell>
          <table:table-cell table:number-columns-repeated="3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0.747028291535" calcext:value-type="float">
            <text:p>0.747028291535</text:p>
          </table:table-cell>
          <table:table-cell table:number-columns-repeated="3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74626446909" calcext:value-type="float">
            <text:p>0.74626446909</text:p>
          </table:table-cell>
          <table:table-cell table:number-columns-repeated="3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74549905601" calcext:value-type="float">
            <text:p>0.74549905601</text:p>
          </table:table-cell>
          <table:table-cell table:number-columns-repeated="3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744732050888" calcext:value-type="float">
            <text:p>0.744732050888</text:p>
          </table:table-cell>
          <table:table-cell table:number-columns-repeated="3"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743963452328" calcext:value-type="float">
            <text:p>0.743963452328</text:p>
          </table:table-cell>
          <table:table-cell table:number-columns-repeated="3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.743193258948" calcext:value-type="float">
            <text:p>0.743193258948</text:p>
          </table:table-cell>
          <table:table-cell table:number-columns-repeated="3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742421469379" calcext:value-type="float">
            <text:p>0.742421469379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741648082264" calcext:value-type="float">
            <text:p>0.741648082264</text:p>
          </table:table-cell>
          <table:table-cell table:number-columns-repeated="3"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0.74087309626" calcext:value-type="float">
            <text:p>0.74087309626</text:p>
          </table:table-cell>
          <table:table-cell table:number-columns-repeated="3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740096510034" calcext:value-type="float">
            <text:p>0.740096510034</text:p>
          </table:table-cell>
          <table:table-cell table:number-columns-repeated="3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0.739318322269" calcext:value-type="float">
            <text:p>0.739318322269</text:p>
          </table:table-cell>
          <table:table-cell table:number-columns-repeated="3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738538531659" calcext:value-type="float">
            <text:p>0.738538531659</text:p>
          </table:table-cell>
          <table:table-cell table:number-columns-repeated="3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737757136912" calcext:value-type="float">
            <text:p>0.737757136912</text:p>
          </table:table-cell>
          <table:table-cell table:number-columns-repeated="3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736974136748" calcext:value-type="float">
            <text:p>0.736974136748</text:p>
          </table:table-cell>
          <table:table-cell table:number-columns-repeated="3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0.736189529899" calcext:value-type="float">
            <text:p>0.736189529899</text:p>
          </table:table-cell>
          <table:table-cell table:number-columns-repeated="3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735403315114" calcext:value-type="float">
            <text:p>0.735403315114</text:p>
          </table:table-cell>
          <table:table-cell table:number-columns-repeated="3"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0.734615491149" calcext:value-type="float">
            <text:p>0.734615491149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733826056778" calcext:value-type="float">
            <text:p>0.733826056778</text:p>
          </table:table-cell>
          <table:table-cell table:number-columns-repeated="3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733035010786" calcext:value-type="float">
            <text:p>0.733035010786</text:p>
          </table:table-cell>
          <table:table-cell table:number-columns-repeated="3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73224235197" calcext:value-type="float">
            <text:p>0.73224235197</text:p>
          </table:table-cell>
          <table:table-cell table:number-columns-repeated="3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0.731448079142" calcext:value-type="float">
            <text:p>0.731448079142</text:p>
          </table:table-cell>
          <table:table-cell table:number-columns-repeated="3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730652191125" calcext:value-type="float">
            <text:p>0.730652191125</text:p>
          </table:table-cell>
          <table:table-cell table:number-columns-repeated="3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729854686758" calcext:value-type="float">
            <text:p>0.729854686758</text:p>
          </table:table-cell>
          <table:table-cell table:number-columns-repeated="3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72905556489" calcext:value-type="float">
            <text:p>0.72905556489</text:p>
          </table:table-cell>
          <table:table-cell table:number-columns-repeated="3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728254824384" calcext:value-type="float">
            <text:p>0.728254824384</text:p>
          </table:table-cell>
          <table:table-cell table:number-columns-repeated="3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.727452464118" calcext:value-type="float">
            <text:p>0.727452464118</text:p>
          </table:table-cell>
          <table:table-cell table:number-columns-repeated="3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72664848298" calcext:value-type="float">
            <text:p>0.7266484829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5842879875" calcext:value-type="float">
            <text:p>0.725842879875</text:p>
          </table:table-cell>
          <table:table-cell table:number-columns-repeated="3"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0.725035653717" calcext:value-type="float">
            <text:p>0.725035653717</text:p>
          </table:table-cell>
          <table:table-cell table:number-columns-repeated="3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724226803436" calcext:value-type="float">
            <text:p>0.724226803436</text:p>
          </table:table-cell>
          <table:table-cell table:number-columns-repeated="3"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0.723416327974" calcext:value-type="float">
            <text:p>0.723416327974</text:p>
          </table:table-cell>
          <table:table-cell table:number-columns-repeated="3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722604226288" calcext:value-type="float">
            <text:p>0.722604226288</text:p>
          </table:table-cell>
          <table:table-cell table:number-columns-repeated="3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721790497346" calcext:value-type="float">
            <text:p>0.721790497346</text:p>
          </table:table-cell>
          <table:table-cell table:number-columns-repeated="3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72097514013" calcext:value-type="float">
            <text:p>0.72097514013</text:p>
          </table:table-cell>
          <table:table-cell table:number-columns-repeated="3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0.720158153636" calcext:value-type="float">
            <text:p>0.720158153636</text:p>
          </table:table-cell>
          <table:table-cell table:number-columns-repeated="3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719339536873" calcext:value-type="float">
            <text:p>0.719339536873</text:p>
          </table:table-cell>
          <table:table-cell table:number-columns-repeated="3"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0.718519288863" calcext:value-type="float">
            <text:p>0.71851928886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717697408642" calcext:value-type="float">
            <text:p>0.717697408642</text:p>
          </table:table-cell>
          <table:table-cell table:number-columns-repeated="3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0.716873895258" calcext:value-type="float">
            <text:p>0.716873895258</text:p>
          </table:table-cell>
          <table:table-cell table:number-columns-repeated="3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716048747775" calcext:value-type="float">
            <text:p>0.716048747775</text:p>
          </table:table-cell>
          <table:table-cell table:number-columns-repeated="3"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0.715221965267" calcext:value-type="float">
            <text:p>0.715221965267</text:p>
          </table:table-cell>
          <table:table-cell table:number-columns-repeated="3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714393546825" calcext:value-type="float">
            <text:p>0.714393546825</text:p>
          </table:table-cell>
          <table:table-cell table:number-columns-repeated="3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713563491551" calcext:value-type="float">
            <text:p>0.713563491551</text:p>
          </table:table-cell>
          <table:table-cell table:number-columns-repeated="3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71273179856" calcext:value-type="float">
            <text:p>0.71273179856</text:p>
          </table:table-cell>
          <table:table-cell table:number-columns-repeated="3"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0.711898466984" calcext:value-type="float">
            <text:p>0.711898466984</text:p>
          </table:table-cell>
          <table:table-cell table:number-columns-repeated="3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711063495965" calcext:value-type="float">
            <text:p>0.711063495965</text:p>
          </table:table-cell>
          <table:table-cell table:number-columns-repeated="3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71022688466" calcext:value-type="float">
            <text:p>0.71022688466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709388632239" calcext:value-type="float">
            <text:p>0.709388632239</text:p>
          </table:table-cell>
          <table:table-cell table:number-columns-repeated="3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708548737886" calcext:value-type="float">
            <text:p>0.708548737886</text:p>
          </table:table-cell>
          <table:table-cell table:number-columns-repeated="3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7077072008" calcext:value-type="float">
            <text:p>0.7077072008</text:p>
          </table:table-cell>
          <table:table-cell table:number-columns-repeated="3"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0.70686402019" calcext:value-type="float">
            <text:p>0.70686402019</text:p>
          </table:table-cell>
          <table:table-cell table:number-columns-repeated="3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706019195282" calcext:value-type="float">
            <text:p>0.706019195282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705172725315" calcext:value-type="float">
            <text:p>0.705172725315</text:p>
          </table:table-cell>
          <table:table-cell table:number-columns-repeated="3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70432460954" calcext:value-type="float">
            <text:p>0.70432460954</text:p>
          </table:table-cell>
          <table:table-cell table:number-columns-repeated="3"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703474847224" calcext:value-type="float">
            <text:p>0.703474847224</text:p>
          </table:table-cell>
          <table:table-cell table:number-columns-repeated="3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702623437646" calcext:value-type="float">
            <text:p>0.702623437646</text:p>
          </table:table-cell>
          <table:table-cell table:number-columns-repeated="3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701770380099" calcext:value-type="float">
            <text:p>0.701770380099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700915673891" calcext:value-type="float">
            <text:p>0.700915673891</text:p>
          </table:table-cell>
          <table:table-cell table:number-columns-repeated="3"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0.700059318342" calcext:value-type="float">
            <text:p>0.700059318342</text:p>
          </table:table-cell>
          <table:table-cell table:number-columns-repeated="3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699201312787" calcext:value-type="float">
            <text:p>0.699201312787</text:p>
          </table:table-cell>
          <table:table-cell table:number-columns-repeated="3"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0.698341656575" calcext:value-type="float">
            <text:p>0.698341656575</text:p>
          </table:table-cell>
          <table:table-cell table:number-columns-repeated="3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697480349069" calcext:value-type="float">
            <text:p>0.697480349069</text:p>
          </table:table-cell>
          <table:table-cell table:number-columns-repeated="3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696617389643" calcext:value-type="float">
            <text:p>0.696617389643</text:p>
          </table:table-cell>
          <table:table-cell table:number-columns-repeated="3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695752777689" calcext:value-type="float">
            <text:p>0.695752777689</text:p>
          </table:table-cell>
          <table:table-cell table:number-columns-repeated="3"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.694886512611" calcext:value-type="float">
            <text:p>0.694886512611</text:p>
          </table:table-cell>
          <table:table-cell table:number-columns-repeated="3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694018593826" calcext:value-type="float">
            <text:p>0.694018593826</text:p>
          </table:table-cell>
          <table:table-cell table:number-columns-repeated="3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0.693149020767" calcext:value-type="float">
            <text:p>0.693149020767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692277792879" calcext:value-type="float">
            <text:p>0.692277792879</text:p>
          </table:table-cell>
          <table:table-cell table:number-columns-repeated="3"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0.691404909623" calcext:value-type="float">
            <text:p>0.691404909623</text:p>
          </table:table-cell>
          <table:table-cell table:number-columns-repeated="3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690530370471" calcext:value-type="float">
            <text:p>0.690530370471</text:p>
          </table:table-cell>
          <table:table-cell table:number-columns-repeated="3"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0.689654174913" calcext:value-type="float">
            <text:p>0.689654174913</text:p>
          </table:table-cell>
          <table:table-cell table:number-columns-repeated="3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68877632245" calcext:value-type="float">
            <text:p>0.68877632245</text:p>
          </table:table-cell>
          <table:table-cell table:number-columns-repeated="3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687896812597" calcext:value-type="float">
            <text:p>0.687896812597</text:p>
          </table:table-cell>
          <table:table-cell table:number-columns-repeated="3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687015644886" calcext:value-type="float">
            <text:p>0.687015644886</text:p>
          </table:table-cell>
          <table:table-cell table:number-columns-repeated="3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.68613281886" calcext:value-type="float">
            <text:p>0.68613281886</text:p>
          </table:table-cell>
          <table:table-cell table:number-columns-repeated="3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685248334077" calcext:value-type="float">
            <text:p>0.685248334077</text:p>
          </table:table-cell>
          <table:table-cell table:number-columns-repeated="3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0.684362190111" calcext:value-type="float">
            <text:p>0.684362190111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683474386547" calcext:value-type="float">
            <text:p>0.683474386547</text:p>
          </table:table-cell>
          <table:table-cell table:number-columns-repeated="3"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0.682584922987" calcext:value-type="float">
            <text:p>0.682584922987</text:p>
          </table:table-cell>
          <table:table-cell table:number-columns-repeated="3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681693799046" calcext:value-type="float">
            <text:p>0.681693799046</text:p>
          </table:table-cell>
          <table:table-cell table:number-columns-repeated="3"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0.680801014352" calcext:value-type="float">
            <text:p>0.680801014352</text:p>
          </table:table-cell>
          <table:table-cell table:number-columns-repeated="3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67990656855" calcext:value-type="float">
            <text:p>0.67990656855</text:p>
          </table:table-cell>
          <table:table-cell table:number-columns-repeated="3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679010461297" calcext:value-type="float">
            <text:p>0.679010461297</text:p>
          </table:table-cell>
          <table:table-cell table:number-columns-repeated="3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.678112692266" calcext:value-type="float">
            <text:p>0.678112692266</text:p>
          </table:table-cell>
          <table:table-cell table:number-columns-repeated="3"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677213261142" calcext:value-type="float">
            <text:p>0.677213261142</text:p>
          </table:table-cell>
          <table:table-cell table:number-columns-repeated="3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676312167626" calcext:value-type="float">
            <text:p>0.676312167626</text:p>
          </table:table-cell>
          <table:table-cell table:number-columns-repeated="3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675409411434" calcext:value-type="float">
            <text:p>0.675409411434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674504992294" calcext:value-type="float">
            <text:p>0.674504992294</text:p>
          </table:table-cell>
          <table:table-cell table:number-columns-repeated="3"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0.673598909951" calcext:value-type="float">
            <text:p>0.673598909951</text:p>
          </table:table-cell>
          <table:table-cell table:number-columns-repeated="3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672691164163" calcext:value-type="float">
            <text:p>0.672691164163</text:p>
          </table:table-cell>
          <table:table-cell table:number-columns-repeated="3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0.671781754702" calcext:value-type="float">
            <text:p>0.671781754702</text:p>
          </table:table-cell>
          <table:table-cell table:number-columns-repeated="3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670870681355" calcext:value-type="float">
            <text:p>0.670870681355</text:p>
          </table:table-cell>
          <table:table-cell table:number-columns-repeated="3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669957943925" calcext:value-type="float">
            <text:p>0.669957943925</text:p>
          </table:table-cell>
          <table:table-cell table:number-columns-repeated="3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669043542226" calcext:value-type="float">
            <text:p>0.669043542226</text:p>
          </table:table-cell>
          <table:table-cell table:number-columns-repeated="3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0.66812747609" calcext:value-type="float">
            <text:p>0.66812747609</text:p>
          </table:table-cell>
          <table:table-cell table:number-columns-repeated="3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667209745362" calcext:value-type="float">
            <text:p>0.667209745362</text:p>
          </table:table-cell>
          <table:table-cell table:number-columns-repeated="3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666290349901" calcext:value-type="float">
            <text:p>0.666290349901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665369289581" calcext:value-type="float">
            <text:p>0.665369289581</text:p>
          </table:table-cell>
          <table:table-cell table:number-columns-repeated="3"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0.664446564292" calcext:value-type="float">
            <text:p>0.664446564292</text:p>
          </table:table-cell>
          <table:table-cell table:number-columns-repeated="3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663522173936" calcext:value-type="float">
            <text:p>0.663522173936</text:p>
          </table:table-cell>
          <table:table-cell table:number-columns-repeated="3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662596118431" calcext:value-type="float">
            <text:p>0.662596118431</text:p>
          </table:table-cell>
          <table:table-cell table:number-columns-repeated="3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661668397711" calcext:value-type="float">
            <text:p>0.661668397711</text:p>
          </table:table-cell>
          <table:table-cell table:number-columns-repeated="3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660739011722" calcext:value-type="float">
            <text:p>0.660739011722</text:p>
          </table:table-cell>
          <table:table-cell table:number-columns-repeated="3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659807960426" calcext:value-type="float">
            <text:p>0.659807960426</text:p>
          </table:table-cell>
          <table:table-cell table:number-columns-repeated="3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658875243801" calcext:value-type="float">
            <text:p>0.658875243801</text:p>
          </table:table-cell>
          <table:table-cell table:number-columns-repeated="3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657940861837" calcext:value-type="float">
            <text:p>0.657940861837</text:p>
          </table:table-cell>
          <table:table-cell table:number-columns-repeated="3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0.657004814541" calcext:value-type="float">
            <text:p>0.657004814541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656067101934" calcext:value-type="float">
            <text:p>0.656067101934</text:p>
          </table:table-cell>
          <table:table-cell table:number-columns-repeated="3"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0.655127724051" calcext:value-type="float">
            <text:p>0.655127724051</text:p>
          </table:table-cell>
          <table:table-cell table:number-columns-repeated="3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654186680943" calcext:value-type="float">
            <text:p>0.654186680943</text:p>
          </table:table-cell>
          <table:table-cell table:number-columns-repeated="3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0.653243972675" calcext:value-type="float">
            <text:p>0.653243972675</text:p>
          </table:table-cell>
          <table:table-cell table:number-columns-repeated="3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652299599328" calcext:value-type="float">
            <text:p>0.652299599328</text:p>
          </table:table-cell>
          <table:table-cell table:number-columns-repeated="3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651353560996" calcext:value-type="float">
            <text:p>0.651353560996</text:p>
          </table:table-cell>
          <table:table-cell table:number-columns-repeated="3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65040585779" calcext:value-type="float">
            <text:p>0.65040585779</text:p>
          </table:table-cell>
          <table:table-cell table:number-columns-repeated="3"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0.649456489834" calcext:value-type="float">
            <text:p>0.649456489834</text:p>
          </table:table-cell>
          <table:table-cell table:number-columns-repeated="3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648505457268" calcext:value-type="float">
            <text:p>0.648505457268</text:p>
          </table:table-cell>
          <table:table-cell table:number-columns-repeated="3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647552760247" calcext:value-type="float">
            <text:p>0.647552760247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646598398941" calcext:value-type="float">
            <text:p>0.646598398941</text:p>
          </table:table-cell>
          <table:table-cell table:number-columns-repeated="3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645642373534" calcext:value-type="float">
            <text:p>0.645642373534</text:p>
          </table:table-cell>
          <table:table-cell table:number-columns-repeated="3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644684684226" calcext:value-type="float">
            <text:p>0.644684684226</text:p>
          </table:table-cell>
          <table:table-cell table:number-columns-repeated="3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0.643725331232" calcext:value-type="float">
            <text:p>0.643725331232</text:p>
          </table:table-cell>
          <table:table-cell table:number-columns-repeated="3"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642764314781" calcext:value-type="float">
            <text:p>0.642764314781</text:p>
          </table:table-cell>
          <table:table-cell table:number-columns-repeated="3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641801635119" calcext:value-type="float">
            <text:p>0.641801635119</text:p>
          </table:table-cell>
          <table:table-cell table:number-columns-repeated="3"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640837292504" calcext:value-type="float">
            <text:p>0.640837292504</text:p>
          </table:table-cell>
          <table:table-cell table:number-columns-repeated="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39871287213" calcext:value-type="float">
            <text:p>0.639871287213</text:p>
          </table:table-cell>
          <table:table-cell table:number-columns-repeated="3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638903619536" calcext:value-type="float">
            <text:p>0.638903619536</text:p>
          </table:table-cell>
          <table:table-cell table:number-columns-repeated="3"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0.637934289777" calcext:value-type="float">
            <text:p>0.63793428977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6963298257" calcext:value-type="float">
            <text:p>0.636963298257</text:p>
          </table:table-cell>
          <table:table-cell table:number-columns-repeated="3"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0.635990645312" calcext:value-type="float">
            <text:p>0.635990645312</text:p>
          </table:table-cell>
          <table:table-cell table:number-columns-repeated="3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635016331292" calcext:value-type="float">
            <text:p>0.635016331292</text:p>
          </table:table-cell>
          <table:table-cell table:number-columns-repeated="3"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0.634040356565" calcext:value-type="float">
            <text:p>0.634040356565</text:p>
          </table:table-cell>
          <table:table-cell table:number-columns-repeated="3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63306272151" calcext:value-type="float">
            <text:p>0.63306272151</text:p>
          </table:table-cell>
          <table:table-cell table:number-columns-repeated="3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632083426525" calcext:value-type="float">
            <text:p>0.632083426525</text:p>
          </table:table-cell>
          <table:table-cell table:number-columns-repeated="3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631102472022" calcext:value-type="float">
            <text:p>0.631102472022</text:p>
          </table:table-cell>
          <table:table-cell table:number-columns-repeated="3"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630119858427" calcext:value-type="float">
            <text:p>0.630119858427</text:p>
          </table:table-cell>
          <table:table-cell table:number-columns-repeated="3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629135586183" calcext:value-type="float">
            <text:p>0.629135586183</text:p>
          </table:table-cell>
          <table:table-cell table:number-columns-repeated="3"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0.628149655749" calcext:value-type="float">
            <text:p>0.628149655749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627162067596" calcext:value-type="float">
            <text:p>0.627162067596</text:p>
          </table:table-cell>
          <table:table-cell table:number-columns-repeated="3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0.626172822215" calcext:value-type="float">
            <text:p>0.626172822215</text:p>
          </table:table-cell>
          <table:table-cell table:number-columns-repeated="3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625181920108" calcext:value-type="float">
            <text:p>0.625181920108</text:p>
          </table:table-cell>
          <table:table-cell table:number-columns-repeated="3"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0.624189361796" calcext:value-type="float">
            <text:p>0.624189361796</text:p>
          </table:table-cell>
          <table:table-cell table:number-columns-repeated="3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623195147813" calcext:value-type="float">
            <text:p>0.623195147813</text:p>
          </table:table-cell>
          <table:table-cell table:number-columns-repeated="3"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622199278709" calcext:value-type="float">
            <text:p>0.622199278709</text:p>
          </table:table-cell>
          <table:table-cell table:number-columns-repeated="3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621201755051" calcext:value-type="float">
            <text:p>0.621201755051</text:p>
          </table:table-cell>
          <table:table-cell table:number-columns-repeated="3"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0.620202577419" calcext:value-type="float">
            <text:p>0.620202577419</text:p>
          </table:table-cell>
          <table:table-cell table:number-columns-repeated="3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61920174641" calcext:value-type="float">
            <text:p>0.61920174641</text:p>
          </table:table-cell>
          <table:table-cell table:number-columns-repeated="3"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0.618199262638" calcext:value-type="float">
            <text:p>0.618199262638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617195126729" calcext:value-type="float">
            <text:p>0.617195126729</text:p>
          </table:table-cell>
          <table:table-cell table:number-columns-repeated="3"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0.616189339328" calcext:value-type="float">
            <text:p>0.616189339328</text:p>
          </table:table-cell>
          <table:table-cell table:number-columns-repeated="3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615181901093" calcext:value-type="float">
            <text:p>0.615181901093</text:p>
          </table:table-cell>
          <table:table-cell table:number-columns-repeated="3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0.614172812699" calcext:value-type="float">
            <text:p>0.614172812699</text:p>
          </table:table-cell>
          <table:table-cell table:number-columns-repeated="3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613162074837" calcext:value-type="float">
            <text:p>0.613162074837</text:p>
          </table:table-cell>
          <table:table-cell table:number-columns-repeated="3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612149688213" calcext:value-type="float">
            <text:p>0.612149688213</text:p>
          </table:table-cell>
          <table:table-cell table:number-columns-repeated="3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611135653548" calcext:value-type="float">
            <text:p>0.611135653548</text:p>
          </table:table-cell>
          <table:table-cell table:number-columns-repeated="3"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61011997158" calcext:value-type="float">
            <text:p>0.61011997158</text:p>
          </table:table-cell>
          <table:table-cell table:number-columns-repeated="3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609102643062" calcext:value-type="float">
            <text:p>0.609102643062</text:p>
          </table:table-cell>
          <table:table-cell table:number-columns-repeated="3"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0.608083668763" calcext:value-type="float">
            <text:p>0.608083668763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607063049467" calcext:value-type="float">
            <text:p>0.607063049467</text:p>
          </table:table-cell>
          <table:table-cell table:number-columns-repeated="3"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0.606040785976" calcext:value-type="float">
            <text:p>0.606040785976</text:p>
          </table:table-cell>
          <table:table-cell table:number-columns-repeated="3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605016879105" calcext:value-type="float">
            <text:p>0.605016879105</text:p>
          </table:table-cell>
          <table:table-cell table:number-columns-repeated="3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603991329686" calcext:value-type="float">
            <text:p>0.603991329686</text:p>
          </table:table-cell>
          <table:table-cell table:number-columns-repeated="3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602964138567" calcext:value-type="float">
            <text:p>0.602964138567</text:p>
          </table:table-cell>
          <table:table-cell table:number-columns-repeated="3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601935306613" calcext:value-type="float">
            <text:p>0.601935306613</text:p>
          </table:table-cell>
          <table:table-cell table:number-columns-repeated="3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600904834702" calcext:value-type="float">
            <text:p>0.600904834702</text:p>
          </table:table-cell>
          <table:table-cell table:number-columns-repeated="3"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0.599872723731" calcext:value-type="float">
            <text:p>0.599872723731</text:p>
          </table:table-cell>
          <table:table-cell table:number-columns-repeated="3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59883897461" calcext:value-type="float">
            <text:p>0.59883897461</text:p>
          </table:table-cell>
          <table:table-cell table:number-columns-repeated="3"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0.597803588267" calcext:value-type="float">
            <text:p>0.597803588267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596766565646" calcext:value-type="float">
            <text:p>0.596766565646</text:p>
          </table:table-cell>
          <table:table-cell table:number-columns-repeated="3"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595727907705" calcext:value-type="float">
            <text:p>0.595727907705</text:p>
          </table:table-cell>
          <table:table-cell table:number-columns-repeated="3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59468761542" calcext:value-type="float">
            <text:p>0.59468761542</text:p>
          </table:table-cell>
          <table:table-cell table:number-columns-repeated="3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0.593645689783" calcext:value-type="float">
            <text:p>0.593645689783</text:p>
          </table:table-cell>
          <table:table-cell table:number-columns-repeated="3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592602131801" calcext:value-type="float">
            <text:p>0.592602131801</text:p>
          </table:table-cell>
          <table:table-cell table:number-columns-repeated="3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591556942497" calcext:value-type="float">
            <text:p>0.591556942497</text:p>
          </table:table-cell>
          <table:table-cell table:number-columns-repeated="3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590510122911" calcext:value-type="float">
            <text:p>0.590510122911</text:p>
          </table:table-cell>
          <table:table-cell table:number-columns-repeated="3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589461674098" calcext:value-type="float">
            <text:p>0.589461674098</text:p>
          </table:table-cell>
          <table:table-cell table:number-columns-repeated="3"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58841159713" calcext:value-type="float">
            <text:p>0.58841159713</text:p>
          </table:table-cell>
          <table:table-cell table:number-columns-repeated="3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0.587359893095" calcext:value-type="float">
            <text:p>0.587359893095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586306563097" calcext:value-type="float">
            <text:p>0.586306563097</text:p>
          </table:table-cell>
          <table:table-cell table:number-columns-repeated="3"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0.585251608256" calcext:value-type="float">
            <text:p>0.585251608256</text:p>
          </table:table-cell>
          <table:table-cell table:number-columns-repeated="3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584195029708" calcext:value-type="float">
            <text:p>0.584195029708</text:p>
          </table:table-cell>
          <table:table-cell table:number-columns-repeated="3"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0.583136828607" calcext:value-type="float">
            <text:p>0.583136828607</text:p>
          </table:table-cell>
          <table:table-cell table:number-columns-repeated="3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.58207700612" calcext:value-type="float">
            <text:p>0.58207700612</text:p>
          </table:table-cell>
          <table:table-cell table:number-columns-repeated="3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581015563434" calcext:value-type="float">
            <text:p>0.581015563434</text:p>
          </table:table-cell>
          <table:table-cell table:number-columns-repeated="3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579952501748" calcext:value-type="float">
            <text:p>0.579952501748</text:p>
          </table:table-cell>
          <table:table-cell table:number-columns-repeated="3"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0.578887822282" calcext:value-type="float">
            <text:p>0.578887822282</text:p>
          </table:table-cell>
          <table:table-cell table:number-columns-repeated="3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577821526268" calcext:value-type="float">
            <text:p>0.577821526268</text:p>
          </table:table-cell>
          <table:table-cell table:number-columns-repeated="3"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0.576753614957" calcext:value-type="float">
            <text:p>0.576753614957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575684089616" calcext:value-type="float">
            <text:p>0.575684089616</text:p>
          </table:table-cell>
          <table:table-cell table:number-columns-repeated="3"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0.574612951528" calcext:value-type="float">
            <text:p>0.574612951528</text:p>
          </table:table-cell>
          <table:table-cell table:number-columns-repeated="3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573540201992" calcext:value-type="float">
            <text:p>0.573540201992</text:p>
          </table:table-cell>
          <table:table-cell table:number-columns-repeated="3"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0.572465842323" calcext:value-type="float">
            <text:p>0.572465842323</text:p>
          </table:table-cell>
          <table:table-cell table:number-columns-repeated="3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571389873854" calcext:value-type="float">
            <text:p>0.571389873854</text:p>
          </table:table-cell>
          <table:table-cell table:number-columns-repeated="3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570312297934" calcext:value-type="float">
            <text:p>0.570312297934</text:p>
          </table:table-cell>
          <table:table-cell table:number-columns-repeated="3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569233115927" calcext:value-type="float">
            <text:p>0.569233115927</text:p>
          </table:table-cell>
          <table:table-cell table:number-columns-repeated="3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568152329216" calcext:value-type="float">
            <text:p>0.568152329216</text:p>
          </table:table-cell>
          <table:table-cell table:number-columns-repeated="3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567069939198" calcext:value-type="float">
            <text:p>0.567069939198</text:p>
          </table:table-cell>
          <table:table-cell table:number-columns-repeated="3"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0.565985947288" calcext:value-type="float">
            <text:p>0.565985947288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564900354917" calcext:value-type="float">
            <text:p>0.564900354917</text:p>
          </table:table-cell>
          <table:table-cell table:number-columns-repeated="3"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563813163533" calcext:value-type="float">
            <text:p>0.563813163533</text:p>
          </table:table-cell>
          <table:table-cell table:number-columns-repeated="3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5627243746" calcext:value-type="float">
            <text:p>0.5627243746</text:p>
          </table:table-cell>
          <table:table-cell table:number-columns-repeated="3"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0.561633989599" calcext:value-type="float">
            <text:p>0.561633989599</text:p>
          </table:table-cell>
          <table:table-cell table:number-columns-repeated="3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560542010027" calcext:value-type="float">
            <text:p>0.560542010027</text:p>
          </table:table-cell>
          <table:table-cell table:number-columns-repeated="3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559448437399" calcext:value-type="float">
            <text:p>0.559448437399</text:p>
          </table:table-cell>
          <table:table-cell table:number-columns-repeated="3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558353273245" calcext:value-type="float">
            <text:p>0.558353273245</text:p>
          </table:table-cell>
          <table:table-cell table:number-columns-repeated="3"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557256519113" calcext:value-type="float">
            <text:p>0.557256519113</text:p>
          </table:table-cell>
          <table:table-cell table:number-columns-repeated="3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556158176567" calcext:value-type="float">
            <text:p>0.556158176567</text:p>
          </table:table-cell>
          <table:table-cell table:number-columns-repeated="3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0.555058247187" calcext:value-type="float">
            <text:p>0.555058247187</text:p>
          </table:table-cell>
          <table:table-cell table:number-columns-repeated="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553956732573" calcext:value-type="float">
            <text:p>0.553956732573</text:p>
          </table:table-cell>
          <table:table-cell table:number-columns-repeated="3"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552853634337" calcext:value-type="float">
            <text:p>0.552853634337</text:p>
          </table:table-cell>
          <table:table-cell table:number-columns-repeated="3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551748954111" calcext:value-type="float">
            <text:p>0.551748954111</text:p>
          </table:table-cell>
          <table:table-cell table:number-columns-repeated="3"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0.550642693543" calcext:value-type="float">
            <text:p>0.550642693543</text:p>
          </table:table-cell>
          <table:table-cell table:number-columns-repeated="3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549534854298" calcext:value-type="float">
            <text:p>0.549534854298</text:p>
          </table:table-cell>
          <table:table-cell table:number-columns-repeated="3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548425438057" calcext:value-type="float">
            <text:p>0.548425438057</text:p>
          </table:table-cell>
          <table:table-cell table:number-columns-repeated="3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547314446518" calcext:value-type="float">
            <text:p>0.547314446518</text:p>
          </table:table-cell>
          <table:table-cell table:number-columns-repeated="3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546201881397" calcext:value-type="float">
            <text:p>0.546201881397</text:p>
          </table:table-cell>
          <table:table-cell table:number-columns-repeated="3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545087744426" calcext:value-type="float">
            <text:p>0.545087744426</text:p>
          </table:table-cell>
          <table:table-cell table:number-columns-repeated="3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543972037355" calcext:value-type="float">
            <text:p>0.543972037355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542854761948" calcext:value-type="float">
            <text:p>0.542854761948</text:p>
          </table:table-cell>
          <table:table-cell table:number-columns-repeated="3"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54173591999" calcext:value-type="float">
            <text:p>0.54173591999</text:p>
          </table:table-cell>
          <table:table-cell table:number-columns-repeated="3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540615513279" calcext:value-type="float">
            <text:p>0.540615513279</text:p>
          </table:table-cell>
          <table:table-cell table:number-columns-repeated="3"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0.539493543633" calcext:value-type="float">
            <text:p>0.539493543633</text:p>
          </table:table-cell>
          <table:table-cell table:number-columns-repeated="3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538370012886" calcext:value-type="float">
            <text:p>0.538370012886</text:p>
          </table:table-cell>
          <table:table-cell table:number-columns-repeated="3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537244922888" calcext:value-type="float">
            <text:p>0.537244922888</text:p>
          </table:table-cell>
          <table:table-cell table:number-columns-repeated="3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536118275508" calcext:value-type="float">
            <text:p>0.536118275508</text:p>
          </table:table-cell>
          <table:table-cell table:number-columns-repeated="3"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53499007263" calcext:value-type="float">
            <text:p>0.53499007263</text:p>
          </table:table-cell>
          <table:table-cell table:number-columns-repeated="3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0.533860316156" calcext:value-type="float">
            <text:p>0.533860316156</text:p>
          </table:table-cell>
          <table:table-cell table:number-columns-repeated="3"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0.532729008006" calcext:value-type="float">
            <text:p>0.53272900800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1596150116" calcext:value-type="float">
            <text:p>0.531596150116</text:p>
          </table:table-cell>
          <table:table-cell table:number-columns-repeated="3"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0.530461744439" calcext:value-type="float">
            <text:p>0.530461744439</text:p>
          </table:table-cell>
          <table:table-cell table:number-columns-repeated="3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529325792946" calcext:value-type="float">
            <text:p>0.529325792946</text:p>
          </table:table-cell>
          <table:table-cell table:number-columns-repeated="3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528188297625" calcext:value-type="float">
            <text:p>0.528188297625</text:p>
          </table:table-cell>
          <table:table-cell table:number-columns-repeated="3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527049260479" calcext:value-type="float">
            <text:p>0.527049260479</text:p>
          </table:table-cell>
          <table:table-cell table:number-columns-repeated="3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525908683533" calcext:value-type="float">
            <text:p>0.525908683533</text:p>
          </table:table-cell>
          <table:table-cell table:number-columns-repeated="3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524766568824" calcext:value-type="float">
            <text:p>0.524766568824</text:p>
          </table:table-cell>
          <table:table-cell table:number-columns-repeated="3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523622918409" calcext:value-type="float">
            <text:p>0.523622918409</text:p>
          </table:table-cell>
          <table:table-cell table:number-columns-repeated="3"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522477734363" calcext:value-type="float">
            <text:p>0.522477734363</text:p>
          </table:table-cell>
          <table:table-cell table:number-columns-repeated="3"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0.521331018776" calcext:value-type="float">
            <text:p>0.521331018776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520182773756" calcext:value-type="float">
            <text:p>0.520182773756</text:p>
          </table:table-cell>
          <table:table-cell table:number-columns-repeated="3"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0.51903300143" calcext:value-type="float">
            <text:p>0.51903300143</text:p>
          </table:table-cell>
          <table:table-cell table:number-columns-repeated="3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51788170394" calcext:value-type="float">
            <text:p>0.51788170394</text:p>
          </table:table-cell>
          <table:table-cell table:number-columns-repeated="3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516728883448" calcext:value-type="float">
            <text:p>0.516728883448</text:p>
          </table:table-cell>
          <table:table-cell table:number-columns-repeated="3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51557454213" calcext:value-type="float">
            <text:p>0.51557454213</text:p>
          </table:table-cell>
          <table:table-cell table:number-columns-repeated="3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514418682181" calcext:value-type="float">
            <text:p>0.514418682181</text:p>
          </table:table-cell>
          <table:table-cell table:number-columns-repeated="3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513261305816" calcext:value-type="float">
            <text:p>0.513261305816</text:p>
          </table:table-cell>
          <table:table-cell table:number-columns-repeated="3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512102415262" calcext:value-type="float">
            <text:p>0.512102415262</text:p>
          </table:table-cell>
          <table:table-cell table:number-columns-repeated="3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510942012768" calcext:value-type="float">
            <text:p>0.510942012768</text:p>
          </table:table-cell>
          <table:table-cell table:number-columns-repeated="3"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0.5097801006" calcext:value-type="float">
            <text:p>0.5097801006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508616681038" calcext:value-type="float">
            <text:p>0.508616681038</text:p>
          </table:table-cell>
          <table:table-cell table:number-columns-repeated="3"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507451756384" calcext:value-type="float">
            <text:p>0.507451756384</text:p>
          </table:table-cell>
          <table:table-cell table:number-columns-repeated="3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506285328954" calcext:value-type="float">
            <text:p>0.506285328954</text:p>
          </table:table-cell>
          <table:table-cell table:number-columns-repeated="3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505117401083" calcext:value-type="float">
            <text:p>0.505117401083</text:p>
          </table:table-cell>
          <table:table-cell table:number-columns-repeated="3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503947975125" calcext:value-type="float">
            <text:p>0.503947975125</text:p>
          </table:table-cell>
          <table:table-cell table:number-columns-repeated="3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502777053449" calcext:value-type="float">
            <text:p>0.502777053449</text:p>
          </table:table-cell>
          <table:table-cell table:number-columns-repeated="3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501604638442" calcext:value-type="float">
            <text:p>0.501604638442</text:p>
          </table:table-cell>
          <table:table-cell table:number-columns-repeated="3"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500430732511" calcext:value-type="float">
            <text:p>0.500430732511</text:p>
          </table:table-cell>
          <table:table-cell table:number-columns-repeated="3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499255338077" calcext:value-type="float">
            <text:p>0.499255338077</text:p>
          </table:table-cell>
          <table:table-cell table:number-columns-repeated="3"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0.498078457583" calcext:value-type="float">
            <text:p>0.498078457583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496900093485" calcext:value-type="float">
            <text:p>0.496900093485</text:p>
          </table:table-cell>
          <table:table-cell table:number-columns-repeated="3"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0.49572024826" calcext:value-type="float">
            <text:p>0.49572024826</text:p>
          </table:table-cell>
          <table:table-cell table:number-columns-repeated="3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494538924401" calcext:value-type="float">
            <text:p>0.494538924401</text:p>
          </table:table-cell>
          <table:table-cell table:number-columns-repeated="3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0.493356124421" calcext:value-type="float">
            <text:p>0.493356124421</text:p>
          </table:table-cell>
          <table:table-cell table:number-columns-repeated="3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492171850847" calcext:value-type="float">
            <text:p>0.492171850847</text:p>
          </table:table-cell>
          <table:table-cell table:number-columns-repeated="3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490986106226" calcext:value-type="float">
            <text:p>0.490986106226</text:p>
          </table:table-cell>
          <table:table-cell table:number-columns-repeated="3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489798893124" calcext:value-type="float">
            <text:p>0.489798893124</text:p>
          </table:table-cell>
          <table:table-cell table:number-columns-repeated="3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488610214123" calcext:value-type="float">
            <text:p>0.488610214123</text:p>
          </table:table-cell>
          <table:table-cell table:number-columns-repeated="3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487420071823" calcext:value-type="float">
            <text:p>0.487420071823</text:p>
          </table:table-cell>
          <table:table-cell table:number-columns-repeated="3"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0.486228468842" calcext:value-type="float">
            <text:p>0.486228468842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485035407816" calcext:value-type="float">
            <text:p>0.485035407816</text:p>
          </table:table-cell>
          <table:table-cell table:number-columns-repeated="3"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483840891398" calcext:value-type="float">
            <text:p>0.483840891398</text:p>
          </table:table-cell>
          <table:table-cell table:number-columns-repeated="3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482644922261" calcext:value-type="float">
            <text:p>0.482644922261</text:p>
          </table:table-cell>
          <table:table-cell table:number-columns-repeated="3"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481447503093" calcext:value-type="float">
            <text:p>0.481447503093</text:p>
          </table:table-cell>
          <table:table-cell table:number-columns-repeated="3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480248636603" calcext:value-type="float">
            <text:p>0.480248636603</text:p>
          </table:table-cell>
          <table:table-cell table:number-columns-repeated="3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479048325516" calcext:value-type="float">
            <text:p>0.479048325516</text:p>
          </table:table-cell>
          <table:table-cell table:number-columns-repeated="3"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0.477846572574" calcext:value-type="float">
            <text:p>0.477846572574</text:p>
          </table:table-cell>
          <table:table-cell table:number-columns-repeated="3"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0.47664338054" calcext:value-type="float">
            <text:p>0.47664338054</text:p>
          </table:table-cell>
          <table:table-cell table:number-columns-repeated="3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475438752193" calcext:value-type="float">
            <text:p>0.475438752193</text:p>
          </table:table-cell>
          <table:table-cell table:number-columns-repeated="3"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0.474232690329" calcext:value-type="float">
            <text:p>0.474232690329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473025197765" calcext:value-type="float">
            <text:p>0.473025197765</text:p>
          </table:table-cell>
          <table:table-cell table:number-columns-repeated="3"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0.471816277333" calcext:value-type="float">
            <text:p>0.471816277333</text:p>
          </table:table-cell>
          <table:table-cell table:number-columns-repeated="3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470605931886" calcext:value-type="float">
            <text:p>0.470605931886</text:p>
          </table:table-cell>
          <table:table-cell table:number-columns-repeated="3"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0.469394164292" calcext:value-type="float">
            <text:p>0.469394164292</text:p>
          </table:table-cell>
          <table:table-cell table:number-columns-repeated="3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468180977439" calcext:value-type="float">
            <text:p>0.468180977439</text:p>
          </table:table-cell>
          <table:table-cell table:number-columns-repeated="3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466966374234" calcext:value-type="float">
            <text:p>0.466966374234</text:p>
          </table:table-cell>
          <table:table-cell table:number-columns-repeated="3"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465750357599" calcext:value-type="float">
            <text:p>0.465750357599</text:p>
          </table:table-cell>
          <table:table-cell table:number-columns-repeated="3"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464532930477" calcext:value-type="float">
            <text:p>0.464532930477</text:p>
          </table:table-cell>
          <table:table-cell table:number-columns-repeated="3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463314095827" calcext:value-type="float">
            <text:p>0.463314095827</text:p>
          </table:table-cell>
          <table:table-cell table:number-columns-repeated="3"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462093856629" calcext:value-type="float">
            <text:p>0.462093856629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460872215879" calcext:value-type="float">
            <text:p>0.460872215879</text:p>
          </table:table-cell>
          <table:table-cell table:number-columns-repeated="3"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0.459649176591" calcext:value-type="float">
            <text:p>0.459649176591</text:p>
          </table:table-cell>
          <table:table-cell table:number-columns-repeated="3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458424741799" calcext:value-type="float">
            <text:p>0.458424741799</text:p>
          </table:table-cell>
          <table:table-cell table:number-columns-repeated="3"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0.457198914553" calcext:value-type="float">
            <text:p>0.457198914553</text:p>
          </table:table-cell>
          <table:table-cell table:number-columns-repeated="3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455971697924" calcext:value-type="float">
            <text:p>0.455971697924</text:p>
          </table:table-cell>
          <table:table-cell table:number-columns-repeated="3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454743094998" calcext:value-type="float">
            <text:p>0.454743094998</text:p>
          </table:table-cell>
          <table:table-cell table:number-columns-repeated="3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453513108883" calcext:value-type="float">
            <text:p>0.453513108883</text:p>
          </table:table-cell>
          <table:table-cell table:number-columns-repeated="3"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452281742702" calcext:value-type="float">
            <text:p>0.452281742702</text:p>
          </table:table-cell>
          <table:table-cell table:number-columns-repeated="3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451048999599" calcext:value-type="float">
            <text:p>0.451048999599</text:p>
          </table:table-cell>
          <table:table-cell table:number-columns-repeated="3"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0.449814882733" calcext:value-type="float">
            <text:p>0.449814882733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448579395285" calcext:value-type="float">
            <text:p>0.448579395285</text:p>
          </table:table-cell>
          <table:table-cell table:number-columns-repeated="3"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0.447342540453" calcext:value-type="float">
            <text:p>0.447342540453</text:p>
          </table:table-cell>
          <table:table-cell table:number-columns-repeated="3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446104321453" calcext:value-type="float">
            <text:p>0.446104321453</text:p>
          </table:table-cell>
          <table:table-cell table:number-columns-repeated="3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0.444864741519" calcext:value-type="float">
            <text:p>0.444864741519</text:p>
          </table:table-cell>
          <table:table-cell table:number-columns-repeated="3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443623803905" calcext:value-type="float">
            <text:p>0.443623803905</text:p>
          </table:table-cell>
          <table:table-cell table:number-columns-repeated="3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442381511882" calcext:value-type="float">
            <text:p>0.442381511882</text:p>
          </table:table-cell>
          <table:table-cell table:number-columns-repeated="3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441137868741" calcext:value-type="float">
            <text:p>0.441137868741</text:p>
          </table:table-cell>
          <table:table-cell table:number-columns-repeated="3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0.439892877789" calcext:value-type="float">
            <text:p>0.439892877789</text:p>
          </table:table-cell>
          <table:table-cell table:number-columns-repeated="3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438646542354" calcext:value-type="float">
            <text:p>0.438646542354</text:p>
          </table:table-cell>
          <table:table-cell table:number-columns-repeated="3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0.437398865781" calcext:value-type="float">
            <text:p>0.437398865781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436149851434" calcext:value-type="float">
            <text:p>0.436149851434</text:p>
          </table:table-cell>
          <table:table-cell table:number-columns-repeated="3"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434899502697" calcext:value-type="float">
            <text:p>0.434899502697</text:p>
          </table:table-cell>
          <table:table-cell table:number-columns-repeated="3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43364782297" calcext:value-type="float">
            <text:p>0.43364782297</text:p>
          </table:table-cell>
          <table:table-cell table:number-columns-repeated="3"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432394815673" calcext:value-type="float">
            <text:p>0.432394815673</text:p>
          </table:table-cell>
          <table:table-cell table:number-columns-repeated="3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431140484244" calcext:value-type="float">
            <text:p>0.431140484244</text:p>
          </table:table-cell>
          <table:table-cell table:number-columns-repeated="3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429884832141" calcext:value-type="float">
            <text:p>0.429884832141</text:p>
          </table:table-cell>
          <table:table-cell table:number-columns-repeated="3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428627862839" calcext:value-type="float">
            <text:p>0.428627862839</text:p>
          </table:table-cell>
          <table:table-cell table:number-columns-repeated="3"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427369579832" calcext:value-type="float">
            <text:p>0.427369579832</text:p>
          </table:table-cell>
          <table:table-cell table:number-columns-repeated="3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426109986634" calcext:value-type="float">
            <text:p>0.426109986634</text:p>
          </table:table-cell>
          <table:table-cell table:number-columns-repeated="3"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424849086777" calcext:value-type="float">
            <text:p>0.424849086777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423586883809" calcext:value-type="float">
            <text:p>0.423586883809</text:p>
          </table:table-cell>
          <table:table-cell table:number-columns-repeated="3"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422323381302" calcext:value-type="float">
            <text:p>0.422323381302</text:p>
          </table:table-cell>
          <table:table-cell table:number-columns-repeated="3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421058582842" calcext:value-type="float">
            <text:p>0.421058582842</text:p>
          </table:table-cell>
          <table:table-cell table:number-columns-repeated="3"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0.419792492036" calcext:value-type="float">
            <text:p>0.419792492036</text:p>
          </table:table-cell>
          <table:table-cell table:number-columns-repeated="3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418525112509" calcext:value-type="float">
            <text:p>0.418525112509</text:p>
          </table:table-cell>
          <table:table-cell table:number-columns-repeated="3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417256447906" calcext:value-type="float">
            <text:p>0.417256447906</text:p>
          </table:table-cell>
          <table:table-cell table:number-columns-repeated="3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41598650189" calcext:value-type="float">
            <text:p>0.41598650189</text:p>
          </table:table-cell>
          <table:table-cell table:number-columns-repeated="3"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414715278142" calcext:value-type="float">
            <text:p>0.414715278142</text:p>
          </table:table-cell>
          <table:table-cell table:number-columns-repeated="3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413442780363" calcext:value-type="float">
            <text:p>0.413442780363</text:p>
          </table:table-cell>
          <table:table-cell table:number-columns-repeated="3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412169012272" calcext:value-type="float">
            <text:p>0.4121690122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0893977608" calcext:value-type="float">
            <text:p>0.410893977608</text:p>
          </table:table-cell>
          <table:table-cell table:number-columns-repeated="3"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409617680128" calcext:value-type="float">
            <text:p>0.409617680128</text:p>
          </table:table-cell>
          <table:table-cell table:number-columns-repeated="3"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408340123608" calcext:value-type="float">
            <text:p>0.408340123608</text:p>
          </table:table-cell>
          <table:table-cell table:number-columns-repeated="3"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407061311843" calcext:value-type="float">
            <text:p>0.407061311843</text:p>
          </table:table-cell>
          <table:table-cell table:number-columns-repeated="3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405781248647" calcext:value-type="float">
            <text:p>0.405781248647</text:p>
          </table:table-cell>
          <table:table-cell table:number-columns-repeated="3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404499937853" calcext:value-type="float">
            <text:p>0.404499937853</text:p>
          </table:table-cell>
          <table:table-cell table:number-columns-repeated="3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403217383312" calcext:value-type="float">
            <text:p>0.403217383312</text:p>
          </table:table-cell>
          <table:table-cell table:number-columns-repeated="3"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401933588896" calcext:value-type="float">
            <text:p>0.401933588896</text:p>
          </table:table-cell>
          <table:table-cell table:number-columns-repeated="3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0.400648558494" calcext:value-type="float">
            <text:p>0.400648558494</text:p>
          </table:table-cell>
          <table:table-cell table:number-columns-repeated="3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399362296015" calcext:value-type="float">
            <text:p>0.399362296015</text:p>
          </table:table-cell>
          <table:table-cell table:number-columns-repeated="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398074805387" calcext:value-type="float">
            <text:p>0.398074805387</text:p>
          </table:table-cell>
          <table:table-cell table:number-columns-repeated="3"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0.396786090557" calcext:value-type="float">
            <text:p>0.396786090557</text:p>
          </table:table-cell>
          <table:table-cell table:number-columns-repeated="3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395496155491" calcext:value-type="float">
            <text:p>0.395496155491</text:p>
          </table:table-cell>
          <table:table-cell table:number-columns-repeated="3"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394205004174" calcext:value-type="float">
            <text:p>0.394205004174</text:p>
          </table:table-cell>
          <table:table-cell table:number-columns-repeated="3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392912640609" calcext:value-type="float">
            <text:p>0.392912640609</text:p>
          </table:table-cell>
          <table:table-cell table:number-columns-repeated="3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391619068821" calcext:value-type="float">
            <text:p>0.391619068821</text:p>
          </table:table-cell>
          <table:table-cell table:number-columns-repeated="3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390324292851" calcext:value-type="float">
            <text:p>0.390324292851</text:p>
          </table:table-cell>
          <table:table-cell table:number-columns-repeated="3"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0.38902831676" calcext:value-type="float">
            <text:p>0.38902831676</text:p>
          </table:table-cell>
          <table:table-cell table:number-columns-repeated="3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387731144631" calcext:value-type="float">
            <text:p>0.387731144631</text:p>
          </table:table-cell>
          <table:table-cell table:number-columns-repeated="3"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0.386432780561" calcext:value-type="float">
            <text:p>0.386432780561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38513322867" calcext:value-type="float">
            <text:p>0.38513322867</text:p>
          </table:table-cell>
          <table:table-cell table:number-columns-repeated="3"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0.383832493097" calcext:value-type="float">
            <text:p>0.383832493097</text:p>
          </table:table-cell>
          <table:table-cell table:number-columns-repeated="3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382530577998" calcext:value-type="float">
            <text:p>0.382530577998</text:p>
          </table:table-cell>
          <table:table-cell table:number-columns-repeated="3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381227487551" calcext:value-type="float">
            <text:p>0.381227487551</text:p>
          </table:table-cell>
          <table:table-cell table:number-columns-repeated="3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37992322595" calcext:value-type="float">
            <text:p>0.37992322595</text:p>
          </table:table-cell>
          <table:table-cell table:number-columns-repeated="3"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378617797411" calcext:value-type="float">
            <text:p>0.378617797411</text:p>
          </table:table-cell>
          <table:table-cell table:number-columns-repeated="3"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377311206168" calcext:value-type="float">
            <text:p>0.377311206168</text:p>
          </table:table-cell>
          <table:table-cell table:number-columns-repeated="3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376003456475" calcext:value-type="float">
            <text:p>0.376003456475</text:p>
          </table:table-cell>
          <table:table-cell table:number-columns-repeated="3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374694552605" calcext:value-type="float">
            <text:p>0.374694552605</text:p>
          </table:table-cell>
          <table:table-cell table:number-columns-repeated="3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37338449885" calcext:value-type="float">
            <text:p>0.37338449885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372073299521" calcext:value-type="float">
            <text:p>0.372073299521</text:p>
          </table:table-cell>
          <table:table-cell table:number-columns-repeated="3"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370760958949" calcext:value-type="float">
            <text:p>0.370760958949</text:p>
          </table:table-cell>
          <table:table-cell table:number-columns-repeated="3"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369447481485" calcext:value-type="float">
            <text:p>0.369447481485</text:p>
          </table:table-cell>
          <table:table-cell table:number-columns-repeated="3"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368132871498" calcext:value-type="float">
            <text:p>0.368132871498</text:p>
          </table:table-cell>
          <table:table-cell table:number-columns-repeated="3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366817133378" calcext:value-type="float">
            <text:p>0.366817133378</text:p>
          </table:table-cell>
          <table:table-cell table:number-columns-repeated="3"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365500271531" calcext:value-type="float">
            <text:p>0.365500271531</text:p>
          </table:table-cell>
          <table:table-cell table:number-columns-repeated="3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364182290387" calcext:value-type="float">
            <text:p>0.364182290387</text:p>
          </table:table-cell>
          <table:table-cell table:number-columns-repeated="3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362863194393" calcext:value-type="float">
            <text:p>0.362863194393</text:p>
          </table:table-cell>
          <table:table-cell table:number-columns-repeated="3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361542988014" calcext:value-type="float">
            <text:p>0.361542988014</text:p>
          </table:table-cell>
          <table:table-cell table:number-columns-repeated="3"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360221675738" calcext:value-type="float">
            <text:p>0.360221675738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35889926207" calcext:value-type="float">
            <text:p>0.35889926207</text:p>
          </table:table-cell>
          <table:table-cell table:number-columns-repeated="3"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357575751535" calcext:value-type="float">
            <text:p>0.357575751535</text:p>
          </table:table-cell>
          <table:table-cell table:number-columns-repeated="3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356251148678" calcext:value-type="float">
            <text:p>0.356251148678</text:p>
          </table:table-cell>
          <table:table-cell table:number-columns-repeated="3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354925458062" calcext:value-type="float">
            <text:p>0.354925458062</text:p>
          </table:table-cell>
          <table:table-cell table:number-columns-repeated="3"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353598684271" calcext:value-type="float">
            <text:p>0.353598684271</text:p>
          </table:table-cell>
          <table:table-cell table:number-columns-repeated="3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352270831909" calcext:value-type="float">
            <text:p>0.352270831909</text:p>
          </table:table-cell>
          <table:table-cell table:number-columns-repeated="3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350941905598" calcext:value-type="float">
            <text:p>0.350941905598</text:p>
          </table:table-cell>
          <table:table-cell table:number-columns-repeated="3"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349611909981" calcext:value-type="float">
            <text:p>0.349611909981</text:p>
          </table:table-cell>
          <table:table-cell table:number-columns-repeated="3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348280849718" calcext:value-type="float">
            <text:p>0.348280849718</text:p>
          </table:table-cell>
          <table:table-cell table:number-columns-repeated="3"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346948729493" calcext:value-type="float">
            <text:p>0.346948729493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345615554006" calcext:value-type="float">
            <text:p>0.345615554006</text:p>
          </table:table-cell>
          <table:table-cell table:number-columns-repeated="3"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344281327978" calcext:value-type="float">
            <text:p>0.344281327978</text:p>
          </table:table-cell>
          <table:table-cell table:number-columns-repeated="3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342946056148" calcext:value-type="float">
            <text:p>0.342946056148</text:p>
          </table:table-cell>
          <table:table-cell table:number-columns-repeated="3"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341609743278" calcext:value-type="float">
            <text:p>0.341609743278</text:p>
          </table:table-cell>
          <table:table-cell table:number-columns-repeated="3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340272394146" calcext:value-type="float">
            <text:p>0.340272394146</text:p>
          </table:table-cell>
          <table:table-cell table:number-columns-repeated="3"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338934013552" calcext:value-type="float">
            <text:p>0.338934013552</text:p>
          </table:table-cell>
          <table:table-cell table:number-columns-repeated="3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337594606316" calcext:value-type="float">
            <text:p>0.337594606316</text:p>
          </table:table-cell>
          <table:table-cell table:number-columns-repeated="3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336254177276" calcext:value-type="float">
            <text:p>0.336254177276</text:p>
          </table:table-cell>
          <table:table-cell table:number-columns-repeated="3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334912731289" calcext:value-type="float">
            <text:p>0.334912731289</text:p>
          </table:table-cell>
          <table:table-cell table:number-columns-repeated="3"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333570273236" calcext:value-type="float">
            <text:p>0.333570273236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332226808013" calcext:value-type="float">
            <text:p>0.332226808013</text:p>
          </table:table-cell>
          <table:table-cell table:number-columns-repeated="3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330882340539" calcext:value-type="float">
            <text:p>0.330882340539</text:p>
          </table:table-cell>
          <table:table-cell table:number-columns-repeated="3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32953687575" calcext:value-type="float">
            <text:p>0.32953687575</text:p>
          </table:table-cell>
          <table:table-cell table:number-columns-repeated="3"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328190418605" calcext:value-type="float">
            <text:p>0.328190418605</text:p>
          </table:table-cell>
          <table:table-cell table:number-columns-repeated="3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32684297408" calcext:value-type="float">
            <text:p>0.32684297408</text:p>
          </table:table-cell>
          <table:table-cell table:number-columns-repeated="3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325494547172" calcext:value-type="float">
            <text:p>0.325494547172</text:p>
          </table:table-cell>
          <table:table-cell table:number-columns-repeated="3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324145142897" calcext:value-type="float">
            <text:p>0.324145142897</text:p>
          </table:table-cell>
          <table:table-cell table:number-columns-repeated="3"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322794766294" calcext:value-type="float">
            <text:p>0.322794766294</text:p>
          </table:table-cell>
          <table:table-cell table:number-columns-repeated="3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321443422417" calcext:value-type="float">
            <text:p>0.321443422417</text:p>
          </table:table-cell>
          <table:table-cell table:number-columns-repeated="3"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320091116343" calcext:value-type="float">
            <text:p>0.320091116343</text:p>
          </table:table-cell>
          <table:table-cell table:number-columns-repeated="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318737853169" calcext:value-type="float">
            <text:p>0.318737853169</text:p>
          </table:table-cell>
          <table:table-cell table:number-columns-repeated="3"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31738363801" calcext:value-type="float">
            <text:p>0.31738363801</text:p>
          </table:table-cell>
          <table:table-cell table:number-columns-repeated="3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316028476002" calcext:value-type="float">
            <text:p>0.316028476002</text:p>
          </table:table-cell>
          <table:table-cell table:number-columns-repeated="3"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314672372301" calcext:value-type="float">
            <text:p>0.314672372301</text:p>
          </table:table-cell>
          <table:table-cell table:number-columns-repeated="3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313315332084" calcext:value-type="float">
            <text:p>0.313315332084</text:p>
          </table:table-cell>
          <table:table-cell table:number-columns-repeated="3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311957360546" calcext:value-type="float">
            <text:p>0.311957360546</text:p>
          </table:table-cell>
          <table:table-cell table:number-columns-repeated="3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310598462901" calcext:value-type="float">
            <text:p>0.310598462901</text:p>
          </table:table-cell>
          <table:table-cell table:number-columns-repeated="3"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309238644388" calcext:value-type="float">
            <text:p>0.309238644388</text:p>
          </table:table-cell>
          <table:table-cell table:number-columns-repeated="3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307877910259" calcext:value-type="float">
            <text:p>0.307877910259</text:p>
          </table:table-cell>
          <table:table-cell table:number-columns-repeated="3"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306516265793" calcext:value-type="float">
            <text:p>0.306516265793</text:p>
          </table:table-cell>
          <table:table-cell table:number-columns-repeated="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305153716283" calcext:value-type="float">
            <text:p>0.305153716283</text:p>
          </table:table-cell>
          <table:table-cell table:number-columns-repeated="3"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303790267046" calcext:value-type="float">
            <text:p>0.303790267046</text:p>
          </table:table-cell>
          <table:table-cell table:number-columns-repeated="3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302425923418" calcext:value-type="float">
            <text:p>0.302425923418</text:p>
          </table:table-cell>
          <table:table-cell table:number-columns-repeated="3"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301060690754" calcext:value-type="float">
            <text:p>0.301060690754</text:p>
          </table:table-cell>
          <table:table-cell table:number-columns-repeated="3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299694574429" calcext:value-type="float">
            <text:p>0.299694574429</text:p>
          </table:table-cell>
          <table:table-cell table:number-columns-repeated="3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298327579841" calcext:value-type="float">
            <text:p>0.298327579841</text:p>
          </table:table-cell>
          <table:table-cell table:number-columns-repeated="3"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296959712404" calcext:value-type="float">
            <text:p>0.296959712404</text:p>
          </table:table-cell>
          <table:table-cell table:number-columns-repeated="3"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295590977555" calcext:value-type="float">
            <text:p>0.295590977555</text:p>
          </table:table-cell>
          <table:table-cell table:number-columns-repeated="3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294221380749" calcext:value-type="float">
            <text:p>0.294221380749</text:p>
          </table:table-cell>
          <table:table-cell table:number-columns-repeated="3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292850927464" calcext:value-type="float">
            <text:p>0.292850927464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291479623194" calcext:value-type="float">
            <text:p>0.291479623194</text:p>
          </table:table-cell>
          <table:table-cell table:number-columns-repeated="3"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290107473458" calcext:value-type="float">
            <text:p>0.290107473458</text:p>
          </table:table-cell>
          <table:table-cell table:number-columns-repeated="3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288734483791" calcext:value-type="float">
            <text:p>0.288734483791</text:p>
          </table:table-cell>
          <table:table-cell table:number-columns-repeated="3"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28736065975" calcext:value-type="float">
            <text:p>0.28736065975</text:p>
          </table:table-cell>
          <table:table-cell table:number-columns-repeated="3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285986006912" calcext:value-type="float">
            <text:p>0.285986006912</text:p>
          </table:table-cell>
          <table:table-cell table:number-columns-repeated="3"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284610530874" calcext:value-type="float">
            <text:p>0.284610530874</text:p>
          </table:table-cell>
          <table:table-cell table:number-columns-repeated="3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283234237254" calcext:value-type="float">
            <text:p>0.283234237254</text:p>
          </table:table-cell>
          <table:table-cell table:number-columns-repeated="3"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.281857131688" calcext:value-type="float">
            <text:p>0.281857131688</text:p>
          </table:table-cell>
          <table:table-cell table:number-columns-repeated="3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280479219836" calcext:value-type="float">
            <text:p>0.280479219836</text:p>
          </table:table-cell>
          <table:table-cell table:number-columns-repeated="3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279100507373" calcext:value-type="float">
            <text:p>0.27910050737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7721" calcext:value-type="float">
            <text:p>0.277721</text:p>
          </table:table-cell>
          <table:table-cell table:number-columns-repeated="3"/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.276340703434" calcext:value-type="float">
            <text:p>0.276340703434</text:p>
          </table:table-cell>
          <table:table-cell table:number-columns-repeated="3"/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274959623413" calcext:value-type="float">
            <text:p>0.274959623413</text:p>
          </table:table-cell>
          <table:table-cell table:number-columns-repeated="3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0.273577765698" calcext:value-type="float">
            <text:p>0.273577765698</text:p>
          </table:table-cell>
          <table:table-cell table:number-columns-repeated="3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272195136066" calcext:value-type="float">
            <text:p>0.272195136066</text:p>
          </table:table-cell>
          <table:table-cell table:number-columns-repeated="3"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270811740318" calcext:value-type="float">
            <text:p>0.270811740318</text:p>
          </table:table-cell>
          <table:table-cell table:number-columns-repeated="3"/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.269427584274" calcext:value-type="float">
            <text:p>0.269427584274</text:p>
          </table:table-cell>
          <table:table-cell table:number-columns-repeated="3"/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0.268042673772" calcext:value-type="float">
            <text:p>0.268042673772</text:p>
          </table:table-cell>
          <table:table-cell table:number-columns-repeated="3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266657014675" calcext:value-type="float">
            <text:p>0.266657014675</text:p>
          </table:table-cell>
          <table:table-cell table:number-columns-repeated="3"/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0.265270612862" calcext:value-type="float">
            <text:p>0.265270612862</text:p>
          </table:table-cell>
          <table:table-cell table:number-columns-repeated="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263883474235" calcext:value-type="float">
            <text:p>0.263883474235</text:p>
          </table:table-cell>
          <table:table-cell table:number-columns-repeated="3"/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0.262495604715" calcext:value-type="float">
            <text:p>0.262495604715</text:p>
          </table:table-cell>
          <table:table-cell table:number-columns-repeated="3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0.261107010244" calcext:value-type="float">
            <text:p>0.261107010244</text:p>
          </table:table-cell>
          <table:table-cell table:number-columns-repeated="3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0.259717696785" calcext:value-type="float">
            <text:p>0.259717696785</text:p>
          </table:table-cell>
          <table:table-cell table:number-columns-repeated="3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258327670319" calcext:value-type="float">
            <text:p>0.258327670319</text:p>
          </table:table-cell>
          <table:table-cell table:number-columns-repeated="3"/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0.25693693685" calcext:value-type="float">
            <text:p>0.25693693685</text:p>
          </table:table-cell>
          <table:table-cell table:number-columns-repeated="3"/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255545502401" calcext:value-type="float">
            <text:p>0.255545502401</text:p>
          </table:table-cell>
          <table:table-cell table:number-columns-repeated="3"/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0.254153373016" calcext:value-type="float">
            <text:p>0.254153373016</text:p>
          </table:table-cell>
          <table:table-cell table:number-columns-repeated="3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252760554759" calcext:value-type="float">
            <text:p>0.252760554759</text:p>
          </table:table-cell>
          <table:table-cell table:number-columns-repeated="3"/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0.251367053714" calcext:value-type="float">
            <text:p>0.251367053714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249972875988" calcext:value-type="float">
            <text:p>0.249972875988</text:p>
          </table:table-cell>
          <table:table-cell table:number-columns-repeated="3"/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0.248578027705" calcext:value-type="float">
            <text:p>0.248578027705</text:p>
          </table:table-cell>
          <table:table-cell table:number-columns-repeated="3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247182515011" calcext:value-type="float">
            <text:p>0.247182515011</text:p>
          </table:table-cell>
          <table:table-cell table:number-columns-repeated="3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245786344072" calcext:value-type="float">
            <text:p>0.245786344072</text:p>
          </table:table-cell>
          <table:table-cell table:number-columns-repeated="3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0.244389521077" calcext:value-type="float">
            <text:p>0.244389521077</text:p>
          </table:table-cell>
          <table:table-cell table:number-columns-repeated="3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242992052232" calcext:value-type="float">
            <text:p>0.242992052232</text:p>
          </table:table-cell>
          <table:table-cell table:number-columns-repeated="3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241593943764" calcext:value-type="float">
            <text:p>0.241593943764</text:p>
          </table:table-cell>
          <table:table-cell table:number-columns-repeated="3"/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0.240195201923" calcext:value-type="float">
            <text:p>0.240195201923</text:p>
          </table:table-cell>
          <table:table-cell table:number-columns-repeated="3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238795832978" calcext:value-type="float">
            <text:p>0.238795832978</text:p>
          </table:table-cell>
          <table:table-cell table:number-columns-repeated="3"/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237395843217" calcext:value-type="float">
            <text:p>0.237395843217</text:p>
          </table:table-cell>
          <table:table-cell table:number-columns-repeated="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235995238951" calcext:value-type="float">
            <text:p>0.235995238951</text:p>
          </table:table-cell>
          <table:table-cell table:number-columns-repeated="3"/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0.23459402651" calcext:value-type="float">
            <text:p>0.23459402651</text:p>
          </table:table-cell>
          <table:table-cell table:number-columns-repeated="3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233192212246" calcext:value-type="float">
            <text:p>0.233192212246</text:p>
          </table:table-cell>
          <table:table-cell table:number-columns-repeated="3"/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0.23178980253" calcext:value-type="float">
            <text:p>0.23178980253</text:p>
          </table:table-cell>
          <table:table-cell table:number-columns-repeated="3"/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230386803755" calcext:value-type="float">
            <text:p>0.230386803755</text:p>
          </table:table-cell>
          <table:table-cell table:number-columns-repeated="3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228983222332" calcext:value-type="float">
            <text:p>0.228983222332</text:p>
          </table:table-cell>
          <table:table-cell table:number-columns-repeated="3"/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227579064696" calcext:value-type="float">
            <text:p>0.227579064696</text:p>
          </table:table-cell>
          <table:table-cell table:number-columns-repeated="3"/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0.226174337301" calcext:value-type="float">
            <text:p>0.226174337301</text:p>
          </table:table-cell>
          <table:table-cell table:number-columns-repeated="3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224769046621" calcext:value-type="float">
            <text:p>0.224769046621</text:p>
          </table:table-cell>
          <table:table-cell table:number-columns-repeated="3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0.223363199151" calcext:value-type="float">
            <text:p>0.223363199151</text:p>
          </table:table-cell>
          <table:table-cell table:number-columns-repeated="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221956801407" calcext:value-type="float">
            <text:p>0.221956801407</text:p>
          </table:table-cell>
          <table:table-cell table:number-columns-repeated="3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0.220549859925" calcext:value-type="float">
            <text:p>0.220549859925</text:p>
          </table:table-cell>
          <table:table-cell table:number-columns-repeated="3"/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0.219142381263" calcext:value-type="float">
            <text:p>0.219142381263</text:p>
          </table:table-cell>
          <table:table-cell table:number-columns-repeated="3"/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0.217734371999" calcext:value-type="float">
            <text:p>0.217734371999</text:p>
          </table:table-cell>
          <table:table-cell table:number-columns-repeated="3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21632583873" calcext:value-type="float">
            <text:p>0.21632583873</text:p>
          </table:table-cell>
          <table:table-cell table:number-columns-repeated="3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0.214916788076" calcext:value-type="float">
            <text:p>0.214916788076</text:p>
          </table:table-cell>
          <table:table-cell table:number-columns-repeated="3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213507226677" calcext:value-type="float">
            <text:p>0.213507226677</text:p>
          </table:table-cell>
          <table:table-cell table:number-columns-repeated="3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212097161192" calcext:value-type="float">
            <text:p>0.212097161192</text:p>
          </table:table-cell>
          <table:table-cell table:number-columns-repeated="3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210686598303" calcext:value-type="float">
            <text:p>0.210686598303</text:p>
          </table:table-cell>
          <table:table-cell table:number-columns-repeated="3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0.209275544712" calcext:value-type="float">
            <text:p>0.209275544712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207864007141" calcext:value-type="float">
            <text:p>0.207864007141</text:p>
          </table:table-cell>
          <table:table-cell table:number-columns-repeated="3"/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0.206451992333" calcext:value-type="float">
            <text:p>0.206451992333</text:p>
          </table:table-cell>
          <table:table-cell table:number-columns-repeated="3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205039507053" calcext:value-type="float">
            <text:p>0.205039507053</text:p>
          </table:table-cell>
          <table:table-cell table:number-columns-repeated="3"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203626558083" calcext:value-type="float">
            <text:p>0.203626558083</text:p>
          </table:table-cell>
          <table:table-cell table:number-columns-repeated="3"/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202213152231" calcext:value-type="float">
            <text:p>0.202213152231</text:p>
          </table:table-cell>
          <table:table-cell table:number-columns-repeated="3"/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0.200799296322" calcext:value-type="float">
            <text:p>0.200799296322</text:p>
          </table:table-cell>
          <table:table-cell table:number-columns-repeated="3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.199384997203" calcext:value-type="float">
            <text:p>0.199384997203</text:p>
          </table:table-cell>
          <table:table-cell table:number-columns-repeated="3"/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197970261741" calcext:value-type="float">
            <text:p>0.197970261741</text:p>
          </table:table-cell>
          <table:table-cell table:number-columns-repeated="3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.196555096825" calcext:value-type="float">
            <text:p>0.196555096825</text:p>
          </table:table-cell>
          <table:table-cell table:number-columns-repeated="3"/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0.195139509363" calcext:value-type="float">
            <text:p>0.195139509363</text:p>
          </table:table-cell>
          <table:table-cell table:number-columns-repeated="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93723506286" calcext:value-type="float">
            <text:p>0.193723506286</text:p>
          </table:table-cell>
          <table:table-cell table:number-columns-repeated="3"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0.192307094544" calcext:value-type="float">
            <text:p>0.192307094544</text:p>
          </table:table-cell>
          <table:table-cell table:number-columns-repeated="3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190890281109" calcext:value-type="float">
            <text:p>0.190890281109</text:p>
          </table:table-cell>
          <table:table-cell table:number-columns-repeated="3"/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0.189473072972" calcext:value-type="float">
            <text:p>0.189473072972</text:p>
          </table:table-cell>
          <table:table-cell table:number-columns-repeated="3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188055477147" calcext:value-type="float">
            <text:p>0.188055477147</text:p>
          </table:table-cell>
          <table:table-cell table:number-columns-repeated="3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0.186637500667" calcext:value-type="float">
            <text:p>0.186637500667</text:p>
          </table:table-cell>
          <table:table-cell table:number-columns-repeated="3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185219150587" calcext:value-type="float">
            <text:p>0.185219150587</text:p>
          </table:table-cell>
          <table:table-cell table:number-columns-repeated="3"/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0.183800433982" calcext:value-type="float">
            <text:p>0.183800433982</text:p>
          </table:table-cell>
          <table:table-cell table:number-columns-repeated="3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.182381357949" calcext:value-type="float">
            <text:p>0.182381357949</text:p>
          </table:table-cell>
          <table:table-cell table:number-columns-repeated="3"/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0.180961929604" calcext:value-type="float">
            <text:p>0.180961929604</text:p>
          </table:table-cell>
          <table:table-cell table:number-columns-repeated="3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79542156085" calcext:value-type="float">
            <text:p>0.179542156085</text:p>
          </table:table-cell>
          <table:table-cell table:number-columns-repeated="3"/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0.178122044552" calcext:value-type="float">
            <text:p>0.178122044552</text:p>
          </table:table-cell>
          <table:table-cell table:number-columns-repeated="3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176701602183" calcext:value-type="float">
            <text:p>0.176701602183</text:p>
          </table:table-cell>
          <table:table-cell table:number-columns-repeated="3"/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0.175280836178" calcext:value-type="float">
            <text:p>0.175280836178</text:p>
          </table:table-cell>
          <table:table-cell table:number-columns-repeated="3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0.17385975376" calcext:value-type="float">
            <text:p>0.17385975376</text:p>
          </table:table-cell>
          <table:table-cell table:number-columns-repeated="3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0.17243836217" calcext:value-type="float">
            <text:p>0.17243836217</text:p>
          </table:table-cell>
          <table:table-cell table:number-columns-repeated="3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171016668672" calcext:value-type="float">
            <text:p>0.171016668672</text:p>
          </table:table-cell>
          <table:table-cell table:number-columns-repeated="3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169594680548" calcext:value-type="float">
            <text:p>0.169594680548</text:p>
          </table:table-cell>
          <table:table-cell table:number-columns-repeated="3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0.168172405104" calcext:value-type="float">
            <text:p>0.168172405104</text:p>
          </table:table-cell>
          <table:table-cell table:number-columns-repeated="3"/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0.166749849665" calcext:value-type="float">
            <text:p>0.166749849665</text:p>
          </table:table-cell>
          <table:table-cell table:number-columns-repeated="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65327021578" calcext:value-type="float">
            <text:p>0.165327021578</text:p>
          </table:table-cell>
          <table:table-cell table:number-columns-repeated="3"/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0.163903928209" calcext:value-type="float">
            <text:p>0.163903928209</text:p>
          </table:table-cell>
          <table:table-cell table:number-columns-repeated="3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0.162480576948" calcext:value-type="float">
            <text:p>0.162480576948</text:p>
          </table:table-cell>
          <table:table-cell table:number-columns-repeated="3"/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0.161056975203" calcext:value-type="float">
            <text:p>0.161056975203</text:p>
          </table:table-cell>
          <table:table-cell table:number-columns-repeated="3"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0.159633130405" calcext:value-type="float">
            <text:p>0.159633130405</text:p>
          </table:table-cell>
          <table:table-cell table:number-columns-repeated="3"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0.158209050003" calcext:value-type="float">
            <text:p>0.158209050003</text:p>
          </table:table-cell>
          <table:table-cell table:number-columns-repeated="3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156784741471" calcext:value-type="float">
            <text:p>0.156784741471</text:p>
          </table:table-cell>
          <table:table-cell table:number-columns-repeated="3"/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155360212301" calcext:value-type="float">
            <text:p>0.155360212301</text:p>
          </table:table-cell>
          <table:table-cell table:number-columns-repeated="3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.153935470007" calcext:value-type="float">
            <text:p>0.153935470007</text:p>
          </table:table-cell>
          <table:table-cell table:number-columns-repeated="3"/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0.152510522122" calcext:value-type="float">
            <text:p>0.152510522122</text:p>
          </table:table-cell>
          <table:table-cell table:number-columns-repeated="3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51085376204" calcext:value-type="float">
            <text:p>0.151085376204</text:p>
          </table:table-cell>
          <table:table-cell table:number-columns-repeated="3"/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0.149660039827" calcext:value-type="float">
            <text:p>0.149660039827</text:p>
          </table:table-cell>
          <table:table-cell table:number-columns-repeated="3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14823452059" calcext:value-type="float">
            <text:p>0.14823452059</text:p>
          </table:table-cell>
          <table:table-cell table:number-columns-repeated="3"/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0.146808826111" calcext:value-type="float">
            <text:p>0.146808826111</text:p>
          </table:table-cell>
          <table:table-cell table:number-columns-repeated="3"/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.145382964029" calcext:value-type="float">
            <text:p>0.145382964029</text:p>
          </table:table-cell>
          <table:table-cell table:number-columns-repeated="3"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0.143956942005" calcext:value-type="float">
            <text:p>0.143956942005</text:p>
          </table:table-cell>
          <table:table-cell table:number-columns-repeated="3"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142530767719" calcext:value-type="float">
            <text:p>0.142530767719</text:p>
          </table:table-cell>
          <table:table-cell table:number-columns-repeated="3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0.141104448874" calcext:value-type="float">
            <text:p>0.141104448874</text:p>
          </table:table-cell>
          <table:table-cell table:number-columns-repeated="3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0.139677993193" calcext:value-type="float">
            <text:p>0.139677993193</text:p>
          </table:table-cell>
          <table:table-cell table:number-columns-repeated="3"/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0.13825140842" calcext:value-type="float">
            <text:p>0.1382514084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682470232" calcext:value-type="float">
            <text:p>0.13682470232</text:p>
          </table:table-cell>
          <table:table-cell table:number-columns-repeated="3"/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0.135397882679" calcext:value-type="float">
            <text:p>0.135397882679</text:p>
          </table:table-cell>
          <table:table-cell table:number-columns-repeated="3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0.133970957303" calcext:value-type="float">
            <text:p>0.133970957303</text:p>
          </table:table-cell>
          <table:table-cell table:number-columns-repeated="3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0.132543934021" calcext:value-type="float">
            <text:p>0.132543934021</text:p>
          </table:table-cell>
          <table:table-cell table:number-columns-repeated="3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.131116820683" calcext:value-type="float">
            <text:p>0.131116820683</text:p>
          </table:table-cell>
          <table:table-cell table:number-columns-repeated="3"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129689625156" calcext:value-type="float">
            <text:p>0.129689625156</text:p>
          </table:table-cell>
          <table:table-cell table:number-columns-repeated="3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0.128262355333" calcext:value-type="float">
            <text:p>0.128262355333</text:p>
          </table:table-cell>
          <table:table-cell table:number-columns-repeated="3"/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0.126835019125" calcext:value-type="float">
            <text:p>0.126835019125</text:p>
          </table:table-cell>
          <table:table-cell table:number-columns-repeated="3"/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125407624466" calcext:value-type="float">
            <text:p>0.125407624466</text:p>
          </table:table-cell>
          <table:table-cell table:number-columns-repeated="3"/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0.123980179308" calcext:value-type="float">
            <text:p>0.123980179308</text:p>
          </table:table-cell>
          <table:table-cell table:number-columns-repeated="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22552691627" calcext:value-type="float">
            <text:p>0.122552691627</text:p>
          </table:table-cell>
          <table:table-cell table:number-columns-repeated="3"/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0.121125169419" calcext:value-type="float">
            <text:p>0.121125169419</text:p>
          </table:table-cell>
          <table:table-cell table:number-columns-repeated="3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.1196976207" calcext:value-type="float">
            <text:p>0.1196976207</text:p>
          </table:table-cell>
          <table:table-cell table:number-columns-repeated="3"/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0.118270053507" calcext:value-type="float">
            <text:p>0.118270053507</text:p>
          </table:table-cell>
          <table:table-cell table:number-columns-repeated="3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116842475901" calcext:value-type="float">
            <text:p>0.116842475901</text:p>
          </table:table-cell>
          <table:table-cell table:number-columns-repeated="3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0.11541489596" calcext:value-type="float">
            <text:p>0.11541489596</text:p>
          </table:table-cell>
          <table:table-cell table:number-columns-repeated="3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0.113987321786" calcext:value-type="float">
            <text:p>0.113987321786</text:p>
          </table:table-cell>
          <table:table-cell table:number-columns-repeated="3"/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0.1125597615" calcext:value-type="float">
            <text:p>0.1125597615</text:p>
          </table:table-cell>
          <table:table-cell table:number-columns-repeated="3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111132223245" calcext:value-type="float">
            <text:p>0.111132223245</text:p>
          </table:table-cell>
          <table:table-cell table:number-columns-repeated="3"/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0.109704715184" calcext:value-type="float">
            <text:p>0.109704715184</text:p>
          </table:table-cell>
          <table:table-cell table:number-columns-repeated="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108277245503" calcext:value-type="float">
            <text:p>0.108277245503</text:p>
          </table:table-cell>
          <table:table-cell table:number-columns-repeated="3"/>
        </table:table-row>
        <table:table-row table:style-name="ro1">
          <table:table-cell office:value-type="float" office:value="11.21" calcext:value-type="float">
            <text:p>11.21</text:p>
          </table:table-cell>
          <table:table-cell office:value-type="float" office:value="0.106849822408" calcext:value-type="float">
            <text:p>0.106849822408</text:p>
          </table:table-cell>
          <table:table-cell table:number-columns-repeated="3"/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0.105422454124" calcext:value-type="float">
            <text:p>0.105422454124</text:p>
          </table:table-cell>
          <table:table-cell table:number-columns-repeated="3"/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0.1039951489" calcext:value-type="float">
            <text:p>0.1039951489</text:p>
          </table:table-cell>
          <table:table-cell table:number-columns-repeated="3"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102567915006" calcext:value-type="float">
            <text:p>0.102567915006</text:p>
          </table:table-cell>
          <table:table-cell table:number-columns-repeated="3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0.101140760729" calcext:value-type="float">
            <text:p>0.101140760729</text:p>
          </table:table-cell>
          <table:table-cell table:number-columns-repeated="3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.0997136943821" calcext:value-type="float">
            <text:p>0.0997136943821</text:p>
          </table:table-cell>
          <table:table-cell table:number-columns-repeated="3"/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0.0982867242964" calcext:value-type="float">
            <text:p>0.0982867242964</text:p>
          </table:table-cell>
          <table:table-cell table:number-columns-repeated="3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0968598588246" calcext:value-type="float">
            <text:p>0.0968598588246</text:p>
          </table:table-cell>
          <table:table-cell table:number-columns-repeated="3"/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0.0954331063409" calcext:value-type="float">
            <text:p>0.0954331063409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0940064752399" calcext:value-type="float">
            <text:p>0.0940064752399</text:p>
          </table:table-cell>
          <table:table-cell table:number-columns-repeated="3"/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0.0925799739376" calcext:value-type="float">
            <text:p>0.0925799739376</text:p>
          </table:table-cell>
          <table:table-cell table:number-columns-repeated="3"/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0911536108709" calcext:value-type="float">
            <text:p>0.0911536108709</text:p>
          </table:table-cell>
          <table:table-cell table:number-columns-repeated="3"/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0897273944977" calcext:value-type="float">
            <text:p>0.0897273944977</text:p>
          </table:table-cell>
          <table:table-cell table:number-columns-repeated="3"/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0.0883013332969" calcext:value-type="float">
            <text:p>0.0883013332969</text:p>
          </table:table-cell>
          <table:table-cell table:number-columns-repeated="3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0.0868754357684" calcext:value-type="float">
            <text:p>0.0868754357684</text:p>
          </table:table-cell>
          <table:table-cell table:number-columns-repeated="3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0854497104331" calcext:value-type="float">
            <text:p>0.0854497104331</text:p>
          </table:table-cell>
          <table:table-cell table:number-columns-repeated="3"/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0.084024165833" calcext:value-type="float">
            <text:p>0.084024165833</text:p>
          </table:table-cell>
          <table:table-cell table:number-columns-repeated="3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0825988105311" calcext:value-type="float">
            <text:p>0.0825988105311</text:p>
          </table:table-cell>
          <table:table-cell table:number-columns-repeated="3"/>
        </table:table-row>
        <table:table-row table:style-name="ro1">
          <table:table-cell office:value-type="float" office:value="11.39" calcext:value-type="float">
            <text:p>11.39</text:p>
          </table:table-cell>
          <table:table-cell office:value-type="float" office:value="0.0811736531112" calcext:value-type="float">
            <text:p>0.0811736531112</text:p>
          </table:table-cell>
          <table:table-cell table:number-columns-repeated="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797487021783" calcext:value-type="float">
            <text:p>0.0797487021783</text:p>
          </table:table-cell>
          <table:table-cell table:number-columns-repeated="3"/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0.0783239663583" calcext:value-type="float">
            <text:p>0.0783239663583</text:p>
          </table:table-cell>
          <table:table-cell table:number-columns-repeated="3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0768994542984" calcext:value-type="float">
            <text:p>0.0768994542984</text:p>
          </table:table-cell>
          <table:table-cell table:number-columns-repeated="3"/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0.0754751746662" calcext:value-type="float">
            <text:p>0.0754751746662</text:p>
          </table:table-cell>
          <table:table-cell table:number-columns-repeated="3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.074051136151" calcext:value-type="float">
            <text:p>0.074051136151</text:p>
          </table:table-cell>
          <table:table-cell table:number-columns-repeated="3"/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0.0726273474625" calcext:value-type="float">
            <text:p>0.0726273474625</text:p>
          </table:table-cell>
          <table:table-cell table:number-columns-repeated="3"/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0.0712038173318" calcext:value-type="float">
            <text:p>0.0712038173318</text:p>
          </table:table-cell>
          <table:table-cell table:number-columns-repeated="3"/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0697805545108" calcext:value-type="float">
            <text:p>0.0697805545108</text:p>
          </table:table-cell>
          <table:table-cell table:number-columns-repeated="3"/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0683575677724" calcext:value-type="float">
            <text:p>0.0683575677724</text:p>
          </table:table-cell>
          <table:table-cell table:number-columns-repeated="3"/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0.0669348659105" calcext:value-type="float">
            <text:p>0.0669348659105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0655124577402" calcext:value-type="float">
            <text:p>0.0655124577402</text:p>
          </table:table-cell>
          <table:table-cell table:number-columns-repeated="3"/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0.0640903520972" calcext:value-type="float">
            <text:p>0.0640903520972</text:p>
          </table:table-cell>
          <table:table-cell table:number-columns-repeated="3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.0626685578384" calcext:value-type="float">
            <text:p>0.0626685578384</text:p>
          </table:table-cell>
          <table:table-cell table:number-columns-repeated="3"/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0.0612470838418" calcext:value-type="float">
            <text:p>0.0612470838418</text:p>
          </table:table-cell>
          <table:table-cell table:number-columns-repeated="3"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.0598259390062" calcext:value-type="float">
            <text:p>0.0598259390062</text:p>
          </table:table-cell>
          <table:table-cell table:number-columns-repeated="3"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0.0584051322513" calcext:value-type="float">
            <text:p>0.0584051322513</text:p>
          </table:table-cell>
          <table:table-cell table:number-columns-repeated="3"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056984672518" calcext:value-type="float">
            <text:p>0.056984672518</text:p>
          </table:table-cell>
          <table:table-cell table:number-columns-repeated="3"/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0.0555645687681" calcext:value-type="float">
            <text:p>0.0555645687681</text:p>
          </table:table-cell>
          <table:table-cell table:number-columns-repeated="3"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0541448299842" calcext:value-type="float">
            <text:p>0.0541448299842</text:p>
          </table:table-cell>
          <table:table-cell table:number-columns-repeated="3"/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0.05272546517" calcext:value-type="float">
            <text:p>0.05272546517</text:p>
          </table:table-cell>
          <table:table-cell table:number-columns-repeated="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0513064833503" calcext:value-type="float">
            <text:p>0.0513064833503</text:p>
          </table:table-cell>
          <table:table-cell table:number-columns-repeated="3"/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0.0498878935705" calcext:value-type="float">
            <text:p>0.0498878935705</text:p>
          </table:table-cell>
          <table:table-cell table:number-columns-repeated="3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.0484697048973" calcext:value-type="float">
            <text:p>0.0484697048973</text:p>
          </table:table-cell>
          <table:table-cell table:number-columns-repeated="3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0.0470519264181" calcext:value-type="float">
            <text:p>0.0470519264181</text:p>
          </table:table-cell>
          <table:table-cell table:number-columns-repeated="3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0.0456345672415" calcext:value-type="float">
            <text:p>0.0456345672415</text:p>
          </table:table-cell>
          <table:table-cell table:number-columns-repeated="3"/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0.0442176364968" calcext:value-type="float">
            <text:p>0.0442176364968</text:p>
          </table:table-cell>
          <table:table-cell table:number-columns-repeated="3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0428011433343" calcext:value-type="float">
            <text:p>0.0428011433343</text:p>
          </table:table-cell>
          <table:table-cell table:number-columns-repeated="3"/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0.0413850969253" calcext:value-type="float">
            <text:p>0.0413850969253</text:p>
          </table:table-cell>
          <table:table-cell table:number-columns-repeated="3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039969506462" calcext:value-type="float">
            <text:p>0.039969506462</text:p>
          </table:table-cell>
          <table:table-cell table:number-columns-repeated="3"/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0.0385543811574" calcext:value-type="float">
            <text:p>0.0385543811574</text:p>
          </table:table-cell>
          <table:table-cell table:number-columns-repeated="3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0371397302458" calcext:value-type="float">
            <text:p>0.0371397302458</text:p>
          </table:table-cell>
          <table:table-cell table:number-columns-repeated="3"/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0.0357255629818" calcext:value-type="float">
            <text:p>0.0357255629818</text:p>
          </table:table-cell>
          <table:table-cell table:number-columns-repeated="3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0343118886416" calcext:value-type="float">
            <text:p>0.0343118886416</text:p>
          </table:table-cell>
          <table:table-cell table:number-columns-repeated="3"/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0.0328987165217" calcext:value-type="float">
            <text:p>0.0328987165217</text:p>
          </table:table-cell>
          <table:table-cell table:number-columns-repeated="3"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.0314860559399" calcext:value-type="float">
            <text:p>0.0314860559399</text:p>
          </table:table-cell>
          <table:table-cell table:number-columns-repeated="3"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0.0300739162347" calcext:value-type="float">
            <text:p>0.0300739162347</text:p>
          </table:table-cell>
          <table:table-cell table:number-columns-repeated="3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0286623067655" calcext:value-type="float">
            <text:p>0.0286623067655</text:p>
          </table:table-cell>
          <table:table-cell table:number-columns-repeated="3"/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0.0272512369128" calcext:value-type="float">
            <text:p>0.0272512369128</text:p>
          </table:table-cell>
          <table:table-cell table:number-columns-repeated="3"/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0258407160776" calcext:value-type="float">
            <text:p>0.0258407160776</text:p>
          </table:table-cell>
          <table:table-cell table:number-columns-repeated="3"/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0.0244307536822" calcext:value-type="float">
            <text:p>0.0244307536822</text:p>
          </table:table-cell>
          <table:table-cell table:number-columns-repeated="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230213591693" calcext:value-type="float">
            <text:p>0.0230213591693</text:p>
          </table:table-cell>
          <table:table-cell table:number-columns-repeated="3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0216125420029" calcext:value-type="float">
            <text:p>0.0216125420029</text:p>
          </table:table-cell>
          <table:table-cell table:number-columns-repeated="3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.0202043116676" calcext:value-type="float">
            <text:p>0.0202043116676</text:p>
          </table:table-cell>
          <table:table-cell table:number-columns-repeated="3"/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0.0187966776689" calcext:value-type="float">
            <text:p>0.0187966776689</text:p>
          </table:table-cell>
          <table:table-cell table:number-columns-repeated="3"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0173896495332" calcext:value-type="float">
            <text:p>0.0173896495332</text:p>
          </table:table-cell>
          <table:table-cell table:number-columns-repeated="3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0159832368076" calcext:value-type="float">
            <text:p>0.0159832368076</text:p>
          </table:table-cell>
          <table:table-cell table:number-columns-repeated="3"/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0145774490601" calcext:value-type="float">
            <text:p>0.0145774490601</text:p>
          </table:table-cell>
          <table:table-cell table:number-columns-repeated="3"/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0.0131722958797" calcext:value-type="float">
            <text:p>0.0131722958797</text:p>
          </table:table-cell>
          <table:table-cell table:number-columns-repeated="3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0117677868759" calcext:value-type="float">
            <text:p>0.0117677868759</text:p>
          </table:table-cell>
          <table:table-cell table:number-columns-repeated="3"/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0.0103639316792" calcext:value-type="float">
            <text:p>0.0103639316792</text:p>
          </table:table-cell>
          <table:table-cell table:number-columns-repeated="3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00896073994095" calcext:value-type="float">
            <text:p>0.00896073994095</text:p>
          </table:table-cell>
          <table:table-cell table:number-columns-repeated="3"/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0.00755822133309" calcext:value-type="float">
            <text:p>0.00755822133309</text:p>
          </table:table-cell>
          <table:table-cell table:number-columns-repeated="3"/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0.0061563855485" calcext:value-type="float">
            <text:p>0.0061563855485</text:p>
          </table:table-cell>
          <table:table-cell table:number-columns-repeated="3"/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0.00475524230082" calcext:value-type="float">
            <text:p>0.00475524230082</text:p>
          </table:table-cell>
          <table:table-cell table:number-columns-repeated="3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00335480132443" calcext:value-type="float">
            <text:p>0.00335480132443</text:p>
          </table:table-cell>
          <table:table-cell table:number-columns-repeated="3"/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0.00195507237448" calcext:value-type="float">
            <text:p>0.00195507237448</text:p>
          </table:table-cell>
          <table:table-cell table:number-columns-repeated="3"/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0.000556065226882" calcext:value-type="float">
            <text:p>0.000556065226882</text:p>
          </table:table-cell>
          <table:table-cell table:number-columns-repeated="3"/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-0.000842210321698" calcext:value-type="float">
            <text:p>-0.000842210321698</text:p>
          </table:table-cell>
          <table:table-cell table:number-columns-repeated="3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-0.00223974445387" calcext:value-type="float">
            <text:p>-0.00223974445387</text:p>
          </table:table-cell>
          <table:table-cell table:number-columns-repeated="3"/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-0.0036365273315" calcext:value-type="float">
            <text:p>-0.00363652733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0503254909575" calcext:value-type="float">
            <text:p>-0.00503254909575</text:p>
          </table:table-cell>
          <table:table-cell table:number-columns-repeated="3"/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-0.00642779986704" calcext:value-type="float">
            <text:p>-0.00642779986704</text:p>
          </table:table-cell>
          <table:table-cell table:number-columns-repeated="3"/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-0.00782226974512" calcext:value-type="float">
            <text:p>-0.00782226974512</text:p>
          </table:table-cell>
          <table:table-cell table:number-columns-repeated="3"/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-0.00921594880902" calcext:value-type="float">
            <text:p>-0.00921594880902</text:p>
          </table:table-cell>
          <table:table-cell table:number-columns-repeated="3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-0.0106088271171" calcext:value-type="float">
            <text:p>-0.0106088271171</text:p>
          </table:table-cell>
          <table:table-cell table:number-columns-repeated="3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-0.012000894707" calcext:value-type="float">
            <text:p>-0.012000894707</text:p>
          </table:table-cell>
          <table:table-cell table:number-columns-repeated="3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0.0133921415958" calcext:value-type="float">
            <text:p>-0.0133921415958</text:p>
          </table:table-cell>
          <table:table-cell table:number-columns-repeated="3"/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-0.0147825577797" calcext:value-type="float">
            <text:p>-0.0147825577797</text:p>
          </table:table-cell>
          <table:table-cell table:number-columns-repeated="3"/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-0.0161721332346" calcext:value-type="float">
            <text:p>-0.0161721332346</text:p>
          </table:table-cell>
          <table:table-cell table:number-columns-repeated="3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-0.0175608579154" calcext:value-type="float">
            <text:p>-0.0175608579154</text:p>
          </table:table-cell>
          <table:table-cell table:number-columns-repeated="3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-0.0189487217566" calcext:value-type="float">
            <text:p>-0.0189487217566</text:p>
          </table:table-cell>
          <table:table-cell table:number-columns-repeated="3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-0.020335714672" calcext:value-type="float">
            <text:p>-0.020335714672</text:p>
          </table:table-cell>
          <table:table-cell table:number-columns-repeated="3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-0.0217218265548" calcext:value-type="float">
            <text:p>-0.0217218265548</text:p>
          </table:table-cell>
          <table:table-cell table:number-columns-repeated="3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-0.0231070472775" calcext:value-type="float">
            <text:p>-0.0231070472775</text:p>
          </table:table-cell>
          <table:table-cell table:number-columns-repeated="3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-0.0244913666923" calcext:value-type="float">
            <text:p>-0.0244913666923</text:p>
          </table:table-cell>
          <table:table-cell table:number-columns-repeated="3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0.0258747746305" calcext:value-type="float">
            <text:p>-0.0258747746305</text:p>
          </table:table-cell>
          <table:table-cell table:number-columns-repeated="3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-0.0272572609031" calcext:value-type="float">
            <text:p>-0.0272572609031</text:p>
          </table:table-cell>
          <table:table-cell table:number-columns-repeated="3"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-0.0286388153003" calcext:value-type="float">
            <text:p>-0.0286388153003</text:p>
          </table:table-cell>
          <table:table-cell table:number-columns-repeated="3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-0.0300194275918" calcext:value-type="float">
            <text:p>-0.0300194275918</text:p>
          </table:table-cell>
          <table:table-cell table:number-columns-repeated="3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-0.0313990875271" calcext:value-type="float">
            <text:p>-0.0313990875271</text:p>
          </table:table-cell>
          <table:table-cell table:number-columns-repeated="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0.0327777848346" calcext:value-type="float">
            <text:p>-0.0327777848346</text:p>
          </table:table-cell>
          <table:table-cell table:number-columns-repeated="3"/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-0.0341555092227" calcext:value-type="float">
            <text:p>-0.0341555092227</text:p>
          </table:table-cell>
          <table:table-cell table:number-columns-repeated="3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-0.0355322503791" calcext:value-type="float">
            <text:p>-0.0355322503791</text:p>
          </table:table-cell>
          <table:table-cell table:number-columns-repeated="3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-0.0369079979709" calcext:value-type="float">
            <text:p>-0.0369079979709</text:p>
          </table:table-cell>
          <table:table-cell table:number-columns-repeated="3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-0.038282741645" calcext:value-type="float">
            <text:p>-0.038282741645</text:p>
          </table:table-cell>
          <table:table-cell table:number-columns-repeated="3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-0.0396564710275" calcext:value-type="float">
            <text:p>-0.0396564710275</text:p>
          </table:table-cell>
          <table:table-cell table:number-columns-repeated="3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-0.0410291757244" calcext:value-type="float">
            <text:p>-0.0410291757244</text:p>
          </table:table-cell>
          <table:table-cell table:number-columns-repeated="3"/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-0.042400845321" calcext:value-type="float">
            <text:p>-0.042400845321</text:p>
          </table:table-cell>
          <table:table-cell table:number-columns-repeated="3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-0.0437714693822" calcext:value-type="float">
            <text:p>-0.0437714693822</text:p>
          </table:table-cell>
          <table:table-cell table:number-columns-repeated="3"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-0.0451410374527" calcext:value-type="float">
            <text:p>-0.0451410374527</text:p>
          </table:table-cell>
          <table:table-cell table:number-columns-repeated="3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0.0465095390565" calcext:value-type="float">
            <text:p>-0.0465095390565</text:p>
          </table:table-cell>
          <table:table-cell table:number-columns-repeated="3"/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-0.0478769636974" calcext:value-type="float">
            <text:p>-0.0478769636974</text:p>
          </table:table-cell>
          <table:table-cell table:number-columns-repeated="3"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-0.0492433008589" calcext:value-type="float">
            <text:p>-0.0492433008589</text:p>
          </table:table-cell>
          <table:table-cell table:number-columns-repeated="3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-0.0506085400039" calcext:value-type="float">
            <text:p>-0.0506085400039</text:p>
          </table:table-cell>
          <table:table-cell table:number-columns-repeated="3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-0.0519726705751" calcext:value-type="float">
            <text:p>-0.0519726705751</text:p>
          </table:table-cell>
          <table:table-cell table:number-columns-repeated="3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-0.0533356819949" calcext:value-type="float">
            <text:p>-0.0533356819949</text:p>
          </table:table-cell>
          <table:table-cell table:number-columns-repeated="3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-0.0546975636653" calcext:value-type="float">
            <text:p>-0.0546975636653</text:p>
          </table:table-cell>
          <table:table-cell table:number-columns-repeated="3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-0.056058304968" calcext:value-type="float">
            <text:p>-0.056058304968</text:p>
          </table:table-cell>
          <table:table-cell table:number-columns-repeated="3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-0.0574178952644" calcext:value-type="float">
            <text:p>-0.0574178952644</text:p>
          </table:table-cell>
          <table:table-cell table:number-columns-repeated="3"/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-0.0587763238956" calcext:value-type="float">
            <text:p>-0.0587763238956</text:p>
          </table:table-cell>
          <table:table-cell table:number-columns-repeated="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0.0601335801827" calcext:value-type="float">
            <text:p>-0.0601335801827</text:p>
          </table:table-cell>
          <table:table-cell table:number-columns-repeated="3"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-0.0614896534261" calcext:value-type="float">
            <text:p>-0.0614896534261</text:p>
          </table:table-cell>
          <table:table-cell table:number-columns-repeated="3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-0.0628445329064" calcext:value-type="float">
            <text:p>-0.0628445329064</text:p>
          </table:table-cell>
          <table:table-cell table:number-columns-repeated="3"/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-0.0641982078836" calcext:value-type="float">
            <text:p>-0.0641982078836</text:p>
          </table:table-cell>
          <table:table-cell table:number-columns-repeated="3"/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-0.0655506675978" calcext:value-type="float">
            <text:p>-0.0655506675978</text:p>
          </table:table-cell>
          <table:table-cell table:number-columns-repeated="3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0.0669019012688" calcext:value-type="float">
            <text:p>-0.0669019012688</text:p>
          </table:table-cell>
          <table:table-cell table:number-columns-repeated="3"/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-0.0682518980961" calcext:value-type="float">
            <text:p>-0.0682518980961</text:p>
          </table:table-cell>
          <table:table-cell table:number-columns-repeated="3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-0.0696006472593" calcext:value-type="float">
            <text:p>-0.0696006472593</text:p>
          </table:table-cell>
          <table:table-cell table:number-columns-repeated="3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-0.0709481379175" calcext:value-type="float">
            <text:p>-0.0709481379175</text:p>
          </table:table-cell>
          <table:table-cell table:number-columns-repeated="3"/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-0.0722943592101" calcext:value-type="float">
            <text:p>-0.0722943592101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0.0736393002562" calcext:value-type="float">
            <text:p>-0.0736393002562</text:p>
          </table:table-cell>
          <table:table-cell table:number-columns-repeated="3"/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-0.0749829501546" calcext:value-type="float">
            <text:p>-0.0749829501546</text:p>
          </table:table-cell>
          <table:table-cell table:number-columns-repeated="3"/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-0.0763252979842" calcext:value-type="float">
            <text:p>-0.0763252979842</text:p>
          </table:table-cell>
          <table:table-cell table:number-columns-repeated="3"/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-0.0776663328041" calcext:value-type="float">
            <text:p>-0.0776663328041</text:p>
          </table:table-cell>
          <table:table-cell table:number-columns-repeated="3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-0.0790060436528" calcext:value-type="float">
            <text:p>-0.0790060436528</text:p>
          </table:table-cell>
          <table:table-cell table:number-columns-repeated="3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-0.0803444195493" calcext:value-type="float">
            <text:p>-0.0803444195493</text:p>
          </table:table-cell>
          <table:table-cell table:number-columns-repeated="3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-0.0816814494922" calcext:value-type="float">
            <text:p>-0.0816814494922</text:p>
          </table:table-cell>
          <table:table-cell table:number-columns-repeated="3"/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-0.0830171224603" calcext:value-type="float">
            <text:p>-0.0830171224603</text:p>
          </table:table-cell>
          <table:table-cell table:number-columns-repeated="3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-0.0843514274125" calcext:value-type="float">
            <text:p>-0.0843514274125</text:p>
          </table:table-cell>
          <table:table-cell table:number-columns-repeated="3"/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-0.0856843532875" calcext:value-type="float">
            <text:p>-0.0856843532875</text:p>
          </table:table-cell>
          <table:table-cell table:number-columns-repeated="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0.0870158890042" calcext:value-type="float">
            <text:p>-0.0870158890042</text:p>
          </table:table-cell>
          <table:table-cell table:number-columns-repeated="3"/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-0.0883460234616" calcext:value-type="float">
            <text:p>-0.0883460234616</text:p>
          </table:table-cell>
          <table:table-cell table:number-columns-repeated="3"/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-0.0896747455387" calcext:value-type="float">
            <text:p>-0.0896747455387</text:p>
          </table:table-cell>
          <table:table-cell table:number-columns-repeated="3"/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-0.0910020440948" calcext:value-type="float">
            <text:p>-0.0910020440948</text:p>
          </table:table-cell>
          <table:table-cell table:number-columns-repeated="3"/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-0.092327907969" calcext:value-type="float">
            <text:p>-0.092327907969</text:p>
          </table:table-cell>
          <table:table-cell table:number-columns-repeated="3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-0.093652325981" calcext:value-type="float">
            <text:p>-0.093652325981</text:p>
          </table:table-cell>
          <table:table-cell table:number-columns-repeated="3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-0.0949752869302" calcext:value-type="float">
            <text:p>-0.0949752869302</text:p>
          </table:table-cell>
          <table:table-cell table:number-columns-repeated="3"/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-0.0962967795964" calcext:value-type="float">
            <text:p>-0.0962967795964</text:p>
          </table:table-cell>
          <table:table-cell table:number-columns-repeated="3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-0.0976167927398" calcext:value-type="float">
            <text:p>-0.0976167927398</text:p>
          </table:table-cell>
          <table:table-cell table:number-columns-repeated="3"/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-0.0989353151005" calcext:value-type="float">
            <text:p>-0.0989353151005</text:p>
          </table:table-cell>
          <table:table-cell table:number-columns-repeated="3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-0.100252335399" calcext:value-type="float">
            <text:p>-0.100252335399</text:p>
          </table:table-cell>
          <table:table-cell table:number-columns-repeated="3"/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-0.101567842336" calcext:value-type="float">
            <text:p>-0.101567842336</text:p>
          </table:table-cell>
          <table:table-cell table:number-columns-repeated="3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-0.102881824593" calcext:value-type="float">
            <text:p>-0.102881824593</text:p>
          </table:table-cell>
          <table:table-cell table:number-columns-repeated="3"/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-0.10419427083" calcext:value-type="float">
            <text:p>-0.10419427083</text:p>
          </table:table-cell>
          <table:table-cell table:number-columns-repeated="3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-0.10550516969" calcext:value-type="float">
            <text:p>-0.10550516969</text:p>
          </table:table-cell>
          <table:table-cell table:number-columns-repeated="3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106814509795" calcext:value-type="float">
            <text:p>-0.106814509795</text:p>
          </table:table-cell>
          <table:table-cell table:number-columns-repeated="3"/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-0.108122279746" calcext:value-type="float">
            <text:p>-0.108122279746</text:p>
          </table:table-cell>
          <table:table-cell table:number-columns-repeated="3"/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-0.109428468127" calcext:value-type="float">
            <text:p>-0.109428468127</text:p>
          </table:table-cell>
          <table:table-cell table:number-columns-repeated="3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-0.110733063501" calcext:value-type="float">
            <text:p>-0.110733063501</text:p>
          </table:table-cell>
          <table:table-cell table:number-columns-repeated="3"/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-0.112036054411" calcext:value-type="float">
            <text:p>-0.112036054411</text:p>
          </table:table-cell>
          <table:table-cell table:number-columns-repeated="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-0.113337429381" calcext:value-type="float">
            <text:p>-0.113337429381</text:p>
          </table:table-cell>
          <table:table-cell table:number-columns-repeated="3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-0.114637176917" calcext:value-type="float">
            <text:p>-0.114637176917</text:p>
          </table:table-cell>
          <table:table-cell table:number-columns-repeated="3"/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-0.115935285502" calcext:value-type="float">
            <text:p>-0.115935285502</text:p>
          </table:table-cell>
          <table:table-cell table:number-columns-repeated="3"/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-0.117231743603" calcext:value-type="float">
            <text:p>-0.117231743603</text:p>
          </table:table-cell>
          <table:table-cell table:number-columns-repeated="3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-0.118526539665" calcext:value-type="float">
            <text:p>-0.118526539665</text:p>
          </table:table-cell>
          <table:table-cell table:number-columns-repeated="3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-0.119819662114" calcext:value-type="float">
            <text:p>-0.119819662114</text:p>
          </table:table-cell>
          <table:table-cell table:number-columns-repeated="3"/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-0.121111099359" calcext:value-type="float">
            <text:p>-0.121111099359</text:p>
          </table:table-cell>
          <table:table-cell table:number-columns-repeated="3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-0.122400839787" calcext:value-type="float">
            <text:p>-0.122400839787</text:p>
          </table:table-cell>
          <table:table-cell table:number-columns-repeated="3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-0.123688871766" calcext:value-type="float">
            <text:p>-0.123688871766</text:p>
          </table:table-cell>
          <table:table-cell table:number-columns-repeated="3"/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-0.124975183645" calcext:value-type="float">
            <text:p>-0.124975183645</text:p>
          </table:table-cell>
          <table:table-cell table:number-columns-repeated="3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-0.126259763754" calcext:value-type="float">
            <text:p>-0.126259763754</text:p>
          </table:table-cell>
          <table:table-cell table:number-columns-repeated="3"/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-0.127542600404" calcext:value-type="float">
            <text:p>-0.127542600404</text:p>
          </table:table-cell>
          <table:table-cell table:number-columns-repeated="3"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-0.128823681885" calcext:value-type="float">
            <text:p>-0.128823681885</text:p>
          </table:table-cell>
          <table:table-cell table:number-columns-repeated="3"/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-0.130102996469" calcext:value-type="float">
            <text:p>-0.130102996469</text:p>
          </table:table-cell>
          <table:table-cell table:number-columns-repeated="3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-0.131380532409" calcext:value-type="float">
            <text:p>-0.131380532409</text:p>
          </table:table-cell>
          <table:table-cell table:number-columns-repeated="3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-0.132656277938" calcext:value-type="float">
            <text:p>-0.132656277938</text:p>
          </table:table-cell>
          <table:table-cell table:number-columns-repeated="3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-0.13393022127" calcext:value-type="float">
            <text:p>-0.13393022127</text:p>
          </table:table-cell>
          <table:table-cell table:number-columns-repeated="3"/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-0.135202350601" calcext:value-type="float">
            <text:p>-0.135202350601</text:p>
          </table:table-cell>
          <table:table-cell table:number-columns-repeated="3"/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-0.136472654107" calcext:value-type="float">
            <text:p>-0.136472654107</text:p>
          </table:table-cell>
          <table:table-cell table:number-columns-repeated="3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-0.137741119943" calcext:value-type="float">
            <text:p>-0.13774111994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39007736249" calcext:value-type="float">
            <text:p>-0.139007736249</text:p>
          </table:table-cell>
          <table:table-cell table:number-columns-repeated="3"/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-0.140272491141" calcext:value-type="float">
            <text:p>-0.140272491141</text:p>
          </table:table-cell>
          <table:table-cell table:number-columns-repeated="3"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-0.141535372721" calcext:value-type="float">
            <text:p>-0.141535372721</text:p>
          </table:table-cell>
          <table:table-cell table:number-columns-repeated="3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-0.142796369068" calcext:value-type="float">
            <text:p>-0.142796369068</text:p>
          </table:table-cell>
          <table:table-cell table:number-columns-repeated="3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-0.144055468244" calcext:value-type="float">
            <text:p>-0.144055468244</text:p>
          </table:table-cell>
          <table:table-cell table:number-columns-repeated="3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-0.145312658291" calcext:value-type="float">
            <text:p>-0.145312658291</text:p>
          </table:table-cell>
          <table:table-cell table:number-columns-repeated="3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-0.146567927234" calcext:value-type="float">
            <text:p>-0.146567927234</text:p>
          </table:table-cell>
          <table:table-cell table:number-columns-repeated="3"/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-0.147821263077" calcext:value-type="float">
            <text:p>-0.147821263077</text:p>
          </table:table-cell>
          <table:table-cell table:number-columns-repeated="3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-0.149072653806" calcext:value-type="float">
            <text:p>-0.149072653806</text:p>
          </table:table-cell>
          <table:table-cell table:number-columns-repeated="3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-0.150322087388" calcext:value-type="float">
            <text:p>-0.150322087388</text:p>
          </table:table-cell>
          <table:table-cell table:number-columns-repeated="3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-0.151569551771" calcext:value-type="float">
            <text:p>-0.151569551771</text:p>
          </table:table-cell>
          <table:table-cell table:number-columns-repeated="3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-0.152815034884" calcext:value-type="float">
            <text:p>-0.152815034884</text:p>
          </table:table-cell>
          <table:table-cell table:number-columns-repeated="3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-0.154058524637" calcext:value-type="float">
            <text:p>-0.154058524637</text:p>
          </table:table-cell>
          <table:table-cell table:number-columns-repeated="3"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-0.155300008924" calcext:value-type="float">
            <text:p>-0.155300008924</text:p>
          </table:table-cell>
          <table:table-cell table:number-columns-repeated="3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-0.156539475617" calcext:value-type="float">
            <text:p>-0.156539475617</text:p>
          </table:table-cell>
          <table:table-cell table:number-columns-repeated="3"/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-0.157776912569" calcext:value-type="float">
            <text:p>-0.157776912569</text:p>
          </table:table-cell>
          <table:table-cell table:number-columns-repeated="3"/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-0.159012307618" calcext:value-type="float">
            <text:p>-0.159012307618</text:p>
          </table:table-cell>
          <table:table-cell table:number-columns-repeated="3"/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-0.160245648579" calcext:value-type="float">
            <text:p>-0.160245648579</text:p>
          </table:table-cell>
          <table:table-cell table:number-columns-repeated="3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-0.161476923252" calcext:value-type="float">
            <text:p>-0.161476923252</text:p>
          </table:table-cell>
          <table:table-cell table:number-columns-repeated="3"/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-0.162706119417" calcext:value-type="float">
            <text:p>-0.162706119417</text:p>
          </table:table-cell>
          <table:table-cell table:number-columns-repeated="3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0.163933224834" calcext:value-type="float">
            <text:p>-0.163933224834</text:p>
          </table:table-cell>
          <table:table-cell table:number-columns-repeated="3"/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-0.165158227246" calcext:value-type="float">
            <text:p>-0.165158227246</text:p>
          </table:table-cell>
          <table:table-cell table:number-columns-repeated="3"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-0.166381114378" calcext:value-type="float">
            <text:p>-0.166381114378</text:p>
          </table:table-cell>
          <table:table-cell table:number-columns-repeated="3"/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-0.167601873936" calcext:value-type="float">
            <text:p>-0.167601873936</text:p>
          </table:table-cell>
          <table:table-cell table:number-columns-repeated="3"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-0.168820493607" calcext:value-type="float">
            <text:p>-0.168820493607</text:p>
          </table:table-cell>
          <table:table-cell table:number-columns-repeated="3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-0.170036961059" calcext:value-type="float">
            <text:p>-0.170036961059</text:p>
          </table:table-cell>
          <table:table-cell table:number-columns-repeated="3"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-0.171251263945" calcext:value-type="float">
            <text:p>-0.171251263945</text:p>
          </table:table-cell>
          <table:table-cell table:number-columns-repeated="3"/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-0.172463389894" calcext:value-type="float">
            <text:p>-0.172463389894</text:p>
          </table:table-cell>
          <table:table-cell table:number-columns-repeated="3"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-0.173673326523" calcext:value-type="float">
            <text:p>-0.173673326523</text:p>
          </table:table-cell>
          <table:table-cell table:number-columns-repeated="3"/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-0.174881061426" calcext:value-type="float">
            <text:p>-0.174881061426</text:p>
          </table:table-cell>
          <table:table-cell table:number-columns-repeated="3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-0.176086582181" calcext:value-type="float">
            <text:p>-0.176086582181</text:p>
          </table:table-cell>
          <table:table-cell table:number-columns-repeated="3"/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-0.177289876346" calcext:value-type="float">
            <text:p>-0.177289876346</text:p>
          </table:table-cell>
          <table:table-cell table:number-columns-repeated="3"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-0.178490931464" calcext:value-type="float">
            <text:p>-0.178490931464</text:p>
          </table:table-cell>
          <table:table-cell table:number-columns-repeated="3"/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-0.179689735056" calcext:value-type="float">
            <text:p>-0.179689735056</text:p>
          </table:table-cell>
          <table:table-cell table:number-columns-repeated="3"/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-0.180886274627" calcext:value-type="float">
            <text:p>-0.180886274627</text:p>
          </table:table-cell>
          <table:table-cell table:number-columns-repeated="3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-0.182080537665" calcext:value-type="float">
            <text:p>-0.182080537665</text:p>
          </table:table-cell>
          <table:table-cell table:number-columns-repeated="3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-0.183272511636" calcext:value-type="float">
            <text:p>-0.183272511636</text:p>
          </table:table-cell>
          <table:table-cell table:number-columns-repeated="3"/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-0.184462183992" calcext:value-type="float">
            <text:p>-0.184462183992</text:p>
          </table:table-cell>
          <table:table-cell table:number-columns-repeated="3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-0.185649542166" calcext:value-type="float">
            <text:p>-0.185649542166</text:p>
          </table:table-cell>
          <table:table-cell table:number-columns-repeated="3"/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-0.186834573571" calcext:value-type="float">
            <text:p>-0.186834573571</text:p>
          </table:table-cell>
          <table:table-cell table:number-columns-repeated="3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-0.188017265604" calcext:value-type="float">
            <text:p>-0.188017265604</text:p>
          </table:table-cell>
          <table:table-cell table:number-columns-repeated="3"/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-0.189197605645" calcext:value-type="float">
            <text:p>-0.189197605645</text:p>
          </table:table-cell>
          <table:table-cell table:number-columns-repeated="3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-0.190375581053" calcext:value-type="float">
            <text:p>-0.190375581053</text:p>
          </table:table-cell>
          <table:table-cell table:number-columns-repeated="3"/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-0.191551179171" calcext:value-type="float">
            <text:p>-0.191551179171</text:p>
          </table:table-cell>
          <table:table-cell table:number-columns-repeated="3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-0.192724387325" calcext:value-type="float">
            <text:p>-0.192724387325</text:p>
          </table:table-cell>
          <table:table-cell table:number-columns-repeated="3"/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-0.193895192822" calcext:value-type="float">
            <text:p>-0.193895192822</text:p>
          </table:table-cell>
          <table:table-cell table:number-columns-repeated="3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-0.195063582952" calcext:value-type="float">
            <text:p>-0.195063582952</text:p>
          </table:table-cell>
          <table:table-cell table:number-columns-repeated="3"/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-0.196229544986" calcext:value-type="float">
            <text:p>-0.196229544986</text:p>
          </table:table-cell>
          <table:table-cell table:number-columns-repeated="3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-0.197393066178" calcext:value-type="float">
            <text:p>-0.197393066178</text:p>
          </table:table-cell>
          <table:table-cell table:number-columns-repeated="3"/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-0.198554133766" calcext:value-type="float">
            <text:p>-0.198554133766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0.199712734968" calcext:value-type="float">
            <text:p>-0.199712734968</text:p>
          </table:table-cell>
          <table:table-cell table:number-columns-repeated="3"/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-0.200868856986" calcext:value-type="float">
            <text:p>-0.200868856986</text:p>
          </table:table-cell>
          <table:table-cell table:number-columns-repeated="3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-0.202022487003" calcext:value-type="float">
            <text:p>-0.202022487003</text:p>
          </table:table-cell>
          <table:table-cell table:number-columns-repeated="3"/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-0.203173612187" calcext:value-type="float">
            <text:p>-0.203173612187</text:p>
          </table:table-cell>
          <table:table-cell table:number-columns-repeated="3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-0.204322219685" calcext:value-type="float">
            <text:p>-0.204322219685</text:p>
          </table:table-cell>
          <table:table-cell table:number-columns-repeated="3"/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-0.20546829663" calcext:value-type="float">
            <text:p>-0.20546829663</text:p>
          </table:table-cell>
          <table:table-cell table:number-columns-repeated="3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-0.206611830135" calcext:value-type="float">
            <text:p>-0.206611830135</text:p>
          </table:table-cell>
          <table:table-cell table:number-columns-repeated="3"/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-0.207752807298" calcext:value-type="float">
            <text:p>-0.207752807298</text:p>
          </table:table-cell>
          <table:table-cell table:number-columns-repeated="3"/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-0.208891215197" calcext:value-type="float">
            <text:p>-0.208891215197</text:p>
          </table:table-cell>
          <table:table-cell table:number-columns-repeated="3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-0.210027040896" calcext:value-type="float">
            <text:p>-0.210027040896</text:p>
          </table:table-cell>
          <table:table-cell table:number-columns-repeated="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-0.211160271438" calcext:value-type="float">
            <text:p>-0.211160271438</text:p>
          </table:table-cell>
          <table:table-cell table:number-columns-repeated="3"/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-0.212290893853" calcext:value-type="float">
            <text:p>-0.212290893853</text:p>
          </table:table-cell>
          <table:table-cell table:number-columns-repeated="3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-0.213418895149" calcext:value-type="float">
            <text:p>-0.213418895149</text:p>
          </table:table-cell>
          <table:table-cell table:number-columns-repeated="3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-0.214544262322" calcext:value-type="float">
            <text:p>-0.214544262322</text:p>
          </table:table-cell>
          <table:table-cell table:number-columns-repeated="3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-0.215666982347" calcext:value-type="float">
            <text:p>-0.215666982347</text:p>
          </table:table-cell>
          <table:table-cell table:number-columns-repeated="3"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-0.216787042183" calcext:value-type="float">
            <text:p>-0.216787042183</text:p>
          </table:table-cell>
          <table:table-cell table:number-columns-repeated="3"/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-0.217904428774" calcext:value-type="float">
            <text:p>-0.217904428774</text:p>
          </table:table-cell>
          <table:table-cell table:number-columns-repeated="3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-0.219019129044" calcext:value-type="float">
            <text:p>-0.219019129044</text:p>
          </table:table-cell>
          <table:table-cell table:number-columns-repeated="3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-0.220131129901" calcext:value-type="float">
            <text:p>-0.220131129901</text:p>
          </table:table-cell>
          <table:table-cell table:number-columns-repeated="3"/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-0.221240418238" calcext:value-type="float">
            <text:p>-0.221240418238</text:p>
          </table:table-cell>
          <table:table-cell table:number-columns-repeated="3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-0.222346980929" calcext:value-type="float">
            <text:p>-0.222346980929</text:p>
          </table:table-cell>
          <table:table-cell table:number-columns-repeated="3"/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-0.223450804831" calcext:value-type="float">
            <text:p>-0.223450804831</text:p>
          </table:table-cell>
          <table:table-cell table:number-columns-repeated="3"/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-0.224551876787" calcext:value-type="float">
            <text:p>-0.224551876787</text:p>
          </table:table-cell>
          <table:table-cell table:number-columns-repeated="3"/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-0.22565018362" calcext:value-type="float">
            <text:p>-0.22565018362</text:p>
          </table:table-cell>
          <table:table-cell table:number-columns-repeated="3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-0.226745712138" calcext:value-type="float">
            <text:p>-0.226745712138</text:p>
          </table:table-cell>
          <table:table-cell table:number-columns-repeated="3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-0.227838449132" calcext:value-type="float">
            <text:p>-0.227838449132</text:p>
          </table:table-cell>
          <table:table-cell table:number-columns-repeated="3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-0.228928381377" calcext:value-type="float">
            <text:p>-0.228928381377</text:p>
          </table:table-cell>
          <table:table-cell table:number-columns-repeated="3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-0.23001549563" calcext:value-type="float">
            <text:p>-0.23001549563</text:p>
          </table:table-cell>
          <table:table-cell table:number-columns-repeated="3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0.231099778632" calcext:value-type="float">
            <text:p>-0.231099778632</text:p>
          </table:table-cell>
          <table:table-cell table:number-columns-repeated="3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-0.232181217109" calcext:value-type="float">
            <text:p>-0.232181217109</text:p>
          </table:table-cell>
          <table:table-cell table:number-columns-repeated="3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0.233259797769" calcext:value-type="float">
            <text:p>-0.233259797769</text:p>
          </table:table-cell>
          <table:table-cell table:number-columns-repeated="3"/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-0.234335507304" calcext:value-type="float">
            <text:p>-0.234335507304</text:p>
          </table:table-cell>
          <table:table-cell table:number-columns-repeated="3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-0.235408332389" calcext:value-type="float">
            <text:p>-0.235408332389</text:p>
          </table:table-cell>
          <table:table-cell table:number-columns-repeated="3"/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-0.236478259684" calcext:value-type="float">
            <text:p>-0.236478259684</text:p>
          </table:table-cell>
          <table:table-cell table:number-columns-repeated="3"/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-0.237545275832" calcext:value-type="float">
            <text:p>-0.237545275832</text:p>
          </table:table-cell>
          <table:table-cell table:number-columns-repeated="3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-0.238609367459" calcext:value-type="float">
            <text:p>-0.238609367459</text:p>
          </table:table-cell>
          <table:table-cell table:number-columns-repeated="3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-0.239670521177" calcext:value-type="float">
            <text:p>-0.239670521177</text:p>
          </table:table-cell>
          <table:table-cell table:number-columns-repeated="3"/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-0.240728723579" calcext:value-type="float">
            <text:p>-0.240728723579</text:p>
          </table:table-cell>
          <table:table-cell table:number-columns-repeated="3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-0.241783961245" calcext:value-type="float">
            <text:p>-0.241783961245</text:p>
          </table:table-cell>
          <table:table-cell table:number-columns-repeated="3"/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-0.242836220736" calcext:value-type="float">
            <text:p>-0.242836220736</text:p>
          </table:table-cell>
          <table:table-cell table:number-columns-repeated="3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-0.243885488599" calcext:value-type="float">
            <text:p>-0.243885488599</text:p>
          </table:table-cell>
          <table:table-cell table:number-columns-repeated="3"/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-0.244931751363" calcext:value-type="float">
            <text:p>-0.244931751363</text:p>
          </table:table-cell>
          <table:table-cell table:number-columns-repeated="3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-0.245974995544" calcext:value-type="float">
            <text:p>-0.245974995544</text:p>
          </table:table-cell>
          <table:table-cell table:number-columns-repeated="3"/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-0.24701520764" calcext:value-type="float">
            <text:p>-0.24701520764</text:p>
          </table:table-cell>
          <table:table-cell table:number-columns-repeated="3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-0.248052374134" calcext:value-type="float">
            <text:p>-0.248052374134</text:p>
          </table:table-cell>
          <table:table-cell table:number-columns-repeated="3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-0.249086481492" calcext:value-type="float">
            <text:p>-0.249086481492</text:p>
          </table:table-cell>
          <table:table-cell table:number-columns-repeated="3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-0.250117516166" calcext:value-type="float">
            <text:p>-0.250117516166</text:p>
          </table:table-cell>
          <table:table-cell table:number-columns-repeated="3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-0.251145464592" calcext:value-type="float">
            <text:p>-0.251145464592</text:p>
          </table:table-cell>
          <table:table-cell table:number-columns-repeated="3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-0.252170313188" calcext:value-type="float">
            <text:p>-0.252170313188</text:p>
          </table:table-cell>
          <table:table-cell table:number-columns-repeated="3"/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-0.253192048359" calcext:value-type="float">
            <text:p>-0.2531920483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54210656495" calcext:value-type="float">
            <text:p>-0.254210656495</text:p>
          </table:table-cell>
          <table:table-cell table:number-columns-repeated="3"/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-0.255226123967" calcext:value-type="float">
            <text:p>-0.255226123967</text:p>
          </table:table-cell>
          <table:table-cell table:number-columns-repeated="3"/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-0.256238437135" calcext:value-type="float">
            <text:p>-0.256238437135</text:p>
          </table:table-cell>
          <table:table-cell table:number-columns-repeated="3"/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-0.257247582339" calcext:value-type="float">
            <text:p>-0.257247582339</text:p>
          </table:table-cell>
          <table:table-cell table:number-columns-repeated="3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-0.258253545907" calcext:value-type="float">
            <text:p>-0.258253545907</text:p>
          </table:table-cell>
          <table:table-cell table:number-columns-repeated="3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-0.259256314151" calcext:value-type="float">
            <text:p>-0.259256314151</text:p>
          </table:table-cell>
          <table:table-cell table:number-columns-repeated="3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-0.260255873367" calcext:value-type="float">
            <text:p>-0.260255873367</text:p>
          </table:table-cell>
          <table:table-cell table:number-columns-repeated="3"/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-0.261252209836" calcext:value-type="float">
            <text:p>-0.261252209836</text:p>
          </table:table-cell>
          <table:table-cell table:number-columns-repeated="3"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-0.262245309824" calcext:value-type="float">
            <text:p>-0.262245309824</text:p>
          </table:table-cell>
          <table:table-cell table:number-columns-repeated="3"/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-0.263235159581" calcext:value-type="float">
            <text:p>-0.263235159581</text:p>
          </table:table-cell>
          <table:table-cell table:number-columns-repeated="3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0.264221745344" calcext:value-type="float">
            <text:p>-0.264221745344</text:p>
          </table:table-cell>
          <table:table-cell table:number-columns-repeated="3"/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-0.265205053333" calcext:value-type="float">
            <text:p>-0.265205053333</text:p>
          </table:table-cell>
          <table:table-cell table:number-columns-repeated="3"/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-0.266185069754" calcext:value-type="float">
            <text:p>-0.266185069754</text:p>
          </table:table-cell>
          <table:table-cell table:number-columns-repeated="3"/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-0.267161780798" calcext:value-type="float">
            <text:p>-0.267161780798</text:p>
          </table:table-cell>
          <table:table-cell table:number-columns-repeated="3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-0.268135172641" calcext:value-type="float">
            <text:p>-0.268135172641</text:p>
          </table:table-cell>
          <table:table-cell table:number-columns-repeated="3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-0.269105231443" calcext:value-type="float">
            <text:p>-0.269105231443</text:p>
          </table:table-cell>
          <table:table-cell table:number-columns-repeated="3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-0.270071943351" calcext:value-type="float">
            <text:p>-0.270071943351</text:p>
          </table:table-cell>
          <table:table-cell table:number-columns-repeated="3"/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-0.271035294497" calcext:value-type="float">
            <text:p>-0.271035294497</text:p>
          </table:table-cell>
          <table:table-cell table:number-columns-repeated="3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-0.271995270998" calcext:value-type="float">
            <text:p>-0.271995270998</text:p>
          </table:table-cell>
          <table:table-cell table:number-columns-repeated="3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-0.272951858956" calcext:value-type="float">
            <text:p>-0.272951858956</text:p>
          </table:table-cell>
          <table:table-cell table:number-columns-repeated="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-0.273905044458" calcext:value-type="float">
            <text:p>-0.273905044458</text:p>
          </table:table-cell>
          <table:table-cell table:number-columns-repeated="3"/>
        </table:table-row>
        <table:table-row table:style-name="ro1">
          <table:table-cell office:value-type="float" office:value="14.21" calcext:value-type="float">
            <text:p>14.21</text:p>
          </table:table-cell>
          <table:table-cell office:value-type="float" office:value="-0.274854813579" calcext:value-type="float">
            <text:p>-0.274854813579</text:p>
          </table:table-cell>
          <table:table-cell table:number-columns-repeated="3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-0.275801152376" calcext:value-type="float">
            <text:p>-0.275801152376</text:p>
          </table:table-cell>
          <table:table-cell table:number-columns-repeated="3"/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-0.276744046895" calcext:value-type="float">
            <text:p>-0.276744046895</text:p>
          </table:table-cell>
          <table:table-cell table:number-columns-repeated="3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-0.277683483165" calcext:value-type="float">
            <text:p>-0.277683483165</text:p>
          </table:table-cell>
          <table:table-cell table:number-columns-repeated="3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-0.278619447202" calcext:value-type="float">
            <text:p>-0.278619447202</text:p>
          </table:table-cell>
          <table:table-cell table:number-columns-repeated="3"/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-0.279551925007" calcext:value-type="float">
            <text:p>-0.279551925007</text:p>
          </table:table-cell>
          <table:table-cell table:number-columns-repeated="3"/>
        </table:table-row>
        <table:table-row table:style-name="ro1">
          <table:table-cell office:value-type="float" office:value="14.27" calcext:value-type="float">
            <text:p>14.27</text:p>
          </table:table-cell>
          <table:table-cell office:value-type="float" office:value="-0.280480902568" calcext:value-type="float">
            <text:p>-0.280480902568</text:p>
          </table:table-cell>
          <table:table-cell table:number-columns-repeated="3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281406365858" calcext:value-type="float">
            <text:p>-0.281406365858</text:p>
          </table:table-cell>
          <table:table-cell table:number-columns-repeated="3"/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-0.282328300836" calcext:value-type="float">
            <text:p>-0.282328300836</text:p>
          </table:table-cell>
          <table:table-cell table:number-columns-repeated="3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-0.283246693446" calcext:value-type="float">
            <text:p>-0.283246693446</text:p>
          </table:table-cell>
          <table:table-cell table:number-columns-repeated="3"/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-0.284161529621" calcext:value-type="float">
            <text:p>-0.284161529621</text:p>
          </table:table-cell>
          <table:table-cell table:number-columns-repeated="3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-0.285072795277" calcext:value-type="float">
            <text:p>-0.285072795277</text:p>
          </table:table-cell>
          <table:table-cell table:number-columns-repeated="3"/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-0.285980476317" calcext:value-type="float">
            <text:p>-0.285980476317</text:p>
          </table:table-cell>
          <table:table-cell table:number-columns-repeated="3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-0.286884558631" calcext:value-type="float">
            <text:p>-0.286884558631</text:p>
          </table:table-cell>
          <table:table-cell table:number-columns-repeated="3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-0.287785028095" calcext:value-type="float">
            <text:p>-0.287785028095</text:p>
          </table:table-cell>
          <table:table-cell table:number-columns-repeated="3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-0.28868187057" calcext:value-type="float">
            <text:p>-0.28868187057</text:p>
          </table:table-cell>
          <table:table-cell table:number-columns-repeated="3"/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-0.289575071905" calcext:value-type="float">
            <text:p>-0.289575071905</text:p>
          </table:table-cell>
          <table:table-cell table:number-columns-repeated="3"/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-0.290464617934" calcext:value-type="float">
            <text:p>-0.290464617934</text:p>
          </table:table-cell>
          <table:table-cell table:number-columns-repeated="3"/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-0.29135049448" calcext:value-type="float">
            <text:p>-0.29135049448</text:p>
          </table:table-cell>
          <table:table-cell table:number-columns-repeated="3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0.292232687349" calcext:value-type="float">
            <text:p>-0.292232687349</text:p>
          </table:table-cell>
          <table:table-cell table:number-columns-repeated="3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-0.293111182336" calcext:value-type="float">
            <text:p>-0.293111182336</text:p>
          </table:table-cell>
          <table:table-cell table:number-columns-repeated="3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-0.293985965222" calcext:value-type="float">
            <text:p>-0.293985965222</text:p>
          </table:table-cell>
          <table:table-cell table:number-columns-repeated="3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-0.294857021775" calcext:value-type="float">
            <text:p>-0.294857021775</text:p>
          </table:table-cell>
          <table:table-cell table:number-columns-repeated="3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-0.295724337749" calcext:value-type="float">
            <text:p>-0.295724337749</text:p>
          </table:table-cell>
          <table:table-cell table:number-columns-repeated="3"/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-0.296587898886" calcext:value-type="float">
            <text:p>-0.296587898886</text:p>
          </table:table-cell>
          <table:table-cell table:number-columns-repeated="3"/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-0.297447690914" calcext:value-type="float">
            <text:p>-0.297447690914</text:p>
          </table:table-cell>
          <table:table-cell table:number-columns-repeated="3"/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-0.298303699547" calcext:value-type="float">
            <text:p>-0.298303699547</text:p>
          </table:table-cell>
          <table:table-cell table:number-columns-repeated="3"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0.299155910489" calcext:value-type="float">
            <text:p>-0.299155910489</text:p>
          </table:table-cell>
          <table:table-cell table:number-columns-repeated="3"/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-0.300004309427" calcext:value-type="float">
            <text:p>-0.300004309427</text:p>
          </table:table-cell>
          <table:table-cell table:number-columns-repeated="3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0.300848882039" calcext:value-type="float">
            <text:p>-0.300848882039</text:p>
          </table:table-cell>
          <table:table-cell table:number-columns-repeated="3"/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-0.301689613988" calcext:value-type="float">
            <text:p>-0.301689613988</text:p>
          </table:table-cell>
          <table:table-cell table:number-columns-repeated="3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-0.302526490925" calcext:value-type="float">
            <text:p>-0.302526490925</text:p>
          </table:table-cell>
          <table:table-cell table:number-columns-repeated="3"/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-0.303359498487" calcext:value-type="float">
            <text:p>-0.303359498487</text:p>
          </table:table-cell>
          <table:table-cell table:number-columns-repeated="3"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-0.304188622301" calcext:value-type="float">
            <text:p>-0.304188622301</text:p>
          </table:table-cell>
          <table:table-cell table:number-columns-repeated="3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-0.305013847979" calcext:value-type="float">
            <text:p>-0.305013847979</text:p>
          </table:table-cell>
          <table:table-cell table:number-columns-repeated="3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-0.305835161121" calcext:value-type="float">
            <text:p>-0.305835161121</text:p>
          </table:table-cell>
          <table:table-cell table:number-columns-repeated="3"/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-0.306652547315" calcext:value-type="float">
            <text:p>-0.306652547315</text:p>
          </table:table-cell>
          <table:table-cell table:number-columns-repeated="3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-0.307465992136" calcext:value-type="float">
            <text:p>-0.307465992136</text:p>
          </table:table-cell>
          <table:table-cell table:number-columns-repeated="3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-0.308275481149" calcext:value-type="float">
            <text:p>-0.308275481149</text:p>
          </table:table-cell>
          <table:table-cell table:number-columns-repeated="3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-0.309080999903" calcext:value-type="float">
            <text:p>-0.309080999903</text:p>
          </table:table-cell>
          <table:table-cell table:number-columns-repeated="3"/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-0.309882533938" calcext:value-type="float">
            <text:p>-0.309882533938</text:p>
          </table:table-cell>
          <table:table-cell table:number-columns-repeated="3"/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-0.31068006878" calcext:value-type="float">
            <text:p>-0.31068006878</text:p>
          </table:table-cell>
          <table:table-cell table:number-columns-repeated="3"/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-0.311473589943" calcext:value-type="float">
            <text:p>-0.311473589943</text:p>
          </table:table-cell>
          <table:table-cell table:number-columns-repeated="3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-0.31226308293" calcext:value-type="float">
            <text:p>-0.31226308293</text:p>
          </table:table-cell>
          <table:table-cell table:number-columns-repeated="3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-0.313048533232" calcext:value-type="float">
            <text:p>-0.313048533232</text:p>
          </table:table-cell>
          <table:table-cell table:number-columns-repeated="3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-0.313829926327" calcext:value-type="float">
            <text:p>-0.313829926327</text:p>
          </table:table-cell>
          <table:table-cell table:number-columns-repeated="3"/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-0.314607247682" calcext:value-type="float">
            <text:p>-0.314607247682</text:p>
          </table:table-cell>
          <table:table-cell table:number-columns-repeated="3"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-0.315380482752" calcext:value-type="float">
            <text:p>-0.315380482752</text:p>
          </table:table-cell>
          <table:table-cell table:number-columns-repeated="3"/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-0.316149616981" calcext:value-type="float">
            <text:p>-0.316149616981</text:p>
          </table:table-cell>
          <table:table-cell table:number-columns-repeated="3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-0.316914635801" calcext:value-type="float">
            <text:p>-0.316914635801</text:p>
          </table:table-cell>
          <table:table-cell table:number-columns-repeated="3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-0.317675524632" calcext:value-type="float">
            <text:p>-0.317675524632</text:p>
          </table:table-cell>
          <table:table-cell table:number-columns-repeated="3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-0.318432268882" calcext:value-type="float">
            <text:p>-0.318432268882</text:p>
          </table:table-cell>
          <table:table-cell table:number-columns-repeated="3"/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-0.31918485395" calcext:value-type="float">
            <text:p>-0.31918485395</text:p>
          </table:table-cell>
          <table:table-cell table:number-columns-repeated="3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-0.31993326522" calcext:value-type="float">
            <text:p>-0.31993326522</text:p>
          </table:table-cell>
          <table:table-cell table:number-columns-repeated="3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-0.320677488069" calcext:value-type="float">
            <text:p>-0.320677488069</text:p>
          </table:table-cell>
          <table:table-cell table:number-columns-repeated="3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-0.321417507859" calcext:value-type="float">
            <text:p>-0.321417507859</text:p>
          </table:table-cell>
          <table:table-cell table:number-columns-repeated="3"/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-0.322153309944" calcext:value-type="float">
            <text:p>-0.322153309944</text:p>
          </table:table-cell>
          <table:table-cell table:number-columns-repeated="3"/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-0.322884879664" calcext:value-type="float">
            <text:p>-0.322884879664</text:p>
          </table:table-cell>
          <table:table-cell table:number-columns-repeated="3"/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-0.323612202349" calcext:value-type="float">
            <text:p>-0.323612202349</text:p>
          </table:table-cell>
          <table:table-cell table:number-columns-repeated="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-0.32433526332" calcext:value-type="float">
            <text:p>-0.32433526332</text:p>
          </table:table-cell>
          <table:table-cell table:number-columns-repeated="3"/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-0.325054047885" calcext:value-type="float">
            <text:p>-0.325054047885</text:p>
          </table:table-cell>
          <table:table-cell table:number-columns-repeated="3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-0.325768541342" calcext:value-type="float">
            <text:p>-0.325768541342</text:p>
          </table:table-cell>
          <table:table-cell table:number-columns-repeated="3"/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-0.326478728978" calcext:value-type="float">
            <text:p>-0.326478728978</text:p>
          </table:table-cell>
          <table:table-cell table:number-columns-repeated="3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-0.327184596068" calcext:value-type="float">
            <text:p>-0.327184596068</text:p>
          </table:table-cell>
          <table:table-cell table:number-columns-repeated="3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-0.32788612788" calcext:value-type="float">
            <text:p>-0.32788612788</text:p>
          </table:table-cell>
          <table:table-cell table:number-columns-repeated="3"/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-0.328583309669" calcext:value-type="float">
            <text:p>-0.328583309669</text:p>
          </table:table-cell>
          <table:table-cell table:number-columns-repeated="3"/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-0.329276126678" calcext:value-type="float">
            <text:p>-0.329276126678</text:p>
          </table:table-cell>
          <table:table-cell table:number-columns-repeated="3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-0.329964564144" calcext:value-type="float">
            <text:p>-0.329964564144</text:p>
          </table:table-cell>
          <table:table-cell table:number-columns-repeated="3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-0.330648607289" calcext:value-type="float">
            <text:p>-0.330648607289</text:p>
          </table:table-cell>
          <table:table-cell table:number-columns-repeated="3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-0.331328241329" calcext:value-type="float">
            <text:p>-0.331328241329</text:p>
          </table:table-cell>
          <table:table-cell table:number-columns-repeated="3"/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-0.332003451467" calcext:value-type="float">
            <text:p>-0.332003451467</text:p>
          </table:table-cell>
          <table:table-cell table:number-columns-repeated="3"/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-0.332674222897" calcext:value-type="float">
            <text:p>-0.332674222897</text:p>
          </table:table-cell>
          <table:table-cell table:number-columns-repeated="3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-0.333340540803" calcext:value-type="float">
            <text:p>-0.333340540803</text:p>
          </table:table-cell>
          <table:table-cell table:number-columns-repeated="3"/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-0.334002390358" calcext:value-type="float">
            <text:p>-0.334002390358</text:p>
          </table:table-cell>
          <table:table-cell table:number-columns-repeated="3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-0.334659756727" calcext:value-type="float">
            <text:p>-0.334659756727</text:p>
          </table:table-cell>
          <table:table-cell table:number-columns-repeated="3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-0.335312625063" calcext:value-type="float">
            <text:p>-0.335312625063</text:p>
          </table:table-cell>
          <table:table-cell table:number-columns-repeated="3"/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-0.335960980512" calcext:value-type="float">
            <text:p>-0.335960980512</text:p>
          </table:table-cell>
          <table:table-cell table:number-columns-repeated="3"/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-0.336604808209" calcext:value-type="float">
            <text:p>-0.336604808209</text:p>
          </table:table-cell>
          <table:table-cell table:number-columns-repeated="3"/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-0.337244093278" calcext:value-type="float">
            <text:p>-0.33724409327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337878820836" calcext:value-type="float">
            <text:p>-0.337878820836</text:p>
          </table:table-cell>
          <table:table-cell table:number-columns-repeated="3"/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-0.338508975989" calcext:value-type="float">
            <text:p>-0.338508975989</text:p>
          </table:table-cell>
          <table:table-cell table:number-columns-repeated="3"/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-0.339134543834" calcext:value-type="float">
            <text:p>-0.339134543834</text:p>
          </table:table-cell>
          <table:table-cell table:number-columns-repeated="3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-0.339755509459" calcext:value-type="float">
            <text:p>-0.339755509459</text:p>
          </table:table-cell>
          <table:table-cell table:number-columns-repeated="3"/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-0.340371857943" calcext:value-type="float">
            <text:p>-0.340371857943</text:p>
          </table:table-cell>
          <table:table-cell table:number-columns-repeated="3"/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-0.340983574356" calcext:value-type="float">
            <text:p>-0.340983574356</text:p>
          </table:table-cell>
          <table:table-cell table:number-columns-repeated="3"/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-0.341590643759" calcext:value-type="float">
            <text:p>-0.341590643759</text:p>
          </table:table-cell>
          <table:table-cell table:number-columns-repeated="3"/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-0.342193051202" calcext:value-type="float">
            <text:p>-0.342193051202</text:p>
          </table:table-cell>
          <table:table-cell table:number-columns-repeated="3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-0.342790781729" calcext:value-type="float">
            <text:p>-0.342790781729</text:p>
          </table:table-cell>
          <table:table-cell table:number-columns-repeated="3"/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-0.343383820374" calcext:value-type="float">
            <text:p>-0.343383820374</text:p>
          </table:table-cell>
          <table:table-cell table:number-columns-repeated="3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-0.343972152162" calcext:value-type="float">
            <text:p>-0.343972152162</text:p>
          </table:table-cell>
          <table:table-cell table:number-columns-repeated="3"/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-0.34455576211" calcext:value-type="float">
            <text:p>-0.34455576211</text:p>
          </table:table-cell>
          <table:table-cell table:number-columns-repeated="3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-0.345134635226" calcext:value-type="float">
            <text:p>-0.345134635226</text:p>
          </table:table-cell>
          <table:table-cell table:number-columns-repeated="3"/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-0.34570875651" calcext:value-type="float">
            <text:p>-0.34570875651</text:p>
          </table:table-cell>
          <table:table-cell table:number-columns-repeated="3"/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-0.346278110954" calcext:value-type="float">
            <text:p>-0.346278110954</text:p>
          </table:table-cell>
          <table:table-cell table:number-columns-repeated="3"/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-0.34684268354" calcext:value-type="float">
            <text:p>-0.34684268354</text:p>
          </table:table-cell>
          <table:table-cell table:number-columns-repeated="3"/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-0.347402459243" calcext:value-type="float">
            <text:p>-0.347402459243</text:p>
          </table:table-cell>
          <table:table-cell table:number-columns-repeated="3"/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-0.34795742303" calcext:value-type="float">
            <text:p>-0.34795742303</text:p>
          </table:table-cell>
          <table:table-cell table:number-columns-repeated="3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-0.348507559859" calcext:value-type="float">
            <text:p>-0.348507559859</text:p>
          </table:table-cell>
          <table:table-cell table:number-columns-repeated="3"/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-0.349052854682" calcext:value-type="float">
            <text:p>-0.349052854682</text:p>
          </table:table-cell>
          <table:table-cell table:number-columns-repeated="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0.349593292441" calcext:value-type="float">
            <text:p>-0.349593292441</text:p>
          </table:table-cell>
          <table:table-cell table:number-columns-repeated="3"/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-0.350128858071" calcext:value-type="float">
            <text:p>-0.350128858071</text:p>
          </table:table-cell>
          <table:table-cell table:number-columns-repeated="3"/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-0.350659536499" calcext:value-type="float">
            <text:p>-0.350659536499</text:p>
          </table:table-cell>
          <table:table-cell table:number-columns-repeated="3"/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-0.351185312645" calcext:value-type="float">
            <text:p>-0.351185312645</text:p>
          </table:table-cell>
          <table:table-cell table:number-columns-repeated="3"/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-0.35170617142" calcext:value-type="float">
            <text:p>-0.35170617142</text:p>
          </table:table-cell>
          <table:table-cell table:number-columns-repeated="3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-0.352222097731" calcext:value-type="float">
            <text:p>-0.352222097731</text:p>
          </table:table-cell>
          <table:table-cell table:number-columns-repeated="3"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-0.352733076473" calcext:value-type="float">
            <text:p>-0.352733076473</text:p>
          </table:table-cell>
          <table:table-cell table:number-columns-repeated="3"/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-0.353239092536" calcext:value-type="float">
            <text:p>-0.353239092536</text:p>
          </table:table-cell>
          <table:table-cell table:number-columns-repeated="3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-0.353740130804" calcext:value-type="float">
            <text:p>-0.353740130804</text:p>
          </table:table-cell>
          <table:table-cell table:number-columns-repeated="3"/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-0.354236176152" calcext:value-type="float">
            <text:p>-0.354236176152</text:p>
          </table:table-cell>
          <table:table-cell table:number-columns-repeated="3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0.354727213448" calcext:value-type="float">
            <text:p>-0.354727213448</text:p>
          </table:table-cell>
          <table:table-cell table:number-columns-repeated="3"/>
        </table:table-row>
        <table:table-row table:style-name="ro1">
          <table:table-cell office:value-type="float" office:value="15.31" calcext:value-type="float">
            <text:p>15.31</text:p>
          </table:table-cell>
          <table:table-cell office:value-type="float" office:value="-0.355213227553" calcext:value-type="float">
            <text:p>-0.355213227553</text:p>
          </table:table-cell>
          <table:table-cell table:number-columns-repeated="3"/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-0.355694203324" calcext:value-type="float">
            <text:p>-0.355694203324</text:p>
          </table:table-cell>
          <table:table-cell table:number-columns-repeated="3"/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-0.356170125606" calcext:value-type="float">
            <text:p>-0.356170125606</text:p>
          </table:table-cell>
          <table:table-cell table:number-columns-repeated="3"/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-0.356640979242" calcext:value-type="float">
            <text:p>-0.356640979242</text:p>
          </table:table-cell>
          <table:table-cell table:number-columns-repeated="3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-0.357106749066" calcext:value-type="float">
            <text:p>-0.357106749066</text:p>
          </table:table-cell>
          <table:table-cell table:number-columns-repeated="3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-0.357567419907" calcext:value-type="float">
            <text:p>-0.357567419907</text:p>
          </table:table-cell>
          <table:table-cell table:number-columns-repeated="3"/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-0.358022976585" calcext:value-type="float">
            <text:p>-0.358022976585</text:p>
          </table:table-cell>
          <table:table-cell table:number-columns-repeated="3"/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-0.358473403916" calcext:value-type="float">
            <text:p>-0.358473403916</text:p>
          </table:table-cell>
          <table:table-cell table:number-columns-repeated="3"/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-0.358918686709" calcext:value-type="float">
            <text:p>-0.358918686709</text:p>
          </table:table-cell>
          <table:table-cell table:number-columns-repeated="3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0.359358809766" calcext:value-type="float">
            <text:p>-0.359358809766</text:p>
          </table:table-cell>
          <table:table-cell table:number-columns-repeated="3"/>
        </table:table-row>
        <table:table-row table:style-name="ro1">
          <table:table-cell office:value-type="float" office:value="15.41" calcext:value-type="float">
            <text:p>15.41</text:p>
          </table:table-cell>
          <table:table-cell office:value-type="float" office:value="-0.359793757886" calcext:value-type="float">
            <text:p>-0.359793757886</text:p>
          </table:table-cell>
          <table:table-cell table:number-columns-repeated="3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-0.360223515858" calcext:value-type="float">
            <text:p>-0.360223515858</text:p>
          </table:table-cell>
          <table:table-cell table:number-columns-repeated="3"/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-0.360648068467" calcext:value-type="float">
            <text:p>-0.360648068467</text:p>
          </table:table-cell>
          <table:table-cell table:number-columns-repeated="3"/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-0.361067400492" calcext:value-type="float">
            <text:p>-0.361067400492</text:p>
          </table:table-cell>
          <table:table-cell table:number-columns-repeated="3"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-0.361481496708" calcext:value-type="float">
            <text:p>-0.361481496708</text:p>
          </table:table-cell>
          <table:table-cell table:number-columns-repeated="3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-0.36189034188" calcext:value-type="float">
            <text:p>-0.36189034188</text:p>
          </table:table-cell>
          <table:table-cell table:number-columns-repeated="3"/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-0.362293920773" calcext:value-type="float">
            <text:p>-0.362293920773</text:p>
          </table:table-cell>
          <table:table-cell table:number-columns-repeated="3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-0.362692218141" calcext:value-type="float">
            <text:p>-0.362692218141</text:p>
          </table:table-cell>
          <table:table-cell table:number-columns-repeated="3"/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-0.363085218738" calcext:value-type="float">
            <text:p>-0.363085218738</text:p>
          </table:table-cell>
          <table:table-cell table:number-columns-repeated="3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0.363472907309" calcext:value-type="float">
            <text:p>-0.363472907309</text:p>
          </table:table-cell>
          <table:table-cell table:number-columns-repeated="3"/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-0.363855268595" calcext:value-type="float">
            <text:p>-0.363855268595</text:p>
          </table:table-cell>
          <table:table-cell table:number-columns-repeated="3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-0.364232287332" calcext:value-type="float">
            <text:p>-0.364232287332</text:p>
          </table:table-cell>
          <table:table-cell table:number-columns-repeated="3"/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-0.364603948251" calcext:value-type="float">
            <text:p>-0.364603948251</text:p>
          </table:table-cell>
          <table:table-cell table:number-columns-repeated="3"/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-0.364970236078" calcext:value-type="float">
            <text:p>-0.364970236078</text:p>
          </table:table-cell>
          <table:table-cell table:number-columns-repeated="3"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-0.365331135535" calcext:value-type="float">
            <text:p>-0.365331135535</text:p>
          </table:table-cell>
          <table:table-cell table:number-columns-repeated="3"/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-0.365686631338" calcext:value-type="float">
            <text:p>-0.365686631338</text:p>
          </table:table-cell>
          <table:table-cell table:number-columns-repeated="3"/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-0.3660367082" calcext:value-type="float">
            <text:p>-0.3660367082</text:p>
          </table:table-cell>
          <table:table-cell table:number-columns-repeated="3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-0.366381350827" calcext:value-type="float">
            <text:p>-0.366381350827</text:p>
          </table:table-cell>
          <table:table-cell table:number-columns-repeated="3"/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-0.366720543924" calcext:value-type="float">
            <text:p>-0.366720543924</text:p>
          </table:table-cell>
          <table:table-cell table:number-columns-repeated="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0.367054272189" calcext:value-type="float">
            <text:p>-0.367054272189</text:p>
          </table:table-cell>
          <table:table-cell table:number-columns-repeated="3"/>
        </table:table-row>
        <table:table-row table:style-name="ro1">
          <table:table-cell office:value-type="float" office:value="15.61" calcext:value-type="float">
            <text:p>15.61</text:p>
          </table:table-cell>
          <table:table-cell office:value-type="float" office:value="-0.367382520316" calcext:value-type="float">
            <text:p>-0.367382520316</text:p>
          </table:table-cell>
          <table:table-cell table:number-columns-repeated="3"/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-0.367705272997" calcext:value-type="float">
            <text:p>-0.367705272997</text:p>
          </table:table-cell>
          <table:table-cell table:number-columns-repeated="3"/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-0.368022514918" calcext:value-type="float">
            <text:p>-0.368022514918</text:p>
          </table:table-cell>
          <table:table-cell table:number-columns-repeated="3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0.368334230761" calcext:value-type="float">
            <text:p>-0.368334230761</text:p>
          </table:table-cell>
          <table:table-cell table:number-columns-repeated="3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-0.368640405206" calcext:value-type="float">
            <text:p>-0.368640405206</text:p>
          </table:table-cell>
          <table:table-cell table:number-columns-repeated="3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-0.368941022928" calcext:value-type="float">
            <text:p>-0.368941022928</text:p>
          </table:table-cell>
          <table:table-cell table:number-columns-repeated="3"/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-0.369236068598" calcext:value-type="float">
            <text:p>-0.369236068598</text:p>
          </table:table-cell>
          <table:table-cell table:number-columns-repeated="3"/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-0.369525526885" calcext:value-type="float">
            <text:p>-0.369525526885</text:p>
          </table:table-cell>
          <table:table-cell table:number-columns-repeated="3"/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-0.369809382453" calcext:value-type="float">
            <text:p>-0.369809382453</text:p>
          </table:table-cell>
          <table:table-cell table:number-columns-repeated="3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0.370087619963" calcext:value-type="float">
            <text:p>-0.370087619963</text:p>
          </table:table-cell>
          <table:table-cell table:number-columns-repeated="3"/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-0.370360224074" calcext:value-type="float">
            <text:p>-0.370360224074</text:p>
          </table:table-cell>
          <table:table-cell table:number-columns-repeated="3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-0.370627179441" calcext:value-type="float">
            <text:p>-0.370627179441</text:p>
          </table:table-cell>
          <table:table-cell table:number-columns-repeated="3"/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-0.370888470716" calcext:value-type="float">
            <text:p>-0.370888470716</text:p>
          </table:table-cell>
          <table:table-cell table:number-columns-repeated="3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-0.371144082547" calcext:value-type="float">
            <text:p>-0.371144082547</text:p>
          </table:table-cell>
          <table:table-cell table:number-columns-repeated="3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-0.371393999582" calcext:value-type="float">
            <text:p>-0.371393999582</text:p>
          </table:table-cell>
          <table:table-cell table:number-columns-repeated="3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-0.371638206464" calcext:value-type="float">
            <text:p>-0.371638206464</text:p>
          </table:table-cell>
          <table:table-cell table:number-columns-repeated="3"/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-0.371876687835" calcext:value-type="float">
            <text:p>-0.371876687835</text:p>
          </table:table-cell>
          <table:table-cell table:number-columns-repeated="3"/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-0.372109428332" calcext:value-type="float">
            <text:p>-0.372109428332</text:p>
          </table:table-cell>
          <table:table-cell table:number-columns-repeated="3"/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-0.372336412592" calcext:value-type="float">
            <text:p>-0.372336412592</text:p>
          </table:table-cell>
          <table:table-cell table:number-columns-repeated="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0.37255762525" calcext:value-type="float">
            <text:p>-0.37255762525</text:p>
          </table:table-cell>
          <table:table-cell table:number-columns-repeated="3"/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-0.372773050936" calcext:value-type="float">
            <text:p>-0.372773050936</text:p>
          </table:table-cell>
          <table:table-cell table:number-columns-repeated="3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-0.372982674281" calcext:value-type="float">
            <text:p>-0.372982674281</text:p>
          </table:table-cell>
          <table:table-cell table:number-columns-repeated="3"/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-0.373186479912" calcext:value-type="float">
            <text:p>-0.373186479912</text:p>
          </table:table-cell>
          <table:table-cell table:number-columns-repeated="3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-0.373384452456" calcext:value-type="float">
            <text:p>-0.373384452456</text:p>
          </table:table-cell>
          <table:table-cell table:number-columns-repeated="3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-0.373576576537" calcext:value-type="float">
            <text:p>-0.373576576537</text:p>
          </table:table-cell>
          <table:table-cell table:number-columns-repeated="3"/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-0.373762836776" calcext:value-type="float">
            <text:p>-0.373762836776</text:p>
          </table:table-cell>
          <table:table-cell table:number-columns-repeated="3"/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-0.373943217796" calcext:value-type="float">
            <text:p>-0.373943217796</text:p>
          </table:table-cell>
          <table:table-cell table:number-columns-repeated="3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-0.374117704216" calcext:value-type="float">
            <text:p>-0.374117704216</text:p>
          </table:table-cell>
          <table:table-cell table:number-columns-repeated="3"/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-0.374286280654" calcext:value-type="float">
            <text:p>-0.374286280654</text:p>
          </table:table-cell>
          <table:table-cell table:number-columns-repeated="3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0.374448931727" calcext:value-type="float">
            <text:p>-0.374448931727</text:p>
          </table:table-cell>
          <table:table-cell table:number-columns-repeated="3"/>
        </table:table-row>
        <table:table-row table:style-name="ro1">
          <table:table-cell office:value-type="float" office:value="15.91" calcext:value-type="float">
            <text:p>15.91</text:p>
          </table:table-cell>
          <table:table-cell office:value-type="float" office:value="-0.374605642052" calcext:value-type="float">
            <text:p>-0.374605642052</text:p>
          </table:table-cell>
          <table:table-cell table:number-columns-repeated="3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-0.374756396243" calcext:value-type="float">
            <text:p>-0.374756396243</text:p>
          </table:table-cell>
          <table:table-cell table:number-columns-repeated="3"/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-0.374901178914" calcext:value-type="float">
            <text:p>-0.374901178914</text:p>
          </table:table-cell>
          <table:table-cell table:number-columns-repeated="3"/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-0.37503997468" calcext:value-type="float">
            <text:p>-0.37503997468</text:p>
          </table:table-cell>
          <table:table-cell table:number-columns-repeated="3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-0.375172768152" calcext:value-type="float">
            <text:p>-0.375172768152</text:p>
          </table:table-cell>
          <table:table-cell table:number-columns-repeated="3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-0.375299543943" calcext:value-type="float">
            <text:p>-0.375299543943</text:p>
          </table:table-cell>
          <table:table-cell table:number-columns-repeated="3"/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-0.375420286666" calcext:value-type="float">
            <text:p>-0.375420286666</text:p>
          </table:table-cell>
          <table:table-cell table:number-columns-repeated="3"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-0.37553498093" calcext:value-type="float">
            <text:p>-0.37553498093</text:p>
          </table:table-cell>
          <table:table-cell table:number-columns-repeated="3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-0.375643611348" calcext:value-type="float">
            <text:p>-0.37564361134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375746162531" calcext:value-type="float">
            <text:p>-0.375746162531</text:p>
          </table:table-cell>
          <table:table-cell table:number-columns-repeated="3"/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-0.37584261909" calcext:value-type="float">
            <text:p>-0.37584261909</text:p>
          </table:table-cell>
          <table:table-cell table:number-columns-repeated="3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-0.375932965636" calcext:value-type="float">
            <text:p>-0.375932965636</text:p>
          </table:table-cell>
          <table:table-cell table:number-columns-repeated="3"/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-0.376017186781" calcext:value-type="float">
            <text:p>-0.376017186781</text:p>
          </table:table-cell>
          <table:table-cell table:number-columns-repeated="3"/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-0.376095267137" calcext:value-type="float">
            <text:p>-0.376095267137</text:p>
          </table:table-cell>
          <table:table-cell table:number-columns-repeated="3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-0.376167191317" calcext:value-type="float">
            <text:p>-0.376167191317</text:p>
          </table:table-cell>
          <table:table-cell table:number-columns-repeated="3"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-0.376232943933" calcext:value-type="float">
            <text:p>-0.376232943933</text:p>
          </table:table-cell>
          <table:table-cell table:number-columns-repeated="3"/>
        </table:table-row>
        <table:table-row table:style-name="ro1">
          <table:table-cell office:value-type="float" office:value="16.07" calcext:value-type="float">
            <text:p>16.07</text:p>
          </table:table-cell>
          <table:table-cell office:value-type="float" office:value="-0.3762925096" calcext:value-type="float">
            <text:p>-0.3762925096</text:p>
          </table:table-cell>
          <table:table-cell table:number-columns-repeated="3"/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-0.376345872931" calcext:value-type="float">
            <text:p>-0.376345872931</text:p>
          </table:table-cell>
          <table:table-cell table:number-columns-repeated="3"/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-0.376393018543" calcext:value-type="float">
            <text:p>-0.376393018543</text:p>
          </table:table-cell>
          <table:table-cell table:number-columns-repeated="3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0.376433931052" calcext:value-type="float">
            <text:p>-0.376433931052</text:p>
          </table:table-cell>
          <table:table-cell table:number-columns-repeated="3"/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-0.376468595077" calcext:value-type="float">
            <text:p>-0.376468595077</text:p>
          </table:table-cell>
          <table:table-cell table:number-columns-repeated="3"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-0.376496995235" calcext:value-type="float">
            <text:p>-0.376496995235</text:p>
          </table:table-cell>
          <table:table-cell table:number-columns-repeated="3"/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-0.376519116148" calcext:value-type="float">
            <text:p>-0.376519116148</text:p>
          </table:table-cell>
          <table:table-cell table:number-columns-repeated="3"/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-0.376534942438" calcext:value-type="float">
            <text:p>-0.376534942438</text:p>
          </table:table-cell>
          <table:table-cell table:number-columns-repeated="3"/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-0.376544458729" calcext:value-type="float">
            <text:p>-0.376544458729</text:p>
          </table:table-cell>
          <table:table-cell table:number-columns-repeated="3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-0.376547649645" calcext:value-type="float">
            <text:p>-0.376547649645</text:p>
          </table:table-cell>
          <table:table-cell table:number-columns-repeated="3"/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-0.376544499815" calcext:value-type="float">
            <text:p>-0.376544499815</text:p>
          </table:table-cell>
          <table:table-cell table:number-columns-repeated="3"/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-0.376534993868" calcext:value-type="float">
            <text:p>-0.376534993868</text:p>
          </table:table-cell>
          <table:table-cell table:number-columns-repeated="3"/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-0.376519116436" calcext:value-type="float">
            <text:p>-0.376519116436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0.376496852152" calcext:value-type="float">
            <text:p>-0.376496852152</text:p>
          </table:table-cell>
          <table:table-cell table:number-columns-repeated="3"/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-0.376468185652" calcext:value-type="float">
            <text:p>-0.376468185652</text:p>
          </table:table-cell>
          <table:table-cell table:number-columns-repeated="3"/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-0.376433101576" calcext:value-type="float">
            <text:p>-0.376433101576</text:p>
          </table:table-cell>
          <table:table-cell table:number-columns-repeated="3"/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-0.376391584565" calcext:value-type="float">
            <text:p>-0.376391584565</text:p>
          </table:table-cell>
          <table:table-cell table:number-columns-repeated="3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-0.376343619263" calcext:value-type="float">
            <text:p>-0.376343619263</text:p>
          </table:table-cell>
          <table:table-cell table:number-columns-repeated="3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-0.376289190317" calcext:value-type="float">
            <text:p>-0.376289190317</text:p>
          </table:table-cell>
          <table:table-cell table:number-columns-repeated="3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-0.376228282377" calcext:value-type="float">
            <text:p>-0.376228282377</text:p>
          </table:table-cell>
          <table:table-cell table:number-columns-repeated="3"/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-0.376160880097" calcext:value-type="float">
            <text:p>-0.376160880097</text:p>
          </table:table-cell>
          <table:table-cell table:number-columns-repeated="3"/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-0.376086968132" calcext:value-type="float">
            <text:p>-0.376086968132</text:p>
          </table:table-cell>
          <table:table-cell table:number-columns-repeated="3"/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-0.376006531142" calcext:value-type="float">
            <text:p>-0.376006531142</text:p>
          </table:table-cell>
          <table:table-cell table:number-columns-repeated="3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-0.375919553792" calcext:value-type="float">
            <text:p>-0.375919553792</text:p>
          </table:table-cell>
          <table:table-cell table:number-columns-repeated="3"/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-0.375826020747" calcext:value-type="float">
            <text:p>-0.375826020747</text:p>
          </table:table-cell>
          <table:table-cell table:number-columns-repeated="3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-0.375725916678" calcext:value-type="float">
            <text:p>-0.375725916678</text:p>
          </table:table-cell>
          <table:table-cell table:number-columns-repeated="3"/>
        </table:table-row>
        <table:table-row table:style-name="ro1">
          <table:table-cell office:value-type="float" office:value="16.33" calcext:value-type="float">
            <text:p>16.33</text:p>
          </table:table-cell>
          <table:table-cell office:value-type="float" office:value="-0.375619226261" calcext:value-type="float">
            <text:p>-0.375619226261</text:p>
          </table:table-cell>
          <table:table-cell table:number-columns-repeated="3"/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-0.375505934173" calcext:value-type="float">
            <text:p>-0.375505934173</text:p>
          </table:table-cell>
          <table:table-cell table:number-columns-repeated="3"/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-0.375386025097" calcext:value-type="float">
            <text:p>-0.375386025097</text:p>
          </table:table-cell>
          <table:table-cell table:number-columns-repeated="3"/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-0.375259483721" calcext:value-type="float">
            <text:p>-0.375259483721</text:p>
          </table:table-cell>
          <table:table-cell table:number-columns-repeated="3"/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-0.375126294736" calcext:value-type="float">
            <text:p>-0.375126294736</text:p>
          </table:table-cell>
          <table:table-cell table:number-columns-repeated="3"/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-0.374986442838" calcext:value-type="float">
            <text:p>-0.374986442838</text:p>
          </table:table-cell>
          <table:table-cell table:number-columns-repeated="3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-0.374839912727" calcext:value-type="float">
            <text:p>-0.374839912727</text:p>
          </table:table-cell>
          <table:table-cell table:number-columns-repeated="3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0.374686689109" calcext:value-type="float">
            <text:p>-0.374686689109</text:p>
          </table:table-cell>
          <table:table-cell table:number-columns-repeated="3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-0.374526756694" calcext:value-type="float">
            <text:p>-0.374526756694</text:p>
          </table:table-cell>
          <table:table-cell table:number-columns-repeated="3"/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-0.374360100198" calcext:value-type="float">
            <text:p>-0.374360100198</text:p>
          </table:table-cell>
          <table:table-cell table:number-columns-repeated="3"/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-0.374186704341" calcext:value-type="float">
            <text:p>-0.374186704341</text:p>
          </table:table-cell>
          <table:table-cell table:number-columns-repeated="3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-0.37400655385" calcext:value-type="float">
            <text:p>-0.37400655385</text:p>
          </table:table-cell>
          <table:table-cell table:number-columns-repeated="3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-0.373819633455" calcext:value-type="float">
            <text:p>-0.373819633455</text:p>
          </table:table-cell>
          <table:table-cell table:number-columns-repeated="3"/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-0.373625927893" calcext:value-type="float">
            <text:p>-0.373625927893</text:p>
          </table:table-cell>
          <table:table-cell table:number-columns-repeated="3"/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-0.373425421908" calcext:value-type="float">
            <text:p>-0.373425421908</text:p>
          </table:table-cell>
          <table:table-cell table:number-columns-repeated="3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-0.373218100248" calcext:value-type="float">
            <text:p>-0.373218100248</text:p>
          </table:table-cell>
          <table:table-cell table:number-columns-repeated="3"/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-0.373003947667" calcext:value-type="float">
            <text:p>-0.373003947667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0.372782948926" calcext:value-type="float">
            <text:p>-0.372782948926</text:p>
          </table:table-cell>
          <table:table-cell table:number-columns-repeated="3"/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-0.372555088791" calcext:value-type="float">
            <text:p>-0.372555088791</text:p>
          </table:table-cell>
          <table:table-cell table:number-columns-repeated="3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-0.372320352037" calcext:value-type="float">
            <text:p>-0.372320352037</text:p>
          </table:table-cell>
          <table:table-cell table:number-columns-repeated="3"/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-0.372078723443" calcext:value-type="float">
            <text:p>-0.372078723443</text:p>
          </table:table-cell>
          <table:table-cell table:number-columns-repeated="3"/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-0.371830187796" calcext:value-type="float">
            <text:p>-0.371830187796</text:p>
          </table:table-cell>
          <table:table-cell table:number-columns-repeated="3"/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-0.371574729889" calcext:value-type="float">
            <text:p>-0.371574729889</text:p>
          </table:table-cell>
          <table:table-cell table:number-columns-repeated="3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-0.371312334522" calcext:value-type="float">
            <text:p>-0.371312334522</text:p>
          </table:table-cell>
          <table:table-cell table:number-columns-repeated="3"/>
        </table:table-row>
        <table:table-row table:style-name="ro1">
          <table:table-cell office:value-type="float" office:value="16.57" calcext:value-type="float">
            <text:p>16.57</text:p>
          </table:table-cell>
          <table:table-cell office:value-type="float" office:value="-0.371042986503" calcext:value-type="float">
            <text:p>-0.371042986503</text:p>
          </table:table-cell>
          <table:table-cell table:number-columns-repeated="3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-0.370766670646" calcext:value-type="float">
            <text:p>-0.370766670646</text:p>
          </table:table-cell>
          <table:table-cell table:number-columns-repeated="3"/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-0.370483371774" calcext:value-type="float">
            <text:p>-0.370483371774</text:p>
          </table:table-cell>
          <table:table-cell table:number-columns-repeated="3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0.370193074715" calcext:value-type="float">
            <text:p>-0.370193074715</text:p>
          </table:table-cell>
          <table:table-cell table:number-columns-repeated="3"/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-0.369895764308" calcext:value-type="float">
            <text:p>-0.369895764308</text:p>
          </table:table-cell>
          <table:table-cell table:number-columns-repeated="3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-0.369591425396" calcext:value-type="float">
            <text:p>-0.369591425396</text:p>
          </table:table-cell>
          <table:table-cell table:number-columns-repeated="3"/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-0.369280042834" calcext:value-type="float">
            <text:p>-0.369280042834</text:p>
          </table:table-cell>
          <table:table-cell table:number-columns-repeated="3"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-0.368961601481" calcext:value-type="float">
            <text:p>-0.368961601481</text:p>
          </table:table-cell>
          <table:table-cell table:number-columns-repeated="3"/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-0.368636086207" calcext:value-type="float">
            <text:p>-0.368636086207</text:p>
          </table:table-cell>
          <table:table-cell table:number-columns-repeated="3"/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-0.368303481889" calcext:value-type="float">
            <text:p>-0.368303481889</text:p>
          </table:table-cell>
          <table:table-cell table:number-columns-repeated="3"/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-0.367963773414" calcext:value-type="float">
            <text:p>-0.367963773414</text:p>
          </table:table-cell>
          <table:table-cell table:number-columns-repeated="3"/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-0.367616945677" calcext:value-type="float">
            <text:p>-0.367616945677</text:p>
          </table:table-cell>
          <table:table-cell table:number-columns-repeated="3"/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-0.36726298358" calcext:value-type="float">
            <text:p>-0.36726298358</text:p>
          </table:table-cell>
          <table:table-cell table:number-columns-repeated="3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-0.366901872036" calcext:value-type="float">
            <text:p>-0.366901872036</text:p>
          </table:table-cell>
          <table:table-cell table:number-columns-repeated="3"/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-0.366533595967" calcext:value-type="float">
            <text:p>-0.366533595967</text:p>
          </table:table-cell>
          <table:table-cell table:number-columns-repeated="3"/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-0.366158140303" calcext:value-type="float">
            <text:p>-0.366158140303</text:p>
          </table:table-cell>
          <table:table-cell table:number-columns-repeated="3"/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-0.365775489984" calcext:value-type="float">
            <text:p>-0.365775489984</text:p>
          </table:table-cell>
          <table:table-cell table:number-columns-repeated="3"/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-0.365385629961" calcext:value-type="float">
            <text:p>-0.365385629961</text:p>
          </table:table-cell>
          <table:table-cell table:number-columns-repeated="3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-0.364988545192" calcext:value-type="float">
            <text:p>-0.364988545192</text:p>
          </table:table-cell>
          <table:table-cell table:number-columns-repeated="3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-0.364584220646" calcext:value-type="float">
            <text:p>-0.364584220646</text:p>
          </table:table-cell>
          <table:table-cell table:number-columns-repeated="3"/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-0.364172641303" calcext:value-type="float">
            <text:p>-0.364172641303</text:p>
          </table:table-cell>
          <table:table-cell table:number-columns-repeated="3"/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-0.363753792152" calcext:value-type="float">
            <text:p>-0.363753792152</text:p>
          </table:table-cell>
          <table:table-cell table:number-columns-repeated="3"/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-0.363327658193" calcext:value-type="float">
            <text:p>-0.363327658193</text:p>
          </table:table-cell>
          <table:table-cell table:number-columns-repeated="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0.362894224434" calcext:value-type="float">
            <text:p>-0.362894224434</text:p>
          </table:table-cell>
          <table:table-cell table:number-columns-repeated="3"/>
        </table:table-row>
        <table:table-row table:style-name="ro1">
          <table:table-cell office:value-type="float" office:value="16.81" calcext:value-type="float">
            <text:p>16.81</text:p>
          </table:table-cell>
          <table:table-cell office:value-type="float" office:value="-0.362453475897" calcext:value-type="float">
            <text:p>-0.362453475897</text:p>
          </table:table-cell>
          <table:table-cell table:number-columns-repeated="3"/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-0.362005397613" calcext:value-type="float">
            <text:p>-0.362005397613</text:p>
          </table:table-cell>
          <table:table-cell table:number-columns-repeated="3"/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-0.361549974624" calcext:value-type="float">
            <text:p>-0.361549974624</text:p>
          </table:table-cell>
          <table:table-cell table:number-columns-repeated="3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-0.361087191982" calcext:value-type="float">
            <text:p>-0.361087191982</text:p>
          </table:table-cell>
          <table:table-cell table:number-columns-repeated="3"/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-0.360617034753" calcext:value-type="float">
            <text:p>-0.360617034753</text:p>
          </table:table-cell>
          <table:table-cell table:number-columns-repeated="3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-0.360139488012" calcext:value-type="float">
            <text:p>-0.360139488012</text:p>
          </table:table-cell>
          <table:table-cell table:number-columns-repeated="3"/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-0.359654536845" calcext:value-type="float">
            <text:p>-0.359654536845</text:p>
          </table:table-cell>
          <table:table-cell table:number-columns-repeated="3"/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-0.359162166352" calcext:value-type="float">
            <text:p>-0.359162166352</text:p>
          </table:table-cell>
          <table:table-cell table:number-columns-repeated="3"/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-0.358662361643" calcext:value-type="float">
            <text:p>-0.358662361643</text:p>
          </table:table-cell>
          <table:table-cell table:number-columns-repeated="3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-0.35815510784" calcext:value-type="float">
            <text:p>-0.35815510784</text:p>
          </table:table-cell>
          <table:table-cell table:number-columns-repeated="3"/>
        </table:table-row>
        <table:table-row table:style-name="ro1">
          <table:table-cell office:value-type="float" office:value="16.91" calcext:value-type="float">
            <text:p>16.91</text:p>
          </table:table-cell>
          <table:table-cell office:value-type="float" office:value="-0.357640390078" calcext:value-type="float">
            <text:p>-0.357640390078</text:p>
          </table:table-cell>
          <table:table-cell table:number-columns-repeated="3"/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-0.357118193504" calcext:value-type="float">
            <text:p>-0.357118193504</text:p>
          </table:table-cell>
          <table:table-cell table:number-columns-repeated="3"/>
        </table:table-row>
        <table:table-row table:style-name="ro1">
          <table:table-cell office:value-type="float" office:value="16.93" calcext:value-type="float">
            <text:p>16.93</text:p>
          </table:table-cell>
          <table:table-cell office:value-type="float" office:value="-0.356588503277" calcext:value-type="float">
            <text:p>-0.356588503277</text:p>
          </table:table-cell>
          <table:table-cell table:number-columns-repeated="3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-0.356051304569" calcext:value-type="float">
            <text:p>-0.356051304569</text:p>
          </table:table-cell>
          <table:table-cell table:number-columns-repeated="3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0.355506582564" calcext:value-type="float">
            <text:p>-0.355506582564</text:p>
          </table:table-cell>
          <table:table-cell table:number-columns-repeated="3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-0.35495432246" calcext:value-type="float">
            <text:p>-0.35495432246</text:p>
          </table:table-cell>
          <table:table-cell table:number-columns-repeated="3"/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-0.354394509466" calcext:value-type="float">
            <text:p>-0.354394509466</text:p>
          </table:table-cell>
          <table:table-cell table:number-columns-repeated="3"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-0.353827128808" calcext:value-type="float">
            <text:p>-0.353827128808</text:p>
          </table:table-cell>
          <table:table-cell table:number-columns-repeated="3"/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-0.353252165721" calcext:value-type="float">
            <text:p>-0.35325216572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352669605457" calcext:value-type="float">
            <text:p>-0.352669605457</text:p>
          </table:table-cell>
          <table:table-cell table:number-columns-repeated="3"/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-0.352079433279" calcext:value-type="float">
            <text:p>-0.352079433279</text:p>
          </table:table-cell>
          <table:table-cell table:number-columns-repeated="3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-0.351481634466" calcext:value-type="float">
            <text:p>-0.351481634466</text:p>
          </table:table-cell>
          <table:table-cell table:number-columns-repeated="3"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-0.350876194309" calcext:value-type="float">
            <text:p>-0.350876194309</text:p>
          </table:table-cell>
          <table:table-cell table:number-columns-repeated="3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0.350263098116" calcext:value-type="float">
            <text:p>-0.350263098116</text:p>
          </table:table-cell>
          <table:table-cell table:number-columns-repeated="3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-0.349642331206" calcext:value-type="float">
            <text:p>-0.349642331206</text:p>
          </table:table-cell>
          <table:table-cell table:number-columns-repeated="3"/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-0.349013878915" calcext:value-type="float">
            <text:p>-0.349013878915</text:p>
          </table:table-cell>
          <table:table-cell table:number-columns-repeated="3"/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-0.348377726593" calcext:value-type="float">
            <text:p>-0.348377726593</text:p>
          </table:table-cell>
          <table:table-cell table:number-columns-repeated="3"/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-0.347733859604" calcext:value-type="float">
            <text:p>-0.347733859604</text:p>
          </table:table-cell>
          <table:table-cell table:number-columns-repeated="3"/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-0.347082263327" calcext:value-type="float">
            <text:p>-0.347082263327</text:p>
          </table:table-cell>
          <table:table-cell table:number-columns-repeated="3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0.346422923159" calcext:value-type="float">
            <text:p>-0.346422923159</text:p>
          </table:table-cell>
          <table:table-cell table:number-columns-repeated="3"/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-0.345755824507" calcext:value-type="float">
            <text:p>-0.345755824507</text:p>
          </table:table-cell>
          <table:table-cell table:number-columns-repeated="3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-0.345080952799" calcext:value-type="float">
            <text:p>-0.345080952799</text:p>
          </table:table-cell>
          <table:table-cell table:number-columns-repeated="3"/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-0.344398293476" calcext:value-type="float">
            <text:p>-0.344398293476</text:p>
          </table:table-cell>
          <table:table-cell table:number-columns-repeated="3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-0.343707831994" calcext:value-type="float">
            <text:p>-0.343707831994</text:p>
          </table:table-cell>
          <table:table-cell table:number-columns-repeated="3"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-0.343009553827" calcext:value-type="float">
            <text:p>-0.343009553827</text:p>
          </table:table-cell>
          <table:table-cell table:number-columns-repeated="3"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-0.342303444464" calcext:value-type="float">
            <text:p>-0.342303444464</text:p>
          </table:table-cell>
          <table:table-cell table:number-columns-repeated="3"/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-0.34158948941" calcext:value-type="float">
            <text:p>-0.34158948941</text:p>
          </table:table-cell>
          <table:table-cell table:number-columns-repeated="3"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-0.340867674188" calcext:value-type="float">
            <text:p>-0.340867674188</text:p>
          </table:table-cell>
          <table:table-cell table:number-columns-repeated="3"/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0.340137984336" calcext:value-type="float">
            <text:p>-0.340137984336</text:p>
          </table:table-cell>
          <table:table-cell table:number-columns-repeated="3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0.339400405411" calcext:value-type="float">
            <text:p>-0.339400405411</text:p>
          </table:table-cell>
          <table:table-cell table:number-columns-repeated="3"/>
        </table:table-row>
        <table:table-row table:style-name="ro1">
          <table:table-cell office:value-type="float" office:value="17.21" calcext:value-type="float">
            <text:p>17.21</text:p>
          </table:table-cell>
          <table:table-cell office:value-type="float" office:value="-0.338654922984" calcext:value-type="float">
            <text:p>-0.338654922984</text:p>
          </table:table-cell>
          <table:table-cell table:number-columns-repeated="3"/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-0.337901522645" calcext:value-type="float">
            <text:p>-0.337901522645</text:p>
          </table:table-cell>
          <table:table-cell table:number-columns-repeated="3"/>
        </table:table-row>
        <table:table-row table:style-name="ro1">
          <table:table-cell office:value-type="float" office:value="17.23" calcext:value-type="float">
            <text:p>17.23</text:p>
          </table:table-cell>
          <table:table-cell office:value-type="float" office:value="-0.337140190003" calcext:value-type="float">
            <text:p>-0.337140190003</text:p>
          </table:table-cell>
          <table:table-cell table:number-columns-repeated="3"/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-0.336370910681" calcext:value-type="float">
            <text:p>-0.336370910681</text:p>
          </table:table-cell>
          <table:table-cell table:number-columns-repeated="3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-0.335593670322" calcext:value-type="float">
            <text:p>-0.335593670322</text:p>
          </table:table-cell>
          <table:table-cell table:number-columns-repeated="3"/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-0.334808454586" calcext:value-type="float">
            <text:p>-0.334808454586</text:p>
          </table:table-cell>
          <table:table-cell table:number-columns-repeated="3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-0.334015249152" calcext:value-type="float">
            <text:p>-0.334015249152</text:p>
          </table:table-cell>
          <table:table-cell table:number-columns-repeated="3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-0.333214039717" calcext:value-type="float">
            <text:p>-0.333214039717</text:p>
          </table:table-cell>
          <table:table-cell table:number-columns-repeated="3"/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-0.332404811995" calcext:value-type="float">
            <text:p>-0.332404811995</text:p>
          </table:table-cell>
          <table:table-cell table:number-columns-repeated="3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-0.33158755172" calcext:value-type="float">
            <text:p>-0.33158755172</text:p>
          </table:table-cell>
          <table:table-cell table:number-columns-repeated="3"/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-0.330762244645" calcext:value-type="float">
            <text:p>-0.330762244645</text:p>
          </table:table-cell>
          <table:table-cell table:number-columns-repeated="3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-0.329928876541" calcext:value-type="float">
            <text:p>-0.329928876541</text:p>
          </table:table-cell>
          <table:table-cell table:number-columns-repeated="3"/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-0.329087433199" calcext:value-type="float">
            <text:p>-0.329087433199</text:p>
          </table:table-cell>
          <table:table-cell table:number-columns-repeated="3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-0.328237900428" calcext:value-type="float">
            <text:p>-0.328237900428</text:p>
          </table:table-cell>
          <table:table-cell table:number-columns-repeated="3"/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-0.327380264057" calcext:value-type="float">
            <text:p>-0.327380264057</text:p>
          </table:table-cell>
          <table:table-cell table:number-columns-repeated="3"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-0.326514509937" calcext:value-type="float">
            <text:p>-0.326514509937</text:p>
          </table:table-cell>
          <table:table-cell table:number-columns-repeated="3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-0.325640623935" calcext:value-type="float">
            <text:p>-0.325640623935</text:p>
          </table:table-cell>
          <table:table-cell table:number-columns-repeated="3"/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-0.32475859194" calcext:value-type="float">
            <text:p>-0.32475859194</text:p>
          </table:table-cell>
          <table:table-cell table:number-columns-repeated="3"/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-0.323868399862" calcext:value-type="float">
            <text:p>-0.323868399862</text:p>
          </table:table-cell>
          <table:table-cell table:number-columns-repeated="3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0.32297003363" calcext:value-type="float">
            <text:p>-0.32297003363</text:p>
          </table:table-cell>
          <table:table-cell table:number-columns-repeated="3"/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-0.322063479194" calcext:value-type="float">
            <text:p>-0.322063479194</text:p>
          </table:table-cell>
          <table:table-cell table:number-columns-repeated="3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-0.321148722524" calcext:value-type="float">
            <text:p>-0.321148722524</text:p>
          </table:table-cell>
          <table:table-cell table:number-columns-repeated="3"/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-0.320225749614" calcext:value-type="float">
            <text:p>-0.320225749614</text:p>
          </table:table-cell>
          <table:table-cell table:number-columns-repeated="3"/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-0.319294546474" calcext:value-type="float">
            <text:p>-0.319294546474</text:p>
          </table:table-cell>
          <table:table-cell table:number-columns-repeated="3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-0.31835509914" calcext:value-type="float">
            <text:p>-0.31835509914</text:p>
          </table:table-cell>
          <table:table-cell table:number-columns-repeated="3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-0.317407393668" calcext:value-type="float">
            <text:p>-0.317407393668</text:p>
          </table:table-cell>
          <table:table-cell table:number-columns-repeated="3"/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-0.316451416134" calcext:value-type="float">
            <text:p>-0.316451416134</text:p>
          </table:table-cell>
          <table:table-cell table:number-columns-repeated="3"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-0.315487152639" calcext:value-type="float">
            <text:p>-0.315487152639</text:p>
          </table:table-cell>
          <table:table-cell table:number-columns-repeated="3"/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-0.314514589302" calcext:value-type="float">
            <text:p>-0.314514589302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-0.313533712269" calcext:value-type="float">
            <text:p>-0.313533712269</text:p>
          </table:table-cell>
          <table:table-cell table:number-columns-repeated="3"/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-0.312544507704" calcext:value-type="float">
            <text:p>-0.312544507704</text:p>
          </table:table-cell>
          <table:table-cell table:number-columns-repeated="3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-0.311546961797" calcext:value-type="float">
            <text:p>-0.311546961797</text:p>
          </table:table-cell>
          <table:table-cell table:number-columns-repeated="3"/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-0.310541060759" calcext:value-type="float">
            <text:p>-0.310541060759</text:p>
          </table:table-cell>
          <table:table-cell table:number-columns-repeated="3"/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-0.309526790825" calcext:value-type="float">
            <text:p>-0.309526790825</text:p>
          </table:table-cell>
          <table:table-cell table:number-columns-repeated="3"/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-0.308504138252" calcext:value-type="float">
            <text:p>-0.308504138252</text:p>
          </table:table-cell>
          <table:table-cell table:number-columns-repeated="3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-0.307473089321" calcext:value-type="float">
            <text:p>-0.307473089321</text:p>
          </table:table-cell>
          <table:table-cell table:number-columns-repeated="3"/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-0.306433630336" calcext:value-type="float">
            <text:p>-0.306433630336</text:p>
          </table:table-cell>
          <table:table-cell table:number-columns-repeated="3"/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-0.305385747628" calcext:value-type="float">
            <text:p>-0.305385747628</text:p>
          </table:table-cell>
          <table:table-cell table:number-columns-repeated="3"/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-0.304329427547" calcext:value-type="float">
            <text:p>-0.304329427547</text:p>
          </table:table-cell>
          <table:table-cell table:number-columns-repeated="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0.30326465647" calcext:value-type="float">
            <text:p>-0.30326465647</text:p>
          </table:table-cell>
          <table:table-cell table:number-columns-repeated="3"/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-0.302191420799" calcext:value-type="float">
            <text:p>-0.302191420799</text:p>
          </table:table-cell>
          <table:table-cell table:number-columns-repeated="3"/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-0.301109706959" calcext:value-type="float">
            <text:p>-0.301109706959</text:p>
          </table:table-cell>
          <table:table-cell table:number-columns-repeated="3"/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-0.3000195014" calcext:value-type="float">
            <text:p>-0.3000195014</text:p>
          </table:table-cell>
          <table:table-cell table:number-columns-repeated="3"/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-0.298920790597" calcext:value-type="float">
            <text:p>-0.298920790597</text:p>
          </table:table-cell>
          <table:table-cell table:number-columns-repeated="3"/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-0.297813561051" calcext:value-type="float">
            <text:p>-0.297813561051</text:p>
          </table:table-cell>
          <table:table-cell table:number-columns-repeated="3"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-0.296697799288" calcext:value-type="float">
            <text:p>-0.296697799288</text:p>
          </table:table-cell>
          <table:table-cell table:number-columns-repeated="3"/>
        </table:table-row>
        <table:table-row table:style-name="ro1">
          <table:table-cell office:value-type="float" office:value="17.67" calcext:value-type="float">
            <text:p>17.67</text:p>
          </table:table-cell>
          <table:table-cell office:value-type="float" office:value="-0.295573491858" calcext:value-type="float">
            <text:p>-0.295573491858</text:p>
          </table:table-cell>
          <table:table-cell table:number-columns-repeated="3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-0.294440625339" calcext:value-type="float">
            <text:p>-0.294440625339</text:p>
          </table:table-cell>
          <table:table-cell table:number-columns-repeated="3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-0.293299186333" calcext:value-type="float">
            <text:p>-0.293299186333</text:p>
          </table:table-cell>
          <table:table-cell table:number-columns-repeated="3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0.292149161471" calcext:value-type="float">
            <text:p>-0.292149161471</text:p>
          </table:table-cell>
          <table:table-cell table:number-columns-repeated="3"/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-0.290990537406" calcext:value-type="float">
            <text:p>-0.290990537406</text:p>
          </table:table-cell>
          <table:table-cell table:number-columns-repeated="3"/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-0.289823300822" calcext:value-type="float">
            <text:p>-0.289823300822</text:p>
          </table:table-cell>
          <table:table-cell table:number-columns-repeated="3"/>
        </table:table-row>
        <table:table-row table:style-name="ro1">
          <table:table-cell office:value-type="float" office:value="17.73" calcext:value-type="float">
            <text:p>17.73</text:p>
          </table:table-cell>
          <table:table-cell office:value-type="float" office:value="-0.288647438427" calcext:value-type="float">
            <text:p>-0.288647438427</text:p>
          </table:table-cell>
          <table:table-cell table:number-columns-repeated="3"/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-0.287462936956" calcext:value-type="float">
            <text:p>-0.287462936956</text:p>
          </table:table-cell>
          <table:table-cell table:number-columns-repeated="3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-0.286269783173" calcext:value-type="float">
            <text:p>-0.286269783173</text:p>
          </table:table-cell>
          <table:table-cell table:number-columns-repeated="3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-0.285067963868" calcext:value-type="float">
            <text:p>-0.285067963868</text:p>
          </table:table-cell>
          <table:table-cell table:number-columns-repeated="3"/>
        </table:table-row>
        <table:table-row table:style-name="ro1">
          <table:table-cell office:value-type="float" office:value="17.77" calcext:value-type="float">
            <text:p>17.77</text:p>
          </table:table-cell>
          <table:table-cell office:value-type="float" office:value="-0.283857465859" calcext:value-type="float">
            <text:p>-0.283857465859</text:p>
          </table:table-cell>
          <table:table-cell table:number-columns-repeated="3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-0.28263827599" calcext:value-type="float">
            <text:p>-0.28263827599</text:p>
          </table:table-cell>
          <table:table-cell table:number-columns-repeated="3"/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-0.281410381136" calcext:value-type="float">
            <text:p>-0.281410381136</text:p>
          </table:table-cell>
          <table:table-cell table:number-columns-repeated="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0.280173768199" calcext:value-type="float">
            <text:p>-0.280173768199</text:p>
          </table:table-cell>
          <table:table-cell table:number-columns-repeated="3"/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-0.278928424108" calcext:value-type="float">
            <text:p>-0.278928424108</text:p>
          </table:table-cell>
          <table:table-cell table:number-columns-repeated="3"/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-0.277674335823" calcext:value-type="float">
            <text:p>-0.277674335823</text:p>
          </table:table-cell>
          <table:table-cell table:number-columns-repeated="3"/>
        </table:table-row>
        <table:table-row table:style-name="ro1">
          <table:table-cell office:value-type="float" office:value="17.83" calcext:value-type="float">
            <text:p>17.83</text:p>
          </table:table-cell>
          <table:table-cell office:value-type="float" office:value="-0.27641149033" calcext:value-type="float">
            <text:p>-0.27641149033</text:p>
          </table:table-cell>
          <table:table-cell table:number-columns-repeated="3"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-0.275139874646" calcext:value-type="float">
            <text:p>-0.275139874646</text:p>
          </table:table-cell>
          <table:table-cell table:number-columns-repeated="3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-0.273859475818" calcext:value-type="float">
            <text:p>-0.273859475818</text:p>
          </table:table-cell>
          <table:table-cell table:number-columns-repeated="3"/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-0.27257028092" calcext:value-type="float">
            <text:p>-0.27257028092</text:p>
          </table:table-cell>
          <table:table-cell table:number-columns-repeated="3"/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-0.271272277057" calcext:value-type="float">
            <text:p>-0.271272277057</text:p>
          </table:table-cell>
          <table:table-cell table:number-columns-repeated="3"/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-0.269965451363" calcext:value-type="float">
            <text:p>-0.269965451363</text:p>
          </table:table-cell>
          <table:table-cell table:number-columns-repeated="3"/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-0.268649791005" calcext:value-type="float">
            <text:p>-0.268649791005</text:p>
          </table:table-cell>
          <table:table-cell table:number-columns-repeated="3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-0.267325283176" calcext:value-type="float">
            <text:p>-0.267325283176</text:p>
          </table:table-cell>
          <table:table-cell table:number-columns-repeated="3"/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-0.265991915103" calcext:value-type="float">
            <text:p>-0.265991915103</text:p>
          </table:table-cell>
          <table:table-cell table:number-columns-repeated="3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-0.264649674041" calcext:value-type="float">
            <text:p>-0.264649674041</text:p>
          </table:table-cell>
          <table:table-cell table:number-columns-repeated="3"/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-0.263298547278" calcext:value-type="float">
            <text:p>-0.263298547278</text:p>
          </table:table-cell>
          <table:table-cell table:number-columns-repeated="3"/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-0.261938522133" calcext:value-type="float">
            <text:p>-0.261938522133</text:p>
          </table:table-cell>
          <table:table-cell table:number-columns-repeated="3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-0.260569585954" calcext:value-type="float">
            <text:p>-0.260569585954</text:p>
          </table:table-cell>
          <table:table-cell table:number-columns-repeated="3"/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-0.259191726124" calcext:value-type="float">
            <text:p>-0.259191726124</text:p>
          </table:table-cell>
          <table:table-cell table:number-columns-repeated="3"/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-0.257804930055" calcext:value-type="float">
            <text:p>-0.257804930055</text:p>
          </table:table-cell>
          <table:table-cell table:number-columns-repeated="3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-0.256409185193" calcext:value-type="float">
            <text:p>-0.256409185193</text:p>
          </table:table-cell>
          <table:table-cell table:number-columns-repeated="3"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-0.255004479014" calcext:value-type="float">
            <text:p>-0.25500447901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25359079903" calcext:value-type="float">
            <text:p>-0.25359079903</text:p>
          </table:table-cell>
          <table:table-cell table:number-columns-repeated="3"/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-0.252168132781" calcext:value-type="float">
            <text:p>-0.252168132781</text:p>
          </table:table-cell>
          <table:table-cell table:number-columns-repeated="3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-0.250736467844" calcext:value-type="float">
            <text:p>-0.250736467844</text:p>
          </table:table-cell>
          <table:table-cell table:number-columns-repeated="3"/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-0.249295791827" calcext:value-type="float">
            <text:p>-0.249295791827</text:p>
          </table:table-cell>
          <table:table-cell table:number-columns-repeated="3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-0.247846092372" calcext:value-type="float">
            <text:p>-0.247846092372</text:p>
          </table:table-cell>
          <table:table-cell table:number-columns-repeated="3"/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-0.246387357154" calcext:value-type="float">
            <text:p>-0.246387357154</text:p>
          </table:table-cell>
          <table:table-cell table:number-columns-repeated="3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-0.244919573883" calcext:value-type="float">
            <text:p>-0.244919573883</text:p>
          </table:table-cell>
          <table:table-cell table:number-columns-repeated="3"/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-0.243442730301" calcext:value-type="float">
            <text:p>-0.243442730301</text:p>
          </table:table-cell>
          <table:table-cell table:number-columns-repeated="3"/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-0.241956814186" calcext:value-type="float">
            <text:p>-0.241956814186</text:p>
          </table:table-cell>
          <table:table-cell table:number-columns-repeated="3"/>
        </table:table-row>
        <table:table-row table:style-name="ro1">
          <table:table-cell office:value-type="float" office:value="18.09" calcext:value-type="float">
            <text:p>18.09</text:p>
          </table:table-cell>
          <table:table-cell office:value-type="float" office:value="-0.240461813351" calcext:value-type="float">
            <text:p>-0.240461813351</text:p>
          </table:table-cell>
          <table:table-cell table:number-columns-repeated="3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-0.23895771564" calcext:value-type="float">
            <text:p>-0.23895771564</text:p>
          </table:table-cell>
          <table:table-cell table:number-columns-repeated="3"/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-0.237444508937" calcext:value-type="float">
            <text:p>-0.237444508937</text:p>
          </table:table-cell>
          <table:table-cell table:number-columns-repeated="3"/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-0.235922181157" calcext:value-type="float">
            <text:p>-0.235922181157</text:p>
          </table:table-cell>
          <table:table-cell table:number-columns-repeated="3"/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-0.234390720253" calcext:value-type="float">
            <text:p>-0.234390720253</text:p>
          </table:table-cell>
          <table:table-cell table:number-columns-repeated="3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-0.232850114212" calcext:value-type="float">
            <text:p>-0.232850114212</text:p>
          </table:table-cell>
          <table:table-cell table:number-columns-repeated="3"/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-0.231300351057" calcext:value-type="float">
            <text:p>-0.231300351057</text:p>
          </table:table-cell>
          <table:table-cell table:number-columns-repeated="3"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-0.229741418848" calcext:value-type="float">
            <text:p>-0.229741418848</text:p>
          </table:table-cell>
          <table:table-cell table:number-columns-repeated="3"/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-0.228173305681" calcext:value-type="float">
            <text:p>-0.228173305681</text:p>
          </table:table-cell>
          <table:table-cell table:number-columns-repeated="3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-0.226595999688" calcext:value-type="float">
            <text:p>-0.226595999688</text:p>
          </table:table-cell>
          <table:table-cell table:number-columns-repeated="3"/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-0.225009489038" calcext:value-type="float">
            <text:p>-0.225009489038</text:p>
          </table:table-cell>
          <table:table-cell table:number-columns-repeated="3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0.223413761937" calcext:value-type="float">
            <text:p>-0.223413761937</text:p>
          </table:table-cell>
          <table:table-cell table:number-columns-repeated="3"/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-0.221808806628" calcext:value-type="float">
            <text:p>-0.221808806628</text:p>
          </table:table-cell>
          <table:table-cell table:number-columns-repeated="3"/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-0.220194611392" calcext:value-type="float">
            <text:p>-0.220194611392</text:p>
          </table:table-cell>
          <table:table-cell table:number-columns-repeated="3"/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-0.218571164547" calcext:value-type="float">
            <text:p>-0.218571164547</text:p>
          </table:table-cell>
          <table:table-cell table:number-columns-repeated="3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-0.216938454449" calcext:value-type="float">
            <text:p>-0.216938454449</text:p>
          </table:table-cell>
          <table:table-cell table:number-columns-repeated="3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-0.215296469493" calcext:value-type="float">
            <text:p>-0.215296469493</text:p>
          </table:table-cell>
          <table:table-cell table:number-columns-repeated="3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-0.213645198112" calcext:value-type="float">
            <text:p>-0.213645198112</text:p>
          </table:table-cell>
          <table:table-cell table:number-columns-repeated="3"/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-0.211984628777" calcext:value-type="float">
            <text:p>-0.211984628777</text:p>
          </table:table-cell>
          <table:table-cell table:number-columns-repeated="3"/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-0.210314749998" calcext:value-type="float">
            <text:p>-0.210314749998</text:p>
          </table:table-cell>
          <table:table-cell table:number-columns-repeated="3"/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-0.208635550325" calcext:value-type="float">
            <text:p>-0.208635550325</text:p>
          </table:table-cell>
          <table:table-cell table:number-columns-repeated="3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-0.206947018347" calcext:value-type="float">
            <text:p>-0.206947018347</text:p>
          </table:table-cell>
          <table:table-cell table:number-columns-repeated="3"/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-0.205249142692" calcext:value-type="float">
            <text:p>-0.205249142692</text:p>
          </table:table-cell>
          <table:table-cell table:number-columns-repeated="3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-0.203541912028" calcext:value-type="float">
            <text:p>-0.203541912028</text:p>
          </table:table-cell>
          <table:table-cell table:number-columns-repeated="3"/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-0.201825315064" calcext:value-type="float">
            <text:p>-0.201825315064</text:p>
          </table:table-cell>
          <table:table-cell table:number-columns-repeated="3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-0.200099340547" calcext:value-type="float">
            <text:p>-0.200099340547</text:p>
          </table:table-cell>
          <table:table-cell table:number-columns-repeated="3"/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-0.198363977268" calcext:value-type="float">
            <text:p>-0.198363977268</text:p>
          </table:table-cell>
          <table:table-cell table:number-columns-repeated="3"/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-0.196619214057" calcext:value-type="float">
            <text:p>-0.196619214057</text:p>
          </table:table-cell>
          <table:table-cell table:number-columns-repeated="3"/>
        </table:table-row>
        <table:table-row table:style-name="ro1">
          <table:table-cell office:value-type="float" office:value="18.37" calcext:value-type="float">
            <text:p>18.37</text:p>
          </table:table-cell>
          <table:table-cell office:value-type="float" office:value="-0.194865039783" calcext:value-type="float">
            <text:p>-0.194865039783</text:p>
          </table:table-cell>
          <table:table-cell table:number-columns-repeated="3"/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-0.19310144336" calcext:value-type="float">
            <text:p>-0.19310144336</text:p>
          </table:table-cell>
          <table:table-cell table:number-columns-repeated="3"/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-0.191328413741" calcext:value-type="float">
            <text:p>-0.191328413741</text:p>
          </table:table-cell>
          <table:table-cell table:number-columns-repeated="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0.189545939922" calcext:value-type="float">
            <text:p>-0.189545939922</text:p>
          </table:table-cell>
          <table:table-cell table:number-columns-repeated="3"/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-0.187754010941" calcext:value-type="float">
            <text:p>-0.187754010941</text:p>
          </table:table-cell>
          <table:table-cell table:number-columns-repeated="3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-0.185952615878" calcext:value-type="float">
            <text:p>-0.185952615878</text:p>
          </table:table-cell>
          <table:table-cell table:number-columns-repeated="3"/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float" office:value="-0.184141743854" calcext:value-type="float">
            <text:p>-0.184141743854</text:p>
          </table:table-cell>
          <table:table-cell table:number-columns-repeated="3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-0.182321384036" calcext:value-type="float">
            <text:p>-0.182321384036</text:p>
          </table:table-cell>
          <table:table-cell table:number-columns-repeated="3"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-0.180491525632" calcext:value-type="float">
            <text:p>-0.180491525632</text:p>
          </table:table-cell>
          <table:table-cell table:number-columns-repeated="3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-0.178652157893" calcext:value-type="float">
            <text:p>-0.178652157893</text:p>
          </table:table-cell>
          <table:table-cell table:number-columns-repeated="3"/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-0.176803270114" calcext:value-type="float">
            <text:p>-0.176803270114</text:p>
          </table:table-cell>
          <table:table-cell table:number-columns-repeated="3"/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-0.174944851634" calcext:value-type="float">
            <text:p>-0.174944851634</text:p>
          </table:table-cell>
          <table:table-cell table:number-columns-repeated="3"/>
        </table:table-row>
        <table:table-row table:style-name="ro1">
          <table:table-cell office:value-type="float" office:value="18.49" calcext:value-type="float">
            <text:p>18.49</text:p>
          </table:table-cell>
          <table:table-cell office:value-type="float" office:value="-0.173076891837" calcext:value-type="float">
            <text:p>-0.173076891837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0.171199380149" calcext:value-type="float">
            <text:p>-0.171199380149</text:p>
          </table:table-cell>
          <table:table-cell table:number-columns-repeated="3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-0.169312306042" calcext:value-type="float">
            <text:p>-0.169312306042</text:p>
          </table:table-cell>
          <table:table-cell table:number-columns-repeated="3"/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-0.167415659033" calcext:value-type="float">
            <text:p>-0.167415659033</text:p>
          </table:table-cell>
          <table:table-cell table:number-columns-repeated="3"/>
        </table:table-row>
        <table:table-row table:style-name="ro1">
          <table:table-cell office:value-type="float" office:value="18.53" calcext:value-type="float">
            <text:p>18.53</text:p>
          </table:table-cell>
          <table:table-cell office:value-type="float" office:value="-0.165509428683" calcext:value-type="float">
            <text:p>-0.165509428683</text:p>
          </table:table-cell>
          <table:table-cell table:number-columns-repeated="3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-0.1635936046" calcext:value-type="float">
            <text:p>-0.1635936046</text:p>
          </table:table-cell>
          <table:table-cell table:number-columns-repeated="3"/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-0.161668176436" calcext:value-type="float">
            <text:p>-0.161668176436</text:p>
          </table:table-cell>
          <table:table-cell table:number-columns-repeated="3"/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-0.159733133889" calcext:value-type="float">
            <text:p>-0.159733133889</text:p>
          </table:table-cell>
          <table:table-cell table:number-columns-repeated="3"/>
        </table:table-row>
        <table:table-row table:style-name="ro1">
          <table:table-cell office:value-type="float" office:value="18.57" calcext:value-type="float">
            <text:p>18.57</text:p>
          </table:table-cell>
          <table:table-cell office:value-type="float" office:value="-0.157788466703" calcext:value-type="float">
            <text:p>-0.157788466703</text:p>
          </table:table-cell>
          <table:table-cell table:number-columns-repeated="3"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-0.155834164671" calcext:value-type="float">
            <text:p>-0.155834164671</text:p>
          </table:table-cell>
          <table:table-cell table:number-columns-repeated="3"/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-0.153870217628" calcext:value-type="float">
            <text:p>-0.153870217628</text:p>
          </table:table-cell>
          <table:table-cell table:number-columns-repeated="3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0.15189661546" calcext:value-type="float">
            <text:p>-0.15189661546</text:p>
          </table:table-cell>
          <table:table-cell table:number-columns-repeated="3"/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-0.149913348098" calcext:value-type="float">
            <text:p>-0.149913348098</text:p>
          </table:table-cell>
          <table:table-cell table:number-columns-repeated="3"/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-0.147920405521" calcext:value-type="float">
            <text:p>-0.147920405521</text:p>
          </table:table-cell>
          <table:table-cell table:number-columns-repeated="3"/>
        </table:table-row>
        <table:table-row table:style-name="ro1">
          <table:table-cell office:value-type="float" office:value="18.63" calcext:value-type="float">
            <text:p>18.63</text:p>
          </table:table-cell>
          <table:table-cell office:value-type="float" office:value="-0.145917777754" calcext:value-type="float">
            <text:p>-0.145917777754</text:p>
          </table:table-cell>
          <table:table-cell table:number-columns-repeated="3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-0.143905454874" calcext:value-type="float">
            <text:p>-0.143905454874</text:p>
          </table:table-cell>
          <table:table-cell table:number-columns-repeated="3"/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-0.141883427002" calcext:value-type="float">
            <text:p>-0.141883427002</text:p>
          </table:table-cell>
          <table:table-cell table:number-columns-repeated="3"/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-0.139851684309" calcext:value-type="float">
            <text:p>-0.139851684309</text:p>
          </table:table-cell>
          <table:table-cell table:number-columns-repeated="3"/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-0.137810217016" calcext:value-type="float">
            <text:p>-0.137810217016</text:p>
          </table:table-cell>
          <table:table-cell table:number-columns-repeated="3"/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-0.135759015391" calcext:value-type="float">
            <text:p>-0.135759015391</text:p>
          </table:table-cell>
          <table:table-cell table:number-columns-repeated="3"/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-0.133698069751" calcext:value-type="float">
            <text:p>-0.133698069751</text:p>
          </table:table-cell>
          <table:table-cell table:number-columns-repeated="3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-0.131627370466" calcext:value-type="float">
            <text:p>-0.131627370466</text:p>
          </table:table-cell>
          <table:table-cell table:number-columns-repeated="3"/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-0.129546907952" calcext:value-type="float">
            <text:p>-0.129546907952</text:p>
          </table:table-cell>
          <table:table-cell table:number-columns-repeated="3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-0.127456672677" calcext:value-type="float">
            <text:p>-0.127456672677</text:p>
          </table:table-cell>
          <table:table-cell table:number-columns-repeated="3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-0.125356655159" calcext:value-type="float">
            <text:p>-0.125356655159</text:p>
          </table:table-cell>
          <table:table-cell table:number-columns-repeated="3"/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-0.123246845965" calcext:value-type="float">
            <text:p>-0.123246845965</text:p>
          </table:table-cell>
          <table:table-cell table:number-columns-repeated="3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-0.121127235716" calcext:value-type="float">
            <text:p>-0.121127235716</text:p>
          </table:table-cell>
          <table:table-cell table:number-columns-repeated="3"/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-0.118997815081" calcext:value-type="float">
            <text:p>-0.118997815081</text:p>
          </table:table-cell>
          <table:table-cell table:number-columns-repeated="3"/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-0.116858574784" calcext:value-type="float">
            <text:p>-0.116858574784</text:p>
          </table:table-cell>
          <table:table-cell table:number-columns-repeated="3"/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-0.114709505597" calcext:value-type="float">
            <text:p>-0.114709505597</text:p>
          </table:table-cell>
          <table:table-cell table:number-columns-repeated="3"/>
        </table:table-row>
        <table:table-row table:style-name="ro1">
          <table:table-cell office:value-type="float" office:value="18.79" calcext:value-type="float">
            <text:p>18.79</text:p>
          </table:table-cell>
          <table:table-cell office:value-type="float" office:value="-0.112550598346" calcext:value-type="float">
            <text:p>-0.112550598346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0.110381843909" calcext:value-type="float">
            <text:p>-0.110381843909</text:p>
          </table:table-cell>
          <table:table-cell table:number-columns-repeated="3"/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-0.108203233216" calcext:value-type="float">
            <text:p>-0.108203233216</text:p>
          </table:table-cell>
          <table:table-cell table:number-columns-repeated="3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-0.106014757251" calcext:value-type="float">
            <text:p>-0.106014757251</text:p>
          </table:table-cell>
          <table:table-cell table:number-columns-repeated="3"/>
        </table:table-row>
        <table:table-row table:style-name="ro1">
          <table:table-cell office:value-type="float" office:value="18.83" calcext:value-type="float">
            <text:p>18.83</text:p>
          </table:table-cell>
          <table:table-cell office:value-type="float" office:value="-0.10381640705" calcext:value-type="float">
            <text:p>-0.10381640705</text:p>
          </table:table-cell>
          <table:table-cell table:number-columns-repeated="3"/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-0.101608173703" calcext:value-type="float">
            <text:p>-0.101608173703</text:p>
          </table:table-cell>
          <table:table-cell table:number-columns-repeated="3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-0.0993900483527" calcext:value-type="float">
            <text:p>-0.0993900483527</text:p>
          </table:table-cell>
          <table:table-cell table:number-columns-repeated="3"/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-0.0971620221968" calcext:value-type="float">
            <text:p>-0.0971620221968</text:p>
          </table:table-cell>
          <table:table-cell table:number-columns-repeated="3"/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-0.0949240864868" calcext:value-type="float">
            <text:p>-0.0949240864868</text:p>
          </table:table-cell>
          <table:table-cell table:number-columns-repeated="3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-0.0926762325288" calcext:value-type="float">
            <text:p>-0.0926762325288</text:p>
          </table:table-cell>
          <table:table-cell table:number-columns-repeated="3"/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-0.0904184516834" calcext:value-type="float">
            <text:p>-0.0904184516834</text:p>
          </table:table-cell>
          <table:table-cell table:number-columns-repeated="3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-0.0881507353668" calcext:value-type="float">
            <text:p>-0.0881507353668</text:p>
          </table:table-cell>
          <table:table-cell table:number-columns-repeated="3"/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-0.08587307505" calcext:value-type="float">
            <text:p>-0.08587307505</text:p>
          </table:table-cell>
          <table:table-cell table:number-columns-repeated="3"/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-0.0835854622599" calcext:value-type="float">
            <text:p>-0.0835854622599</text:p>
          </table:table-cell>
          <table:table-cell table:number-columns-repeated="3"/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-0.0812878885794" calcext:value-type="float">
            <text:p>-0.0812878885794</text:p>
          </table:table-cell>
          <table:table-cell table:number-columns-repeated="3"/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-0.0789803456475" calcext:value-type="float">
            <text:p>-0.0789803456475</text:p>
          </table:table-cell>
          <table:table-cell table:number-columns-repeated="3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-0.0766628251597" calcext:value-type="float">
            <text:p>-0.0766628251597</text:p>
          </table:table-cell>
          <table:table-cell table:number-columns-repeated="3"/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-0.0743353188683" calcext:value-type="float">
            <text:p>-0.0743353188683</text:p>
          </table:table-cell>
          <table:table-cell table:number-columns-repeated="3"/>
        </table:table-row>
        <table:table-row table:style-name="ro1">
          <table:table-cell office:value-type="float" office:value="18.97" calcext:value-type="float">
            <text:p>18.97</text:p>
          </table:table-cell>
          <table:table-cell office:value-type="float" office:value="-0.0719978185827" calcext:value-type="float">
            <text:p>-0.0719978185827</text:p>
          </table:table-cell>
          <table:table-cell table:number-columns-repeated="3"/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-0.0696503161697" calcext:value-type="float">
            <text:p>-0.0696503161697</text:p>
          </table:table-cell>
          <table:table-cell table:number-columns-repeated="3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-0.0672928035538" calcext:value-type="float">
            <text:p>-0.067292803553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649252727173" calcext:value-type="float">
            <text:p>-0.0649252727173</text:p>
          </table:table-cell>
          <table:table-cell table:number-columns-repeated="3"/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-0.0625477157009" calcext:value-type="float">
            <text:p>-0.0625477157009</text:p>
          </table:table-cell>
          <table:table-cell table:number-columns-repeated="3"/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-0.0601601246037" calcext:value-type="float">
            <text:p>-0.0601601246037</text:p>
          </table:table-cell>
          <table:table-cell table:number-columns-repeated="3"/>
        </table:table-row>
        <table:table-row table:style-name="ro1">
          <table:table-cell office:value-type="float" office:value="19.03" calcext:value-type="float">
            <text:p>19.03</text:p>
          </table:table-cell>
          <table:table-cell office:value-type="float" office:value="-0.0577624915838" calcext:value-type="float">
            <text:p>-0.0577624915838</text:p>
          </table:table-cell>
          <table:table-cell table:number-columns-repeated="3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-0.0553548088583" calcext:value-type="float">
            <text:p>-0.0553548088583</text:p>
          </table:table-cell>
          <table:table-cell table:number-columns-repeated="3"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-0.0529370687039" calcext:value-type="float">
            <text:p>-0.0529370687039</text:p>
          </table:table-cell>
          <table:table-cell table:number-columns-repeated="3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-0.0505092634568" calcext:value-type="float">
            <text:p>-0.0505092634568</text:p>
          </table:table-cell>
          <table:table-cell table:number-columns-repeated="3"/>
        </table:table-row>
        <table:table-row table:style-name="ro1">
          <table:table-cell office:value-type="float" office:value="19.07" calcext:value-type="float">
            <text:p>19.07</text:p>
          </table:table-cell>
          <table:table-cell office:value-type="float" office:value="-0.0480713855134" calcext:value-type="float">
            <text:p>-0.0480713855134</text:p>
          </table:table-cell>
          <table:table-cell table:number-columns-repeated="3"/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-0.0456234273303" calcext:value-type="float">
            <text:p>-0.0456234273303</text:p>
          </table:table-cell>
          <table:table-cell table:number-columns-repeated="3"/>
        </table:table-row>
        <table:table-row table:style-name="ro1">
          <table:table-cell office:value-type="float" office:value="19.09" calcext:value-type="float">
            <text:p>19.09</text:p>
          </table:table-cell>
          <table:table-cell office:value-type="float" office:value="-0.0431653814248" calcext:value-type="float">
            <text:p>-0.0431653814248</text:p>
          </table:table-cell>
          <table:table-cell table:number-columns-repeated="3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0.0406972403752" calcext:value-type="float">
            <text:p>-0.0406972403752</text:p>
          </table:table-cell>
          <table:table-cell table:number-columns-repeated="3"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-0.0382189968209" calcext:value-type="float">
            <text:p>-0.0382189968209</text:p>
          </table:table-cell>
          <table:table-cell table:number-columns-repeated="3"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-0.0357306434627" calcext:value-type="float">
            <text:p>-0.0357306434627</text:p>
          </table:table-cell>
          <table:table-cell table:number-columns-repeated="3"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-0.0332321730636" calcext:value-type="float">
            <text:p>-0.0332321730636</text:p>
          </table:table-cell>
          <table:table-cell table:number-columns-repeated="3"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-0.0307235784485" calcext:value-type="float">
            <text:p>-0.0307235784485</text:p>
          </table:table-cell>
          <table:table-cell table:number-columns-repeated="3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-0.0282048525046" calcext:value-type="float">
            <text:p>-0.0282048525046</text:p>
          </table:table-cell>
          <table:table-cell table:number-columns-repeated="3"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-0.0256759881822" calcext:value-type="float">
            <text:p>-0.0256759881822</text:p>
          </table:table-cell>
          <table:table-cell table:number-columns-repeated="3"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-0.0231369784943" calcext:value-type="float">
            <text:p>-0.0231369784943</text:p>
          </table:table-cell>
          <table:table-cell table:number-columns-repeated="3"/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-0.0205878165175" calcext:value-type="float">
            <text:p>-0.0205878165175</text:p>
          </table:table-cell>
          <table:table-cell table:number-columns-repeated="3"/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-0.0180284953919" calcext:value-type="float">
            <text:p>-0.0180284953919</text:p>
          </table:table-cell>
          <table:table-cell table:number-columns-repeated="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0.0154590083217" calcext:value-type="float">
            <text:p>-0.0154590083217</text:p>
          </table:table-cell>
          <table:table-cell table:number-columns-repeated="3"/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-0.0128793485753" calcext:value-type="float">
            <text:p>-0.0128793485753</text:p>
          </table:table-cell>
          <table:table-cell table:number-columns-repeated="3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-0.0102895094857" calcext:value-type="float">
            <text:p>-0.0102895094857</text:p>
          </table:table-cell>
          <table:table-cell table:number-columns-repeated="3"/>
        </table:table-row>
        <table:table-row table:style-name="ro1">
          <table:table-cell office:value-type="float" office:value="19.23" calcext:value-type="float">
            <text:p>19.23</text:p>
          </table:table-cell>
          <table:table-cell office:value-type="float" office:value="-0.00768948445094" calcext:value-type="float">
            <text:p>-0.00768948445094</text:p>
          </table:table-cell>
          <table:table-cell table:number-columns-repeated="3"/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-0.00507926693403" calcext:value-type="float">
            <text:p>-0.00507926693403</text:p>
          </table:table-cell>
          <table:table-cell table:number-columns-repeated="3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-0.00245885046368" calcext:value-type="float">
            <text:p>-0.00245885046368</text:p>
          </table:table-cell>
          <table:table-cell table:number-columns-repeated="3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0.000171771365611" calcext:value-type="float">
            <text:p>0.000171771365611</text:p>
          </table:table-cell>
          <table:table-cell table:number-columns-repeated="3"/>
        </table:table-row>
        <table:table-row table:style-name="ro1">
          <table:table-cell office:value-type="float" office:value="19.27" calcext:value-type="float">
            <text:p>19.27</text:p>
          </table:table-cell>
          <table:table-cell office:value-type="float" office:value="0.00281260489317" calcext:value-type="float">
            <text:p>0.00281260489317</text:p>
          </table:table-cell>
          <table:table-cell table:number-columns-repeated="3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0.00546365639186" calcext:value-type="float">
            <text:p>0.00546365639186</text:p>
          </table:table-cell>
          <table:table-cell table:number-columns-repeated="3"/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0.00812493206776" calcext:value-type="float">
            <text:p>0.00812493206776</text:p>
          </table:table-cell>
          <table:table-cell table:number-columns-repeated="3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0107964380598" calcext:value-type="float">
            <text:p>0.0107964380598</text:p>
          </table:table-cell>
          <table:table-cell table:number-columns-repeated="3"/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0.0134781804397" calcext:value-type="float">
            <text:p>0.0134781804397</text:p>
          </table:table-cell>
          <table:table-cell table:number-columns-repeated="3"/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0.016170165211" calcext:value-type="float">
            <text:p>0.016170165211</text:p>
          </table:table-cell>
          <table:table-cell table:number-columns-repeated="3"/>
        </table:table-row>
        <table:table-row table:style-name="ro1">
          <table:table-cell office:value-type="float" office:value="19.33" calcext:value-type="float">
            <text:p>19.33</text:p>
          </table:table-cell>
          <table:table-cell office:value-type="float" office:value="0.0188723983096" calcext:value-type="float">
            <text:p>0.0188723983096</text:p>
          </table:table-cell>
          <table:table-cell table:number-columns-repeated="3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0.0215848856029" calcext:value-type="float">
            <text:p>0.0215848856029</text:p>
          </table:table-cell>
          <table:table-cell table:number-columns-repeated="3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0.0243076328895" calcext:value-type="float">
            <text:p>0.0243076328895</text:p>
          </table:table-cell>
          <table:table-cell table:number-columns-repeated="3"/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0.027040645899" calcext:value-type="float">
            <text:p>0.027040645899</text:p>
          </table:table-cell>
          <table:table-cell table:number-columns-repeated="3"/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0.0297839302917" calcext:value-type="float">
            <text:p>0.0297839302917</text:p>
          </table:table-cell>
          <table:table-cell table:number-columns-repeated="3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0.0325374916583" calcext:value-type="float">
            <text:p>0.0325374916583</text:p>
          </table:table-cell>
          <table:table-cell table:number-columns-repeated="3"/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0353013355194" calcext:value-type="float">
            <text:p>0.0353013355194</text:p>
          </table:table-cell>
          <table:table-cell table:number-columns-repeated="3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0380754673252" calcext:value-type="float">
            <text:p>0.0380754673252</text:p>
          </table:table-cell>
          <table:table-cell table:number-columns-repeated="3"/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0.0408598924554" calcext:value-type="float">
            <text:p>0.0408598924554</text:p>
          </table:table-cell>
          <table:table-cell table:number-columns-repeated="3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0.0436546162186" calcext:value-type="float">
            <text:p>0.0436546162186</text:p>
          </table:table-cell>
          <table:table-cell table:number-columns-repeated="3"/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0.0464596438523" calcext:value-type="float">
            <text:p>0.0464596438523</text:p>
          </table:table-cell>
          <table:table-cell table:number-columns-repeated="3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0.0492749805221" calcext:value-type="float">
            <text:p>0.0492749805221</text:p>
          </table:table-cell>
          <table:table-cell table:number-columns-repeated="3"/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0.0521006313219" calcext:value-type="float">
            <text:p>0.0521006313219</text:p>
          </table:table-cell>
          <table:table-cell table:number-columns-repeated="3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0.054936601273" calcext:value-type="float">
            <text:p>0.054936601273</text:p>
          </table:table-cell>
          <table:table-cell table:number-columns-repeated="3"/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0.0577828953244" calcext:value-type="float">
            <text:p>0.0577828953244</text:p>
          </table:table-cell>
          <table:table-cell table:number-columns-repeated="3"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0.0606395183519" calcext:value-type="float">
            <text:p>0.0606395183519</text:p>
          </table:table-cell>
          <table:table-cell table:number-columns-repeated="3"/>
        </table:table-row>
        <table:table-row table:style-name="ro1">
          <table:table-cell office:value-type="float" office:value="19.49" calcext:value-type="float">
            <text:p>19.49</text:p>
          </table:table-cell>
          <table:table-cell office:value-type="float" office:value="0.0635064751581" calcext:value-type="float">
            <text:p>0.0635064751581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066383770472" calcext:value-type="float">
            <text:p>0.066383770472</text:p>
          </table:table-cell>
          <table:table-cell table:number-columns-repeated="3"/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0.0692714089486" calcext:value-type="float">
            <text:p>0.0692714089486</text:p>
          </table:table-cell>
          <table:table-cell table:number-columns-repeated="3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0.0721693951686" calcext:value-type="float">
            <text:p>0.0721693951686</text:p>
          </table:table-cell>
          <table:table-cell table:number-columns-repeated="3"/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float" office:value="0.0750777336379" calcext:value-type="float">
            <text:p>0.0750777336379</text:p>
          </table:table-cell>
          <table:table-cell table:number-columns-repeated="3"/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0.0779964287879" calcext:value-type="float">
            <text:p>0.0779964287879</text:p>
          </table:table-cell>
          <table:table-cell table:number-columns-repeated="3"/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0.0809254849741" calcext:value-type="float">
            <text:p>0.0809254849741</text:p>
          </table:table-cell>
          <table:table-cell table:number-columns-repeated="3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0.0838649064768" calcext:value-type="float">
            <text:p>0.0838649064768</text:p>
          </table:table-cell>
          <table:table-cell table:number-columns-repeated="3"/>
        </table:table-row>
        <table:table-row table:style-name="ro1">
          <table:table-cell office:value-type="float" office:value="19.57" calcext:value-type="float">
            <text:p>19.57</text:p>
          </table:table-cell>
          <table:table-cell office:value-type="float" office:value="0.0868146975" calcext:value-type="float">
            <text:p>0.0868146975</text:p>
          </table:table-cell>
          <table:table-cell table:number-columns-repeated="3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0.0897748621717" calcext:value-type="float">
            <text:p>0.0897748621717</text:p>
          </table:table-cell>
          <table:table-cell table:number-columns-repeated="3"/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0.0927454045428" calcext:value-type="float">
            <text:p>0.0927454045428</text:p>
          </table:table-cell>
          <table:table-cell table:number-columns-repeated="3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0957263285875" calcext:value-type="float">
            <text:p>0.0957263285875</text:p>
          </table:table-cell>
          <table:table-cell table:number-columns-repeated="3"/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0.0987176382026" calcext:value-type="float">
            <text:p>0.0987176382026</text:p>
          </table:table-cell>
          <table:table-cell table:number-columns-repeated="3"/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0.101719337207" calcext:value-type="float">
            <text:p>0.101719337207</text:p>
          </table:table-cell>
          <table:table-cell table:number-columns-repeated="3"/>
        </table:table-row>
        <table:table-row table:style-name="ro1">
          <table:table-cell office:value-type="float" office:value="19.63" calcext:value-type="float">
            <text:p>19.63</text:p>
          </table:table-cell>
          <table:table-cell office:value-type="float" office:value="0.104731429342" calcext:value-type="float">
            <text:p>0.104731429342</text:p>
          </table:table-cell>
          <table:table-cell table:number-columns-repeated="3"/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0.107753918269" calcext:value-type="float">
            <text:p>0.107753918269</text:p>
          </table:table-cell>
          <table:table-cell table:number-columns-repeated="3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0.110786807574" calcext:value-type="float">
            <text:p>0.110786807574</text:p>
          </table:table-cell>
          <table:table-cell table:number-columns-repeated="3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0.11383010076" calcext:value-type="float">
            <text:p>0.11383010076</text:p>
          </table:table-cell>
          <table:table-cell table:number-columns-repeated="3"/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0.116883801252" calcext:value-type="float">
            <text:p>0.116883801252</text:p>
          </table:table-cell>
          <table:table-cell table:number-columns-repeated="3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0.119947912397" calcext:value-type="float">
            <text:p>0.119947912397</text:p>
          </table:table-cell>
          <table:table-cell table:number-columns-repeated="3"/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0.123022437459" calcext:value-type="float">
            <text:p>0.123022437459</text:p>
          </table:table-cell>
          <table:table-cell table:number-columns-repeated="3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126107379623" calcext:value-type="float">
            <text:p>0.126107379623</text:p>
          </table:table-cell>
          <table:table-cell table:number-columns-repeated="3"/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0.129202741994" calcext:value-type="float">
            <text:p>0.129202741994</text:p>
          </table:table-cell>
          <table:table-cell table:number-columns-repeated="3"/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0.132308527594" calcext:value-type="float">
            <text:p>0.132308527594</text:p>
          </table:table-cell>
          <table:table-cell table:number-columns-repeated="3"/>
        </table:table-row>
        <table:table-row table:style-name="ro1">
          <table:table-cell office:value-type="float" office:value="19.73" calcext:value-type="float">
            <text:p>19.73</text:p>
          </table:table-cell>
          <table:table-cell office:value-type="float" office:value="0.135424739364" calcext:value-type="float">
            <text:p>0.135424739364</text:p>
          </table:table-cell>
          <table:table-cell table:number-columns-repeated="3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0.138551380163" calcext:value-type="float">
            <text:p>0.138551380163</text:p>
          </table:table-cell>
          <table:table-cell table:number-columns-repeated="3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0.141688452769" calcext:value-type="float">
            <text:p>0.141688452769</text:p>
          </table:table-cell>
          <table:table-cell table:number-columns-repeated="3"/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0.144835959875" calcext:value-type="float">
            <text:p>0.144835959875</text:p>
          </table:table-cell>
          <table:table-cell table:number-columns-repeated="3"/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0.147993904094" calcext:value-type="float">
            <text:p>0.147993904094</text:p>
          </table:table-cell>
          <table:table-cell table:number-columns-repeated="3"/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0.151162287953" calcext:value-type="float">
            <text:p>0.151162287953</text:p>
          </table:table-cell>
          <table:table-cell table:number-columns-repeated="3"/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0.154341113895" calcext:value-type="float">
            <text:p>0.154341113895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157530384283" calcext:value-type="float">
            <text:p>0.157530384283</text:p>
          </table:table-cell>
          <table:table-cell table:number-columns-repeated="3"/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0.160730101391" calcext:value-type="float">
            <text:p>0.160730101391</text:p>
          </table:table-cell>
          <table:table-cell table:number-columns-repeated="3"/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0.163940267409" calcext:value-type="float">
            <text:p>0.163940267409</text:p>
          </table:table-cell>
          <table:table-cell table:number-columns-repeated="3"/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0.167160884445" calcext:value-type="float">
            <text:p>0.167160884445</text:p>
          </table:table-cell>
          <table:table-cell table:number-columns-repeated="3"/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.170391954518" calcext:value-type="float">
            <text:p>0.170391954518</text:p>
          </table:table-cell>
          <table:table-cell table:number-columns-repeated="3"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0.173633479563" calcext:value-type="float">
            <text:p>0.173633479563</text:p>
          </table:table-cell>
          <table:table-cell table:number-columns-repeated="3"/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0.176885461427" calcext:value-type="float">
            <text:p>0.176885461427</text:p>
          </table:table-cell>
          <table:table-cell table:number-columns-repeated="3"/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0.180147901872" calcext:value-type="float">
            <text:p>0.180147901872</text:p>
          </table:table-cell>
          <table:table-cell table:number-columns-repeated="3"/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183420802573" calcext:value-type="float">
            <text:p>0.183420802573</text:p>
          </table:table-cell>
          <table:table-cell table:number-columns-repeated="3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0.186704165116" calcext:value-type="float">
            <text:p>0.186704165116</text:p>
          </table:table-cell>
          <table:table-cell table:number-columns-repeated="3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189997991001" calcext:value-type="float">
            <text:p>0.189997991001</text:p>
          </table:table-cell>
          <table:table-cell table:number-columns-repeated="3"/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0.193302281638" calcext:value-type="float">
            <text:p>0.193302281638</text:p>
          </table:table-cell>
          <table:table-cell table:number-columns-repeated="3"/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.196617038352" calcext:value-type="float">
            <text:p>0.196617038352</text:p>
          </table:table-cell>
          <table:table-cell table:number-columns-repeated="3"/>
        </table:table-row>
        <table:table-row table:style-name="ro1">
          <table:table-cell office:value-type="float" office:value="19.93" calcext:value-type="float">
            <text:p>19.93</text:p>
          </table:table-cell>
          <table:table-cell office:value-type="float" office:value="0.199942262374" calcext:value-type="float">
            <text:p>0.199942262374</text:p>
          </table:table-cell>
          <table:table-cell table:number-columns-repeated="3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0.203277954851" calcext:value-type="float">
            <text:p>0.203277954851</text:p>
          </table:table-cell>
          <table:table-cell table:number-columns-repeated="3"/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0.206624116836" calcext:value-type="float">
            <text:p>0.206624116836</text:p>
          </table:table-cell>
          <table:table-cell table:number-columns-repeated="3"/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209980749296" calcext:value-type="float">
            <text:p>0.209980749296</text:p>
          </table:table-cell>
          <table:table-cell table:number-columns-repeated="3"/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0.213347853104" calcext:value-type="float">
            <text:p>0.213347853104</text:p>
          </table:table-cell>
          <table:table-cell table:number-columns-repeated="3"/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0.216725429044" calcext:value-type="float">
            <text:p>0.216725429044</text:p>
          </table:table-cell>
          <table:table-cell table:number-columns-repeated="3"/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0.220113477809" calcext:value-type="float">
            <text:p>0.22011347780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3512" calcext:value-type="float">
            <text:p>0.223512</text:p>
          </table:table-cell>
          <table:table-cell table:number-columns-repeated="3"/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0.226920996127" calcext:value-type="float">
            <text:p>0.226920996127</text:p>
          </table:table-cell>
          <table:table-cell table:number-columns-repeated="3"/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0.230340466606" calcext:value-type="float">
            <text:p>0.230340466606</text:p>
          </table:table-cell>
          <table:table-cell table:number-columns-repeated="3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0.233770411761" calcext:value-type="float">
            <text:p>0.233770411761</text:p>
          </table:table-cell>
          <table:table-cell table:number-columns-repeated="3"/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0.237210831825" calcext:value-type="float">
            <text:p>0.237210831825</text:p>
          </table:table-cell>
          <table:table-cell table:number-columns-repeated="3"/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0.240661726935" calcext:value-type="float">
            <text:p>0.240661726935</text:p>
          </table:table-cell>
          <table:table-cell table:number-columns-repeated="3"/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0.244123097135" calcext:value-type="float">
            <text:p>0.244123097135</text:p>
          </table:table-cell>
          <table:table-cell table:number-columns-repeated="3"/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0.247594942375" calcext:value-type="float">
            <text:p>0.247594942375</text:p>
          </table:table-cell>
          <table:table-cell table:number-columns-repeated="3"/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0.251077262509" calcext:value-type="float">
            <text:p>0.251077262509</text:p>
          </table:table-cell>
          <table:table-cell table:number-columns-repeated="3"/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0.254570057299" calcext:value-type="float">
            <text:p>0.254570057299</text:p>
          </table:table-cell>
          <table:table-cell table:number-columns-repeated="3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258073326409" calcext:value-type="float">
            <text:p>0.258073326409</text:p>
          </table:table-cell>
          <table:table-cell table:number-columns-repeated="3"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0.261587069409" calcext:value-type="float">
            <text:p>0.261587069409</text:p>
          </table:table-cell>
          <table:table-cell table:number-columns-repeated="3"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0.265111285771" calcext:value-type="float">
            <text:p>0.265111285771</text:p>
          </table:table-cell>
          <table:table-cell table:number-columns-repeated="3"/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0.268645974871" calcext:value-type="float">
            <text:p>0.268645974871</text:p>
          </table:table-cell>
          <table:table-cell table:number-columns-repeated="3"/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0.27219113599" calcext:value-type="float">
            <text:p>0.27219113599</text:p>
          </table:table-cell>
          <table:table-cell table:number-columns-repeated="3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0.275746768309" calcext:value-type="float">
            <text:p>0.275746768309</text:p>
          </table:table-cell>
          <table:table-cell table:number-columns-repeated="3"/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.279312870913" calcext:value-type="float">
            <text:p>0.279312870913</text:p>
          </table:table-cell>
          <table:table-cell table:number-columns-repeated="3"/>
        </table:table-row>
        <table:table-row table:style-name="ro1">
          <table:table-cell office:value-type="float" office:value="20.17" calcext:value-type="float">
            <text:p>20.17</text:p>
          </table:table-cell>
          <table:table-cell office:value-type="float" office:value="0.282889442788" calcext:value-type="float">
            <text:p>0.282889442788</text:p>
          </table:table-cell>
          <table:table-cell table:number-columns-repeated="3"/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0.286476482821" calcext:value-type="float">
            <text:p>0.286476482821</text:p>
          </table:table-cell>
          <table:table-cell table:number-columns-repeated="3"/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0.290073989801" calcext:value-type="float">
            <text:p>0.290073989801</text:p>
          </table:table-cell>
          <table:table-cell table:number-columns-repeated="3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293681962419" calcext:value-type="float">
            <text:p>0.293681962419</text:p>
          </table:table-cell>
          <table:table-cell table:number-columns-repeated="3"/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0.297300399263" calcext:value-type="float">
            <text:p>0.297300399263</text:p>
          </table:table-cell>
          <table:table-cell table:number-columns-repeated="3"/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0.300929298823" calcext:value-type="float">
            <text:p>0.300929298823</text:p>
          </table:table-cell>
          <table:table-cell table:number-columns-repeated="3"/>
        </table:table-row>
        <table:table-row table:style-name="ro1">
          <table:table-cell office:value-type="float" office:value="20.23" calcext:value-type="float">
            <text:p>20.23</text:p>
          </table:table-cell>
          <table:table-cell office:value-type="float" office:value="0.304568659488" calcext:value-type="float">
            <text:p>0.304568659488</text:p>
          </table:table-cell>
          <table:table-cell table:number-columns-repeated="3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0.308218479546" calcext:value-type="float">
            <text:p>0.308218479546</text:p>
          </table:table-cell>
          <table:table-cell table:number-columns-repeated="3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0.311878757184" calcext:value-type="float">
            <text:p>0.311878757184</text:p>
          </table:table-cell>
          <table:table-cell table:number-columns-repeated="3"/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0.315549490487" calcext:value-type="float">
            <text:p>0.315549490487</text:p>
          </table:table-cell>
          <table:table-cell table:number-columns-repeated="3"/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float" office:value="0.319230677437" calcext:value-type="float">
            <text:p>0.319230677437</text:p>
          </table:table-cell>
          <table:table-cell table:number-columns-repeated="3"/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0.322922315915" calcext:value-type="float">
            <text:p>0.322922315915</text:p>
          </table:table-cell>
          <table:table-cell table:number-columns-repeated="3"/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0.326624403698" calcext:value-type="float">
            <text:p>0.326624403698</text:p>
          </table:table-cell>
          <table:table-cell table:number-columns-repeated="3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33033693846" calcext:value-type="float">
            <text:p>0.33033693846</text:p>
          </table:table-cell>
          <table:table-cell table:number-columns-repeated="3"/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0.334059917771" calcext:value-type="float">
            <text:p>0.334059917771</text:p>
          </table:table-cell>
          <table:table-cell table:number-columns-repeated="3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0.337793339096" calcext:value-type="float">
            <text:p>0.337793339096</text:p>
          </table:table-cell>
          <table:table-cell table:number-columns-repeated="3"/>
        </table:table-row>
        <table:table-row table:style-name="ro1">
          <table:table-cell office:value-type="float" office:value="20.33" calcext:value-type="float">
            <text:p>20.33</text:p>
          </table:table-cell>
          <table:table-cell office:value-type="float" office:value="0.341537199796" calcext:value-type="float">
            <text:p>0.341537199796</text:p>
          </table:table-cell>
          <table:table-cell table:number-columns-repeated="3"/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0.345291497129" calcext:value-type="float">
            <text:p>0.345291497129</text:p>
          </table:table-cell>
          <table:table-cell table:number-columns-repeated="3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0.349056228244" calcext:value-type="float">
            <text:p>0.349056228244</text:p>
          </table:table-cell>
          <table:table-cell table:number-columns-repeated="3"/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.352831390186" calcext:value-type="float">
            <text:p>0.352831390186</text:p>
          </table:table-cell>
          <table:table-cell table:number-columns-repeated="3"/>
        </table:table-row>
        <table:table-row table:style-name="ro1">
          <table:table-cell office:value-type="float" office:value="20.37" calcext:value-type="float">
            <text:p>20.37</text:p>
          </table:table-cell>
          <table:table-cell office:value-type="float" office:value="0.356616979894" calcext:value-type="float">
            <text:p>0.356616979894</text:p>
          </table:table-cell>
          <table:table-cell table:number-columns-repeated="3"/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0.360412994199" calcext:value-type="float">
            <text:p>0.360412994199</text:p>
          </table:table-cell>
          <table:table-cell table:number-columns-repeated="3"/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0.364219429825" calcext:value-type="float">
            <text:p>0.364219429825</text:p>
          </table:table-cell>
          <table:table-cell table:number-columns-repeated="3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368036283391" calcext:value-type="float">
            <text:p>0.368036283391</text:p>
          </table:table-cell>
          <table:table-cell table:number-columns-repeated="3"/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0.371863551404" calcext:value-type="float">
            <text:p>0.371863551404</text:p>
          </table:table-cell>
          <table:table-cell table:number-columns-repeated="3"/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0.375701230266" calcext:value-type="float">
            <text:p>0.375701230266</text:p>
          </table:table-cell>
          <table:table-cell table:number-columns-repeated="3"/>
        </table:table-row>
        <table:table-row table:style-name="ro1">
          <table:table-cell office:value-type="float" office:value="20.43" calcext:value-type="float">
            <text:p>20.43</text:p>
          </table:table-cell>
          <table:table-cell office:value-type="float" office:value="0.379549316268" calcext:value-type="float">
            <text:p>0.379549316268</text:p>
          </table:table-cell>
          <table:table-cell table:number-columns-repeated="3"/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.383407805593" calcext:value-type="float">
            <text:p>0.383407805593</text:p>
          </table:table-cell>
          <table:table-cell table:number-columns-repeated="3"/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0.387276694313" calcext:value-type="float">
            <text:p>0.387276694313</text:p>
          </table:table-cell>
          <table:table-cell table:number-columns-repeated="3"/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0.391155978392" calcext:value-type="float">
            <text:p>0.391155978392</text:p>
          </table:table-cell>
          <table:table-cell table:number-columns-repeated="3"/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0.395045653681" calcext:value-type="float">
            <text:p>0.395045653681</text:p>
          </table:table-cell>
          <table:table-cell table:number-columns-repeated="3"/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0.398945715922" calcext:value-type="float">
            <text:p>0.398945715922</text:p>
          </table:table-cell>
          <table:table-cell table:number-columns-repeated="3"/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0.402856160744" calcext:value-type="float">
            <text:p>0.402856160744</text:p>
          </table:table-cell>
          <table:table-cell table:number-columns-repeated="3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406776983666" calcext:value-type="float">
            <text:p>0.406776983666</text:p>
          </table:table-cell>
          <table:table-cell table:number-columns-repeated="3"/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0.410708180092" calcext:value-type="float">
            <text:p>0.410708180092</text:p>
          </table:table-cell>
          <table:table-cell table:number-columns-repeated="3"/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0.414649745317" calcext:value-type="float">
            <text:p>0.414649745317</text:p>
          </table:table-cell>
          <table:table-cell table:number-columns-repeated="3"/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0.41860167452" calcext:value-type="float">
            <text:p>0.41860167452</text:p>
          </table:table-cell>
          <table:table-cell table:number-columns-repeated="3"/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0.422563962768" calcext:value-type="float">
            <text:p>0.422563962768</text:p>
          </table:table-cell>
          <table:table-cell table:number-columns-repeated="3"/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0.426536605011" calcext:value-type="float">
            <text:p>0.426536605011</text:p>
          </table:table-cell>
          <table:table-cell table:number-columns-repeated="3"/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0.43051959609" calcext:value-type="float">
            <text:p>0.43051959609</text:p>
          </table:table-cell>
          <table:table-cell table:number-columns-repeated="3"/>
        </table:table-row>
        <table:table-row table:style-name="ro1">
          <table:table-cell office:value-type="float" office:value="20.57" calcext:value-type="float">
            <text:p>20.57</text:p>
          </table:table-cell>
          <table:table-cell office:value-type="float" office:value="0.434512930725" calcext:value-type="float">
            <text:p>0.434512930725</text:p>
          </table:table-cell>
          <table:table-cell table:number-columns-repeated="3"/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0.438516603526" calcext:value-type="float">
            <text:p>0.438516603526</text:p>
          </table:table-cell>
          <table:table-cell table:number-columns-repeated="3"/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0.442530608983" calcext:value-type="float">
            <text:p>0.442530608983</text:p>
          </table:table-cell>
          <table:table-cell table:number-columns-repeated="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446554941473" calcext:value-type="float">
            <text:p>0.446554941473</text:p>
          </table:table-cell>
          <table:table-cell table:number-columns-repeated="3"/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0.450589595255" calcext:value-type="float">
            <text:p>0.450589595255</text:p>
          </table:table-cell>
          <table:table-cell table:number-columns-repeated="3"/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0.45463456447" calcext:value-type="float">
            <text:p>0.45463456447</text:p>
          </table:table-cell>
          <table:table-cell table:number-columns-repeated="3"/>
        </table:table-row>
        <table:table-row table:style-name="ro1">
          <table:table-cell office:value-type="float" office:value="20.63" calcext:value-type="float">
            <text:p>20.63</text:p>
          </table:table-cell>
          <table:table-cell office:value-type="float" office:value="0.458689843142" calcext:value-type="float">
            <text:p>0.458689843142</text:p>
          </table:table-cell>
          <table:table-cell table:number-columns-repeated="3"/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.462755425179" calcext:value-type="float">
            <text:p>0.462755425179</text:p>
          </table:table-cell>
          <table:table-cell table:number-columns-repeated="3"/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0.466831304368" calcext:value-type="float">
            <text:p>0.466831304368</text:p>
          </table:table-cell>
          <table:table-cell table:number-columns-repeated="3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0.470917474378" calcext:value-type="float">
            <text:p>0.470917474378</text:p>
          </table:table-cell>
          <table:table-cell table:number-columns-repeated="3"/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0.475013928758" calcext:value-type="float">
            <text:p>0.475013928758</text:p>
          </table:table-cell>
          <table:table-cell table:number-columns-repeated="3"/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0.47912066094" calcext:value-type="float">
            <text:p>0.47912066094</text:p>
          </table:table-cell>
          <table:table-cell table:number-columns-repeated="3"/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0.483237664231" calcext:value-type="float">
            <text:p>0.483237664231</text:p>
          </table:table-cell>
          <table:table-cell table:number-columns-repeated="3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487364931822" calcext:value-type="float">
            <text:p>0.487364931822</text:p>
          </table:table-cell>
          <table:table-cell table:number-columns-repeated="3"/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0.49150245678" calcext:value-type="float">
            <text:p>0.49150245678</text:p>
          </table:table-cell>
          <table:table-cell table:number-columns-repeated="3"/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0.495650232051" calcext:value-type="float">
            <text:p>0.495650232051</text:p>
          </table:table-cell>
          <table:table-cell table:number-columns-repeated="3"/>
        </table:table-row>
        <table:table-row table:style-name="ro1">
          <table:table-cell office:value-type="float" office:value="20.73" calcext:value-type="float">
            <text:p>20.73</text:p>
          </table:table-cell>
          <table:table-cell office:value-type="float" office:value="0.49980825046" calcext:value-type="float">
            <text:p>0.49980825046</text:p>
          </table:table-cell>
          <table:table-cell table:number-columns-repeated="3"/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0.503976504708" calcext:value-type="float">
            <text:p>0.503976504708</text:p>
          </table:table-cell>
          <table:table-cell table:number-columns-repeated="3"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0.508154987373" calcext:value-type="float">
            <text:p>0.508154987373</text:p>
          </table:table-cell>
          <table:table-cell table:number-columns-repeated="3"/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0.512343690912" calcext:value-type="float">
            <text:p>0.512343690912</text:p>
          </table:table-cell>
          <table:table-cell table:number-columns-repeated="3"/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0.516542607655" calcext:value-type="float">
            <text:p>0.516542607655</text:p>
          </table:table-cell>
          <table:table-cell table:number-columns-repeated="3"/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0.520751729809" calcext:value-type="float">
            <text:p>0.520751729809</text:p>
          </table:table-cell>
          <table:table-cell table:number-columns-repeated="3"/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0.524971049456" calcext:value-type="float">
            <text:p>0.524971049456</text:p>
          </table:table-cell>
          <table:table-cell table:number-columns-repeated="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529200558553" calcext:value-type="float">
            <text:p>0.529200558553</text:p>
          </table:table-cell>
          <table:table-cell table:number-columns-repeated="3"/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0.533440248932" calcext:value-type="float">
            <text:p>0.533440248932</text:p>
          </table:table-cell>
          <table:table-cell table:number-columns-repeated="3"/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0.537690112297" calcext:value-type="float">
            <text:p>0.537690112297</text:p>
          </table:table-cell>
          <table:table-cell table:number-columns-repeated="3"/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0.541950140225" calcext:value-type="float">
            <text:p>0.541950140225</text:p>
          </table:table-cell>
          <table:table-cell table:number-columns-repeated="3"/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0.546220324169" calcext:value-type="float">
            <text:p>0.546220324169</text:p>
          </table:table-cell>
          <table:table-cell table:number-columns-repeated="3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0.550500655452" calcext:value-type="float">
            <text:p>0.550500655452</text:p>
          </table:table-cell>
          <table:table-cell table:number-columns-repeated="3"/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0.554791125268" calcext:value-type="float">
            <text:p>0.554791125268</text:p>
          </table:table-cell>
          <table:table-cell table:number-columns-repeated="3"/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0.559091724685" calcext:value-type="float">
            <text:p>0.559091724685</text:p>
          </table:table-cell>
          <table:table-cell table:number-columns-repeated="3"/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0.563402444639" calcext:value-type="float">
            <text:p>0.563402444639</text:p>
          </table:table-cell>
          <table:table-cell table:number-columns-repeated="3"/>
        </table:table-row>
        <table:table-row table:style-name="ro1">
          <table:table-cell office:value-type="float" office:value="20.89" calcext:value-type="float">
            <text:p>20.89</text:p>
          </table:table-cell>
          <table:table-cell office:value-type="float" office:value="0.56772327594" calcext:value-type="float">
            <text:p>0.56772327594</text:p>
          </table:table-cell>
          <table:table-cell table:number-columns-repeated="3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572054209266" calcext:value-type="float">
            <text:p>0.572054209266</text:p>
          </table:table-cell>
          <table:table-cell table:number-columns-repeated="3"/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0.576395235163" calcext:value-type="float">
            <text:p>0.576395235163</text:p>
          </table:table-cell>
          <table:table-cell table:number-columns-repeated="3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0.580746344048" calcext:value-type="float">
            <text:p>0.580746344048</text:p>
          </table:table-cell>
          <table:table-cell table:number-columns-repeated="3"/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0.585107526208" calcext:value-type="float">
            <text:p>0.585107526208</text:p>
          </table:table-cell>
          <table:table-cell table:number-columns-repeated="3"/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0.589478771794" calcext:value-type="float">
            <text:p>0.589478771794</text:p>
          </table:table-cell>
          <table:table-cell table:number-columns-repeated="3"/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0.593860070829" calcext:value-type="float">
            <text:p>0.593860070829</text:p>
          </table:table-cell>
          <table:table-cell table:number-columns-repeated="3"/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0.598251413199" calcext:value-type="float">
            <text:p>0.598251413199</text:p>
          </table:table-cell>
          <table:table-cell table:number-columns-repeated="3"/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0.60265278866" calcext:value-type="float">
            <text:p>0.60265278866</text:p>
          </table:table-cell>
          <table:table-cell table:number-columns-repeated="3"/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0.607064186833" calcext:value-type="float">
            <text:p>0.607064186833</text:p>
          </table:table-cell>
          <table:table-cell table:number-columns-repeated="3"/>
        </table:table-row>
        <table:table-row table:style-name="ro1">
          <table:table-cell office:value-type="float" office:value="20.99" calcext:value-type="float">
            <text:p>20.99</text:p>
          </table:table-cell>
          <table:table-cell office:value-type="float" office:value="0.611485597204" calcext:value-type="float">
            <text:p>0.61148559720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5917009124" calcext:value-type="float">
            <text:p>0.615917009124</text:p>
          </table:table-cell>
          <table:table-cell table:number-columns-repeated="3"/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0.620358411811" calcext:value-type="float">
            <text:p>0.620358411811</text:p>
          </table:table-cell>
          <table:table-cell table:number-columns-repeated="3"/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0.624809794344" calcext:value-type="float">
            <text:p>0.624809794344</text:p>
          </table:table-cell>
          <table:table-cell table:number-columns-repeated="3"/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0.629271145668" calcext:value-type="float">
            <text:p>0.629271145668</text:p>
          </table:table-cell>
          <table:table-cell table:number-columns-repeated="3"/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0.63374245459" calcext:value-type="float">
            <text:p>0.63374245459</text:p>
          </table:table-cell>
          <table:table-cell table:number-columns-repeated="3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0.63822370978" calcext:value-type="float">
            <text:p>0.63822370978</text:p>
          </table:table-cell>
          <table:table-cell table:number-columns-repeated="3"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0.642714899772" calcext:value-type="float">
            <text:p>0.642714899772</text:p>
          </table:table-cell>
          <table:table-cell table:number-columns-repeated="3"/>
        </table:table-row>
        <table:table-row table:style-name="ro1">
          <table:table-cell office:value-type="float" office:value="21.07" calcext:value-type="float">
            <text:p>21.07</text:p>
          </table:table-cell>
          <table:table-cell office:value-type="float" office:value="0.647216012958" calcext:value-type="float">
            <text:p>0.647216012958</text:p>
          </table:table-cell>
          <table:table-cell table:number-columns-repeated="3"/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0.651727037595" calcext:value-type="float">
            <text:p>0.651727037595</text:p>
          </table:table-cell>
          <table:table-cell table:number-columns-repeated="3"/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0.656247961798" calcext:value-type="float">
            <text:p>0.656247961798</text:p>
          </table:table-cell>
          <table:table-cell table:number-columns-repeated="3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660778773544" calcext:value-type="float">
            <text:p>0.660778773544</text:p>
          </table:table-cell>
          <table:table-cell table:number-columns-repeated="3"/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0.665319460669" calcext:value-type="float">
            <text:p>0.665319460669</text:p>
          </table:table-cell>
          <table:table-cell table:number-columns-repeated="3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.669870010869" calcext:value-type="float">
            <text:p>0.669870010869</text:p>
          </table:table-cell>
          <table:table-cell table:number-columns-repeated="3"/>
        </table:table-row>
        <table:table-row table:style-name="ro1">
          <table:table-cell office:value-type="float" office:value="21.13" calcext:value-type="float">
            <text:p>21.13</text:p>
          </table:table-cell>
          <table:table-cell office:value-type="float" office:value="0.674430411696" calcext:value-type="float">
            <text:p>0.674430411696</text:p>
          </table:table-cell>
          <table:table-cell table:number-columns-repeated="3"/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0.679000650564" calcext:value-type="float">
            <text:p>0.679000650564</text:p>
          </table:table-cell>
          <table:table-cell table:number-columns-repeated="3"/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0.683580714742" calcext:value-type="float">
            <text:p>0.683580714742</text:p>
          </table:table-cell>
          <table:table-cell table:number-columns-repeated="3"/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0.688170591358" calcext:value-type="float">
            <text:p>0.688170591358</text:p>
          </table:table-cell>
          <table:table-cell table:number-columns-repeated="3"/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0.692770267396" calcext:value-type="float">
            <text:p>0.692770267396</text:p>
          </table:table-cell>
          <table:table-cell table:number-columns-repeated="3"/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0.697379729696" calcext:value-type="float">
            <text:p>0.697379729696</text:p>
          </table:table-cell>
          <table:table-cell table:number-columns-repeated="3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0.701998964952" calcext:value-type="float">
            <text:p>0.701998964952</text:p>
          </table:table-cell>
          <table:table-cell table:number-columns-repeated="3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706627959718" calcext:value-type="float">
            <text:p>0.706627959718</text:p>
          </table:table-cell>
          <table:table-cell table:number-columns-repeated="3"/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0.711266700397" calcext:value-type="float">
            <text:p>0.711266700397</text:p>
          </table:table-cell>
          <table:table-cell table:number-columns-repeated="3"/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0.715915173251" calcext:value-type="float">
            <text:p>0.715915173251</text:p>
          </table:table-cell>
          <table:table-cell table:number-columns-repeated="3"/>
        </table:table-row>
        <table:table-row table:style-name="ro1">
          <table:table-cell office:value-type="float" office:value="21.23" calcext:value-type="float">
            <text:p>21.23</text:p>
          </table:table-cell>
          <table:table-cell office:value-type="float" office:value="0.720573364391" calcext:value-type="float">
            <text:p>0.720573364391</text:p>
          </table:table-cell>
          <table:table-cell table:number-columns-repeated="3"/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0.725241259786" calcext:value-type="float">
            <text:p>0.725241259786</text:p>
          </table:table-cell>
          <table:table-cell table:number-columns-repeated="3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0.729918845253" calcext:value-type="float">
            <text:p>0.729918845253</text:p>
          </table:table-cell>
          <table:table-cell table:number-columns-repeated="3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0.734606106465" calcext:value-type="float">
            <text:p>0.734606106465</text:p>
          </table:table-cell>
          <table:table-cell table:number-columns-repeated="3"/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0.739303028943" calcext:value-type="float">
            <text:p>0.739303028943</text:p>
          </table:table-cell>
          <table:table-cell table:number-columns-repeated="3"/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0.744009598062" calcext:value-type="float">
            <text:p>0.744009598062</text:p>
          </table:table-cell>
          <table:table-cell table:number-columns-repeated="3"/>
        </table:table-row>
        <table:table-row table:style-name="ro1">
          <table:table-cell office:value-type="float" office:value="21.29" calcext:value-type="float">
            <text:p>21.29</text:p>
          </table:table-cell>
          <table:table-cell office:value-type="float" office:value="0.748725799047" calcext:value-type="float">
            <text:p>0.748725799047</text:p>
          </table:table-cell>
          <table:table-cell table:number-columns-repeated="3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753451616971" calcext:value-type="float">
            <text:p>0.753451616971</text:p>
          </table:table-cell>
          <table:table-cell table:number-columns-repeated="3"/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0.758187036758" calcext:value-type="float">
            <text:p>0.758187036758</text:p>
          </table:table-cell>
          <table:table-cell table:number-columns-repeated="3"/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0.762932043181" calcext:value-type="float">
            <text:p>0.762932043181</text:p>
          </table:table-cell>
          <table:table-cell table:number-columns-repeated="3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0.767686620861" calcext:value-type="float">
            <text:p>0.767686620861</text:p>
          </table:table-cell>
          <table:table-cell table:number-columns-repeated="3"/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0.772450754268" calcext:value-type="float">
            <text:p>0.772450754268</text:p>
          </table:table-cell>
          <table:table-cell table:number-columns-repeated="3"/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0.777224427717" calcext:value-type="float">
            <text:p>0.777224427717</text:p>
          </table:table-cell>
          <table:table-cell table:number-columns-repeated="3"/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.782007625372" calcext:value-type="float">
            <text:p>0.782007625372</text:p>
          </table:table-cell>
          <table:table-cell table:number-columns-repeated="3"/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0.786800331243" calcext:value-type="float">
            <text:p>0.786800331243</text:p>
          </table:table-cell>
          <table:table-cell table:number-columns-repeated="3"/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0.791602529184" calcext:value-type="float">
            <text:p>0.791602529184</text:p>
          </table:table-cell>
          <table:table-cell table:number-columns-repeated="3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0.796414202897" calcext:value-type="float">
            <text:p>0.796414202897</text:p>
          </table:table-cell>
          <table:table-cell table:number-columns-repeated="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801235335926" calcext:value-type="float">
            <text:p>0.801235335926</text:p>
          </table:table-cell>
          <table:table-cell table:number-columns-repeated="3"/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0.806065911661" calcext:value-type="float">
            <text:p>0.806065911661</text:p>
          </table:table-cell>
          <table:table-cell table:number-columns-repeated="3"/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0.810905913335" calcext:value-type="float">
            <text:p>0.810905913335</text:p>
          </table:table-cell>
          <table:table-cell table:number-columns-repeated="3"/>
        </table:table-row>
        <table:table-row table:style-name="ro1">
          <table:table-cell office:value-type="float" office:value="21.43" calcext:value-type="float">
            <text:p>21.43</text:p>
          </table:table-cell>
          <table:table-cell office:value-type="float" office:value="0.815755324024" calcext:value-type="float">
            <text:p>0.815755324024</text:p>
          </table:table-cell>
          <table:table-cell table:number-columns-repeated="3"/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0.820614126647" calcext:value-type="float">
            <text:p>0.820614126647</text:p>
          </table:table-cell>
          <table:table-cell table:number-columns-repeated="3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0.825482303964" calcext:value-type="float">
            <text:p>0.825482303964</text:p>
          </table:table-cell>
          <table:table-cell table:number-columns-repeated="3"/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0.830359838577" calcext:value-type="float">
            <text:p>0.830359838577</text:p>
          </table:table-cell>
          <table:table-cell table:number-columns-repeated="3"/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0.835246712929" calcext:value-type="float">
            <text:p>0.835246712929</text:p>
          </table:table-cell>
          <table:table-cell table:number-columns-repeated="3"/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0.840142909304" calcext:value-type="float">
            <text:p>0.840142909304</text:p>
          </table:table-cell>
          <table:table-cell table:number-columns-repeated="3"/>
        </table:table-row>
        <table:table-row table:style-name="ro1">
          <table:table-cell office:value-type="float" office:value="21.49" calcext:value-type="float">
            <text:p>21.49</text:p>
          </table:table-cell>
          <table:table-cell office:value-type="float" office:value="0.845048409824" calcext:value-type="float">
            <text:p>0.845048409824</text:p>
          </table:table-cell>
          <table:table-cell table:number-columns-repeated="3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849963196453" calcext:value-type="float">
            <text:p>0.849963196453</text:p>
          </table:table-cell>
          <table:table-cell table:number-columns-repeated="3"/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0.854887250991" calcext:value-type="float">
            <text:p>0.854887250991</text:p>
          </table:table-cell>
          <table:table-cell table:number-columns-repeated="3"/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0.859820555077" calcext:value-type="float">
            <text:p>0.859820555077</text:p>
          </table:table-cell>
          <table:table-cell table:number-columns-repeated="3"/>
        </table:table-row>
        <table:table-row table:style-name="ro1">
          <table:table-cell office:value-type="float" office:value="21.53" calcext:value-type="float">
            <text:p>21.53</text:p>
          </table:table-cell>
          <table:table-cell office:value-type="float" office:value="0.864763090188" calcext:value-type="float">
            <text:p>0.864763090188</text:p>
          </table:table-cell>
          <table:table-cell table:number-columns-repeated="3"/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0.869714837639" calcext:value-type="float">
            <text:p>0.869714837639</text:p>
          </table:table-cell>
          <table:table-cell table:number-columns-repeated="3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0.87467577858" calcext:value-type="float">
            <text:p>0.87467577858</text:p>
          </table:table-cell>
          <table:table-cell table:number-columns-repeated="3"/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0.879645893996" calcext:value-type="float">
            <text:p>0.879645893996</text:p>
          </table:table-cell>
          <table:table-cell table:number-columns-repeated="3"/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0.884625164711" calcext:value-type="float">
            <text:p>0.884625164711</text:p>
          </table:table-cell>
          <table:table-cell table:number-columns-repeated="3"/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0.889613571379" calcext:value-type="float">
            <text:p>0.889613571379</text:p>
          </table:table-cell>
          <table:table-cell table:number-columns-repeated="3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0.894611094494" calcext:value-type="float">
            <text:p>0.894611094494</text:p>
          </table:table-cell>
          <table:table-cell table:number-columns-repeated="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899617714378" calcext:value-type="float">
            <text:p>0.899617714378</text:p>
          </table:table-cell>
          <table:table-cell table:number-columns-repeated="3"/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0.904633411189" calcext:value-type="float">
            <text:p>0.904633411189</text:p>
          </table:table-cell>
          <table:table-cell table:number-columns-repeated="3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0.909658164919" calcext:value-type="float">
            <text:p>0.909658164919</text:p>
          </table:table-cell>
          <table:table-cell table:number-columns-repeated="3"/>
        </table:table-row>
        <table:table-row table:style-name="ro1">
          <table:table-cell office:value-type="float" office:value="21.63" calcext:value-type="float">
            <text:p>21.63</text:p>
          </table:table-cell>
          <table:table-cell office:value-type="float" office:value="0.914691955389" calcext:value-type="float">
            <text:p>0.914691955389</text:p>
          </table:table-cell>
          <table:table-cell table:number-columns-repeated="3"/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0.919734762253" calcext:value-type="float">
            <text:p>0.919734762253</text:p>
          </table:table-cell>
          <table:table-cell table:number-columns-repeated="3"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0.924786564995" calcext:value-type="float">
            <text:p>0.924786564995</text:p>
          </table:table-cell>
          <table:table-cell table:number-columns-repeated="3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0.929847342931" calcext:value-type="float">
            <text:p>0.929847342931</text:p>
          </table:table-cell>
          <table:table-cell table:number-columns-repeated="3"/>
        </table:table-row>
        <table:table-row table:style-name="ro1">
          <table:table-cell office:value-type="float" office:value="21.67" calcext:value-type="float">
            <text:p>21.67</text:p>
          </table:table-cell>
          <table:table-cell office:value-type="float" office:value="0.934917075206" calcext:value-type="float">
            <text:p>0.934917075206</text:p>
          </table:table-cell>
          <table:table-cell table:number-columns-repeated="3"/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0.939995740792" calcext:value-type="float">
            <text:p>0.939995740792</text:p>
          </table:table-cell>
          <table:table-cell table:number-columns-repeated="3"/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0.945083318493" calcext:value-type="float">
            <text:p>0.945083318493</text:p>
          </table:table-cell>
          <table:table-cell table:number-columns-repeated="3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95017978694" calcext:value-type="float">
            <text:p>0.95017978694</text:p>
          </table:table-cell>
          <table:table-cell table:number-columns-repeated="3"/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0.955285124589" calcext:value-type="float">
            <text:p>0.955285124589</text:p>
          </table:table-cell>
          <table:table-cell table:number-columns-repeated="3"/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.960399309726" calcext:value-type="float">
            <text:p>0.960399309726</text:p>
          </table:table-cell>
          <table:table-cell table:number-columns-repeated="3"/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0.965522320462" calcext:value-type="float">
            <text:p>0.965522320462</text:p>
          </table:table-cell>
          <table:table-cell table:number-columns-repeated="3"/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0.970654134733" calcext:value-type="float">
            <text:p>0.970654134733</text:p>
          </table:table-cell>
          <table:table-cell table:number-columns-repeated="3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0.975794730302" calcext:value-type="float">
            <text:p>0.975794730302</text:p>
          </table:table-cell>
          <table:table-cell table:number-columns-repeated="3"/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0.980944084755" calcext:value-type="float">
            <text:p>0.980944084755</text:p>
          </table:table-cell>
          <table:table-cell table:number-columns-repeated="3"/>
        </table:table-row>
        <table:table-row table:style-name="ro1">
          <table:table-cell office:value-type="float" office:value="21.77" calcext:value-type="float">
            <text:p>21.77</text:p>
          </table:table-cell>
          <table:table-cell office:value-type="float" office:value="0.986102175503" calcext:value-type="float">
            <text:p>0.986102175503</text:p>
          </table:table-cell>
          <table:table-cell table:number-columns-repeated="3"/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0.991268979779" calcext:value-type="float">
            <text:p>0.991268979779</text:p>
          </table:table-cell>
          <table:table-cell table:number-columns-repeated="3"/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0.996444474639" calcext:value-type="float">
            <text:p>0.996444474639</text:p>
          </table:table-cell>
          <table:table-cell table:number-columns-repeated="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.00162863696" calcext:value-type="float">
            <text:p>1.00162863696</text:p>
          </table:table-cell>
          <table:table-cell table:number-columns-repeated="3"/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1.00682144345" calcext:value-type="float">
            <text:p>1.00682144345</text:p>
          </table:table-cell>
          <table:table-cell table:number-columns-repeated="3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1.01202287063" calcext:value-type="float">
            <text:p>1.01202287063</text:p>
          </table:table-cell>
          <table:table-cell table:number-columns-repeated="3"/>
        </table:table-row>
        <table:table-row table:style-name="ro1">
          <table:table-cell office:value-type="float" office:value="21.83" calcext:value-type="float">
            <text:p>21.83</text:p>
          </table:table-cell>
          <table:table-cell office:value-type="float" office:value="1.01723289483" calcext:value-type="float">
            <text:p>1.01723289483</text:p>
          </table:table-cell>
          <table:table-cell table:number-columns-repeated="3"/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.02245149222" calcext:value-type="float">
            <text:p>1.02245149222</text:p>
          </table:table-cell>
          <table:table-cell table:number-columns-repeated="3"/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1.02767863878" calcext:value-type="float">
            <text:p>1.02767863878</text:p>
          </table:table-cell>
          <table:table-cell table:number-columns-repeated="3"/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1.03291431031" calcext:value-type="float">
            <text:p>1.03291431031</text:p>
          </table:table-cell>
          <table:table-cell table:number-columns-repeated="3"/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1.03815848243" calcext:value-type="float">
            <text:p>1.03815848243</text:p>
          </table:table-cell>
          <table:table-cell table:number-columns-repeated="3"/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1.04341113056" calcext:value-type="float">
            <text:p>1.04341113056</text:p>
          </table:table-cell>
          <table:table-cell table:number-columns-repeated="3"/>
        </table:table-row>
        <table:table-row table:style-name="ro1">
          <table:table-cell office:value-type="float" office:value="21.89" calcext:value-type="float">
            <text:p>21.89</text:p>
          </table:table-cell>
          <table:table-cell office:value-type="float" office:value="1.04867222998" calcext:value-type="float">
            <text:p>1.04867222998</text:p>
          </table:table-cell>
          <table:table-cell table:number-columns-repeated="3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.05394175573" calcext:value-type="float">
            <text:p>1.05394175573</text:p>
          </table:table-cell>
          <table:table-cell table:number-columns-repeated="3"/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1.05921968272" calcext:value-type="float">
            <text:p>1.05921968272</text:p>
          </table:table-cell>
          <table:table-cell table:number-columns-repeated="3"/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1.06450598562" calcext:value-type="float">
            <text:p>1.06450598562</text:p>
          </table:table-cell>
          <table:table-cell table:number-columns-repeated="3"/>
        </table:table-row>
        <table:table-row table:style-name="ro1">
          <table:table-cell office:value-type="float" office:value="21.93" calcext:value-type="float">
            <text:p>21.93</text:p>
          </table:table-cell>
          <table:table-cell office:value-type="float" office:value="1.06980063897" calcext:value-type="float">
            <text:p>1.06980063897</text:p>
          </table:table-cell>
          <table:table-cell table:number-columns-repeated="3"/>
        </table:table-row>
        <table:table-row table:style-name="ro1">
          <table:table-cell office:value-type="float" office:value="21.94" calcext:value-type="float">
            <text:p>21.94</text:p>
          </table:table-cell>
          <table:table-cell office:value-type="float" office:value="1.07510361708" calcext:value-type="float">
            <text:p>1.07510361708</text:p>
          </table:table-cell>
          <table:table-cell table:number-columns-repeated="3"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1.0804148941" calcext:value-type="float">
            <text:p>1.0804148941</text:p>
          </table:table-cell>
          <table:table-cell table:number-columns-repeated="3"/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1.08573444398" calcext:value-type="float">
            <text:p>1.08573444398</text:p>
          </table:table-cell>
          <table:table-cell table:number-columns-repeated="3"/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1.09106224048" calcext:value-type="float">
            <text:p>1.09106224048</text:p>
          </table:table-cell>
          <table:table-cell table:number-columns-repeated="3"/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1.09639825718" calcext:value-type="float">
            <text:p>1.09639825718</text:p>
          </table:table-cell>
          <table:table-cell table:number-columns-repeated="3"/>
        </table:table-row>
        <table:table-row table:style-name="ro1">
          <table:table-cell office:value-type="float" office:value="21.99" calcext:value-type="float">
            <text:p>21.99</text:p>
          </table:table-cell>
          <table:table-cell office:value-type="float" office:value="1.10174246747" calcext:value-type="float">
            <text:p>1.1017424674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0709484454" calcext:value-type="float">
            <text:p>1.10709484454</text:p>
          </table:table-cell>
          <table:table-cell table:number-columns-repeated="3"/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.11245536141" calcext:value-type="float">
            <text:p>1.11245536141</text:p>
          </table:table-cell>
          <table:table-cell table:number-columns-repeated="3"/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1.11782399088" calcext:value-type="float">
            <text:p>1.11782399088</text:p>
          </table:table-cell>
          <table:table-cell table:number-columns-repeated="3"/>
        </table:table-row>
        <table:table-row table:style-name="ro1">
          <table:table-cell office:value-type="float" office:value="22.03" calcext:value-type="float">
            <text:p>22.03</text:p>
          </table:table-cell>
          <table:table-cell office:value-type="float" office:value="1.12320070558" calcext:value-type="float">
            <text:p>1.12320070558</text:p>
          </table:table-cell>
          <table:table-cell table:number-columns-repeated="3"/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1.12858547795" calcext:value-type="float">
            <text:p>1.12858547795</text:p>
          </table:table-cell>
          <table:table-cell table:number-columns-repeated="3"/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1.13397828022" calcext:value-type="float">
            <text:p>1.13397828022</text:p>
          </table:table-cell>
          <table:table-cell table:number-columns-repeated="3"/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1.13937908444" calcext:value-type="float">
            <text:p>1.13937908444</text:p>
          </table:table-cell>
          <table:table-cell table:number-columns-repeated="3"/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1.14478786245" calcext:value-type="float">
            <text:p>1.14478786245</text:p>
          </table:table-cell>
          <table:table-cell table:number-columns-repeated="3"/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.15020458592" calcext:value-type="float">
            <text:p>1.15020458592</text:p>
          </table:table-cell>
          <table:table-cell table:number-columns-repeated="3"/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1.15562922631" calcext:value-type="float">
            <text:p>1.15562922631</text:p>
          </table:table-cell>
          <table:table-cell table:number-columns-repeated="3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.16106175487" calcext:value-type="float">
            <text:p>1.16106175487</text:p>
          </table:table-cell>
          <table:table-cell table:number-columns-repeated="3"/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1.16650214269" calcext:value-type="float">
            <text:p>1.16650214269</text:p>
          </table:table-cell>
          <table:table-cell table:number-columns-repeated="3"/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1.17195036062" calcext:value-type="float">
            <text:p>1.17195036062</text:p>
          </table:table-cell>
          <table:table-cell table:number-columns-repeated="3"/>
        </table:table-row>
        <table:table-row table:style-name="ro1">
          <table:table-cell office:value-type="float" office:value="22.13" calcext:value-type="float">
            <text:p>22.13</text:p>
          </table:table-cell>
          <table:table-cell office:value-type="float" office:value="1.17740637935" calcext:value-type="float">
            <text:p>1.17740637935</text:p>
          </table:table-cell>
          <table:table-cell table:number-columns-repeated="3"/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1.18287016934" calcext:value-type="float">
            <text:p>1.18287016934</text:p>
          </table:table-cell>
          <table:table-cell table:number-columns-repeated="3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1.18834170088" calcext:value-type="float">
            <text:p>1.18834170088</text:p>
          </table:table-cell>
          <table:table-cell table:number-columns-repeated="3"/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1.19382094403" calcext:value-type="float">
            <text:p>1.19382094403</text:p>
          </table:table-cell>
          <table:table-cell table:number-columns-repeated="3"/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1.19930786867" calcext:value-type="float">
            <text:p>1.19930786867</text:p>
          </table:table-cell>
          <table:table-cell table:number-columns-repeated="3"/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1.20480244447" calcext:value-type="float">
            <text:p>1.20480244447</text:p>
          </table:table-cell>
          <table:table-cell table:number-columns-repeated="3"/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1.21030464091" calcext:value-type="float">
            <text:p>1.21030464091</text:p>
          </table:table-cell>
          <table:table-cell table:number-columns-repeated="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.21581442726" calcext:value-type="float">
            <text:p>1.21581442726</text:p>
          </table:table-cell>
          <table:table-cell table:number-columns-repeated="3"/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1.22133177257" calcext:value-type="float">
            <text:p>1.22133177257</text:p>
          </table:table-cell>
          <table:table-cell table:number-columns-repeated="3"/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1.22685664573" calcext:value-type="float">
            <text:p>1.22685664573</text:p>
          </table:table-cell>
          <table:table-cell table:number-columns-repeated="3"/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1.23238901537" calcext:value-type="float">
            <text:p>1.23238901537</text:p>
          </table:table-cell>
          <table:table-cell table:number-columns-repeated="3"/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1.23792884995" calcext:value-type="float">
            <text:p>1.23792884995</text:p>
          </table:table-cell>
          <table:table-cell table:number-columns-repeated="3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.24347611773" calcext:value-type="float">
            <text:p>1.24347611773</text:p>
          </table:table-cell>
          <table:table-cell table:number-columns-repeated="3"/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1.24903078674" calcext:value-type="float">
            <text:p>1.24903078674</text:p>
          </table:table-cell>
          <table:table-cell table:number-columns-repeated="3"/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1.25459282482" calcext:value-type="float">
            <text:p>1.25459282482</text:p>
          </table:table-cell>
          <table:table-cell table:number-columns-repeated="3"/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1.26016219959" calcext:value-type="float">
            <text:p>1.26016219959</text:p>
          </table:table-cell>
          <table:table-cell table:number-columns-repeated="3"/>
        </table:table-row>
        <table:table-row table:style-name="ro1">
          <table:table-cell office:value-type="float" office:value="22.29" calcext:value-type="float">
            <text:p>22.29</text:p>
          </table:table-cell>
          <table:table-cell office:value-type="float" office:value="1.26573887848" calcext:value-type="float">
            <text:p>1.26573887848</text:p>
          </table:table-cell>
          <table:table-cell table:number-columns-repeated="3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.27132282868" calcext:value-type="float">
            <text:p>1.27132282868</text:p>
          </table:table-cell>
          <table:table-cell table:number-columns-repeated="3"/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1.2769140172" calcext:value-type="float">
            <text:p>1.2769140172</text:p>
          </table:table-cell>
          <table:table-cell table:number-columns-repeated="3"/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.28251241083" calcext:value-type="float">
            <text:p>1.28251241083</text:p>
          </table:table-cell>
          <table:table-cell table:number-columns-repeated="3"/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1.28811797615" calcext:value-type="float">
            <text:p>1.28811797615</text:p>
          </table:table-cell>
          <table:table-cell table:number-columns-repeated="3"/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1.29373067952" calcext:value-type="float">
            <text:p>1.29373067952</text:p>
          </table:table-cell>
          <table:table-cell table:number-columns-repeated="3"/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1.2993504871" calcext:value-type="float">
            <text:p>1.2993504871</text:p>
          </table:table-cell>
          <table:table-cell table:number-columns-repeated="3"/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1.30497736484" calcext:value-type="float">
            <text:p>1.30497736484</text:p>
          </table:table-cell>
          <table:table-cell table:number-columns-repeated="3"/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.31061127844" calcext:value-type="float">
            <text:p>1.31061127844</text:p>
          </table:table-cell>
          <table:table-cell table:number-columns-repeated="3"/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1.31625219344" calcext:value-type="float">
            <text:p>1.31625219344</text:p>
          </table:table-cell>
          <table:table-cell table:number-columns-repeated="3"/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1.32190007514" calcext:value-type="float">
            <text:p>1.32190007514</text:p>
          </table:table-cell>
          <table:table-cell table:number-columns-repeated="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.3275548886" calcext:value-type="float">
            <text:p>1.3275548886</text:p>
          </table:table-cell>
          <table:table-cell table:number-columns-repeated="3"/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1.3332165987" calcext:value-type="float">
            <text:p>1.3332165987</text:p>
          </table:table-cell>
          <table:table-cell table:number-columns-repeated="3"/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1.3388851701" calcext:value-type="float">
            <text:p>1.3388851701</text:p>
          </table:table-cell>
          <table:table-cell table:number-columns-repeated="3"/>
        </table:table-row>
        <table:table-row table:style-name="ro1">
          <table:table-cell office:value-type="float" office:value="22.43" calcext:value-type="float">
            <text:p>22.43</text:p>
          </table:table-cell>
          <table:table-cell office:value-type="float" office:value="1.34456056721" calcext:value-type="float">
            <text:p>1.34456056721</text:p>
          </table:table-cell>
          <table:table-cell table:number-columns-repeated="3"/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1.35024275426" calcext:value-type="float">
            <text:p>1.35024275426</text:p>
          </table:table-cell>
          <table:table-cell table:number-columns-repeated="3"/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1.35593169525" calcext:value-type="float">
            <text:p>1.35593169525</text:p>
          </table:table-cell>
          <table:table-cell table:number-columns-repeated="3"/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1.36162735394" calcext:value-type="float">
            <text:p>1.36162735394</text:p>
          </table:table-cell>
          <table:table-cell table:number-columns-repeated="3"/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1.36732969389" calcext:value-type="float">
            <text:p>1.36732969389</text:p>
          </table:table-cell>
          <table:table-cell table:number-columns-repeated="3"/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1.37303867843" calcext:value-type="float">
            <text:p>1.37303867843</text:p>
          </table:table-cell>
          <table:table-cell table:number-columns-repeated="3"/>
        </table:table-row>
        <table:table-row table:style-name="ro1">
          <table:table-cell office:value-type="float" office:value="22.49" calcext:value-type="float">
            <text:p>22.49</text:p>
          </table:table-cell>
          <table:table-cell office:value-type="float" office:value="1.37875427068" calcext:value-type="float">
            <text:p>1.37875427068</text:p>
          </table:table-cell>
          <table:table-cell table:number-columns-repeated="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.38447643353" calcext:value-type="float">
            <text:p>1.38447643353</text:p>
          </table:table-cell>
          <table:table-cell table:number-columns-repeated="3"/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1.39020512964" calcext:value-type="float">
            <text:p>1.39020512964</text:p>
          </table:table-cell>
          <table:table-cell table:number-columns-repeated="3"/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.39594032146" calcext:value-type="float">
            <text:p>1.39594032146</text:p>
          </table:table-cell>
          <table:table-cell table:number-columns-repeated="3"/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1.4016819712" calcext:value-type="float">
            <text:p>1.4016819712</text:p>
          </table:table-cell>
          <table:table-cell table:number-columns-repeated="3"/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1.40743004086" calcext:value-type="float">
            <text:p>1.40743004086</text:p>
          </table:table-cell>
          <table:table-cell table:number-columns-repeated="3"/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1.4131844922" calcext:value-type="float">
            <text:p>1.4131844922</text:p>
          </table:table-cell>
          <table:table-cell table:number-columns-repeated="3"/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1.41894528677" calcext:value-type="float">
            <text:p>1.41894528677</text:p>
          </table:table-cell>
          <table:table-cell table:number-columns-repeated="3"/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.42471238587" calcext:value-type="float">
            <text:p>1.42471238587</text:p>
          </table:table-cell>
          <table:table-cell table:number-columns-repeated="3"/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1.4304857506" calcext:value-type="float">
            <text:p>1.4304857506</text:p>
          </table:table-cell>
          <table:table-cell table:number-columns-repeated="3"/>
        </table:table-row>
        <table:table-row table:style-name="ro1">
          <table:table-cell office:value-type="float" office:value="22.59" calcext:value-type="float">
            <text:p>22.59</text:p>
          </table:table-cell>
          <table:table-cell office:value-type="float" office:value="1.43626534181" calcext:value-type="float">
            <text:p>1.43626534181</text:p>
          </table:table-cell>
          <table:table-cell table:number-columns-repeated="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.44205112013" calcext:value-type="float">
            <text:p>1.44205112013</text:p>
          </table:table-cell>
          <table:table-cell table:number-columns-repeated="3"/>
        </table:table-row>
        <table:table-row table:style-name="ro1">
          <table:table-cell office:value-type="float" office:value="22.61" calcext:value-type="float">
            <text:p>22.61</text:p>
          </table:table-cell>
          <table:table-cell office:value-type="float" office:value="1.44784304595" calcext:value-type="float">
            <text:p>1.44784304595</text:p>
          </table:table-cell>
          <table:table-cell table:number-columns-repeated="3"/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.45364107945" calcext:value-type="float">
            <text:p>1.45364107945</text:p>
          </table:table-cell>
          <table:table-cell table:number-columns-repeated="3"/>
        </table:table-row>
        <table:table-row table:style-name="ro1">
          <table:table-cell office:value-type="float" office:value="22.63" calcext:value-type="float">
            <text:p>22.63</text:p>
          </table:table-cell>
          <table:table-cell office:value-type="float" office:value="1.45944518055" calcext:value-type="float">
            <text:p>1.45944518055</text:p>
          </table:table-cell>
          <table:table-cell table:number-columns-repeated="3"/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1.46525530896" calcext:value-type="float">
            <text:p>1.46525530896</text:p>
          </table:table-cell>
          <table:table-cell table:number-columns-repeated="3"/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1.47107142415" calcext:value-type="float">
            <text:p>1.47107142415</text:p>
          </table:table-cell>
          <table:table-cell table:number-columns-repeated="3"/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1.47689348535" calcext:value-type="float">
            <text:p>1.47689348535</text:p>
          </table:table-cell>
          <table:table-cell table:number-columns-repeated="3"/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.48272145157" calcext:value-type="float">
            <text:p>1.48272145157</text:p>
          </table:table-cell>
          <table:table-cell table:number-columns-repeated="3"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1.48855528158" calcext:value-type="float">
            <text:p>1.48855528158</text:p>
          </table:table-cell>
          <table:table-cell table:number-columns-repeated="3"/>
        </table:table-row>
        <table:table-row table:style-name="ro1">
          <table:table-cell office:value-type="float" office:value="22.69" calcext:value-type="float">
            <text:p>22.69</text:p>
          </table:table-cell>
          <table:table-cell office:value-type="float" office:value="1.4943949339" calcext:value-type="float">
            <text:p>1.4943949339</text:p>
          </table:table-cell>
          <table:table-cell table:number-columns-repeated="3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.50024036683" calcext:value-type="float">
            <text:p>1.50024036683</text:p>
          </table:table-cell>
          <table:table-cell table:number-columns-repeated="3"/>
        </table:table-row>
        <table:table-row table:style-name="ro1">
          <table:table-cell office:value-type="float" office:value="22.71" calcext:value-type="float">
            <text:p>22.71</text:p>
          </table:table-cell>
          <table:table-cell office:value-type="float" office:value="1.50609153842" calcext:value-type="float">
            <text:p>1.50609153842</text:p>
          </table:table-cell>
          <table:table-cell table:number-columns-repeated="3"/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1.51194840651" calcext:value-type="float">
            <text:p>1.51194840651</text:p>
          </table:table-cell>
          <table:table-cell table:number-columns-repeated="3"/>
        </table:table-row>
        <table:table-row table:style-name="ro1">
          <table:table-cell office:value-type="float" office:value="22.73" calcext:value-type="float">
            <text:p>22.73</text:p>
          </table:table-cell>
          <table:table-cell office:value-type="float" office:value="1.51781092865" calcext:value-type="float">
            <text:p>1.51781092865</text:p>
          </table:table-cell>
          <table:table-cell table:number-columns-repeated="3"/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.52367906221" calcext:value-type="float">
            <text:p>1.52367906221</text:p>
          </table:table-cell>
          <table:table-cell table:number-columns-repeated="3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.52955276428" calcext:value-type="float">
            <text:p>1.52955276428</text:p>
          </table:table-cell>
          <table:table-cell table:number-columns-repeated="3"/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1.53543199172" calcext:value-type="float">
            <text:p>1.53543199172</text:p>
          </table:table-cell>
          <table:table-cell table:number-columns-repeated="3"/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1.54131670114" calcext:value-type="float">
            <text:p>1.54131670114</text:p>
          </table:table-cell>
          <table:table-cell table:number-columns-repeated="3"/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1.54720684893" calcext:value-type="float">
            <text:p>1.54720684893</text:p>
          </table:table-cell>
          <table:table-cell table:number-columns-repeated="3"/>
        </table:table-row>
        <table:table-row table:style-name="ro1">
          <table:table-cell office:value-type="float" office:value="22.79" calcext:value-type="float">
            <text:p>22.79</text:p>
          </table:table-cell>
          <table:table-cell office:value-type="float" office:value="1.55310239122" calcext:value-type="float">
            <text:p>1.55310239122</text:p>
          </table:table-cell>
          <table:table-cell table:number-columns-repeated="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.5590032839" calcext:value-type="float">
            <text:p>1.5590032839</text:p>
          </table:table-cell>
          <table:table-cell table:number-columns-repeated="3"/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1.56490948261" calcext:value-type="float">
            <text:p>1.56490948261</text:p>
          </table:table-cell>
          <table:table-cell table:number-columns-repeated="3"/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1.57082094276" calcext:value-type="float">
            <text:p>1.57082094276</text:p>
          </table:table-cell>
          <table:table-cell table:number-columns-repeated="3"/>
        </table:table-row>
        <table:table-row table:style-name="ro1">
          <table:table-cell office:value-type="float" office:value="22.83" calcext:value-type="float">
            <text:p>22.83</text:p>
          </table:table-cell>
          <table:table-cell office:value-type="float" office:value="1.57673761949" calcext:value-type="float">
            <text:p>1.57673761949</text:p>
          </table:table-cell>
          <table:table-cell table:number-columns-repeated="3"/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1.58265946772" calcext:value-type="float">
            <text:p>1.58265946772</text:p>
          </table:table-cell>
          <table:table-cell table:number-columns-repeated="3"/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1.5885864421" calcext:value-type="float">
            <text:p>1.5885864421</text:p>
          </table:table-cell>
          <table:table-cell table:number-columns-repeated="3"/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1.59451849706" calcext:value-type="float">
            <text:p>1.59451849706</text:p>
          </table:table-cell>
          <table:table-cell table:number-columns-repeated="3"/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1.60045558674" calcext:value-type="float">
            <text:p>1.60045558674</text:p>
          </table:table-cell>
          <table:table-cell table:number-columns-repeated="3"/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.60639766506" calcext:value-type="float">
            <text:p>1.60639766506</text:p>
          </table:table-cell>
          <table:table-cell table:number-columns-repeated="3"/>
        </table:table-row>
        <table:table-row table:style-name="ro1">
          <table:table-cell office:value-type="float" office:value="22.89" calcext:value-type="float">
            <text:p>22.89</text:p>
          </table:table-cell>
          <table:table-cell office:value-type="float" office:value="1.61234468569" calcext:value-type="float">
            <text:p>1.61234468569</text:p>
          </table:table-cell>
          <table:table-cell table:number-columns-repeated="3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.61829660203" calcext:value-type="float">
            <text:p>1.61829660203</text:p>
          </table:table-cell>
          <table:table-cell table:number-columns-repeated="3"/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1.62425336726" calcext:value-type="float">
            <text:p>1.62425336726</text:p>
          </table:table-cell>
          <table:table-cell table:number-columns-repeated="3"/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1.63021493426" calcext:value-type="float">
            <text:p>1.63021493426</text:p>
          </table:table-cell>
          <table:table-cell table:number-columns-repeated="3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1.6361812557" calcext:value-type="float">
            <text:p>1.6361812557</text:p>
          </table:table-cell>
          <table:table-cell table:number-columns-repeated="3"/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1.64215228398" calcext:value-type="float">
            <text:p>1.64215228398</text:p>
          </table:table-cell>
          <table:table-cell table:number-columns-repeated="3"/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1.64812797124" calcext:value-type="float">
            <text:p>1.64812797124</text:p>
          </table:table-cell>
          <table:table-cell table:number-columns-repeated="3"/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1.65410826936" calcext:value-type="float">
            <text:p>1.65410826936</text:p>
          </table:table-cell>
          <table:table-cell table:number-columns-repeated="3"/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1.66009312998" calcext:value-type="float">
            <text:p>1.66009312998</text:p>
          </table:table-cell>
          <table:table-cell table:number-columns-repeated="3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1.66608250448" calcext:value-type="float">
            <text:p>1.66608250448</text:p>
          </table:table-cell>
          <table:table-cell table:number-columns-repeated="3"/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1.67207634397" calcext:value-type="float">
            <text:p>1.6720763439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7807459932" calcext:value-type="float">
            <text:p>1.67807459932</text:p>
          </table:table-cell>
          <table:table-cell table:number-columns-repeated="3"/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1.6840772211" calcext:value-type="float">
            <text:p>1.6840772211</text:p>
          </table:table-cell>
          <table:table-cell table:number-columns-repeated="3"/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1.69008415968" calcext:value-type="float">
            <text:p>1.69008415968</text:p>
          </table:table-cell>
          <table:table-cell table:number-columns-repeated="3"/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1.69609536511" calcext:value-type="float">
            <text:p>1.69609536511</text:p>
          </table:table-cell>
          <table:table-cell table:number-columns-repeated="3"/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1.70211078723" calcext:value-type="float">
            <text:p>1.70211078723</text:p>
          </table:table-cell>
          <table:table-cell table:number-columns-repeated="3"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1.70813037557" calcext:value-type="float">
            <text:p>1.70813037557</text:p>
          </table:table-cell>
          <table:table-cell table:number-columns-repeated="3"/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1.71415407944" calcext:value-type="float">
            <text:p>1.71415407944</text:p>
          </table:table-cell>
          <table:table-cell table:number-columns-repeated="3"/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.72018184784" calcext:value-type="float">
            <text:p>1.72018184784</text:p>
          </table:table-cell>
          <table:table-cell table:number-columns-repeated="3"/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1.72621362956" calcext:value-type="float">
            <text:p>1.72621362956</text:p>
          </table:table-cell>
          <table:table-cell table:number-columns-repeated="3"/>
        </table:table-row>
        <table:table-row table:style-name="ro1">
          <table:table-cell office:value-type="float" office:value="23.09" calcext:value-type="float">
            <text:p>23.09</text:p>
          </table:table-cell>
          <table:table-cell office:value-type="float" office:value="1.73224937307" calcext:value-type="float">
            <text:p>1.73224937307</text:p>
          </table:table-cell>
          <table:table-cell table:number-columns-repeated="3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.7382890266" calcext:value-type="float">
            <text:p>1.7382890266</text:p>
          </table:table-cell>
          <table:table-cell table:number-columns-repeated="3"/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1.74433253813" calcext:value-type="float">
            <text:p>1.74433253813</text:p>
          </table:table-cell>
          <table:table-cell table:number-columns-repeated="3"/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.75037985533" calcext:value-type="float">
            <text:p>1.75037985533</text:p>
          </table:table-cell>
          <table:table-cell table:number-columns-repeated="3"/>
        </table:table-row>
        <table:table-row table:style-name="ro1">
          <table:table-cell office:value-type="float" office:value="23.13" calcext:value-type="float">
            <text:p>23.13</text:p>
          </table:table-cell>
          <table:table-cell office:value-type="float" office:value="1.75643092563" calcext:value-type="float">
            <text:p>1.75643092563</text:p>
          </table:table-cell>
          <table:table-cell table:number-columns-repeated="3"/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1.76248569619" calcext:value-type="float">
            <text:p>1.76248569619</text:p>
          </table:table-cell>
          <table:table-cell table:number-columns-repeated="3"/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1.76854411389" calcext:value-type="float">
            <text:p>1.76854411389</text:p>
          </table:table-cell>
          <table:table-cell table:number-columns-repeated="3"/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1.77460612533" calcext:value-type="float">
            <text:p>1.77460612533</text:p>
          </table:table-cell>
          <table:table-cell table:number-columns-repeated="3"/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1.78067167687" calcext:value-type="float">
            <text:p>1.78067167687</text:p>
          </table:table-cell>
          <table:table-cell table:number-columns-repeated="3"/>
        </table:table-row>
        <table:table-row table:style-name="ro1">
          <table:table-cell office:value-type="float" office:value="23.18" calcext:value-type="float">
            <text:p>23.18</text:p>
          </table:table-cell>
          <table:table-cell office:value-type="float" office:value="1.78674071456" calcext:value-type="float">
            <text:p>1.78674071456</text:p>
          </table:table-cell>
          <table:table-cell table:number-columns-repeated="3"/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1.79281318421" calcext:value-type="float">
            <text:p>1.79281318421</text:p>
          </table:table-cell>
          <table:table-cell table:number-columns-repeated="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.79888903132" calcext:value-type="float">
            <text:p>1.79888903132</text:p>
          </table:table-cell>
          <table:table-cell table:number-columns-repeated="3"/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1.80496820114" calcext:value-type="float">
            <text:p>1.80496820114</text:p>
          </table:table-cell>
          <table:table-cell table:number-columns-repeated="3"/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1.81105063865" calcext:value-type="float">
            <text:p>1.81105063865</text:p>
          </table:table-cell>
          <table:table-cell table:number-columns-repeated="3"/>
        </table:table-row>
        <table:table-row table:style-name="ro1">
          <table:table-cell office:value-type="float" office:value="23.23" calcext:value-type="float">
            <text:p>23.23</text:p>
          </table:table-cell>
          <table:table-cell office:value-type="float" office:value="1.81713628853" calcext:value-type="float">
            <text:p>1.81713628853</text:p>
          </table:table-cell>
          <table:table-cell table:number-columns-repeated="3"/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1.82322509519" calcext:value-type="float">
            <text:p>1.82322509519</text:p>
          </table:table-cell>
          <table:table-cell table:number-columns-repeated="3"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1.82931700276" calcext:value-type="float">
            <text:p>1.82931700276</text:p>
          </table:table-cell>
          <table:table-cell table:number-columns-repeated="3"/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1.83541195512" calcext:value-type="float">
            <text:p>1.83541195512</text:p>
          </table:table-cell>
          <table:table-cell table:number-columns-repeated="3"/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1.84150989582" calcext:value-type="float">
            <text:p>1.84150989582</text:p>
          </table:table-cell>
          <table:table-cell table:number-columns-repeated="3"/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1.84761076816" calcext:value-type="float">
            <text:p>1.84761076816</text:p>
          </table:table-cell>
          <table:table-cell table:number-columns-repeated="3"/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1.85371451516" calcext:value-type="float">
            <text:p>1.85371451516</text:p>
          </table:table-cell>
          <table:table-cell table:number-columns-repeated="3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.85982107954" calcext:value-type="float">
            <text:p>1.85982107954</text:p>
          </table:table-cell>
          <table:table-cell table:number-columns-repeated="3"/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1.86593040376" calcext:value-type="float">
            <text:p>1.86593040376</text:p>
          </table:table-cell>
          <table:table-cell table:number-columns-repeated="3"/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1.87204242997" calcext:value-type="float">
            <text:p>1.87204242997</text:p>
          </table:table-cell>
          <table:table-cell table:number-columns-repeated="3"/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1.87815710005" calcext:value-type="float">
            <text:p>1.87815710005</text:p>
          </table:table-cell>
          <table:table-cell table:number-columns-repeated="3"/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1.8842743556" calcext:value-type="float">
            <text:p>1.8842743556</text:p>
          </table:table-cell>
          <table:table-cell table:number-columns-repeated="3"/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1.89039413791" calcext:value-type="float">
            <text:p>1.89039413791</text:p>
          </table:table-cell>
          <table:table-cell table:number-columns-repeated="3"/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1.89651638801" calcext:value-type="float">
            <text:p>1.89651638801</text:p>
          </table:table-cell>
          <table:table-cell table:number-columns-repeated="3"/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.90264104662" calcext:value-type="float">
            <text:p>1.90264104662</text:p>
          </table:table-cell>
          <table:table-cell table:number-columns-repeated="3"/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1.90876805419" calcext:value-type="float">
            <text:p>1.90876805419</text:p>
          </table:table-cell>
          <table:table-cell table:number-columns-repeated="3"/>
        </table:table-row>
        <table:table-row table:style-name="ro1">
          <table:table-cell office:value-type="float" office:value="23.39" calcext:value-type="float">
            <text:p>23.39</text:p>
          </table:table-cell>
          <table:table-cell office:value-type="float" office:value="1.91489735086" calcext:value-type="float">
            <text:p>1.91489735086</text:p>
          </table:table-cell>
          <table:table-cell table:number-columns-repeated="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.9210288765" calcext:value-type="float">
            <text:p>1.9210288765</text:p>
          </table:table-cell>
          <table:table-cell table:number-columns-repeated="3"/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1.92716257066" calcext:value-type="float">
            <text:p>1.92716257066</text:p>
          </table:table-cell>
          <table:table-cell table:number-columns-repeated="3"/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.93329837263" calcext:value-type="float">
            <text:p>1.93329837263</text:p>
          </table:table-cell>
          <table:table-cell table:number-columns-repeated="3"/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1.93943622139" calcext:value-type="float">
            <text:p>1.93943622139</text:p>
          </table:table-cell>
          <table:table-cell table:number-columns-repeated="3"/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1.94557605563" calcext:value-type="float">
            <text:p>1.94557605563</text:p>
          </table:table-cell>
          <table:table-cell table:number-columns-repeated="3"/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.95171781373" calcext:value-type="float">
            <text:p>1.95171781373</text:p>
          </table:table-cell>
          <table:table-cell table:number-columns-repeated="3"/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1.9578614338" calcext:value-type="float">
            <text:p>1.9578614338</text:p>
          </table:table-cell>
          <table:table-cell table:number-columns-repeated="3"/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1.96400685363" calcext:value-type="float">
            <text:p>1.96400685363</text:p>
          </table:table-cell>
          <table:table-cell table:number-columns-repeated="3"/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1.97015401073" calcext:value-type="float">
            <text:p>1.97015401073</text:p>
          </table:table-cell>
          <table:table-cell table:number-columns-repeated="3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1.97630284231" calcext:value-type="float">
            <text:p>1.97630284231</text:p>
          </table:table-cell>
          <table:table-cell table:number-columns-repeated="3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.98245328525" calcext:value-type="float">
            <text:p>1.98245328525</text:p>
          </table:table-cell>
          <table:table-cell table:number-columns-repeated="3"/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1.98860527618" calcext:value-type="float">
            <text:p>1.98860527618</text:p>
          </table:table-cell>
          <table:table-cell table:number-columns-repeated="3"/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.99475875139" calcext:value-type="float">
            <text:p>1.99475875139</text:p>
          </table:table-cell>
          <table:table-cell table:number-columns-repeated="3"/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2.00091364689" calcext:value-type="float">
            <text:p>2.00091364689</text:p>
          </table:table-cell>
          <table:table-cell table:number-columns-repeated="3"/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2.00706989837" calcext:value-type="float">
            <text:p>2.00706989837</text:p>
          </table:table-cell>
          <table:table-cell table:number-columns-repeated="3"/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2.01322744124" calcext:value-type="float">
            <text:p>2.01322744124</text:p>
          </table:table-cell>
          <table:table-cell table:number-columns-repeated="3"/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2.01938621058" calcext:value-type="float">
            <text:p>2.01938621058</text:p>
          </table:table-cell>
          <table:table-cell table:number-columns-repeated="3"/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2.02554614118" calcext:value-type="float">
            <text:p>2.02554614118</text:p>
          </table:table-cell>
          <table:table-cell table:number-columns-repeated="3"/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2.03170716751" calcext:value-type="float">
            <text:p>2.03170716751</text:p>
          </table:table-cell>
          <table:table-cell table:number-columns-repeated="3"/>
        </table:table-row>
        <table:table-row table:style-name="ro1">
          <table:table-cell office:value-type="float" office:value="23.59" calcext:value-type="float">
            <text:p>23.59</text:p>
          </table:table-cell>
          <table:table-cell office:value-type="float" office:value="2.03786922376" calcext:value-type="float">
            <text:p>2.03786922376</text:p>
          </table:table-cell>
          <table:table-cell table:number-columns-repeated="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.04403224378" calcext:value-type="float">
            <text:p>2.04403224378</text:p>
          </table:table-cell>
          <table:table-cell table:number-columns-repeated="3"/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2.05019616114" calcext:value-type="float">
            <text:p>2.05019616114</text:p>
          </table:table-cell>
          <table:table-cell table:number-columns-repeated="3"/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2.05636090908" calcext:value-type="float">
            <text:p>2.05636090908</text:p>
          </table:table-cell>
          <table:table-cell table:number-columns-repeated="3"/>
        </table:table-row>
        <table:table-row table:style-name="ro1">
          <table:table-cell office:value-type="float" office:value="23.63" calcext:value-type="float">
            <text:p>23.63</text:p>
          </table:table-cell>
          <table:table-cell office:value-type="float" office:value="2.06252642054" calcext:value-type="float">
            <text:p>2.06252642054</text:p>
          </table:table-cell>
          <table:table-cell table:number-columns-repeated="3"/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2.06869262813" calcext:value-type="float">
            <text:p>2.06869262813</text:p>
          </table:table-cell>
          <table:table-cell table:number-columns-repeated="3"/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2.07485946418" calcext:value-type="float">
            <text:p>2.07485946418</text:p>
          </table:table-cell>
          <table:table-cell table:number-columns-repeated="3"/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2.08102686068" calcext:value-type="float">
            <text:p>2.08102686068</text:p>
          </table:table-cell>
          <table:table-cell table:number-columns-repeated="3"/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2.08719474933" calcext:value-type="float">
            <text:p>2.08719474933</text:p>
          </table:table-cell>
          <table:table-cell table:number-columns-repeated="3"/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2.09336306148" calcext:value-type="float">
            <text:p>2.09336306148</text:p>
          </table:table-cell>
          <table:table-cell table:number-columns-repeated="3"/>
        </table:table-row>
        <table:table-row table:style-name="ro1">
          <table:table-cell office:value-type="float" office:value="23.69" calcext:value-type="float">
            <text:p>23.69</text:p>
          </table:table-cell>
          <table:table-cell office:value-type="float" office:value="2.09953172819" calcext:value-type="float">
            <text:p>2.09953172819</text:p>
          </table:table-cell>
          <table:table-cell table:number-columns-repeated="3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.10570068021" calcext:value-type="float">
            <text:p>2.10570068021</text:p>
          </table:table-cell>
          <table:table-cell table:number-columns-repeated="3"/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2.11186984796" calcext:value-type="float">
            <text:p>2.11186984796</text:p>
          </table:table-cell>
          <table:table-cell table:number-columns-repeated="3"/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2.11803916153" calcext:value-type="float">
            <text:p>2.11803916153</text:p>
          </table:table-cell>
          <table:table-cell table:number-columns-repeated="3"/>
        </table:table-row>
        <table:table-row table:style-name="ro1">
          <table:table-cell office:value-type="float" office:value="23.73" calcext:value-type="float">
            <text:p>23.73</text:p>
          </table:table-cell>
          <table:table-cell office:value-type="float" office:value="2.1242085507" calcext:value-type="float">
            <text:p>2.1242085507</text:p>
          </table:table-cell>
          <table:table-cell table:number-columns-repeated="3"/>
        </table:table-row>
        <table:table-row table:style-name="ro1">
          <table:table-cell office:value-type="float" office:value="23.74" calcext:value-type="float">
            <text:p>23.74</text:p>
          </table:table-cell>
          <table:table-cell office:value-type="float" office:value="2.13037794495" calcext:value-type="float">
            <text:p>2.13037794495</text:p>
          </table:table-cell>
          <table:table-cell table:number-columns-repeated="3"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.13654727341" calcext:value-type="float">
            <text:p>2.13654727341</text:p>
          </table:table-cell>
          <table:table-cell table:number-columns-repeated="3"/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2.14271646491" calcext:value-type="float">
            <text:p>2.14271646491</text:p>
          </table:table-cell>
          <table:table-cell table:number-columns-repeated="3"/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2.14888544793" calcext:value-type="float">
            <text:p>2.14888544793</text:p>
          </table:table-cell>
          <table:table-cell table:number-columns-repeated="3"/>
        </table:table-row>
        <table:table-row table:style-name="ro1">
          <table:table-cell office:value-type="float" office:value="23.78" calcext:value-type="float">
            <text:p>23.78</text:p>
          </table:table-cell>
          <table:table-cell office:value-type="float" office:value="2.15505415066" calcext:value-type="float">
            <text:p>2.15505415066</text:p>
          </table:table-cell>
          <table:table-cell table:number-columns-repeated="3"/>
        </table:table-row>
        <table:table-row table:style-name="ro1">
          <table:table-cell office:value-type="float" office:value="23.79" calcext:value-type="float">
            <text:p>23.79</text:p>
          </table:table-cell>
          <table:table-cell office:value-type="float" office:value="2.16122250094" calcext:value-type="float">
            <text:p>2.16122250094</text:p>
          </table:table-cell>
          <table:table-cell table:number-columns-repeated="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.16739042629" calcext:value-type="float">
            <text:p>2.16739042629</text:p>
          </table:table-cell>
          <table:table-cell table:number-columns-repeated="3"/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2.1735578539" calcext:value-type="float">
            <text:p>2.1735578539</text:p>
          </table:table-cell>
          <table:table-cell table:number-columns-repeated="3"/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2.17972471066" calcext:value-type="float">
            <text:p>2.17972471066</text:p>
          </table:table-cell>
          <table:table-cell table:number-columns-repeated="3"/>
        </table:table-row>
        <table:table-row table:style-name="ro1">
          <table:table-cell office:value-type="float" office:value="23.83" calcext:value-type="float">
            <text:p>23.83</text:p>
          </table:table-cell>
          <table:table-cell office:value-type="float" office:value="2.18589092309" calcext:value-type="float">
            <text:p>2.18589092309</text:p>
          </table:table-cell>
          <table:table-cell table:number-columns-repeated="3"/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2.19205641741" calcext:value-type="float">
            <text:p>2.19205641741</text:p>
          </table:table-cell>
          <table:table-cell table:number-columns-repeated="3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2.19822111949" calcext:value-type="float">
            <text:p>2.19822111949</text:p>
          </table:table-cell>
          <table:table-cell table:number-columns-repeated="3"/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2.2043849549" calcext:value-type="float">
            <text:p>2.2043849549</text:p>
          </table:table-cell>
          <table:table-cell table:number-columns-repeated="3"/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2.21054784884" calcext:value-type="float">
            <text:p>2.21054784884</text:p>
          </table:table-cell>
          <table:table-cell table:number-columns-repeated="3"/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2.2167097262" calcext:value-type="float">
            <text:p>2.2167097262</text:p>
          </table:table-cell>
          <table:table-cell table:number-columns-repeated="3"/>
        </table:table-row>
        <table:table-row table:style-name="ro1">
          <table:table-cell office:value-type="float" office:value="23.89" calcext:value-type="float">
            <text:p>23.89</text:p>
          </table:table-cell>
          <table:table-cell office:value-type="float" office:value="2.22287051152" calcext:value-type="float">
            <text:p>2.22287051152</text:p>
          </table:table-cell>
          <table:table-cell table:number-columns-repeated="3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.22903012904" calcext:value-type="float">
            <text:p>2.22903012904</text:p>
          </table:table-cell>
          <table:table-cell table:number-columns-repeated="3"/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2.23518850262" calcext:value-type="float">
            <text:p>2.23518850262</text:p>
          </table:table-cell>
          <table:table-cell table:number-columns-repeated="3"/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2.24134555581" calcext:value-type="float">
            <text:p>2.24134555581</text:p>
          </table:table-cell>
          <table:table-cell table:number-columns-repeated="3"/>
        </table:table-row>
        <table:table-row table:style-name="ro1">
          <table:table-cell office:value-type="float" office:value="23.93" calcext:value-type="float">
            <text:p>23.93</text:p>
          </table:table-cell>
          <table:table-cell office:value-type="float" office:value="2.24750121181" calcext:value-type="float">
            <text:p>2.24750121181</text:p>
          </table:table-cell>
          <table:table-cell table:number-columns-repeated="3"/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2.2536553935" calcext:value-type="float">
            <text:p>2.2536553935</text:p>
          </table:table-cell>
          <table:table-cell table:number-columns-repeated="3"/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2.2598080234" calcext:value-type="float">
            <text:p>2.2598080234</text:p>
          </table:table-cell>
          <table:table-cell table:number-columns-repeated="3"/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2.26595902369" calcext:value-type="float">
            <text:p>2.26595902369</text:p>
          </table:table-cell>
          <table:table-cell table:number-columns-repeated="3"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2.27210831623" calcext:value-type="float">
            <text:p>2.27210831623</text:p>
          </table:table-cell>
          <table:table-cell table:number-columns-repeated="3"/>
        </table:table-row>
        <table:table-row table:style-name="ro1">
          <table:table-cell office:value-type="float" office:value="23.98" calcext:value-type="float">
            <text:p>23.98</text:p>
          </table:table-cell>
          <table:table-cell office:value-type="float" office:value="2.27825582251" calcext:value-type="float">
            <text:p>2.27825582251</text:p>
          </table:table-cell>
          <table:table-cell table:number-columns-repeated="3"/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2.28440146371" calcext:value-type="float">
            <text:p>2.2844014637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29054516062" calcext:value-type="float">
            <text:p>2.29054516062</text:p>
          </table:table-cell>
          <table:table-cell table:number-columns-repeated="3"/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2.29668683374" calcext:value-type="float">
            <text:p>2.29668683374</text:p>
          </table:table-cell>
          <table:table-cell table:number-columns-repeated="3"/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2.30282640317" calcext:value-type="float">
            <text:p>2.30282640317</text:p>
          </table:table-cell>
          <table:table-cell table:number-columns-repeated="3"/>
        </table:table-row>
        <table:table-row table:style-name="ro1">
          <table:table-cell office:value-type="float" office:value="24.03" calcext:value-type="float">
            <text:p>24.03</text:p>
          </table:table-cell>
          <table:table-cell office:value-type="float" office:value="2.3089637887" calcext:value-type="float">
            <text:p>2.3089637887</text:p>
          </table:table-cell>
          <table:table-cell table:number-columns-repeated="3"/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2.31509890976" calcext:value-type="float">
            <text:p>2.31509890976</text:p>
          </table:table-cell>
          <table:table-cell table:number-columns-repeated="3"/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2.32123168543" calcext:value-type="float">
            <text:p>2.32123168543</text:p>
          </table:table-cell>
          <table:table-cell table:number-columns-repeated="3"/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2.32736203445" calcext:value-type="float">
            <text:p>2.32736203445</text:p>
          </table:table-cell>
          <table:table-cell table:number-columns-repeated="3"/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2.33348987518" calcext:value-type="float">
            <text:p>2.33348987518</text:p>
          </table:table-cell>
          <table:table-cell table:number-columns-repeated="3"/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2.33961512567" calcext:value-type="float">
            <text:p>2.33961512567</text:p>
          </table:table-cell>
          <table:table-cell table:number-columns-repeated="3"/>
        </table:table-row>
        <table:table-row table:style-name="ro1">
          <table:table-cell office:value-type="float" office:value="24.09" calcext:value-type="float">
            <text:p>24.09</text:p>
          </table:table-cell>
          <table:table-cell office:value-type="float" office:value="2.34573770359" calcext:value-type="float">
            <text:p>2.34573770359</text:p>
          </table:table-cell>
          <table:table-cell table:number-columns-repeated="3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.35185752625" calcext:value-type="float">
            <text:p>2.35185752625</text:p>
          </table:table-cell>
          <table:table-cell table:number-columns-repeated="3"/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2.35797451064" calcext:value-type="float">
            <text:p>2.35797451064</text:p>
          </table:table-cell>
          <table:table-cell table:number-columns-repeated="3"/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2.36408857335" calcext:value-type="float">
            <text:p>2.36408857335</text:p>
          </table:table-cell>
          <table:table-cell table:number-columns-repeated="3"/>
        </table:table-row>
        <table:table-row table:style-name="ro1">
          <table:table-cell office:value-type="float" office:value="24.13" calcext:value-type="float">
            <text:p>24.13</text:p>
          </table:table-cell>
          <table:table-cell office:value-type="float" office:value="2.37019963065" calcext:value-type="float">
            <text:p>2.37019963065</text:p>
          </table:table-cell>
          <table:table-cell table:number-columns-repeated="3"/>
        </table:table-row>
        <table:table-row table:style-name="ro1">
          <table:table-cell office:value-type="float" office:value="24.14" calcext:value-type="float">
            <text:p>24.14</text:p>
          </table:table-cell>
          <table:table-cell office:value-type="float" office:value="2.37630759843" calcext:value-type="float">
            <text:p>2.37630759843</text:p>
          </table:table-cell>
          <table:table-cell table:number-columns-repeated="3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2.38241239224" calcext:value-type="float">
            <text:p>2.38241239224</text:p>
          </table:table-cell>
          <table:table-cell table:number-columns-repeated="3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2.38851392724" calcext:value-type="float">
            <text:p>2.38851392724</text:p>
          </table:table-cell>
          <table:table-cell table:number-columns-repeated="3"/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2.39461211827" calcext:value-type="float">
            <text:p>2.39461211827</text:p>
          </table:table-cell>
          <table:table-cell table:number-columns-repeated="3"/>
        </table:table-row>
        <table:table-row table:style-name="ro1">
          <table:table-cell office:value-type="float" office:value="24.18" calcext:value-type="float">
            <text:p>24.18</text:p>
          </table:table-cell>
          <table:table-cell office:value-type="float" office:value="2.40070687978" calcext:value-type="float">
            <text:p>2.40070687978</text:p>
          </table:table-cell>
          <table:table-cell table:number-columns-repeated="3"/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.40679812586" calcext:value-type="float">
            <text:p>2.40679812586</text:p>
          </table:table-cell>
          <table:table-cell table:number-columns-repeated="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.41288577025" calcext:value-type="float">
            <text:p>2.41288577025</text:p>
          </table:table-cell>
          <table:table-cell table:number-columns-repeated="3"/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2.41896972631" calcext:value-type="float">
            <text:p>2.41896972631</text:p>
          </table:table-cell>
          <table:table-cell table:number-columns-repeated="3"/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2.42504990705" calcext:value-type="float">
            <text:p>2.42504990705</text:p>
          </table:table-cell>
          <table:table-cell table:number-columns-repeated="3"/>
        </table:table-row>
        <table:table-row table:style-name="ro1">
          <table:table-cell office:value-type="float" office:value="24.23" calcext:value-type="float">
            <text:p>24.23</text:p>
          </table:table-cell>
          <table:table-cell office:value-type="float" office:value="2.4311262251" calcext:value-type="float">
            <text:p>2.4311262251</text:p>
          </table:table-cell>
          <table:table-cell table:number-columns-repeated="3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2.43719859273" calcext:value-type="float">
            <text:p>2.43719859273</text:p>
          </table:table-cell>
          <table:table-cell table:number-columns-repeated="3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.44326692184" calcext:value-type="float">
            <text:p>2.44326692184</text:p>
          </table:table-cell>
          <table:table-cell table:number-columns-repeated="3"/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2.44933112396" calcext:value-type="float">
            <text:p>2.44933112396</text:p>
          </table:table-cell>
          <table:table-cell table:number-columns-repeated="3"/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2.45539111025" calcext:value-type="float">
            <text:p>2.45539111025</text:p>
          </table:table-cell>
          <table:table-cell table:number-columns-repeated="3"/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2.4614467915" calcext:value-type="float">
            <text:p>2.4614467915</text:p>
          </table:table-cell>
          <table:table-cell table:number-columns-repeated="3"/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2.46749807812" calcext:value-type="float">
            <text:p>2.46749807812</text:p>
          </table:table-cell>
          <table:table-cell table:number-columns-repeated="3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.47354488016" calcext:value-type="float">
            <text:p>2.47354488016</text:p>
          </table:table-cell>
          <table:table-cell table:number-columns-repeated="3"/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.47958710728" calcext:value-type="float">
            <text:p>2.47958710728</text:p>
          </table:table-cell>
          <table:table-cell table:number-columns-repeated="3"/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2.48562466879" calcext:value-type="float">
            <text:p>2.48562466879</text:p>
          </table:table-cell>
          <table:table-cell table:number-columns-repeated="3"/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2.49165747359" calcext:value-type="float">
            <text:p>2.49165747359</text:p>
          </table:table-cell>
          <table:table-cell table:number-columns-repeated="3"/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2.49768543022" calcext:value-type="float">
            <text:p>2.49768543022</text:p>
          </table:table-cell>
          <table:table-cell table:number-columns-repeated="3"/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2.50370844685" calcext:value-type="float">
            <text:p>2.50370844685</text:p>
          </table:table-cell>
          <table:table-cell table:number-columns-repeated="3"/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2.50972643125" calcext:value-type="float">
            <text:p>2.50972643125</text:p>
          </table:table-cell>
          <table:table-cell table:number-columns-repeated="3"/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2.51573929083" calcext:value-type="float">
            <text:p>2.51573929083</text:p>
          </table:table-cell>
          <table:table-cell table:number-columns-repeated="3"/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.52174693261" calcext:value-type="float">
            <text:p>2.52174693261</text:p>
          </table:table-cell>
          <table:table-cell table:number-columns-repeated="3"/>
        </table:table-row>
        <table:table-row table:style-name="ro1">
          <table:table-cell office:value-type="float" office:value="24.39" calcext:value-type="float">
            <text:p>24.39</text:p>
          </table:table-cell>
          <table:table-cell office:value-type="float" office:value="2.52774926322" calcext:value-type="float">
            <text:p>2.52774926322</text:p>
          </table:table-cell>
          <table:table-cell table:number-columns-repeated="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.53374618891" calcext:value-type="float">
            <text:p>2.53374618891</text:p>
          </table:table-cell>
          <table:table-cell table:number-columns-repeated="3"/>
        </table:table-row>
        <table:table-row table:style-name="ro1">
          <table:table-cell office:value-type="float" office:value="24.41" calcext:value-type="float">
            <text:p>24.41</text:p>
          </table:table-cell>
          <table:table-cell office:value-type="float" office:value="2.53973761556" calcext:value-type="float">
            <text:p>2.53973761556</text:p>
          </table:table-cell>
          <table:table-cell table:number-columns-repeated="3"/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2.54572344865" calcext:value-type="float">
            <text:p>2.54572344865</text:p>
          </table:table-cell>
          <table:table-cell table:number-columns-repeated="3"/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2.55170359327" calcext:value-type="float">
            <text:p>2.55170359327</text:p>
          </table:table-cell>
          <table:table-cell table:number-columns-repeated="3"/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.55767795414" calcext:value-type="float">
            <text:p>2.55767795414</text:p>
          </table:table-cell>
          <table:table-cell table:number-columns-repeated="3"/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2.56364643556" calcext:value-type="float">
            <text:p>2.56364643556</text:p>
          </table:table-cell>
          <table:table-cell table:number-columns-repeated="3"/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2.56960894148" calcext:value-type="float">
            <text:p>2.56960894148</text:p>
          </table:table-cell>
          <table:table-cell table:number-columns-repeated="3"/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2.57556537543" calcext:value-type="float">
            <text:p>2.57556537543</text:p>
          </table:table-cell>
          <table:table-cell table:number-columns-repeated="3"/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2.58151564057" calcext:value-type="float">
            <text:p>2.58151564057</text:p>
          </table:table-cell>
          <table:table-cell table:number-columns-repeated="3"/>
        </table:table-row>
        <table:table-row table:style-name="ro1">
          <table:table-cell office:value-type="float" office:value="24.49" calcext:value-type="float">
            <text:p>24.49</text:p>
          </table:table-cell>
          <table:table-cell office:value-type="float" office:value="2.58745963963" calcext:value-type="float">
            <text:p>2.58745963963</text:p>
          </table:table-cell>
          <table:table-cell table:number-columns-repeated="3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.59339727499" calcext:value-type="float">
            <text:p>2.59339727499</text:p>
          </table:table-cell>
          <table:table-cell table:number-columns-repeated="3"/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float" office:value="2.59932844862" calcext:value-type="float">
            <text:p>2.59932844862</text:p>
          </table:table-cell>
          <table:table-cell table:number-columns-repeated="3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2.60525306207" calcext:value-type="float">
            <text:p>2.60525306207</text:p>
          </table:table-cell>
          <table:table-cell table:number-columns-repeated="3"/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2.61117101653" calcext:value-type="float">
            <text:p>2.61117101653</text:p>
          </table:table-cell>
          <table:table-cell table:number-columns-repeated="3"/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2.61708221277" calcext:value-type="float">
            <text:p>2.61708221277</text:p>
          </table:table-cell>
          <table:table-cell table:number-columns-repeated="3"/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2.62298655117" calcext:value-type="float">
            <text:p>2.62298655117</text:p>
          </table:table-cell>
          <table:table-cell table:number-columns-repeated="3"/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.6288839317" calcext:value-type="float">
            <text:p>2.6288839317</text:p>
          </table:table-cell>
          <table:table-cell table:number-columns-repeated="3"/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2.63477425393" calcext:value-type="float">
            <text:p>2.63477425393</text:p>
          </table:table-cell>
          <table:table-cell table:number-columns-repeated="3"/>
        </table:table-row>
        <table:table-row table:style-name="ro1">
          <table:table-cell office:value-type="float" office:value="24.58" calcext:value-type="float">
            <text:p>24.58</text:p>
          </table:table-cell>
          <table:table-cell office:value-type="float" office:value="2.64065741704" calcext:value-type="float">
            <text:p>2.64065741704</text:p>
          </table:table-cell>
          <table:table-cell table:number-columns-repeated="3"/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2.64653331979" calcext:value-type="float">
            <text:p>2.64653331979</text:p>
          </table:table-cell>
          <table:table-cell table:number-columns-repeated="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.65240186056" calcext:value-type="float">
            <text:p>2.65240186056</text:p>
          </table:table-cell>
          <table:table-cell table:number-columns-repeated="3"/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2.65826293729" calcext:value-type="float">
            <text:p>2.65826293729</text:p>
          </table:table-cell>
          <table:table-cell table:number-columns-repeated="3"/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.66411644755" calcext:value-type="float">
            <text:p>2.66411644755</text:p>
          </table:table-cell>
          <table:table-cell table:number-columns-repeated="3"/>
        </table:table-row>
        <table:table-row table:style-name="ro1">
          <table:table-cell office:value-type="float" office:value="24.63" calcext:value-type="float">
            <text:p>24.63</text:p>
          </table:table-cell>
          <table:table-cell office:value-type="float" office:value="2.66996228847" calcext:value-type="float">
            <text:p>2.66996228847</text:p>
          </table:table-cell>
          <table:table-cell table:number-columns-repeated="3"/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2.67580035679" calcext:value-type="float">
            <text:p>2.67580035679</text:p>
          </table:table-cell>
          <table:table-cell table:number-columns-repeated="3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2.68163054884" calcext:value-type="float">
            <text:p>2.68163054884</text:p>
          </table:table-cell>
          <table:table-cell table:number-columns-repeated="3"/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2.68745276052" calcext:value-type="float">
            <text:p>2.68745276052</text:p>
          </table:table-cell>
          <table:table-cell table:number-columns-repeated="3"/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2.69326688736" calcext:value-type="float">
            <text:p>2.69326688736</text:p>
          </table:table-cell>
          <table:table-cell table:number-columns-repeated="3"/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2.69907282443" calcext:value-type="float">
            <text:p>2.69907282443</text:p>
          </table:table-cell>
          <table:table-cell table:number-columns-repeated="3"/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.7048704664" calcext:value-type="float">
            <text:p>2.7048704664</text:p>
          </table:table-cell>
          <table:table-cell table:number-columns-repeated="3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.71065970755" calcext:value-type="float">
            <text:p>2.71065970755</text:p>
          </table:table-cell>
          <table:table-cell table:number-columns-repeated="3"/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2.71644044171" calcext:value-type="float">
            <text:p>2.71644044171</text:p>
          </table:table-cell>
          <table:table-cell table:number-columns-repeated="3"/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2.72221256232" calcext:value-type="float">
            <text:p>2.72221256232</text:p>
          </table:table-cell>
          <table:table-cell table:number-columns-repeated="3"/>
        </table:table-row>
        <table:table-row table:style-name="ro1">
          <table:table-cell office:value-type="float" office:value="24.73" calcext:value-type="float">
            <text:p>24.73</text:p>
          </table:table-cell>
          <table:table-cell office:value-type="float" office:value="2.72797596237" calcext:value-type="float">
            <text:p>2.72797596237</text:p>
          </table:table-cell>
          <table:table-cell table:number-columns-repeated="3"/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2.73373053447" calcext:value-type="float">
            <text:p>2.73373053447</text:p>
          </table:table-cell>
          <table:table-cell table:number-columns-repeated="3"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.73947617077" calcext:value-type="float">
            <text:p>2.73947617077</text:p>
          </table:table-cell>
          <table:table-cell table:number-columns-repeated="3"/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2.74521276302" calcext:value-type="float">
            <text:p>2.74521276302</text:p>
          </table:table-cell>
          <table:table-cell table:number-columns-repeated="3"/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2.75094020255" calcext:value-type="float">
            <text:p>2.75094020255</text:p>
          </table:table-cell>
          <table:table-cell table:number-columns-repeated="3"/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2.75665838026" calcext:value-type="float">
            <text:p>2.75665838026</text:p>
          </table:table-cell>
          <table:table-cell table:number-columns-repeated="3"/>
        </table:table-row>
        <table:table-row table:style-name="ro1">
          <table:table-cell office:value-type="float" office:value="24.79" calcext:value-type="float">
            <text:p>24.79</text:p>
          </table:table-cell>
          <table:table-cell office:value-type="float" office:value="2.76236718662" calcext:value-type="float">
            <text:p>2.76236718662</text:p>
          </table:table-cell>
          <table:table-cell table:number-columns-repeated="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.76806651168" calcext:value-type="float">
            <text:p>2.76806651168</text:p>
          </table:table-cell>
          <table:table-cell table:number-columns-repeated="3"/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2.77375624505" calcext:value-type="float">
            <text:p>2.77375624505</text:p>
          </table:table-cell>
          <table:table-cell table:number-columns-repeated="3"/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2.77943627594" calcext:value-type="float">
            <text:p>2.77943627594</text:p>
          </table:table-cell>
          <table:table-cell table:number-columns-repeated="3"/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2.7851064931" calcext:value-type="float">
            <text:p>2.7851064931</text:p>
          </table:table-cell>
          <table:table-cell table:number-columns-repeated="3"/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2.79076678487" calcext:value-type="float">
            <text:p>2.79076678487</text:p>
          </table:table-cell>
          <table:table-cell table:number-columns-repeated="3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2.79641703915" calcext:value-type="float">
            <text:p>2.79641703915</text:p>
          </table:table-cell>
          <table:table-cell table:number-columns-repeated="3"/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2.8020571434" calcext:value-type="float">
            <text:p>2.8020571434</text:p>
          </table:table-cell>
          <table:table-cell table:number-columns-repeated="3"/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2.80768698466" calcext:value-type="float">
            <text:p>2.80768698466</text:p>
          </table:table-cell>
          <table:table-cell table:number-columns-repeated="3"/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2.81330644953" calcext:value-type="float">
            <text:p>2.81330644953</text:p>
          </table:table-cell>
          <table:table-cell table:number-columns-repeated="3"/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2.81891542417" calcext:value-type="float">
            <text:p>2.81891542417</text:p>
          </table:table-cell>
          <table:table-cell table:number-columns-repeated="3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.8245137943" calcext:value-type="float">
            <text:p>2.8245137943</text:p>
          </table:table-cell>
          <table:table-cell table:number-columns-repeated="3"/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2.83010144521" calcext:value-type="float">
            <text:p>2.83010144521</text:p>
          </table:table-cell>
          <table:table-cell table:number-columns-repeated="3"/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2.83567826175" calcext:value-type="float">
            <text:p>2.83567826175</text:p>
          </table:table-cell>
          <table:table-cell table:number-columns-repeated="3"/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2.84124412831" calcext:value-type="float">
            <text:p>2.84124412831</text:p>
          </table:table-cell>
          <table:table-cell table:number-columns-repeated="3"/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2.84679892888" calcext:value-type="float">
            <text:p>2.84679892888</text:p>
          </table:table-cell>
          <table:table-cell table:number-columns-repeated="3"/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2.85234254696" calcext:value-type="float">
            <text:p>2.85234254696</text:p>
          </table:table-cell>
          <table:table-cell table:number-columns-repeated="3"/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2.85787486563" calcext:value-type="float">
            <text:p>2.85787486563</text:p>
          </table:table-cell>
          <table:table-cell table:number-columns-repeated="3"/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2.86339576753" calcext:value-type="float">
            <text:p>2.86339576753</text:p>
          </table:table-cell>
          <table:table-cell table:number-columns-repeated="3"/>
        </table:table-row>
        <table:table-row table:style-name="ro1">
          <table:table-cell office:value-type="float" office:value="24.98" calcext:value-type="float">
            <text:p>24.98</text:p>
          </table:table-cell>
          <table:table-cell office:value-type="float" office:value="2.86890513484" calcext:value-type="float">
            <text:p>2.86890513484</text:p>
          </table:table-cell>
          <table:table-cell table:number-columns-repeated="3"/>
        </table:table-row>
        <table:table-row table:style-name="ro1">
          <table:table-cell office:value-type="float" office:value="24.99" calcext:value-type="float">
            <text:p>24.99</text:p>
          </table:table-cell>
          <table:table-cell office:value-type="float" office:value="2.87440284929" calcext:value-type="float">
            <text:p>2.8744028492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87988879217" calcext:value-type="float">
            <text:p>2.87988879217</text:p>
          </table:table-cell>
          <table:table-cell table:number-columns-repeated="3"/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2.88536284433" calcext:value-type="float">
            <text:p>2.88536284433</text:p>
          </table:table-cell>
          <table:table-cell table:number-columns-repeated="3"/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2.89082488614" calcext:value-type="float">
            <text:p>2.89082488614</text:p>
          </table:table-cell>
          <table:table-cell table:number-columns-repeated="3"/>
        </table:table-row>
        <table:table-row table:style-name="ro1">
          <table:table-cell office:value-type="float" office:value="25.03" calcext:value-type="float">
            <text:p>25.03</text:p>
          </table:table-cell>
          <table:table-cell office:value-type="float" office:value="2.89627479755" calcext:value-type="float">
            <text:p>2.89627479755</text:p>
          </table:table-cell>
          <table:table-cell table:number-columns-repeated="3"/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2.90171245803" calcext:value-type="float">
            <text:p>2.90171245803</text:p>
          </table:table-cell>
          <table:table-cell table:number-columns-repeated="3"/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2.90713774661" calcext:value-type="float">
            <text:p>2.90713774661</text:p>
          </table:table-cell>
          <table:table-cell table:number-columns-repeated="3"/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float" office:value="2.91255054186" calcext:value-type="float">
            <text:p>2.91255054186</text:p>
          </table:table-cell>
          <table:table-cell table:number-columns-repeated="3"/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2.91795072189" calcext:value-type="float">
            <text:p>2.91795072189</text:p>
          </table:table-cell>
          <table:table-cell table:number-columns-repeated="3"/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2.92333816437" calcext:value-type="float">
            <text:p>2.92333816437</text:p>
          </table:table-cell>
          <table:table-cell table:number-columns-repeated="3"/>
        </table:table-row>
        <table:table-row table:style-name="ro1">
          <table:table-cell office:value-type="float" office:value="25.09" calcext:value-type="float">
            <text:p>25.09</text:p>
          </table:table-cell>
          <table:table-cell office:value-type="float" office:value="2.92871274649" calcext:value-type="float">
            <text:p>2.92871274649</text:p>
          </table:table-cell>
          <table:table-cell table:number-columns-repeated="3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.93407434497" calcext:value-type="float">
            <text:p>2.93407434497</text:p>
          </table:table-cell>
          <table:table-cell table:number-columns-repeated="3"/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2.93942283611" calcext:value-type="float">
            <text:p>2.93942283611</text:p>
          </table:table-cell>
          <table:table-cell table:number-columns-repeated="3"/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2.9447580957" calcext:value-type="float">
            <text:p>2.9447580957</text:p>
          </table:table-cell>
          <table:table-cell table:number-columns-repeated="3"/>
        </table:table-row>
        <table:table-row table:style-name="ro1">
          <table:table-cell office:value-type="float" office:value="25.13" calcext:value-type="float">
            <text:p>25.13</text:p>
          </table:table-cell>
          <table:table-cell office:value-type="float" office:value="2.9500799991" calcext:value-type="float">
            <text:p>2.9500799991</text:p>
          </table:table-cell>
          <table:table-cell table:number-columns-repeated="3"/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2.95538842119" calcext:value-type="float">
            <text:p>2.95538842119</text:p>
          </table:table-cell>
          <table:table-cell table:number-columns-repeated="3"/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2.96068323638" calcext:value-type="float">
            <text:p>2.96068323638</text:p>
          </table:table-cell>
          <table:table-cell table:number-columns-repeated="3"/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2.96596431862" calcext:value-type="float">
            <text:p>2.96596431862</text:p>
          </table:table-cell>
          <table:table-cell table:number-columns-repeated="3"/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2.9712315414" calcext:value-type="float">
            <text:p>2.9712315414</text:p>
          </table:table-cell>
          <table:table-cell table:number-columns-repeated="3"/>
        </table:table-row>
        <table:table-row table:style-name="ro1">
          <table:table-cell office:value-type="float" office:value="25.18" calcext:value-type="float">
            <text:p>25.18</text:p>
          </table:table-cell>
          <table:table-cell office:value-type="float" office:value="2.97648477772" calcext:value-type="float">
            <text:p>2.97648477772</text:p>
          </table:table-cell>
          <table:table-cell table:number-columns-repeated="3"/>
        </table:table-row>
        <table:table-row table:style-name="ro1">
          <table:table-cell office:value-type="float" office:value="25.19" calcext:value-type="float">
            <text:p>25.19</text:p>
          </table:table-cell>
          <table:table-cell office:value-type="float" office:value="2.98172390011" calcext:value-type="float">
            <text:p>2.98172390011</text:p>
          </table:table-cell>
          <table:table-cell table:number-columns-repeated="3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.98694878066" calcext:value-type="float">
            <text:p>2.98694878066</text:p>
          </table:table-cell>
          <table:table-cell table:number-columns-repeated="3"/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2.99215929094" calcext:value-type="float">
            <text:p>2.99215929094</text:p>
          </table:table-cell>
          <table:table-cell table:number-columns-repeated="3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2.99735530208" calcext:value-type="float">
            <text:p>2.99735530208</text:p>
          </table:table-cell>
          <table:table-cell table:number-columns-repeated="3"/>
        </table:table-row>
        <table:table-row table:style-name="ro1">
          <table:table-cell office:value-type="float" office:value="25.23" calcext:value-type="float">
            <text:p>25.23</text:p>
          </table:table-cell>
          <table:table-cell office:value-type="float" office:value="3.00253668471" calcext:value-type="float">
            <text:p>3.00253668471</text:p>
          </table:table-cell>
          <table:table-cell table:number-columns-repeated="3"/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3.00770330901" calcext:value-type="float">
            <text:p>3.00770330901</text:p>
          </table:table-cell>
          <table:table-cell table:number-columns-repeated="3"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3.01285504466" calcext:value-type="float">
            <text:p>3.01285504466</text:p>
          </table:table-cell>
          <table:table-cell table:number-columns-repeated="3"/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3.01799176086" calcext:value-type="float">
            <text:p>3.01799176086</text:p>
          </table:table-cell>
          <table:table-cell table:number-columns-repeated="3"/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3.02311332635" calcext:value-type="float">
            <text:p>3.02311332635</text:p>
          </table:table-cell>
          <table:table-cell table:number-columns-repeated="3"/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3.02821960936" calcext:value-type="float">
            <text:p>3.02821960936</text:p>
          </table:table-cell>
          <table:table-cell table:number-columns-repeated="3"/>
        </table:table-row>
        <table:table-row table:style-name="ro1">
          <table:table-cell office:value-type="float" office:value="25.29" calcext:value-type="float">
            <text:p>25.29</text:p>
          </table:table-cell>
          <table:table-cell office:value-type="float" office:value="3.03331047766" calcext:value-type="float">
            <text:p>3.03331047766</text:p>
          </table:table-cell>
          <table:table-cell table:number-columns-repeated="3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3.03838579852" calcext:value-type="float">
            <text:p>3.03838579852</text:p>
          </table:table-cell>
          <table:table-cell table:number-columns-repeated="3"/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3.04344543873" calcext:value-type="float">
            <text:p>3.04344543873</text:p>
          </table:table-cell>
          <table:table-cell table:number-columns-repeated="3"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3.0484892646" calcext:value-type="float">
            <text:p>3.0484892646</text:p>
          </table:table-cell>
          <table:table-cell table:number-columns-repeated="3"/>
        </table:table-row>
        <table:table-row table:style-name="ro1">
          <table:table-cell office:value-type="float" office:value="25.33" calcext:value-type="float">
            <text:p>25.33</text:p>
          </table:table-cell>
          <table:table-cell office:value-type="float" office:value="3.05351714194" calcext:value-type="float">
            <text:p>3.05351714194</text:p>
          </table:table-cell>
          <table:table-cell table:number-columns-repeated="3"/>
        </table:table-row>
        <table:table-row table:style-name="ro1">
          <table:table-cell office:value-type="float" office:value="25.34" calcext:value-type="float">
            <text:p>25.34</text:p>
          </table:table-cell>
          <table:table-cell office:value-type="float" office:value="3.05852893608" calcext:value-type="float">
            <text:p>3.05852893608</text:p>
          </table:table-cell>
          <table:table-cell table:number-columns-repeated="3"/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3.06352451186" calcext:value-type="float">
            <text:p>3.06352451186</text:p>
          </table:table-cell>
          <table:table-cell table:number-columns-repeated="3"/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3.06850373361" calcext:value-type="float">
            <text:p>3.06850373361</text:p>
          </table:table-cell>
          <table:table-cell table:number-columns-repeated="3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3.07346646519" calcext:value-type="float">
            <text:p>3.07346646519</text:p>
          </table:table-cell>
          <table:table-cell table:number-columns-repeated="3"/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3.07841256996" calcext:value-type="float">
            <text:p>3.07841256996</text:p>
          </table:table-cell>
          <table:table-cell table:number-columns-repeated="3"/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3.08334191077" calcext:value-type="float">
            <text:p>3.08334191077</text:p>
          </table:table-cell>
          <table:table-cell table:number-columns-repeated="3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.08825434999" calcext:value-type="float">
            <text:p>3.08825434999</text:p>
          </table:table-cell>
          <table:table-cell table:number-columns-repeated="3"/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3.09314974949" calcext:value-type="float">
            <text:p>3.09314974949</text:p>
          </table:table-cell>
          <table:table-cell table:number-columns-repeated="3"/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3.09802797063" calcext:value-type="float">
            <text:p>3.09802797063</text:p>
          </table:table-cell>
          <table:table-cell table:number-columns-repeated="3"/>
        </table:table-row>
        <table:table-row table:style-name="ro1">
          <table:table-cell office:value-type="float" office:value="25.43" calcext:value-type="float">
            <text:p>25.43</text:p>
          </table:table-cell>
          <table:table-cell office:value-type="float" office:value="3.10288887428" calcext:value-type="float">
            <text:p>3.10288887428</text:p>
          </table:table-cell>
          <table:table-cell table:number-columns-repeated="3"/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3.1077323208" calcext:value-type="float">
            <text:p>3.1077323208</text:p>
          </table:table-cell>
          <table:table-cell table:number-columns-repeated="3"/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3.11255817006" calcext:value-type="float">
            <text:p>3.11255817006</text:p>
          </table:table-cell>
          <table:table-cell table:number-columns-repeated="3"/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3.1173662814" calcext:value-type="float">
            <text:p>3.1173662814</text:p>
          </table:table-cell>
          <table:table-cell table:number-columns-repeated="3"/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3.1221565137" calcext:value-type="float">
            <text:p>3.1221565137</text:p>
          </table:table-cell>
          <table:table-cell table:number-columns-repeated="3"/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3.12692872528" calcext:value-type="float">
            <text:p>3.12692872528</text:p>
          </table:table-cell>
          <table:table-cell table:number-columns-repeated="3"/>
        </table:table-row>
        <table:table-row table:style-name="ro1">
          <table:table-cell office:value-type="float" office:value="25.49" calcext:value-type="float">
            <text:p>25.49</text:p>
          </table:table-cell>
          <table:table-cell office:value-type="float" office:value="3.13168277398" calcext:value-type="float">
            <text:p>3.13168277398</text:p>
          </table:table-cell>
          <table:table-cell table:number-columns-repeated="3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.13641851714" calcext:value-type="float">
            <text:p>3.13641851714</text:p>
          </table:table-cell>
          <table:table-cell table:number-columns-repeated="3"/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3.14113581156" calcext:value-type="float">
            <text:p>3.14113581156</text:p>
          </table:table-cell>
          <table:table-cell table:number-columns-repeated="3"/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3.14583451356" calcext:value-type="float">
            <text:p>3.14583451356</text:p>
          </table:table-cell>
          <table:table-cell table:number-columns-repeated="3"/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3.15051447892" calcext:value-type="float">
            <text:p>3.15051447892</text:p>
          </table:table-cell>
          <table:table-cell table:number-columns-repeated="3"/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3.15517556292" calcext:value-type="float">
            <text:p>3.15517556292</text:p>
          </table:table-cell>
          <table:table-cell table:number-columns-repeated="3"/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3.15981762032" calcext:value-type="float">
            <text:p>3.15981762032</text:p>
          </table:table-cell>
          <table:table-cell table:number-columns-repeated="3"/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3.16444050538" calcext:value-type="float">
            <text:p>3.16444050538</text:p>
          </table:table-cell>
          <table:table-cell table:number-columns-repeated="3"/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3.1690440718" calcext:value-type="float">
            <text:p>3.1690440718</text:p>
          </table:table-cell>
          <table:table-cell table:number-columns-repeated="3"/>
        </table:table-row>
        <table:table-row table:style-name="ro1">
          <table:table-cell office:value-type="float" office:value="25.58" calcext:value-type="float">
            <text:p>25.58</text:p>
          </table:table-cell>
          <table:table-cell office:value-type="float" office:value="3.1736281728" calcext:value-type="float">
            <text:p>3.1736281728</text:p>
          </table:table-cell>
          <table:table-cell table:number-columns-repeated="3"/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3.17819266107" calcext:value-type="float">
            <text:p>3.17819266107</text:p>
          </table:table-cell>
          <table:table-cell table:number-columns-repeated="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18273738877" calcext:value-type="float">
            <text:p>3.18273738877</text:p>
          </table:table-cell>
          <table:table-cell table:number-columns-repeated="3"/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3.18726220753" calcext:value-type="float">
            <text:p>3.18726220753</text:p>
          </table:table-cell>
          <table:table-cell table:number-columns-repeated="3"/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3.19176696847" calcext:value-type="float">
            <text:p>3.19176696847</text:p>
          </table:table-cell>
          <table:table-cell table:number-columns-repeated="3"/>
        </table:table-row>
        <table:table-row table:style-name="ro1">
          <table:table-cell office:value-type="float" office:value="25.63" calcext:value-type="float">
            <text:p>25.63</text:p>
          </table:table-cell>
          <table:table-cell office:value-type="float" office:value="3.19625152219" calcext:value-type="float">
            <text:p>3.19625152219</text:p>
          </table:table-cell>
          <table:table-cell table:number-columns-repeated="3"/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3.20071571874" calcext:value-type="float">
            <text:p>3.20071571874</text:p>
          </table:table-cell>
          <table:table-cell table:number-columns-repeated="3"/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3.20515940765" calcext:value-type="float">
            <text:p>3.20515940765</text:p>
          </table:table-cell>
          <table:table-cell table:number-columns-repeated="3"/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3.20958243793" calcext:value-type="float">
            <text:p>3.20958243793</text:p>
          </table:table-cell>
          <table:table-cell table:number-columns-repeated="3"/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3.21398465805" calcext:value-type="float">
            <text:p>3.21398465805</text:p>
          </table:table-cell>
          <table:table-cell table:number-columns-repeated="3"/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3.21836591595" calcext:value-type="float">
            <text:p>3.21836591595</text:p>
          </table:table-cell>
          <table:table-cell table:number-columns-repeated="3"/>
        </table:table-row>
        <table:table-row table:style-name="ro1">
          <table:table-cell office:value-type="float" office:value="25.69" calcext:value-type="float">
            <text:p>25.69</text:p>
          </table:table-cell>
          <table:table-cell office:value-type="float" office:value="3.22272605904" calcext:value-type="float">
            <text:p>3.22272605904</text:p>
          </table:table-cell>
          <table:table-cell table:number-columns-repeated="3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3.22706493417" calcext:value-type="float">
            <text:p>3.22706493417</text:p>
          </table:table-cell>
          <table:table-cell table:number-columns-repeated="3"/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3.2313823877" calcext:value-type="float">
            <text:p>3.2313823877</text:p>
          </table:table-cell>
          <table:table-cell table:number-columns-repeated="3"/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3.2356782654" calcext:value-type="float">
            <text:p>3.2356782654</text:p>
          </table:table-cell>
          <table:table-cell table:number-columns-repeated="3"/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3.23995241254" calcext:value-type="float">
            <text:p>3.23995241254</text:p>
          </table:table-cell>
          <table:table-cell table:number-columns-repeated="3"/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3.24420467384" calcext:value-type="float">
            <text:p>3.24420467384</text:p>
          </table:table-cell>
          <table:table-cell table:number-columns-repeated="3"/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3.24843489346" calcext:value-type="float">
            <text:p>3.24843489346</text:p>
          </table:table-cell>
          <table:table-cell table:number-columns-repeated="3"/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3.25264291504" calcext:value-type="float">
            <text:p>3.25264291504</text:p>
          </table:table-cell>
          <table:table-cell table:number-columns-repeated="3"/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3.25682858167" calcext:value-type="float">
            <text:p>3.25682858167</text:p>
          </table:table-cell>
          <table:table-cell table:number-columns-repeated="3"/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3.26099173587" calcext:value-type="float">
            <text:p>3.26099173587</text:p>
          </table:table-cell>
          <table:table-cell table:number-columns-repeated="3"/>
        </table:table-row>
        <table:table-row table:style-name="ro1">
          <table:table-cell office:value-type="float" office:value="25.79" calcext:value-type="float">
            <text:p>25.79</text:p>
          </table:table-cell>
          <table:table-cell office:value-type="float" office:value="3.26513221966" calcext:value-type="float">
            <text:p>3.26513221966</text:p>
          </table:table-cell>
          <table:table-cell table:number-columns-repeated="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.26924987446" calcext:value-type="float">
            <text:p>3.26924987446</text:p>
          </table:table-cell>
          <table:table-cell table:number-columns-repeated="3"/>
        </table:table-row>
        <table:table-row table:style-name="ro1">
          <table:table-cell office:value-type="float" office:value="25.81" calcext:value-type="float">
            <text:p>25.81</text:p>
          </table:table-cell>
          <table:table-cell office:value-type="float" office:value="3.27334454117" calcext:value-type="float">
            <text:p>3.27334454117</text:p>
          </table:table-cell>
          <table:table-cell table:number-columns-repeated="3"/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3.27741606015" calcext:value-type="float">
            <text:p>3.27741606015</text:p>
          </table:table-cell>
          <table:table-cell table:number-columns-repeated="3"/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3.28146427117" calcext:value-type="float">
            <text:p>3.28146427117</text:p>
          </table:table-cell>
          <table:table-cell table:number-columns-repeated="3"/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3.28548901347" calcext:value-type="float">
            <text:p>3.28548901347</text:p>
          </table:table-cell>
          <table:table-cell table:number-columns-repeated="3"/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3.28949012574" calcext:value-type="float">
            <text:p>3.28949012574</text:p>
          </table:table-cell>
          <table:table-cell table:number-columns-repeated="3"/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3.2934674461" calcext:value-type="float">
            <text:p>3.2934674461</text:p>
          </table:table-cell>
          <table:table-cell table:number-columns-repeated="3"/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3.29742081212" calcext:value-type="float">
            <text:p>3.29742081212</text:p>
          </table:table-cell>
          <table:table-cell table:number-columns-repeated="3"/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3.3013500608" calcext:value-type="float">
            <text:p>3.3013500608</text:p>
          </table:table-cell>
          <table:table-cell table:number-columns-repeated="3"/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3.30525502859" calcext:value-type="float">
            <text:p>3.30525502859</text:p>
          </table:table-cell>
          <table:table-cell table:number-columns-repeated="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3.30913555137" calcext:value-type="float">
            <text:p>3.30913555137</text:p>
          </table:table-cell>
          <table:table-cell table:number-columns-repeated="3"/>
        </table:table-row>
        <table:table-row table:style-name="ro1">
          <table:table-cell office:value-type="float" office:value="25.91" calcext:value-type="float">
            <text:p>25.91</text:p>
          </table:table-cell>
          <table:table-cell office:value-type="float" office:value="3.31299146447" calcext:value-type="float">
            <text:p>3.31299146447</text:p>
          </table:table-cell>
          <table:table-cell table:number-columns-repeated="3"/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3.31682260264" calcext:value-type="float">
            <text:p>3.31682260264</text:p>
          </table:table-cell>
          <table:table-cell table:number-columns-repeated="3"/>
        </table:table-row>
        <table:table-row table:style-name="ro1">
          <table:table-cell office:value-type="float" office:value="25.93" calcext:value-type="float">
            <text:p>25.93</text:p>
          </table:table-cell>
          <table:table-cell office:value-type="float" office:value="3.32062880006" calcext:value-type="float">
            <text:p>3.32062880006</text:p>
          </table:table-cell>
          <table:table-cell table:number-columns-repeated="3"/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3.32440989037" calcext:value-type="float">
            <text:p>3.32440989037</text:p>
          </table:table-cell>
          <table:table-cell table:number-columns-repeated="3"/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3.32816570662" calcext:value-type="float">
            <text:p>3.32816570662</text:p>
          </table:table-cell>
          <table:table-cell table:number-columns-repeated="3"/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3.33189608128" calcext:value-type="float">
            <text:p>3.33189608128</text:p>
          </table:table-cell>
          <table:table-cell table:number-columns-repeated="3"/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3.33560084626" calcext:value-type="float">
            <text:p>3.33560084626</text:p>
          </table:table-cell>
          <table:table-cell table:number-columns-repeated="3"/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3.33927983292" calcext:value-type="float">
            <text:p>3.33927983292</text:p>
          </table:table-cell>
          <table:table-cell table:number-columns-repeated="3"/>
        </table:table-row>
        <table:table-row table:style-name="ro1">
          <table:table-cell office:value-type="float" office:value="25.99" calcext:value-type="float">
            <text:p>25.99</text:p>
          </table:table-cell>
          <table:table-cell office:value-type="float" office:value="3.342932872" calcext:value-type="float">
            <text:p>3.34293287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34655979369" calcext:value-type="float">
            <text:p>3.34655979369</text:p>
          </table:table-cell>
          <table:table-cell table:number-columns-repeated="3"/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3.35016042761" calcext:value-type="float">
            <text:p>3.35016042761</text:p>
          </table:table-cell>
          <table:table-cell table:number-columns-repeated="3"/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3.35373460279" calcext:value-type="float">
            <text:p>3.35373460279</text:p>
          </table:table-cell>
          <table:table-cell table:number-columns-repeated="3"/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3.35728214767" calcext:value-type="float">
            <text:p>3.35728214767</text:p>
          </table:table-cell>
          <table:table-cell table:number-columns-repeated="3"/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3.36080289013" calcext:value-type="float">
            <text:p>3.36080289013</text:p>
          </table:table-cell>
          <table:table-cell table:number-columns-repeated="3"/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3.36429665746" calcext:value-type="float">
            <text:p>3.36429665746</text:p>
          </table:table-cell>
          <table:table-cell table:number-columns-repeated="3"/>
        </table:table-row>
        <table:table-row table:style-name="ro1">
          <table:table-cell office:value-type="float" office:value="26.06" calcext:value-type="float">
            <text:p>26.06</text:p>
          </table:table-cell>
          <table:table-cell office:value-type="float" office:value="3.36776327634" calcext:value-type="float">
            <text:p>3.36776327634</text:p>
          </table:table-cell>
          <table:table-cell table:number-columns-repeated="3"/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3.37120257291" calcext:value-type="float">
            <text:p>3.37120257291</text:p>
          </table:table-cell>
          <table:table-cell table:number-columns-repeated="3"/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3.37461437268" calcext:value-type="float">
            <text:p>3.37461437268</text:p>
          </table:table-cell>
          <table:table-cell table:number-columns-repeated="3"/>
        </table:table-row>
        <table:table-row table:style-name="ro1">
          <table:table-cell office:value-type="float" office:value="26.09" calcext:value-type="float">
            <text:p>26.09</text:p>
          </table:table-cell>
          <table:table-cell office:value-type="float" office:value="3.37799850061" calcext:value-type="float">
            <text:p>3.37799850061</text:p>
          </table:table-cell>
          <table:table-cell table:number-columns-repeated="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3.38135478103" calcext:value-type="float">
            <text:p>3.38135478103</text:p>
          </table:table-cell>
          <table:table-cell table:number-columns-repeated="3"/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3.38468303772" calcext:value-type="float">
            <text:p>3.38468303772</text:p>
          </table:table-cell>
          <table:table-cell table:number-columns-repeated="3"/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3.38798309383" calcext:value-type="float">
            <text:p>3.38798309383</text:p>
          </table:table-cell>
          <table:table-cell table:number-columns-repeated="3"/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3.39125477193" calcext:value-type="float">
            <text:p>3.39125477193</text:p>
          </table:table-cell>
          <table:table-cell table:number-columns-repeated="3"/>
        </table:table-row>
        <table:table-row table:style-name="ro1">
          <table:table-cell office:value-type="float" office:value="26.14" calcext:value-type="float">
            <text:p>26.14</text:p>
          </table:table-cell>
          <table:table-cell office:value-type="float" office:value="3.39449789401" calcext:value-type="float">
            <text:p>3.39449789401</text:p>
          </table:table-cell>
          <table:table-cell table:number-columns-repeated="3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3.39771228144" calcext:value-type="float">
            <text:p>3.39771228144</text:p>
          </table:table-cell>
          <table:table-cell table:number-columns-repeated="3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3.400897755" calcext:value-type="float">
            <text:p>3.400897755</text:p>
          </table:table-cell>
          <table:table-cell table:number-columns-repeated="3"/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3.40405413487" calcext:value-type="float">
            <text:p>3.40405413487</text:p>
          </table:table-cell>
          <table:table-cell table:number-columns-repeated="3"/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3.40718124063" calcext:value-type="float">
            <text:p>3.40718124063</text:p>
          </table:table-cell>
          <table:table-cell table:number-columns-repeated="3"/>
        </table:table-row>
        <table:table-row table:style-name="ro1">
          <table:table-cell office:value-type="float" office:value="26.19" calcext:value-type="float">
            <text:p>26.19</text:p>
          </table:table-cell>
          <table:table-cell office:value-type="float" office:value="3.41027889126" calcext:value-type="float">
            <text:p>3.41027889126</text:p>
          </table:table-cell>
          <table:table-cell table:number-columns-repeated="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.41334690512" calcext:value-type="float">
            <text:p>3.41334690512</text:p>
          </table:table-cell>
          <table:table-cell table:number-columns-repeated="3"/>
        </table:table-row>
        <table:table-row table:style-name="ro1">
          <table:table-cell office:value-type="float" office:value="26.21" calcext:value-type="float">
            <text:p>26.21</text:p>
          </table:table-cell>
          <table:table-cell office:value-type="float" office:value="3.41638509999" calcext:value-type="float">
            <text:p>3.41638509999</text:p>
          </table:table-cell>
          <table:table-cell table:number-columns-repeated="3"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3.41939329301" calcext:value-type="float">
            <text:p>3.41939329301</text:p>
          </table:table-cell>
          <table:table-cell table:number-columns-repeated="3"/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3.42237130075" calcext:value-type="float">
            <text:p>3.42237130075</text:p>
          </table:table-cell>
          <table:table-cell table:number-columns-repeated="3"/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3.42531893914" calcext:value-type="float">
            <text:p>3.42531893914</text:p>
          </table:table-cell>
          <table:table-cell table:number-columns-repeated="3"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3.4282360235" calcext:value-type="float">
            <text:p>3.4282360235</text:p>
          </table:table-cell>
          <table:table-cell table:number-columns-repeated="3"/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3.43112236855" calcext:value-type="float">
            <text:p>3.43112236855</text:p>
          </table:table-cell>
          <table:table-cell table:number-columns-repeated="3"/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3.4339777884" calcext:value-type="float">
            <text:p>3.4339777884</text:p>
          </table:table-cell>
          <table:table-cell table:number-columns-repeated="3"/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3.43680209652" calcext:value-type="float">
            <text:p>3.43680209652</text:p>
          </table:table-cell>
          <table:table-cell table:number-columns-repeated="3"/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3.43959510578" calcext:value-type="float">
            <text:p>3.43959510578</text:p>
          </table:table-cell>
          <table:table-cell table:number-columns-repeated="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3.44235662844" calcext:value-type="float">
            <text:p>3.44235662844</text:p>
          </table:table-cell>
          <table:table-cell table:number-columns-repeated="3"/>
        </table:table-row>
        <table:table-row table:style-name="ro1">
          <table:table-cell office:value-type="float" office:value="26.31" calcext:value-type="float">
            <text:p>26.31</text:p>
          </table:table-cell>
          <table:table-cell office:value-type="float" office:value="3.4450864761" calcext:value-type="float">
            <text:p>3.4450864761</text:p>
          </table:table-cell>
          <table:table-cell table:number-columns-repeated="3"/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3.44778445979" calcext:value-type="float">
            <text:p>3.44778445979</text:p>
          </table:table-cell>
          <table:table-cell table:number-columns-repeated="3"/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3.45045038988" calcext:value-type="float">
            <text:p>3.45045038988</text:p>
          </table:table-cell>
          <table:table-cell table:number-columns-repeated="3"/>
        </table:table-row>
        <table:table-row table:style-name="ro1">
          <table:table-cell office:value-type="float" office:value="26.34" calcext:value-type="float">
            <text:p>26.34</text:p>
          </table:table-cell>
          <table:table-cell office:value-type="float" office:value="3.45308407613" calcext:value-type="float">
            <text:p>3.45308407613</text:p>
          </table:table-cell>
          <table:table-cell table:number-columns-repeated="3"/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3.45568532767" calcext:value-type="float">
            <text:p>3.45568532767</text:p>
          </table:table-cell>
          <table:table-cell table:number-columns-repeated="3"/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3.458253953" calcext:value-type="float">
            <text:p>3.458253953</text:p>
          </table:table-cell>
          <table:table-cell table:number-columns-repeated="3"/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3.46078976" calcext:value-type="float">
            <text:p>3.46078976</text:p>
          </table:table-cell>
          <table:table-cell table:number-columns-repeated="3"/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3.4632925559" calcext:value-type="float">
            <text:p>3.4632925559</text:p>
          </table:table-cell>
          <table:table-cell table:number-columns-repeated="3"/>
        </table:table-row>
        <table:table-row table:style-name="ro1">
          <table:table-cell office:value-type="float" office:value="26.39" calcext:value-type="float">
            <text:p>26.39</text:p>
          </table:table-cell>
          <table:table-cell office:value-type="float" office:value="3.46576214732" calcext:value-type="float">
            <text:p>3.46576214732</text:p>
          </table:table-cell>
          <table:table-cell table:number-columns-repeated="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46819834023" calcext:value-type="float">
            <text:p>3.46819834023</text:p>
          </table:table-cell>
          <table:table-cell table:number-columns-repeated="3"/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3.47060093997" calcext:value-type="float">
            <text:p>3.47060093997</text:p>
          </table:table-cell>
          <table:table-cell table:number-columns-repeated="3"/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3.47296975125" calcext:value-type="float">
            <text:p>3.47296975125</text:p>
          </table:table-cell>
          <table:table-cell table:number-columns-repeated="3"/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3.47530457813" calcext:value-type="float">
            <text:p>3.47530457813</text:p>
          </table:table-cell>
          <table:table-cell table:number-columns-repeated="3"/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3.47760522403" calcext:value-type="float">
            <text:p>3.47760522403</text:p>
          </table:table-cell>
          <table:table-cell table:number-columns-repeated="3"/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3.47987149175" calcext:value-type="float">
            <text:p>3.47987149175</text:p>
          </table:table-cell>
          <table:table-cell table:number-columns-repeated="3"/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3.48210318342" calcext:value-type="float">
            <text:p>3.48210318342</text:p>
          </table:table-cell>
          <table:table-cell table:number-columns-repeated="3"/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3.48430010053" calcext:value-type="float">
            <text:p>3.48430010053</text:p>
          </table:table-cell>
          <table:table-cell table:number-columns-repeated="3"/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3.48646204395" calcext:value-type="float">
            <text:p>3.48646204395</text:p>
          </table:table-cell>
          <table:table-cell table:number-columns-repeated="3"/>
        </table:table-row>
        <table:table-row table:style-name="ro1">
          <table:table-cell office:value-type="float" office:value="26.49" calcext:value-type="float">
            <text:p>26.49</text:p>
          </table:table-cell>
          <table:table-cell office:value-type="float" office:value="3.48858881386" calcext:value-type="float">
            <text:p>3.48858881386</text:p>
          </table:table-cell>
          <table:table-cell table:number-columns-repeated="3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3.49068020983" calcext:value-type="float">
            <text:p>3.49068020983</text:p>
          </table:table-cell>
          <table:table-cell table:number-columns-repeated="3"/>
        </table:table-row>
        <table:table-row table:style-name="ro1">
          <table:table-cell office:value-type="float" office:value="26.51" calcext:value-type="float">
            <text:p>26.51</text:p>
          </table:table-cell>
          <table:table-cell office:value-type="float" office:value="3.49273603076" calcext:value-type="float">
            <text:p>3.49273603076</text:p>
          </table:table-cell>
          <table:table-cell table:number-columns-repeated="3"/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3.4947560749" calcext:value-type="float">
            <text:p>3.4947560749</text:p>
          </table:table-cell>
          <table:table-cell table:number-columns-repeated="3"/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3.49674013985" calcext:value-type="float">
            <text:p>3.49674013985</text:p>
          </table:table-cell>
          <table:table-cell table:number-columns-repeated="3"/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3.49868802254" calcext:value-type="float">
            <text:p>3.49868802254</text:p>
          </table:table-cell>
          <table:table-cell table:number-columns-repeated="3"/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3.50059951928" calcext:value-type="float">
            <text:p>3.50059951928</text:p>
          </table:table-cell>
          <table:table-cell table:number-columns-repeated="3"/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3.50247442567" calcext:value-type="float">
            <text:p>3.50247442567</text:p>
          </table:table-cell>
          <table:table-cell table:number-columns-repeated="3"/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3.5043125367" calcext:value-type="float">
            <text:p>3.5043125367</text:p>
          </table:table-cell>
          <table:table-cell table:number-columns-repeated="3"/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3.50611364666" calcext:value-type="float">
            <text:p>3.50611364666</text:p>
          </table:table-cell>
          <table:table-cell table:number-columns-repeated="3"/>
        </table:table-row>
        <table:table-row table:style-name="ro1">
          <table:table-cell office:value-type="float" office:value="26.59" calcext:value-type="float">
            <text:p>26.59</text:p>
          </table:table-cell>
          <table:table-cell office:value-type="float" office:value="3.5078775492" calcext:value-type="float">
            <text:p>3.5078775492</text:p>
          </table:table-cell>
          <table:table-cell table:number-columns-repeated="3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.5096040373" calcext:value-type="float">
            <text:p>3.5096040373</text:p>
          </table:table-cell>
          <table:table-cell table:number-columns-repeated="3"/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3.51129290328" calcext:value-type="float">
            <text:p>3.51129290328</text:p>
          </table:table-cell>
          <table:table-cell table:number-columns-repeated="3"/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3.51294393877" calcext:value-type="float">
            <text:p>3.51294393877</text:p>
          </table:table-cell>
          <table:table-cell table:number-columns-repeated="3"/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3.51455693475" calcext:value-type="float">
            <text:p>3.51455693475</text:p>
          </table:table-cell>
          <table:table-cell table:number-columns-repeated="3"/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3.51613168154" calcext:value-type="float">
            <text:p>3.51613168154</text:p>
          </table:table-cell>
          <table:table-cell table:number-columns-repeated="3"/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3.51766796875" calcext:value-type="float">
            <text:p>3.51766796875</text:p>
          </table:table-cell>
          <table:table-cell table:number-columns-repeated="3"/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3.51916558536" calcext:value-type="float">
            <text:p>3.51916558536</text:p>
          </table:table-cell>
          <table:table-cell table:number-columns-repeated="3"/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3.52062431964" calcext:value-type="float">
            <text:p>3.52062431964</text:p>
          </table:table-cell>
          <table:table-cell table:number-columns-repeated="3"/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3.52204395921" calcext:value-type="float">
            <text:p>3.52204395921</text:p>
          </table:table-cell>
          <table:table-cell table:number-columns-repeated="3"/>
        </table:table-row>
        <table:table-row table:style-name="ro1">
          <table:table-cell office:value-type="float" office:value="26.69" calcext:value-type="float">
            <text:p>26.69</text:p>
          </table:table-cell>
          <table:table-cell office:value-type="float" office:value="3.52342429098" calcext:value-type="float">
            <text:p>3.52342429098</text:p>
          </table:table-cell>
          <table:table-cell table:number-columns-repeated="3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3.52476510122" calcext:value-type="float">
            <text:p>3.52476510122</text:p>
          </table:table-cell>
          <table:table-cell table:number-columns-repeated="3"/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3.52606617547" calcext:value-type="float">
            <text:p>3.52606617547</text:p>
          </table:table-cell>
          <table:table-cell table:number-columns-repeated="3"/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3.52732729864" calcext:value-type="float">
            <text:p>3.52732729864</text:p>
          </table:table-cell>
          <table:table-cell table:number-columns-repeated="3"/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3.5285482549" calcext:value-type="float">
            <text:p>3.5285482549</text:p>
          </table:table-cell>
          <table:table-cell table:number-columns-repeated="3"/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3.52972882779" calcext:value-type="float">
            <text:p>3.52972882779</text:p>
          </table:table-cell>
          <table:table-cell table:number-columns-repeated="3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3.53086880011" calcext:value-type="float">
            <text:p>3.53086880011</text:p>
          </table:table-cell>
          <table:table-cell table:number-columns-repeated="3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3.53196795401" calcext:value-type="float">
            <text:p>3.53196795401</text:p>
          </table:table-cell>
          <table:table-cell table:number-columns-repeated="3"/>
        </table:table-row>
        <table:table-row table:style-name="ro1">
          <table:table-cell office:value-type="float" office:value="26.77" calcext:value-type="float">
            <text:p>26.77</text:p>
          </table:table-cell>
          <table:table-cell office:value-type="float" office:value="3.53302607092" calcext:value-type="float">
            <text:p>3.53302607092</text:p>
          </table:table-cell>
          <table:table-cell table:number-columns-repeated="3"/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3.53404293159" calcext:value-type="float">
            <text:p>3.53404293159</text:p>
          </table:table-cell>
          <table:table-cell table:number-columns-repeated="3"/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3.53501831608" calcext:value-type="float">
            <text:p>3.53501831608</text:p>
          </table:table-cell>
          <table:table-cell table:number-columns-repeated="3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3.53595200375" calcext:value-type="float">
            <text:p>3.53595200375</text:p>
          </table:table-cell>
          <table:table-cell table:number-columns-repeated="3"/>
        </table:table-row>
        <table:table-row table:style-name="ro1">
          <table:table-cell office:value-type="float" office:value="26.81" calcext:value-type="float">
            <text:p>26.81</text:p>
          </table:table-cell>
          <table:table-cell office:value-type="float" office:value="3.53684377325" calcext:value-type="float">
            <text:p>3.53684377325</text:p>
          </table:table-cell>
          <table:table-cell table:number-columns-repeated="3"/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3.53769340255" calcext:value-type="float">
            <text:p>3.53769340255</text:p>
          </table:table-cell>
          <table:table-cell table:number-columns-repeated="3"/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3.53850066891" calcext:value-type="float">
            <text:p>3.53850066891</text:p>
          </table:table-cell>
          <table:table-cell table:number-columns-repeated="3"/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3.53926534889" calcext:value-type="float">
            <text:p>3.53926534889</text:p>
          </table:table-cell>
          <table:table-cell table:number-columns-repeated="3"/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3.53998721833" calcext:value-type="float">
            <text:p>3.53998721833</text:p>
          </table:table-cell>
          <table:table-cell table:number-columns-repeated="3"/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3.54066605238" calcext:value-type="float">
            <text:p>3.54066605238</text:p>
          </table:table-cell>
          <table:table-cell table:number-columns-repeated="3"/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3.54130162549" calcext:value-type="float">
            <text:p>3.54130162549</text:p>
          </table:table-cell>
          <table:table-cell table:number-columns-repeated="3"/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3.54189371138" calcext:value-type="float">
            <text:p>3.54189371138</text:p>
          </table:table-cell>
          <table:table-cell table:number-columns-repeated="3"/>
        </table:table-row>
        <table:table-row table:style-name="ro1">
          <table:table-cell office:value-type="float" office:value="26.89" calcext:value-type="float">
            <text:p>26.89</text:p>
          </table:table-cell>
          <table:table-cell office:value-type="float" office:value="3.54244208308" calcext:value-type="float">
            <text:p>3.54244208308</text:p>
          </table:table-cell>
          <table:table-cell table:number-columns-repeated="3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.54294651288" calcext:value-type="float">
            <text:p>3.54294651288</text:p>
          </table:table-cell>
          <table:table-cell table:number-columns-repeated="3"/>
        </table:table-row>
        <table:table-row table:style-name="ro1">
          <table:table-cell office:value-type="float" office:value="26.91" calcext:value-type="float">
            <text:p>26.91</text:p>
          </table:table-cell>
          <table:table-cell office:value-type="float" office:value="3.54340677239" calcext:value-type="float">
            <text:p>3.54340677239</text:p>
          </table:table-cell>
          <table:table-cell table:number-columns-repeated="3"/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3.54382263247" calcext:value-type="float">
            <text:p>3.54382263247</text:p>
          </table:table-cell>
          <table:table-cell table:number-columns-repeated="3"/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3.5441938633" calcext:value-type="float">
            <text:p>3.5441938633</text:p>
          </table:table-cell>
          <table:table-cell table:number-columns-repeated="3"/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3.5445202343" calcext:value-type="float">
            <text:p>3.5445202343</text:p>
          </table:table-cell>
          <table:table-cell table:number-columns-repeated="3"/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3.5448015142" calcext:value-type="float">
            <text:p>3.5448015142</text:p>
          </table:table-cell>
          <table:table-cell table:number-columns-repeated="3"/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3.545037471" calcext:value-type="float">
            <text:p>3.545037471</text:p>
          </table:table-cell>
          <table:table-cell table:number-columns-repeated="3"/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3.54522787196" calcext:value-type="float">
            <text:p>3.54522787196</text:p>
          </table:table-cell>
          <table:table-cell table:number-columns-repeated="3"/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3.54537248364" calcext:value-type="float">
            <text:p>3.54537248364</text:p>
          </table:table-cell>
          <table:table-cell table:number-columns-repeated="3"/>
        </table:table-row>
        <table:table-row table:style-name="ro1">
          <table:table-cell office:value-type="float" office:value="26.99" calcext:value-type="float">
            <text:p>26.99</text:p>
          </table:table-cell>
          <table:table-cell office:value-type="float" office:value="3.54547107186" calcext:value-type="float">
            <text:p>3.5454710718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5455234017" calcext:value-type="float">
            <text:p>3.5455234017</text:p>
          </table:table-cell>
          <table:table-cell table:number-columns-repeated="3"/>
        </table:table-row>
        <table:table-row table:style-name="ro1">
          <table:table-cell office:value-type="float" office:value="27.01" calcext:value-type="float">
            <text:p>27.01</text:p>
          </table:table-cell>
          <table:table-cell office:value-type="float" office:value="3.54552923753" calcext:value-type="float">
            <text:p>3.54552923753</text:p>
          </table:table-cell>
          <table:table-cell table:number-columns-repeated="3"/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3.54548834297" calcext:value-type="float">
            <text:p>3.54548834297</text:p>
          </table:table-cell>
          <table:table-cell table:number-columns-repeated="3"/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3.54540048092" calcext:value-type="float">
            <text:p>3.54540048092</text:p>
          </table:table-cell>
          <table:table-cell table:number-columns-repeated="3"/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3.54526541354" calcext:value-type="float">
            <text:p>3.54526541354</text:p>
          </table:table-cell>
          <table:table-cell table:number-columns-repeated="3"/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3.54508290223" calcext:value-type="float">
            <text:p>3.54508290223</text:p>
          </table:table-cell>
          <table:table-cell table:number-columns-repeated="3"/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3.5448527077" calcext:value-type="float">
            <text:p>3.5448527077</text:p>
          </table:table-cell>
          <table:table-cell table:number-columns-repeated="3"/>
        </table:table-row>
        <table:table-row table:style-name="ro1">
          <table:table-cell office:value-type="float" office:value="27.07" calcext:value-type="float">
            <text:p>27.07</text:p>
          </table:table-cell>
          <table:table-cell office:value-type="float" office:value="3.54457458986" calcext:value-type="float">
            <text:p>3.54457458986</text:p>
          </table:table-cell>
          <table:table-cell table:number-columns-repeated="3"/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3.54424830793" calcext:value-type="float">
            <text:p>3.54424830793</text:p>
          </table:table-cell>
          <table:table-cell table:number-columns-repeated="3"/>
        </table:table-row>
        <table:table-row table:style-name="ro1">
          <table:table-cell office:value-type="float" office:value="27.09" calcext:value-type="float">
            <text:p>27.09</text:p>
          </table:table-cell>
          <table:table-cell office:value-type="float" office:value="3.54387362036" calcext:value-type="float">
            <text:p>3.54387362036</text:p>
          </table:table-cell>
          <table:table-cell table:number-columns-repeated="3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3.54345028485" calcext:value-type="float">
            <text:p>3.54345028485</text:p>
          </table:table-cell>
          <table:table-cell table:number-columns-repeated="3"/>
        </table:table-row>
        <table:table-row table:style-name="ro1">
          <table:table-cell office:value-type="float" office:value="27.11" calcext:value-type="float">
            <text:p>27.11</text:p>
          </table:table-cell>
          <table:table-cell office:value-type="float" office:value="3.54297805836" calcext:value-type="float">
            <text:p>3.54297805836</text:p>
          </table:table-cell>
          <table:table-cell table:number-columns-repeated="3"/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3.5424566971" calcext:value-type="float">
            <text:p>3.5424566971</text:p>
          </table:table-cell>
          <table:table-cell table:number-columns-repeated="3"/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3.54188595654" calcext:value-type="float">
            <text:p>3.54188595654</text:p>
          </table:table-cell>
          <table:table-cell table:number-columns-repeated="3"/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3.54126559137" calcext:value-type="float">
            <text:p>3.54126559137</text:p>
          </table:table-cell>
          <table:table-cell table:number-columns-repeated="3"/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3.54059535555" calcext:value-type="float">
            <text:p>3.54059535555</text:p>
          </table:table-cell>
          <table:table-cell table:number-columns-repeated="3"/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3.53987500227" calcext:value-type="float">
            <text:p>3.53987500227</text:p>
          </table:table-cell>
          <table:table-cell table:number-columns-repeated="3"/>
        </table:table-row>
        <table:table-row table:style-name="ro1">
          <table:table-cell office:value-type="float" office:value="27.17" calcext:value-type="float">
            <text:p>27.17</text:p>
          </table:table-cell>
          <table:table-cell office:value-type="float" office:value="3.53910428397" calcext:value-type="float">
            <text:p>3.53910428397</text:p>
          </table:table-cell>
          <table:table-cell table:number-columns-repeated="3"/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3.53828295233" calcext:value-type="float">
            <text:p>3.53828295233</text:p>
          </table:table-cell>
          <table:table-cell table:number-columns-repeated="3"/>
        </table:table-row>
        <table:table-row table:style-name="ro1">
          <table:table-cell office:value-type="float" office:value="27.19" calcext:value-type="float">
            <text:p>27.19</text:p>
          </table:table-cell>
          <table:table-cell office:value-type="float" office:value="3.53741075827" calcext:value-type="float">
            <text:p>3.53741075827</text:p>
          </table:table-cell>
          <table:table-cell table:number-columns-repeated="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53648745193" calcext:value-type="float">
            <text:p>3.53648745193</text:p>
          </table:table-cell>
          <table:table-cell table:number-columns-repeated="3"/>
        </table:table-row>
        <table:table-row table:style-name="ro1">
          <table:table-cell office:value-type="float" office:value="27.21" calcext:value-type="float">
            <text:p>27.21</text:p>
          </table:table-cell>
          <table:table-cell office:value-type="float" office:value="3.5355127827" calcext:value-type="float">
            <text:p>3.5355127827</text:p>
          </table:table-cell>
          <table:table-cell table:number-columns-repeated="3"/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3.53448649922" calcext:value-type="float">
            <text:p>3.53448649922</text:p>
          </table:table-cell>
          <table:table-cell table:number-columns-repeated="3"/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3.53340834932" calcext:value-type="float">
            <text:p>3.53340834932</text:p>
          </table:table-cell>
          <table:table-cell table:number-columns-repeated="3"/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3.53227808009" calcext:value-type="float">
            <text:p>3.53227808009</text:p>
          </table:table-cell>
          <table:table-cell table:number-columns-repeated="3"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3.53109543784" calcext:value-type="float">
            <text:p>3.53109543784</text:p>
          </table:table-cell>
          <table:table-cell table:number-columns-repeated="3"/>
        </table:table-row>
        <table:table-row table:style-name="ro1">
          <table:table-cell office:value-type="float" office:value="27.26" calcext:value-type="float">
            <text:p>27.26</text:p>
          </table:table-cell>
          <table:table-cell office:value-type="float" office:value="3.52986016812" calcext:value-type="float">
            <text:p>3.52986016812</text:p>
          </table:table-cell>
          <table:table-cell table:number-columns-repeated="3"/>
        </table:table-row>
        <table:table-row table:style-name="ro1">
          <table:table-cell office:value-type="float" office:value="27.27" calcext:value-type="float">
            <text:p>27.27</text:p>
          </table:table-cell>
          <table:table-cell office:value-type="float" office:value="3.52857201567" calcext:value-type="float">
            <text:p>3.52857201567</text:p>
          </table:table-cell>
          <table:table-cell table:number-columns-repeated="3"/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3.52723072449" calcext:value-type="float">
            <text:p>3.52723072449</text:p>
          </table:table-cell>
          <table:table-cell table:number-columns-repeated="3"/>
        </table:table-row>
        <table:table-row table:style-name="ro1">
          <table:table-cell office:value-type="float" office:value="27.29" calcext:value-type="float">
            <text:p>27.29</text:p>
          </table:table-cell>
          <table:table-cell office:value-type="float" office:value="3.52583603778" calcext:value-type="float">
            <text:p>3.52583603778</text:p>
          </table:table-cell>
          <table:table-cell table:number-columns-repeated="3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.52438769797" calcext:value-type="float">
            <text:p>3.52438769797</text:p>
          </table:table-cell>
          <table:table-cell table:number-columns-repeated="3"/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3.52288544669" calcext:value-type="float">
            <text:p>3.52288544669</text:p>
          </table:table-cell>
          <table:table-cell table:number-columns-repeated="3"/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3.52132902481" calcext:value-type="float">
            <text:p>3.52132902481</text:p>
          </table:table-cell>
          <table:table-cell table:number-columns-repeated="3"/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3.5197181724" calcext:value-type="float">
            <text:p>3.5197181724</text:p>
          </table:table-cell>
          <table:table-cell table:number-columns-repeated="3"/>
        </table:table-row>
        <table:table-row table:style-name="ro1">
          <table:table-cell office:value-type="float" office:value="27.34" calcext:value-type="float">
            <text:p>27.34</text:p>
          </table:table-cell>
          <table:table-cell office:value-type="float" office:value="3.51805262874" calcext:value-type="float">
            <text:p>3.51805262874</text:p>
          </table:table-cell>
          <table:table-cell table:number-columns-repeated="3"/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3.51633213233" calcext:value-type="float">
            <text:p>3.51633213233</text:p>
          </table:table-cell>
          <table:table-cell table:number-columns-repeated="3"/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3.51455642087" calcext:value-type="float">
            <text:p>3.51455642087</text:p>
          </table:table-cell>
          <table:table-cell table:number-columns-repeated="3"/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3.51272523127" calcext:value-type="float">
            <text:p>3.51272523127</text:p>
          </table:table-cell>
          <table:table-cell table:number-columns-repeated="3"/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3.51083829965" calcext:value-type="float">
            <text:p>3.51083829965</text:p>
          </table:table-cell>
          <table:table-cell table:number-columns-repeated="3"/>
        </table:table-row>
        <table:table-row table:style-name="ro1">
          <table:table-cell office:value-type="float" office:value="27.39" calcext:value-type="float">
            <text:p>27.39</text:p>
          </table:table-cell>
          <table:table-cell office:value-type="float" office:value="3.50889536132" calcext:value-type="float">
            <text:p>3.50889536132</text:p>
          </table:table-cell>
          <table:table-cell table:number-columns-repeated="3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50689615081" calcext:value-type="float">
            <text:p>3.50689615081</text:p>
          </table:table-cell>
          <table:table-cell table:number-columns-repeated="3"/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3.50484040184" calcext:value-type="float">
            <text:p>3.50484040184</text:p>
          </table:table-cell>
          <table:table-cell table:number-columns-repeated="3"/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3.50272784731" calcext:value-type="float">
            <text:p>3.50272784731</text:p>
          </table:table-cell>
          <table:table-cell table:number-columns-repeated="3"/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3.50055821936" calcext:value-type="float">
            <text:p>3.50055821936</text:p>
          </table:table-cell>
          <table:table-cell table:number-columns-repeated="3"/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3.49833124928" calcext:value-type="float">
            <text:p>3.49833124928</text:p>
          </table:table-cell>
          <table:table-cell table:number-columns-repeated="3"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3.49604666757" calcext:value-type="float">
            <text:p>3.49604666757</text:p>
          </table:table-cell>
          <table:table-cell table:number-columns-repeated="3"/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3.49370420393" calcext:value-type="float">
            <text:p>3.49370420393</text:p>
          </table:table-cell>
          <table:table-cell table:number-columns-repeated="3"/>
        </table:table-row>
        <table:table-row table:style-name="ro1">
          <table:table-cell office:value-type="float" office:value="27.47" calcext:value-type="float">
            <text:p>27.47</text:p>
          </table:table-cell>
          <table:table-cell office:value-type="float" office:value="3.49130358724" calcext:value-type="float">
            <text:p>3.49130358724</text:p>
          </table:table-cell>
          <table:table-cell table:number-columns-repeated="3"/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3.48884454556" calcext:value-type="float">
            <text:p>3.48884454556</text:p>
          </table:table-cell>
          <table:table-cell table:number-columns-repeated="3"/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3.48632680615" calcext:value-type="float">
            <text:p>3.48632680615</text:p>
          </table:table-cell>
          <table:table-cell table:number-columns-repeated="3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.48375009544" calcext:value-type="float">
            <text:p>3.48375009544</text:p>
          </table:table-cell>
          <table:table-cell table:number-columns-repeated="3"/>
        </table:table-row>
        <table:table-row table:style-name="ro1">
          <table:table-cell office:value-type="float" office:value="27.51" calcext:value-type="float">
            <text:p>27.51</text:p>
          </table:table-cell>
          <table:table-cell office:value-type="float" office:value="3.48111413905" calcext:value-type="float">
            <text:p>3.48111413905</text:p>
          </table:table-cell>
          <table:table-cell table:number-columns-repeated="3"/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3.47841866177" calcext:value-type="float">
            <text:p>3.47841866177</text:p>
          </table:table-cell>
          <table:table-cell table:number-columns-repeated="3"/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3.47566338758" calcext:value-type="float">
            <text:p>3.47566338758</text:p>
          </table:table-cell>
          <table:table-cell table:number-columns-repeated="3"/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3.47284803963" calcext:value-type="float">
            <text:p>3.47284803963</text:p>
          </table:table-cell>
          <table:table-cell table:number-columns-repeated="3"/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3.46997234025" calcext:value-type="float">
            <text:p>3.46997234025</text:p>
          </table:table-cell>
          <table:table-cell table:number-columns-repeated="3"/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3.46703601093" calcext:value-type="float">
            <text:p>3.46703601093</text:p>
          </table:table-cell>
          <table:table-cell table:number-columns-repeated="3"/>
        </table:table-row>
        <table:table-row table:style-name="ro1">
          <table:table-cell office:value-type="float" office:value="27.57" calcext:value-type="float">
            <text:p>27.57</text:p>
          </table:table-cell>
          <table:table-cell office:value-type="float" office:value="3.46403877234" calcext:value-type="float">
            <text:p>3.46403877234</text:p>
          </table:table-cell>
          <table:table-cell table:number-columns-repeated="3"/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3.46098034431" calcext:value-type="float">
            <text:p>3.46098034431</text:p>
          </table:table-cell>
          <table:table-cell table:number-columns-repeated="3"/>
        </table:table-row>
        <table:table-row table:style-name="ro1">
          <table:table-cell office:value-type="float" office:value="27.59" calcext:value-type="float">
            <text:p>27.59</text:p>
          </table:table-cell>
          <table:table-cell office:value-type="float" office:value="3.45786044585" calcext:value-type="float">
            <text:p>3.45786044585</text:p>
          </table:table-cell>
          <table:table-cell table:number-columns-repeated="3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3.45467879513" calcext:value-type="float">
            <text:p>3.45467879513</text:p>
          </table:table-cell>
          <table:table-cell table:number-columns-repeated="3"/>
        </table:table-row>
        <table:table-row table:style-name="ro1">
          <table:table-cell office:value-type="float" office:value="27.61" calcext:value-type="float">
            <text:p>27.61</text:p>
          </table:table-cell>
          <table:table-cell office:value-type="float" office:value="3.45143510948" calcext:value-type="float">
            <text:p>3.45143510948</text:p>
          </table:table-cell>
          <table:table-cell table:number-columns-repeated="3"/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3.44812910539" calcext:value-type="float">
            <text:p>3.44812910539</text:p>
          </table:table-cell>
          <table:table-cell table:number-columns-repeated="3"/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3.4447604985" calcext:value-type="float">
            <text:p>3.4447604985</text:p>
          </table:table-cell>
          <table:table-cell table:number-columns-repeated="3"/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3.44132900364" calcext:value-type="float">
            <text:p>3.44132900364</text:p>
          </table:table-cell>
          <table:table-cell table:number-columns-repeated="3"/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3.43783433476" calcext:value-type="float">
            <text:p>3.43783433476</text:p>
          </table:table-cell>
          <table:table-cell table:number-columns-repeated="3"/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3.43427620498" calcext:value-type="float">
            <text:p>3.43427620498</text:p>
          </table:table-cell>
          <table:table-cell table:number-columns-repeated="3"/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3.43065432657" calcext:value-type="float">
            <text:p>3.43065432657</text:p>
          </table:table-cell>
          <table:table-cell table:number-columns-repeated="3"/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3.42696841095" calcext:value-type="float">
            <text:p>3.42696841095</text:p>
          </table:table-cell>
          <table:table-cell table:number-columns-repeated="3"/>
        </table:table-row>
        <table:table-row table:style-name="ro1">
          <table:table-cell office:value-type="float" office:value="27.69" calcext:value-type="float">
            <text:p>27.69</text:p>
          </table:table-cell>
          <table:table-cell office:value-type="float" office:value="3.42321816869" calcext:value-type="float">
            <text:p>3.42321816869</text:p>
          </table:table-cell>
          <table:table-cell table:number-columns-repeated="3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3.4194033095" calcext:value-type="float">
            <text:p>3.4194033095</text:p>
          </table:table-cell>
          <table:table-cell table:number-columns-repeated="3"/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3.41552354224" calcext:value-type="float">
            <text:p>3.41552354224</text:p>
          </table:table-cell>
          <table:table-cell table:number-columns-repeated="3"/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3.41157857491" calcext:value-type="float">
            <text:p>3.41157857491</text:p>
          </table:table-cell>
          <table:table-cell table:number-columns-repeated="3"/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3.40756811466" calcext:value-type="float">
            <text:p>3.40756811466</text:p>
          </table:table-cell>
          <table:table-cell table:number-columns-repeated="3"/>
        </table:table-row>
        <table:table-row table:style-name="ro1">
          <table:table-cell office:value-type="float" office:value="27.74" calcext:value-type="float">
            <text:p>27.74</text:p>
          </table:table-cell>
          <table:table-cell office:value-type="float" office:value="3.40349186775" calcext:value-type="float">
            <text:p>3.40349186775</text:p>
          </table:table-cell>
          <table:table-cell table:number-columns-repeated="3"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3.39934953961" calcext:value-type="float">
            <text:p>3.39934953961</text:p>
          </table:table-cell>
          <table:table-cell table:number-columns-repeated="3"/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3.39514083478" calcext:value-type="float">
            <text:p>3.39514083478</text:p>
          </table:table-cell>
          <table:table-cell table:number-columns-repeated="3"/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3.39086545695" calcext:value-type="float">
            <text:p>3.39086545695</text:p>
          </table:table-cell>
          <table:table-cell table:number-columns-repeated="3"/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3.38652310894" calcext:value-type="float">
            <text:p>3.38652310894</text:p>
          </table:table-cell>
          <table:table-cell table:number-columns-repeated="3"/>
        </table:table-row>
        <table:table-row table:style-name="ro1">
          <table:table-cell office:value-type="float" office:value="27.79" calcext:value-type="float">
            <text:p>27.79</text:p>
          </table:table-cell>
          <table:table-cell office:value-type="float" office:value="3.38211349268" calcext:value-type="float">
            <text:p>3.38211349268</text:p>
          </table:table-cell>
          <table:table-cell table:number-columns-repeated="3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3.37763630925" calcext:value-type="float">
            <text:p>3.37763630925</text:p>
          </table:table-cell>
          <table:table-cell table:number-columns-repeated="3"/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3.37309125884" calcext:value-type="float">
            <text:p>3.37309125884</text:p>
          </table:table-cell>
          <table:table-cell table:number-columns-repeated="3"/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3.36847804077" calcext:value-type="float">
            <text:p>3.36847804077</text:p>
          </table:table-cell>
          <table:table-cell table:number-columns-repeated="3"/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3.36379635348" calcext:value-type="float">
            <text:p>3.36379635348</text:p>
          </table:table-cell>
          <table:table-cell table:number-columns-repeated="3"/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3.35904589453" calcext:value-type="float">
            <text:p>3.35904589453</text:p>
          </table:table-cell>
          <table:table-cell table:number-columns-repeated="3"/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3.35422636059" calcext:value-type="float">
            <text:p>3.35422636059</text:p>
          </table:table-cell>
          <table:table-cell table:number-columns-repeated="3"/>
        </table:table-row>
        <table:table-row table:style-name="ro1">
          <table:table-cell office:value-type="float" office:value="27.86" calcext:value-type="float">
            <text:p>27.86</text:p>
          </table:table-cell>
          <table:table-cell office:value-type="float" office:value="3.34933744745" calcext:value-type="float">
            <text:p>3.34933744745</text:p>
          </table:table-cell>
          <table:table-cell table:number-columns-repeated="3"/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3.34437885003" calcext:value-type="float">
            <text:p>3.34437885003</text:p>
          </table:table-cell>
          <table:table-cell table:number-columns-repeated="3"/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3.33935026233" calcext:value-type="float">
            <text:p>3.33935026233</text:p>
          </table:table-cell>
          <table:table-cell table:number-columns-repeated="3"/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float" office:value="3.33425137748" calcext:value-type="float">
            <text:p>3.33425137748</text:p>
          </table:table-cell>
          <table:table-cell table:number-columns-repeated="3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3.32908188772" calcext:value-type="float">
            <text:p>3.32908188772</text:p>
          </table:table-cell>
          <table:table-cell table:number-columns-repeated="3"/>
        </table:table-row>
        <table:table-row table:style-name="ro1">
          <table:table-cell office:value-type="float" office:value="27.91" calcext:value-type="float">
            <text:p>27.91</text:p>
          </table:table-cell>
          <table:table-cell office:value-type="float" office:value="3.32384148439" calcext:value-type="float">
            <text:p>3.32384148439</text:p>
          </table:table-cell>
          <table:table-cell table:number-columns-repeated="3"/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3.31852985792" calcext:value-type="float">
            <text:p>3.31852985792</text:p>
          </table:table-cell>
          <table:table-cell table:number-columns-repeated="3"/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3.31314669786" calcext:value-type="float">
            <text:p>3.31314669786</text:p>
          </table:table-cell>
          <table:table-cell table:number-columns-repeated="3"/>
        </table:table-row>
        <table:table-row table:style-name="ro1">
          <table:table-cell office:value-type="float" office:value="27.94" calcext:value-type="float">
            <text:p>27.94</text:p>
          </table:table-cell>
          <table:table-cell office:value-type="float" office:value="3.30769169286" calcext:value-type="float">
            <text:p>3.30769169286</text:p>
          </table:table-cell>
          <table:table-cell table:number-columns-repeated="3"/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3.30216453066" calcext:value-type="float">
            <text:p>3.30216453066</text:p>
          </table:table-cell>
          <table:table-cell table:number-columns-repeated="3"/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3.29656489809" calcext:value-type="float">
            <text:p>3.29656489809</text:p>
          </table:table-cell>
          <table:table-cell table:number-columns-repeated="3"/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3.29089248108" calcext:value-type="float">
            <text:p>3.29089248108</text:p>
          </table:table-cell>
          <table:table-cell table:number-columns-repeated="3"/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3.28514696466" calcext:value-type="float">
            <text:p>3.28514696466</text:p>
          </table:table-cell>
          <table:table-cell table:number-columns-repeated="3"/>
        </table:table-row>
        <table:table-row table:style-name="ro1">
          <table:table-cell office:value-type="float" office:value="27.99" calcext:value-type="float">
            <text:p>27.99</text:p>
          </table:table-cell>
          <table:table-cell office:value-type="float" office:value="3.27932803295" calcext:value-type="float">
            <text:p>3.2793280329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27343536913" calcext:value-type="float">
            <text:p>3.27343536913</text:p>
          </table:table-cell>
          <table:table-cell table:number-columns-repeated="3"/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3.26746865551" calcext:value-type="float">
            <text:p>3.26746865551</text:p>
          </table:table-cell>
          <table:table-cell table:number-columns-repeated="3"/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3.26142757344" calcext:value-type="float">
            <text:p>3.26142757344</text:p>
          </table:table-cell>
          <table:table-cell table:number-columns-repeated="3"/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3.25531180338" calcext:value-type="float">
            <text:p>3.25531180338</text:p>
          </table:table-cell>
          <table:table-cell table:number-columns-repeated="3"/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3.24912102486" calcext:value-type="float">
            <text:p>3.24912102486</text:p>
          </table:table-cell>
          <table:table-cell table:number-columns-repeated="3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3.24285491649" calcext:value-type="float">
            <text:p>3.24285491649</text:p>
          </table:table-cell>
          <table:table-cell table:number-columns-repeated="3"/>
        </table:table-row>
        <table:table-row table:style-name="ro1">
          <table:table-cell office:value-type="float" office:value="28.06" calcext:value-type="float">
            <text:p>28.06</text:p>
          </table:table-cell>
          <table:table-cell office:value-type="float" office:value="3.23651315595" calcext:value-type="float">
            <text:p>3.23651315595</text:p>
          </table:table-cell>
          <table:table-cell table:number-columns-repeated="3"/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3.23009542001" calcext:value-type="float">
            <text:p>3.23009542001</text:p>
          </table:table-cell>
          <table:table-cell table:number-columns-repeated="3"/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3.2236013845" calcext:value-type="float">
            <text:p>3.2236013845</text:p>
          </table:table-cell>
          <table:table-cell table:number-columns-repeated="3"/>
        </table:table-row>
        <table:table-row table:style-name="ro1">
          <table:table-cell office:value-type="float" office:value="28.09" calcext:value-type="float">
            <text:p>28.09</text:p>
          </table:table-cell>
          <table:table-cell office:value-type="float" office:value="3.21703072431" calcext:value-type="float">
            <text:p>3.21703072431</text:p>
          </table:table-cell>
          <table:table-cell table:number-columns-repeated="3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3.21038311341" calcext:value-type="float">
            <text:p>3.21038311341</text:p>
          </table:table-cell>
          <table:table-cell table:number-columns-repeated="3"/>
        </table:table-row>
        <table:table-row table:style-name="ro1">
          <table:table-cell office:value-type="float" office:value="28.11" calcext:value-type="float">
            <text:p>28.11</text:p>
          </table:table-cell>
          <table:table-cell office:value-type="float" office:value="3.20365822484" calcext:value-type="float">
            <text:p>3.20365822484</text:p>
          </table:table-cell>
          <table:table-cell table:number-columns-repeated="3"/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3.19685573069" calcext:value-type="float">
            <text:p>3.19685573069</text:p>
          </table:table-cell>
          <table:table-cell table:number-columns-repeated="3"/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3.18997530212" calcext:value-type="float">
            <text:p>3.18997530212</text:p>
          </table:table-cell>
          <table:table-cell table:number-columns-repeated="3"/>
        </table:table-row>
        <table:table-row table:style-name="ro1">
          <table:table-cell office:value-type="float" office:value="28.14" calcext:value-type="float">
            <text:p>28.14</text:p>
          </table:table-cell>
          <table:table-cell office:value-type="float" office:value="3.18301660935" calcext:value-type="float">
            <text:p>3.18301660935</text:p>
          </table:table-cell>
          <table:table-cell table:number-columns-repeated="3"/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3.17597932165" calcext:value-type="float">
            <text:p>3.17597932165</text:p>
          </table:table-cell>
          <table:table-cell table:number-columns-repeated="3"/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3.16886310736" calcext:value-type="float">
            <text:p>3.16886310736</text:p>
          </table:table-cell>
          <table:table-cell table:number-columns-repeated="3"/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3.16166763386" calcext:value-type="float">
            <text:p>3.16166763386</text:p>
          </table:table-cell>
          <table:table-cell table:number-columns-repeated="3"/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3.15439256759" calcext:value-type="float">
            <text:p>3.15439256759</text:p>
          </table:table-cell>
          <table:table-cell table:number-columns-repeated="3"/>
        </table:table-row>
        <table:table-row table:style-name="ro1">
          <table:table-cell office:value-type="float" office:value="28.19" calcext:value-type="float">
            <text:p>28.19</text:p>
          </table:table-cell>
          <table:table-cell office:value-type="float" office:value="3.14703757402" calcext:value-type="float">
            <text:p>3.14703757402</text:p>
          </table:table-cell>
          <table:table-cell table:number-columns-repeated="3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1396023177" calcext:value-type="float">
            <text:p>3.1396023177</text:p>
          </table:table-cell>
          <table:table-cell table:number-columns-repeated="3"/>
        </table:table-row>
        <table:table-row table:style-name="ro1">
          <table:table-cell office:value-type="float" office:value="28.21" calcext:value-type="float">
            <text:p>28.21</text:p>
          </table:table-cell>
          <table:table-cell office:value-type="float" office:value="3.13208646219" calcext:value-type="float">
            <text:p>3.13208646219</text:p>
          </table:table-cell>
          <table:table-cell table:number-columns-repeated="3"/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3.12448967013" calcext:value-type="float">
            <text:p>3.12448967013</text:p>
          </table:table-cell>
          <table:table-cell table:number-columns-repeated="3"/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3.11681160316" calcext:value-type="float">
            <text:p>3.11681160316</text:p>
          </table:table-cell>
          <table:table-cell table:number-columns-repeated="3"/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3.109051922" calcext:value-type="float">
            <text:p>3.109051922</text:p>
          </table:table-cell>
          <table:table-cell table:number-columns-repeated="3"/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3.10121028637" calcext:value-type="float">
            <text:p>3.10121028637</text:p>
          </table:table-cell>
          <table:table-cell table:number-columns-repeated="3"/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3.09328635505" calcext:value-type="float">
            <text:p>3.09328635505</text:p>
          </table:table-cell>
          <table:table-cell table:number-columns-repeated="3"/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3.08527978584" calcext:value-type="float">
            <text:p>3.08527978584</text:p>
          </table:table-cell>
          <table:table-cell table:number-columns-repeated="3"/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3.07719023558" calcext:value-type="float">
            <text:p>3.07719023558</text:p>
          </table:table-cell>
          <table:table-cell table:number-columns-repeated="3"/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3.06901736013" calcext:value-type="float">
            <text:p>3.06901736013</text:p>
          </table:table-cell>
          <table:table-cell table:number-columns-repeated="3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3.06076081438" calcext:value-type="float">
            <text:p>3.06076081438</text:p>
          </table:table-cell>
          <table:table-cell table:number-columns-repeated="3"/>
        </table:table-row>
        <table:table-row table:style-name="ro1">
          <table:table-cell office:value-type="float" office:value="28.31" calcext:value-type="float">
            <text:p>28.31</text:p>
          </table:table-cell>
          <table:table-cell office:value-type="float" office:value="3.05242025224" calcext:value-type="float">
            <text:p>3.05242025224</text:p>
          </table:table-cell>
          <table:table-cell table:number-columns-repeated="3"/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3.04399532665" calcext:value-type="float">
            <text:p>3.04399532665</text:p>
          </table:table-cell>
          <table:table-cell table:number-columns-repeated="3"/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3.03548568956" calcext:value-type="float">
            <text:p>3.03548568956</text:p>
          </table:table-cell>
          <table:table-cell table:number-columns-repeated="3"/>
        </table:table-row>
        <table:table-row table:style-name="ro1">
          <table:table-cell office:value-type="float" office:value="28.34" calcext:value-type="float">
            <text:p>28.34</text:p>
          </table:table-cell>
          <table:table-cell office:value-type="float" office:value="3.02689099196" calcext:value-type="float">
            <text:p>3.02689099196</text:p>
          </table:table-cell>
          <table:table-cell table:number-columns-repeated="3"/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3.01821088382" calcext:value-type="float">
            <text:p>3.01821088382</text:p>
          </table:table-cell>
          <table:table-cell table:number-columns-repeated="3"/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3.00944501415" calcext:value-type="float">
            <text:p>3.00944501415</text:p>
          </table:table-cell>
          <table:table-cell table:number-columns-repeated="3"/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3.00059303097" calcext:value-type="float">
            <text:p>3.00059303097</text:p>
          </table:table-cell>
          <table:table-cell table:number-columns-repeated="3"/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2.9916545813" calcext:value-type="float">
            <text:p>2.9916545813</text:p>
          </table:table-cell>
          <table:table-cell table:number-columns-repeated="3"/>
        </table:table-row>
        <table:table-row table:style-name="ro1">
          <table:table-cell office:value-type="float" office:value="28.39" calcext:value-type="float">
            <text:p>28.39</text:p>
          </table:table-cell>
          <table:table-cell office:value-type="float" office:value="2.98262931116" calcext:value-type="float">
            <text:p>2.98262931116</text:p>
          </table:table-cell>
          <table:table-cell table:number-columns-repeated="3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.97351686561" calcext:value-type="float">
            <text:p>2.97351686561</text:p>
          </table:table-cell>
          <table:table-cell table:number-columns-repeated="3"/>
        </table:table-row>
        <table:table-row table:style-name="ro1">
          <table:table-cell office:value-type="float" office:value="28.41" calcext:value-type="float">
            <text:p>28.41</text:p>
          </table:table-cell>
          <table:table-cell office:value-type="float" office:value="2.96431688868" calcext:value-type="float">
            <text:p>2.96431688868</text:p>
          </table:table-cell>
          <table:table-cell table:number-columns-repeated="3"/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2.9550290234" calcext:value-type="float">
            <text:p>2.9550290234</text:p>
          </table:table-cell>
          <table:table-cell table:number-columns-repeated="3"/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2.94565291183" calcext:value-type="float">
            <text:p>2.94565291183</text:p>
          </table:table-cell>
          <table:table-cell table:number-columns-repeated="3"/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2.93618819498" calcext:value-type="float">
            <text:p>2.93618819498</text:p>
          </table:table-cell>
          <table:table-cell table:number-columns-repeated="3"/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2.9266345129" calcext:value-type="float">
            <text:p>2.9266345129</text:p>
          </table:table-cell>
          <table:table-cell table:number-columns-repeated="3"/>
        </table:table-row>
        <table:table-row table:style-name="ro1">
          <table:table-cell office:value-type="float" office:value="28.46" calcext:value-type="float">
            <text:p>28.46</text:p>
          </table:table-cell>
          <table:table-cell office:value-type="float" office:value="2.91699150461" calcext:value-type="float">
            <text:p>2.91699150461</text:p>
          </table:table-cell>
          <table:table-cell table:number-columns-repeated="3"/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2.90725880811" calcext:value-type="float">
            <text:p>2.90725880811</text:p>
          </table:table-cell>
          <table:table-cell table:number-columns-repeated="3"/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2.89743606042" calcext:value-type="float">
            <text:p>2.89743606042</text:p>
          </table:table-cell>
          <table:table-cell table:number-columns-repeated="3"/>
        </table:table-row>
        <table:table-row table:style-name="ro1">
          <table:table-cell office:value-type="float" office:value="28.49" calcext:value-type="float">
            <text:p>28.49</text:p>
          </table:table-cell>
          <table:table-cell office:value-type="float" office:value="2.88752289751" calcext:value-type="float">
            <text:p>2.88752289751</text:p>
          </table:table-cell>
          <table:table-cell table:number-columns-repeated="3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.87751895436" calcext:value-type="float">
            <text:p>2.87751895436</text:p>
          </table:table-cell>
          <table:table-cell table:number-columns-repeated="3"/>
        </table:table-row>
        <table:table-row table:style-name="ro1">
          <table:table-cell office:value-type="float" office:value="28.51" calcext:value-type="float">
            <text:p>28.51</text:p>
          </table:table-cell>
          <table:table-cell office:value-type="float" office:value="2.86742386492" calcext:value-type="float">
            <text:p>2.86742386492</text:p>
          </table:table-cell>
          <table:table-cell table:number-columns-repeated="3"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2.85723726211" calcext:value-type="float">
            <text:p>2.85723726211</text:p>
          </table:table-cell>
          <table:table-cell table:number-columns-repeated="3"/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2.84695877786" calcext:value-type="float">
            <text:p>2.84695877786</text:p>
          </table:table-cell>
          <table:table-cell table:number-columns-repeated="3"/>
        </table:table-row>
        <table:table-row table:style-name="ro1">
          <table:table-cell office:value-type="float" office:value="28.54" calcext:value-type="float">
            <text:p>28.54</text:p>
          </table:table-cell>
          <table:table-cell office:value-type="float" office:value="2.83658804303" calcext:value-type="float">
            <text:p>2.83658804303</text:p>
          </table:table-cell>
          <table:table-cell table:number-columns-repeated="3"/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2.82612468748" calcext:value-type="float">
            <text:p>2.82612468748</text:p>
          </table:table-cell>
          <table:table-cell table:number-columns-repeated="3"/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2.81556834005" calcext:value-type="float">
            <text:p>2.81556834005</text:p>
          </table:table-cell>
          <table:table-cell table:number-columns-repeated="3"/>
        </table:table-row>
        <table:table-row table:style-name="ro1">
          <table:table-cell office:value-type="float" office:value="28.57" calcext:value-type="float">
            <text:p>28.57</text:p>
          </table:table-cell>
          <table:table-cell office:value-type="float" office:value="2.80491862852" calcext:value-type="float">
            <text:p>2.80491862852</text:p>
          </table:table-cell>
          <table:table-cell table:number-columns-repeated="3"/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2.79417517966" calcext:value-type="float">
            <text:p>2.79417517966</text:p>
          </table:table-cell>
          <table:table-cell table:number-columns-repeated="3"/>
        </table:table-row>
        <table:table-row table:style-name="ro1">
          <table:table-cell office:value-type="float" office:value="28.59" calcext:value-type="float">
            <text:p>28.59</text:p>
          </table:table-cell>
          <table:table-cell office:value-type="float" office:value="2.78333761919" calcext:value-type="float">
            <text:p>2.78333761919</text:p>
          </table:table-cell>
          <table:table-cell table:number-columns-repeated="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77240557179" calcext:value-type="float">
            <text:p>2.77240557179</text:p>
          </table:table-cell>
          <table:table-cell table:number-columns-repeated="3"/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2.76137866112" calcext:value-type="float">
            <text:p>2.76137866112</text:p>
          </table:table-cell>
          <table:table-cell table:number-columns-repeated="3"/>
        </table:table-row>
        <table:table-row table:style-name="ro1">
          <table:table-cell office:value-type="float" office:value="28.62" calcext:value-type="float">
            <text:p>28.62</text:p>
          </table:table-cell>
          <table:table-cell office:value-type="float" office:value="2.75025650976" calcext:value-type="float">
            <text:p>2.75025650976</text:p>
          </table:table-cell>
          <table:table-cell table:number-columns-repeated="3"/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2.73903873929" calcext:value-type="float">
            <text:p>2.73903873929</text:p>
          </table:table-cell>
          <table:table-cell table:number-columns-repeated="3"/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2.72772497022" calcext:value-type="float">
            <text:p>2.72772497022</text:p>
          </table:table-cell>
          <table:table-cell table:number-columns-repeated="3"/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2.71631482199" calcext:value-type="float">
            <text:p>2.71631482199</text:p>
          </table:table-cell>
          <table:table-cell table:number-columns-repeated="3"/>
        </table:table-row>
        <table:table-row table:style-name="ro1">
          <table:table-cell office:value-type="float" office:value="28.66" calcext:value-type="float">
            <text:p>28.66</text:p>
          </table:table-cell>
          <table:table-cell office:value-type="float" office:value="2.70480791303" calcext:value-type="float">
            <text:p>2.70480791303</text:p>
          </table:table-cell>
          <table:table-cell table:number-columns-repeated="3"/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2.69320386069" calcext:value-type="float">
            <text:p>2.69320386069</text:p>
          </table:table-cell>
          <table:table-cell table:number-columns-repeated="3"/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2.68150228127" calcext:value-type="float">
            <text:p>2.68150228127</text:p>
          </table:table-cell>
          <table:table-cell table:number-columns-repeated="3"/>
        </table:table-row>
        <table:table-row table:style-name="ro1">
          <table:table-cell office:value-type="float" office:value="28.69" calcext:value-type="float">
            <text:p>28.69</text:p>
          </table:table-cell>
          <table:table-cell office:value-type="float" office:value="2.66970279001" calcext:value-type="float">
            <text:p>2.66970279001</text:p>
          </table:table-cell>
          <table:table-cell table:number-columns-repeated="3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65780500109" calcext:value-type="float">
            <text:p>2.65780500109</text:p>
          </table:table-cell>
          <table:table-cell table:number-columns-repeated="3"/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2.64580852762" calcext:value-type="float">
            <text:p>2.64580852762</text:p>
          </table:table-cell>
          <table:table-cell table:number-columns-repeated="3"/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2.63371298167" calcext:value-type="float">
            <text:p>2.63371298167</text:p>
          </table:table-cell>
          <table:table-cell table:number-columns-repeated="3"/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2.62151797422" calcext:value-type="float">
            <text:p>2.62151797422</text:p>
          </table:table-cell>
          <table:table-cell table:number-columns-repeated="3"/>
        </table:table-row>
        <table:table-row table:style-name="ro1">
          <table:table-cell office:value-type="float" office:value="28.74" calcext:value-type="float">
            <text:p>28.74</text:p>
          </table:table-cell>
          <table:table-cell office:value-type="float" office:value="2.60922311518" calcext:value-type="float">
            <text:p>2.60922311518</text:p>
          </table:table-cell>
          <table:table-cell table:number-columns-repeated="3"/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2.59682801339" calcext:value-type="float">
            <text:p>2.59682801339</text:p>
          </table:table-cell>
          <table:table-cell table:number-columns-repeated="3"/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2.58433227663" calcext:value-type="float">
            <text:p>2.58433227663</text:p>
          </table:table-cell>
          <table:table-cell table:number-columns-repeated="3"/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float" office:value="2.5717355116" calcext:value-type="float">
            <text:p>2.5717355116</text:p>
          </table:table-cell>
          <table:table-cell table:number-columns-repeated="3"/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2.55903732389" calcext:value-type="float">
            <text:p>2.55903732389</text:p>
          </table:table-cell>
          <table:table-cell table:number-columns-repeated="3"/>
        </table:table-row>
        <table:table-row table:style-name="ro1">
          <table:table-cell office:value-type="float" office:value="28.79" calcext:value-type="float">
            <text:p>28.79</text:p>
          </table:table-cell>
          <table:table-cell office:value-type="float" office:value="2.54623731806" calcext:value-type="float">
            <text:p>2.54623731806</text:p>
          </table:table-cell>
          <table:table-cell table:number-columns-repeated="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.53333509754" calcext:value-type="float">
            <text:p>2.53333509754</text:p>
          </table:table-cell>
          <table:table-cell table:number-columns-repeated="3"/>
        </table:table-row>
        <table:table-row table:style-name="ro1">
          <table:table-cell office:value-type="float" office:value="28.81" calcext:value-type="float">
            <text:p>28.81</text:p>
          </table:table-cell>
          <table:table-cell office:value-type="float" office:value="2.52033026471" calcext:value-type="float">
            <text:p>2.52033026471</text:p>
          </table:table-cell>
          <table:table-cell table:number-columns-repeated="3"/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2.50722242085" calcext:value-type="float">
            <text:p>2.50722242085</text:p>
          </table:table-cell>
          <table:table-cell table:number-columns-repeated="3"/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2.49401116613" calcext:value-type="float">
            <text:p>2.49401116613</text:p>
          </table:table-cell>
          <table:table-cell table:number-columns-repeated="3"/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2.48069609965" calcext:value-type="float">
            <text:p>2.48069609965</text:p>
          </table:table-cell>
          <table:table-cell table:number-columns-repeated="3"/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2.46727681942" calcext:value-type="float">
            <text:p>2.46727681942</text:p>
          </table:table-cell>
          <table:table-cell table:number-columns-repeated="3"/>
        </table:table-row>
        <table:table-row table:style-name="ro1">
          <table:table-cell office:value-type="float" office:value="28.86" calcext:value-type="float">
            <text:p>28.86</text:p>
          </table:table-cell>
          <table:table-cell office:value-type="float" office:value="2.45375292233" calcext:value-type="float">
            <text:p>2.45375292233</text:p>
          </table:table-cell>
          <table:table-cell table:number-columns-repeated="3"/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2.4401240042" calcext:value-type="float">
            <text:p>2.4401240042</text:p>
          </table:table-cell>
          <table:table-cell table:number-columns-repeated="3"/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2.42638965971" calcext:value-type="float">
            <text:p>2.42638965971</text:p>
          </table:table-cell>
          <table:table-cell table:number-columns-repeated="3"/>
        </table:table-row>
        <table:table-row table:style-name="ro1">
          <table:table-cell office:value-type="float" office:value="28.89" calcext:value-type="float">
            <text:p>28.89</text:p>
          </table:table-cell>
          <table:table-cell office:value-type="float" office:value="2.41254948248" calcext:value-type="float">
            <text:p>2.41254948248</text:p>
          </table:table-cell>
          <table:table-cell table:number-columns-repeated="3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.39860306498" calcext:value-type="float">
            <text:p>2.39860306498</text:p>
          </table:table-cell>
          <table:table-cell table:number-columns-repeated="3"/>
        </table:table-row>
        <table:table-row table:style-name="ro1">
          <table:table-cell office:value-type="float" office:value="28.91" calcext:value-type="float">
            <text:p>28.91</text:p>
          </table:table-cell>
          <table:table-cell office:value-type="float" office:value="2.38454999861" calcext:value-type="float">
            <text:p>2.38454999861</text:p>
          </table:table-cell>
          <table:table-cell table:number-columns-repeated="3"/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2.37038987364" calcext:value-type="float">
            <text:p>2.37038987364</text:p>
          </table:table-cell>
          <table:table-cell table:number-columns-repeated="3"/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2.35612227922" calcext:value-type="float">
            <text:p>2.35612227922</text:p>
          </table:table-cell>
          <table:table-cell table:number-columns-repeated="3"/>
        </table:table-row>
        <table:table-row table:style-name="ro1">
          <table:table-cell office:value-type="float" office:value="28.94" calcext:value-type="float">
            <text:p>28.94</text:p>
          </table:table-cell>
          <table:table-cell office:value-type="float" office:value="2.34174680341" calcext:value-type="float">
            <text:p>2.34174680341</text:p>
          </table:table-cell>
          <table:table-cell table:number-columns-repeated="3"/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2.32726303311" calcext:value-type="float">
            <text:p>2.32726303311</text:p>
          </table:table-cell>
          <table:table-cell table:number-columns-repeated="3"/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2.31267055415" calcext:value-type="float">
            <text:p>2.31267055415</text:p>
          </table:table-cell>
          <table:table-cell table:number-columns-repeated="3"/>
        </table:table-row>
        <table:table-row table:style-name="ro1">
          <table:table-cell office:value-type="float" office:value="28.97" calcext:value-type="float">
            <text:p>28.97</text:p>
          </table:table-cell>
          <table:table-cell office:value-type="float" office:value="2.29796895119" calcext:value-type="float">
            <text:p>2.29796895119</text:p>
          </table:table-cell>
          <table:table-cell table:number-columns-repeated="3"/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2.28315780781" calcext:value-type="float">
            <text:p>2.28315780781</text:p>
          </table:table-cell>
          <table:table-cell table:number-columns-repeated="3"/>
        </table:table-row>
        <table:table-row table:style-name="ro1">
          <table:table-cell office:value-type="float" office:value="28.99" calcext:value-type="float">
            <text:p>28.99</text:p>
          </table:table-cell>
          <table:table-cell office:value-type="float" office:value="2.26823670642" calcext:value-type="float">
            <text:p>2.2682367064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25320522833" calcext:value-type="float">
            <text:p>2.25320522833</text:p>
          </table:table-cell>
          <table:table-cell table:number-columns-repeated="3"/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2.23806295371" calcext:value-type="float">
            <text:p>2.23806295371</text:p>
          </table:table-cell>
          <table:table-cell table:number-columns-repeated="3"/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2.22280946158" calcext:value-type="float">
            <text:p>2.22280946158</text:p>
          </table:table-cell>
          <table:table-cell table:number-columns-repeated="3"/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2.20744432986" calcext:value-type="float">
            <text:p>2.20744432986</text:p>
          </table:table-cell>
          <table:table-cell table:number-columns-repeated="3"/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2.19196713529" calcext:value-type="float">
            <text:p>2.19196713529</text:p>
          </table:table-cell>
          <table:table-cell table:number-columns-repeated="3"/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2.17637745349" calcext:value-type="float">
            <text:p>2.17637745349</text:p>
          </table:table-cell>
          <table:table-cell table:number-columns-repeated="3"/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2.16067485894" calcext:value-type="float">
            <text:p>2.16067485894</text:p>
          </table:table-cell>
          <table:table-cell table:number-columns-repeated="3"/>
        </table:table-row>
        <table:table-row table:style-name="ro1">
          <table:table-cell office:value-type="float" office:value="29.07" calcext:value-type="float">
            <text:p>29.07</text:p>
          </table:table-cell>
          <table:table-cell office:value-type="float" office:value="2.14485892495" calcext:value-type="float">
            <text:p>2.14485892495</text:p>
          </table:table-cell>
          <table:table-cell table:number-columns-repeated="3"/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2.12892922371" calcext:value-type="float">
            <text:p>2.12892922371</text:p>
          </table:table-cell>
          <table:table-cell table:number-columns-repeated="3"/>
        </table:table-row>
        <table:table-row table:style-name="ro1">
          <table:table-cell office:value-type="float" office:value="29.09" calcext:value-type="float">
            <text:p>29.09</text:p>
          </table:table-cell>
          <table:table-cell office:value-type="float" office:value="2.11288532624" calcext:value-type="float">
            <text:p>2.11288532624</text:p>
          </table:table-cell>
          <table:table-cell table:number-columns-repeated="3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.09672680241" calcext:value-type="float">
            <text:p>2.09672680241</text:p>
          </table:table-cell>
          <table:table-cell table:number-columns-repeated="3"/>
        </table:table-row>
        <table:table-row table:style-name="ro1">
          <table:table-cell office:value-type="float" office:value="29.11" calcext:value-type="float">
            <text:p>29.11</text:p>
          </table:table-cell>
          <table:table-cell office:value-type="float" office:value="2.08045322095" calcext:value-type="float">
            <text:p>2.08045322095</text:p>
          </table:table-cell>
          <table:table-cell table:number-columns-repeated="3"/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2.0640641494" calcext:value-type="float">
            <text:p>2.0640641494</text:p>
          </table:table-cell>
          <table:table-cell table:number-columns-repeated="3"/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2.04755915417" calcext:value-type="float">
            <text:p>2.04755915417</text:p>
          </table:table-cell>
          <table:table-cell table:number-columns-repeated="3"/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2.03093780049" calcext:value-type="float">
            <text:p>2.03093780049</text:p>
          </table:table-cell>
          <table:table-cell table:number-columns-repeated="3"/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2.01419965242" calcext:value-type="float">
            <text:p>2.01419965242</text:p>
          </table:table-cell>
          <table:table-cell table:number-columns-repeated="3"/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1.99734427287" calcext:value-type="float">
            <text:p>1.99734427287</text:p>
          </table:table-cell>
          <table:table-cell table:number-columns-repeated="3"/>
        </table:table-row>
        <table:table-row table:style-name="ro1">
          <table:table-cell office:value-type="float" office:value="29.17" calcext:value-type="float">
            <text:p>29.17</text:p>
          </table:table-cell>
          <table:table-cell office:value-type="float" office:value="1.98037122358" calcext:value-type="float">
            <text:p>1.98037122358</text:p>
          </table:table-cell>
          <table:table-cell table:number-columns-repeated="3"/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1.96328006508" calcext:value-type="float">
            <text:p>1.96328006508</text:p>
          </table:table-cell>
          <table:table-cell table:number-columns-repeated="3"/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1.94607035678" calcext:value-type="float">
            <text:p>1.94607035678</text:p>
          </table:table-cell>
          <table:table-cell table:number-columns-repeated="3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.92874165686" calcext:value-type="float">
            <text:p>1.92874165686</text:p>
          </table:table-cell>
          <table:table-cell table:number-columns-repeated="3"/>
        </table:table-row>
        <table:table-row table:style-name="ro1">
          <table:table-cell office:value-type="float" office:value="29.21" calcext:value-type="float">
            <text:p>29.21</text:p>
          </table:table-cell>
          <table:table-cell office:value-type="float" office:value="1.91129352236" calcext:value-type="float">
            <text:p>1.91129352236</text:p>
          </table:table-cell>
          <table:table-cell table:number-columns-repeated="3"/>
        </table:table-row>
        <table:table-row table:style-name="ro1">
          <table:table-cell office:value-type="float" office:value="29.22" calcext:value-type="float">
            <text:p>29.22</text:p>
          </table:table-cell>
          <table:table-cell office:value-type="float" office:value="1.89372550912" calcext:value-type="float">
            <text:p>1.89372550912</text:p>
          </table:table-cell>
          <table:table-cell table:number-columns-repeated="3"/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1.87603717179" calcext:value-type="float">
            <text:p>1.87603717179</text:p>
          </table:table-cell>
          <table:table-cell table:number-columns-repeated="3"/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1.85822806384" calcext:value-type="float">
            <text:p>1.85822806384</text:p>
          </table:table-cell>
          <table:table-cell table:number-columns-repeated="3"/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1.84029773754" calcext:value-type="float">
            <text:p>1.84029773754</text:p>
          </table:table-cell>
          <table:table-cell table:number-columns-repeated="3"/>
        </table:table-row>
        <table:table-row table:style-name="ro1">
          <table:table-cell office:value-type="float" office:value="29.26" calcext:value-type="float">
            <text:p>29.26</text:p>
          </table:table-cell>
          <table:table-cell office:value-type="float" office:value="1.82224574399" calcext:value-type="float">
            <text:p>1.82224574399</text:p>
          </table:table-cell>
          <table:table-cell table:number-columns-repeated="3"/>
        </table:table-row>
        <table:table-row table:style-name="ro1">
          <table:table-cell office:value-type="float" office:value="29.27" calcext:value-type="float">
            <text:p>29.27</text:p>
          </table:table-cell>
          <table:table-cell office:value-type="float" office:value="1.80407163308" calcext:value-type="float">
            <text:p>1.80407163308</text:p>
          </table:table-cell>
          <table:table-cell table:number-columns-repeated="3"/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1.7857749535" calcext:value-type="float">
            <text:p>1.7857749535</text:p>
          </table:table-cell>
          <table:table-cell table:number-columns-repeated="3"/>
        </table:table-row>
        <table:table-row table:style-name="ro1">
          <table:table-cell office:value-type="float" office:value="29.29" calcext:value-type="float">
            <text:p>29.29</text:p>
          </table:table-cell>
          <table:table-cell office:value-type="float" office:value="1.76735525274" calcext:value-type="float">
            <text:p>1.76735525274</text:p>
          </table:table-cell>
          <table:table-cell table:number-columns-repeated="3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.74881207709" calcext:value-type="float">
            <text:p>1.74881207709</text:p>
          </table:table-cell>
          <table:table-cell table:number-columns-repeated="3"/>
        </table:table-row>
        <table:table-row table:style-name="ro1">
          <table:table-cell office:value-type="float" office:value="29.31" calcext:value-type="float">
            <text:p>29.31</text:p>
          </table:table-cell>
          <table:table-cell office:value-type="float" office:value="1.73014497164" calcext:value-type="float">
            <text:p>1.73014497164</text:p>
          </table:table-cell>
          <table:table-cell table:number-columns-repeated="3"/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1.71135348028" calcext:value-type="float">
            <text:p>1.71135348028</text:p>
          </table:table-cell>
          <table:table-cell table:number-columns-repeated="3"/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1.69243714566" calcext:value-type="float">
            <text:p>1.69243714566</text:p>
          </table:table-cell>
          <table:table-cell table:number-columns-repeated="3"/>
        </table:table-row>
        <table:table-row table:style-name="ro1">
          <table:table-cell office:value-type="float" office:value="29.34" calcext:value-type="float">
            <text:p>29.34</text:p>
          </table:table-cell>
          <table:table-cell office:value-type="float" office:value="1.67339550924" calcext:value-type="float">
            <text:p>1.67339550924</text:p>
          </table:table-cell>
          <table:table-cell table:number-columns-repeated="3"/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1.65422811128" calcext:value-type="float">
            <text:p>1.65422811128</text:p>
          </table:table-cell>
          <table:table-cell table:number-columns-repeated="3"/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1.63493449078" calcext:value-type="float">
            <text:p>1.63493449078</text:p>
          </table:table-cell>
          <table:table-cell table:number-columns-repeated="3"/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1.61551418557" calcext:value-type="float">
            <text:p>1.61551418557</text:p>
          </table:table-cell>
          <table:table-cell table:number-columns-repeated="3"/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1.59596673221" calcext:value-type="float">
            <text:p>1.59596673221</text:p>
          </table:table-cell>
          <table:table-cell table:number-columns-repeated="3"/>
        </table:table-row>
        <table:table-row table:style-name="ro1">
          <table:table-cell office:value-type="float" office:value="29.39" calcext:value-type="float">
            <text:p>29.39</text:p>
          </table:table-cell>
          <table:table-cell office:value-type="float" office:value="1.57629166607" calcext:value-type="float">
            <text:p>1.57629166607</text:p>
          </table:table-cell>
          <table:table-cell table:number-columns-repeated="3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.55648852127" calcext:value-type="float">
            <text:p>1.55648852127</text:p>
          </table:table-cell>
          <table:table-cell table:number-columns-repeated="3"/>
        </table:table-row>
        <table:table-row table:style-name="ro1">
          <table:table-cell office:value-type="float" office:value="29.41" calcext:value-type="float">
            <text:p>29.41</text:p>
          </table:table-cell>
          <table:table-cell office:value-type="float" office:value="1.53655683072" calcext:value-type="float">
            <text:p>1.53655683072</text:p>
          </table:table-cell>
          <table:table-cell table:number-columns-repeated="3"/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1.51649612609" calcext:value-type="float">
            <text:p>1.51649612609</text:p>
          </table:table-cell>
          <table:table-cell table:number-columns-repeated="3"/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1.4963059378" calcext:value-type="float">
            <text:p>1.4963059378</text:p>
          </table:table-cell>
          <table:table-cell table:number-columns-repeated="3"/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1.47598579506" calcext:value-type="float">
            <text:p>1.47598579506</text:p>
          </table:table-cell>
          <table:table-cell table:number-columns-repeated="3"/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1.45553522581" calcext:value-type="float">
            <text:p>1.45553522581</text:p>
          </table:table-cell>
          <table:table-cell table:number-columns-repeated="3"/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1.43495375677" calcext:value-type="float">
            <text:p>1.43495375677</text:p>
          </table:table-cell>
          <table:table-cell table:number-columns-repeated="3"/>
        </table:table-row>
        <table:table-row table:style-name="ro1">
          <table:table-cell office:value-type="float" office:value="29.47" calcext:value-type="float">
            <text:p>29.47</text:p>
          </table:table-cell>
          <table:table-cell office:value-type="float" office:value="1.41424091341" calcext:value-type="float">
            <text:p>1.41424091341</text:p>
          </table:table-cell>
          <table:table-cell table:number-columns-repeated="3"/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1.39339621994" calcext:value-type="float">
            <text:p>1.39339621994</text:p>
          </table:table-cell>
          <table:table-cell table:number-columns-repeated="3"/>
        </table:table-row>
        <table:table-row table:style-name="ro1">
          <table:table-cell office:value-type="float" office:value="29.49" calcext:value-type="float">
            <text:p>29.49</text:p>
          </table:table-cell>
          <table:table-cell office:value-type="float" office:value="1.37241919934" calcext:value-type="float">
            <text:p>1.37241919934</text:p>
          </table:table-cell>
          <table:table-cell table:number-columns-repeated="3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.35130937333" calcext:value-type="float">
            <text:p>1.35130937333</text:p>
          </table:table-cell>
          <table:table-cell table:number-columns-repeated="3"/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1.33006626235" calcext:value-type="float">
            <text:p>1.33006626235</text:p>
          </table:table-cell>
          <table:table-cell table:number-columns-repeated="3"/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1.30868938562" calcext:value-type="float">
            <text:p>1.30868938562</text:p>
          </table:table-cell>
          <table:table-cell table:number-columns-repeated="3"/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1.28717826108" calcext:value-type="float">
            <text:p>1.28717826108</text:p>
          </table:table-cell>
          <table:table-cell table:number-columns-repeated="3"/>
        </table:table-row>
        <table:table-row table:style-name="ro1">
          <table:table-cell office:value-type="float" office:value="29.54" calcext:value-type="float">
            <text:p>29.54</text:p>
          </table:table-cell>
          <table:table-cell office:value-type="float" office:value="1.2655324054" calcext:value-type="float">
            <text:p>1.2655324054</text:p>
          </table:table-cell>
          <table:table-cell table:number-columns-repeated="3"/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1.24375133401" calcext:value-type="float">
            <text:p>1.24375133401</text:p>
          </table:table-cell>
          <table:table-cell table:number-columns-repeated="3"/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1.22183456104" calcext:value-type="float">
            <text:p>1.22183456104</text:p>
          </table:table-cell>
          <table:table-cell table:number-columns-repeated="3"/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1.19978159937" calcext:value-type="float">
            <text:p>1.19978159937</text:p>
          </table:table-cell>
          <table:table-cell table:number-columns-repeated="3"/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1.1775919606" calcext:value-type="float">
            <text:p>1.1775919606</text:p>
          </table:table-cell>
          <table:table-cell table:number-columns-repeated="3"/>
        </table:table-row>
        <table:table-row table:style-name="ro1">
          <table:table-cell office:value-type="float" office:value="29.59" calcext:value-type="float">
            <text:p>29.59</text:p>
          </table:table-cell>
          <table:table-cell office:value-type="float" office:value="1.15526515506" calcext:value-type="float">
            <text:p>1.15526515506</text:p>
          </table:table-cell>
          <table:table-cell table:number-columns-repeated="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.13280069179" calcext:value-type="float">
            <text:p>1.13280069179</text:p>
          </table:table-cell>
          <table:table-cell table:number-columns-repeated="3"/>
        </table:table-row>
        <table:table-row table:style-name="ro1">
          <table:table-cell office:value-type="float" office:value="29.61" calcext:value-type="float">
            <text:p>29.61</text:p>
          </table:table-cell>
          <table:table-cell office:value-type="float" office:value="1.11019807855" calcext:value-type="float">
            <text:p>1.11019807855</text:p>
          </table:table-cell>
          <table:table-cell table:number-columns-repeated="3"/>
        </table:table-row>
        <table:table-row table:style-name="ro1">
          <table:table-cell office:value-type="float" office:value="29.62" calcext:value-type="float">
            <text:p>29.62</text:p>
          </table:table-cell>
          <table:table-cell office:value-type="float" office:value="1.08745682183" calcext:value-type="float">
            <text:p>1.08745682183</text:p>
          </table:table-cell>
          <table:table-cell table:number-columns-repeated="3"/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1.06457642682" calcext:value-type="float">
            <text:p>1.06457642682</text:p>
          </table:table-cell>
          <table:table-cell table:number-columns-repeated="3"/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1.04155639743" calcext:value-type="float">
            <text:p>1.04155639743</text:p>
          </table:table-cell>
          <table:table-cell table:number-columns-repeated="3"/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1.01839623626" calcext:value-type="float">
            <text:p>1.01839623626</text:p>
          </table:table-cell>
          <table:table-cell table:number-columns-repeated="3"/>
        </table:table-row>
        <table:table-row table:style-name="ro1">
          <table:table-cell office:value-type="float" office:value="29.66" calcext:value-type="float">
            <text:p>29.66</text:p>
          </table:table-cell>
          <table:table-cell office:value-type="float" office:value="0.995095444642" calcext:value-type="float">
            <text:p>0.995095444642</text:p>
          </table:table-cell>
          <table:table-cell table:number-columns-repeated="3"/>
        </table:table-row>
        <table:table-row table:style-name="ro1">
          <table:table-cell office:value-type="float" office:value="29.67" calcext:value-type="float">
            <text:p>29.67</text:p>
          </table:table-cell>
          <table:table-cell office:value-type="float" office:value="0.971653522591" calcext:value-type="float">
            <text:p>0.971653522591</text:p>
          </table:table-cell>
          <table:table-cell table:number-columns-repeated="3"/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0.948069968831" calcext:value-type="float">
            <text:p>0.948069968831</text:p>
          </table:table-cell>
          <table:table-cell table:number-columns-repeated="3"/>
        </table:table-row>
        <table:table-row table:style-name="ro1">
          <table:table-cell office:value-type="float" office:value="29.69" calcext:value-type="float">
            <text:p>29.69</text:p>
          </table:table-cell>
          <table:table-cell office:value-type="float" office:value="0.924344280781" calcext:value-type="float">
            <text:p>0.924344280781</text:p>
          </table:table-cell>
          <table:table-cell table:number-columns-repeated="3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900475954555" calcext:value-type="float">
            <text:p>0.900475954555</text:p>
          </table:table-cell>
          <table:table-cell table:number-columns-repeated="3"/>
        </table:table-row>
        <table:table-row table:style-name="ro1">
          <table:table-cell office:value-type="float" office:value="29.71" calcext:value-type="float">
            <text:p>29.71</text:p>
          </table:table-cell>
          <table:table-cell office:value-type="float" office:value="0.876464484961" calcext:value-type="float">
            <text:p>0.876464484961</text:p>
          </table:table-cell>
          <table:table-cell table:number-columns-repeated="3"/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.852309365494" calcext:value-type="float">
            <text:p>0.852309365494</text:p>
          </table:table-cell>
          <table:table-cell table:number-columns-repeated="3"/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0.828010088339" calcext:value-type="float">
            <text:p>0.828010088339</text:p>
          </table:table-cell>
          <table:table-cell table:number-columns-repeated="3"/>
        </table:table-row>
        <table:table-row table:style-name="ro1">
          <table:table-cell office:value-type="float" office:value="29.74" calcext:value-type="float">
            <text:p>29.74</text:p>
          </table:table-cell>
          <table:table-cell office:value-type="float" office:value="0.803566144364" calcext:value-type="float">
            <text:p>0.803566144364</text:p>
          </table:table-cell>
          <table:table-cell table:number-columns-repeated="3"/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0.778977023117" calcext:value-type="float">
            <text:p>0.778977023117</text:p>
          </table:table-cell>
          <table:table-cell table:number-columns-repeated="3"/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0.754242212829" calcext:value-type="float">
            <text:p>0.754242212829</text:p>
          </table:table-cell>
          <table:table-cell table:number-columns-repeated="3"/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0.729361200403" calcext:value-type="float">
            <text:p>0.729361200403</text:p>
          </table:table-cell>
          <table:table-cell table:number-columns-repeated="3"/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0.704333471419" calcext:value-type="float">
            <text:p>0.704333471419</text:p>
          </table:table-cell>
          <table:table-cell table:number-columns-repeated="3"/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0.679158510126" calcext:value-type="float">
            <text:p>0.679158510126</text:p>
          </table:table-cell>
          <table:table-cell table:number-columns-repeated="3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653835799443" calcext:value-type="float">
            <text:p>0.653835799443</text:p>
          </table:table-cell>
          <table:table-cell table:number-columns-repeated="3"/>
        </table:table-row>
        <table:table-row table:style-name="ro1">
          <table:table-cell office:value-type="float" office:value="29.81" calcext:value-type="float">
            <text:p>29.81</text:p>
          </table:table-cell>
          <table:table-cell office:value-type="float" office:value="0.628364820952" calcext:value-type="float">
            <text:p>0.628364820952</text:p>
          </table:table-cell>
          <table:table-cell table:number-columns-repeated="3"/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0.602745054901" calcext:value-type="float">
            <text:p>0.602745054901</text:p>
          </table:table-cell>
          <table:table-cell table:number-columns-repeated="3"/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0.576975980196" calcext:value-type="float">
            <text:p>0.576975980196</text:p>
          </table:table-cell>
          <table:table-cell table:number-columns-repeated="3"/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0.551057074401" calcext:value-type="float">
            <text:p>0.551057074401</text:p>
          </table:table-cell>
          <table:table-cell table:number-columns-repeated="3"/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0.524987813735" calcext:value-type="float">
            <text:p>0.524987813735</text:p>
          </table:table-cell>
          <table:table-cell table:number-columns-repeated="3"/>
        </table:table-row>
        <table:table-row table:style-name="ro1">
          <table:table-cell office:value-type="float" office:value="29.86" calcext:value-type="float">
            <text:p>29.86</text:p>
          </table:table-cell>
          <table:table-cell office:value-type="float" office:value="0.498767673069" calcext:value-type="float">
            <text:p>0.498767673069</text:p>
          </table:table-cell>
          <table:table-cell table:number-columns-repeated="3"/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0.472396125923" calcext:value-type="float">
            <text:p>0.472396125923</text:p>
          </table:table-cell>
          <table:table-cell table:number-columns-repeated="3"/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0.445872644465" calcext:value-type="float">
            <text:p>0.445872644465</text:p>
          </table:table-cell>
          <table:table-cell table:number-columns-repeated="3"/>
        </table:table-row>
        <table:table-row table:style-name="ro1">
          <table:table-cell office:value-type="float" office:value="29.89" calcext:value-type="float">
            <text:p>29.89</text:p>
          </table:table-cell>
          <table:table-cell office:value-type="float" office:value="0.419196699505" calcext:value-type="float">
            <text:p>0.419196699505</text:p>
          </table:table-cell>
          <table:table-cell table:number-columns-repeated="3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0.392367760495" calcext:value-type="float">
            <text:p>0.392367760495</text:p>
          </table:table-cell>
          <table:table-cell table:number-columns-repeated="3"/>
        </table:table-row>
        <table:table-row table:style-name="ro1">
          <table:table-cell office:value-type="float" office:value="29.91" calcext:value-type="float">
            <text:p>29.91</text:p>
          </table:table-cell>
          <table:table-cell office:value-type="float" office:value="0.365385295525" calcext:value-type="float">
            <text:p>0.365385295525</text:p>
          </table:table-cell>
          <table:table-cell table:number-columns-repeated="3"/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0.338248771322" calcext:value-type="float">
            <text:p>0.338248771322</text:p>
          </table:table-cell>
          <table:table-cell table:number-columns-repeated="3"/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0.310957653244" calcext:value-type="float">
            <text:p>0.310957653244</text:p>
          </table:table-cell>
          <table:table-cell table:number-columns-repeated="3"/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0.283511405281" calcext:value-type="float">
            <text:p>0.283511405281</text:p>
          </table:table-cell>
          <table:table-cell table:number-columns-repeated="3"/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0.255909490049" calcext:value-type="float">
            <text:p>0.255909490049</text:p>
          </table:table-cell>
          <table:table-cell table:number-columns-repeated="3"/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0.228151368789" calcext:value-type="float">
            <text:p>0.228151368789</text:p>
          </table:table-cell>
          <table:table-cell table:number-columns-repeated="3"/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0.200236501364" calcext:value-type="float">
            <text:p>0.200236501364</text:p>
          </table:table-cell>
          <table:table-cell table:number-columns-repeated="3"/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0.172164346256" calcext:value-type="float">
            <text:p>0.17216434625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0:33:24.785458353</meta:creation-date>
    <dc:date>2017-08-16T10:44:00.778301284</dc:date>
    <meta:editing-duration>PT25S</meta:editing-duration>
    <meta:editing-cycles>1</meta:editing-cycles>
    <meta:document-statistic meta:table-count="1" meta:cell-count="6100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97cm" svg:height="19.896cm" xlink:href=".." xlink:type="simple" chart:class="chart:scatter" chart:style-name="ch1">
        <chart:legend chart:legend-position="end" svg:x="35.178cm" svg:y="9.453cm" style:legend-expansion="high" chart:style-name="ch2"/>
        <chart:plot-area chart:style-name="ch3" table:cell-range-address="Sheet1.A1:Sheet1.B2990 Sheet1.E2:Sheet1.E7" chart:data-source-has-labels="row" svg:x="0.759cm" svg:y="0.397cm" svg:width="33.66cm" svg:height="19.102cm">
          <chartooo:coordinate-region svg:x="1.592cm" svg:y="0.57cm" svg:width="32.64cm" svg:height="18.7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990" chart:label-cell-address="Sheet1.B1:Sheet1.B1" chart:class="chart:scatter">
            <chart:domain table:cell-range-address="Sheet1.A2:Sheet1.A2990"/>
            <chart:data-point chart:repeated="2989"/>
          </chart:series>
          <chart:series chart:style-name="ch7" chart:values-cell-range-address="Sheet1.E2:Sheet1.E7" loext:label-string="z" chart:class="chart:scatter">
            <chart:domain table:cell-range-address="Sheet1.D2:Sheet1.D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lynomial(p)</text:p>
                <draw:g>
                  <svg:desc>Sheet1.B1:Sheet1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2990</svg:desc>
                </draw:g>
              </table:table-cell>
              <table:table-cell office:value-type="float" office:value="1.0114">
                <text:p>1.0114</text:p>
                <draw:g>
                  <svg:desc>Sheet1.B2:Sheet1.B2990</svg:desc>
                </draw:g>
              </table:table-cell>
              <table:table-cell office:value-type="float" office:value="0.1">
                <text:p>0.1</text:p>
                <draw:g>
                  <svg:desc>Sheet1.D2:Sheet1.D7</svg:desc>
                </draw:g>
              </table:table-cell>
              <table:table-cell office:value-type="float" office:value="1.0114">
                <text:p>1.0114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1.01100636553">
                <text:p>1.01100636553</text:p>
              </table:table-cell>
              <table:table-cell office:value-type="float" office:value="1">
                <text:p>1</text:p>
              </table:table-cell>
              <table:table-cell office:value-type="float" office:value="0.978021">
                <text:p>0.978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.01061341015">
                <text:p>1.01061341015</text:p>
              </table:table-cell>
              <table:table-cell office:value-type="float" office:value="5">
                <text:p>5</text:p>
              </table:table-cell>
              <table:table-cell office:value-type="float" office:value="0.798602">
                <text:p>0.798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.01022112805">
                <text:p>1.01022112805</text:p>
              </table:table-cell>
              <table:table-cell office:value-type="float" office:value="10">
                <text:p>10</text:p>
              </table:table-cell>
              <table:table-cell office:value-type="float" office:value="0.277721">
                <text:p>0.277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.00982951344">
                <text:p>1.00982951344</text:p>
              </table:table-cell>
              <table:table-cell office:value-type="float" office:value="20">
                <text:p>20</text:p>
              </table:table-cell>
              <table:table-cell office:value-type="float" office:value="0.223512">
                <text:p>0.223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1.00943856051">
                <text:p>1.00943856051</text:p>
              </table:table-cell>
              <table:table-cell office:value-type="float" office:value="30">
                <text:p>30</text:p>
              </table:table-cell>
              <table:table-cell office:value-type="float" office:value="0.115546">
                <text:p>0.115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1.00904826349">
                <text:p>1.0090482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1.00865861657">
                <text:p>1.0086586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.00826961398">
                <text:p>1.0082696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1.00788124994">
                <text:p>1.0078812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00749351867">
                <text:p>1.0074935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1.00710641439">
                <text:p>1.0071064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1.00671993134">
                <text:p>1.0067199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  <table:table-cell office:value-type="float" office:value="1.00633406376">
                <text:p>1.0063340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1.00594880588">
                <text:p>1.0059488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1.00556415195">
                <text:p>1.0055641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1.0051800962">
                <text:p>1.005180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1.0047966329">
                <text:p>1.0047966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1.0044137563">
                <text:p>1.004413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1.00403146066">
                <text:p>1.0040314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1.00364974023">
                <text:p>1.0036497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1.00326858928">
                <text:p>1.00326858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.0028880021">
                <text:p>1.002888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">
                <text:p>0.33</text:p>
              </table:table-cell>
              <table:table-cell office:value-type="float" office:value="1.00250797294">
                <text:p>1.00250797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">
                <text:p>0.34</text:p>
              </table:table-cell>
              <table:table-cell office:value-type="float" office:value="1.00212849608">
                <text:p>1.0021284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">
                <text:p>0.35</text:p>
              </table:table-cell>
              <table:table-cell office:value-type="float" office:value="1.00174956582">
                <text:p>1.0017495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1.00137117643">
                <text:p>1.0013711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">
                <text:p>0.37</text:p>
              </table:table-cell>
              <table:table-cell office:value-type="float" office:value="1.00099332221">
                <text:p>1.0009933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  <table:table-cell office:value-type="float" office:value="1.00061599745">
                <text:p>1.0006159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1.00023919645">
                <text:p>1.0002391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999862913506">
                <text:p>0.99986291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99948714293">
                <text:p>0.9994871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0.999111879031">
                <text:p>0.99911187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998737116124">
                <text:p>0.99873711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">
                <text:p>0.44</text:p>
              </table:table-cell>
              <table:table-cell office:value-type="float" office:value="0.998362848528">
                <text:p>0.99836284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">
                <text:p>0.45</text:p>
              </table:table-cell>
              <table:table-cell office:value-type="float" office:value="0.997989070565">
                <text:p>0.99798907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997615776561">
                <text:p>0.99761577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">
                <text:p>0.47</text:p>
              </table:table-cell>
              <table:table-cell office:value-type="float" office:value="0.997242960848">
                <text:p>0.99724296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996870617761">
                <text:p>0.99687061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996498741639">
                <text:p>0.99649874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996127326825">
                <text:p>0.99612732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">
                <text:p>0.51</text:p>
              </table:table-cell>
              <table:table-cell office:value-type="float" office:value="0.995756367667">
                <text:p>0.99575636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">
                <text:p>0.52</text:p>
              </table:table-cell>
              <table:table-cell office:value-type="float" office:value="0.995385858517">
                <text:p>0.99538585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0.99501579373">
                <text:p>0.99501579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0.994646167667">
                <text:p>0.99464616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">
                <text:p>0.55</text:p>
              </table:table-cell>
              <table:table-cell office:value-type="float" office:value="0.994276974692">
                <text:p>0.99427697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0.993908209174">
                <text:p>0.99390820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">
                <text:p>0.57</text:p>
              </table:table-cell>
              <table:table-cell office:value-type="float" office:value="0.993539865485">
                <text:p>0.99353986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0.993171938003">
                <text:p>0.99317193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992804421109">
                <text:p>0.99280442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0.992437309188">
                <text:p>0.99243730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">
                <text:p>0.61</text:p>
              </table:table-cell>
              <table:table-cell office:value-type="float" office:value="0.992070596632">
                <text:p>0.99207059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0.991704277833">
                <text:p>0.99170427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">
                <text:p>0.63</text:p>
              </table:table-cell>
              <table:table-cell office:value-type="float" office:value="0.99133834719">
                <text:p>0.9913383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.990972799107">
                <text:p>0.99097279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">
                <text:p>0.65</text:p>
              </table:table-cell>
              <table:table-cell office:value-type="float" office:value="0.990607627991">
                <text:p>0.990607627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">
                <text:p>0.66</text:p>
              </table:table-cell>
              <table:table-cell office:value-type="float" office:value="0.990242828253">
                <text:p>0.99024282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">
                <text:p>0.67</text:p>
              </table:table-cell>
              <table:table-cell office:value-type="float" office:value="0.989878394309">
                <text:p>0.98987839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">
                <text:p>0.68</text:p>
              </table:table-cell>
              <table:table-cell office:value-type="float" office:value="0.989514320579">
                <text:p>0.98951432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0.989150601489">
                <text:p>0.98915060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">
                <text:p>0.7</text:p>
              </table:table-cell>
              <table:table-cell office:value-type="float" office:value="0.988787231468">
                <text:p>0.98878723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">
                <text:p>0.71</text:p>
              </table:table-cell>
              <table:table-cell office:value-type="float" office:value="0.988424204948">
                <text:p>0.98842420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">
                <text:p>0.72</text:p>
              </table:table-cell>
              <table:table-cell office:value-type="float" office:value="0.988061516369">
                <text:p>0.988061516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">
                <text:p>0.73</text:p>
              </table:table-cell>
              <table:table-cell office:value-type="float" office:value="0.987699160172">
                <text:p>0.98769916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">
                <text:p>0.74</text:p>
              </table:table-cell>
              <table:table-cell office:value-type="float" office:value="0.987337130805">
                <text:p>0.987337130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0.986975422718">
                <text:p>0.98697542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">
                <text:p>0.76</text:p>
              </table:table-cell>
              <table:table-cell office:value-type="float" office:value="0.986614030368">
                <text:p>0.98661403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">
                <text:p>0.77</text:p>
              </table:table-cell>
              <table:table-cell office:value-type="float" office:value="0.986252948215">
                <text:p>0.98625294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">
                <text:p>0.78</text:p>
              </table:table-cell>
              <table:table-cell office:value-type="float" office:value="0.985892170724">
                <text:p>0.98589217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">
                <text:p>0.79</text:p>
              </table:table-cell>
              <table:table-cell office:value-type="float" office:value="0.985531692364">
                <text:p>0.98553169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0.98517150761">
                <text:p>0.9851715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">
                <text:p>0.81</text:p>
              </table:table-cell>
              <table:table-cell office:value-type="float" office:value="0.984811610938">
                <text:p>0.9848116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">
                <text:p>0.82</text:p>
              </table:table-cell>
              <table:table-cell office:value-type="float" office:value="0.984451996834">
                <text:p>0.984451996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">
                <text:p>0.83</text:p>
              </table:table-cell>
              <table:table-cell office:value-type="float" office:value="0.984092659783">
                <text:p>0.984092659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">
                <text:p>0.84</text:p>
              </table:table-cell>
              <table:table-cell office:value-type="float" office:value="0.983733594278">
                <text:p>0.98373359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">
                <text:p>0.85</text:p>
              </table:table-cell>
              <table:table-cell office:value-type="float" office:value="0.983374794816">
                <text:p>0.98337479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">
                <text:p>0.86</text:p>
              </table:table-cell>
              <table:table-cell office:value-type="float" office:value="0.983016255899">
                <text:p>0.98301625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">
                <text:p>0.87</text:p>
              </table:table-cell>
              <table:table-cell office:value-type="float" office:value="0.982657972032">
                <text:p>0.98265797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">
                <text:p>0.88</text:p>
              </table:table-cell>
              <table:table-cell office:value-type="float" office:value="0.982299937725">
                <text:p>0.98229993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">
                <text:p>0.89</text:p>
              </table:table-cell>
              <table:table-cell office:value-type="float" office:value="0.981942147494">
                <text:p>0.98194214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.981584595859">
                <text:p>0.98158459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">
                <text:p>0.91</text:p>
              </table:table-cell>
              <table:table-cell office:value-type="float" office:value="0.981227277345">
                <text:p>0.98122727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">
                <text:p>0.92</text:p>
              </table:table-cell>
              <table:table-cell office:value-type="float" office:value="0.98087018648">
                <text:p>0.9808701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">
                <text:p>0.93</text:p>
              </table:table-cell>
              <table:table-cell office:value-type="float" office:value="0.980513317798">
                <text:p>0.98051331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">
                <text:p>0.94</text:p>
              </table:table-cell>
              <table:table-cell office:value-type="float" office:value="0.980156665838">
                <text:p>0.980156665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">
                <text:p>0.95</text:p>
              </table:table-cell>
              <table:table-cell office:value-type="float" office:value="0.979800225144">
                <text:p>0.979800225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">
                <text:p>0.96</text:p>
              </table:table-cell>
              <table:table-cell office:value-type="float" office:value="0.979443990263">
                <text:p>0.979443990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">
                <text:p>0.97</text:p>
              </table:table-cell>
              <table:table-cell office:value-type="float" office:value="0.979087955748">
                <text:p>0.97908795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">
                <text:p>0.98</text:p>
              </table:table-cell>
              <table:table-cell office:value-type="float" office:value="0.978732116157">
                <text:p>0.97873211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">
                <text:p>0.99</text:p>
              </table:table-cell>
              <table:table-cell office:value-type="float" office:value="0.978376466052">
                <text:p>0.97837646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978021">
                <text:p>0.97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">
                <text:p>1.01</text:p>
              </table:table-cell>
              <table:table-cell office:value-type="float" office:value="0.977665712573">
                <text:p>0.97766571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2">
                <text:p>1.02</text:p>
              </table:table-cell>
              <table:table-cell office:value-type="float" office:value="0.977310598348">
                <text:p>0.977310598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3">
                <text:p>1.03</text:p>
              </table:table-cell>
              <table:table-cell office:value-type="float" office:value="0.976955651906">
                <text:p>0.97695565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4">
                <text:p>1.04</text:p>
              </table:table-cell>
              <table:table-cell office:value-type="float" office:value="0.976600867834">
                <text:p>0.97660086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5">
                <text:p>1.05</text:p>
              </table:table-cell>
              <table:table-cell office:value-type="float" office:value="0.976246240722">
                <text:p>0.97624624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">
                <text:p>1.06</text:p>
              </table:table-cell>
              <table:table-cell office:value-type="float" office:value="0.975891765167">
                <text:p>0.975891765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7">
                <text:p>1.07</text:p>
              </table:table-cell>
              <table:table-cell office:value-type="float" office:value="0.975537435771">
                <text:p>0.97553743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">
                <text:p>1.08</text:p>
              </table:table-cell>
              <table:table-cell office:value-type="float" office:value="0.975183247137">
                <text:p>0.97518324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9">
                <text:p>1.09</text:p>
              </table:table-cell>
              <table:table-cell office:value-type="float" office:value="0.974829193878">
                <text:p>0.97482919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">
                <text:p>1.1</text:p>
              </table:table-cell>
              <table:table-cell office:value-type="float" office:value="0.974475270609">
                <text:p>0.97447527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">
                <text:p>1.11</text:p>
              </table:table-cell>
              <table:table-cell office:value-type="float" office:value="0.97412147195">
                <text:p>0.97412147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2">
                <text:p>1.12</text:p>
              </table:table-cell>
              <table:table-cell office:value-type="float" office:value="0.973767792527">
                <text:p>0.97376779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">
                <text:p>1.13</text:p>
              </table:table-cell>
              <table:table-cell office:value-type="float" office:value="0.97341422697">
                <text:p>0.9734142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">
                <text:p>1.14</text:p>
              </table:table-cell>
              <table:table-cell office:value-type="float" office:value="0.973060769915">
                <text:p>0.97306076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">
                <text:p>1.15</text:p>
              </table:table-cell>
              <table:table-cell office:value-type="float" office:value="0.972707416002">
                <text:p>0.97270741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6">
                <text:p>1.16</text:p>
              </table:table-cell>
              <table:table-cell office:value-type="float" office:value="0.972354159876">
                <text:p>0.972354159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">
                <text:p>1.17</text:p>
              </table:table-cell>
              <table:table-cell office:value-type="float" office:value="0.972000996188">
                <text:p>0.97200099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8">
                <text:p>1.18</text:p>
              </table:table-cell>
              <table:table-cell office:value-type="float" office:value="0.971647919593">
                <text:p>0.97164791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9">
                <text:p>1.19</text:p>
              </table:table-cell>
              <table:table-cell office:value-type="float" office:value="0.971294924751">
                <text:p>0.97129492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">
                <text:p>1.2</text:p>
              </table:table-cell>
              <table:table-cell office:value-type="float" office:value="0.970942006328">
                <text:p>0.97094200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1">
                <text:p>1.21</text:p>
              </table:table-cell>
              <table:table-cell office:value-type="float" office:value="0.970589158995">
                <text:p>0.970589158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2">
                <text:p>1.22</text:p>
              </table:table-cell>
              <table:table-cell office:value-type="float" office:value="0.970236377426">
                <text:p>0.97023637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3">
                <text:p>1.23</text:p>
              </table:table-cell>
              <table:table-cell office:value-type="float" office:value="0.969883656303">
                <text:p>0.96988365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4">
                <text:p>1.24</text:p>
              </table:table-cell>
              <table:table-cell office:value-type="float" office:value="0.969530990311">
                <text:p>0.969530990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5">
                <text:p>1.25</text:p>
              </table:table-cell>
              <table:table-cell office:value-type="float" office:value="0.969178374141">
                <text:p>0.96917837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6">
                <text:p>1.26</text:p>
              </table:table-cell>
              <table:table-cell office:value-type="float" office:value="0.968825802489">
                <text:p>0.96882580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7">
                <text:p>1.27</text:p>
              </table:table-cell>
              <table:table-cell office:value-type="float" office:value="0.968473270056">
                <text:p>0.96847327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0.968120771548">
                <text:p>0.96812077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9">
                <text:p>1.29</text:p>
              </table:table-cell>
              <table:table-cell office:value-type="float" office:value="0.967768301676">
                <text:p>0.96776830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">
                <text:p>1.3</text:p>
              </table:table-cell>
              <table:table-cell office:value-type="float" office:value="0.967415855158">
                <text:p>0.96741585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">
                <text:p>1.31</text:p>
              </table:table-cell>
              <table:table-cell office:value-type="float" office:value="0.967063426714">
                <text:p>0.96706342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2">
                <text:p>1.32</text:p>
              </table:table-cell>
              <table:table-cell office:value-type="float" office:value="0.966711011072">
                <text:p>0.96671101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3">
                <text:p>1.33</text:p>
              </table:table-cell>
              <table:table-cell office:value-type="float" office:value="0.966358602964">
                <text:p>0.96635860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">
                <text:p>1.34</text:p>
              </table:table-cell>
              <table:table-cell office:value-type="float" office:value="0.966006197128">
                <text:p>0.96600619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5">
                <text:p>1.35</text:p>
              </table:table-cell>
              <table:table-cell office:value-type="float" office:value="0.965653788305">
                <text:p>0.96565378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">
                <text:p>1.36</text:p>
              </table:table-cell>
              <table:table-cell office:value-type="float" office:value="0.965301371243">
                <text:p>0.96530137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7">
                <text:p>1.37</text:p>
              </table:table-cell>
              <table:table-cell office:value-type="float" office:value="0.964948940697">
                <text:p>0.96494894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8">
                <text:p>1.38</text:p>
              </table:table-cell>
              <table:table-cell office:value-type="float" office:value="0.964596491424">
                <text:p>0.96459649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9">
                <text:p>1.39</text:p>
              </table:table-cell>
              <table:table-cell office:value-type="float" office:value="0.964244018187">
                <text:p>0.96424401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">
                <text:p>1.4</text:p>
              </table:table-cell>
              <table:table-cell office:value-type="float" office:value="0.963891515756">
                <text:p>0.96389151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1">
                <text:p>1.41</text:p>
              </table:table-cell>
              <table:table-cell office:value-type="float" office:value="0.963538978906">
                <text:p>0.9635389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2">
                <text:p>1.42</text:p>
              </table:table-cell>
              <table:table-cell office:value-type="float" office:value="0.963186402415">
                <text:p>0.96318640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3">
                <text:p>1.43</text:p>
              </table:table-cell>
              <table:table-cell office:value-type="float" office:value="0.962833781069">
                <text:p>0.96283378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4">
                <text:p>1.44</text:p>
              </table:table-cell>
              <table:table-cell office:value-type="float" office:value="0.962481109658">
                <text:p>0.96248110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5">
                <text:p>1.45</text:p>
              </table:table-cell>
              <table:table-cell office:value-type="float" office:value="0.962128382978">
                <text:p>0.96212838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6">
                <text:p>1.46</text:p>
              </table:table-cell>
              <table:table-cell office:value-type="float" office:value="0.96177559583">
                <text:p>0.9617755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7">
                <text:p>1.47</text:p>
              </table:table-cell>
              <table:table-cell office:value-type="float" office:value="0.96142274302">
                <text:p>0.9614227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8">
                <text:p>1.48</text:p>
              </table:table-cell>
              <table:table-cell office:value-type="float" office:value="0.96106981936">
                <text:p>0.9610698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9">
                <text:p>1.49</text:p>
              </table:table-cell>
              <table:table-cell office:value-type="float" office:value="0.960716819669">
                <text:p>0.96071681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">
                <text:p>1.5</text:p>
              </table:table-cell>
              <table:table-cell office:value-type="float" office:value="0.960363738767">
                <text:p>0.96036373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1">
                <text:p>1.51</text:p>
              </table:table-cell>
              <table:table-cell office:value-type="float" office:value="0.960010571484">
                <text:p>0.9600105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2">
                <text:p>1.52</text:p>
              </table:table-cell>
              <table:table-cell office:value-type="float" office:value="0.959657312654">
                <text:p>0.95965731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3">
                <text:p>1.53</text:p>
              </table:table-cell>
              <table:table-cell office:value-type="float" office:value="0.959303957115">
                <text:p>0.95930395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4">
                <text:p>1.54</text:p>
              </table:table-cell>
              <table:table-cell office:value-type="float" office:value="0.958950499713">
                <text:p>0.95895049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5">
                <text:p>1.55</text:p>
              </table:table-cell>
              <table:table-cell office:value-type="float" office:value="0.958596935297">
                <text:p>0.95859693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6">
                <text:p>1.56</text:p>
              </table:table-cell>
              <table:table-cell office:value-type="float" office:value="0.958243258723">
                <text:p>0.95824325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7">
                <text:p>1.57</text:p>
              </table:table-cell>
              <table:table-cell office:value-type="float" office:value="0.957889464852">
                <text:p>0.957889464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8">
                <text:p>1.58</text:p>
              </table:table-cell>
              <table:table-cell office:value-type="float" office:value="0.957535548552">
                <text:p>0.95753554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9">
                <text:p>1.59</text:p>
              </table:table-cell>
              <table:table-cell office:value-type="float" office:value="0.957181504694">
                <text:p>0.95718150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">
                <text:p>1.6</text:p>
              </table:table-cell>
              <table:table-cell office:value-type="float" office:value="0.956827328156">
                <text:p>0.95682732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1">
                <text:p>1.61</text:p>
              </table:table-cell>
              <table:table-cell office:value-type="float" office:value="0.956473013823">
                <text:p>0.95647301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2">
                <text:p>1.62</text:p>
              </table:table-cell>
              <table:table-cell office:value-type="float" office:value="0.956118556582">
                <text:p>0.95611855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3">
                <text:p>1.63</text:p>
              </table:table-cell>
              <table:table-cell office:value-type="float" office:value="0.95576395133">
                <text:p>0.9557639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4">
                <text:p>1.64</text:p>
              </table:table-cell>
              <table:table-cell office:value-type="float" office:value="0.955409192966">
                <text:p>0.95540919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5">
                <text:p>1.65</text:p>
              </table:table-cell>
              <table:table-cell office:value-type="float" office:value="0.955054276396">
                <text:p>0.955054276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6">
                <text:p>1.66</text:p>
              </table:table-cell>
              <table:table-cell office:value-type="float" office:value="0.954699196532">
                <text:p>0.95469919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7">
                <text:p>1.67</text:p>
              </table:table-cell>
              <table:table-cell office:value-type="float" office:value="0.954343948291">
                <text:p>0.95434394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8">
                <text:p>1.68</text:p>
              </table:table-cell>
              <table:table-cell office:value-type="float" office:value="0.953988526597">
                <text:p>0.953988526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">
                <text:p>1.69</text:p>
              </table:table-cell>
              <table:table-cell office:value-type="float" office:value="0.953632926378">
                <text:p>0.95363292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">
                <text:p>1.7</text:p>
              </table:table-cell>
              <table:table-cell office:value-type="float" office:value="0.953277142568">
                <text:p>0.95327714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1">
                <text:p>1.71</text:p>
              </table:table-cell>
              <table:table-cell office:value-type="float" office:value="0.952921170109">
                <text:p>0.95292117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2">
                <text:p>1.72</text:p>
              </table:table-cell>
              <table:table-cell office:value-type="float" office:value="0.952565003945">
                <text:p>0.95256500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3">
                <text:p>1.73</text:p>
              </table:table-cell>
              <table:table-cell office:value-type="float" office:value="0.952208639028">
                <text:p>0.95220863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4">
                <text:p>1.74</text:p>
              </table:table-cell>
              <table:table-cell office:value-type="float" office:value="0.951852070317">
                <text:p>0.95185207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5">
                <text:p>1.75</text:p>
              </table:table-cell>
              <table:table-cell office:value-type="float" office:value="0.951495292774">
                <text:p>0.95149529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6">
                <text:p>1.76</text:p>
              </table:table-cell>
              <table:table-cell office:value-type="float" office:value="0.951138301368">
                <text:p>0.95113830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7">
                <text:p>1.77</text:p>
              </table:table-cell>
              <table:table-cell office:value-type="float" office:value="0.950781091074">
                <text:p>0.95078109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">
                <text:p>1.78</text:p>
              </table:table-cell>
              <table:table-cell office:value-type="float" office:value="0.950423656873">
                <text:p>0.95042365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9">
                <text:p>1.79</text:p>
              </table:table-cell>
              <table:table-cell office:value-type="float" office:value="0.950065993751">
                <text:p>0.95006599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">
                <text:p>1.8</text:p>
              </table:table-cell>
              <table:table-cell office:value-type="float" office:value="0.949708096701">
                <text:p>0.94970809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1">
                <text:p>1.81</text:p>
              </table:table-cell>
              <table:table-cell office:value-type="float" office:value="0.949349960721">
                <text:p>0.949349960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82">
                <text:p>1.82</text:p>
              </table:table-cell>
              <table:table-cell office:value-type="float" office:value="0.948991580816">
                <text:p>0.94899158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3">
                <text:p>1.83</text:p>
              </table:table-cell>
              <table:table-cell office:value-type="float" office:value="0.948632951994">
                <text:p>0.94863295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4">
                <text:p>1.84</text:p>
              </table:table-cell>
              <table:table-cell office:value-type="float" office:value="0.948274069273">
                <text:p>0.94827406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5">
                <text:p>1.85</text:p>
              </table:table-cell>
              <table:table-cell office:value-type="float" office:value="0.947914927674">
                <text:p>0.94791492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6">
                <text:p>1.86</text:p>
              </table:table-cell>
              <table:table-cell office:value-type="float" office:value="0.947555522225">
                <text:p>0.94755552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7">
                <text:p>1.87</text:p>
              </table:table-cell>
              <table:table-cell office:value-type="float" office:value="0.94719584796">
                <text:p>0.9471958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8">
                <text:p>1.88</text:p>
              </table:table-cell>
              <table:table-cell office:value-type="float" office:value="0.946835899918">
                <text:p>0.94683589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9">
                <text:p>1.89</text:p>
              </table:table-cell>
              <table:table-cell office:value-type="float" office:value="0.946475673146">
                <text:p>0.94647567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">
                <text:p>1.9</text:p>
              </table:table-cell>
              <table:table-cell office:value-type="float" office:value="0.946115162694">
                <text:p>0.94611516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1">
                <text:p>1.91</text:p>
              </table:table-cell>
              <table:table-cell office:value-type="float" office:value="0.945754363621">
                <text:p>0.94575436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2">
                <text:p>1.92</text:p>
              </table:table-cell>
              <table:table-cell office:value-type="float" office:value="0.945393270991">
                <text:p>0.94539327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3">
                <text:p>1.93</text:p>
              </table:table-cell>
              <table:table-cell office:value-type="float" office:value="0.945031879873">
                <text:p>0.945031879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4">
                <text:p>1.94</text:p>
              </table:table-cell>
              <table:table-cell office:value-type="float" office:value="0.944670185344">
                <text:p>0.94467018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5">
                <text:p>1.95</text:p>
              </table:table-cell>
              <table:table-cell office:value-type="float" office:value="0.944308182485">
                <text:p>0.94430818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6">
                <text:p>1.96</text:p>
              </table:table-cell>
              <table:table-cell office:value-type="float" office:value="0.943945866384">
                <text:p>0.94394586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7">
                <text:p>1.97</text:p>
              </table:table-cell>
              <table:table-cell office:value-type="float" office:value="0.943583232135">
                <text:p>0.94358323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8">
                <text:p>1.98</text:p>
              </table:table-cell>
              <table:table-cell office:value-type="float" office:value="0.943220274839">
                <text:p>0.94322027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9">
                <text:p>1.99</text:p>
              </table:table-cell>
              <table:table-cell office:value-type="float" office:value="0.942856989602">
                <text:p>0.94285698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942493371536">
                <text:p>0.94249337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1">
                <text:p>2.01</text:p>
              </table:table-cell>
              <table:table-cell office:value-type="float" office:value="0.942129415761">
                <text:p>0.94212941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2">
                <text:p>2.02</text:p>
              </table:table-cell>
              <table:table-cell office:value-type="float" office:value="0.941765117401">
                <text:p>0.94176511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3">
                <text:p>2.03</text:p>
              </table:table-cell>
              <table:table-cell office:value-type="float" office:value="0.941400471587">
                <text:p>0.94140047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4">
                <text:p>2.04</text:p>
              </table:table-cell>
              <table:table-cell office:value-type="float" office:value="0.941035473456">
                <text:p>0.94103547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5">
                <text:p>2.05</text:p>
              </table:table-cell>
              <table:table-cell office:value-type="float" office:value="0.940670118152">
                <text:p>0.94067011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6">
                <text:p>2.06</text:p>
              </table:table-cell>
              <table:table-cell office:value-type="float" office:value="0.940304400824">
                <text:p>0.94030440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7">
                <text:p>2.07</text:p>
              </table:table-cell>
              <table:table-cell office:value-type="float" office:value="0.939938316629">
                <text:p>0.93993831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8">
                <text:p>2.08</text:p>
              </table:table-cell>
              <table:table-cell office:value-type="float" office:value="0.939571860729">
                <text:p>0.939571860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9">
                <text:p>2.09</text:p>
              </table:table-cell>
              <table:table-cell office:value-type="float" office:value="0.939205028291">
                <text:p>0.93920502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">
                <text:p>2.1</text:p>
              </table:table-cell>
              <table:table-cell office:value-type="float" office:value="0.938837814491">
                <text:p>0.93883781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1">
                <text:p>2.11</text:p>
              </table:table-cell>
              <table:table-cell office:value-type="float" office:value="0.93847021451">
                <text:p>0.9384702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2">
                <text:p>2.12</text:p>
              </table:table-cell>
              <table:table-cell office:value-type="float" office:value="0.938102223535">
                <text:p>0.93810222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3">
                <text:p>2.13</text:p>
              </table:table-cell>
              <table:table-cell office:value-type="float" office:value="0.93773383676">
                <text:p>0.9377338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4">
                <text:p>2.14</text:p>
              </table:table-cell>
              <table:table-cell office:value-type="float" office:value="0.937365049384">
                <text:p>0.9373650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5">
                <text:p>2.15</text:p>
              </table:table-cell>
              <table:table-cell office:value-type="float" office:value="0.936995856615">
                <text:p>0.93699585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6">
                <text:p>2.16</text:p>
              </table:table-cell>
              <table:table-cell office:value-type="float" office:value="0.936626253666">
                <text:p>0.93662625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7">
                <text:p>2.17</text:p>
              </table:table-cell>
              <table:table-cell office:value-type="float" office:value="0.936256235754">
                <text:p>0.93625623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8">
                <text:p>2.18</text:p>
              </table:table-cell>
              <table:table-cell office:value-type="float" office:value="0.935885798106">
                <text:p>0.93588579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9">
                <text:p>2.19</text:p>
              </table:table-cell>
              <table:table-cell office:value-type="float" office:value="0.935514935954">
                <text:p>0.93551493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">
                <text:p>2.2</text:p>
              </table:table-cell>
              <table:table-cell office:value-type="float" office:value="0.935143644536">
                <text:p>0.93514364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1">
                <text:p>2.21</text:p>
              </table:table-cell>
              <table:table-cell office:value-type="float" office:value="0.934771919097">
                <text:p>0.93477191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2">
                <text:p>2.22</text:p>
              </table:table-cell>
              <table:table-cell office:value-type="float" office:value="0.934399754888">
                <text:p>0.93439975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3">
                <text:p>2.23</text:p>
              </table:table-cell>
              <table:table-cell office:value-type="float" office:value="0.934027147168">
                <text:p>0.9340271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4">
                <text:p>2.24</text:p>
              </table:table-cell>
              <table:table-cell office:value-type="float" office:value="0.9336540912">
                <text:p>0.933654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5">
                <text:p>2.25</text:p>
              </table:table-cell>
              <table:table-cell office:value-type="float" office:value="0.933280582256">
                <text:p>0.9332805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6">
                <text:p>2.26</text:p>
              </table:table-cell>
              <table:table-cell office:value-type="float" office:value="0.932906615612">
                <text:p>0.93290661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7">
                <text:p>2.27</text:p>
              </table:table-cell>
              <table:table-cell office:value-type="float" office:value="0.932532186553">
                <text:p>0.93253218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8">
                <text:p>2.28</text:p>
              </table:table-cell>
              <table:table-cell office:value-type="float" office:value="0.932157290369">
                <text:p>0.93215729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9">
                <text:p>2.29</text:p>
              </table:table-cell>
              <table:table-cell office:value-type="float" office:value="0.931781922358">
                <text:p>0.93178192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">
                <text:p>2.3</text:p>
              </table:table-cell>
              <table:table-cell office:value-type="float" office:value="0.931406077821">
                <text:p>0.93140607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1">
                <text:p>2.31</text:p>
              </table:table-cell>
              <table:table-cell office:value-type="float" office:value="0.931029752071">
                <text:p>0.93102975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2">
                <text:p>2.32</text:p>
              </table:table-cell>
              <table:table-cell office:value-type="float" office:value="0.930652940423">
                <text:p>0.93065294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3">
                <text:p>2.33</text:p>
              </table:table-cell>
              <table:table-cell office:value-type="float" office:value="0.930275638202">
                <text:p>0.93027563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4">
                <text:p>2.34</text:p>
              </table:table-cell>
              <table:table-cell office:value-type="float" office:value="0.929897840736">
                <text:p>0.92989784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5">
                <text:p>2.35</text:p>
              </table:table-cell>
              <table:table-cell office:value-type="float" office:value="0.929519543363">
                <text:p>0.92951954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6">
                <text:p>2.36</text:p>
              </table:table-cell>
              <table:table-cell office:value-type="float" office:value="0.929140741427">
                <text:p>0.92914074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7">
                <text:p>2.37</text:p>
              </table:table-cell>
              <table:table-cell office:value-type="float" office:value="0.928761430277">
                <text:p>0.92876143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8">
                <text:p>2.38</text:p>
              </table:table-cell>
              <table:table-cell office:value-type="float" office:value="0.928381605271">
                <text:p>0.92838160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9">
                <text:p>2.39</text:p>
              </table:table-cell>
              <table:table-cell office:value-type="float" office:value="0.928001261771">
                <text:p>0.92800126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4">
                <text:p>2.4</text:p>
              </table:table-cell>
              <table:table-cell office:value-type="float" office:value="0.927620395148">
                <text:p>0.92762039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1">
                <text:p>2.41</text:p>
              </table:table-cell>
              <table:table-cell office:value-type="float" office:value="0.927239000779">
                <text:p>0.92723900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2">
                <text:p>2.42</text:p>
              </table:table-cell>
              <table:table-cell office:value-type="float" office:value="0.926857074048">
                <text:p>0.92685707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3">
                <text:p>2.43</text:p>
              </table:table-cell>
              <table:table-cell office:value-type="float" office:value="0.926474610345">
                <text:p>0.9264746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4">
                <text:p>2.44</text:p>
              </table:table-cell>
              <table:table-cell office:value-type="float" office:value="0.926091605068">
                <text:p>0.926091605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5">
                <text:p>2.45</text:p>
              </table:table-cell>
              <table:table-cell office:value-type="float" office:value="0.925708053621">
                <text:p>0.92570805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6">
                <text:p>2.46</text:p>
              </table:table-cell>
              <table:table-cell office:value-type="float" office:value="0.925323951414">
                <text:p>0.92532395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7">
                <text:p>2.47</text:p>
              </table:table-cell>
              <table:table-cell office:value-type="float" office:value="0.924939293866">
                <text:p>0.92493929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8">
                <text:p>2.48</text:p>
              </table:table-cell>
              <table:table-cell office:value-type="float" office:value="0.924554076402">
                <text:p>0.92455407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9">
                <text:p>2.49</text:p>
              </table:table-cell>
              <table:table-cell office:value-type="float" office:value="0.924168294452">
                <text:p>0.92416829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5">
                <text:p>2.5</text:p>
              </table:table-cell>
              <table:table-cell office:value-type="float" office:value="0.923781943456">
                <text:p>0.92378194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1">
                <text:p>2.51</text:p>
              </table:table-cell>
              <table:table-cell office:value-type="float" office:value="0.923395018858">
                <text:p>0.92339501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2">
                <text:p>2.52</text:p>
              </table:table-cell>
              <table:table-cell office:value-type="float" office:value="0.923007516112">
                <text:p>0.92300751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3">
                <text:p>2.53</text:p>
              </table:table-cell>
              <table:table-cell office:value-type="float" office:value="0.922619430675">
                <text:p>0.922619430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4">
                <text:p>2.54</text:p>
              </table:table-cell>
              <table:table-cell office:value-type="float" office:value="0.922230758015">
                <text:p>0.92223075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5">
                <text:p>2.55</text:p>
              </table:table-cell>
              <table:table-cell office:value-type="float" office:value="0.921841493604">
                <text:p>0.92184149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6">
                <text:p>2.56</text:p>
              </table:table-cell>
              <table:table-cell office:value-type="float" office:value="0.921451632922">
                <text:p>0.92145163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7">
                <text:p>2.57</text:p>
              </table:table-cell>
              <table:table-cell office:value-type="float" office:value="0.921061171457">
                <text:p>0.92106117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8">
                <text:p>2.58</text:p>
              </table:table-cell>
              <table:table-cell office:value-type="float" office:value="0.920670104703">
                <text:p>0.920670104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9">
                <text:p>2.59</text:p>
              </table:table-cell>
              <table:table-cell office:value-type="float" office:value="0.92027842816">
                <text:p>0.9202784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6">
                <text:p>2.6</text:p>
              </table:table-cell>
              <table:table-cell office:value-type="float" office:value="0.919886137337">
                <text:p>0.91988613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1">
                <text:p>2.61</text:p>
              </table:table-cell>
              <table:table-cell office:value-type="float" office:value="0.919493227749">
                <text:p>0.91949322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2">
                <text:p>2.62</text:p>
              </table:table-cell>
              <table:table-cell office:value-type="float" office:value="0.919099694919">
                <text:p>0.91909969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3">
                <text:p>2.63</text:p>
              </table:table-cell>
              <table:table-cell office:value-type="float" office:value="0.918705534375">
                <text:p>0.9187055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4">
                <text:p>2.64</text:p>
              </table:table-cell>
              <table:table-cell office:value-type="float" office:value="0.918310741655">
                <text:p>0.91831074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5">
                <text:p>2.65</text:p>
              </table:table-cell>
              <table:table-cell office:value-type="float" office:value="0.917915312301">
                <text:p>0.91791531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6">
                <text:p>2.66</text:p>
              </table:table-cell>
              <table:table-cell office:value-type="float" office:value="0.917519241865">
                <text:p>0.91751924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7">
                <text:p>2.67</text:p>
              </table:table-cell>
              <table:table-cell office:value-type="float" office:value="0.917122525904">
                <text:p>0.91712252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8">
                <text:p>2.68</text:p>
              </table:table-cell>
              <table:table-cell office:value-type="float" office:value="0.916725159984">
                <text:p>0.91672515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9">
                <text:p>2.69</text:p>
              </table:table-cell>
              <table:table-cell office:value-type="float" office:value="0.916327139676">
                <text:p>0.91632713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7">
                <text:p>2.7</text:p>
              </table:table-cell>
              <table:table-cell office:value-type="float" office:value="0.91592846056">
                <text:p>0.9159284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71">
                <text:p>2.71</text:p>
              </table:table-cell>
              <table:table-cell office:value-type="float" office:value="0.915529118223">
                <text:p>0.91552911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2">
                <text:p>2.72</text:p>
              </table:table-cell>
              <table:table-cell office:value-type="float" office:value="0.915129108258">
                <text:p>0.91512910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3">
                <text:p>2.73</text:p>
              </table:table-cell>
              <table:table-cell office:value-type="float" office:value="0.914728426268">
                <text:p>0.91472842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4">
                <text:p>2.74</text:p>
              </table:table-cell>
              <table:table-cell office:value-type="float" office:value="0.914327067859">
                <text:p>0.91432706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5">
                <text:p>2.75</text:p>
              </table:table-cell>
              <table:table-cell office:value-type="float" office:value="0.913925028647">
                <text:p>0.91392502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6">
                <text:p>2.76</text:p>
              </table:table-cell>
              <table:table-cell office:value-type="float" office:value="0.913522304257">
                <text:p>0.91352230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7">
                <text:p>2.77</text:p>
              </table:table-cell>
              <table:table-cell office:value-type="float" office:value="0.913118890317">
                <text:p>0.91311889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8">
                <text:p>2.78</text:p>
              </table:table-cell>
              <table:table-cell office:value-type="float" office:value="0.912714782465">
                <text:p>0.91271478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9">
                <text:p>2.79</text:p>
              </table:table-cell>
              <table:table-cell office:value-type="float" office:value="0.912309976347">
                <text:p>0.912309976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8">
                <text:p>2.8</text:p>
              </table:table-cell>
              <table:table-cell office:value-type="float" office:value="0.911904467614">
                <text:p>0.911904467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1">
                <text:p>2.81</text:p>
              </table:table-cell>
              <table:table-cell office:value-type="float" office:value="0.911498251926">
                <text:p>0.91149825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2">
                <text:p>2.82</text:p>
              </table:table-cell>
              <table:table-cell office:value-type="float" office:value="0.91109132495">
                <text:p>0.9110913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3">
                <text:p>2.83</text:p>
              </table:table-cell>
              <table:table-cell office:value-type="float" office:value="0.910683682361">
                <text:p>0.91068368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4">
                <text:p>2.84</text:p>
              </table:table-cell>
              <table:table-cell office:value-type="float" office:value="0.91027531984">
                <text:p>0.9102753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5">
                <text:p>2.85</text:p>
              </table:table-cell>
              <table:table-cell office:value-type="float" office:value="0.909866233077">
                <text:p>0.90986623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6">
                <text:p>2.86</text:p>
              </table:table-cell>
              <table:table-cell office:value-type="float" office:value="0.909456417768">
                <text:p>0.90945641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7">
                <text:p>2.87</text:p>
              </table:table-cell>
              <table:table-cell office:value-type="float" office:value="0.909045869617">
                <text:p>0.909045869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8">
                <text:p>2.88</text:p>
              </table:table-cell>
              <table:table-cell office:value-type="float" office:value="0.908634584336">
                <text:p>0.90863458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9">
                <text:p>2.89</text:p>
              </table:table-cell>
              <table:table-cell office:value-type="float" office:value="0.908222557645">
                <text:p>0.908222557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9">
                <text:p>2.9</text:p>
              </table:table-cell>
              <table:table-cell office:value-type="float" office:value="0.907809785269">
                <text:p>0.90780978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91">
                <text:p>2.91</text:p>
              </table:table-cell>
              <table:table-cell office:value-type="float" office:value="0.907396262944">
                <text:p>0.90739626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2">
                <text:p>2.92</text:p>
              </table:table-cell>
              <table:table-cell office:value-type="float" office:value="0.90698198641">
                <text:p>0.9069819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93">
                <text:p>2.93</text:p>
              </table:table-cell>
              <table:table-cell office:value-type="float" office:value="0.906566951417">
                <text:p>0.90656695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94">
                <text:p>2.94</text:p>
              </table:table-cell>
              <table:table-cell office:value-type="float" office:value="0.906151153723">
                <text:p>0.90615115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95">
                <text:p>2.95</text:p>
              </table:table-cell>
              <table:table-cell office:value-type="float" office:value="0.90573458909">
                <text:p>0.9057345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6">
                <text:p>2.96</text:p>
              </table:table-cell>
              <table:table-cell office:value-type="float" office:value="0.905317253293">
                <text:p>0.90531725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7">
                <text:p>2.97</text:p>
              </table:table-cell>
              <table:table-cell office:value-type="float" office:value="0.904899142109">
                <text:p>0.90489914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8">
                <text:p>2.98</text:p>
              </table:table-cell>
              <table:table-cell office:value-type="float" office:value="0.904480251327">
                <text:p>0.90448025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9">
                <text:p>2.99</text:p>
              </table:table-cell>
              <table:table-cell office:value-type="float" office:value="0.904060576741">
                <text:p>0.90406057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0.903640114155">
                <text:p>0.90364011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1">
                <text:p>3.01</text:p>
              </table:table-cell>
              <table:table-cell office:value-type="float" office:value="0.903218859378">
                <text:p>0.903218859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2">
                <text:p>3.02</text:p>
              </table:table-cell>
              <table:table-cell office:value-type="float" office:value="0.902796808229">
                <text:p>0.902796808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3">
                <text:p>3.03</text:p>
              </table:table-cell>
              <table:table-cell office:value-type="float" office:value="0.902373956533">
                <text:p>0.90237395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4">
                <text:p>3.04</text:p>
              </table:table-cell>
              <table:table-cell office:value-type="float" office:value="0.901950300124">
                <text:p>0.9019503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5">
                <text:p>3.05</text:p>
              </table:table-cell>
              <table:table-cell office:value-type="float" office:value="0.901525834843">
                <text:p>0.901525834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6">
                <text:p>3.06</text:p>
              </table:table-cell>
              <table:table-cell office:value-type="float" office:value="0.90110055654">
                <text:p>0.9011005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7">
                <text:p>3.07</text:p>
              </table:table-cell>
              <table:table-cell office:value-type="float" office:value="0.900674461071">
                <text:p>0.90067446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8">
                <text:p>3.08</text:p>
              </table:table-cell>
              <table:table-cell office:value-type="float" office:value="0.9002475443">
                <text:p>0.900247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">
                <text:p>3.09</text:p>
              </table:table-cell>
              <table:table-cell office:value-type="float" office:value="0.899819802101">
                <text:p>0.89981980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0.899391230353">
                <text:p>0.89939123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1">
                <text:p>3.11</text:p>
              </table:table-cell>
              <table:table-cell office:value-type="float" office:value="0.898961824945">
                <text:p>0.89896182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2">
                <text:p>3.12</text:p>
              </table:table-cell>
              <table:table-cell office:value-type="float" office:value="0.898531581772">
                <text:p>0.89853158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3">
                <text:p>3.13</text:p>
              </table:table-cell>
              <table:table-cell office:value-type="float" office:value="0.898100496739">
                <text:p>0.89810049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4">
                <text:p>3.14</text:p>
              </table:table-cell>
              <table:table-cell office:value-type="float" office:value="0.897668565758">
                <text:p>0.89766856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5">
                <text:p>3.15</text:p>
              </table:table-cell>
              <table:table-cell office:value-type="float" office:value="0.897235784747">
                <text:p>0.89723578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6">
                <text:p>3.16</text:p>
              </table:table-cell>
              <table:table-cell office:value-type="float" office:value="0.896802149635">
                <text:p>0.89680214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7">
                <text:p>3.17</text:p>
              </table:table-cell>
              <table:table-cell office:value-type="float" office:value="0.896367656358">
                <text:p>0.89636765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8">
                <text:p>3.18</text:p>
              </table:table-cell>
              <table:table-cell office:value-type="float" office:value="0.895932300859">
                <text:p>0.89593230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9">
                <text:p>3.19</text:p>
              </table:table-cell>
              <table:table-cell office:value-type="float" office:value="0.895496079089">
                <text:p>0.89549607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2">
                <text:p>3.2</text:p>
              </table:table-cell>
              <table:table-cell office:value-type="float" office:value="0.895058987008">
                <text:p>0.89505898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1">
                <text:p>3.21</text:p>
              </table:table-cell>
              <table:table-cell office:value-type="float" office:value="0.894621020584">
                <text:p>0.89462102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22">
                <text:p>3.22</text:p>
              </table:table-cell>
              <table:table-cell office:value-type="float" office:value="0.894182175792">
                <text:p>0.89418217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23">
                <text:p>3.23</text:p>
              </table:table-cell>
              <table:table-cell office:value-type="float" office:value="0.893742448616">
                <text:p>0.89374244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4">
                <text:p>3.24</text:p>
              </table:table-cell>
              <table:table-cell office:value-type="float" office:value="0.893301835048">
                <text:p>0.89330183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5">
                <text:p>3.25</text:p>
              </table:table-cell>
              <table:table-cell office:value-type="float" office:value="0.892860331088">
                <text:p>0.89286033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6">
                <text:p>3.26</text:p>
              </table:table-cell>
              <table:table-cell office:value-type="float" office:value="0.892417932742">
                <text:p>0.89241793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7">
                <text:p>3.27</text:p>
              </table:table-cell>
              <table:table-cell office:value-type="float" office:value="0.891974636028">
                <text:p>0.89197463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8">
                <text:p>3.28</text:p>
              </table:table-cell>
              <table:table-cell office:value-type="float" office:value="0.89153043697">
                <text:p>0.8915304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9">
                <text:p>3.29</text:p>
              </table:table-cell>
              <table:table-cell office:value-type="float" office:value="0.891085331599">
                <text:p>0.89108533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3">
                <text:p>3.3</text:p>
              </table:table-cell>
              <table:table-cell office:value-type="float" office:value="0.890639315957">
                <text:p>0.89063931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31">
                <text:p>3.31</text:p>
              </table:table-cell>
              <table:table-cell office:value-type="float" office:value="0.890192386092">
                <text:p>0.89019238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32">
                <text:p>3.32</text:p>
              </table:table-cell>
              <table:table-cell office:value-type="float" office:value="0.889744538061">
                <text:p>0.889744538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33">
                <text:p>3.33</text:p>
              </table:table-cell>
              <table:table-cell office:value-type="float" office:value="0.889295767928">
                <text:p>0.88929576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4">
                <text:p>3.34</text:p>
              </table:table-cell>
              <table:table-cell office:value-type="float" office:value="0.888846071768">
                <text:p>0.88884607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5">
                <text:p>3.35</text:p>
              </table:table-cell>
              <table:table-cell office:value-type="float" office:value="0.888395445662">
                <text:p>0.88839544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6">
                <text:p>3.36</text:p>
              </table:table-cell>
              <table:table-cell office:value-type="float" office:value="0.887943885699">
                <text:p>0.88794388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7">
                <text:p>3.37</text:p>
              </table:table-cell>
              <table:table-cell office:value-type="float" office:value="0.887491387978">
                <text:p>0.887491387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8">
                <text:p>3.38</text:p>
              </table:table-cell>
              <table:table-cell office:value-type="float" office:value="0.887037948605">
                <text:p>0.887037948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9">
                <text:p>3.39</text:p>
              </table:table-cell>
              <table:table-cell office:value-type="float" office:value="0.886583563695">
                <text:p>0.88658356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4">
                <text:p>3.4</text:p>
              </table:table-cell>
              <table:table-cell office:value-type="float" office:value="0.886128229371">
                <text:p>0.88612822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41">
                <text:p>3.41</text:p>
              </table:table-cell>
              <table:table-cell office:value-type="float" office:value="0.885671941764">
                <text:p>0.88567194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42">
                <text:p>3.42</text:p>
              </table:table-cell>
              <table:table-cell office:value-type="float" office:value="0.885214697015">
                <text:p>0.88521469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43">
                <text:p>3.43</text:p>
              </table:table-cell>
              <table:table-cell office:value-type="float" office:value="0.88475649127">
                <text:p>0.88475649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4">
                <text:p>3.44</text:p>
              </table:table-cell>
              <table:table-cell office:value-type="float" office:value="0.884297320687">
                <text:p>0.88429732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5">
                <text:p>3.45</text:p>
              </table:table-cell>
              <table:table-cell office:value-type="float" office:value="0.883837181431">
                <text:p>0.88383718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6">
                <text:p>3.46</text:p>
              </table:table-cell>
              <table:table-cell office:value-type="float" office:value="0.883376069675">
                <text:p>0.8833760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7">
                <text:p>3.47</text:p>
              </table:table-cell>
              <table:table-cell office:value-type="float" office:value="0.882913981601">
                <text:p>0.88291398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8">
                <text:p>3.48</text:p>
              </table:table-cell>
              <table:table-cell office:value-type="float" office:value="0.8824509134">
                <text:p>0.8824509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9">
                <text:p>3.49</text:p>
              </table:table-cell>
              <table:table-cell office:value-type="float" office:value="0.881986861269">
                <text:p>0.88198686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5">
                <text:p>3.5</text:p>
              </table:table-cell>
              <table:table-cell office:value-type="float" office:value="0.881521821417">
                <text:p>0.88152182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1">
                <text:p>3.51</text:p>
              </table:table-cell>
              <table:table-cell office:value-type="float" office:value="0.881055790059">
                <text:p>0.88105579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52">
                <text:p>3.52</text:p>
              </table:table-cell>
              <table:table-cell office:value-type="float" office:value="0.88058876342">
                <text:p>0.8805887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3">
                <text:p>3.53</text:p>
              </table:table-cell>
              <table:table-cell office:value-type="float" office:value="0.880120737733">
                <text:p>0.880120737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4">
                <text:p>3.54</text:p>
              </table:table-cell>
              <table:table-cell office:value-type="float" office:value="0.879651709238">
                <text:p>0.87965170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5">
                <text:p>3.55</text:p>
              </table:table-cell>
              <table:table-cell office:value-type="float" office:value="0.879181674187">
                <text:p>0.87918167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6">
                <text:p>3.56</text:p>
              </table:table-cell>
              <table:table-cell office:value-type="float" office:value="0.878710628838">
                <text:p>0.87871062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7">
                <text:p>3.57</text:p>
              </table:table-cell>
              <table:table-cell office:value-type="float" office:value="0.878238569457">
                <text:p>0.87823856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8">
                <text:p>3.58</text:p>
              </table:table-cell>
              <table:table-cell office:value-type="float" office:value="0.877765492322">
                <text:p>0.87776549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9">
                <text:p>3.59</text:p>
              </table:table-cell>
              <table:table-cell office:value-type="float" office:value="0.877291393716">
                <text:p>0.87729139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6">
                <text:p>3.6</text:p>
              </table:table-cell>
              <table:table-cell office:value-type="float" office:value="0.876816269934">
                <text:p>0.87681626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1">
                <text:p>3.61</text:p>
              </table:table-cell>
              <table:table-cell office:value-type="float" office:value="0.876340117276">
                <text:p>0.87634011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62">
                <text:p>3.62</text:p>
              </table:table-cell>
              <table:table-cell office:value-type="float" office:value="0.875862932054">
                <text:p>0.87586293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3">
                <text:p>3.63</text:p>
              </table:table-cell>
              <table:table-cell office:value-type="float" office:value="0.875384710587">
                <text:p>0.87538471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4">
                <text:p>3.64</text:p>
              </table:table-cell>
              <table:table-cell office:value-type="float" office:value="0.874905449203">
                <text:p>0.874905449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5">
                <text:p>3.65</text:p>
              </table:table-cell>
              <table:table-cell office:value-type="float" office:value="0.874425144239">
                <text:p>0.87442514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6">
                <text:p>3.66</text:p>
              </table:table-cell>
              <table:table-cell office:value-type="float" office:value="0.87394379204">
                <text:p>0.8739437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7">
                <text:p>3.67</text:p>
              </table:table-cell>
              <table:table-cell office:value-type="float" office:value="0.873461388962">
                <text:p>0.87346138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8">
                <text:p>3.68</text:p>
              </table:table-cell>
              <table:table-cell office:value-type="float" office:value="0.872977931367">
                <text:p>0.87297793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9">
                <text:p>3.69</text:p>
              </table:table-cell>
              <table:table-cell office:value-type="float" office:value="0.872493415628">
                <text:p>0.87249341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7">
                <text:p>3.7</text:p>
              </table:table-cell>
              <table:table-cell office:value-type="float" office:value="0.872007838125">
                <text:p>0.87200783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1">
                <text:p>3.71</text:p>
              </table:table-cell>
              <table:table-cell office:value-type="float" office:value="0.871521195248">
                <text:p>0.87152119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72">
                <text:p>3.72</text:p>
              </table:table-cell>
              <table:table-cell office:value-type="float" office:value="0.871033483397">
                <text:p>0.87103348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73">
                <text:p>3.73</text:p>
              </table:table-cell>
              <table:table-cell office:value-type="float" office:value="0.870544698977">
                <text:p>0.870544698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74">
                <text:p>3.74</text:p>
              </table:table-cell>
              <table:table-cell office:value-type="float" office:value="0.870054838407">
                <text:p>0.87005483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5">
                <text:p>3.75</text:p>
              </table:table-cell>
              <table:table-cell office:value-type="float" office:value="0.869563898112">
                <text:p>0.86956389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6">
                <text:p>3.76</text:p>
              </table:table-cell>
              <table:table-cell office:value-type="float" office:value="0.869071874525">
                <text:p>0.86907187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7">
                <text:p>3.77</text:p>
              </table:table-cell>
              <table:table-cell office:value-type="float" office:value="0.86857876409">
                <text:p>0.86857876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8">
                <text:p>3.78</text:p>
              </table:table-cell>
              <table:table-cell office:value-type="float" office:value="0.86808456326">
                <text:p>0.8680845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9">
                <text:p>3.79</text:p>
              </table:table-cell>
              <table:table-cell office:value-type="float" office:value="0.867589268496">
                <text:p>0.86758926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8">
                <text:p>3.8</text:p>
              </table:table-cell>
              <table:table-cell office:value-type="float" office:value="0.867092876268">
                <text:p>0.86709287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1">
                <text:p>3.81</text:p>
              </table:table-cell>
              <table:table-cell office:value-type="float" office:value="0.866595383055">
                <text:p>0.866595383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2">
                <text:p>3.82</text:p>
              </table:table-cell>
              <table:table-cell office:value-type="float" office:value="0.866096785347">
                <text:p>0.86609678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83">
                <text:p>3.83</text:p>
              </table:table-cell>
              <table:table-cell office:value-type="float" office:value="0.86559707964">
                <text:p>0.8655970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4">
                <text:p>3.84</text:p>
              </table:table-cell>
              <table:table-cell office:value-type="float" office:value="0.865096262441">
                <text:p>0.86509626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5">
                <text:p>3.85</text:p>
              </table:table-cell>
              <table:table-cell office:value-type="float" office:value="0.864594330266">
                <text:p>0.86459433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6">
                <text:p>3.86</text:p>
              </table:table-cell>
              <table:table-cell office:value-type="float" office:value="0.86409127964">
                <text:p>0.8640912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7">
                <text:p>3.87</text:p>
              </table:table-cell>
              <table:table-cell office:value-type="float" office:value="0.863587107096">
                <text:p>0.86358710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8">
                <text:p>3.88</text:p>
              </table:table-cell>
              <table:table-cell office:value-type="float" office:value="0.863081809178">
                <text:p>0.86308180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9">
                <text:p>3.89</text:p>
              </table:table-cell>
              <table:table-cell office:value-type="float" office:value="0.862575382438">
                <text:p>0.86257538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9">
                <text:p>3.9</text:p>
              </table:table-cell>
              <table:table-cell office:value-type="float" office:value="0.862067823438">
                <text:p>0.8620678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91">
                <text:p>3.91</text:p>
              </table:table-cell>
              <table:table-cell office:value-type="float" office:value="0.861559128747">
                <text:p>0.86155912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92">
                <text:p>3.92</text:p>
              </table:table-cell>
              <table:table-cell office:value-type="float" office:value="0.861049294948">
                <text:p>0.86104929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3">
                <text:p>3.93</text:p>
              </table:table-cell>
              <table:table-cell office:value-type="float" office:value="0.860538318627">
                <text:p>0.860538318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4">
                <text:p>3.94</text:p>
              </table:table-cell>
              <table:table-cell office:value-type="float" office:value="0.860026196384">
                <text:p>0.86002619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5">
                <text:p>3.95</text:p>
              </table:table-cell>
              <table:table-cell office:value-type="float" office:value="0.859512924827">
                <text:p>0.859512924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6">
                <text:p>3.96</text:p>
              </table:table-cell>
              <table:table-cell office:value-type="float" office:value="0.858998500572">
                <text:p>0.8589985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7">
                <text:p>3.97</text:p>
              </table:table-cell>
              <table:table-cell office:value-type="float" office:value="0.858482920247">
                <text:p>0.8584829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8">
                <text:p>3.98</text:p>
              </table:table-cell>
              <table:table-cell office:value-type="float" office:value="0.857966180486">
                <text:p>0.85796618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9">
                <text:p>3.99</text:p>
              </table:table-cell>
              <table:table-cell office:value-type="float" office:value="0.857448277934">
                <text:p>0.85744827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0.856929209247">
                <text:p>0.85692920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01">
                <text:p>4.01</text:p>
              </table:table-cell>
              <table:table-cell office:value-type="float" office:value="0.856408971088">
                <text:p>0.85640897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02">
                <text:p>4.02</text:p>
              </table:table-cell>
              <table:table-cell office:value-type="float" office:value="0.855887560129">
                <text:p>0.85588756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3">
                <text:p>4.03</text:p>
              </table:table-cell>
              <table:table-cell office:value-type="float" office:value="0.855364973054">
                <text:p>0.85536497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4">
                <text:p>4.04</text:p>
              </table:table-cell>
              <table:table-cell office:value-type="float" office:value="0.854841206555">
                <text:p>0.85484120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5">
                <text:p>4.05</text:p>
              </table:table-cell>
              <table:table-cell office:value-type="float" office:value="0.854316257334">
                <text:p>0.85431625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6">
                <text:p>4.06</text:p>
              </table:table-cell>
              <table:table-cell office:value-type="float" office:value="0.8537901221">
                <text:p>0.853790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7">
                <text:p>4.07</text:p>
              </table:table-cell>
              <table:table-cell office:value-type="float" office:value="0.853262797576">
                <text:p>0.85326279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8">
                <text:p>4.08</text:p>
              </table:table-cell>
              <table:table-cell office:value-type="float" office:value="0.85273428049">
                <text:p>0.8527342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9">
                <text:p>4.09</text:p>
              </table:table-cell>
              <table:table-cell office:value-type="float" office:value="0.852204567582">
                <text:p>0.85220456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1">
                <text:p>4.1</text:p>
              </table:table-cell>
              <table:table-cell office:value-type="float" office:value="0.851673655602">
                <text:p>0.85167365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1">
                <text:p>4.11</text:p>
              </table:table-cell>
              <table:table-cell office:value-type="float" office:value="0.851141541308">
                <text:p>0.85114154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2">
                <text:p>4.12</text:p>
              </table:table-cell>
              <table:table-cell office:value-type="float" office:value="0.850608221468">
                <text:p>0.85060822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3">
                <text:p>4.13</text:p>
              </table:table-cell>
              <table:table-cell office:value-type="float" office:value="0.85007369286">
                <text:p>0.8500736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4">
                <text:p>4.14</text:p>
              </table:table-cell>
              <table:table-cell office:value-type="float" office:value="0.849537952272">
                <text:p>0.84953795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5">
                <text:p>4.15</text:p>
              </table:table-cell>
              <table:table-cell office:value-type="float" office:value="0.849000996501">
                <text:p>0.84900099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6">
                <text:p>4.16</text:p>
              </table:table-cell>
              <table:table-cell office:value-type="float" office:value="0.848462822353">
                <text:p>0.84846282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7">
                <text:p>4.17</text:p>
              </table:table-cell>
              <table:table-cell office:value-type="float" office:value="0.847923426645">
                <text:p>0.84792342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8">
                <text:p>4.18</text:p>
              </table:table-cell>
              <table:table-cell office:value-type="float" office:value="0.847382806204">
                <text:p>0.84738280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9">
                <text:p>4.19</text:p>
              </table:table-cell>
              <table:table-cell office:value-type="float" office:value="0.846840957864">
                <text:p>0.84684095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2">
                <text:p>4.2</text:p>
              </table:table-cell>
              <table:table-cell office:value-type="float" office:value="0.846297878471">
                <text:p>0.84629787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21">
                <text:p>4.21</text:p>
              </table:table-cell>
              <table:table-cell office:value-type="float" office:value="0.845753564881">
                <text:p>0.845753564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22">
                <text:p>4.22</text:p>
              </table:table-cell>
              <table:table-cell office:value-type="float" office:value="0.84520801396">
                <text:p>0.8452080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3">
                <text:p>4.23</text:p>
              </table:table-cell>
              <table:table-cell office:value-type="float" office:value="0.84466122258">
                <text:p>0.8446612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4">
                <text:p>4.24</text:p>
              </table:table-cell>
              <table:table-cell office:value-type="float" office:value="0.844113187628">
                <text:p>0.84411318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5">
                <text:p>4.25</text:p>
              </table:table-cell>
              <table:table-cell office:value-type="float" office:value="0.843563905998">
                <text:p>0.84356390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6">
                <text:p>4.26</text:p>
              </table:table-cell>
              <table:table-cell office:value-type="float" office:value="0.843013374595">
                <text:p>0.84301337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7">
                <text:p>4.27</text:p>
              </table:table-cell>
              <table:table-cell office:value-type="float" office:value="0.842461590331">
                <text:p>0.84246159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8">
                <text:p>4.28</text:p>
              </table:table-cell>
              <table:table-cell office:value-type="float" office:value="0.841908550132">
                <text:p>0.84190855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9">
                <text:p>4.29</text:p>
              </table:table-cell>
              <table:table-cell office:value-type="float" office:value="0.841354250931">
                <text:p>0.84135425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3">
                <text:p>4.3</text:p>
              </table:table-cell>
              <table:table-cell office:value-type="float" office:value="0.840798689672">
                <text:p>0.84079868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31">
                <text:p>4.31</text:p>
              </table:table-cell>
              <table:table-cell office:value-type="float" office:value="0.840241863309">
                <text:p>0.84024186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2">
                <text:p>4.32</text:p>
              </table:table-cell>
              <table:table-cell office:value-type="float" office:value="0.839683768806">
                <text:p>0.83968376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3">
                <text:p>4.33</text:p>
              </table:table-cell>
              <table:table-cell office:value-type="float" office:value="0.839124403136">
                <text:p>0.83912440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4">
                <text:p>4.34</text:p>
              </table:table-cell>
              <table:table-cell office:value-type="float" office:value="0.838563763283">
                <text:p>0.83856376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5">
                <text:p>4.35</text:p>
              </table:table-cell>
              <table:table-cell office:value-type="float" office:value="0.838001846241">
                <text:p>0.83800184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6">
                <text:p>4.36</text:p>
              </table:table-cell>
              <table:table-cell office:value-type="float" office:value="0.837438649013">
                <text:p>0.83743864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7">
                <text:p>4.37</text:p>
              </table:table-cell>
              <table:table-cell office:value-type="float" office:value="0.836874168613">
                <text:p>0.83687416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8">
                <text:p>4.38</text:p>
              </table:table-cell>
              <table:table-cell office:value-type="float" office:value="0.836308402065">
                <text:p>0.83630840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9">
                <text:p>4.39</text:p>
              </table:table-cell>
              <table:table-cell office:value-type="float" office:value="0.835741346402">
                <text:p>0.83574134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4">
                <text:p>4.4</text:p>
              </table:table-cell>
              <table:table-cell office:value-type="float" office:value="0.835172998669">
                <text:p>0.83517299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41">
                <text:p>4.41</text:p>
              </table:table-cell>
              <table:table-cell office:value-type="float" office:value="0.83460335592">
                <text:p>0.8346033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2">
                <text:p>4.42</text:p>
              </table:table-cell>
              <table:table-cell office:value-type="float" office:value="0.834032415219">
                <text:p>0.834032415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3">
                <text:p>4.43</text:p>
              </table:table-cell>
              <table:table-cell office:value-type="float" office:value="0.83346017364">
                <text:p>0.8334601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4">
                <text:p>4.44</text:p>
              </table:table-cell>
              <table:table-cell office:value-type="float" office:value="0.832886628267">
                <text:p>0.832886628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5">
                <text:p>4.45</text:p>
              </table:table-cell>
              <table:table-cell office:value-type="float" office:value="0.832311776196">
                <text:p>0.83231177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6">
                <text:p>4.46</text:p>
              </table:table-cell>
              <table:table-cell office:value-type="float" office:value="0.831735614531">
                <text:p>0.83173561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7">
                <text:p>4.47</text:p>
              </table:table-cell>
              <table:table-cell office:value-type="float" office:value="0.831158140388">
                <text:p>0.83115814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8">
                <text:p>4.48</text:p>
              </table:table-cell>
              <table:table-cell office:value-type="float" office:value="0.830579350891">
                <text:p>0.83057935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9">
                <text:p>4.49</text:p>
              </table:table-cell>
              <table:table-cell office:value-type="float" office:value="0.829999243177">
                <text:p>0.82999924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5">
                <text:p>4.5</text:p>
              </table:table-cell>
              <table:table-cell office:value-type="float" office:value="0.82941781439">
                <text:p>0.8294178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1">
                <text:p>4.51</text:p>
              </table:table-cell>
              <table:table-cell office:value-type="float" office:value="0.828835061688">
                <text:p>0.82883506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2">
                <text:p>4.52</text:p>
              </table:table-cell>
              <table:table-cell office:value-type="float" office:value="0.828250982237">
                <text:p>0.82825098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3">
                <text:p>4.53</text:p>
              </table:table-cell>
              <table:table-cell office:value-type="float" office:value="0.827665573213">
                <text:p>0.82766557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4">
                <text:p>4.54</text:p>
              </table:table-cell>
              <table:table-cell office:value-type="float" office:value="0.827078831804">
                <text:p>0.8270788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5">
                <text:p>4.55</text:p>
              </table:table-cell>
              <table:table-cell office:value-type="float" office:value="0.826490755207">
                <text:p>0.82649075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6">
                <text:p>4.56</text:p>
              </table:table-cell>
              <table:table-cell office:value-type="float" office:value="0.825901340631">
                <text:p>0.82590134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7">
                <text:p>4.57</text:p>
              </table:table-cell>
              <table:table-cell office:value-type="float" office:value="0.825310585293">
                <text:p>0.82531058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8">
                <text:p>4.58</text:p>
              </table:table-cell>
              <table:table-cell office:value-type="float" office:value="0.824718486422">
                <text:p>0.82471848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9">
                <text:p>4.59</text:p>
              </table:table-cell>
              <table:table-cell office:value-type="float" office:value="0.824125041258">
                <text:p>0.82412504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6">
                <text:p>4.6</text:p>
              </table:table-cell>
              <table:table-cell office:value-type="float" office:value="0.82353024705">
                <text:p>0.8235302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">
                <text:p>4.61</text:p>
              </table:table-cell>
              <table:table-cell office:value-type="float" office:value="0.822934101058">
                <text:p>0.8229341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2">
                <text:p>4.62</text:p>
              </table:table-cell>
              <table:table-cell office:value-type="float" office:value="0.822336600553">
                <text:p>0.822336600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3">
                <text:p>4.63</text:p>
              </table:table-cell>
              <table:table-cell office:value-type="float" office:value="0.821737742816">
                <text:p>0.82173774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4">
                <text:p>4.64</text:p>
              </table:table-cell>
              <table:table-cell office:value-type="float" office:value="0.821137525139">
                <text:p>0.82113752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5">
                <text:p>4.65</text:p>
              </table:table-cell>
              <table:table-cell office:value-type="float" office:value="0.820535944823">
                <text:p>0.820535944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6">
                <text:p>4.66</text:p>
              </table:table-cell>
              <table:table-cell office:value-type="float" office:value="0.819932999183">
                <text:p>0.81993299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">
                <text:p>4.67</text:p>
              </table:table-cell>
              <table:table-cell office:value-type="float" office:value="0.81932868554">
                <text:p>0.8193286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8">
                <text:p>4.68</text:p>
              </table:table-cell>
              <table:table-cell office:value-type="float" office:value="0.81872300123">
                <text:p>0.818723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">
                <text:p>4.69</text:p>
              </table:table-cell>
              <table:table-cell office:value-type="float" office:value="0.818115943597">
                <text:p>0.81811594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7">
                <text:p>4.7</text:p>
              </table:table-cell>
              <table:table-cell office:value-type="float" office:value="0.817507509995">
                <text:p>0.81750750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71">
                <text:p>4.71</text:p>
              </table:table-cell>
              <table:table-cell office:value-type="float" office:value="0.816897697792">
                <text:p>0.81689769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2">
                <text:p>4.72</text:p>
              </table:table-cell>
              <table:table-cell office:value-type="float" office:value="0.816286504363">
                <text:p>0.81628650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3">
                <text:p>4.73</text:p>
              </table:table-cell>
              <table:table-cell office:value-type="float" office:value="0.815673927096">
                <text:p>0.81567392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4">
                <text:p>4.74</text:p>
              </table:table-cell>
              <table:table-cell office:value-type="float" office:value="0.815059963389">
                <text:p>0.81505996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5">
                <text:p>4.75</text:p>
              </table:table-cell>
              <table:table-cell office:value-type="float" office:value="0.814444610651">
                <text:p>0.81444461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">
                <text:p>4.76</text:p>
              </table:table-cell>
              <table:table-cell office:value-type="float" office:value="0.813827866302">
                <text:p>0.81382786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">
                <text:p>4.77</text:p>
              </table:table-cell>
              <table:table-cell office:value-type="float" office:value="0.813209727771">
                <text:p>0.81320972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8">
                <text:p>4.78</text:p>
              </table:table-cell>
              <table:table-cell office:value-type="float" office:value="0.812590192501">
                <text:p>0.81259019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9">
                <text:p>4.79</text:p>
              </table:table-cell>
              <table:table-cell office:value-type="float" office:value="0.811969257942">
                <text:p>0.81196925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8">
                <text:p>4.8</text:p>
              </table:table-cell>
              <table:table-cell office:value-type="float" office:value="0.811346921557">
                <text:p>0.81134692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1">
                <text:p>4.81</text:p>
              </table:table-cell>
              <table:table-cell office:value-type="float" office:value="0.810723180822">
                <text:p>0.81072318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2">
                <text:p>4.82</text:p>
              </table:table-cell>
              <table:table-cell office:value-type="float" office:value="0.810098033218">
                <text:p>0.81009803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3">
                <text:p>4.83</text:p>
              </table:table-cell>
              <table:table-cell office:value-type="float" office:value="0.809471476244">
                <text:p>0.809471476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">
                <text:p>4.84</text:p>
              </table:table-cell>
              <table:table-cell office:value-type="float" office:value="0.808843507403">
                <text:p>0.808843507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5">
                <text:p>4.85</text:p>
              </table:table-cell>
              <table:table-cell office:value-type="float" office:value="0.808214124215">
                <text:p>0.80821412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6">
                <text:p>4.86</text:p>
              </table:table-cell>
              <table:table-cell office:value-type="float" office:value="0.807583324206">
                <text:p>0.807583324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7">
                <text:p>4.87</text:p>
              </table:table-cell>
              <table:table-cell office:value-type="float" office:value="0.806951104917">
                <text:p>0.80695110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8">
                <text:p>4.88</text:p>
              </table:table-cell>
              <table:table-cell office:value-type="float" office:value="0.806317463897">
                <text:p>0.80631746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">
                <text:p>4.89</text:p>
              </table:table-cell>
              <table:table-cell office:value-type="float" office:value="0.805682398707">
                <text:p>0.80568239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9">
                <text:p>4.9</text:p>
              </table:table-cell>
              <table:table-cell office:value-type="float" office:value="0.805045906921">
                <text:p>0.80504590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1">
                <text:p>4.91</text:p>
              </table:table-cell>
              <table:table-cell office:value-type="float" office:value="0.80440798612">
                <text:p>0.8044079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">
                <text:p>4.92</text:p>
              </table:table-cell>
              <table:table-cell office:value-type="float" office:value="0.803768633899">
                <text:p>0.80376863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">
                <text:p>4.93</text:p>
              </table:table-cell>
              <table:table-cell office:value-type="float" office:value="0.803127847864">
                <text:p>0.80312784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">
                <text:p>4.94</text:p>
              </table:table-cell>
              <table:table-cell office:value-type="float" office:value="0.802485625631">
                <text:p>0.80248562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5">
                <text:p>4.95</text:p>
              </table:table-cell>
              <table:table-cell office:value-type="float" office:value="0.801841964827">
                <text:p>0.801841964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6">
                <text:p>4.96</text:p>
              </table:table-cell>
              <table:table-cell office:value-type="float" office:value="0.801196863092">
                <text:p>0.80119686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7">
                <text:p>4.97</text:p>
              </table:table-cell>
              <table:table-cell office:value-type="float" office:value="0.800550318075">
                <text:p>0.80055031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8">
                <text:p>4.98</text:p>
              </table:table-cell>
              <table:table-cell office:value-type="float" office:value="0.799902327437">
                <text:p>0.79990232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9">
                <text:p>4.99</text:p>
              </table:table-cell>
              <table:table-cell office:value-type="float" office:value="0.799252888851">
                <text:p>0.799252888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0.798602">
                <text:p>0.79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">
                <text:p>5.01</text:p>
              </table:table-cell>
              <table:table-cell office:value-type="float" office:value="0.797949658579">
                <text:p>0.79794965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">
                <text:p>5.02</text:p>
              </table:table-cell>
              <table:table-cell office:value-type="float" office:value="0.797295862293">
                <text:p>0.79729586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">
                <text:p>5.03</text:p>
              </table:table-cell>
              <table:table-cell office:value-type="float" office:value="0.79664060886">
                <text:p>0.7966406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4">
                <text:p>5.04</text:p>
              </table:table-cell>
              <table:table-cell office:value-type="float" office:value="0.795983896009">
                <text:p>0.795983896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5">
                <text:p>5.05</text:p>
              </table:table-cell>
              <table:table-cell office:value-type="float" office:value="0.795325721479">
                <text:p>0.79532572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">
                <text:p>5.06</text:p>
              </table:table-cell>
              <table:table-cell office:value-type="float" office:value="0.794666083021">
                <text:p>0.79466608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7">
                <text:p>5.07</text:p>
              </table:table-cell>
              <table:table-cell office:value-type="float" office:value="0.794004978398">
                <text:p>0.79400497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8">
                <text:p>5.08</text:p>
              </table:table-cell>
              <table:table-cell office:value-type="float" office:value="0.793342405384">
                <text:p>0.79334240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">
                <text:p>5.09</text:p>
              </table:table-cell>
              <table:table-cell office:value-type="float" office:value="0.792678361764">
                <text:p>0.79267836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1">
                <text:p>5.1</text:p>
              </table:table-cell>
              <table:table-cell office:value-type="float" office:value="0.792012845335">
                <text:p>0.79201284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">
                <text:p>5.11</text:p>
              </table:table-cell>
              <table:table-cell office:value-type="float" office:value="0.791345853905">
                <text:p>0.79134585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2">
                <text:p>5.12</text:p>
              </table:table-cell>
              <table:table-cell office:value-type="float" office:value="0.790677385293">
                <text:p>0.79067738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">
                <text:p>5.13</text:p>
              </table:table-cell>
              <table:table-cell office:value-type="float" office:value="0.79000743733">
                <text:p>0.7900074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4">
                <text:p>5.14</text:p>
              </table:table-cell>
              <table:table-cell office:value-type="float" office:value="0.789336007859">
                <text:p>0.78933600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">
                <text:p>5.15</text:p>
              </table:table-cell>
              <table:table-cell office:value-type="float" office:value="0.788663094734">
                <text:p>0.78866309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6">
                <text:p>5.16</text:p>
              </table:table-cell>
              <table:table-cell office:value-type="float" office:value="0.78798869582">
                <text:p>0.7879886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">
                <text:p>5.17</text:p>
              </table:table-cell>
              <table:table-cell office:value-type="float" office:value="0.787312808994">
                <text:p>0.787312808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8">
                <text:p>5.18</text:p>
              </table:table-cell>
              <table:table-cell office:value-type="float" office:value="0.786635432146">
                <text:p>0.78663543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">
                <text:p>5.19</text:p>
              </table:table-cell>
              <table:table-cell office:value-type="float" office:value="0.785956563174">
                <text:p>0.78595656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">
                <text:p>5.2</text:p>
              </table:table-cell>
              <table:table-cell office:value-type="float" office:value="0.785276199992">
                <text:p>0.7852761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">
                <text:p>5.21</text:p>
              </table:table-cell>
              <table:table-cell office:value-type="float" office:value="0.784594340521">
                <text:p>0.78459434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2">
                <text:p>5.22</text:p>
              </table:table-cell>
              <table:table-cell office:value-type="float" office:value="0.783910982699">
                <text:p>0.78391098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3">
                <text:p>5.23</text:p>
              </table:table-cell>
              <table:table-cell office:value-type="float" office:value="0.78322612447">
                <text:p>0.7832261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4">
                <text:p>5.24</text:p>
              </table:table-cell>
              <table:table-cell office:value-type="float" office:value="0.782539763793">
                <text:p>0.78253976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5">
                <text:p>5.25</text:p>
              </table:table-cell>
              <table:table-cell office:value-type="float" office:value="0.781851898639">
                <text:p>0.78185189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6">
                <text:p>5.26</text:p>
              </table:table-cell>
              <table:table-cell office:value-type="float" office:value="0.781162526989">
                <text:p>0.78116252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">
                <text:p>5.27</text:p>
              </table:table-cell>
              <table:table-cell office:value-type="float" office:value="0.780471646836">
                <text:p>0.78047164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8">
                <text:p>5.28</text:p>
              </table:table-cell>
              <table:table-cell office:value-type="float" office:value="0.779779256187">
                <text:p>0.77977925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9">
                <text:p>5.29</text:p>
              </table:table-cell>
              <table:table-cell office:value-type="float" office:value="0.779085353058">
                <text:p>0.77908535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">
                <text:p>5.3</text:p>
              </table:table-cell>
              <table:table-cell office:value-type="float" office:value="0.778389935477">
                <text:p>0.77838993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">
                <text:p>5.31</text:p>
              </table:table-cell>
              <table:table-cell office:value-type="float" office:value="0.777693001486">
                <text:p>0.77769300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">
                <text:p>5.32</text:p>
              </table:table-cell>
              <table:table-cell office:value-type="float" office:value="0.776994549136">
                <text:p>0.77699454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3">
                <text:p>5.33</text:p>
              </table:table-cell>
              <table:table-cell office:value-type="float" office:value="0.776294576493">
                <text:p>0.77629457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4">
                <text:p>5.34</text:p>
              </table:table-cell>
              <table:table-cell office:value-type="float" office:value="0.775593081632">
                <text:p>0.77559308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5">
                <text:p>5.35</text:p>
              </table:table-cell>
              <table:table-cell office:value-type="float" office:value="0.774890062642">
                <text:p>0.77489006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">
                <text:p>5.36</text:p>
              </table:table-cell>
              <table:table-cell office:value-type="float" office:value="0.774185517622">
                <text:p>0.77418551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7">
                <text:p>5.37</text:p>
              </table:table-cell>
              <table:table-cell office:value-type="float" office:value="0.773479444684">
                <text:p>0.773479444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">
                <text:p>5.38</text:p>
              </table:table-cell>
              <table:table-cell office:value-type="float" office:value="0.772771841953">
                <text:p>0.77277184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">
                <text:p>5.39</text:p>
              </table:table-cell>
              <table:table-cell office:value-type="float" office:value="0.772062707563">
                <text:p>0.77206270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">
                <text:p>5.4</text:p>
              </table:table-cell>
              <table:table-cell office:value-type="float" office:value="0.771352039663">
                <text:p>0.771352039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1">
                <text:p>5.41</text:p>
              </table:table-cell>
              <table:table-cell office:value-type="float" office:value="0.770639836413">
                <text:p>0.77063983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2">
                <text:p>5.42</text:p>
              </table:table-cell>
              <table:table-cell office:value-type="float" office:value="0.769926095984">
                <text:p>0.76992609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3">
                <text:p>5.43</text:p>
              </table:table-cell>
              <table:table-cell office:value-type="float" office:value="0.76921081656">
                <text:p>0.7692108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">
                <text:p>5.44</text:p>
              </table:table-cell>
              <table:table-cell office:value-type="float" office:value="0.768493996337">
                <text:p>0.76849399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">
                <text:p>5.45</text:p>
              </table:table-cell>
              <table:table-cell office:value-type="float" office:value="0.767775633524">
                <text:p>0.76777563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">
                <text:p>5.46</text:p>
              </table:table-cell>
              <table:table-cell office:value-type="float" office:value="0.767055726339">
                <text:p>0.76705572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">
                <text:p>5.47</text:p>
              </table:table-cell>
              <table:table-cell office:value-type="float" office:value="0.766334273017">
                <text:p>0.76633427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">
                <text:p>5.48</text:p>
              </table:table-cell>
              <table:table-cell office:value-type="float" office:value="0.7656112718">
                <text:p>0.765611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9">
                <text:p>5.49</text:p>
              </table:table-cell>
              <table:table-cell office:value-type="float" office:value="0.764886720946">
                <text:p>0.76488672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5">
                <text:p>5.5</text:p>
              </table:table-cell>
              <table:table-cell office:value-type="float" office:value="0.764160618723">
                <text:p>0.76416061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1">
                <text:p>5.51</text:p>
              </table:table-cell>
              <table:table-cell office:value-type="float" office:value="0.763432963412">
                <text:p>0.76343296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">
                <text:p>5.52</text:p>
              </table:table-cell>
              <table:table-cell office:value-type="float" office:value="0.762703753306">
                <text:p>0.76270375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">
                <text:p>5.53</text:p>
              </table:table-cell>
              <table:table-cell office:value-type="float" office:value="0.761972986711">
                <text:p>0.76197298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4">
                <text:p>5.54</text:p>
              </table:table-cell>
              <table:table-cell office:value-type="float" office:value="0.761240661944">
                <text:p>0.76124066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">
                <text:p>5.55</text:p>
              </table:table-cell>
              <table:table-cell office:value-type="float" office:value="0.760506777335">
                <text:p>0.76050677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">
                <text:p>5.56</text:p>
              </table:table-cell>
              <table:table-cell office:value-type="float" office:value="0.759771331227">
                <text:p>0.75977133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">
                <text:p>5.57</text:p>
              </table:table-cell>
              <table:table-cell office:value-type="float" office:value="0.759034321973">
                <text:p>0.75903432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58">
                <text:p>5.58</text:p>
              </table:table-cell>
              <table:table-cell office:value-type="float" office:value="0.758295747942">
                <text:p>0.75829574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9">
                <text:p>5.59</text:p>
              </table:table-cell>
              <table:table-cell office:value-type="float" office:value="0.757555607511">
                <text:p>0.75755560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">
                <text:p>5.6</text:p>
              </table:table-cell>
              <table:table-cell office:value-type="float" office:value="0.756813899073">
                <text:p>0.75681389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">
                <text:p>5.61</text:p>
              </table:table-cell>
              <table:table-cell office:value-type="float" office:value="0.756070621032">
                <text:p>0.75607062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2">
                <text:p>5.62</text:p>
              </table:table-cell>
              <table:table-cell office:value-type="float" office:value="0.755325771804">
                <text:p>0.75532577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3">
                <text:p>5.63</text:p>
              </table:table-cell>
              <table:table-cell office:value-type="float" office:value="0.754579349817">
                <text:p>0.75457934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4">
                <text:p>5.64</text:p>
              </table:table-cell>
              <table:table-cell office:value-type="float" office:value="0.753831353514">
                <text:p>0.75383135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">
                <text:p>5.65</text:p>
              </table:table-cell>
              <table:table-cell office:value-type="float" office:value="0.753081781348">
                <text:p>0.75308178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6">
                <text:p>5.66</text:p>
              </table:table-cell>
              <table:table-cell office:value-type="float" office:value="0.752330631785">
                <text:p>0.75233063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7">
                <text:p>5.67</text:p>
              </table:table-cell>
              <table:table-cell office:value-type="float" office:value="0.751577903304">
                <text:p>0.75157790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8">
                <text:p>5.68</text:p>
              </table:table-cell>
              <table:table-cell office:value-type="float" office:value="0.750823594396">
                <text:p>0.75082359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9">
                <text:p>5.69</text:p>
              </table:table-cell>
              <table:table-cell office:value-type="float" office:value="0.750067703566">
                <text:p>0.75006770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">
                <text:p>5.7</text:p>
              </table:table-cell>
              <table:table-cell office:value-type="float" office:value="0.749310229329">
                <text:p>0.749310229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">
                <text:p>5.71</text:p>
              </table:table-cell>
              <table:table-cell office:value-type="float" office:value="0.748551170216">
                <text:p>0.74855117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2">
                <text:p>5.72</text:p>
              </table:table-cell>
              <table:table-cell office:value-type="float" office:value="0.747790524766">
                <text:p>0.74779052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3">
                <text:p>5.73</text:p>
              </table:table-cell>
              <table:table-cell office:value-type="float" office:value="0.747028291535">
                <text:p>0.74702829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4">
                <text:p>5.74</text:p>
              </table:table-cell>
              <table:table-cell office:value-type="float" office:value="0.74626446909">
                <text:p>0.7462644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5">
                <text:p>5.75</text:p>
              </table:table-cell>
              <table:table-cell office:value-type="float" office:value="0.74549905601">
                <text:p>0.7454990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6">
                <text:p>5.76</text:p>
              </table:table-cell>
              <table:table-cell office:value-type="float" office:value="0.744732050888">
                <text:p>0.74473205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7">
                <text:p>5.77</text:p>
              </table:table-cell>
              <table:table-cell office:value-type="float" office:value="0.743963452328">
                <text:p>0.74396345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8">
                <text:p>5.78</text:p>
              </table:table-cell>
              <table:table-cell office:value-type="float" office:value="0.743193258948">
                <text:p>0.74319325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9">
                <text:p>5.79</text:p>
              </table:table-cell>
              <table:table-cell office:value-type="float" office:value="0.742421469379">
                <text:p>0.74242146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">
                <text:p>5.8</text:p>
              </table:table-cell>
              <table:table-cell office:value-type="float" office:value="0.741648082264">
                <text:p>0.74164808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1">
                <text:p>5.81</text:p>
              </table:table-cell>
              <table:table-cell office:value-type="float" office:value="0.74087309626">
                <text:p>0.74087309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2">
                <text:p>5.82</text:p>
              </table:table-cell>
              <table:table-cell office:value-type="float" office:value="0.740096510034">
                <text:p>0.74009651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3">
                <text:p>5.83</text:p>
              </table:table-cell>
              <table:table-cell office:value-type="float" office:value="0.739318322269">
                <text:p>0.73931832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4">
                <text:p>5.84</text:p>
              </table:table-cell>
              <table:table-cell office:value-type="float" office:value="0.738538531659">
                <text:p>0.73853853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5">
                <text:p>5.85</text:p>
              </table:table-cell>
              <table:table-cell office:value-type="float" office:value="0.737757136912">
                <text:p>0.73775713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6">
                <text:p>5.86</text:p>
              </table:table-cell>
              <table:table-cell office:value-type="float" office:value="0.736974136748">
                <text:p>0.73697413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">
                <text:p>5.87</text:p>
              </table:table-cell>
              <table:table-cell office:value-type="float" office:value="0.736189529899">
                <text:p>0.73618952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8">
                <text:p>5.88</text:p>
              </table:table-cell>
              <table:table-cell office:value-type="float" office:value="0.735403315114">
                <text:p>0.735403315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9">
                <text:p>5.89</text:p>
              </table:table-cell>
              <table:table-cell office:value-type="float" office:value="0.734615491149">
                <text:p>0.73461549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">
                <text:p>5.9</text:p>
              </table:table-cell>
              <table:table-cell office:value-type="float" office:value="0.733826056778">
                <text:p>0.733826056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1">
                <text:p>5.91</text:p>
              </table:table-cell>
              <table:table-cell office:value-type="float" office:value="0.733035010786">
                <text:p>0.733035010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2">
                <text:p>5.92</text:p>
              </table:table-cell>
              <table:table-cell office:value-type="float" office:value="0.73224235197">
                <text:p>0.7322423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3">
                <text:p>5.93</text:p>
              </table:table-cell>
              <table:table-cell office:value-type="float" office:value="0.731448079142">
                <text:p>0.73144807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4">
                <text:p>5.94</text:p>
              </table:table-cell>
              <table:table-cell office:value-type="float" office:value="0.730652191125">
                <text:p>0.73065219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5">
                <text:p>5.95</text:p>
              </table:table-cell>
              <table:table-cell office:value-type="float" office:value="0.729854686758">
                <text:p>0.72985468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6">
                <text:p>5.96</text:p>
              </table:table-cell>
              <table:table-cell office:value-type="float" office:value="0.72905556489">
                <text:p>0.7290555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7">
                <text:p>5.97</text:p>
              </table:table-cell>
              <table:table-cell office:value-type="float" office:value="0.728254824384">
                <text:p>0.72825482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98">
                <text:p>5.98</text:p>
              </table:table-cell>
              <table:table-cell office:value-type="float" office:value="0.727452464118">
                <text:p>0.72745246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9">
                <text:p>5.99</text:p>
              </table:table-cell>
              <table:table-cell office:value-type="float" office:value="0.72664848298">
                <text:p>0.7266484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  <table:table-cell office:value-type="float" office:value="0.725842879875">
                <text:p>0.72584287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">
                <text:p>6.01</text:p>
              </table:table-cell>
              <table:table-cell office:value-type="float" office:value="0.725035653717">
                <text:p>0.72503565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2">
                <text:p>6.02</text:p>
              </table:table-cell>
              <table:table-cell office:value-type="float" office:value="0.724226803436">
                <text:p>0.724226803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03">
                <text:p>6.03</text:p>
              </table:table-cell>
              <table:table-cell office:value-type="float" office:value="0.723416327974">
                <text:p>0.72341632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04">
                <text:p>6.04</text:p>
              </table:table-cell>
              <table:table-cell office:value-type="float" office:value="0.722604226288">
                <text:p>0.72260422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05">
                <text:p>6.05</text:p>
              </table:table-cell>
              <table:table-cell office:value-type="float" office:value="0.721790497346">
                <text:p>0.72179049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06">
                <text:p>6.06</text:p>
              </table:table-cell>
              <table:table-cell office:value-type="float" office:value="0.72097514013">
                <text:p>0.72097514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07">
                <text:p>6.07</text:p>
              </table:table-cell>
              <table:table-cell office:value-type="float" office:value="0.720158153636">
                <text:p>0.72015815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08">
                <text:p>6.08</text:p>
              </table:table-cell>
              <table:table-cell office:value-type="float" office:value="0.719339536873">
                <text:p>0.71933953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9">
                <text:p>6.09</text:p>
              </table:table-cell>
              <table:table-cell office:value-type="float" office:value="0.718519288863">
                <text:p>0.71851928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1">
                <text:p>6.1</text:p>
              </table:table-cell>
              <table:table-cell office:value-type="float" office:value="0.717697408642">
                <text:p>0.717697408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11">
                <text:p>6.11</text:p>
              </table:table-cell>
              <table:table-cell office:value-type="float" office:value="0.716873895258">
                <text:p>0.71687389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12">
                <text:p>6.12</text:p>
              </table:table-cell>
              <table:table-cell office:value-type="float" office:value="0.716048747775">
                <text:p>0.716048747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13">
                <text:p>6.13</text:p>
              </table:table-cell>
              <table:table-cell office:value-type="float" office:value="0.715221965267">
                <text:p>0.7152219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14">
                <text:p>6.14</text:p>
              </table:table-cell>
              <table:table-cell office:value-type="float" office:value="0.714393546825">
                <text:p>0.71439354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15">
                <text:p>6.15</text:p>
              </table:table-cell>
              <table:table-cell office:value-type="float" office:value="0.713563491551">
                <text:p>0.71356349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16">
                <text:p>6.16</text:p>
              </table:table-cell>
              <table:table-cell office:value-type="float" office:value="0.71273179856">
                <text:p>0.7127317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17">
                <text:p>6.17</text:p>
              </table:table-cell>
              <table:table-cell office:value-type="float" office:value="0.711898466984">
                <text:p>0.71189846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18">
                <text:p>6.18</text:p>
              </table:table-cell>
              <table:table-cell office:value-type="float" office:value="0.711063495965">
                <text:p>0.71106349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9">
                <text:p>6.19</text:p>
              </table:table-cell>
              <table:table-cell office:value-type="float" office:value="0.71022688466">
                <text:p>0.71022688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2">
                <text:p>6.2</text:p>
              </table:table-cell>
              <table:table-cell office:value-type="float" office:value="0.709388632239">
                <text:p>0.70938863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21">
                <text:p>6.21</text:p>
              </table:table-cell>
              <table:table-cell office:value-type="float" office:value="0.708548737886">
                <text:p>0.70854873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22">
                <text:p>6.22</text:p>
              </table:table-cell>
              <table:table-cell office:value-type="float" office:value="0.7077072008">
                <text:p>0.707707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23">
                <text:p>6.23</text:p>
              </table:table-cell>
              <table:table-cell office:value-type="float" office:value="0.70686402019">
                <text:p>0.7068640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24">
                <text:p>6.24</text:p>
              </table:table-cell>
              <table:table-cell office:value-type="float" office:value="0.706019195282">
                <text:p>0.70601919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25">
                <text:p>6.25</text:p>
              </table:table-cell>
              <table:table-cell office:value-type="float" office:value="0.705172725315">
                <text:p>0.70517272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26">
                <text:p>6.26</text:p>
              </table:table-cell>
              <table:table-cell office:value-type="float" office:value="0.70432460954">
                <text:p>0.7043246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27">
                <text:p>6.27</text:p>
              </table:table-cell>
              <table:table-cell office:value-type="float" office:value="0.703474847224">
                <text:p>0.70347484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28">
                <text:p>6.28</text:p>
              </table:table-cell>
              <table:table-cell office:value-type="float" office:value="0.702623437646">
                <text:p>0.702623437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9">
                <text:p>6.29</text:p>
              </table:table-cell>
              <table:table-cell office:value-type="float" office:value="0.701770380099">
                <text:p>0.70177038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3">
                <text:p>6.3</text:p>
              </table:table-cell>
              <table:table-cell office:value-type="float" office:value="0.700915673891">
                <text:p>0.70091567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31">
                <text:p>6.31</text:p>
              </table:table-cell>
              <table:table-cell office:value-type="float" office:value="0.700059318342">
                <text:p>0.70005931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32">
                <text:p>6.32</text:p>
              </table:table-cell>
              <table:table-cell office:value-type="float" office:value="0.699201312787">
                <text:p>0.69920131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33">
                <text:p>6.33</text:p>
              </table:table-cell>
              <table:table-cell office:value-type="float" office:value="0.698341656575">
                <text:p>0.69834165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34">
                <text:p>6.34</text:p>
              </table:table-cell>
              <table:table-cell office:value-type="float" office:value="0.697480349069">
                <text:p>0.69748034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35">
                <text:p>6.35</text:p>
              </table:table-cell>
              <table:table-cell office:value-type="float" office:value="0.696617389643">
                <text:p>0.69661738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36">
                <text:p>6.36</text:p>
              </table:table-cell>
              <table:table-cell office:value-type="float" office:value="0.695752777689">
                <text:p>0.69575277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37">
                <text:p>6.37</text:p>
              </table:table-cell>
              <table:table-cell office:value-type="float" office:value="0.694886512611">
                <text:p>0.69488651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38">
                <text:p>6.38</text:p>
              </table:table-cell>
              <table:table-cell office:value-type="float" office:value="0.694018593826">
                <text:p>0.69401859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9">
                <text:p>6.39</text:p>
              </table:table-cell>
              <table:table-cell office:value-type="float" office:value="0.693149020767">
                <text:p>0.69314902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4">
                <text:p>6.4</text:p>
              </table:table-cell>
              <table:table-cell office:value-type="float" office:value="0.692277792879">
                <text:p>0.69227779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41">
                <text:p>6.41</text:p>
              </table:table-cell>
              <table:table-cell office:value-type="float" office:value="0.691404909623">
                <text:p>0.69140490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42">
                <text:p>6.42</text:p>
              </table:table-cell>
              <table:table-cell office:value-type="float" office:value="0.690530370471">
                <text:p>0.6905303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43">
                <text:p>6.43</text:p>
              </table:table-cell>
              <table:table-cell office:value-type="float" office:value="0.689654174913">
                <text:p>0.68965417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44">
                <text:p>6.44</text:p>
              </table:table-cell>
              <table:table-cell office:value-type="float" office:value="0.68877632245">
                <text:p>0.6887763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45">
                <text:p>6.45</text:p>
              </table:table-cell>
              <table:table-cell office:value-type="float" office:value="0.687896812597">
                <text:p>0.6878968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46">
                <text:p>6.46</text:p>
              </table:table-cell>
              <table:table-cell office:value-type="float" office:value="0.687015644886">
                <text:p>0.68701564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47">
                <text:p>6.47</text:p>
              </table:table-cell>
              <table:table-cell office:value-type="float" office:value="0.68613281886">
                <text:p>0.6861328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48">
                <text:p>6.48</text:p>
              </table:table-cell>
              <table:table-cell office:value-type="float" office:value="0.685248334077">
                <text:p>0.685248334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9">
                <text:p>6.49</text:p>
              </table:table-cell>
              <table:table-cell office:value-type="float" office:value="0.684362190111">
                <text:p>0.68436219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5">
                <text:p>6.5</text:p>
              </table:table-cell>
              <table:table-cell office:value-type="float" office:value="0.683474386547">
                <text:p>0.68347438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51">
                <text:p>6.51</text:p>
              </table:table-cell>
              <table:table-cell office:value-type="float" office:value="0.682584922987">
                <text:p>0.68258492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52">
                <text:p>6.52</text:p>
              </table:table-cell>
              <table:table-cell office:value-type="float" office:value="0.681693799046">
                <text:p>0.681693799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53">
                <text:p>6.53</text:p>
              </table:table-cell>
              <table:table-cell office:value-type="float" office:value="0.680801014352">
                <text:p>0.68080101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54">
                <text:p>6.54</text:p>
              </table:table-cell>
              <table:table-cell office:value-type="float" office:value="0.67990656855">
                <text:p>0.67990656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55">
                <text:p>6.55</text:p>
              </table:table-cell>
              <table:table-cell office:value-type="float" office:value="0.679010461297">
                <text:p>0.67901046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56">
                <text:p>6.56</text:p>
              </table:table-cell>
              <table:table-cell office:value-type="float" office:value="0.678112692266">
                <text:p>0.6781126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57">
                <text:p>6.57</text:p>
              </table:table-cell>
              <table:table-cell office:value-type="float" office:value="0.677213261142">
                <text:p>0.67721326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58">
                <text:p>6.58</text:p>
              </table:table-cell>
              <table:table-cell office:value-type="float" office:value="0.676312167626">
                <text:p>0.676312167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9">
                <text:p>6.59</text:p>
              </table:table-cell>
              <table:table-cell office:value-type="float" office:value="0.675409411434">
                <text:p>0.67540941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6">
                <text:p>6.6</text:p>
              </table:table-cell>
              <table:table-cell office:value-type="float" office:value="0.674504992294">
                <text:p>0.67450499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61">
                <text:p>6.61</text:p>
              </table:table-cell>
              <table:table-cell office:value-type="float" office:value="0.673598909951">
                <text:p>0.673598909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62">
                <text:p>6.62</text:p>
              </table:table-cell>
              <table:table-cell office:value-type="float" office:value="0.672691164163">
                <text:p>0.67269116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63">
                <text:p>6.63</text:p>
              </table:table-cell>
              <table:table-cell office:value-type="float" office:value="0.671781754702">
                <text:p>0.67178175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64">
                <text:p>6.64</text:p>
              </table:table-cell>
              <table:table-cell office:value-type="float" office:value="0.670870681355">
                <text:p>0.67087068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65">
                <text:p>6.65</text:p>
              </table:table-cell>
              <table:table-cell office:value-type="float" office:value="0.669957943925">
                <text:p>0.6699579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66">
                <text:p>6.66</text:p>
              </table:table-cell>
              <table:table-cell office:value-type="float" office:value="0.669043542226">
                <text:p>0.66904354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67">
                <text:p>6.67</text:p>
              </table:table-cell>
              <table:table-cell office:value-type="float" office:value="0.66812747609">
                <text:p>0.66812747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68">
                <text:p>6.68</text:p>
              </table:table-cell>
              <table:table-cell office:value-type="float" office:value="0.667209745362">
                <text:p>0.6672097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9">
                <text:p>6.69</text:p>
              </table:table-cell>
              <table:table-cell office:value-type="float" office:value="0.666290349901">
                <text:p>0.66629034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7">
                <text:p>6.7</text:p>
              </table:table-cell>
              <table:table-cell office:value-type="float" office:value="0.665369289581">
                <text:p>0.66536928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71">
                <text:p>6.71</text:p>
              </table:table-cell>
              <table:table-cell office:value-type="float" office:value="0.664446564292">
                <text:p>0.66444656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72">
                <text:p>6.72</text:p>
              </table:table-cell>
              <table:table-cell office:value-type="float" office:value="0.663522173936">
                <text:p>0.66352217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73">
                <text:p>6.73</text:p>
              </table:table-cell>
              <table:table-cell office:value-type="float" office:value="0.662596118431">
                <text:p>0.6625961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74">
                <text:p>6.74</text:p>
              </table:table-cell>
              <table:table-cell office:value-type="float" office:value="0.661668397711">
                <text:p>0.66166839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75">
                <text:p>6.75</text:p>
              </table:table-cell>
              <table:table-cell office:value-type="float" office:value="0.660739011722">
                <text:p>0.66073901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6">
                <text:p>6.76</text:p>
              </table:table-cell>
              <table:table-cell office:value-type="float" office:value="0.659807960426">
                <text:p>0.65980796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7">
                <text:p>6.77</text:p>
              </table:table-cell>
              <table:table-cell office:value-type="float" office:value="0.658875243801">
                <text:p>0.65887524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8">
                <text:p>6.78</text:p>
              </table:table-cell>
              <table:table-cell office:value-type="float" office:value="0.657940861837">
                <text:p>0.65794086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9">
                <text:p>6.79</text:p>
              </table:table-cell>
              <table:table-cell office:value-type="float" office:value="0.657004814541">
                <text:p>0.65700481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8">
                <text:p>6.8</text:p>
              </table:table-cell>
              <table:table-cell office:value-type="float" office:value="0.656067101934">
                <text:p>0.65606710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81">
                <text:p>6.81</text:p>
              </table:table-cell>
              <table:table-cell office:value-type="float" office:value="0.655127724051">
                <text:p>0.65512772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82">
                <text:p>6.82</text:p>
              </table:table-cell>
              <table:table-cell office:value-type="float" office:value="0.654186680943">
                <text:p>0.65418668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83">
                <text:p>6.83</text:p>
              </table:table-cell>
              <table:table-cell office:value-type="float" office:value="0.653243972675">
                <text:p>0.65324397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84">
                <text:p>6.84</text:p>
              </table:table-cell>
              <table:table-cell office:value-type="float" office:value="0.652299599328">
                <text:p>0.65229959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85">
                <text:p>6.85</text:p>
              </table:table-cell>
              <table:table-cell office:value-type="float" office:value="0.651353560996">
                <text:p>0.65135356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86">
                <text:p>6.86</text:p>
              </table:table-cell>
              <table:table-cell office:value-type="float" office:value="0.65040585779">
                <text:p>0.6504058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87">
                <text:p>6.87</text:p>
              </table:table-cell>
              <table:table-cell office:value-type="float" office:value="0.649456489834">
                <text:p>0.64945648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8">
                <text:p>6.88</text:p>
              </table:table-cell>
              <table:table-cell office:value-type="float" office:value="0.648505457268">
                <text:p>0.64850545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9">
                <text:p>6.89</text:p>
              </table:table-cell>
              <table:table-cell office:value-type="float" office:value="0.647552760247">
                <text:p>0.64755276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">
                <text:p>6.9</text:p>
              </table:table-cell>
              <table:table-cell office:value-type="float" office:value="0.646598398941">
                <text:p>0.64659839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91">
                <text:p>6.91</text:p>
              </table:table-cell>
              <table:table-cell office:value-type="float" office:value="0.645642373534">
                <text:p>0.64564237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2">
                <text:p>6.92</text:p>
              </table:table-cell>
              <table:table-cell office:value-type="float" office:value="0.644684684226">
                <text:p>0.64468468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93">
                <text:p>6.93</text:p>
              </table:table-cell>
              <table:table-cell office:value-type="float" office:value="0.643725331232">
                <text:p>0.64372533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4">
                <text:p>6.94</text:p>
              </table:table-cell>
              <table:table-cell office:value-type="float" office:value="0.642764314781">
                <text:p>0.64276431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5">
                <text:p>6.95</text:p>
              </table:table-cell>
              <table:table-cell office:value-type="float" office:value="0.641801635119">
                <text:p>0.64180163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96">
                <text:p>6.96</text:p>
              </table:table-cell>
              <table:table-cell office:value-type="float" office:value="0.640837292504">
                <text:p>0.64083729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7">
                <text:p>6.97</text:p>
              </table:table-cell>
              <table:table-cell office:value-type="float" office:value="0.639871287213">
                <text:p>0.63987128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8">
                <text:p>6.98</text:p>
              </table:table-cell>
              <table:table-cell office:value-type="float" office:value="0.638903619536">
                <text:p>0.638903619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9">
                <text:p>6.99</text:p>
              </table:table-cell>
              <table:table-cell office:value-type="float" office:value="0.637934289777">
                <text:p>0.63793428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0.636963298257">
                <text:p>0.63696329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01">
                <text:p>7.01</text:p>
              </table:table-cell>
              <table:table-cell office:value-type="float" office:value="0.635990645312">
                <text:p>0.63599064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02">
                <text:p>7.02</text:p>
              </table:table-cell>
              <table:table-cell office:value-type="float" office:value="0.635016331292">
                <text:p>0.63501633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03">
                <text:p>7.03</text:p>
              </table:table-cell>
              <table:table-cell office:value-type="float" office:value="0.634040356565">
                <text:p>0.63404035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04">
                <text:p>7.04</text:p>
              </table:table-cell>
              <table:table-cell office:value-type="float" office:value="0.63306272151">
                <text:p>0.6330627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05">
                <text:p>7.05</text:p>
              </table:table-cell>
              <table:table-cell office:value-type="float" office:value="0.632083426525">
                <text:p>0.63208342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06">
                <text:p>7.06</text:p>
              </table:table-cell>
              <table:table-cell office:value-type="float" office:value="0.631102472022">
                <text:p>0.63110247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07">
                <text:p>7.07</text:p>
              </table:table-cell>
              <table:table-cell office:value-type="float" office:value="0.630119858427">
                <text:p>0.63011985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8">
                <text:p>7.08</text:p>
              </table:table-cell>
              <table:table-cell office:value-type="float" office:value="0.629135586183">
                <text:p>0.62913558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9">
                <text:p>7.09</text:p>
              </table:table-cell>
              <table:table-cell office:value-type="float" office:value="0.628149655749">
                <text:p>0.628149655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1">
                <text:p>7.1</text:p>
              </table:table-cell>
              <table:table-cell office:value-type="float" office:value="0.627162067596">
                <text:p>0.62716206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11">
                <text:p>7.11</text:p>
              </table:table-cell>
              <table:table-cell office:value-type="float" office:value="0.626172822215">
                <text:p>0.62617282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12">
                <text:p>7.12</text:p>
              </table:table-cell>
              <table:table-cell office:value-type="float" office:value="0.625181920108">
                <text:p>0.62518192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13">
                <text:p>7.13</text:p>
              </table:table-cell>
              <table:table-cell office:value-type="float" office:value="0.624189361796">
                <text:p>0.62418936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14">
                <text:p>7.14</text:p>
              </table:table-cell>
              <table:table-cell office:value-type="float" office:value="0.623195147813">
                <text:p>0.62319514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15">
                <text:p>7.15</text:p>
              </table:table-cell>
              <table:table-cell office:value-type="float" office:value="0.622199278709">
                <text:p>0.62219927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16">
                <text:p>7.16</text:p>
              </table:table-cell>
              <table:table-cell office:value-type="float" office:value="0.621201755051">
                <text:p>0.62120175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17">
                <text:p>7.17</text:p>
              </table:table-cell>
              <table:table-cell office:value-type="float" office:value="0.620202577419">
                <text:p>0.62020257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18">
                <text:p>7.18</text:p>
              </table:table-cell>
              <table:table-cell office:value-type="float" office:value="0.61920174641">
                <text:p>0.6192017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9">
                <text:p>7.19</text:p>
              </table:table-cell>
              <table:table-cell office:value-type="float" office:value="0.618199262638">
                <text:p>0.61819926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2">
                <text:p>7.2</text:p>
              </table:table-cell>
              <table:table-cell office:value-type="float" office:value="0.617195126729">
                <text:p>0.61719512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21">
                <text:p>7.21</text:p>
              </table:table-cell>
              <table:table-cell office:value-type="float" office:value="0.616189339328">
                <text:p>0.61618933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22">
                <text:p>7.22</text:p>
              </table:table-cell>
              <table:table-cell office:value-type="float" office:value="0.615181901093">
                <text:p>0.61518190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23">
                <text:p>7.23</text:p>
              </table:table-cell>
              <table:table-cell office:value-type="float" office:value="0.614172812699">
                <text:p>0.61417281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24">
                <text:p>7.24</text:p>
              </table:table-cell>
              <table:table-cell office:value-type="float" office:value="0.613162074837">
                <text:p>0.61316207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25">
                <text:p>7.25</text:p>
              </table:table-cell>
              <table:table-cell office:value-type="float" office:value="0.612149688213">
                <text:p>0.612149688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26">
                <text:p>7.26</text:p>
              </table:table-cell>
              <table:table-cell office:value-type="float" office:value="0.611135653548">
                <text:p>0.61113565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27">
                <text:p>7.27</text:p>
              </table:table-cell>
              <table:table-cell office:value-type="float" office:value="0.61011997158">
                <text:p>0.6101199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28">
                <text:p>7.28</text:p>
              </table:table-cell>
              <table:table-cell office:value-type="float" office:value="0.609102643062">
                <text:p>0.60910264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9">
                <text:p>7.29</text:p>
              </table:table-cell>
              <table:table-cell office:value-type="float" office:value="0.608083668763">
                <text:p>0.60808366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3">
                <text:p>7.3</text:p>
              </table:table-cell>
              <table:table-cell office:value-type="float" office:value="0.607063049467">
                <text:p>0.60706304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31">
                <text:p>7.31</text:p>
              </table:table-cell>
              <table:table-cell office:value-type="float" office:value="0.606040785976">
                <text:p>0.60604078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32">
                <text:p>7.32</text:p>
              </table:table-cell>
              <table:table-cell office:value-type="float" office:value="0.605016879105">
                <text:p>0.60501687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33">
                <text:p>7.33</text:p>
              </table:table-cell>
              <table:table-cell office:value-type="float" office:value="0.603991329686">
                <text:p>0.60399132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34">
                <text:p>7.34</text:p>
              </table:table-cell>
              <table:table-cell office:value-type="float" office:value="0.602964138567">
                <text:p>0.602964138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35">
                <text:p>7.35</text:p>
              </table:table-cell>
              <table:table-cell office:value-type="float" office:value="0.601935306613">
                <text:p>0.60193530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36">
                <text:p>7.36</text:p>
              </table:table-cell>
              <table:table-cell office:value-type="float" office:value="0.600904834702">
                <text:p>0.60090483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37">
                <text:p>7.37</text:p>
              </table:table-cell>
              <table:table-cell office:value-type="float" office:value="0.599872723731">
                <text:p>0.59987272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38">
                <text:p>7.38</text:p>
              </table:table-cell>
              <table:table-cell office:value-type="float" office:value="0.59883897461">
                <text:p>0.59883897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9">
                <text:p>7.39</text:p>
              </table:table-cell>
              <table:table-cell office:value-type="float" office:value="0.597803588267">
                <text:p>0.597803588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4">
                <text:p>7.4</text:p>
              </table:table-cell>
              <table:table-cell office:value-type="float" office:value="0.596766565646">
                <text:p>0.59676656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41">
                <text:p>7.41</text:p>
              </table:table-cell>
              <table:table-cell office:value-type="float" office:value="0.595727907705">
                <text:p>0.59572790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42">
                <text:p>7.42</text:p>
              </table:table-cell>
              <table:table-cell office:value-type="float" office:value="0.59468761542">
                <text:p>0.5946876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43">
                <text:p>7.43</text:p>
              </table:table-cell>
              <table:table-cell office:value-type="float" office:value="0.593645689783">
                <text:p>0.593645689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44">
                <text:p>7.44</text:p>
              </table:table-cell>
              <table:table-cell office:value-type="float" office:value="0.592602131801">
                <text:p>0.59260213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45">
                <text:p>7.45</text:p>
              </table:table-cell>
              <table:table-cell office:value-type="float" office:value="0.591556942497">
                <text:p>0.59155694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46">
                <text:p>7.46</text:p>
              </table:table-cell>
              <table:table-cell office:value-type="float" office:value="0.590510122911">
                <text:p>0.59051012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47">
                <text:p>7.47</text:p>
              </table:table-cell>
              <table:table-cell office:value-type="float" office:value="0.589461674098">
                <text:p>0.58946167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48">
                <text:p>7.48</text:p>
              </table:table-cell>
              <table:table-cell office:value-type="float" office:value="0.58841159713">
                <text:p>0.5884115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9">
                <text:p>7.49</text:p>
              </table:table-cell>
              <table:table-cell office:value-type="float" office:value="0.587359893095">
                <text:p>0.58735989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5">
                <text:p>7.5</text:p>
              </table:table-cell>
              <table:table-cell office:value-type="float" office:value="0.586306563097">
                <text:p>0.58630656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51">
                <text:p>7.51</text:p>
              </table:table-cell>
              <table:table-cell office:value-type="float" office:value="0.585251608256">
                <text:p>0.58525160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52">
                <text:p>7.52</text:p>
              </table:table-cell>
              <table:table-cell office:value-type="float" office:value="0.584195029708">
                <text:p>0.584195029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53">
                <text:p>7.53</text:p>
              </table:table-cell>
              <table:table-cell office:value-type="float" office:value="0.583136828607">
                <text:p>0.58313682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54">
                <text:p>7.54</text:p>
              </table:table-cell>
              <table:table-cell office:value-type="float" office:value="0.58207700612">
                <text:p>0.58207700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55">
                <text:p>7.55</text:p>
              </table:table-cell>
              <table:table-cell office:value-type="float" office:value="0.581015563434">
                <text:p>0.58101556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56">
                <text:p>7.56</text:p>
              </table:table-cell>
              <table:table-cell office:value-type="float" office:value="0.579952501748">
                <text:p>0.57995250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57">
                <text:p>7.57</text:p>
              </table:table-cell>
              <table:table-cell office:value-type="float" office:value="0.578887822282">
                <text:p>0.57888782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8">
                <text:p>7.58</text:p>
              </table:table-cell>
              <table:table-cell office:value-type="float" office:value="0.577821526268">
                <text:p>0.57782152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9">
                <text:p>7.59</text:p>
              </table:table-cell>
              <table:table-cell office:value-type="float" office:value="0.576753614957">
                <text:p>0.57675361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6">
                <text:p>7.6</text:p>
              </table:table-cell>
              <table:table-cell office:value-type="float" office:value="0.575684089616">
                <text:p>0.57568408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61">
                <text:p>7.61</text:p>
              </table:table-cell>
              <table:table-cell office:value-type="float" office:value="0.574612951528">
                <text:p>0.57461295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62">
                <text:p>7.62</text:p>
              </table:table-cell>
              <table:table-cell office:value-type="float" office:value="0.573540201992">
                <text:p>0.57354020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63">
                <text:p>7.63</text:p>
              </table:table-cell>
              <table:table-cell office:value-type="float" office:value="0.572465842323">
                <text:p>0.57246584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64">
                <text:p>7.64</text:p>
              </table:table-cell>
              <table:table-cell office:value-type="float" office:value="0.571389873854">
                <text:p>0.57138987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65">
                <text:p>7.65</text:p>
              </table:table-cell>
              <table:table-cell office:value-type="float" office:value="0.570312297934">
                <text:p>0.57031229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66">
                <text:p>7.66</text:p>
              </table:table-cell>
              <table:table-cell office:value-type="float" office:value="0.569233115927">
                <text:p>0.56923311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67">
                <text:p>7.67</text:p>
              </table:table-cell>
              <table:table-cell office:value-type="float" office:value="0.568152329216">
                <text:p>0.56815232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8">
                <text:p>7.68</text:p>
              </table:table-cell>
              <table:table-cell office:value-type="float" office:value="0.567069939198">
                <text:p>0.567069939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9">
                <text:p>7.69</text:p>
              </table:table-cell>
              <table:table-cell office:value-type="float" office:value="0.565985947288">
                <text:p>0.56598594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7">
                <text:p>7.7</text:p>
              </table:table-cell>
              <table:table-cell office:value-type="float" office:value="0.564900354917">
                <text:p>0.56490035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71">
                <text:p>7.71</text:p>
              </table:table-cell>
              <table:table-cell office:value-type="float" office:value="0.563813163533">
                <text:p>0.56381316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72">
                <text:p>7.72</text:p>
              </table:table-cell>
              <table:table-cell office:value-type="float" office:value="0.5627243746">
                <text:p>0.562724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73">
                <text:p>7.73</text:p>
              </table:table-cell>
              <table:table-cell office:value-type="float" office:value="0.561633989599">
                <text:p>0.56163398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74">
                <text:p>7.74</text:p>
              </table:table-cell>
              <table:table-cell office:value-type="float" office:value="0.560542010027">
                <text:p>0.56054201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75">
                <text:p>7.75</text:p>
              </table:table-cell>
              <table:table-cell office:value-type="float" office:value="0.559448437399">
                <text:p>0.55944843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76">
                <text:p>7.76</text:p>
              </table:table-cell>
              <table:table-cell office:value-type="float" office:value="0.558353273245">
                <text:p>0.55835327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7">
                <text:p>7.77</text:p>
              </table:table-cell>
              <table:table-cell office:value-type="float" office:value="0.557256519113">
                <text:p>0.55725651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8">
                <text:p>7.78</text:p>
              </table:table-cell>
              <table:table-cell office:value-type="float" office:value="0.556158176567">
                <text:p>0.55615817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9">
                <text:p>7.79</text:p>
              </table:table-cell>
              <table:table-cell office:value-type="float" office:value="0.555058247187">
                <text:p>0.55505824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8">
                <text:p>7.8</text:p>
              </table:table-cell>
              <table:table-cell office:value-type="float" office:value="0.553956732573">
                <text:p>0.55395673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81">
                <text:p>7.81</text:p>
              </table:table-cell>
              <table:table-cell office:value-type="float" office:value="0.552853634337">
                <text:p>0.55285363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82">
                <text:p>7.82</text:p>
              </table:table-cell>
              <table:table-cell office:value-type="float" office:value="0.551748954111">
                <text:p>0.55174895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83">
                <text:p>7.83</text:p>
              </table:table-cell>
              <table:table-cell office:value-type="float" office:value="0.550642693543">
                <text:p>0.55064269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84">
                <text:p>7.84</text:p>
              </table:table-cell>
              <table:table-cell office:value-type="float" office:value="0.549534854298">
                <text:p>0.54953485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85">
                <text:p>7.85</text:p>
              </table:table-cell>
              <table:table-cell office:value-type="float" office:value="0.548425438057">
                <text:p>0.54842543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86">
                <text:p>7.86</text:p>
              </table:table-cell>
              <table:table-cell office:value-type="float" office:value="0.547314446518">
                <text:p>0.54731444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87">
                <text:p>7.87</text:p>
              </table:table-cell>
              <table:table-cell office:value-type="float" office:value="0.546201881397">
                <text:p>0.54620188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88">
                <text:p>7.88</text:p>
              </table:table-cell>
              <table:table-cell office:value-type="float" office:value="0.545087744426">
                <text:p>0.5450877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9">
                <text:p>7.89</text:p>
              </table:table-cell>
              <table:table-cell office:value-type="float" office:value="0.543972037355">
                <text:p>0.543972037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9">
                <text:p>7.9</text:p>
              </table:table-cell>
              <table:table-cell office:value-type="float" office:value="0.542854761948">
                <text:p>0.54285476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91">
                <text:p>7.91</text:p>
              </table:table-cell>
              <table:table-cell office:value-type="float" office:value="0.54173591999">
                <text:p>0.5417359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92">
                <text:p>7.92</text:p>
              </table:table-cell>
              <table:table-cell office:value-type="float" office:value="0.540615513279">
                <text:p>0.54061551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93">
                <text:p>7.93</text:p>
              </table:table-cell>
              <table:table-cell office:value-type="float" office:value="0.539493543633">
                <text:p>0.539493543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94">
                <text:p>7.94</text:p>
              </table:table-cell>
              <table:table-cell office:value-type="float" office:value="0.538370012886">
                <text:p>0.53837001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95">
                <text:p>7.95</text:p>
              </table:table-cell>
              <table:table-cell office:value-type="float" office:value="0.537244922888">
                <text:p>0.53724492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96">
                <text:p>7.96</text:p>
              </table:table-cell>
              <table:table-cell office:value-type="float" office:value="0.536118275508">
                <text:p>0.53611827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97">
                <text:p>7.97</text:p>
              </table:table-cell>
              <table:table-cell office:value-type="float" office:value="0.53499007263">
                <text:p>0.5349900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98">
                <text:p>7.98</text:p>
              </table:table-cell>
              <table:table-cell office:value-type="float" office:value="0.533860316156">
                <text:p>0.53386031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9">
                <text:p>7.99</text:p>
              </table:table-cell>
              <table:table-cell office:value-type="float" office:value="0.532729008006">
                <text:p>0.53272900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  <table:table-cell office:value-type="float" office:value="0.531596150116">
                <text:p>0.53159615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.01">
                <text:p>8.01</text:p>
              </table:table-cell>
              <table:table-cell office:value-type="float" office:value="0.530461744439">
                <text:p>0.53046174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02">
                <text:p>8.02</text:p>
              </table:table-cell>
              <table:table-cell office:value-type="float" office:value="0.529325792946">
                <text:p>0.52932579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.03">
                <text:p>8.03</text:p>
              </table:table-cell>
              <table:table-cell office:value-type="float" office:value="0.528188297625">
                <text:p>0.52818829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.04">
                <text:p>8.04</text:p>
              </table:table-cell>
              <table:table-cell office:value-type="float" office:value="0.527049260479">
                <text:p>0.52704926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.05">
                <text:p>8.05</text:p>
              </table:table-cell>
              <table:table-cell office:value-type="float" office:value="0.525908683533">
                <text:p>0.52590868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.06">
                <text:p>8.06</text:p>
              </table:table-cell>
              <table:table-cell office:value-type="float" office:value="0.524766568824">
                <text:p>0.52476656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07">
                <text:p>8.07</text:p>
              </table:table-cell>
              <table:table-cell office:value-type="float" office:value="0.523622918409">
                <text:p>0.523622918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08">
                <text:p>8.08</text:p>
              </table:table-cell>
              <table:table-cell office:value-type="float" office:value="0.522477734363">
                <text:p>0.5224777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9">
                <text:p>8.09</text:p>
              </table:table-cell>
              <table:table-cell office:value-type="float" office:value="0.521331018776">
                <text:p>0.52133101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1">
                <text:p>8.1</text:p>
              </table:table-cell>
              <table:table-cell office:value-type="float" office:value="0.520182773756">
                <text:p>0.52018277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11">
                <text:p>8.11</text:p>
              </table:table-cell>
              <table:table-cell office:value-type="float" office:value="0.51903300143">
                <text:p>0.519033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12">
                <text:p>8.12</text:p>
              </table:table-cell>
              <table:table-cell office:value-type="float" office:value="0.51788170394">
                <text:p>0.5178817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13">
                <text:p>8.13</text:p>
              </table:table-cell>
              <table:table-cell office:value-type="float" office:value="0.516728883448">
                <text:p>0.51672888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14">
                <text:p>8.14</text:p>
              </table:table-cell>
              <table:table-cell office:value-type="float" office:value="0.51557454213">
                <text:p>0.5155745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15">
                <text:p>8.15</text:p>
              </table:table-cell>
              <table:table-cell office:value-type="float" office:value="0.514418682181">
                <text:p>0.51441868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16">
                <text:p>8.16</text:p>
              </table:table-cell>
              <table:table-cell office:value-type="float" office:value="0.513261305816">
                <text:p>0.513261305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17">
                <text:p>8.17</text:p>
              </table:table-cell>
              <table:table-cell office:value-type="float" office:value="0.512102415262">
                <text:p>0.51210241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18">
                <text:p>8.18</text:p>
              </table:table-cell>
              <table:table-cell office:value-type="float" office:value="0.510942012768">
                <text:p>0.51094201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9">
                <text:p>8.19</text:p>
              </table:table-cell>
              <table:table-cell office:value-type="float" office:value="0.5097801006">
                <text:p>0.509780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2">
                <text:p>8.2</text:p>
              </table:table-cell>
              <table:table-cell office:value-type="float" office:value="0.508616681038">
                <text:p>0.50861668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21">
                <text:p>8.21</text:p>
              </table:table-cell>
              <table:table-cell office:value-type="float" office:value="0.507451756384">
                <text:p>0.50745175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22">
                <text:p>8.22</text:p>
              </table:table-cell>
              <table:table-cell office:value-type="float" office:value="0.506285328954">
                <text:p>0.50628532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23">
                <text:p>8.23</text:p>
              </table:table-cell>
              <table:table-cell office:value-type="float" office:value="0.505117401083">
                <text:p>0.50511740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24">
                <text:p>8.24</text:p>
              </table:table-cell>
              <table:table-cell office:value-type="float" office:value="0.503947975125">
                <text:p>0.50394797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25">
                <text:p>8.25</text:p>
              </table:table-cell>
              <table:table-cell office:value-type="float" office:value="0.502777053449">
                <text:p>0.502777053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26">
                <text:p>8.26</text:p>
              </table:table-cell>
              <table:table-cell office:value-type="float" office:value="0.501604638442">
                <text:p>0.50160463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27">
                <text:p>8.27</text:p>
              </table:table-cell>
              <table:table-cell office:value-type="float" office:value="0.500430732511">
                <text:p>0.50043073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28">
                <text:p>8.28</text:p>
              </table:table-cell>
              <table:table-cell office:value-type="float" office:value="0.499255338077">
                <text:p>0.49925533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9">
                <text:p>8.29</text:p>
              </table:table-cell>
              <table:table-cell office:value-type="float" office:value="0.498078457583">
                <text:p>0.498078457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3">
                <text:p>8.3</text:p>
              </table:table-cell>
              <table:table-cell office:value-type="float" office:value="0.496900093485">
                <text:p>0.496900093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31">
                <text:p>8.31</text:p>
              </table:table-cell>
              <table:table-cell office:value-type="float" office:value="0.49572024826">
                <text:p>0.4957202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32">
                <text:p>8.32</text:p>
              </table:table-cell>
              <table:table-cell office:value-type="float" office:value="0.494538924401">
                <text:p>0.49453892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33">
                <text:p>8.33</text:p>
              </table:table-cell>
              <table:table-cell office:value-type="float" office:value="0.493356124421">
                <text:p>0.493356124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34">
                <text:p>8.34</text:p>
              </table:table-cell>
              <table:table-cell office:value-type="float" office:value="0.492171850847">
                <text:p>0.49217185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35">
                <text:p>8.35</text:p>
              </table:table-cell>
              <table:table-cell office:value-type="float" office:value="0.490986106226">
                <text:p>0.49098610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36">
                <text:p>8.36</text:p>
              </table:table-cell>
              <table:table-cell office:value-type="float" office:value="0.489798893124">
                <text:p>0.48979889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7">
                <text:p>8.37</text:p>
              </table:table-cell>
              <table:table-cell office:value-type="float" office:value="0.488610214123">
                <text:p>0.488610214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8">
                <text:p>8.38</text:p>
              </table:table-cell>
              <table:table-cell office:value-type="float" office:value="0.487420071823">
                <text:p>0.48742007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9">
                <text:p>8.39</text:p>
              </table:table-cell>
              <table:table-cell office:value-type="float" office:value="0.486228468842">
                <text:p>0.48622846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4">
                <text:p>8.4</text:p>
              </table:table-cell>
              <table:table-cell office:value-type="float" office:value="0.485035407816">
                <text:p>0.48503540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41">
                <text:p>8.41</text:p>
              </table:table-cell>
              <table:table-cell office:value-type="float" office:value="0.483840891398">
                <text:p>0.48384089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42">
                <text:p>8.42</text:p>
              </table:table-cell>
              <table:table-cell office:value-type="float" office:value="0.482644922261">
                <text:p>0.48264492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43">
                <text:p>8.43</text:p>
              </table:table-cell>
              <table:table-cell office:value-type="float" office:value="0.481447503093">
                <text:p>0.48144750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44">
                <text:p>8.44</text:p>
              </table:table-cell>
              <table:table-cell office:value-type="float" office:value="0.480248636603">
                <text:p>0.48024863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45">
                <text:p>8.45</text:p>
              </table:table-cell>
              <table:table-cell office:value-type="float" office:value="0.479048325516">
                <text:p>0.47904832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46">
                <text:p>8.46</text:p>
              </table:table-cell>
              <table:table-cell office:value-type="float" office:value="0.477846572574">
                <text:p>0.47784657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47">
                <text:p>8.47</text:p>
              </table:table-cell>
              <table:table-cell office:value-type="float" office:value="0.47664338054">
                <text:p>0.4766433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48">
                <text:p>8.48</text:p>
              </table:table-cell>
              <table:table-cell office:value-type="float" office:value="0.475438752193">
                <text:p>0.47543875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9">
                <text:p>8.49</text:p>
              </table:table-cell>
              <table:table-cell office:value-type="float" office:value="0.474232690329">
                <text:p>0.47423269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5">
                <text:p>8.5</text:p>
              </table:table-cell>
              <table:table-cell office:value-type="float" office:value="0.473025197765">
                <text:p>0.47302519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51">
                <text:p>8.51</text:p>
              </table:table-cell>
              <table:table-cell office:value-type="float" office:value="0.471816277333">
                <text:p>0.471816277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52">
                <text:p>8.52</text:p>
              </table:table-cell>
              <table:table-cell office:value-type="float" office:value="0.470605931886">
                <text:p>0.47060593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53">
                <text:p>8.53</text:p>
              </table:table-cell>
              <table:table-cell office:value-type="float" office:value="0.469394164292">
                <text:p>0.46939416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54">
                <text:p>8.54</text:p>
              </table:table-cell>
              <table:table-cell office:value-type="float" office:value="0.468180977439">
                <text:p>0.46818097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55">
                <text:p>8.55</text:p>
              </table:table-cell>
              <table:table-cell office:value-type="float" office:value="0.466966374234">
                <text:p>0.46696637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56">
                <text:p>8.56</text:p>
              </table:table-cell>
              <table:table-cell office:value-type="float" office:value="0.465750357599">
                <text:p>0.46575035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57">
                <text:p>8.57</text:p>
              </table:table-cell>
              <table:table-cell office:value-type="float" office:value="0.464532930477">
                <text:p>0.46453293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58">
                <text:p>8.58</text:p>
              </table:table-cell>
              <table:table-cell office:value-type="float" office:value="0.463314095827">
                <text:p>0.46331409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9">
                <text:p>8.59</text:p>
              </table:table-cell>
              <table:table-cell office:value-type="float" office:value="0.462093856629">
                <text:p>0.46209385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6">
                <text:p>8.6</text:p>
              </table:table-cell>
              <table:table-cell office:value-type="float" office:value="0.460872215879">
                <text:p>0.46087221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61">
                <text:p>8.61</text:p>
              </table:table-cell>
              <table:table-cell office:value-type="float" office:value="0.459649176591">
                <text:p>0.45964917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62">
                <text:p>8.62</text:p>
              </table:table-cell>
              <table:table-cell office:value-type="float" office:value="0.458424741799">
                <text:p>0.45842474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63">
                <text:p>8.63</text:p>
              </table:table-cell>
              <table:table-cell office:value-type="float" office:value="0.457198914553">
                <text:p>0.45719891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64">
                <text:p>8.64</text:p>
              </table:table-cell>
              <table:table-cell office:value-type="float" office:value="0.455971697924">
                <text:p>0.45597169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65">
                <text:p>8.65</text:p>
              </table:table-cell>
              <table:table-cell office:value-type="float" office:value="0.454743094998">
                <text:p>0.454743094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66">
                <text:p>8.66</text:p>
              </table:table-cell>
              <table:table-cell office:value-type="float" office:value="0.453513108883">
                <text:p>0.45351310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67">
                <text:p>8.67</text:p>
              </table:table-cell>
              <table:table-cell office:value-type="float" office:value="0.452281742702">
                <text:p>0.45228174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68">
                <text:p>8.68</text:p>
              </table:table-cell>
              <table:table-cell office:value-type="float" office:value="0.451048999599">
                <text:p>0.45104899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9">
                <text:p>8.69</text:p>
              </table:table-cell>
              <table:table-cell office:value-type="float" office:value="0.449814882733">
                <text:p>0.44981488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7">
                <text:p>8.7</text:p>
              </table:table-cell>
              <table:table-cell office:value-type="float" office:value="0.448579395285">
                <text:p>0.448579395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71">
                <text:p>8.71</text:p>
              </table:table-cell>
              <table:table-cell office:value-type="float" office:value="0.447342540453">
                <text:p>0.44734254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72">
                <text:p>8.72</text:p>
              </table:table-cell>
              <table:table-cell office:value-type="float" office:value="0.446104321453">
                <text:p>0.44610432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73">
                <text:p>8.73</text:p>
              </table:table-cell>
              <table:table-cell office:value-type="float" office:value="0.444864741519">
                <text:p>0.44486474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74">
                <text:p>8.74</text:p>
              </table:table-cell>
              <table:table-cell office:value-type="float" office:value="0.443623803905">
                <text:p>0.44362380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75">
                <text:p>8.75</text:p>
              </table:table-cell>
              <table:table-cell office:value-type="float" office:value="0.442381511882">
                <text:p>0.44238151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76">
                <text:p>8.76</text:p>
              </table:table-cell>
              <table:table-cell office:value-type="float" office:value="0.441137868741">
                <text:p>0.44113786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77">
                <text:p>8.77</text:p>
              </table:table-cell>
              <table:table-cell office:value-type="float" office:value="0.439892877789">
                <text:p>0.439892877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78">
                <text:p>8.78</text:p>
              </table:table-cell>
              <table:table-cell office:value-type="float" office:value="0.438646542354">
                <text:p>0.43864654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9">
                <text:p>8.79</text:p>
              </table:table-cell>
              <table:table-cell office:value-type="float" office:value="0.437398865781">
                <text:p>0.43739886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8">
                <text:p>8.8</text:p>
              </table:table-cell>
              <table:table-cell office:value-type="float" office:value="0.436149851434">
                <text:p>0.43614985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81">
                <text:p>8.81</text:p>
              </table:table-cell>
              <table:table-cell office:value-type="float" office:value="0.434899502697">
                <text:p>0.43489950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82">
                <text:p>8.82</text:p>
              </table:table-cell>
              <table:table-cell office:value-type="float" office:value="0.43364782297">
                <text:p>0.4336478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83">
                <text:p>8.83</text:p>
              </table:table-cell>
              <table:table-cell office:value-type="float" office:value="0.432394815673">
                <text:p>0.43239481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84">
                <text:p>8.84</text:p>
              </table:table-cell>
              <table:table-cell office:value-type="float" office:value="0.431140484244">
                <text:p>0.43114048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85">
                <text:p>8.85</text:p>
              </table:table-cell>
              <table:table-cell office:value-type="float" office:value="0.429884832141">
                <text:p>0.42988483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86">
                <text:p>8.86</text:p>
              </table:table-cell>
              <table:table-cell office:value-type="float" office:value="0.428627862839">
                <text:p>0.42862786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87">
                <text:p>8.87</text:p>
              </table:table-cell>
              <table:table-cell office:value-type="float" office:value="0.427369579832">
                <text:p>0.42736957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88">
                <text:p>8.88</text:p>
              </table:table-cell>
              <table:table-cell office:value-type="float" office:value="0.426109986634">
                <text:p>0.42610998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9">
                <text:p>8.89</text:p>
              </table:table-cell>
              <table:table-cell office:value-type="float" office:value="0.424849086777">
                <text:p>0.42484908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9">
                <text:p>8.9</text:p>
              </table:table-cell>
              <table:table-cell office:value-type="float" office:value="0.423586883809">
                <text:p>0.42358688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91">
                <text:p>8.91</text:p>
              </table:table-cell>
              <table:table-cell office:value-type="float" office:value="0.422323381302">
                <text:p>0.42232338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92">
                <text:p>8.92</text:p>
              </table:table-cell>
              <table:table-cell office:value-type="float" office:value="0.421058582842">
                <text:p>0.42105858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93">
                <text:p>8.93</text:p>
              </table:table-cell>
              <table:table-cell office:value-type="float" office:value="0.419792492036">
                <text:p>0.41979249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94">
                <text:p>8.94</text:p>
              </table:table-cell>
              <table:table-cell office:value-type="float" office:value="0.418525112509">
                <text:p>0.41852511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95">
                <text:p>8.95</text:p>
              </table:table-cell>
              <table:table-cell office:value-type="float" office:value="0.417256447906">
                <text:p>0.41725644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96">
                <text:p>8.96</text:p>
              </table:table-cell>
              <table:table-cell office:value-type="float" office:value="0.41598650189">
                <text:p>0.4159865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7">
                <text:p>8.97</text:p>
              </table:table-cell>
              <table:table-cell office:value-type="float" office:value="0.414715278142">
                <text:p>0.41471527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8">
                <text:p>8.98</text:p>
              </table:table-cell>
              <table:table-cell office:value-type="float" office:value="0.413442780363">
                <text:p>0.41344278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9">
                <text:p>8.99</text:p>
              </table:table-cell>
              <table:table-cell office:value-type="float" office:value="0.412169012272">
                <text:p>0.41216901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">
                <text:p>9</text:p>
              </table:table-cell>
              <table:table-cell office:value-type="float" office:value="0.410893977608">
                <text:p>0.410893977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.01">
                <text:p>9.01</text:p>
              </table:table-cell>
              <table:table-cell office:value-type="float" office:value="0.409617680128">
                <text:p>0.40961768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.02">
                <text:p>9.02</text:p>
              </table:table-cell>
              <table:table-cell office:value-type="float" office:value="0.408340123608">
                <text:p>0.40834012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.03">
                <text:p>9.03</text:p>
              </table:table-cell>
              <table:table-cell office:value-type="float" office:value="0.407061311843">
                <text:p>0.40706131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.04">
                <text:p>9.04</text:p>
              </table:table-cell>
              <table:table-cell office:value-type="float" office:value="0.405781248647">
                <text:p>0.40578124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.05">
                <text:p>9.05</text:p>
              </table:table-cell>
              <table:table-cell office:value-type="float" office:value="0.404499937853">
                <text:p>0.40449993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.06">
                <text:p>9.06</text:p>
              </table:table-cell>
              <table:table-cell office:value-type="float" office:value="0.403217383312">
                <text:p>0.40321738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07">
                <text:p>9.07</text:p>
              </table:table-cell>
              <table:table-cell office:value-type="float" office:value="0.401933588896">
                <text:p>0.401933588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8">
                <text:p>9.08</text:p>
              </table:table-cell>
              <table:table-cell office:value-type="float" office:value="0.400648558494">
                <text:p>0.400648558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9">
                <text:p>9.09</text:p>
              </table:table-cell>
              <table:table-cell office:value-type="float" office:value="0.399362296015">
                <text:p>0.39936229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1">
                <text:p>9.1</text:p>
              </table:table-cell>
              <table:table-cell office:value-type="float" office:value="0.398074805387">
                <text:p>0.3980748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11">
                <text:p>9.11</text:p>
              </table:table-cell>
              <table:table-cell office:value-type="float" office:value="0.396786090557">
                <text:p>0.39678609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12">
                <text:p>9.12</text:p>
              </table:table-cell>
              <table:table-cell office:value-type="float" office:value="0.395496155491">
                <text:p>0.39549615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13">
                <text:p>9.13</text:p>
              </table:table-cell>
              <table:table-cell office:value-type="float" office:value="0.394205004174">
                <text:p>0.39420500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14">
                <text:p>9.14</text:p>
              </table:table-cell>
              <table:table-cell office:value-type="float" office:value="0.392912640609">
                <text:p>0.39291264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15">
                <text:p>9.15</text:p>
              </table:table-cell>
              <table:table-cell office:value-type="float" office:value="0.391619068821">
                <text:p>0.391619068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16">
                <text:p>9.16</text:p>
              </table:table-cell>
              <table:table-cell office:value-type="float" office:value="0.390324292851">
                <text:p>0.39032429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17">
                <text:p>9.17</text:p>
              </table:table-cell>
              <table:table-cell office:value-type="float" office:value="0.38902831676">
                <text:p>0.3890283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18">
                <text:p>9.18</text:p>
              </table:table-cell>
              <table:table-cell office:value-type="float" office:value="0.387731144631">
                <text:p>0.38773114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9">
                <text:p>9.19</text:p>
              </table:table-cell>
              <table:table-cell office:value-type="float" office:value="0.386432780561">
                <text:p>0.38643278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2">
                <text:p>9.2</text:p>
              </table:table-cell>
              <table:table-cell office:value-type="float" office:value="0.38513322867">
                <text:p>0.3851332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21">
                <text:p>9.21</text:p>
              </table:table-cell>
              <table:table-cell office:value-type="float" office:value="0.383832493097">
                <text:p>0.38383249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22">
                <text:p>9.22</text:p>
              </table:table-cell>
              <table:table-cell office:value-type="float" office:value="0.382530577998">
                <text:p>0.38253057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23">
                <text:p>9.23</text:p>
              </table:table-cell>
              <table:table-cell office:value-type="float" office:value="0.381227487551">
                <text:p>0.381227487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24">
                <text:p>9.24</text:p>
              </table:table-cell>
              <table:table-cell office:value-type="float" office:value="0.37992322595">
                <text:p>0.3799232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25">
                <text:p>9.25</text:p>
              </table:table-cell>
              <table:table-cell office:value-type="float" office:value="0.378617797411">
                <text:p>0.37861779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26">
                <text:p>9.26</text:p>
              </table:table-cell>
              <table:table-cell office:value-type="float" office:value="0.377311206168">
                <text:p>0.37731120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27">
                <text:p>9.27</text:p>
              </table:table-cell>
              <table:table-cell office:value-type="float" office:value="0.376003456475">
                <text:p>0.37600345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8">
                <text:p>9.28</text:p>
              </table:table-cell>
              <table:table-cell office:value-type="float" office:value="0.374694552605">
                <text:p>0.37469455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9">
                <text:p>9.29</text:p>
              </table:table-cell>
              <table:table-cell office:value-type="float" office:value="0.37338449885">
                <text:p>0.37338449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3">
                <text:p>9.3</text:p>
              </table:table-cell>
              <table:table-cell office:value-type="float" office:value="0.372073299521">
                <text:p>0.372073299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31">
                <text:p>9.31</text:p>
              </table:table-cell>
              <table:table-cell office:value-type="float" office:value="0.370760958949">
                <text:p>0.37076095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32">
                <text:p>9.32</text:p>
              </table:table-cell>
              <table:table-cell office:value-type="float" office:value="0.369447481485">
                <text:p>0.36944748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33">
                <text:p>9.33</text:p>
              </table:table-cell>
              <table:table-cell office:value-type="float" office:value="0.368132871498">
                <text:p>0.36813287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34">
                <text:p>9.34</text:p>
              </table:table-cell>
              <table:table-cell office:value-type="float" office:value="0.366817133378">
                <text:p>0.36681713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35">
                <text:p>9.35</text:p>
              </table:table-cell>
              <table:table-cell office:value-type="float" office:value="0.365500271531">
                <text:p>0.36550027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36">
                <text:p>9.36</text:p>
              </table:table-cell>
              <table:table-cell office:value-type="float" office:value="0.364182290387">
                <text:p>0.36418229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37">
                <text:p>9.37</text:p>
              </table:table-cell>
              <table:table-cell office:value-type="float" office:value="0.362863194393">
                <text:p>0.36286319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38">
                <text:p>9.38</text:p>
              </table:table-cell>
              <table:table-cell office:value-type="float" office:value="0.361542988014">
                <text:p>0.361542988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9">
                <text:p>9.39</text:p>
              </table:table-cell>
              <table:table-cell office:value-type="float" office:value="0.360221675738">
                <text:p>0.36022167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4">
                <text:p>9.4</text:p>
              </table:table-cell>
              <table:table-cell office:value-type="float" office:value="0.35889926207">
                <text:p>0.3588992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41">
                <text:p>9.41</text:p>
              </table:table-cell>
              <table:table-cell office:value-type="float" office:value="0.357575751535">
                <text:p>0.35757575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42">
                <text:p>9.42</text:p>
              </table:table-cell>
              <table:table-cell office:value-type="float" office:value="0.356251148678">
                <text:p>0.35625114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43">
                <text:p>9.43</text:p>
              </table:table-cell>
              <table:table-cell office:value-type="float" office:value="0.354925458062">
                <text:p>0.35492545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44">
                <text:p>9.44</text:p>
              </table:table-cell>
              <table:table-cell office:value-type="float" office:value="0.353598684271">
                <text:p>0.35359868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45">
                <text:p>9.45</text:p>
              </table:table-cell>
              <table:table-cell office:value-type="float" office:value="0.352270831909">
                <text:p>0.35227083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46">
                <text:p>9.46</text:p>
              </table:table-cell>
              <table:table-cell office:value-type="float" office:value="0.350941905598">
                <text:p>0.35094190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47">
                <text:p>9.47</text:p>
              </table:table-cell>
              <table:table-cell office:value-type="float" office:value="0.349611909981">
                <text:p>0.34961190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48">
                <text:p>9.48</text:p>
              </table:table-cell>
              <table:table-cell office:value-type="float" office:value="0.348280849718">
                <text:p>0.34828084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9">
                <text:p>9.49</text:p>
              </table:table-cell>
              <table:table-cell office:value-type="float" office:value="0.346948729493">
                <text:p>0.34694872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5">
                <text:p>9.5</text:p>
              </table:table-cell>
              <table:table-cell office:value-type="float" office:value="0.345615554006">
                <text:p>0.34561555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51">
                <text:p>9.51</text:p>
              </table:table-cell>
              <table:table-cell office:value-type="float" office:value="0.344281327978">
                <text:p>0.344281327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52">
                <text:p>9.52</text:p>
              </table:table-cell>
              <table:table-cell office:value-type="float" office:value="0.342946056148">
                <text:p>0.34294605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53">
                <text:p>9.53</text:p>
              </table:table-cell>
              <table:table-cell office:value-type="float" office:value="0.341609743278">
                <text:p>0.34160974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54">
                <text:p>9.54</text:p>
              </table:table-cell>
              <table:table-cell office:value-type="float" office:value="0.340272394146">
                <text:p>0.34027239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55">
                <text:p>9.55</text:p>
              </table:table-cell>
              <table:table-cell office:value-type="float" office:value="0.338934013552">
                <text:p>0.33893401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56">
                <text:p>9.56</text:p>
              </table:table-cell>
              <table:table-cell office:value-type="float" office:value="0.337594606316">
                <text:p>0.33759460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57">
                <text:p>9.57</text:p>
              </table:table-cell>
              <table:table-cell office:value-type="float" office:value="0.336254177276">
                <text:p>0.33625417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58">
                <text:p>9.58</text:p>
              </table:table-cell>
              <table:table-cell office:value-type="float" office:value="0.334912731289">
                <text:p>0.33491273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9">
                <text:p>9.59</text:p>
              </table:table-cell>
              <table:table-cell office:value-type="float" office:value="0.333570273236">
                <text:p>0.33357027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6">
                <text:p>9.6</text:p>
              </table:table-cell>
              <table:table-cell office:value-type="float" office:value="0.332226808013">
                <text:p>0.33222680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61">
                <text:p>9.61</text:p>
              </table:table-cell>
              <table:table-cell office:value-type="float" office:value="0.330882340539">
                <text:p>0.33088234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62">
                <text:p>9.62</text:p>
              </table:table-cell>
              <table:table-cell office:value-type="float" office:value="0.32953687575">
                <text:p>0.32953687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63">
                <text:p>9.63</text:p>
              </table:table-cell>
              <table:table-cell office:value-type="float" office:value="0.328190418605">
                <text:p>0.328190418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64">
                <text:p>9.64</text:p>
              </table:table-cell>
              <table:table-cell office:value-type="float" office:value="0.32684297408">
                <text:p>0.3268429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65">
                <text:p>9.65</text:p>
              </table:table-cell>
              <table:table-cell office:value-type="float" office:value="0.325494547172">
                <text:p>0.325494547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66">
                <text:p>9.66</text:p>
              </table:table-cell>
              <table:table-cell office:value-type="float" office:value="0.324145142897">
                <text:p>0.32414514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67">
                <text:p>9.67</text:p>
              </table:table-cell>
              <table:table-cell office:value-type="float" office:value="0.322794766294">
                <text:p>0.32279476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68">
                <text:p>9.68</text:p>
              </table:table-cell>
              <table:table-cell office:value-type="float" office:value="0.321443422417">
                <text:p>0.32144342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9">
                <text:p>9.69</text:p>
              </table:table-cell>
              <table:table-cell office:value-type="float" office:value="0.320091116343">
                <text:p>0.32009111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7">
                <text:p>9.7</text:p>
              </table:table-cell>
              <table:table-cell office:value-type="float" office:value="0.318737853169">
                <text:p>0.31873785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71">
                <text:p>9.71</text:p>
              </table:table-cell>
              <table:table-cell office:value-type="float" office:value="0.31738363801">
                <text:p>0.3173836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72">
                <text:p>9.72</text:p>
              </table:table-cell>
              <table:table-cell office:value-type="float" office:value="0.316028476002">
                <text:p>0.31602847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73">
                <text:p>9.73</text:p>
              </table:table-cell>
              <table:table-cell office:value-type="float" office:value="0.314672372301">
                <text:p>0.31467237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74">
                <text:p>9.74</text:p>
              </table:table-cell>
              <table:table-cell office:value-type="float" office:value="0.313315332084">
                <text:p>0.31331533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75">
                <text:p>9.75</text:p>
              </table:table-cell>
              <table:table-cell office:value-type="float" office:value="0.311957360546">
                <text:p>0.31195736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76">
                <text:p>9.76</text:p>
              </table:table-cell>
              <table:table-cell office:value-type="float" office:value="0.310598462901">
                <text:p>0.31059846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77">
                <text:p>9.77</text:p>
              </table:table-cell>
              <table:table-cell office:value-type="float" office:value="0.309238644388">
                <text:p>0.309238644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78">
                <text:p>9.78</text:p>
              </table:table-cell>
              <table:table-cell office:value-type="float" office:value="0.307877910259">
                <text:p>0.30787791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9">
                <text:p>9.79</text:p>
              </table:table-cell>
              <table:table-cell office:value-type="float" office:value="0.306516265793">
                <text:p>0.30651626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8">
                <text:p>9.8</text:p>
              </table:table-cell>
              <table:table-cell office:value-type="float" office:value="0.305153716283">
                <text:p>0.305153716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81">
                <text:p>9.81</text:p>
              </table:table-cell>
              <table:table-cell office:value-type="float" office:value="0.303790267046">
                <text:p>0.303790267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82">
                <text:p>9.82</text:p>
              </table:table-cell>
              <table:table-cell office:value-type="float" office:value="0.302425923418">
                <text:p>0.302425923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83">
                <text:p>9.83</text:p>
              </table:table-cell>
              <table:table-cell office:value-type="float" office:value="0.301060690754">
                <text:p>0.30106069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84">
                <text:p>9.84</text:p>
              </table:table-cell>
              <table:table-cell office:value-type="float" office:value="0.299694574429">
                <text:p>0.29969457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85">
                <text:p>9.85</text:p>
              </table:table-cell>
              <table:table-cell office:value-type="float" office:value="0.298327579841">
                <text:p>0.298327579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86">
                <text:p>9.86</text:p>
              </table:table-cell>
              <table:table-cell office:value-type="float" office:value="0.296959712404">
                <text:p>0.29695971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87">
                <text:p>9.87</text:p>
              </table:table-cell>
              <table:table-cell office:value-type="float" office:value="0.295590977555">
                <text:p>0.29559097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8">
                <text:p>9.88</text:p>
              </table:table-cell>
              <table:table-cell office:value-type="float" office:value="0.294221380749">
                <text:p>0.29422138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9">
                <text:p>9.89</text:p>
              </table:table-cell>
              <table:table-cell office:value-type="float" office:value="0.292850927464">
                <text:p>0.29285092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9">
                <text:p>9.9</text:p>
              </table:table-cell>
              <table:table-cell office:value-type="float" office:value="0.291479623194">
                <text:p>0.29147962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91">
                <text:p>9.91</text:p>
              </table:table-cell>
              <table:table-cell office:value-type="float" office:value="0.290107473458">
                <text:p>0.29010747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92">
                <text:p>9.92</text:p>
              </table:table-cell>
              <table:table-cell office:value-type="float" office:value="0.288734483791">
                <text:p>0.28873448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93">
                <text:p>9.93</text:p>
              </table:table-cell>
              <table:table-cell office:value-type="float" office:value="0.28736065975">
                <text:p>0.2873606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94">
                <text:p>9.94</text:p>
              </table:table-cell>
              <table:table-cell office:value-type="float" office:value="0.285986006912">
                <text:p>0.28598600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95">
                <text:p>9.95</text:p>
              </table:table-cell>
              <table:table-cell office:value-type="float" office:value="0.284610530874">
                <text:p>0.28461053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96">
                <text:p>9.96</text:p>
              </table:table-cell>
              <table:table-cell office:value-type="float" office:value="0.283234237254">
                <text:p>0.28323423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7">
                <text:p>9.97</text:p>
              </table:table-cell>
              <table:table-cell office:value-type="float" office:value="0.281857131688">
                <text:p>0.28185713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98">
                <text:p>9.98</text:p>
              </table:table-cell>
              <table:table-cell office:value-type="float" office:value="0.280479219836">
                <text:p>0.28047921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9">
                <text:p>9.99</text:p>
              </table:table-cell>
              <table:table-cell office:value-type="float" office:value="0.279100507373">
                <text:p>0.27910050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">
                <text:p>10</text:p>
              </table:table-cell>
              <table:table-cell office:value-type="float" office:value="0.277721">
                <text:p>0.27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.01">
                <text:p>10.01</text:p>
              </table:table-cell>
              <table:table-cell office:value-type="float" office:value="0.276340703434">
                <text:p>0.27634070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.02">
                <text:p>10.02</text:p>
              </table:table-cell>
              <table:table-cell office:value-type="float" office:value="0.274959623413">
                <text:p>0.27495962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.03">
                <text:p>10.03</text:p>
              </table:table-cell>
              <table:table-cell office:value-type="float" office:value="0.273577765698">
                <text:p>0.27357776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.04">
                <text:p>10.04</text:p>
              </table:table-cell>
              <table:table-cell office:value-type="float" office:value="0.272195136066">
                <text:p>0.2721951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.05">
                <text:p>10.05</text:p>
              </table:table-cell>
              <table:table-cell office:value-type="float" office:value="0.270811740318">
                <text:p>0.27081174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.06">
                <text:p>10.06</text:p>
              </table:table-cell>
              <table:table-cell office:value-type="float" office:value="0.269427584274">
                <text:p>0.26942758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.07">
                <text:p>10.07</text:p>
              </table:table-cell>
              <table:table-cell office:value-type="float" office:value="0.268042673772">
                <text:p>0.26804267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.08">
                <text:p>10.08</text:p>
              </table:table-cell>
              <table:table-cell office:value-type="float" office:value="0.266657014675">
                <text:p>0.26665701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09">
                <text:p>10.09</text:p>
              </table:table-cell>
              <table:table-cell office:value-type="float" office:value="0.265270612862">
                <text:p>0.26527061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.1">
                <text:p>10.1</text:p>
              </table:table-cell>
              <table:table-cell office:value-type="float" office:value="0.263883474235">
                <text:p>0.263883474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11">
                <text:p>10.11</text:p>
              </table:table-cell>
              <table:table-cell office:value-type="float" office:value="0.262495604715">
                <text:p>0.2624956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12">
                <text:p>10.12</text:p>
              </table:table-cell>
              <table:table-cell office:value-type="float" office:value="0.261107010244">
                <text:p>0.26110701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13">
                <text:p>10.13</text:p>
              </table:table-cell>
              <table:table-cell office:value-type="float" office:value="0.259717696785">
                <text:p>0.25971769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14">
                <text:p>10.14</text:p>
              </table:table-cell>
              <table:table-cell office:value-type="float" office:value="0.258327670319">
                <text:p>0.25832767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15">
                <text:p>10.15</text:p>
              </table:table-cell>
              <table:table-cell office:value-type="float" office:value="0.25693693685">
                <text:p>0.2569369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16">
                <text:p>10.16</text:p>
              </table:table-cell>
              <table:table-cell office:value-type="float" office:value="0.255545502401">
                <text:p>0.25554550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17">
                <text:p>10.17</text:p>
              </table:table-cell>
              <table:table-cell office:value-type="float" office:value="0.254153373016">
                <text:p>0.2541533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18">
                <text:p>10.18</text:p>
              </table:table-cell>
              <table:table-cell office:value-type="float" office:value="0.252760554759">
                <text:p>0.252760554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19">
                <text:p>10.19</text:p>
              </table:table-cell>
              <table:table-cell office:value-type="float" office:value="0.251367053714">
                <text:p>0.251367053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2">
                <text:p>10.2</text:p>
              </table:table-cell>
              <table:table-cell office:value-type="float" office:value="0.249972875988">
                <text:p>0.24997287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21">
                <text:p>10.21</text:p>
              </table:table-cell>
              <table:table-cell office:value-type="float" office:value="0.248578027705">
                <text:p>0.24857802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22">
                <text:p>10.22</text:p>
              </table:table-cell>
              <table:table-cell office:value-type="float" office:value="0.247182515011">
                <text:p>0.24718251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23">
                <text:p>10.23</text:p>
              </table:table-cell>
              <table:table-cell office:value-type="float" office:value="0.245786344072">
                <text:p>0.24578634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24">
                <text:p>10.24</text:p>
              </table:table-cell>
              <table:table-cell office:value-type="float" office:value="0.244389521077">
                <text:p>0.24438952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25">
                <text:p>10.25</text:p>
              </table:table-cell>
              <table:table-cell office:value-type="float" office:value="0.242992052232">
                <text:p>0.24299205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26">
                <text:p>10.26</text:p>
              </table:table-cell>
              <table:table-cell office:value-type="float" office:value="0.241593943764">
                <text:p>0.24159394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27">
                <text:p>10.27</text:p>
              </table:table-cell>
              <table:table-cell office:value-type="float" office:value="0.240195201923">
                <text:p>0.24019520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28">
                <text:p>10.28</text:p>
              </table:table-cell>
              <table:table-cell office:value-type="float" office:value="0.238795832978">
                <text:p>0.23879583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29">
                <text:p>10.29</text:p>
              </table:table-cell>
              <table:table-cell office:value-type="float" office:value="0.237395843217">
                <text:p>0.237395843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3">
                <text:p>10.3</text:p>
              </table:table-cell>
              <table:table-cell office:value-type="float" office:value="0.235995238951">
                <text:p>0.235995238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31">
                <text:p>10.31</text:p>
              </table:table-cell>
              <table:table-cell office:value-type="float" office:value="0.23459402651">
                <text:p>0.2345940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32">
                <text:p>10.32</text:p>
              </table:table-cell>
              <table:table-cell office:value-type="float" office:value="0.233192212246">
                <text:p>0.23319221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33">
                <text:p>10.33</text:p>
              </table:table-cell>
              <table:table-cell office:value-type="float" office:value="0.23178980253">
                <text:p>0.2317898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34">
                <text:p>10.34</text:p>
              </table:table-cell>
              <table:table-cell office:value-type="float" office:value="0.230386803755">
                <text:p>0.23038680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35">
                <text:p>10.35</text:p>
              </table:table-cell>
              <table:table-cell office:value-type="float" office:value="0.228983222332">
                <text:p>0.22898322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36">
                <text:p>10.36</text:p>
              </table:table-cell>
              <table:table-cell office:value-type="float" office:value="0.227579064696">
                <text:p>0.22757906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37">
                <text:p>10.37</text:p>
              </table:table-cell>
              <table:table-cell office:value-type="float" office:value="0.226174337301">
                <text:p>0.226174337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38">
                <text:p>10.38</text:p>
              </table:table-cell>
              <table:table-cell office:value-type="float" office:value="0.224769046621">
                <text:p>0.22476904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39">
                <text:p>10.39</text:p>
              </table:table-cell>
              <table:table-cell office:value-type="float" office:value="0.223363199151">
                <text:p>0.223363199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4">
                <text:p>10.4</text:p>
              </table:table-cell>
              <table:table-cell office:value-type="float" office:value="0.221956801407">
                <text:p>0.22195680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41">
                <text:p>10.41</text:p>
              </table:table-cell>
              <table:table-cell office:value-type="float" office:value="0.220549859925">
                <text:p>0.22054985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42">
                <text:p>10.42</text:p>
              </table:table-cell>
              <table:table-cell office:value-type="float" office:value="0.219142381263">
                <text:p>0.21914238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43">
                <text:p>10.43</text:p>
              </table:table-cell>
              <table:table-cell office:value-type="float" office:value="0.217734371999">
                <text:p>0.21773437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44">
                <text:p>10.44</text:p>
              </table:table-cell>
              <table:table-cell office:value-type="float" office:value="0.21632583873">
                <text:p>0.2163258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45">
                <text:p>10.45</text:p>
              </table:table-cell>
              <table:table-cell office:value-type="float" office:value="0.214916788076">
                <text:p>0.214916788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46">
                <text:p>10.46</text:p>
              </table:table-cell>
              <table:table-cell office:value-type="float" office:value="0.213507226677">
                <text:p>0.2135072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47">
                <text:p>10.47</text:p>
              </table:table-cell>
              <table:table-cell office:value-type="float" office:value="0.212097161192">
                <text:p>0.21209716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48">
                <text:p>10.48</text:p>
              </table:table-cell>
              <table:table-cell office:value-type="float" office:value="0.210686598303">
                <text:p>0.210686598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49">
                <text:p>10.49</text:p>
              </table:table-cell>
              <table:table-cell office:value-type="float" office:value="0.209275544712">
                <text:p>0.20927554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5">
                <text:p>10.5</text:p>
              </table:table-cell>
              <table:table-cell office:value-type="float" office:value="0.207864007141">
                <text:p>0.20786400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51">
                <text:p>10.51</text:p>
              </table:table-cell>
              <table:table-cell office:value-type="float" office:value="0.206451992333">
                <text:p>0.20645199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52">
                <text:p>10.52</text:p>
              </table:table-cell>
              <table:table-cell office:value-type="float" office:value="0.205039507053">
                <text:p>0.20503950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53">
                <text:p>10.53</text:p>
              </table:table-cell>
              <table:table-cell office:value-type="float" office:value="0.203626558083">
                <text:p>0.203626558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54">
                <text:p>10.54</text:p>
              </table:table-cell>
              <table:table-cell office:value-type="float" office:value="0.202213152231">
                <text:p>0.20221315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55">
                <text:p>10.55</text:p>
              </table:table-cell>
              <table:table-cell office:value-type="float" office:value="0.200799296322">
                <text:p>0.20079929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56">
                <text:p>10.56</text:p>
              </table:table-cell>
              <table:table-cell office:value-type="float" office:value="0.199384997203">
                <text:p>0.19938499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57">
                <text:p>10.57</text:p>
              </table:table-cell>
              <table:table-cell office:value-type="float" office:value="0.197970261741">
                <text:p>0.19797026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58">
                <text:p>10.58</text:p>
              </table:table-cell>
              <table:table-cell office:value-type="float" office:value="0.196555096825">
                <text:p>0.1965550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59">
                <text:p>10.59</text:p>
              </table:table-cell>
              <table:table-cell office:value-type="float" office:value="0.195139509363">
                <text:p>0.19513950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6">
                <text:p>10.6</text:p>
              </table:table-cell>
              <table:table-cell office:value-type="float" office:value="0.193723506286">
                <text:p>0.19372350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61">
                <text:p>10.61</text:p>
              </table:table-cell>
              <table:table-cell office:value-type="float" office:value="0.192307094544">
                <text:p>0.19230709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62">
                <text:p>10.62</text:p>
              </table:table-cell>
              <table:table-cell office:value-type="float" office:value="0.190890281109">
                <text:p>0.19089028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63">
                <text:p>10.63</text:p>
              </table:table-cell>
              <table:table-cell office:value-type="float" office:value="0.189473072972">
                <text:p>0.18947307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64">
                <text:p>10.64</text:p>
              </table:table-cell>
              <table:table-cell office:value-type="float" office:value="0.188055477147">
                <text:p>0.18805547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65">
                <text:p>10.65</text:p>
              </table:table-cell>
              <table:table-cell office:value-type="float" office:value="0.186637500667">
                <text:p>0.18663750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66">
                <text:p>10.66</text:p>
              </table:table-cell>
              <table:table-cell office:value-type="float" office:value="0.185219150587">
                <text:p>0.18521915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67">
                <text:p>10.67</text:p>
              </table:table-cell>
              <table:table-cell office:value-type="float" office:value="0.183800433982">
                <text:p>0.18380043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68">
                <text:p>10.68</text:p>
              </table:table-cell>
              <table:table-cell office:value-type="float" office:value="0.182381357949">
                <text:p>0.18238135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69">
                <text:p>10.69</text:p>
              </table:table-cell>
              <table:table-cell office:value-type="float" office:value="0.180961929604">
                <text:p>0.18096192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7">
                <text:p>10.7</text:p>
              </table:table-cell>
              <table:table-cell office:value-type="float" office:value="0.179542156085">
                <text:p>0.179542156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71">
                <text:p>10.71</text:p>
              </table:table-cell>
              <table:table-cell office:value-type="float" office:value="0.178122044552">
                <text:p>0.17812204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72">
                <text:p>10.72</text:p>
              </table:table-cell>
              <table:table-cell office:value-type="float" office:value="0.176701602183">
                <text:p>0.17670160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73">
                <text:p>10.73</text:p>
              </table:table-cell>
              <table:table-cell office:value-type="float" office:value="0.175280836178">
                <text:p>0.17528083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74">
                <text:p>10.74</text:p>
              </table:table-cell>
              <table:table-cell office:value-type="float" office:value="0.17385975376">
                <text:p>0.1738597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75">
                <text:p>10.75</text:p>
              </table:table-cell>
              <table:table-cell office:value-type="float" office:value="0.17243836217">
                <text:p>0.1724383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76">
                <text:p>10.76</text:p>
              </table:table-cell>
              <table:table-cell office:value-type="float" office:value="0.171016668672">
                <text:p>0.17101666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77">
                <text:p>10.77</text:p>
              </table:table-cell>
              <table:table-cell office:value-type="float" office:value="0.169594680548">
                <text:p>0.16959468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78">
                <text:p>10.78</text:p>
              </table:table-cell>
              <table:table-cell office:value-type="float" office:value="0.168172405104">
                <text:p>0.16817240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79">
                <text:p>10.79</text:p>
              </table:table-cell>
              <table:table-cell office:value-type="float" office:value="0.166749849665">
                <text:p>0.166749849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.8">
                <text:p>10.8</text:p>
              </table:table-cell>
              <table:table-cell office:value-type="float" office:value="0.165327021578">
                <text:p>0.16532702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.81">
                <text:p>10.81</text:p>
              </table:table-cell>
              <table:table-cell office:value-type="float" office:value="0.163903928209">
                <text:p>0.16390392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.82">
                <text:p>10.82</text:p>
              </table:table-cell>
              <table:table-cell office:value-type="float" office:value="0.162480576948">
                <text:p>0.16248057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.83">
                <text:p>10.83</text:p>
              </table:table-cell>
              <table:table-cell office:value-type="float" office:value="0.161056975203">
                <text:p>0.16105697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.84">
                <text:p>10.84</text:p>
              </table:table-cell>
              <table:table-cell office:value-type="float" office:value="0.159633130405">
                <text:p>0.159633130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.85">
                <text:p>10.85</text:p>
              </table:table-cell>
              <table:table-cell office:value-type="float" office:value="0.158209050003">
                <text:p>0.1582090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.86">
                <text:p>10.86</text:p>
              </table:table-cell>
              <table:table-cell office:value-type="float" office:value="0.156784741471">
                <text:p>0.15678474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.87">
                <text:p>10.87</text:p>
              </table:table-cell>
              <table:table-cell office:value-type="float" office:value="0.155360212301">
                <text:p>0.15536021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88">
                <text:p>10.88</text:p>
              </table:table-cell>
              <table:table-cell office:value-type="float" office:value="0.153935470007">
                <text:p>0.15393547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.89">
                <text:p>10.89</text:p>
              </table:table-cell>
              <table:table-cell office:value-type="float" office:value="0.152510522122">
                <text:p>0.15251052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.9">
                <text:p>10.9</text:p>
              </table:table-cell>
              <table:table-cell office:value-type="float" office:value="0.151085376204">
                <text:p>0.15108537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.91">
                <text:p>10.91</text:p>
              </table:table-cell>
              <table:table-cell office:value-type="float" office:value="0.149660039827">
                <text:p>0.1496600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.92">
                <text:p>10.92</text:p>
              </table:table-cell>
              <table:table-cell office:value-type="float" office:value="0.14823452059">
                <text:p>0.1482345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.93">
                <text:p>10.93</text:p>
              </table:table-cell>
              <table:table-cell office:value-type="float" office:value="0.146808826111">
                <text:p>0.14680882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.94">
                <text:p>10.94</text:p>
              </table:table-cell>
              <table:table-cell office:value-type="float" office:value="0.145382964029">
                <text:p>0.14538296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.95">
                <text:p>10.95</text:p>
              </table:table-cell>
              <table:table-cell office:value-type="float" office:value="0.143956942005">
                <text:p>0.14395694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.96">
                <text:p>10.96</text:p>
              </table:table-cell>
              <table:table-cell office:value-type="float" office:value="0.142530767719">
                <text:p>0.14253076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97">
                <text:p>10.97</text:p>
              </table:table-cell>
              <table:table-cell office:value-type="float" office:value="0.141104448874">
                <text:p>0.14110444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.98">
                <text:p>10.98</text:p>
              </table:table-cell>
              <table:table-cell office:value-type="float" office:value="0.139677993193">
                <text:p>0.13967799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.99">
                <text:p>10.99</text:p>
              </table:table-cell>
              <table:table-cell office:value-type="float" office:value="0.13825140842">
                <text:p>0.13825140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">
                <text:p>11</text:p>
              </table:table-cell>
              <table:table-cell office:value-type="float" office:value="0.13682470232">
                <text:p>0.1368247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.01">
                <text:p>11.01</text:p>
              </table:table-cell>
              <table:table-cell office:value-type="float" office:value="0.135397882679">
                <text:p>0.13539788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.02">
                <text:p>11.02</text:p>
              </table:table-cell>
              <table:table-cell office:value-type="float" office:value="0.133970957303">
                <text:p>0.13397095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.03">
                <text:p>11.03</text:p>
              </table:table-cell>
              <table:table-cell office:value-type="float" office:value="0.132543934021">
                <text:p>0.13254393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.04">
                <text:p>11.04</text:p>
              </table:table-cell>
              <table:table-cell office:value-type="float" office:value="0.131116820683">
                <text:p>0.13111682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.05">
                <text:p>11.05</text:p>
              </table:table-cell>
              <table:table-cell office:value-type="float" office:value="0.129689625156">
                <text:p>0.12968962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.06">
                <text:p>11.06</text:p>
              </table:table-cell>
              <table:table-cell office:value-type="float" office:value="0.128262355333">
                <text:p>0.12826235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.07">
                <text:p>11.07</text:p>
              </table:table-cell>
              <table:table-cell office:value-type="float" office:value="0.126835019125">
                <text:p>0.1268350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.08">
                <text:p>11.08</text:p>
              </table:table-cell>
              <table:table-cell office:value-type="float" office:value="0.125407624466">
                <text:p>0.12540762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.09">
                <text:p>11.09</text:p>
              </table:table-cell>
              <table:table-cell office:value-type="float" office:value="0.123980179308">
                <text:p>0.12398017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.1">
                <text:p>11.1</text:p>
              </table:table-cell>
              <table:table-cell office:value-type="float" office:value="0.122552691627">
                <text:p>0.12255269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.11">
                <text:p>11.11</text:p>
              </table:table-cell>
              <table:table-cell office:value-type="float" office:value="0.121125169419">
                <text:p>0.121125169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.12">
                <text:p>11.12</text:p>
              </table:table-cell>
              <table:table-cell office:value-type="float" office:value="0.1196976207">
                <text:p>0.119697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.13">
                <text:p>11.13</text:p>
              </table:table-cell>
              <table:table-cell office:value-type="float" office:value="0.118270053507">
                <text:p>0.11827005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.14">
                <text:p>11.14</text:p>
              </table:table-cell>
              <table:table-cell office:value-type="float" office:value="0.116842475901">
                <text:p>0.11684247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.15">
                <text:p>11.15</text:p>
              </table:table-cell>
              <table:table-cell office:value-type="float" office:value="0.11541489596">
                <text:p>0.1154148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.16">
                <text:p>11.16</text:p>
              </table:table-cell>
              <table:table-cell office:value-type="float" office:value="0.113987321786">
                <text:p>0.11398732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.17">
                <text:p>11.17</text:p>
              </table:table-cell>
              <table:table-cell office:value-type="float" office:value="0.1125597615">
                <text:p>0.112559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.18">
                <text:p>11.18</text:p>
              </table:table-cell>
              <table:table-cell office:value-type="float" office:value="0.111132223245">
                <text:p>0.11113222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.19">
                <text:p>11.19</text:p>
              </table:table-cell>
              <table:table-cell office:value-type="float" office:value="0.109704715184">
                <text:p>0.10970471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.2">
                <text:p>11.2</text:p>
              </table:table-cell>
              <table:table-cell office:value-type="float" office:value="0.108277245503">
                <text:p>0.108277245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.21">
                <text:p>11.21</text:p>
              </table:table-cell>
              <table:table-cell office:value-type="float" office:value="0.106849822408">
                <text:p>0.10684982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.22">
                <text:p>11.22</text:p>
              </table:table-cell>
              <table:table-cell office:value-type="float" office:value="0.105422454124">
                <text:p>0.10542245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.23">
                <text:p>11.23</text:p>
              </table:table-cell>
              <table:table-cell office:value-type="float" office:value="0.1039951489">
                <text:p>0.103995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.24">
                <text:p>11.24</text:p>
              </table:table-cell>
              <table:table-cell office:value-type="float" office:value="0.102567915006">
                <text:p>0.10256791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.25">
                <text:p>11.25</text:p>
              </table:table-cell>
              <table:table-cell office:value-type="float" office:value="0.101140760729">
                <text:p>0.101140760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.26">
                <text:p>11.26</text:p>
              </table:table-cell>
              <table:table-cell office:value-type="float" office:value="0.0997136943821">
                <text:p>0.099713694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.27">
                <text:p>11.27</text:p>
              </table:table-cell>
              <table:table-cell office:value-type="float" office:value="0.0982867242964">
                <text:p>0.098286724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.28">
                <text:p>11.28</text:p>
              </table:table-cell>
              <table:table-cell office:value-type="float" office:value="0.0968598588246">
                <text:p>0.096859858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.29">
                <text:p>11.29</text:p>
              </table:table-cell>
              <table:table-cell office:value-type="float" office:value="0.0954331063409">
                <text:p>0.095433106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.3">
                <text:p>11.3</text:p>
              </table:table-cell>
              <table:table-cell office:value-type="float" office:value="0.0940064752399">
                <text:p>0.094006475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.31">
                <text:p>11.31</text:p>
              </table:table-cell>
              <table:table-cell office:value-type="float" office:value="0.0925799739376">
                <text:p>0.092579973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.32">
                <text:p>11.32</text:p>
              </table:table-cell>
              <table:table-cell office:value-type="float" office:value="0.0911536108709">
                <text:p>0.091153610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.33">
                <text:p>11.33</text:p>
              </table:table-cell>
              <table:table-cell office:value-type="float" office:value="0.0897273944977">
                <text:p>0.089727394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.34">
                <text:p>11.34</text:p>
              </table:table-cell>
              <table:table-cell office:value-type="float" office:value="0.0883013332969">
                <text:p>0.088301333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.35">
                <text:p>11.35</text:p>
              </table:table-cell>
              <table:table-cell office:value-type="float" office:value="0.0868754357684">
                <text:p>0.086875435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.36">
                <text:p>11.36</text:p>
              </table:table-cell>
              <table:table-cell office:value-type="float" office:value="0.0854497104331">
                <text:p>0.085449710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.37">
                <text:p>11.37</text:p>
              </table:table-cell>
              <table:table-cell office:value-type="float" office:value="0.084024165833">
                <text:p>0.0840241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.38">
                <text:p>11.38</text:p>
              </table:table-cell>
              <table:table-cell office:value-type="float" office:value="0.0825988105311">
                <text:p>0.082598810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.39">
                <text:p>11.39</text:p>
              </table:table-cell>
              <table:table-cell office:value-type="float" office:value="0.0811736531112">
                <text:p>0.081173653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.4">
                <text:p>11.4</text:p>
              </table:table-cell>
              <table:table-cell office:value-type="float" office:value="0.0797487021783">
                <text:p>0.079748702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.41">
                <text:p>11.41</text:p>
              </table:table-cell>
              <table:table-cell office:value-type="float" office:value="0.0783239663583">
                <text:p>0.078323966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.42">
                <text:p>11.42</text:p>
              </table:table-cell>
              <table:table-cell office:value-type="float" office:value="0.0768994542984">
                <text:p>0.076899454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.43">
                <text:p>11.43</text:p>
              </table:table-cell>
              <table:table-cell office:value-type="float" office:value="0.0754751746662">
                <text:p>0.075475174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.44">
                <text:p>11.44</text:p>
              </table:table-cell>
              <table:table-cell office:value-type="float" office:value="0.074051136151">
                <text:p>0.07405113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.45">
                <text:p>11.45</text:p>
              </table:table-cell>
              <table:table-cell office:value-type="float" office:value="0.0726273474625">
                <text:p>0.072627347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.46">
                <text:p>11.46</text:p>
              </table:table-cell>
              <table:table-cell office:value-type="float" office:value="0.0712038173318">
                <text:p>0.071203817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.47">
                <text:p>11.47</text:p>
              </table:table-cell>
              <table:table-cell office:value-type="float" office:value="0.0697805545108">
                <text:p>0.069780554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.48">
                <text:p>11.48</text:p>
              </table:table-cell>
              <table:table-cell office:value-type="float" office:value="0.0683575677724">
                <text:p>0.068357567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.49">
                <text:p>11.49</text:p>
              </table:table-cell>
              <table:table-cell office:value-type="float" office:value="0.0669348659105">
                <text:p>0.066934865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.5">
                <text:p>11.5</text:p>
              </table:table-cell>
              <table:table-cell office:value-type="float" office:value="0.0655124577402">
                <text:p>0.065512457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.51">
                <text:p>11.51</text:p>
              </table:table-cell>
              <table:table-cell office:value-type="float" office:value="0.0640903520972">
                <text:p>0.064090352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.52">
                <text:p>11.52</text:p>
              </table:table-cell>
              <table:table-cell office:value-type="float" office:value="0.0626685578384">
                <text:p>0.062668557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.53">
                <text:p>11.53</text:p>
              </table:table-cell>
              <table:table-cell office:value-type="float" office:value="0.0612470838418">
                <text:p>0.061247083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.54">
                <text:p>11.54</text:p>
              </table:table-cell>
              <table:table-cell office:value-type="float" office:value="0.0598259390062">
                <text:p>0.059825939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.55">
                <text:p>11.55</text:p>
              </table:table-cell>
              <table:table-cell office:value-type="float" office:value="0.0584051322513">
                <text:p>0.058405132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.56">
                <text:p>11.56</text:p>
              </table:table-cell>
              <table:table-cell office:value-type="float" office:value="0.056984672518">
                <text:p>0.05698467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.57">
                <text:p>11.57</text:p>
              </table:table-cell>
              <table:table-cell office:value-type="float" office:value="0.0555645687681">
                <text:p>0.055564568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.58">
                <text:p>11.58</text:p>
              </table:table-cell>
              <table:table-cell office:value-type="float" office:value="0.0541448299842">
                <text:p>0.054144829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.59">
                <text:p>11.59</text:p>
              </table:table-cell>
              <table:table-cell office:value-type="float" office:value="0.05272546517">
                <text:p>0.0527254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.6">
                <text:p>11.6</text:p>
              </table:table-cell>
              <table:table-cell office:value-type="float" office:value="0.0513064833503">
                <text:p>0.0513064833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.61">
                <text:p>11.61</text:p>
              </table:table-cell>
              <table:table-cell office:value-type="float" office:value="0.0498878935705">
                <text:p>0.049887893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.62">
                <text:p>11.62</text:p>
              </table:table-cell>
              <table:table-cell office:value-type="float" office:value="0.0484697048973">
                <text:p>0.0484697048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.63">
                <text:p>11.63</text:p>
              </table:table-cell>
              <table:table-cell office:value-type="float" office:value="0.0470519264181">
                <text:p>0.047051926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.64">
                <text:p>11.64</text:p>
              </table:table-cell>
              <table:table-cell office:value-type="float" office:value="0.0456345672415">
                <text:p>0.045634567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.65">
                <text:p>11.65</text:p>
              </table:table-cell>
              <table:table-cell office:value-type="float" office:value="0.0442176364968">
                <text:p>0.044217636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.66">
                <text:p>11.66</text:p>
              </table:table-cell>
              <table:table-cell office:value-type="float" office:value="0.0428011433343">
                <text:p>0.042801143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.67">
                <text:p>11.67</text:p>
              </table:table-cell>
              <table:table-cell office:value-type="float" office:value="0.0413850969253">
                <text:p>0.0413850969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.68">
                <text:p>11.68</text:p>
              </table:table-cell>
              <table:table-cell office:value-type="float" office:value="0.039969506462">
                <text:p>0.03996950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.69">
                <text:p>11.69</text:p>
              </table:table-cell>
              <table:table-cell office:value-type="float" office:value="0.0385543811574">
                <text:p>0.038554381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.7">
                <text:p>11.7</text:p>
              </table:table-cell>
              <table:table-cell office:value-type="float" office:value="0.0371397302458">
                <text:p>0.037139730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.71">
                <text:p>11.71</text:p>
              </table:table-cell>
              <table:table-cell office:value-type="float" office:value="0.0357255629818">
                <text:p>0.035725562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.72">
                <text:p>11.72</text:p>
              </table:table-cell>
              <table:table-cell office:value-type="float" office:value="0.0343118886416">
                <text:p>0.034311888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.73">
                <text:p>11.73</text:p>
              </table:table-cell>
              <table:table-cell office:value-type="float" office:value="0.0328987165217">
                <text:p>0.03289871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.74">
                <text:p>11.74</text:p>
              </table:table-cell>
              <table:table-cell office:value-type="float" office:value="0.0314860559399">
                <text:p>0.031486055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.75">
                <text:p>11.75</text:p>
              </table:table-cell>
              <table:table-cell office:value-type="float" office:value="0.0300739162347">
                <text:p>0.030073916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.76">
                <text:p>11.76</text:p>
              </table:table-cell>
              <table:table-cell office:value-type="float" office:value="0.0286623067655">
                <text:p>0.028662306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.77">
                <text:p>11.77</text:p>
              </table:table-cell>
              <table:table-cell office:value-type="float" office:value="0.0272512369128">
                <text:p>0.027251236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.78">
                <text:p>11.78</text:p>
              </table:table-cell>
              <table:table-cell office:value-type="float" office:value="0.0258407160776">
                <text:p>0.025840716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.79">
                <text:p>11.79</text:p>
              </table:table-cell>
              <table:table-cell office:value-type="float" office:value="0.0244307536822">
                <text:p>0.024430753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.8">
                <text:p>11.8</text:p>
              </table:table-cell>
              <table:table-cell office:value-type="float" office:value="0.0230213591693">
                <text:p>0.023021359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.81">
                <text:p>11.81</text:p>
              </table:table-cell>
              <table:table-cell office:value-type="float" office:value="0.0216125420029">
                <text:p>0.021612542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.82">
                <text:p>11.82</text:p>
              </table:table-cell>
              <table:table-cell office:value-type="float" office:value="0.0202043116676">
                <text:p>0.020204311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.83">
                <text:p>11.83</text:p>
              </table:table-cell>
              <table:table-cell office:value-type="float" office:value="0.0187966776689">
                <text:p>0.018796677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.84">
                <text:p>11.84</text:p>
              </table:table-cell>
              <table:table-cell office:value-type="float" office:value="0.0173896495332">
                <text:p>0.017389649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.85">
                <text:p>11.85</text:p>
              </table:table-cell>
              <table:table-cell office:value-type="float" office:value="0.0159832368076">
                <text:p>0.0159832368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.86">
                <text:p>11.86</text:p>
              </table:table-cell>
              <table:table-cell office:value-type="float" office:value="0.0145774490601">
                <text:p>0.014577449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.87">
                <text:p>11.87</text:p>
              </table:table-cell>
              <table:table-cell office:value-type="float" office:value="0.0131722958797">
                <text:p>0.0131722958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.88">
                <text:p>11.88</text:p>
              </table:table-cell>
              <table:table-cell office:value-type="float" office:value="0.0117677868759">
                <text:p>0.011767786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.89">
                <text:p>11.89</text:p>
              </table:table-cell>
              <table:table-cell office:value-type="float" office:value="0.0103639316792">
                <text:p>0.010363931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.9">
                <text:p>11.9</text:p>
              </table:table-cell>
              <table:table-cell office:value-type="float" office:value="0.00896073994095">
                <text:p>0.0089607399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.91">
                <text:p>11.91</text:p>
              </table:table-cell>
              <table:table-cell office:value-type="float" office:value="0.00755822133309">
                <text:p>0.0075582213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.92">
                <text:p>11.92</text:p>
              </table:table-cell>
              <table:table-cell office:value-type="float" office:value="0.0061563855485">
                <text:p>0.006156385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.93">
                <text:p>11.93</text:p>
              </table:table-cell>
              <table:table-cell office:value-type="float" office:value="0.00475524230082">
                <text:p>0.0047552423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.94">
                <text:p>11.94</text:p>
              </table:table-cell>
              <table:table-cell office:value-type="float" office:value="0.00335480132443">
                <text:p>0.0033548013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.95">
                <text:p>11.95</text:p>
              </table:table-cell>
              <table:table-cell office:value-type="float" office:value="0.00195507237448">
                <text:p>0.0019550723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.96">
                <text:p>11.96</text:p>
              </table:table-cell>
              <table:table-cell office:value-type="float" office:value="0.000556065226882">
                <text:p>0.00055606522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.97">
                <text:p>11.97</text:p>
              </table:table-cell>
              <table:table-cell office:value-type="float" office:value="-0.000842210321698">
                <text:p>-0.00084221032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.98">
                <text:p>11.98</text:p>
              </table:table-cell>
              <table:table-cell office:value-type="float" office:value="-0.00223974445387">
                <text:p>-0.0022397444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.99">
                <text:p>11.99</text:p>
              </table:table-cell>
              <table:table-cell office:value-type="float" office:value="-0.0036365273315">
                <text:p>-0.003636527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">
                <text:p>12</text:p>
              </table:table-cell>
              <table:table-cell office:value-type="float" office:value="-0.00503254909575">
                <text:p>-0.005032549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.01">
                <text:p>12.01</text:p>
              </table:table-cell>
              <table:table-cell office:value-type="float" office:value="-0.00642779986704">
                <text:p>-0.0064277998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.02">
                <text:p>12.02</text:p>
              </table:table-cell>
              <table:table-cell office:value-type="float" office:value="-0.00782226974512">
                <text:p>-0.0078222697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.03">
                <text:p>12.03</text:p>
              </table:table-cell>
              <table:table-cell office:value-type="float" office:value="-0.00921594880902">
                <text:p>-0.0092159488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.04">
                <text:p>12.04</text:p>
              </table:table-cell>
              <table:table-cell office:value-type="float" office:value="-0.0106088271171">
                <text:p>-0.010608827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.05">
                <text:p>12.05</text:p>
              </table:table-cell>
              <table:table-cell office:value-type="float" office:value="-0.012000894707">
                <text:p>-0.01200089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.06">
                <text:p>12.06</text:p>
              </table:table-cell>
              <table:table-cell office:value-type="float" office:value="-0.0133921415958">
                <text:p>-0.013392141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.07">
                <text:p>12.07</text:p>
              </table:table-cell>
              <table:table-cell office:value-type="float" office:value="-0.0147825577797">
                <text:p>-0.014782557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.08">
                <text:p>12.08</text:p>
              </table:table-cell>
              <table:table-cell office:value-type="float" office:value="-0.0161721332346">
                <text:p>-0.016172133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.09">
                <text:p>12.09</text:p>
              </table:table-cell>
              <table:table-cell office:value-type="float" office:value="-0.0175608579154">
                <text:p>-0.017560857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.1">
                <text:p>12.1</text:p>
              </table:table-cell>
              <table:table-cell office:value-type="float" office:value="-0.0189487217566">
                <text:p>-0.0189487217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.11">
                <text:p>12.11</text:p>
              </table:table-cell>
              <table:table-cell office:value-type="float" office:value="-0.020335714672">
                <text:p>-0.02033571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.12">
                <text:p>12.12</text:p>
              </table:table-cell>
              <table:table-cell office:value-type="float" office:value="-0.0217218265548">
                <text:p>-0.021721826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.13">
                <text:p>12.13</text:p>
              </table:table-cell>
              <table:table-cell office:value-type="float" office:value="-0.0231070472775">
                <text:p>-0.023107047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.14">
                <text:p>12.14</text:p>
              </table:table-cell>
              <table:table-cell office:value-type="float" office:value="-0.0244913666923">
                <text:p>-0.024491366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.15">
                <text:p>12.15</text:p>
              </table:table-cell>
              <table:table-cell office:value-type="float" office:value="-0.0258747746305">
                <text:p>-0.025874774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.16">
                <text:p>12.16</text:p>
              </table:table-cell>
              <table:table-cell office:value-type="float" office:value="-0.0272572609031">
                <text:p>-0.027257260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.17">
                <text:p>12.17</text:p>
              </table:table-cell>
              <table:table-cell office:value-type="float" office:value="-0.0286388153003">
                <text:p>-0.028638815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.18">
                <text:p>12.18</text:p>
              </table:table-cell>
              <table:table-cell office:value-type="float" office:value="-0.0300194275918">
                <text:p>-0.030019427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.19">
                <text:p>12.19</text:p>
              </table:table-cell>
              <table:table-cell office:value-type="float" office:value="-0.0313990875271">
                <text:p>-0.031399087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.2">
                <text:p>12.2</text:p>
              </table:table-cell>
              <table:table-cell office:value-type="float" office:value="-0.0327777848346">
                <text:p>-0.032777784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.21">
                <text:p>12.21</text:p>
              </table:table-cell>
              <table:table-cell office:value-type="float" office:value="-0.0341555092227">
                <text:p>-0.034155509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.22">
                <text:p>12.22</text:p>
              </table:table-cell>
              <table:table-cell office:value-type="float" office:value="-0.0355322503791">
                <text:p>-0.035532250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.23">
                <text:p>12.23</text:p>
              </table:table-cell>
              <table:table-cell office:value-type="float" office:value="-0.0369079979709">
                <text:p>-0.036907997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.24">
                <text:p>12.24</text:p>
              </table:table-cell>
              <table:table-cell office:value-type="float" office:value="-0.038282741645">
                <text:p>-0.03828274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.25">
                <text:p>12.25</text:p>
              </table:table-cell>
              <table:table-cell office:value-type="float" office:value="-0.0396564710275">
                <text:p>-0.039656471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.26">
                <text:p>12.26</text:p>
              </table:table-cell>
              <table:table-cell office:value-type="float" office:value="-0.0410291757244">
                <text:p>-0.0410291757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.27">
                <text:p>12.27</text:p>
              </table:table-cell>
              <table:table-cell office:value-type="float" office:value="-0.042400845321">
                <text:p>-0.0424008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.28">
                <text:p>12.28</text:p>
              </table:table-cell>
              <table:table-cell office:value-type="float" office:value="-0.0437714693822">
                <text:p>-0.043771469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.29">
                <text:p>12.29</text:p>
              </table:table-cell>
              <table:table-cell office:value-type="float" office:value="-0.0451410374527">
                <text:p>-0.045141037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.3">
                <text:p>12.3</text:p>
              </table:table-cell>
              <table:table-cell office:value-type="float" office:value="-0.0465095390565">
                <text:p>-0.046509539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.31">
                <text:p>12.31</text:p>
              </table:table-cell>
              <table:table-cell office:value-type="float" office:value="-0.0478769636974">
                <text:p>-0.047876963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.32">
                <text:p>12.32</text:p>
              </table:table-cell>
              <table:table-cell office:value-type="float" office:value="-0.0492433008589">
                <text:p>-0.0492433008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.33">
                <text:p>12.33</text:p>
              </table:table-cell>
              <table:table-cell office:value-type="float" office:value="-0.0506085400039">
                <text:p>-0.05060854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.34">
                <text:p>12.34</text:p>
              </table:table-cell>
              <table:table-cell office:value-type="float" office:value="-0.0519726705751">
                <text:p>-0.051972670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.35">
                <text:p>12.35</text:p>
              </table:table-cell>
              <table:table-cell office:value-type="float" office:value="-0.0533356819949">
                <text:p>-0.0533356819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.36">
                <text:p>12.36</text:p>
              </table:table-cell>
              <table:table-cell office:value-type="float" office:value="-0.0546975636653">
                <text:p>-0.054697563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.37">
                <text:p>12.37</text:p>
              </table:table-cell>
              <table:table-cell office:value-type="float" office:value="-0.056058304968">
                <text:p>-0.05605830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.38">
                <text:p>12.38</text:p>
              </table:table-cell>
              <table:table-cell office:value-type="float" office:value="-0.0574178952644">
                <text:p>-0.057417895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.39">
                <text:p>12.39</text:p>
              </table:table-cell>
              <table:table-cell office:value-type="float" office:value="-0.0587763238956">
                <text:p>-0.058776323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.4">
                <text:p>12.4</text:p>
              </table:table-cell>
              <table:table-cell office:value-type="float" office:value="-0.0601335801827">
                <text:p>-0.060133580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.41">
                <text:p>12.41</text:p>
              </table:table-cell>
              <table:table-cell office:value-type="float" office:value="-0.0614896534261">
                <text:p>-0.061489653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.42">
                <text:p>12.42</text:p>
              </table:table-cell>
              <table:table-cell office:value-type="float" office:value="-0.0628445329064">
                <text:p>-0.0628445329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.43">
                <text:p>12.43</text:p>
              </table:table-cell>
              <table:table-cell office:value-type="float" office:value="-0.0641982078836">
                <text:p>-0.064198207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.44">
                <text:p>12.44</text:p>
              </table:table-cell>
              <table:table-cell office:value-type="float" office:value="-0.0655506675978">
                <text:p>-0.0655506675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.45">
                <text:p>12.45</text:p>
              </table:table-cell>
              <table:table-cell office:value-type="float" office:value="-0.0669019012688">
                <text:p>-0.066901901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.46">
                <text:p>12.46</text:p>
              </table:table-cell>
              <table:table-cell office:value-type="float" office:value="-0.0682518980961">
                <text:p>-0.0682518980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.47">
                <text:p>12.47</text:p>
              </table:table-cell>
              <table:table-cell office:value-type="float" office:value="-0.0696006472593">
                <text:p>-0.069600647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.48">
                <text:p>12.48</text:p>
              </table:table-cell>
              <table:table-cell office:value-type="float" office:value="-0.0709481379175">
                <text:p>-0.070948137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.49">
                <text:p>12.49</text:p>
              </table:table-cell>
              <table:table-cell office:value-type="float" office:value="-0.0722943592101">
                <text:p>-0.072294359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.5">
                <text:p>12.5</text:p>
              </table:table-cell>
              <table:table-cell office:value-type="float" office:value="-0.0736393002562">
                <text:p>-0.073639300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.51">
                <text:p>12.51</text:p>
              </table:table-cell>
              <table:table-cell office:value-type="float" office:value="-0.0749829501546">
                <text:p>-0.074982950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.52">
                <text:p>12.52</text:p>
              </table:table-cell>
              <table:table-cell office:value-type="float" office:value="-0.0763252979842">
                <text:p>-0.076325297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.53">
                <text:p>12.53</text:p>
              </table:table-cell>
              <table:table-cell office:value-type="float" office:value="-0.0776663328041">
                <text:p>-0.077666332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.54">
                <text:p>12.54</text:p>
              </table:table-cell>
              <table:table-cell office:value-type="float" office:value="-0.0790060436528">
                <text:p>-0.079006043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.55">
                <text:p>12.55</text:p>
              </table:table-cell>
              <table:table-cell office:value-type="float" office:value="-0.0803444195493">
                <text:p>-0.080344419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.56">
                <text:p>12.56</text:p>
              </table:table-cell>
              <table:table-cell office:value-type="float" office:value="-0.0816814494922">
                <text:p>-0.081681449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.57">
                <text:p>12.57</text:p>
              </table:table-cell>
              <table:table-cell office:value-type="float" office:value="-0.0830171224603">
                <text:p>-0.083017122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.58">
                <text:p>12.58</text:p>
              </table:table-cell>
              <table:table-cell office:value-type="float" office:value="-0.0843514274125">
                <text:p>-0.084351427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.59">
                <text:p>12.59</text:p>
              </table:table-cell>
              <table:table-cell office:value-type="float" office:value="-0.0856843532875">
                <text:p>-0.08568435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.6">
                <text:p>12.6</text:p>
              </table:table-cell>
              <table:table-cell office:value-type="float" office:value="-0.0870158890042">
                <text:p>-0.087015889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.61">
                <text:p>12.61</text:p>
              </table:table-cell>
              <table:table-cell office:value-type="float" office:value="-0.0883460234616">
                <text:p>-0.088346023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.62">
                <text:p>12.62</text:p>
              </table:table-cell>
              <table:table-cell office:value-type="float" office:value="-0.0896747455387">
                <text:p>-0.089674745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.63">
                <text:p>12.63</text:p>
              </table:table-cell>
              <table:table-cell office:value-type="float" office:value="-0.0910020440948">
                <text:p>-0.091002044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.64">
                <text:p>12.64</text:p>
              </table:table-cell>
              <table:table-cell office:value-type="float" office:value="-0.092327907969">
                <text:p>-0.09232790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.65">
                <text:p>12.65</text:p>
              </table:table-cell>
              <table:table-cell office:value-type="float" office:value="-0.093652325981">
                <text:p>-0.09365232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.66">
                <text:p>12.66</text:p>
              </table:table-cell>
              <table:table-cell office:value-type="float" office:value="-0.0949752869302">
                <text:p>-0.094975286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.67">
                <text:p>12.67</text:p>
              </table:table-cell>
              <table:table-cell office:value-type="float" office:value="-0.0962967795964">
                <text:p>-0.096296779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.68">
                <text:p>12.68</text:p>
              </table:table-cell>
              <table:table-cell office:value-type="float" office:value="-0.0976167927398">
                <text:p>-0.097616792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.69">
                <text:p>12.69</text:p>
              </table:table-cell>
              <table:table-cell office:value-type="float" office:value="-0.0989353151005">
                <text:p>-0.098935315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.7">
                <text:p>12.7</text:p>
              </table:table-cell>
              <table:table-cell office:value-type="float" office:value="-0.100252335399">
                <text:p>-0.10025233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.71">
                <text:p>12.71</text:p>
              </table:table-cell>
              <table:table-cell office:value-type="float" office:value="-0.101567842336">
                <text:p>-0.10156784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.72">
                <text:p>12.72</text:p>
              </table:table-cell>
              <table:table-cell office:value-type="float" office:value="-0.102881824593">
                <text:p>-0.10288182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.73">
                <text:p>12.73</text:p>
              </table:table-cell>
              <table:table-cell office:value-type="float" office:value="-0.10419427083">
                <text:p>-0.1041942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.74">
                <text:p>12.74</text:p>
              </table:table-cell>
              <table:table-cell office:value-type="float" office:value="-0.10550516969">
                <text:p>-0.1055051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.75">
                <text:p>12.75</text:p>
              </table:table-cell>
              <table:table-cell office:value-type="float" office:value="-0.106814509795">
                <text:p>-0.10681450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.76">
                <text:p>12.76</text:p>
              </table:table-cell>
              <table:table-cell office:value-type="float" office:value="-0.108122279746">
                <text:p>-0.10812227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.77">
                <text:p>12.77</text:p>
              </table:table-cell>
              <table:table-cell office:value-type="float" office:value="-0.109428468127">
                <text:p>-0.10942846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.78">
                <text:p>12.78</text:p>
              </table:table-cell>
              <table:table-cell office:value-type="float" office:value="-0.110733063501">
                <text:p>-0.11073306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.79">
                <text:p>12.79</text:p>
              </table:table-cell>
              <table:table-cell office:value-type="float" office:value="-0.112036054411">
                <text:p>-0.11203605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.8">
                <text:p>12.8</text:p>
              </table:table-cell>
              <table:table-cell office:value-type="float" office:value="-0.113337429381">
                <text:p>-0.11333742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.81">
                <text:p>12.81</text:p>
              </table:table-cell>
              <table:table-cell office:value-type="float" office:value="-0.114637176917">
                <text:p>-0.114637176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.82">
                <text:p>12.82</text:p>
              </table:table-cell>
              <table:table-cell office:value-type="float" office:value="-0.115935285502">
                <text:p>-0.11593528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.83">
                <text:p>12.83</text:p>
              </table:table-cell>
              <table:table-cell office:value-type="float" office:value="-0.117231743603">
                <text:p>-0.11723174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.84">
                <text:p>12.84</text:p>
              </table:table-cell>
              <table:table-cell office:value-type="float" office:value="-0.118526539665">
                <text:p>-0.118526539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.85">
                <text:p>12.85</text:p>
              </table:table-cell>
              <table:table-cell office:value-type="float" office:value="-0.119819662114">
                <text:p>-0.11981966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.86">
                <text:p>12.86</text:p>
              </table:table-cell>
              <table:table-cell office:value-type="float" office:value="-0.121111099359">
                <text:p>-0.121111099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.87">
                <text:p>12.87</text:p>
              </table:table-cell>
              <table:table-cell office:value-type="float" office:value="-0.122400839787">
                <text:p>-0.12240083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.88">
                <text:p>12.88</text:p>
              </table:table-cell>
              <table:table-cell office:value-type="float" office:value="-0.123688871766">
                <text:p>-0.12368887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.89">
                <text:p>12.89</text:p>
              </table:table-cell>
              <table:table-cell office:value-type="float" office:value="-0.124975183645">
                <text:p>-0.1249751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.9">
                <text:p>12.9</text:p>
              </table:table-cell>
              <table:table-cell office:value-type="float" office:value="-0.126259763754">
                <text:p>-0.12625976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.91">
                <text:p>12.91</text:p>
              </table:table-cell>
              <table:table-cell office:value-type="float" office:value="-0.127542600404">
                <text:p>-0.12754260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.92">
                <text:p>12.92</text:p>
              </table:table-cell>
              <table:table-cell office:value-type="float" office:value="-0.128823681885">
                <text:p>-0.12882368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.93">
                <text:p>12.93</text:p>
              </table:table-cell>
              <table:table-cell office:value-type="float" office:value="-0.130102996469">
                <text:p>-0.130102996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.94">
                <text:p>12.94</text:p>
              </table:table-cell>
              <table:table-cell office:value-type="float" office:value="-0.131380532409">
                <text:p>-0.13138053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.95">
                <text:p>12.95</text:p>
              </table:table-cell>
              <table:table-cell office:value-type="float" office:value="-0.132656277938">
                <text:p>-0.132656277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.96">
                <text:p>12.96</text:p>
              </table:table-cell>
              <table:table-cell office:value-type="float" office:value="-0.13393022127">
                <text:p>-0.1339302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.97">
                <text:p>12.97</text:p>
              </table:table-cell>
              <table:table-cell office:value-type="float" office:value="-0.135202350601">
                <text:p>-0.13520235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.98">
                <text:p>12.98</text:p>
              </table:table-cell>
              <table:table-cell office:value-type="float" office:value="-0.136472654107">
                <text:p>-0.13647265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.99">
                <text:p>12.99</text:p>
              </table:table-cell>
              <table:table-cell office:value-type="float" office:value="-0.137741119943">
                <text:p>-0.13774111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">
                <text:p>13</text:p>
              </table:table-cell>
              <table:table-cell office:value-type="float" office:value="-0.139007736249">
                <text:p>-0.13900773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.01">
                <text:p>13.01</text:p>
              </table:table-cell>
              <table:table-cell office:value-type="float" office:value="-0.140272491141">
                <text:p>-0.14027249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.02">
                <text:p>13.02</text:p>
              </table:table-cell>
              <table:table-cell office:value-type="float" office:value="-0.141535372721">
                <text:p>-0.14153537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.03">
                <text:p>13.03</text:p>
              </table:table-cell>
              <table:table-cell office:value-type="float" office:value="-0.142796369068">
                <text:p>-0.142796369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.04">
                <text:p>13.04</text:p>
              </table:table-cell>
              <table:table-cell office:value-type="float" office:value="-0.144055468244">
                <text:p>-0.14405546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.05">
                <text:p>13.05</text:p>
              </table:table-cell>
              <table:table-cell office:value-type="float" office:value="-0.145312658291">
                <text:p>-0.14531265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.06">
                <text:p>13.06</text:p>
              </table:table-cell>
              <table:table-cell office:value-type="float" office:value="-0.146567927234">
                <text:p>-0.14656792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.07">
                <text:p>13.07</text:p>
              </table:table-cell>
              <table:table-cell office:value-type="float" office:value="-0.147821263077">
                <text:p>-0.14782126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.08">
                <text:p>13.08</text:p>
              </table:table-cell>
              <table:table-cell office:value-type="float" office:value="-0.149072653806">
                <text:p>-0.14907265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.09">
                <text:p>13.09</text:p>
              </table:table-cell>
              <table:table-cell office:value-type="float" office:value="-0.150322087388">
                <text:p>-0.15032208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.1">
                <text:p>13.1</text:p>
              </table:table-cell>
              <table:table-cell office:value-type="float" office:value="-0.151569551771">
                <text:p>-0.151569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.11">
                <text:p>13.11</text:p>
              </table:table-cell>
              <table:table-cell office:value-type="float" office:value="-0.152815034884">
                <text:p>-0.15281503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.12">
                <text:p>13.12</text:p>
              </table:table-cell>
              <table:table-cell office:value-type="float" office:value="-0.154058524637">
                <text:p>-0.15405852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.13">
                <text:p>13.13</text:p>
              </table:table-cell>
              <table:table-cell office:value-type="float" office:value="-0.155300008924">
                <text:p>-0.15530000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.14">
                <text:p>13.14</text:p>
              </table:table-cell>
              <table:table-cell office:value-type="float" office:value="-0.156539475617">
                <text:p>-0.15653947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.15">
                <text:p>13.15</text:p>
              </table:table-cell>
              <table:table-cell office:value-type="float" office:value="-0.157776912569">
                <text:p>-0.15777691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.16">
                <text:p>13.16</text:p>
              </table:table-cell>
              <table:table-cell office:value-type="float" office:value="-0.159012307618">
                <text:p>-0.15901230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.17">
                <text:p>13.17</text:p>
              </table:table-cell>
              <table:table-cell office:value-type="float" office:value="-0.160245648579">
                <text:p>-0.16024564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.18">
                <text:p>13.18</text:p>
              </table:table-cell>
              <table:table-cell office:value-type="float" office:value="-0.161476923252">
                <text:p>-0.16147692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.19">
                <text:p>13.19</text:p>
              </table:table-cell>
              <table:table-cell office:value-type="float" office:value="-0.162706119417">
                <text:p>-0.16270611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.2">
                <text:p>13.2</text:p>
              </table:table-cell>
              <table:table-cell office:value-type="float" office:value="-0.163933224834">
                <text:p>-0.163933224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.21">
                <text:p>13.21</text:p>
              </table:table-cell>
              <table:table-cell office:value-type="float" office:value="-0.165158227246">
                <text:p>-0.16515822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.22">
                <text:p>13.22</text:p>
              </table:table-cell>
              <table:table-cell office:value-type="float" office:value="-0.166381114378">
                <text:p>-0.16638111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.23">
                <text:p>13.23</text:p>
              </table:table-cell>
              <table:table-cell office:value-type="float" office:value="-0.167601873936">
                <text:p>-0.16760187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.24">
                <text:p>13.24</text:p>
              </table:table-cell>
              <table:table-cell office:value-type="float" office:value="-0.168820493607">
                <text:p>-0.16882049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.25">
                <text:p>13.25</text:p>
              </table:table-cell>
              <table:table-cell office:value-type="float" office:value="-0.170036961059">
                <text:p>-0.17003696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.26">
                <text:p>13.26</text:p>
              </table:table-cell>
              <table:table-cell office:value-type="float" office:value="-0.171251263945">
                <text:p>-0.17125126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.27">
                <text:p>13.27</text:p>
              </table:table-cell>
              <table:table-cell office:value-type="float" office:value="-0.172463389894">
                <text:p>-0.17246338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.28">
                <text:p>13.28</text:p>
              </table:table-cell>
              <table:table-cell office:value-type="float" office:value="-0.173673326523">
                <text:p>-0.17367332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.29">
                <text:p>13.29</text:p>
              </table:table-cell>
              <table:table-cell office:value-type="float" office:value="-0.174881061426">
                <text:p>-0.17488106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.3">
                <text:p>13.3</text:p>
              </table:table-cell>
              <table:table-cell office:value-type="float" office:value="-0.176086582181">
                <text:p>-0.17608658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.31">
                <text:p>13.31</text:p>
              </table:table-cell>
              <table:table-cell office:value-type="float" office:value="-0.177289876346">
                <text:p>-0.177289876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.32">
                <text:p>13.32</text:p>
              </table:table-cell>
              <table:table-cell office:value-type="float" office:value="-0.178490931464">
                <text:p>-0.17849093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.33">
                <text:p>13.33</text:p>
              </table:table-cell>
              <table:table-cell office:value-type="float" office:value="-0.179689735056">
                <text:p>-0.17968973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.34">
                <text:p>13.34</text:p>
              </table:table-cell>
              <table:table-cell office:value-type="float" office:value="-0.180886274627">
                <text:p>-0.18088627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.35">
                <text:p>13.35</text:p>
              </table:table-cell>
              <table:table-cell office:value-type="float" office:value="-0.182080537665">
                <text:p>-0.18208053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.36">
                <text:p>13.36</text:p>
              </table:table-cell>
              <table:table-cell office:value-type="float" office:value="-0.183272511636">
                <text:p>-0.18327251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.37">
                <text:p>13.37</text:p>
              </table:table-cell>
              <table:table-cell office:value-type="float" office:value="-0.184462183992">
                <text:p>-0.18446218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.38">
                <text:p>13.38</text:p>
              </table:table-cell>
              <table:table-cell office:value-type="float" office:value="-0.185649542166">
                <text:p>-0.18564954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.39">
                <text:p>13.39</text:p>
              </table:table-cell>
              <table:table-cell office:value-type="float" office:value="-0.186834573571">
                <text:p>-0.18683457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.4">
                <text:p>13.4</text:p>
              </table:table-cell>
              <table:table-cell office:value-type="float" office:value="-0.188017265604">
                <text:p>-0.18801726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.41">
                <text:p>13.41</text:p>
              </table:table-cell>
              <table:table-cell office:value-type="float" office:value="-0.189197605645">
                <text:p>-0.18919760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.42">
                <text:p>13.42</text:p>
              </table:table-cell>
              <table:table-cell office:value-type="float" office:value="-0.190375581053">
                <text:p>-0.19037558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.43">
                <text:p>13.43</text:p>
              </table:table-cell>
              <table:table-cell office:value-type="float" office:value="-0.191551179171">
                <text:p>-0.19155117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.44">
                <text:p>13.44</text:p>
              </table:table-cell>
              <table:table-cell office:value-type="float" office:value="-0.192724387325">
                <text:p>-0.1927243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.45">
                <text:p>13.45</text:p>
              </table:table-cell>
              <table:table-cell office:value-type="float" office:value="-0.193895192822">
                <text:p>-0.19389519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.46">
                <text:p>13.46</text:p>
              </table:table-cell>
              <table:table-cell office:value-type="float" office:value="-0.195063582952">
                <text:p>-0.19506358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.47">
                <text:p>13.47</text:p>
              </table:table-cell>
              <table:table-cell office:value-type="float" office:value="-0.196229544986">
                <text:p>-0.19622954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.48">
                <text:p>13.48</text:p>
              </table:table-cell>
              <table:table-cell office:value-type="float" office:value="-0.197393066178">
                <text:p>-0.19739306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.49">
                <text:p>13.49</text:p>
              </table:table-cell>
              <table:table-cell office:value-type="float" office:value="-0.198554133766">
                <text:p>-0.19855413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.5">
                <text:p>13.5</text:p>
              </table:table-cell>
              <table:table-cell office:value-type="float" office:value="-0.199712734968">
                <text:p>-0.19971273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.51">
                <text:p>13.51</text:p>
              </table:table-cell>
              <table:table-cell office:value-type="float" office:value="-0.200868856986">
                <text:p>-0.20086885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.52">
                <text:p>13.52</text:p>
              </table:table-cell>
              <table:table-cell office:value-type="float" office:value="-0.202022487003">
                <text:p>-0.20202248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.53">
                <text:p>13.53</text:p>
              </table:table-cell>
              <table:table-cell office:value-type="float" office:value="-0.203173612187">
                <text:p>-0.20317361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.54">
                <text:p>13.54</text:p>
              </table:table-cell>
              <table:table-cell office:value-type="float" office:value="-0.204322219685">
                <text:p>-0.20432221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.55">
                <text:p>13.55</text:p>
              </table:table-cell>
              <table:table-cell office:value-type="float" office:value="-0.20546829663">
                <text:p>-0.20546829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.56">
                <text:p>13.56</text:p>
              </table:table-cell>
              <table:table-cell office:value-type="float" office:value="-0.206611830135">
                <text:p>-0.20661183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.57">
                <text:p>13.57</text:p>
              </table:table-cell>
              <table:table-cell office:value-type="float" office:value="-0.207752807298">
                <text:p>-0.20775280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.58">
                <text:p>13.58</text:p>
              </table:table-cell>
              <table:table-cell office:value-type="float" office:value="-0.208891215197">
                <text:p>-0.20889121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.59">
                <text:p>13.59</text:p>
              </table:table-cell>
              <table:table-cell office:value-type="float" office:value="-0.210027040896">
                <text:p>-0.21002704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.6">
                <text:p>13.6</text:p>
              </table:table-cell>
              <table:table-cell office:value-type="float" office:value="-0.211160271438">
                <text:p>-0.21116027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.61">
                <text:p>13.61</text:p>
              </table:table-cell>
              <table:table-cell office:value-type="float" office:value="-0.212290893853">
                <text:p>-0.21229089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.62">
                <text:p>13.62</text:p>
              </table:table-cell>
              <table:table-cell office:value-type="float" office:value="-0.213418895149">
                <text:p>-0.21341889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.63">
                <text:p>13.63</text:p>
              </table:table-cell>
              <table:table-cell office:value-type="float" office:value="-0.214544262322">
                <text:p>-0.21454426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.64">
                <text:p>13.64</text:p>
              </table:table-cell>
              <table:table-cell office:value-type="float" office:value="-0.215666982347">
                <text:p>-0.21566698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.65">
                <text:p>13.65</text:p>
              </table:table-cell>
              <table:table-cell office:value-type="float" office:value="-0.216787042183">
                <text:p>-0.21678704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.66">
                <text:p>13.66</text:p>
              </table:table-cell>
              <table:table-cell office:value-type="float" office:value="-0.217904428774">
                <text:p>-0.21790442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.67">
                <text:p>13.67</text:p>
              </table:table-cell>
              <table:table-cell office:value-type="float" office:value="-0.219019129044">
                <text:p>-0.21901912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.68">
                <text:p>13.68</text:p>
              </table:table-cell>
              <table:table-cell office:value-type="float" office:value="-0.220131129901">
                <text:p>-0.22013112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.69">
                <text:p>13.69</text:p>
              </table:table-cell>
              <table:table-cell office:value-type="float" office:value="-0.221240418238">
                <text:p>-0.22124041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.7">
                <text:p>13.7</text:p>
              </table:table-cell>
              <table:table-cell office:value-type="float" office:value="-0.222346980929">
                <text:p>-0.222346980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.71">
                <text:p>13.71</text:p>
              </table:table-cell>
              <table:table-cell office:value-type="float" office:value="-0.223450804831">
                <text:p>-0.22345080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.72">
                <text:p>13.72</text:p>
              </table:table-cell>
              <table:table-cell office:value-type="float" office:value="-0.224551876787">
                <text:p>-0.22455187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.73">
                <text:p>13.73</text:p>
              </table:table-cell>
              <table:table-cell office:value-type="float" office:value="-0.22565018362">
                <text:p>-0.2256501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.74">
                <text:p>13.74</text:p>
              </table:table-cell>
              <table:table-cell office:value-type="float" office:value="-0.226745712138">
                <text:p>-0.22674571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.75">
                <text:p>13.75</text:p>
              </table:table-cell>
              <table:table-cell office:value-type="float" office:value="-0.227838449132">
                <text:p>-0.227838449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.76">
                <text:p>13.76</text:p>
              </table:table-cell>
              <table:table-cell office:value-type="float" office:value="-0.228928381377">
                <text:p>-0.22892838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.77">
                <text:p>13.77</text:p>
              </table:table-cell>
              <table:table-cell office:value-type="float" office:value="-0.23001549563">
                <text:p>-0.2300154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.78">
                <text:p>13.78</text:p>
              </table:table-cell>
              <table:table-cell office:value-type="float" office:value="-0.231099778632">
                <text:p>-0.23109977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.79">
                <text:p>13.79</text:p>
              </table:table-cell>
              <table:table-cell office:value-type="float" office:value="-0.232181217109">
                <text:p>-0.23218121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.8">
                <text:p>13.8</text:p>
              </table:table-cell>
              <table:table-cell office:value-type="float" office:value="-0.233259797769">
                <text:p>-0.233259797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.81">
                <text:p>13.81</text:p>
              </table:table-cell>
              <table:table-cell office:value-type="float" office:value="-0.234335507304">
                <text:p>-0.23433550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.82">
                <text:p>13.82</text:p>
              </table:table-cell>
              <table:table-cell office:value-type="float" office:value="-0.235408332389">
                <text:p>-0.23540833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.83">
                <text:p>13.83</text:p>
              </table:table-cell>
              <table:table-cell office:value-type="float" office:value="-0.236478259684">
                <text:p>-0.23647825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.84">
                <text:p>13.84</text:p>
              </table:table-cell>
              <table:table-cell office:value-type="float" office:value="-0.237545275832">
                <text:p>-0.23754527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.85">
                <text:p>13.85</text:p>
              </table:table-cell>
              <table:table-cell office:value-type="float" office:value="-0.238609367459">
                <text:p>-0.23860936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.86">
                <text:p>13.86</text:p>
              </table:table-cell>
              <table:table-cell office:value-type="float" office:value="-0.239670521177">
                <text:p>-0.23967052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.87">
                <text:p>13.87</text:p>
              </table:table-cell>
              <table:table-cell office:value-type="float" office:value="-0.240728723579">
                <text:p>-0.24072872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.88">
                <text:p>13.88</text:p>
              </table:table-cell>
              <table:table-cell office:value-type="float" office:value="-0.241783961245">
                <text:p>-0.24178396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.89">
                <text:p>13.89</text:p>
              </table:table-cell>
              <table:table-cell office:value-type="float" office:value="-0.242836220736">
                <text:p>-0.24283622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.9">
                <text:p>13.9</text:p>
              </table:table-cell>
              <table:table-cell office:value-type="float" office:value="-0.243885488599">
                <text:p>-0.24388548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.91">
                <text:p>13.91</text:p>
              </table:table-cell>
              <table:table-cell office:value-type="float" office:value="-0.244931751363">
                <text:p>-0.24493175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.92">
                <text:p>13.92</text:p>
              </table:table-cell>
              <table:table-cell office:value-type="float" office:value="-0.245974995544">
                <text:p>-0.24597499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.93">
                <text:p>13.93</text:p>
              </table:table-cell>
              <table:table-cell office:value-type="float" office:value="-0.24701520764">
                <text:p>-0.24701520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.94">
                <text:p>13.94</text:p>
              </table:table-cell>
              <table:table-cell office:value-type="float" office:value="-0.248052374134">
                <text:p>-0.24805237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.95">
                <text:p>13.95</text:p>
              </table:table-cell>
              <table:table-cell office:value-type="float" office:value="-0.249086481492">
                <text:p>-0.24908648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.96">
                <text:p>13.96</text:p>
              </table:table-cell>
              <table:table-cell office:value-type="float" office:value="-0.250117516166">
                <text:p>-0.25011751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.97">
                <text:p>13.97</text:p>
              </table:table-cell>
              <table:table-cell office:value-type="float" office:value="-0.251145464592">
                <text:p>-0.251145464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.98">
                <text:p>13.98</text:p>
              </table:table-cell>
              <table:table-cell office:value-type="float" office:value="-0.252170313188">
                <text:p>-0.25217031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.99">
                <text:p>13.99</text:p>
              </table:table-cell>
              <table:table-cell office:value-type="float" office:value="-0.253192048359">
                <text:p>-0.25319204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">
                <text:p>14</text:p>
              </table:table-cell>
              <table:table-cell office:value-type="float" office:value="-0.254210656495">
                <text:p>-0.25421065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.01">
                <text:p>14.01</text:p>
              </table:table-cell>
              <table:table-cell office:value-type="float" office:value="-0.255226123967">
                <text:p>-0.25522612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.02">
                <text:p>14.02</text:p>
              </table:table-cell>
              <table:table-cell office:value-type="float" office:value="-0.256238437135">
                <text:p>-0.25623843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.03">
                <text:p>14.03</text:p>
              </table:table-cell>
              <table:table-cell office:value-type="float" office:value="-0.257247582339">
                <text:p>-0.2572475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.04">
                <text:p>14.04</text:p>
              </table:table-cell>
              <table:table-cell office:value-type="float" office:value="-0.258253545907">
                <text:p>-0.25825354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.05">
                <text:p>14.05</text:p>
              </table:table-cell>
              <table:table-cell office:value-type="float" office:value="-0.259256314151">
                <text:p>-0.25925631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.06">
                <text:p>14.06</text:p>
              </table:table-cell>
              <table:table-cell office:value-type="float" office:value="-0.260255873367">
                <text:p>-0.26025587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.07">
                <text:p>14.07</text:p>
              </table:table-cell>
              <table:table-cell office:value-type="float" office:value="-0.261252209836">
                <text:p>-0.26125220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.08">
                <text:p>14.08</text:p>
              </table:table-cell>
              <table:table-cell office:value-type="float" office:value="-0.262245309824">
                <text:p>-0.26224530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.09">
                <text:p>14.09</text:p>
              </table:table-cell>
              <table:table-cell office:value-type="float" office:value="-0.263235159581">
                <text:p>-0.26323515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.1">
                <text:p>14.1</text:p>
              </table:table-cell>
              <table:table-cell office:value-type="float" office:value="-0.264221745344">
                <text:p>-0.26422174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.11">
                <text:p>14.11</text:p>
              </table:table-cell>
              <table:table-cell office:value-type="float" office:value="-0.265205053333">
                <text:p>-0.26520505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.12">
                <text:p>14.12</text:p>
              </table:table-cell>
              <table:table-cell office:value-type="float" office:value="-0.266185069754">
                <text:p>-0.26618506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.13">
                <text:p>14.13</text:p>
              </table:table-cell>
              <table:table-cell office:value-type="float" office:value="-0.267161780798">
                <text:p>-0.26716178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.14">
                <text:p>14.14</text:p>
              </table:table-cell>
              <table:table-cell office:value-type="float" office:value="-0.268135172641">
                <text:p>-0.26813517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.15">
                <text:p>14.15</text:p>
              </table:table-cell>
              <table:table-cell office:value-type="float" office:value="-0.269105231443">
                <text:p>-0.26910523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.16">
                <text:p>14.16</text:p>
              </table:table-cell>
              <table:table-cell office:value-type="float" office:value="-0.270071943351">
                <text:p>-0.27007194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.17">
                <text:p>14.17</text:p>
              </table:table-cell>
              <table:table-cell office:value-type="float" office:value="-0.271035294497">
                <text:p>-0.27103529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.18">
                <text:p>14.18</text:p>
              </table:table-cell>
              <table:table-cell office:value-type="float" office:value="-0.271995270998">
                <text:p>-0.27199527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.19">
                <text:p>14.19</text:p>
              </table:table-cell>
              <table:table-cell office:value-type="float" office:value="-0.272951858956">
                <text:p>-0.27295185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.2">
                <text:p>14.2</text:p>
              </table:table-cell>
              <table:table-cell office:value-type="float" office:value="-0.273905044458">
                <text:p>-0.27390504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.21">
                <text:p>14.21</text:p>
              </table:table-cell>
              <table:table-cell office:value-type="float" office:value="-0.274854813579">
                <text:p>-0.27485481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.22">
                <text:p>14.22</text:p>
              </table:table-cell>
              <table:table-cell office:value-type="float" office:value="-0.275801152376">
                <text:p>-0.27580115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.23">
                <text:p>14.23</text:p>
              </table:table-cell>
              <table:table-cell office:value-type="float" office:value="-0.276744046895">
                <text:p>-0.27674404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.24">
                <text:p>14.24</text:p>
              </table:table-cell>
              <table:table-cell office:value-type="float" office:value="-0.277683483165">
                <text:p>-0.27768348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.25">
                <text:p>14.25</text:p>
              </table:table-cell>
              <table:table-cell office:value-type="float" office:value="-0.278619447202">
                <text:p>-0.27861944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.26">
                <text:p>14.26</text:p>
              </table:table-cell>
              <table:table-cell office:value-type="float" office:value="-0.279551925007">
                <text:p>-0.27955192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.27">
                <text:p>14.27</text:p>
              </table:table-cell>
              <table:table-cell office:value-type="float" office:value="-0.280480902568">
                <text:p>-0.28048090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.28">
                <text:p>14.28</text:p>
              </table:table-cell>
              <table:table-cell office:value-type="float" office:value="-0.281406365858">
                <text:p>-0.2814063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.29">
                <text:p>14.29</text:p>
              </table:table-cell>
              <table:table-cell office:value-type="float" office:value="-0.282328300836">
                <text:p>-0.28232830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.3">
                <text:p>14.3</text:p>
              </table:table-cell>
              <table:table-cell office:value-type="float" office:value="-0.283246693446">
                <text:p>-0.28324669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.31">
                <text:p>14.31</text:p>
              </table:table-cell>
              <table:table-cell office:value-type="float" office:value="-0.284161529621">
                <text:p>-0.28416152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.32">
                <text:p>14.32</text:p>
              </table:table-cell>
              <table:table-cell office:value-type="float" office:value="-0.285072795277">
                <text:p>-0.28507279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.33">
                <text:p>14.33</text:p>
              </table:table-cell>
              <table:table-cell office:value-type="float" office:value="-0.285980476317">
                <text:p>-0.285980476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.34">
                <text:p>14.34</text:p>
              </table:table-cell>
              <table:table-cell office:value-type="float" office:value="-0.286884558631">
                <text:p>-0.286884558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.35">
                <text:p>14.35</text:p>
              </table:table-cell>
              <table:table-cell office:value-type="float" office:value="-0.287785028095">
                <text:p>-0.2877850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.36">
                <text:p>14.36</text:p>
              </table:table-cell>
              <table:table-cell office:value-type="float" office:value="-0.28868187057">
                <text:p>-0.2886818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.37">
                <text:p>14.37</text:p>
              </table:table-cell>
              <table:table-cell office:value-type="float" office:value="-0.289575071905">
                <text:p>-0.28957507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.38">
                <text:p>14.38</text:p>
              </table:table-cell>
              <table:table-cell office:value-type="float" office:value="-0.290464617934">
                <text:p>-0.29046461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.39">
                <text:p>14.39</text:p>
              </table:table-cell>
              <table:table-cell office:value-type="float" office:value="-0.29135049448">
                <text:p>-0.2913504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.4">
                <text:p>14.4</text:p>
              </table:table-cell>
              <table:table-cell office:value-type="float" office:value="-0.292232687349">
                <text:p>-0.29223268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.41">
                <text:p>14.41</text:p>
              </table:table-cell>
              <table:table-cell office:value-type="float" office:value="-0.293111182336">
                <text:p>-0.29311118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.42">
                <text:p>14.42</text:p>
              </table:table-cell>
              <table:table-cell office:value-type="float" office:value="-0.293985965222">
                <text:p>-0.29398596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.43">
                <text:p>14.43</text:p>
              </table:table-cell>
              <table:table-cell office:value-type="float" office:value="-0.294857021775">
                <text:p>-0.29485702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.44">
                <text:p>14.44</text:p>
              </table:table-cell>
              <table:table-cell office:value-type="float" office:value="-0.295724337749">
                <text:p>-0.29572433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.45">
                <text:p>14.45</text:p>
              </table:table-cell>
              <table:table-cell office:value-type="float" office:value="-0.296587898886">
                <text:p>-0.29658789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.46">
                <text:p>14.46</text:p>
              </table:table-cell>
              <table:table-cell office:value-type="float" office:value="-0.297447690914">
                <text:p>-0.29744769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.47">
                <text:p>14.47</text:p>
              </table:table-cell>
              <table:table-cell office:value-type="float" office:value="-0.298303699547">
                <text:p>-0.29830369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.48">
                <text:p>14.48</text:p>
              </table:table-cell>
              <table:table-cell office:value-type="float" office:value="-0.299155910489">
                <text:p>-0.29915591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.49">
                <text:p>14.49</text:p>
              </table:table-cell>
              <table:table-cell office:value-type="float" office:value="-0.300004309427">
                <text:p>-0.30000430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.5">
                <text:p>14.5</text:p>
              </table:table-cell>
              <table:table-cell office:value-type="float" office:value="-0.300848882039">
                <text:p>-0.30084888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.51">
                <text:p>14.51</text:p>
              </table:table-cell>
              <table:table-cell office:value-type="float" office:value="-0.301689613988">
                <text:p>-0.30168961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.52">
                <text:p>14.52</text:p>
              </table:table-cell>
              <table:table-cell office:value-type="float" office:value="-0.302526490925">
                <text:p>-0.30252649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.53">
                <text:p>14.53</text:p>
              </table:table-cell>
              <table:table-cell office:value-type="float" office:value="-0.303359498487">
                <text:p>-0.30335949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.54">
                <text:p>14.54</text:p>
              </table:table-cell>
              <table:table-cell office:value-type="float" office:value="-0.304188622301">
                <text:p>-0.30418862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.55">
                <text:p>14.55</text:p>
              </table:table-cell>
              <table:table-cell office:value-type="float" office:value="-0.305013847979">
                <text:p>-0.30501384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.56">
                <text:p>14.56</text:p>
              </table:table-cell>
              <table:table-cell office:value-type="float" office:value="-0.305835161121">
                <text:p>-0.30583516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.57">
                <text:p>14.57</text:p>
              </table:table-cell>
              <table:table-cell office:value-type="float" office:value="-0.306652547315">
                <text:p>-0.30665254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.58">
                <text:p>14.58</text:p>
              </table:table-cell>
              <table:table-cell office:value-type="float" office:value="-0.307465992136">
                <text:p>-0.30746599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.59">
                <text:p>14.59</text:p>
              </table:table-cell>
              <table:table-cell office:value-type="float" office:value="-0.308275481149">
                <text:p>-0.30827548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.6">
                <text:p>14.6</text:p>
              </table:table-cell>
              <table:table-cell office:value-type="float" office:value="-0.309080999903">
                <text:p>-0.30908099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.61">
                <text:p>14.61</text:p>
              </table:table-cell>
              <table:table-cell office:value-type="float" office:value="-0.309882533938">
                <text:p>-0.30988253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.62">
                <text:p>14.62</text:p>
              </table:table-cell>
              <table:table-cell office:value-type="float" office:value="-0.31068006878">
                <text:p>-0.31068006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.63">
                <text:p>14.63</text:p>
              </table:table-cell>
              <table:table-cell office:value-type="float" office:value="-0.311473589943">
                <text:p>-0.31147358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.64">
                <text:p>14.64</text:p>
              </table:table-cell>
              <table:table-cell office:value-type="float" office:value="-0.31226308293">
                <text:p>-0.3122630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.65">
                <text:p>14.65</text:p>
              </table:table-cell>
              <table:table-cell office:value-type="float" office:value="-0.313048533232">
                <text:p>-0.31304853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.66">
                <text:p>14.66</text:p>
              </table:table-cell>
              <table:table-cell office:value-type="float" office:value="-0.313829926327">
                <text:p>-0.31382992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.67">
                <text:p>14.67</text:p>
              </table:table-cell>
              <table:table-cell office:value-type="float" office:value="-0.314607247682">
                <text:p>-0.31460724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.68">
                <text:p>14.68</text:p>
              </table:table-cell>
              <table:table-cell office:value-type="float" office:value="-0.315380482752">
                <text:p>-0.31538048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.69">
                <text:p>14.69</text:p>
              </table:table-cell>
              <table:table-cell office:value-type="float" office:value="-0.316149616981">
                <text:p>-0.316149616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.7">
                <text:p>14.7</text:p>
              </table:table-cell>
              <table:table-cell office:value-type="float" office:value="-0.316914635801">
                <text:p>-0.31691463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.71">
                <text:p>14.71</text:p>
              </table:table-cell>
              <table:table-cell office:value-type="float" office:value="-0.317675524632">
                <text:p>-0.31767552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.72">
                <text:p>14.72</text:p>
              </table:table-cell>
              <table:table-cell office:value-type="float" office:value="-0.318432268882">
                <text:p>-0.31843226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.73">
                <text:p>14.73</text:p>
              </table:table-cell>
              <table:table-cell office:value-type="float" office:value="-0.31918485395">
                <text:p>-0.3191848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.74">
                <text:p>14.74</text:p>
              </table:table-cell>
              <table:table-cell office:value-type="float" office:value="-0.31993326522">
                <text:p>-0.3199332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.75">
                <text:p>14.75</text:p>
              </table:table-cell>
              <table:table-cell office:value-type="float" office:value="-0.320677488069">
                <text:p>-0.32067748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.76">
                <text:p>14.76</text:p>
              </table:table-cell>
              <table:table-cell office:value-type="float" office:value="-0.321417507859">
                <text:p>-0.32141750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.77">
                <text:p>14.77</text:p>
              </table:table-cell>
              <table:table-cell office:value-type="float" office:value="-0.322153309944">
                <text:p>-0.32215330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.78">
                <text:p>14.78</text:p>
              </table:table-cell>
              <table:table-cell office:value-type="float" office:value="-0.322884879664">
                <text:p>-0.322884879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.79">
                <text:p>14.79</text:p>
              </table:table-cell>
              <table:table-cell office:value-type="float" office:value="-0.323612202349">
                <text:p>-0.32361220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.8">
                <text:p>14.8</text:p>
              </table:table-cell>
              <table:table-cell office:value-type="float" office:value="-0.32433526332">
                <text:p>-0.3243352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.81">
                <text:p>14.81</text:p>
              </table:table-cell>
              <table:table-cell office:value-type="float" office:value="-0.325054047885">
                <text:p>-0.32505404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.82">
                <text:p>14.82</text:p>
              </table:table-cell>
              <table:table-cell office:value-type="float" office:value="-0.325768541342">
                <text:p>-0.32576854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.83">
                <text:p>14.83</text:p>
              </table:table-cell>
              <table:table-cell office:value-type="float" office:value="-0.326478728978">
                <text:p>-0.326478728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.84">
                <text:p>14.84</text:p>
              </table:table-cell>
              <table:table-cell office:value-type="float" office:value="-0.327184596068">
                <text:p>-0.32718459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.85">
                <text:p>14.85</text:p>
              </table:table-cell>
              <table:table-cell office:value-type="float" office:value="-0.32788612788">
                <text:p>-0.3278861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.86">
                <text:p>14.86</text:p>
              </table:table-cell>
              <table:table-cell office:value-type="float" office:value="-0.328583309669">
                <text:p>-0.32858330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.87">
                <text:p>14.87</text:p>
              </table:table-cell>
              <table:table-cell office:value-type="float" office:value="-0.329276126678">
                <text:p>-0.32927612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.88">
                <text:p>14.88</text:p>
              </table:table-cell>
              <table:table-cell office:value-type="float" office:value="-0.329964564144">
                <text:p>-0.32996456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.89">
                <text:p>14.89</text:p>
              </table:table-cell>
              <table:table-cell office:value-type="float" office:value="-0.330648607289">
                <text:p>-0.330648607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.9">
                <text:p>14.9</text:p>
              </table:table-cell>
              <table:table-cell office:value-type="float" office:value="-0.331328241329">
                <text:p>-0.33132824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.91">
                <text:p>14.91</text:p>
              </table:table-cell>
              <table:table-cell office:value-type="float" office:value="-0.332003451467">
                <text:p>-0.33200345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.92">
                <text:p>14.92</text:p>
              </table:table-cell>
              <table:table-cell office:value-type="float" office:value="-0.332674222897">
                <text:p>-0.33267422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.93">
                <text:p>14.93</text:p>
              </table:table-cell>
              <table:table-cell office:value-type="float" office:value="-0.333340540803">
                <text:p>-0.33334054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.94">
                <text:p>14.94</text:p>
              </table:table-cell>
              <table:table-cell office:value-type="float" office:value="-0.334002390358">
                <text:p>-0.33400239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.95">
                <text:p>14.95</text:p>
              </table:table-cell>
              <table:table-cell office:value-type="float" office:value="-0.334659756727">
                <text:p>-0.33465975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.96">
                <text:p>14.96</text:p>
              </table:table-cell>
              <table:table-cell office:value-type="float" office:value="-0.335312625063">
                <text:p>-0.335312625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.97">
                <text:p>14.97</text:p>
              </table:table-cell>
              <table:table-cell office:value-type="float" office:value="-0.335960980512">
                <text:p>-0.33596098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.98">
                <text:p>14.98</text:p>
              </table:table-cell>
              <table:table-cell office:value-type="float" office:value="-0.336604808209">
                <text:p>-0.33660480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.99">
                <text:p>14.99</text:p>
              </table:table-cell>
              <table:table-cell office:value-type="float" office:value="-0.337244093278">
                <text:p>-0.33724409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">
                <text:p>15</text:p>
              </table:table-cell>
              <table:table-cell office:value-type="float" office:value="-0.337878820836">
                <text:p>-0.33787882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.01">
                <text:p>15.01</text:p>
              </table:table-cell>
              <table:table-cell office:value-type="float" office:value="-0.338508975989">
                <text:p>-0.338508975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.02">
                <text:p>15.02</text:p>
              </table:table-cell>
              <table:table-cell office:value-type="float" office:value="-0.339134543834">
                <text:p>-0.339134543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.03">
                <text:p>15.03</text:p>
              </table:table-cell>
              <table:table-cell office:value-type="float" office:value="-0.339755509459">
                <text:p>-0.33975550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.04">
                <text:p>15.04</text:p>
              </table:table-cell>
              <table:table-cell office:value-type="float" office:value="-0.340371857943">
                <text:p>-0.340371857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.05">
                <text:p>15.05</text:p>
              </table:table-cell>
              <table:table-cell office:value-type="float" office:value="-0.340983574356">
                <text:p>-0.34098357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.06">
                <text:p>15.06</text:p>
              </table:table-cell>
              <table:table-cell office:value-type="float" office:value="-0.341590643759">
                <text:p>-0.34159064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.07">
                <text:p>15.07</text:p>
              </table:table-cell>
              <table:table-cell office:value-type="float" office:value="-0.342193051202">
                <text:p>-0.34219305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.08">
                <text:p>15.08</text:p>
              </table:table-cell>
              <table:table-cell office:value-type="float" office:value="-0.342790781729">
                <text:p>-0.34279078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.09">
                <text:p>15.09</text:p>
              </table:table-cell>
              <table:table-cell office:value-type="float" office:value="-0.343383820374">
                <text:p>-0.34338382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.1">
                <text:p>15.1</text:p>
              </table:table-cell>
              <table:table-cell office:value-type="float" office:value="-0.343972152162">
                <text:p>-0.34397215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.11">
                <text:p>15.11</text:p>
              </table:table-cell>
              <table:table-cell office:value-type="float" office:value="-0.34455576211">
                <text:p>-0.3445557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.12">
                <text:p>15.12</text:p>
              </table:table-cell>
              <table:table-cell office:value-type="float" office:value="-0.345134635226">
                <text:p>-0.34513463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.13">
                <text:p>15.13</text:p>
              </table:table-cell>
              <table:table-cell office:value-type="float" office:value="-0.34570875651">
                <text:p>-0.3457087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.14">
                <text:p>15.14</text:p>
              </table:table-cell>
              <table:table-cell office:value-type="float" office:value="-0.346278110954">
                <text:p>-0.34627811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.15">
                <text:p>15.15</text:p>
              </table:table-cell>
              <table:table-cell office:value-type="float" office:value="-0.34684268354">
                <text:p>-0.3468426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.16">
                <text:p>15.16</text:p>
              </table:table-cell>
              <table:table-cell office:value-type="float" office:value="-0.347402459243">
                <text:p>-0.347402459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.17">
                <text:p>15.17</text:p>
              </table:table-cell>
              <table:table-cell office:value-type="float" office:value="-0.34795742303">
                <text:p>-0.3479574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.18">
                <text:p>15.18</text:p>
              </table:table-cell>
              <table:table-cell office:value-type="float" office:value="-0.348507559859">
                <text:p>-0.34850755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.19">
                <text:p>15.19</text:p>
              </table:table-cell>
              <table:table-cell office:value-type="float" office:value="-0.349052854682">
                <text:p>-0.34905285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.2">
                <text:p>15.2</text:p>
              </table:table-cell>
              <table:table-cell office:value-type="float" office:value="-0.349593292441">
                <text:p>-0.34959329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.21">
                <text:p>15.21</text:p>
              </table:table-cell>
              <table:table-cell office:value-type="float" office:value="-0.350128858071">
                <text:p>-0.35012885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.22">
                <text:p>15.22</text:p>
              </table:table-cell>
              <table:table-cell office:value-type="float" office:value="-0.350659536499">
                <text:p>-0.350659536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.23">
                <text:p>15.23</text:p>
              </table:table-cell>
              <table:table-cell office:value-type="float" office:value="-0.351185312645">
                <text:p>-0.35118531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.24">
                <text:p>15.24</text:p>
              </table:table-cell>
              <table:table-cell office:value-type="float" office:value="-0.35170617142">
                <text:p>-0.35170617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.25">
                <text:p>15.25</text:p>
              </table:table-cell>
              <table:table-cell office:value-type="float" office:value="-0.352222097731">
                <text:p>-0.35222209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.26">
                <text:p>15.26</text:p>
              </table:table-cell>
              <table:table-cell office:value-type="float" office:value="-0.352733076473">
                <text:p>-0.35273307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.27">
                <text:p>15.27</text:p>
              </table:table-cell>
              <table:table-cell office:value-type="float" office:value="-0.353239092536">
                <text:p>-0.35323909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.28">
                <text:p>15.28</text:p>
              </table:table-cell>
              <table:table-cell office:value-type="float" office:value="-0.353740130804">
                <text:p>-0.35374013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.29">
                <text:p>15.29</text:p>
              </table:table-cell>
              <table:table-cell office:value-type="float" office:value="-0.354236176152">
                <text:p>-0.35423617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.3">
                <text:p>15.3</text:p>
              </table:table-cell>
              <table:table-cell office:value-type="float" office:value="-0.354727213448">
                <text:p>-0.35472721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.31">
                <text:p>15.31</text:p>
              </table:table-cell>
              <table:table-cell office:value-type="float" office:value="-0.355213227553">
                <text:p>-0.35521322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.32">
                <text:p>15.32</text:p>
              </table:table-cell>
              <table:table-cell office:value-type="float" office:value="-0.355694203324">
                <text:p>-0.35569420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.33">
                <text:p>15.33</text:p>
              </table:table-cell>
              <table:table-cell office:value-type="float" office:value="-0.356170125606">
                <text:p>-0.35617012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.34">
                <text:p>15.34</text:p>
              </table:table-cell>
              <table:table-cell office:value-type="float" office:value="-0.356640979242">
                <text:p>-0.35664097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.35">
                <text:p>15.35</text:p>
              </table:table-cell>
              <table:table-cell office:value-type="float" office:value="-0.357106749066">
                <text:p>-0.35710674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.36">
                <text:p>15.36</text:p>
              </table:table-cell>
              <table:table-cell office:value-type="float" office:value="-0.357567419907">
                <text:p>-0.35756741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.37">
                <text:p>15.37</text:p>
              </table:table-cell>
              <table:table-cell office:value-type="float" office:value="-0.358022976585">
                <text:p>-0.35802297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.38">
                <text:p>15.38</text:p>
              </table:table-cell>
              <table:table-cell office:value-type="float" office:value="-0.358473403916">
                <text:p>-0.35847340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.39">
                <text:p>15.39</text:p>
              </table:table-cell>
              <table:table-cell office:value-type="float" office:value="-0.358918686709">
                <text:p>-0.35891868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.4">
                <text:p>15.4</text:p>
              </table:table-cell>
              <table:table-cell office:value-type="float" office:value="-0.359358809766">
                <text:p>-0.35935880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.41">
                <text:p>15.41</text:p>
              </table:table-cell>
              <table:table-cell office:value-type="float" office:value="-0.359793757886">
                <text:p>-0.35979375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.42">
                <text:p>15.42</text:p>
              </table:table-cell>
              <table:table-cell office:value-type="float" office:value="-0.360223515858">
                <text:p>-0.36022351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.43">
                <text:p>15.43</text:p>
              </table:table-cell>
              <table:table-cell office:value-type="float" office:value="-0.360648068467">
                <text:p>-0.36064806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.44">
                <text:p>15.44</text:p>
              </table:table-cell>
              <table:table-cell office:value-type="float" office:value="-0.361067400492">
                <text:p>-0.36106740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.45">
                <text:p>15.45</text:p>
              </table:table-cell>
              <table:table-cell office:value-type="float" office:value="-0.361481496708">
                <text:p>-0.36148149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.46">
                <text:p>15.46</text:p>
              </table:table-cell>
              <table:table-cell office:value-type="float" office:value="-0.36189034188">
                <text:p>-0.3618903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.47">
                <text:p>15.47</text:p>
              </table:table-cell>
              <table:table-cell office:value-type="float" office:value="-0.362293920773">
                <text:p>-0.362293920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.48">
                <text:p>15.48</text:p>
              </table:table-cell>
              <table:table-cell office:value-type="float" office:value="-0.362692218141">
                <text:p>-0.362692218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.49">
                <text:p>15.49</text:p>
              </table:table-cell>
              <table:table-cell office:value-type="float" office:value="-0.363085218738">
                <text:p>-0.36308521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.5">
                <text:p>15.5</text:p>
              </table:table-cell>
              <table:table-cell office:value-type="float" office:value="-0.363472907309">
                <text:p>-0.36347290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.51">
                <text:p>15.51</text:p>
              </table:table-cell>
              <table:table-cell office:value-type="float" office:value="-0.363855268595">
                <text:p>-0.36385526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.52">
                <text:p>15.52</text:p>
              </table:table-cell>
              <table:table-cell office:value-type="float" office:value="-0.364232287332">
                <text:p>-0.36423228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.53">
                <text:p>15.53</text:p>
              </table:table-cell>
              <table:table-cell office:value-type="float" office:value="-0.364603948251">
                <text:p>-0.364603948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.54">
                <text:p>15.54</text:p>
              </table:table-cell>
              <table:table-cell office:value-type="float" office:value="-0.364970236078">
                <text:p>-0.36497023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.55">
                <text:p>15.55</text:p>
              </table:table-cell>
              <table:table-cell office:value-type="float" office:value="-0.365331135535">
                <text:p>-0.36533113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.56">
                <text:p>15.56</text:p>
              </table:table-cell>
              <table:table-cell office:value-type="float" office:value="-0.365686631338">
                <text:p>-0.36568663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.57">
                <text:p>15.57</text:p>
              </table:table-cell>
              <table:table-cell office:value-type="float" office:value="-0.3660367082">
                <text:p>-0.3660367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.58">
                <text:p>15.58</text:p>
              </table:table-cell>
              <table:table-cell office:value-type="float" office:value="-0.366381350827">
                <text:p>-0.36638135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.59">
                <text:p>15.59</text:p>
              </table:table-cell>
              <table:table-cell office:value-type="float" office:value="-0.366720543924">
                <text:p>-0.3667205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.6">
                <text:p>15.6</text:p>
              </table:table-cell>
              <table:table-cell office:value-type="float" office:value="-0.367054272189">
                <text:p>-0.36705427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.61">
                <text:p>15.61</text:p>
              </table:table-cell>
              <table:table-cell office:value-type="float" office:value="-0.367382520316">
                <text:p>-0.36738252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.62">
                <text:p>15.62</text:p>
              </table:table-cell>
              <table:table-cell office:value-type="float" office:value="-0.367705272997">
                <text:p>-0.36770527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.63">
                <text:p>15.63</text:p>
              </table:table-cell>
              <table:table-cell office:value-type="float" office:value="-0.368022514918">
                <text:p>-0.36802251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.64">
                <text:p>15.64</text:p>
              </table:table-cell>
              <table:table-cell office:value-type="float" office:value="-0.368334230761">
                <text:p>-0.36833423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.65">
                <text:p>15.65</text:p>
              </table:table-cell>
              <table:table-cell office:value-type="float" office:value="-0.368640405206">
                <text:p>-0.36864040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.66">
                <text:p>15.66</text:p>
              </table:table-cell>
              <table:table-cell office:value-type="float" office:value="-0.368941022928">
                <text:p>-0.36894102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.67">
                <text:p>15.67</text:p>
              </table:table-cell>
              <table:table-cell office:value-type="float" office:value="-0.369236068598">
                <text:p>-0.36923606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.68">
                <text:p>15.68</text:p>
              </table:table-cell>
              <table:table-cell office:value-type="float" office:value="-0.369525526885">
                <text:p>-0.36952552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.69">
                <text:p>15.69</text:p>
              </table:table-cell>
              <table:table-cell office:value-type="float" office:value="-0.369809382453">
                <text:p>-0.36980938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.7">
                <text:p>15.7</text:p>
              </table:table-cell>
              <table:table-cell office:value-type="float" office:value="-0.370087619963">
                <text:p>-0.370087619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.71">
                <text:p>15.71</text:p>
              </table:table-cell>
              <table:table-cell office:value-type="float" office:value="-0.370360224074">
                <text:p>-0.37036022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.72">
                <text:p>15.72</text:p>
              </table:table-cell>
              <table:table-cell office:value-type="float" office:value="-0.370627179441">
                <text:p>-0.37062717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.73">
                <text:p>15.73</text:p>
              </table:table-cell>
              <table:table-cell office:value-type="float" office:value="-0.370888470716">
                <text:p>-0.37088847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.74">
                <text:p>15.74</text:p>
              </table:table-cell>
              <table:table-cell office:value-type="float" office:value="-0.371144082547">
                <text:p>-0.37114408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.75">
                <text:p>15.75</text:p>
              </table:table-cell>
              <table:table-cell office:value-type="float" office:value="-0.371393999582">
                <text:p>-0.37139399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.76">
                <text:p>15.76</text:p>
              </table:table-cell>
              <table:table-cell office:value-type="float" office:value="-0.371638206464">
                <text:p>-0.37163820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.77">
                <text:p>15.77</text:p>
              </table:table-cell>
              <table:table-cell office:value-type="float" office:value="-0.371876687835">
                <text:p>-0.37187668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.78">
                <text:p>15.78</text:p>
              </table:table-cell>
              <table:table-cell office:value-type="float" office:value="-0.372109428332">
                <text:p>-0.372109428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.79">
                <text:p>15.79</text:p>
              </table:table-cell>
              <table:table-cell office:value-type="float" office:value="-0.372336412592">
                <text:p>-0.37233641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.8">
                <text:p>15.8</text:p>
              </table:table-cell>
              <table:table-cell office:value-type="float" office:value="-0.37255762525">
                <text:p>-0.3725576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.81">
                <text:p>15.81</text:p>
              </table:table-cell>
              <table:table-cell office:value-type="float" office:value="-0.372773050936">
                <text:p>-0.372773050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.82">
                <text:p>15.82</text:p>
              </table:table-cell>
              <table:table-cell office:value-type="float" office:value="-0.372982674281">
                <text:p>-0.37298267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.83">
                <text:p>15.83</text:p>
              </table:table-cell>
              <table:table-cell office:value-type="float" office:value="-0.373186479912">
                <text:p>-0.373186479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.84">
                <text:p>15.84</text:p>
              </table:table-cell>
              <table:table-cell office:value-type="float" office:value="-0.373384452456">
                <text:p>-0.37338445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.85">
                <text:p>15.85</text:p>
              </table:table-cell>
              <table:table-cell office:value-type="float" office:value="-0.373576576537">
                <text:p>-0.37357657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.86">
                <text:p>15.86</text:p>
              </table:table-cell>
              <table:table-cell office:value-type="float" office:value="-0.373762836776">
                <text:p>-0.37376283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.87">
                <text:p>15.87</text:p>
              </table:table-cell>
              <table:table-cell office:value-type="float" office:value="-0.373943217796">
                <text:p>-0.37394321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.88">
                <text:p>15.88</text:p>
              </table:table-cell>
              <table:table-cell office:value-type="float" office:value="-0.374117704216">
                <text:p>-0.37411770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.89">
                <text:p>15.89</text:p>
              </table:table-cell>
              <table:table-cell office:value-type="float" office:value="-0.374286280654">
                <text:p>-0.37428628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.9">
                <text:p>15.9</text:p>
              </table:table-cell>
              <table:table-cell office:value-type="float" office:value="-0.374448931727">
                <text:p>-0.374448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.91">
                <text:p>15.91</text:p>
              </table:table-cell>
              <table:table-cell office:value-type="float" office:value="-0.374605642052">
                <text:p>-0.37460564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.92">
                <text:p>15.92</text:p>
              </table:table-cell>
              <table:table-cell office:value-type="float" office:value="-0.374756396243">
                <text:p>-0.37475639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.93">
                <text:p>15.93</text:p>
              </table:table-cell>
              <table:table-cell office:value-type="float" office:value="-0.374901178914">
                <text:p>-0.37490117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.94">
                <text:p>15.94</text:p>
              </table:table-cell>
              <table:table-cell office:value-type="float" office:value="-0.37503997468">
                <text:p>-0.37503997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.95">
                <text:p>15.95</text:p>
              </table:table-cell>
              <table:table-cell office:value-type="float" office:value="-0.375172768152">
                <text:p>-0.37517276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.96">
                <text:p>15.96</text:p>
              </table:table-cell>
              <table:table-cell office:value-type="float" office:value="-0.375299543943">
                <text:p>-0.3752995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.97">
                <text:p>15.97</text:p>
              </table:table-cell>
              <table:table-cell office:value-type="float" office:value="-0.375420286666">
                <text:p>-0.37542028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.98">
                <text:p>15.98</text:p>
              </table:table-cell>
              <table:table-cell office:value-type="float" office:value="-0.37553498093">
                <text:p>-0.3755349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.99">
                <text:p>15.99</text:p>
              </table:table-cell>
              <table:table-cell office:value-type="float" office:value="-0.375643611348">
                <text:p>-0.37564361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">
                <text:p>16</text:p>
              </table:table-cell>
              <table:table-cell office:value-type="float" office:value="-0.375746162531">
                <text:p>-0.37574616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.01">
                <text:p>16.01</text:p>
              </table:table-cell>
              <table:table-cell office:value-type="float" office:value="-0.37584261909">
                <text:p>-0.3758426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.02">
                <text:p>16.02</text:p>
              </table:table-cell>
              <table:table-cell office:value-type="float" office:value="-0.375932965636">
                <text:p>-0.375932965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.03">
                <text:p>16.03</text:p>
              </table:table-cell>
              <table:table-cell office:value-type="float" office:value="-0.376017186781">
                <text:p>-0.37601718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.04">
                <text:p>16.04</text:p>
              </table:table-cell>
              <table:table-cell office:value-type="float" office:value="-0.376095267137">
                <text:p>-0.37609526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.05">
                <text:p>16.05</text:p>
              </table:table-cell>
              <table:table-cell office:value-type="float" office:value="-0.376167191317">
                <text:p>-0.37616719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.06">
                <text:p>16.06</text:p>
              </table:table-cell>
              <table:table-cell office:value-type="float" office:value="-0.376232943933">
                <text:p>-0.3762329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.07">
                <text:p>16.07</text:p>
              </table:table-cell>
              <table:table-cell office:value-type="float" office:value="-0.3762925096">
                <text:p>-0.376292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.08">
                <text:p>16.08</text:p>
              </table:table-cell>
              <table:table-cell office:value-type="float" office:value="-0.376345872931">
                <text:p>-0.37634587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.09">
                <text:p>16.09</text:p>
              </table:table-cell>
              <table:table-cell office:value-type="float" office:value="-0.376393018543">
                <text:p>-0.376393018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.1">
                <text:p>16.1</text:p>
              </table:table-cell>
              <table:table-cell office:value-type="float" office:value="-0.376433931052">
                <text:p>-0.37643393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.11">
                <text:p>16.11</text:p>
              </table:table-cell>
              <table:table-cell office:value-type="float" office:value="-0.376468595077">
                <text:p>-0.37646859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.12">
                <text:p>16.12</text:p>
              </table:table-cell>
              <table:table-cell office:value-type="float" office:value="-0.376496995235">
                <text:p>-0.37649699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.13">
                <text:p>16.13</text:p>
              </table:table-cell>
              <table:table-cell office:value-type="float" office:value="-0.376519116148">
                <text:p>-0.37651911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.14">
                <text:p>16.14</text:p>
              </table:table-cell>
              <table:table-cell office:value-type="float" office:value="-0.376534942438">
                <text:p>-0.37653494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.15">
                <text:p>16.15</text:p>
              </table:table-cell>
              <table:table-cell office:value-type="float" office:value="-0.376544458729">
                <text:p>-0.376544458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.16">
                <text:p>16.16</text:p>
              </table:table-cell>
              <table:table-cell office:value-type="float" office:value="-0.376547649645">
                <text:p>-0.37654764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.17">
                <text:p>16.17</text:p>
              </table:table-cell>
              <table:table-cell office:value-type="float" office:value="-0.376544499815">
                <text:p>-0.37654449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.18">
                <text:p>16.18</text:p>
              </table:table-cell>
              <table:table-cell office:value-type="float" office:value="-0.376534993868">
                <text:p>-0.37653499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.19">
                <text:p>16.19</text:p>
              </table:table-cell>
              <table:table-cell office:value-type="float" office:value="-0.376519116436">
                <text:p>-0.37651911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.2">
                <text:p>16.2</text:p>
              </table:table-cell>
              <table:table-cell office:value-type="float" office:value="-0.376496852152">
                <text:p>-0.37649685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.21">
                <text:p>16.21</text:p>
              </table:table-cell>
              <table:table-cell office:value-type="float" office:value="-0.376468185652">
                <text:p>-0.37646818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.22">
                <text:p>16.22</text:p>
              </table:table-cell>
              <table:table-cell office:value-type="float" office:value="-0.376433101576">
                <text:p>-0.37643310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.23">
                <text:p>16.23</text:p>
              </table:table-cell>
              <table:table-cell office:value-type="float" office:value="-0.376391584565">
                <text:p>-0.376391584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.24">
                <text:p>16.24</text:p>
              </table:table-cell>
              <table:table-cell office:value-type="float" office:value="-0.376343619263">
                <text:p>-0.37634361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.25">
                <text:p>16.25</text:p>
              </table:table-cell>
              <table:table-cell office:value-type="float" office:value="-0.376289190317">
                <text:p>-0.37628919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.26">
                <text:p>16.26</text:p>
              </table:table-cell>
              <table:table-cell office:value-type="float" office:value="-0.376228282377">
                <text:p>-0.37622828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.27">
                <text:p>16.27</text:p>
              </table:table-cell>
              <table:table-cell office:value-type="float" office:value="-0.376160880097">
                <text:p>-0.37616088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.28">
                <text:p>16.28</text:p>
              </table:table-cell>
              <table:table-cell office:value-type="float" office:value="-0.376086968132">
                <text:p>-0.376086968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.29">
                <text:p>16.29</text:p>
              </table:table-cell>
              <table:table-cell office:value-type="float" office:value="-0.376006531142">
                <text:p>-0.37600653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.3">
                <text:p>16.3</text:p>
              </table:table-cell>
              <table:table-cell office:value-type="float" office:value="-0.375919553792">
                <text:p>-0.37591955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.31">
                <text:p>16.31</text:p>
              </table:table-cell>
              <table:table-cell office:value-type="float" office:value="-0.375826020747">
                <text:p>-0.37582602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.32">
                <text:p>16.32</text:p>
              </table:table-cell>
              <table:table-cell office:value-type="float" office:value="-0.375725916678">
                <text:p>-0.37572591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.33">
                <text:p>16.33</text:p>
              </table:table-cell>
              <table:table-cell office:value-type="float" office:value="-0.375619226261">
                <text:p>-0.37561922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.34">
                <text:p>16.34</text:p>
              </table:table-cell>
              <table:table-cell office:value-type="float" office:value="-0.375505934173">
                <text:p>-0.37550593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.35">
                <text:p>16.35</text:p>
              </table:table-cell>
              <table:table-cell office:value-type="float" office:value="-0.375386025097">
                <text:p>-0.375386025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.36">
                <text:p>16.36</text:p>
              </table:table-cell>
              <table:table-cell office:value-type="float" office:value="-0.375259483721">
                <text:p>-0.37525948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.37">
                <text:p>16.37</text:p>
              </table:table-cell>
              <table:table-cell office:value-type="float" office:value="-0.375126294736">
                <text:p>-0.37512629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.38">
                <text:p>16.38</text:p>
              </table:table-cell>
              <table:table-cell office:value-type="float" office:value="-0.374986442838">
                <text:p>-0.37498644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.39">
                <text:p>16.39</text:p>
              </table:table-cell>
              <table:table-cell office:value-type="float" office:value="-0.374839912727">
                <text:p>-0.37483991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.4">
                <text:p>16.4</text:p>
              </table:table-cell>
              <table:table-cell office:value-type="float" office:value="-0.374686689109">
                <text:p>-0.37468668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.41">
                <text:p>16.41</text:p>
              </table:table-cell>
              <table:table-cell office:value-type="float" office:value="-0.374526756694">
                <text:p>-0.37452675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.42">
                <text:p>16.42</text:p>
              </table:table-cell>
              <table:table-cell office:value-type="float" office:value="-0.374360100198">
                <text:p>-0.37436010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.43">
                <text:p>16.43</text:p>
              </table:table-cell>
              <table:table-cell office:value-type="float" office:value="-0.374186704341">
                <text:p>-0.37418670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.44">
                <text:p>16.44</text:p>
              </table:table-cell>
              <table:table-cell office:value-type="float" office:value="-0.37400655385">
                <text:p>-0.3740065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.45">
                <text:p>16.45</text:p>
              </table:table-cell>
              <table:table-cell office:value-type="float" office:value="-0.373819633455">
                <text:p>-0.37381963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.46">
                <text:p>16.46</text:p>
              </table:table-cell>
              <table:table-cell office:value-type="float" office:value="-0.373625927893">
                <text:p>-0.373625927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.47">
                <text:p>16.47</text:p>
              </table:table-cell>
              <table:table-cell office:value-type="float" office:value="-0.373425421908">
                <text:p>-0.37342542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.48">
                <text:p>16.48</text:p>
              </table:table-cell>
              <table:table-cell office:value-type="float" office:value="-0.373218100248">
                <text:p>-0.37321810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.49">
                <text:p>16.49</text:p>
              </table:table-cell>
              <table:table-cell office:value-type="float" office:value="-0.373003947667">
                <text:p>-0.37300394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.5">
                <text:p>16.5</text:p>
              </table:table-cell>
              <table:table-cell office:value-type="float" office:value="-0.372782948926">
                <text:p>-0.3727829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.51">
                <text:p>16.51</text:p>
              </table:table-cell>
              <table:table-cell office:value-type="float" office:value="-0.372555088791">
                <text:p>-0.37255508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.52">
                <text:p>16.52</text:p>
              </table:table-cell>
              <table:table-cell office:value-type="float" office:value="-0.372320352037">
                <text:p>-0.37232035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.53">
                <text:p>16.53</text:p>
              </table:table-cell>
              <table:table-cell office:value-type="float" office:value="-0.372078723443">
                <text:p>-0.37207872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.54">
                <text:p>16.54</text:p>
              </table:table-cell>
              <table:table-cell office:value-type="float" office:value="-0.371830187796">
                <text:p>-0.37183018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.55">
                <text:p>16.55</text:p>
              </table:table-cell>
              <table:table-cell office:value-type="float" office:value="-0.371574729889">
                <text:p>-0.37157472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.56">
                <text:p>16.56</text:p>
              </table:table-cell>
              <table:table-cell office:value-type="float" office:value="-0.371312334522">
                <text:p>-0.37131233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.57">
                <text:p>16.57</text:p>
              </table:table-cell>
              <table:table-cell office:value-type="float" office:value="-0.371042986503">
                <text:p>-0.371042986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.58">
                <text:p>16.58</text:p>
              </table:table-cell>
              <table:table-cell office:value-type="float" office:value="-0.370766670646">
                <text:p>-0.37076667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.59">
                <text:p>16.59</text:p>
              </table:table-cell>
              <table:table-cell office:value-type="float" office:value="-0.370483371774">
                <text:p>-0.37048337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.6">
                <text:p>16.6</text:p>
              </table:table-cell>
              <table:table-cell office:value-type="float" office:value="-0.370193074715">
                <text:p>-0.37019307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.61">
                <text:p>16.61</text:p>
              </table:table-cell>
              <table:table-cell office:value-type="float" office:value="-0.369895764308">
                <text:p>-0.369895764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.62">
                <text:p>16.62</text:p>
              </table:table-cell>
              <table:table-cell office:value-type="float" office:value="-0.369591425396">
                <text:p>-0.36959142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.63">
                <text:p>16.63</text:p>
              </table:table-cell>
              <table:table-cell office:value-type="float" office:value="-0.369280042834">
                <text:p>-0.36928004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.64">
                <text:p>16.64</text:p>
              </table:table-cell>
              <table:table-cell office:value-type="float" office:value="-0.368961601481">
                <text:p>-0.36896160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.65">
                <text:p>16.65</text:p>
              </table:table-cell>
              <table:table-cell office:value-type="float" office:value="-0.368636086207">
                <text:p>-0.3686360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.66">
                <text:p>16.66</text:p>
              </table:table-cell>
              <table:table-cell office:value-type="float" office:value="-0.368303481889">
                <text:p>-0.36830348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.67">
                <text:p>16.67</text:p>
              </table:table-cell>
              <table:table-cell office:value-type="float" office:value="-0.367963773414">
                <text:p>-0.36796377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.68">
                <text:p>16.68</text:p>
              </table:table-cell>
              <table:table-cell office:value-type="float" office:value="-0.367616945677">
                <text:p>-0.36761694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.69">
                <text:p>16.69</text:p>
              </table:table-cell>
              <table:table-cell office:value-type="float" office:value="-0.36726298358">
                <text:p>-0.3672629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.7">
                <text:p>16.7</text:p>
              </table:table-cell>
              <table:table-cell office:value-type="float" office:value="-0.366901872036">
                <text:p>-0.36690187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.71">
                <text:p>16.71</text:p>
              </table:table-cell>
              <table:table-cell office:value-type="float" office:value="-0.366533595967">
                <text:p>-0.36653359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.72">
                <text:p>16.72</text:p>
              </table:table-cell>
              <table:table-cell office:value-type="float" office:value="-0.366158140303">
                <text:p>-0.36615814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.73">
                <text:p>16.73</text:p>
              </table:table-cell>
              <table:table-cell office:value-type="float" office:value="-0.365775489984">
                <text:p>-0.36577548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.74">
                <text:p>16.74</text:p>
              </table:table-cell>
              <table:table-cell office:value-type="float" office:value="-0.365385629961">
                <text:p>-0.36538562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.75">
                <text:p>16.75</text:p>
              </table:table-cell>
              <table:table-cell office:value-type="float" office:value="-0.364988545192">
                <text:p>-0.36498854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.76">
                <text:p>16.76</text:p>
              </table:table-cell>
              <table:table-cell office:value-type="float" office:value="-0.364584220646">
                <text:p>-0.36458422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.77">
                <text:p>16.77</text:p>
              </table:table-cell>
              <table:table-cell office:value-type="float" office:value="-0.364172641303">
                <text:p>-0.36417264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.78">
                <text:p>16.78</text:p>
              </table:table-cell>
              <table:table-cell office:value-type="float" office:value="-0.363753792152">
                <text:p>-0.36375379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.79">
                <text:p>16.79</text:p>
              </table:table-cell>
              <table:table-cell office:value-type="float" office:value="-0.363327658193">
                <text:p>-0.36332765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.8">
                <text:p>16.8</text:p>
              </table:table-cell>
              <table:table-cell office:value-type="float" office:value="-0.362894224434">
                <text:p>-0.36289422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.81">
                <text:p>16.81</text:p>
              </table:table-cell>
              <table:table-cell office:value-type="float" office:value="-0.362453475897">
                <text:p>-0.36245347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.82">
                <text:p>16.82</text:p>
              </table:table-cell>
              <table:table-cell office:value-type="float" office:value="-0.362005397613">
                <text:p>-0.36200539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.83">
                <text:p>16.83</text:p>
              </table:table-cell>
              <table:table-cell office:value-type="float" office:value="-0.361549974624">
                <text:p>-0.36154997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.84">
                <text:p>16.84</text:p>
              </table:table-cell>
              <table:table-cell office:value-type="float" office:value="-0.361087191982">
                <text:p>-0.36108719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.85">
                <text:p>16.85</text:p>
              </table:table-cell>
              <table:table-cell office:value-type="float" office:value="-0.360617034753">
                <text:p>-0.36061703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.86">
                <text:p>16.86</text:p>
              </table:table-cell>
              <table:table-cell office:value-type="float" office:value="-0.360139488012">
                <text:p>-0.36013948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.87">
                <text:p>16.87</text:p>
              </table:table-cell>
              <table:table-cell office:value-type="float" office:value="-0.359654536845">
                <text:p>-0.35965453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.88">
                <text:p>16.88</text:p>
              </table:table-cell>
              <table:table-cell office:value-type="float" office:value="-0.359162166352">
                <text:p>-0.359162166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.89">
                <text:p>16.89</text:p>
              </table:table-cell>
              <table:table-cell office:value-type="float" office:value="-0.358662361643">
                <text:p>-0.35866236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.9">
                <text:p>16.9</text:p>
              </table:table-cell>
              <table:table-cell office:value-type="float" office:value="-0.35815510784">
                <text:p>-0.3581551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.91">
                <text:p>16.91</text:p>
              </table:table-cell>
              <table:table-cell office:value-type="float" office:value="-0.357640390078">
                <text:p>-0.35764039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.92">
                <text:p>16.92</text:p>
              </table:table-cell>
              <table:table-cell office:value-type="float" office:value="-0.357118193504">
                <text:p>-0.35711819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.93">
                <text:p>16.93</text:p>
              </table:table-cell>
              <table:table-cell office:value-type="float" office:value="-0.356588503277">
                <text:p>-0.35658850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.94">
                <text:p>16.94</text:p>
              </table:table-cell>
              <table:table-cell office:value-type="float" office:value="-0.356051304569">
                <text:p>-0.35605130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.95">
                <text:p>16.95</text:p>
              </table:table-cell>
              <table:table-cell office:value-type="float" office:value="-0.355506582564">
                <text:p>-0.35550658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.96">
                <text:p>16.96</text:p>
              </table:table-cell>
              <table:table-cell office:value-type="float" office:value="-0.35495432246">
                <text:p>-0.3549543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.97">
                <text:p>16.97</text:p>
              </table:table-cell>
              <table:table-cell office:value-type="float" office:value="-0.354394509466">
                <text:p>-0.354394509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.98">
                <text:p>16.98</text:p>
              </table:table-cell>
              <table:table-cell office:value-type="float" office:value="-0.353827128808">
                <text:p>-0.353827128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.99">
                <text:p>16.99</text:p>
              </table:table-cell>
              <table:table-cell office:value-type="float" office:value="-0.353252165721">
                <text:p>-0.35325216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7">
                <text:p>17</text:p>
              </table:table-cell>
              <table:table-cell office:value-type="float" office:value="-0.352669605457">
                <text:p>-0.35266960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.01">
                <text:p>17.01</text:p>
              </table:table-cell>
              <table:table-cell office:value-type="float" office:value="-0.352079433279">
                <text:p>-0.35207943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7.02">
                <text:p>17.02</text:p>
              </table:table-cell>
              <table:table-cell office:value-type="float" office:value="-0.351481634466">
                <text:p>-0.35148163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.03">
                <text:p>17.03</text:p>
              </table:table-cell>
              <table:table-cell office:value-type="float" office:value="-0.350876194309">
                <text:p>-0.35087619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7.04">
                <text:p>17.04</text:p>
              </table:table-cell>
              <table:table-cell office:value-type="float" office:value="-0.350263098116">
                <text:p>-0.35026309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.05">
                <text:p>17.05</text:p>
              </table:table-cell>
              <table:table-cell office:value-type="float" office:value="-0.349642331206">
                <text:p>-0.34964233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7.06">
                <text:p>17.06</text:p>
              </table:table-cell>
              <table:table-cell office:value-type="float" office:value="-0.349013878915">
                <text:p>-0.34901387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7.07">
                <text:p>17.07</text:p>
              </table:table-cell>
              <table:table-cell office:value-type="float" office:value="-0.348377726593">
                <text:p>-0.34837772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.08">
                <text:p>17.08</text:p>
              </table:table-cell>
              <table:table-cell office:value-type="float" office:value="-0.347733859604">
                <text:p>-0.34773385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.09">
                <text:p>17.09</text:p>
              </table:table-cell>
              <table:table-cell office:value-type="float" office:value="-0.347082263327">
                <text:p>-0.34708226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.1">
                <text:p>17.1</text:p>
              </table:table-cell>
              <table:table-cell office:value-type="float" office:value="-0.346422923159">
                <text:p>-0.34642292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.11">
                <text:p>17.11</text:p>
              </table:table-cell>
              <table:table-cell office:value-type="float" office:value="-0.345755824507">
                <text:p>-0.34575582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.12">
                <text:p>17.12</text:p>
              </table:table-cell>
              <table:table-cell office:value-type="float" office:value="-0.345080952799">
                <text:p>-0.34508095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.13">
                <text:p>17.13</text:p>
              </table:table-cell>
              <table:table-cell office:value-type="float" office:value="-0.344398293476">
                <text:p>-0.34439829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.14">
                <text:p>17.14</text:p>
              </table:table-cell>
              <table:table-cell office:value-type="float" office:value="-0.343707831994">
                <text:p>-0.34370783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.15">
                <text:p>17.15</text:p>
              </table:table-cell>
              <table:table-cell office:value-type="float" office:value="-0.343009553827">
                <text:p>-0.34300955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.16">
                <text:p>17.16</text:p>
              </table:table-cell>
              <table:table-cell office:value-type="float" office:value="-0.342303444464">
                <text:p>-0.34230344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.17">
                <text:p>17.17</text:p>
              </table:table-cell>
              <table:table-cell office:value-type="float" office:value="-0.34158948941">
                <text:p>-0.3415894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.18">
                <text:p>17.18</text:p>
              </table:table-cell>
              <table:table-cell office:value-type="float" office:value="-0.340867674188">
                <text:p>-0.34086767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.19">
                <text:p>17.19</text:p>
              </table:table-cell>
              <table:table-cell office:value-type="float" office:value="-0.340137984336">
                <text:p>-0.34013798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.2">
                <text:p>17.2</text:p>
              </table:table-cell>
              <table:table-cell office:value-type="float" office:value="-0.339400405411">
                <text:p>-0.33940040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.21">
                <text:p>17.21</text:p>
              </table:table-cell>
              <table:table-cell office:value-type="float" office:value="-0.338654922984">
                <text:p>-0.33865492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.22">
                <text:p>17.22</text:p>
              </table:table-cell>
              <table:table-cell office:value-type="float" office:value="-0.337901522645">
                <text:p>-0.33790152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.23">
                <text:p>17.23</text:p>
              </table:table-cell>
              <table:table-cell office:value-type="float" office:value="-0.337140190003">
                <text:p>-0.33714019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.24">
                <text:p>17.24</text:p>
              </table:table-cell>
              <table:table-cell office:value-type="float" office:value="-0.336370910681">
                <text:p>-0.33637091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.25">
                <text:p>17.25</text:p>
              </table:table-cell>
              <table:table-cell office:value-type="float" office:value="-0.335593670322">
                <text:p>-0.335593670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.26">
                <text:p>17.26</text:p>
              </table:table-cell>
              <table:table-cell office:value-type="float" office:value="-0.334808454586">
                <text:p>-0.334808454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.27">
                <text:p>17.27</text:p>
              </table:table-cell>
              <table:table-cell office:value-type="float" office:value="-0.334015249152">
                <text:p>-0.33401524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.28">
                <text:p>17.28</text:p>
              </table:table-cell>
              <table:table-cell office:value-type="float" office:value="-0.333214039717">
                <text:p>-0.3332140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.29">
                <text:p>17.29</text:p>
              </table:table-cell>
              <table:table-cell office:value-type="float" office:value="-0.332404811995">
                <text:p>-0.33240481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.3">
                <text:p>17.3</text:p>
              </table:table-cell>
              <table:table-cell office:value-type="float" office:value="-0.33158755172">
                <text:p>-0.3315875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.31">
                <text:p>17.31</text:p>
              </table:table-cell>
              <table:table-cell office:value-type="float" office:value="-0.330762244645">
                <text:p>-0.33076224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.32">
                <text:p>17.32</text:p>
              </table:table-cell>
              <table:table-cell office:value-type="float" office:value="-0.329928876541">
                <text:p>-0.329928876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.33">
                <text:p>17.33</text:p>
              </table:table-cell>
              <table:table-cell office:value-type="float" office:value="-0.329087433199">
                <text:p>-0.32908743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.34">
                <text:p>17.34</text:p>
              </table:table-cell>
              <table:table-cell office:value-type="float" office:value="-0.328237900428">
                <text:p>-0.32823790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.35">
                <text:p>17.35</text:p>
              </table:table-cell>
              <table:table-cell office:value-type="float" office:value="-0.327380264057">
                <text:p>-0.327380264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.36">
                <text:p>17.36</text:p>
              </table:table-cell>
              <table:table-cell office:value-type="float" office:value="-0.326514509937">
                <text:p>-0.32651450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.37">
                <text:p>17.37</text:p>
              </table:table-cell>
              <table:table-cell office:value-type="float" office:value="-0.325640623935">
                <text:p>-0.32564062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.38">
                <text:p>17.38</text:p>
              </table:table-cell>
              <table:table-cell office:value-type="float" office:value="-0.32475859194">
                <text:p>-0.3247585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.39">
                <text:p>17.39</text:p>
              </table:table-cell>
              <table:table-cell office:value-type="float" office:value="-0.323868399862">
                <text:p>-0.323868399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.4">
                <text:p>17.4</text:p>
              </table:table-cell>
              <table:table-cell office:value-type="float" office:value="-0.32297003363">
                <text:p>-0.3229700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.41">
                <text:p>17.41</text:p>
              </table:table-cell>
              <table:table-cell office:value-type="float" office:value="-0.322063479194">
                <text:p>-0.32206347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.42">
                <text:p>17.42</text:p>
              </table:table-cell>
              <table:table-cell office:value-type="float" office:value="-0.321148722524">
                <text:p>-0.32114872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.43">
                <text:p>17.43</text:p>
              </table:table-cell>
              <table:table-cell office:value-type="float" office:value="-0.320225749614">
                <text:p>-0.32022574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.44">
                <text:p>17.44</text:p>
              </table:table-cell>
              <table:table-cell office:value-type="float" office:value="-0.319294546474">
                <text:p>-0.319294546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.45">
                <text:p>17.45</text:p>
              </table:table-cell>
              <table:table-cell office:value-type="float" office:value="-0.31835509914">
                <text:p>-0.3183550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.46">
                <text:p>17.46</text:p>
              </table:table-cell>
              <table:table-cell office:value-type="float" office:value="-0.317407393668">
                <text:p>-0.31740739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.47">
                <text:p>17.47</text:p>
              </table:table-cell>
              <table:table-cell office:value-type="float" office:value="-0.316451416134">
                <text:p>-0.31645141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.48">
                <text:p>17.48</text:p>
              </table:table-cell>
              <table:table-cell office:value-type="float" office:value="-0.315487152639">
                <text:p>-0.31548715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.49">
                <text:p>17.49</text:p>
              </table:table-cell>
              <table:table-cell office:value-type="float" office:value="-0.314514589302">
                <text:p>-0.31451458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.5">
                <text:p>17.5</text:p>
              </table:table-cell>
              <table:table-cell office:value-type="float" office:value="-0.313533712269">
                <text:p>-0.31353371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.51">
                <text:p>17.51</text:p>
              </table:table-cell>
              <table:table-cell office:value-type="float" office:value="-0.312544507704">
                <text:p>-0.31254450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.52">
                <text:p>17.52</text:p>
              </table:table-cell>
              <table:table-cell office:value-type="float" office:value="-0.311546961797">
                <text:p>-0.31154696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.53">
                <text:p>17.53</text:p>
              </table:table-cell>
              <table:table-cell office:value-type="float" office:value="-0.310541060759">
                <text:p>-0.310541060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.54">
                <text:p>17.54</text:p>
              </table:table-cell>
              <table:table-cell office:value-type="float" office:value="-0.309526790825">
                <text:p>-0.30952679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.55">
                <text:p>17.55</text:p>
              </table:table-cell>
              <table:table-cell office:value-type="float" office:value="-0.308504138252">
                <text:p>-0.30850413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.56">
                <text:p>17.56</text:p>
              </table:table-cell>
              <table:table-cell office:value-type="float" office:value="-0.307473089321">
                <text:p>-0.30747308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.57">
                <text:p>17.57</text:p>
              </table:table-cell>
              <table:table-cell office:value-type="float" office:value="-0.306433630336">
                <text:p>-0.30643363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.58">
                <text:p>17.58</text:p>
              </table:table-cell>
              <table:table-cell office:value-type="float" office:value="-0.305385747628">
                <text:p>-0.30538574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.59">
                <text:p>17.59</text:p>
              </table:table-cell>
              <table:table-cell office:value-type="float" office:value="-0.304329427547">
                <text:p>-0.30432942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.6">
                <text:p>17.6</text:p>
              </table:table-cell>
              <table:table-cell office:value-type="float" office:value="-0.30326465647">
                <text:p>-0.3032646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.61">
                <text:p>17.61</text:p>
              </table:table-cell>
              <table:table-cell office:value-type="float" office:value="-0.302191420799">
                <text:p>-0.302191420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.62">
                <text:p>17.62</text:p>
              </table:table-cell>
              <table:table-cell office:value-type="float" office:value="-0.301109706959">
                <text:p>-0.301109706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.63">
                <text:p>17.63</text:p>
              </table:table-cell>
              <table:table-cell office:value-type="float" office:value="-0.3000195014">
                <text:p>-0.300019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.64">
                <text:p>17.64</text:p>
              </table:table-cell>
              <table:table-cell office:value-type="float" office:value="-0.298920790597">
                <text:p>-0.29892079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.65">
                <text:p>17.65</text:p>
              </table:table-cell>
              <table:table-cell office:value-type="float" office:value="-0.297813561051">
                <text:p>-0.29781356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.66">
                <text:p>17.66</text:p>
              </table:table-cell>
              <table:table-cell office:value-type="float" office:value="-0.296697799288">
                <text:p>-0.296697799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.67">
                <text:p>17.67</text:p>
              </table:table-cell>
              <table:table-cell office:value-type="float" office:value="-0.295573491858">
                <text:p>-0.29557349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.68">
                <text:p>17.68</text:p>
              </table:table-cell>
              <table:table-cell office:value-type="float" office:value="-0.294440625339">
                <text:p>-0.29444062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.69">
                <text:p>17.69</text:p>
              </table:table-cell>
              <table:table-cell office:value-type="float" office:value="-0.293299186333">
                <text:p>-0.29329918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.7">
                <text:p>17.7</text:p>
              </table:table-cell>
              <table:table-cell office:value-type="float" office:value="-0.292149161471">
                <text:p>-0.29214916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.71">
                <text:p>17.71</text:p>
              </table:table-cell>
              <table:table-cell office:value-type="float" office:value="-0.290990537406">
                <text:p>-0.29099053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.72">
                <text:p>17.72</text:p>
              </table:table-cell>
              <table:table-cell office:value-type="float" office:value="-0.289823300822">
                <text:p>-0.28982330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.73">
                <text:p>17.73</text:p>
              </table:table-cell>
              <table:table-cell office:value-type="float" office:value="-0.288647438427">
                <text:p>-0.28864743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.74">
                <text:p>17.74</text:p>
              </table:table-cell>
              <table:table-cell office:value-type="float" office:value="-0.287462936956">
                <text:p>-0.287462936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.75">
                <text:p>17.75</text:p>
              </table:table-cell>
              <table:table-cell office:value-type="float" office:value="-0.286269783173">
                <text:p>-0.28626978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.76">
                <text:p>17.76</text:p>
              </table:table-cell>
              <table:table-cell office:value-type="float" office:value="-0.285067963868">
                <text:p>-0.28506796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.77">
                <text:p>17.77</text:p>
              </table:table-cell>
              <table:table-cell office:value-type="float" office:value="-0.283857465859">
                <text:p>-0.2838574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.78">
                <text:p>17.78</text:p>
              </table:table-cell>
              <table:table-cell office:value-type="float" office:value="-0.28263827599">
                <text:p>-0.2826382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.79">
                <text:p>17.79</text:p>
              </table:table-cell>
              <table:table-cell office:value-type="float" office:value="-0.281410381136">
                <text:p>-0.28141038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.8">
                <text:p>17.8</text:p>
              </table:table-cell>
              <table:table-cell office:value-type="float" office:value="-0.280173768199">
                <text:p>-0.280173768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.81">
                <text:p>17.81</text:p>
              </table:table-cell>
              <table:table-cell office:value-type="float" office:value="-0.278928424108">
                <text:p>-0.27892842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.82">
                <text:p>17.82</text:p>
              </table:table-cell>
              <table:table-cell office:value-type="float" office:value="-0.277674335823">
                <text:p>-0.277674335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.83">
                <text:p>17.83</text:p>
              </table:table-cell>
              <table:table-cell office:value-type="float" office:value="-0.27641149033">
                <text:p>-0.2764114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.84">
                <text:p>17.84</text:p>
              </table:table-cell>
              <table:table-cell office:value-type="float" office:value="-0.275139874646">
                <text:p>-0.27513987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.85">
                <text:p>17.85</text:p>
              </table:table-cell>
              <table:table-cell office:value-type="float" office:value="-0.273859475818">
                <text:p>-0.27385947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.86">
                <text:p>17.86</text:p>
              </table:table-cell>
              <table:table-cell office:value-type="float" office:value="-0.27257028092">
                <text:p>-0.2725702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.87">
                <text:p>17.87</text:p>
              </table:table-cell>
              <table:table-cell office:value-type="float" office:value="-0.271272277057">
                <text:p>-0.27127227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.88">
                <text:p>17.88</text:p>
              </table:table-cell>
              <table:table-cell office:value-type="float" office:value="-0.269965451363">
                <text:p>-0.26996545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.89">
                <text:p>17.89</text:p>
              </table:table-cell>
              <table:table-cell office:value-type="float" office:value="-0.268649791005">
                <text:p>-0.26864979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.9">
                <text:p>17.9</text:p>
              </table:table-cell>
              <table:table-cell office:value-type="float" office:value="-0.267325283176">
                <text:p>-0.26732528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.91">
                <text:p>17.91</text:p>
              </table:table-cell>
              <table:table-cell office:value-type="float" office:value="-0.265991915103">
                <text:p>-0.26599191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.92">
                <text:p>17.92</text:p>
              </table:table-cell>
              <table:table-cell office:value-type="float" office:value="-0.264649674041">
                <text:p>-0.26464967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.93">
                <text:p>17.93</text:p>
              </table:table-cell>
              <table:table-cell office:value-type="float" office:value="-0.263298547278">
                <text:p>-0.26329854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.94">
                <text:p>17.94</text:p>
              </table:table-cell>
              <table:table-cell office:value-type="float" office:value="-0.261938522133">
                <text:p>-0.26193852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.95">
                <text:p>17.95</text:p>
              </table:table-cell>
              <table:table-cell office:value-type="float" office:value="-0.260569585954">
                <text:p>-0.26056958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.96">
                <text:p>17.96</text:p>
              </table:table-cell>
              <table:table-cell office:value-type="float" office:value="-0.259191726124">
                <text:p>-0.25919172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.97">
                <text:p>17.97</text:p>
              </table:table-cell>
              <table:table-cell office:value-type="float" office:value="-0.257804930055">
                <text:p>-0.25780493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.98">
                <text:p>17.98</text:p>
              </table:table-cell>
              <table:table-cell office:value-type="float" office:value="-0.256409185193">
                <text:p>-0.25640918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.99">
                <text:p>17.99</text:p>
              </table:table-cell>
              <table:table-cell office:value-type="float" office:value="-0.255004479014">
                <text:p>-0.255004479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8">
                <text:p>18</text:p>
              </table:table-cell>
              <table:table-cell office:value-type="float" office:value="-0.25359079903">
                <text:p>-0.2535907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8.01">
                <text:p>18.01</text:p>
              </table:table-cell>
              <table:table-cell office:value-type="float" office:value="-0.252168132781">
                <text:p>-0.25216813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8.02">
                <text:p>18.02</text:p>
              </table:table-cell>
              <table:table-cell office:value-type="float" office:value="-0.250736467844">
                <text:p>-0.2507364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8.03">
                <text:p>18.03</text:p>
              </table:table-cell>
              <table:table-cell office:value-type="float" office:value="-0.249295791827">
                <text:p>-0.24929579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8.04">
                <text:p>18.04</text:p>
              </table:table-cell>
              <table:table-cell office:value-type="float" office:value="-0.247846092372">
                <text:p>-0.24784609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8.05">
                <text:p>18.05</text:p>
              </table:table-cell>
              <table:table-cell office:value-type="float" office:value="-0.246387357154">
                <text:p>-0.246387357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8.06">
                <text:p>18.06</text:p>
              </table:table-cell>
              <table:table-cell office:value-type="float" office:value="-0.244919573883">
                <text:p>-0.24491957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.07">
                <text:p>18.07</text:p>
              </table:table-cell>
              <table:table-cell office:value-type="float" office:value="-0.243442730301">
                <text:p>-0.24344273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8.08">
                <text:p>18.08</text:p>
              </table:table-cell>
              <table:table-cell office:value-type="float" office:value="-0.241956814186">
                <text:p>-0.24195681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.09">
                <text:p>18.09</text:p>
              </table:table-cell>
              <table:table-cell office:value-type="float" office:value="-0.240461813351">
                <text:p>-0.24046181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.1">
                <text:p>18.1</text:p>
              </table:table-cell>
              <table:table-cell office:value-type="float" office:value="-0.23895771564">
                <text:p>-0.2389577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.11">
                <text:p>18.11</text:p>
              </table:table-cell>
              <table:table-cell office:value-type="float" office:value="-0.237444508937">
                <text:p>-0.23744450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.12">
                <text:p>18.12</text:p>
              </table:table-cell>
              <table:table-cell office:value-type="float" office:value="-0.235922181157">
                <text:p>-0.23592218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.13">
                <text:p>18.13</text:p>
              </table:table-cell>
              <table:table-cell office:value-type="float" office:value="-0.234390720253">
                <text:p>-0.23439072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.14">
                <text:p>18.14</text:p>
              </table:table-cell>
              <table:table-cell office:value-type="float" office:value="-0.232850114212">
                <text:p>-0.232850114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.15">
                <text:p>18.15</text:p>
              </table:table-cell>
              <table:table-cell office:value-type="float" office:value="-0.231300351057">
                <text:p>-0.23130035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.16">
                <text:p>18.16</text:p>
              </table:table-cell>
              <table:table-cell office:value-type="float" office:value="-0.229741418848">
                <text:p>-0.2297414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.17">
                <text:p>18.17</text:p>
              </table:table-cell>
              <table:table-cell office:value-type="float" office:value="-0.228173305681">
                <text:p>-0.22817330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.18">
                <text:p>18.18</text:p>
              </table:table-cell>
              <table:table-cell office:value-type="float" office:value="-0.226595999688">
                <text:p>-0.22659599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.19">
                <text:p>18.19</text:p>
              </table:table-cell>
              <table:table-cell office:value-type="float" office:value="-0.225009489038">
                <text:p>-0.22500948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.2">
                <text:p>18.2</text:p>
              </table:table-cell>
              <table:table-cell office:value-type="float" office:value="-0.223413761937">
                <text:p>-0.22341376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.21">
                <text:p>18.21</text:p>
              </table:table-cell>
              <table:table-cell office:value-type="float" office:value="-0.221808806628">
                <text:p>-0.22180880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.22">
                <text:p>18.22</text:p>
              </table:table-cell>
              <table:table-cell office:value-type="float" office:value="-0.220194611392">
                <text:p>-0.22019461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.23">
                <text:p>18.23</text:p>
              </table:table-cell>
              <table:table-cell office:value-type="float" office:value="-0.218571164547">
                <text:p>-0.21857116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.24">
                <text:p>18.24</text:p>
              </table:table-cell>
              <table:table-cell office:value-type="float" office:value="-0.216938454449">
                <text:p>-0.21693845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.25">
                <text:p>18.25</text:p>
              </table:table-cell>
              <table:table-cell office:value-type="float" office:value="-0.215296469493">
                <text:p>-0.21529646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.26">
                <text:p>18.26</text:p>
              </table:table-cell>
              <table:table-cell office:value-type="float" office:value="-0.213645198112">
                <text:p>-0.21364519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.27">
                <text:p>18.27</text:p>
              </table:table-cell>
              <table:table-cell office:value-type="float" office:value="-0.211984628777">
                <text:p>-0.21198462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.28">
                <text:p>18.28</text:p>
              </table:table-cell>
              <table:table-cell office:value-type="float" office:value="-0.210314749998">
                <text:p>-0.21031474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.29">
                <text:p>18.29</text:p>
              </table:table-cell>
              <table:table-cell office:value-type="float" office:value="-0.208635550325">
                <text:p>-0.2086355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.3">
                <text:p>18.3</text:p>
              </table:table-cell>
              <table:table-cell office:value-type="float" office:value="-0.206947018347">
                <text:p>-0.206947018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.31">
                <text:p>18.31</text:p>
              </table:table-cell>
              <table:table-cell office:value-type="float" office:value="-0.205249142692">
                <text:p>-0.20524914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.32">
                <text:p>18.32</text:p>
              </table:table-cell>
              <table:table-cell office:value-type="float" office:value="-0.203541912028">
                <text:p>-0.20354191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.33">
                <text:p>18.33</text:p>
              </table:table-cell>
              <table:table-cell office:value-type="float" office:value="-0.201825315064">
                <text:p>-0.20182531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.34">
                <text:p>18.34</text:p>
              </table:table-cell>
              <table:table-cell office:value-type="float" office:value="-0.200099340547">
                <text:p>-0.20009934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.35">
                <text:p>18.35</text:p>
              </table:table-cell>
              <table:table-cell office:value-type="float" office:value="-0.198363977268">
                <text:p>-0.19836397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.36">
                <text:p>18.36</text:p>
              </table:table-cell>
              <table:table-cell office:value-type="float" office:value="-0.196619214057">
                <text:p>-0.196619214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.37">
                <text:p>18.37</text:p>
              </table:table-cell>
              <table:table-cell office:value-type="float" office:value="-0.194865039783">
                <text:p>-0.194865039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.38">
                <text:p>18.38</text:p>
              </table:table-cell>
              <table:table-cell office:value-type="float" office:value="-0.19310144336">
                <text:p>-0.1931014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.39">
                <text:p>18.39</text:p>
              </table:table-cell>
              <table:table-cell office:value-type="float" office:value="-0.191328413741">
                <text:p>-0.19132841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.4">
                <text:p>18.4</text:p>
              </table:table-cell>
              <table:table-cell office:value-type="float" office:value="-0.189545939922">
                <text:p>-0.18954593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.41">
                <text:p>18.41</text:p>
              </table:table-cell>
              <table:table-cell office:value-type="float" office:value="-0.187754010941">
                <text:p>-0.18775401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.42">
                <text:p>18.42</text:p>
              </table:table-cell>
              <table:table-cell office:value-type="float" office:value="-0.185952615878">
                <text:p>-0.185952615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.43">
                <text:p>18.43</text:p>
              </table:table-cell>
              <table:table-cell office:value-type="float" office:value="-0.184141743854">
                <text:p>-0.18414174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.44">
                <text:p>18.44</text:p>
              </table:table-cell>
              <table:table-cell office:value-type="float" office:value="-0.182321384036">
                <text:p>-0.18232138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.45">
                <text:p>18.45</text:p>
              </table:table-cell>
              <table:table-cell office:value-type="float" office:value="-0.180491525632">
                <text:p>-0.18049152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.46">
                <text:p>18.46</text:p>
              </table:table-cell>
              <table:table-cell office:value-type="float" office:value="-0.178652157893">
                <text:p>-0.178652157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.47">
                <text:p>18.47</text:p>
              </table:table-cell>
              <table:table-cell office:value-type="float" office:value="-0.176803270114">
                <text:p>-0.17680327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.48">
                <text:p>18.48</text:p>
              </table:table-cell>
              <table:table-cell office:value-type="float" office:value="-0.174944851634">
                <text:p>-0.17494485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.49">
                <text:p>18.49</text:p>
              </table:table-cell>
              <table:table-cell office:value-type="float" office:value="-0.173076891837">
                <text:p>-0.17307689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.5">
                <text:p>18.5</text:p>
              </table:table-cell>
              <table:table-cell office:value-type="float" office:value="-0.171199380149">
                <text:p>-0.17119938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.51">
                <text:p>18.51</text:p>
              </table:table-cell>
              <table:table-cell office:value-type="float" office:value="-0.169312306042">
                <text:p>-0.16931230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.52">
                <text:p>18.52</text:p>
              </table:table-cell>
              <table:table-cell office:value-type="float" office:value="-0.167415659033">
                <text:p>-0.16741565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.53">
                <text:p>18.53</text:p>
              </table:table-cell>
              <table:table-cell office:value-type="float" office:value="-0.165509428683">
                <text:p>-0.16550942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.54">
                <text:p>18.54</text:p>
              </table:table-cell>
              <table:table-cell office:value-type="float" office:value="-0.1635936046">
                <text:p>-0.163593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.55">
                <text:p>18.55</text:p>
              </table:table-cell>
              <table:table-cell office:value-type="float" office:value="-0.161668176436">
                <text:p>-0.16166817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.56">
                <text:p>18.56</text:p>
              </table:table-cell>
              <table:table-cell office:value-type="float" office:value="-0.159733133889">
                <text:p>-0.15973313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.57">
                <text:p>18.57</text:p>
              </table:table-cell>
              <table:table-cell office:value-type="float" office:value="-0.157788466703">
                <text:p>-0.15778846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.58">
                <text:p>18.58</text:p>
              </table:table-cell>
              <table:table-cell office:value-type="float" office:value="-0.155834164671">
                <text:p>-0.15583416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.59">
                <text:p>18.59</text:p>
              </table:table-cell>
              <table:table-cell office:value-type="float" office:value="-0.153870217628">
                <text:p>-0.15387021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.6">
                <text:p>18.6</text:p>
              </table:table-cell>
              <table:table-cell office:value-type="float" office:value="-0.15189661546">
                <text:p>-0.1518966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.61">
                <text:p>18.61</text:p>
              </table:table-cell>
              <table:table-cell office:value-type="float" office:value="-0.149913348098">
                <text:p>-0.149913348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.62">
                <text:p>18.62</text:p>
              </table:table-cell>
              <table:table-cell office:value-type="float" office:value="-0.147920405521">
                <text:p>-0.14792040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.63">
                <text:p>18.63</text:p>
              </table:table-cell>
              <table:table-cell office:value-type="float" office:value="-0.145917777754">
                <text:p>-0.145917777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.64">
                <text:p>18.64</text:p>
              </table:table-cell>
              <table:table-cell office:value-type="float" office:value="-0.143905454874">
                <text:p>-0.14390545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.65">
                <text:p>18.65</text:p>
              </table:table-cell>
              <table:table-cell office:value-type="float" office:value="-0.141883427002">
                <text:p>-0.14188342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.66">
                <text:p>18.66</text:p>
              </table:table-cell>
              <table:table-cell office:value-type="float" office:value="-0.139851684309">
                <text:p>-0.13985168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.67">
                <text:p>18.67</text:p>
              </table:table-cell>
              <table:table-cell office:value-type="float" office:value="-0.137810217016">
                <text:p>-0.137810217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.68">
                <text:p>18.68</text:p>
              </table:table-cell>
              <table:table-cell office:value-type="float" office:value="-0.135759015391">
                <text:p>-0.13575901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.69">
                <text:p>18.69</text:p>
              </table:table-cell>
              <table:table-cell office:value-type="float" office:value="-0.133698069751">
                <text:p>-0.1336980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.7">
                <text:p>18.7</text:p>
              </table:table-cell>
              <table:table-cell office:value-type="float" office:value="-0.131627370466">
                <text:p>-0.13162737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.71">
                <text:p>18.71</text:p>
              </table:table-cell>
              <table:table-cell office:value-type="float" office:value="-0.129546907952">
                <text:p>-0.129546907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.72">
                <text:p>18.72</text:p>
              </table:table-cell>
              <table:table-cell office:value-type="float" office:value="-0.127456672677">
                <text:p>-0.12745667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.73">
                <text:p>18.73</text:p>
              </table:table-cell>
              <table:table-cell office:value-type="float" office:value="-0.125356655159">
                <text:p>-0.12535665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.74">
                <text:p>18.74</text:p>
              </table:table-cell>
              <table:table-cell office:value-type="float" office:value="-0.123246845965">
                <text:p>-0.12324684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.75">
                <text:p>18.75</text:p>
              </table:table-cell>
              <table:table-cell office:value-type="float" office:value="-0.121127235716">
                <text:p>-0.12112723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.76">
                <text:p>18.76</text:p>
              </table:table-cell>
              <table:table-cell office:value-type="float" office:value="-0.118997815081">
                <text:p>-0.11899781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.77">
                <text:p>18.77</text:p>
              </table:table-cell>
              <table:table-cell office:value-type="float" office:value="-0.116858574784">
                <text:p>-0.11685857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.78">
                <text:p>18.78</text:p>
              </table:table-cell>
              <table:table-cell office:value-type="float" office:value="-0.114709505597">
                <text:p>-0.11470950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.79">
                <text:p>18.79</text:p>
              </table:table-cell>
              <table:table-cell office:value-type="float" office:value="-0.112550598346">
                <text:p>-0.11255059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.8">
                <text:p>18.8</text:p>
              </table:table-cell>
              <table:table-cell office:value-type="float" office:value="-0.110381843909">
                <text:p>-0.1103818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.81">
                <text:p>18.81</text:p>
              </table:table-cell>
              <table:table-cell office:value-type="float" office:value="-0.108203233216">
                <text:p>-0.10820323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.82">
                <text:p>18.82</text:p>
              </table:table-cell>
              <table:table-cell office:value-type="float" office:value="-0.106014757251">
                <text:p>-0.10601475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.83">
                <text:p>18.83</text:p>
              </table:table-cell>
              <table:table-cell office:value-type="float" office:value="-0.10381640705">
                <text:p>-0.1038164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.84">
                <text:p>18.84</text:p>
              </table:table-cell>
              <table:table-cell office:value-type="float" office:value="-0.101608173703">
                <text:p>-0.101608173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.85">
                <text:p>18.85</text:p>
              </table:table-cell>
              <table:table-cell office:value-type="float" office:value="-0.0993900483527">
                <text:p>-0.099390048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.86">
                <text:p>18.86</text:p>
              </table:table-cell>
              <table:table-cell office:value-type="float" office:value="-0.0971620221968">
                <text:p>-0.097162022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.87">
                <text:p>18.87</text:p>
              </table:table-cell>
              <table:table-cell office:value-type="float" office:value="-0.0949240864868">
                <text:p>-0.0949240864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.88">
                <text:p>18.88</text:p>
              </table:table-cell>
              <table:table-cell office:value-type="float" office:value="-0.0926762325288">
                <text:p>-0.092676232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.89">
                <text:p>18.89</text:p>
              </table:table-cell>
              <table:table-cell office:value-type="float" office:value="-0.0904184516834">
                <text:p>-0.0904184516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.9">
                <text:p>18.9</text:p>
              </table:table-cell>
              <table:table-cell office:value-type="float" office:value="-0.0881507353668">
                <text:p>-0.088150735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.91">
                <text:p>18.91</text:p>
              </table:table-cell>
              <table:table-cell office:value-type="float" office:value="-0.08587307505">
                <text:p>-0.0858730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.92">
                <text:p>18.92</text:p>
              </table:table-cell>
              <table:table-cell office:value-type="float" office:value="-0.0835854622599">
                <text:p>-0.083585462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.93">
                <text:p>18.93</text:p>
              </table:table-cell>
              <table:table-cell office:value-type="float" office:value="-0.0812878885794">
                <text:p>-0.0812878885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.94">
                <text:p>18.94</text:p>
              </table:table-cell>
              <table:table-cell office:value-type="float" office:value="-0.0789803456475">
                <text:p>-0.078980345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.95">
                <text:p>18.95</text:p>
              </table:table-cell>
              <table:table-cell office:value-type="float" office:value="-0.0766628251597">
                <text:p>-0.07666282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.96">
                <text:p>18.96</text:p>
              </table:table-cell>
              <table:table-cell office:value-type="float" office:value="-0.0743353188683">
                <text:p>-0.074335318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.97">
                <text:p>18.97</text:p>
              </table:table-cell>
              <table:table-cell office:value-type="float" office:value="-0.0719978185827">
                <text:p>-0.071997818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.98">
                <text:p>18.98</text:p>
              </table:table-cell>
              <table:table-cell office:value-type="float" office:value="-0.0696503161697">
                <text:p>-0.069650316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.99">
                <text:p>18.99</text:p>
              </table:table-cell>
              <table:table-cell office:value-type="float" office:value="-0.0672928035538">
                <text:p>-0.067292803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9">
                <text:p>19</text:p>
              </table:table-cell>
              <table:table-cell office:value-type="float" office:value="-0.0649252727173">
                <text:p>-0.064925272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9.01">
                <text:p>19.01</text:p>
              </table:table-cell>
              <table:table-cell office:value-type="float" office:value="-0.0625477157009">
                <text:p>-0.0625477157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9.02">
                <text:p>19.02</text:p>
              </table:table-cell>
              <table:table-cell office:value-type="float" office:value="-0.0601601246037">
                <text:p>-0.060160124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9.03">
                <text:p>19.03</text:p>
              </table:table-cell>
              <table:table-cell office:value-type="float" office:value="-0.0577624915838">
                <text:p>-0.0577624915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9.04">
                <text:p>19.04</text:p>
              </table:table-cell>
              <table:table-cell office:value-type="float" office:value="-0.0553548088583">
                <text:p>-0.055354808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9.05">
                <text:p>19.05</text:p>
              </table:table-cell>
              <table:table-cell office:value-type="float" office:value="-0.0529370687039">
                <text:p>-0.0529370687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9.06">
                <text:p>19.06</text:p>
              </table:table-cell>
              <table:table-cell office:value-type="float" office:value="-0.0505092634568">
                <text:p>-0.050509263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9.07">
                <text:p>19.07</text:p>
              </table:table-cell>
              <table:table-cell office:value-type="float" office:value="-0.0480713855134">
                <text:p>-0.0480713855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9.08">
                <text:p>19.08</text:p>
              </table:table-cell>
              <table:table-cell office:value-type="float" office:value="-0.0456234273303">
                <text:p>-0.045623427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.09">
                <text:p>19.09</text:p>
              </table:table-cell>
              <table:table-cell office:value-type="float" office:value="-0.0431653814248">
                <text:p>-0.043165381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.1">
                <text:p>19.1</text:p>
              </table:table-cell>
              <table:table-cell office:value-type="float" office:value="-0.0406972403752">
                <text:p>-0.0406972403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.11">
                <text:p>19.11</text:p>
              </table:table-cell>
              <table:table-cell office:value-type="float" office:value="-0.0382189968209">
                <text:p>-0.038218996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.12">
                <text:p>19.12</text:p>
              </table:table-cell>
              <table:table-cell office:value-type="float" office:value="-0.0357306434627">
                <text:p>-0.035730643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.13">
                <text:p>19.13</text:p>
              </table:table-cell>
              <table:table-cell office:value-type="float" office:value="-0.0332321730636">
                <text:p>-0.033232173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.14">
                <text:p>19.14</text:p>
              </table:table-cell>
              <table:table-cell office:value-type="float" office:value="-0.0307235784485">
                <text:p>-0.030723578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.15">
                <text:p>19.15</text:p>
              </table:table-cell>
              <table:table-cell office:value-type="float" office:value="-0.0282048525046">
                <text:p>-0.028204852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.16">
                <text:p>19.16</text:p>
              </table:table-cell>
              <table:table-cell office:value-type="float" office:value="-0.0256759881822">
                <text:p>-0.025675988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.17">
                <text:p>19.17</text:p>
              </table:table-cell>
              <table:table-cell office:value-type="float" office:value="-0.0231369784943">
                <text:p>-0.023136978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.18">
                <text:p>19.18</text:p>
              </table:table-cell>
              <table:table-cell office:value-type="float" office:value="-0.0205878165175">
                <text:p>-0.020587816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.19">
                <text:p>19.19</text:p>
              </table:table-cell>
              <table:table-cell office:value-type="float" office:value="-0.0180284953919">
                <text:p>-0.018028495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.2">
                <text:p>19.2</text:p>
              </table:table-cell>
              <table:table-cell office:value-type="float" office:value="-0.0154590083217">
                <text:p>-0.0154590083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.21">
                <text:p>19.21</text:p>
              </table:table-cell>
              <table:table-cell office:value-type="float" office:value="-0.0128793485753">
                <text:p>-0.012879348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.22">
                <text:p>19.22</text:p>
              </table:table-cell>
              <table:table-cell office:value-type="float" office:value="-0.0102895094857">
                <text:p>-0.010289509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.23">
                <text:p>19.23</text:p>
              </table:table-cell>
              <table:table-cell office:value-type="float" office:value="-0.00768948445094">
                <text:p>-0.0076894844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.24">
                <text:p>19.24</text:p>
              </table:table-cell>
              <table:table-cell office:value-type="float" office:value="-0.00507926693403">
                <text:p>-0.0050792669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.25">
                <text:p>19.25</text:p>
              </table:table-cell>
              <table:table-cell office:value-type="float" office:value="-0.00245885046368">
                <text:p>-0.0024588504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.26">
                <text:p>19.26</text:p>
              </table:table-cell>
              <table:table-cell office:value-type="float" office:value="0.000171771365611">
                <text:p>0.00017177136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.27">
                <text:p>19.27</text:p>
              </table:table-cell>
              <table:table-cell office:value-type="float" office:value="0.00281260489317">
                <text:p>0.00281260489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.28">
                <text:p>19.28</text:p>
              </table:table-cell>
              <table:table-cell office:value-type="float" office:value="0.00546365639186">
                <text:p>0.0054636563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.29">
                <text:p>19.29</text:p>
              </table:table-cell>
              <table:table-cell office:value-type="float" office:value="0.00812493206776">
                <text:p>0.0081249320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.3">
                <text:p>19.3</text:p>
              </table:table-cell>
              <table:table-cell office:value-type="float" office:value="0.0107964380598">
                <text:p>0.010796438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.31">
                <text:p>19.31</text:p>
              </table:table-cell>
              <table:table-cell office:value-type="float" office:value="0.0134781804397">
                <text:p>0.013478180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.32">
                <text:p>19.32</text:p>
              </table:table-cell>
              <table:table-cell office:value-type="float" office:value="0.016170165211">
                <text:p>0.01617016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.33">
                <text:p>19.33</text:p>
              </table:table-cell>
              <table:table-cell office:value-type="float" office:value="0.0188723983096">
                <text:p>0.0188723983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.34">
                <text:p>19.34</text:p>
              </table:table-cell>
              <table:table-cell office:value-type="float" office:value="0.0215848856029">
                <text:p>0.0215848856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.35">
                <text:p>19.35</text:p>
              </table:table-cell>
              <table:table-cell office:value-type="float" office:value="0.0243076328895">
                <text:p>0.024307632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.36">
                <text:p>19.36</text:p>
              </table:table-cell>
              <table:table-cell office:value-type="float" office:value="0.027040645899">
                <text:p>0.02704064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.37">
                <text:p>19.37</text:p>
              </table:table-cell>
              <table:table-cell office:value-type="float" office:value="0.0297839302917">
                <text:p>0.029783930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.38">
                <text:p>19.38</text:p>
              </table:table-cell>
              <table:table-cell office:value-type="float" office:value="0.0325374916583">
                <text:p>0.032537491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.39">
                <text:p>19.39</text:p>
              </table:table-cell>
              <table:table-cell office:value-type="float" office:value="0.0353013355194">
                <text:p>0.035301335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.4">
                <text:p>19.4</text:p>
              </table:table-cell>
              <table:table-cell office:value-type="float" office:value="0.0380754673252">
                <text:p>0.038075467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.41">
                <text:p>19.41</text:p>
              </table:table-cell>
              <table:table-cell office:value-type="float" office:value="0.0408598924554">
                <text:p>0.0408598924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.42">
                <text:p>19.42</text:p>
              </table:table-cell>
              <table:table-cell office:value-type="float" office:value="0.0436546162186">
                <text:p>0.043654616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.43">
                <text:p>19.43</text:p>
              </table:table-cell>
              <table:table-cell office:value-type="float" office:value="0.0464596438523">
                <text:p>0.0464596438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.44">
                <text:p>19.44</text:p>
              </table:table-cell>
              <table:table-cell office:value-type="float" office:value="0.0492749805221">
                <text:p>0.049274980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.45">
                <text:p>19.45</text:p>
              </table:table-cell>
              <table:table-cell office:value-type="float" office:value="0.0521006313219">
                <text:p>0.052100631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.46">
                <text:p>19.46</text:p>
              </table:table-cell>
              <table:table-cell office:value-type="float" office:value="0.054936601273">
                <text:p>0.05493660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.47">
                <text:p>19.47</text:p>
              </table:table-cell>
              <table:table-cell office:value-type="float" office:value="0.0577828953244">
                <text:p>0.057782895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.48">
                <text:p>19.48</text:p>
              </table:table-cell>
              <table:table-cell office:value-type="float" office:value="0.0606395183519">
                <text:p>0.060639518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.49">
                <text:p>19.49</text:p>
              </table:table-cell>
              <table:table-cell office:value-type="float" office:value="0.0635064751581">
                <text:p>0.063506475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.5">
                <text:p>19.5</text:p>
              </table:table-cell>
              <table:table-cell office:value-type="float" office:value="0.066383770472">
                <text:p>0.066383770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.51">
                <text:p>19.51</text:p>
              </table:table-cell>
              <table:table-cell office:value-type="float" office:value="0.0692714089486">
                <text:p>0.069271408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.52">
                <text:p>19.52</text:p>
              </table:table-cell>
              <table:table-cell office:value-type="float" office:value="0.0721693951686">
                <text:p>0.072169395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.53">
                <text:p>19.53</text:p>
              </table:table-cell>
              <table:table-cell office:value-type="float" office:value="0.0750777336379">
                <text:p>0.075077733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.54">
                <text:p>19.54</text:p>
              </table:table-cell>
              <table:table-cell office:value-type="float" office:value="0.0779964287879">
                <text:p>0.07799642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.55">
                <text:p>19.55</text:p>
              </table:table-cell>
              <table:table-cell office:value-type="float" office:value="0.0809254849741">
                <text:p>0.080925484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.56">
                <text:p>19.56</text:p>
              </table:table-cell>
              <table:table-cell office:value-type="float" office:value="0.0838649064768">
                <text:p>0.083864906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.57">
                <text:p>19.57</text:p>
              </table:table-cell>
              <table:table-cell office:value-type="float" office:value="0.0868146975">
                <text:p>0.08681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.58">
                <text:p>19.58</text:p>
              </table:table-cell>
              <table:table-cell office:value-type="float" office:value="0.0897748621717">
                <text:p>0.089774862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.59">
                <text:p>19.59</text:p>
              </table:table-cell>
              <table:table-cell office:value-type="float" office:value="0.0927454045428">
                <text:p>0.0927454045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.6">
                <text:p>19.6</text:p>
              </table:table-cell>
              <table:table-cell office:value-type="float" office:value="0.0957263285875">
                <text:p>0.09572632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.61">
                <text:p>19.61</text:p>
              </table:table-cell>
              <table:table-cell office:value-type="float" office:value="0.0987176382026">
                <text:p>0.098717638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.62">
                <text:p>19.62</text:p>
              </table:table-cell>
              <table:table-cell office:value-type="float" office:value="0.101719337207">
                <text:p>0.10171933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.63">
                <text:p>19.63</text:p>
              </table:table-cell>
              <table:table-cell office:value-type="float" office:value="0.104731429342">
                <text:p>0.10473142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.64">
                <text:p>19.64</text:p>
              </table:table-cell>
              <table:table-cell office:value-type="float" office:value="0.107753918269">
                <text:p>0.10775391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.65">
                <text:p>19.65</text:p>
              </table:table-cell>
              <table:table-cell office:value-type="float" office:value="0.110786807574">
                <text:p>0.11078680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.66">
                <text:p>19.66</text:p>
              </table:table-cell>
              <table:table-cell office:value-type="float" office:value="0.11383010076">
                <text:p>0.1138301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.67">
                <text:p>19.67</text:p>
              </table:table-cell>
              <table:table-cell office:value-type="float" office:value="0.116883801252">
                <text:p>0.11688380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.68">
                <text:p>19.68</text:p>
              </table:table-cell>
              <table:table-cell office:value-type="float" office:value="0.119947912397">
                <text:p>0.11994791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.69">
                <text:p>19.69</text:p>
              </table:table-cell>
              <table:table-cell office:value-type="float" office:value="0.123022437459">
                <text:p>0.12302243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.7">
                <text:p>19.7</text:p>
              </table:table-cell>
              <table:table-cell office:value-type="float" office:value="0.126107379623">
                <text:p>0.12610737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.71">
                <text:p>19.71</text:p>
              </table:table-cell>
              <table:table-cell office:value-type="float" office:value="0.129202741994">
                <text:p>0.12920274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.72">
                <text:p>19.72</text:p>
              </table:table-cell>
              <table:table-cell office:value-type="float" office:value="0.132308527594">
                <text:p>0.13230852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.73">
                <text:p>19.73</text:p>
              </table:table-cell>
              <table:table-cell office:value-type="float" office:value="0.135424739364">
                <text:p>0.13542473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.74">
                <text:p>19.74</text:p>
              </table:table-cell>
              <table:table-cell office:value-type="float" office:value="0.138551380163">
                <text:p>0.13855138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.75">
                <text:p>19.75</text:p>
              </table:table-cell>
              <table:table-cell office:value-type="float" office:value="0.141688452769">
                <text:p>0.14168845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.76">
                <text:p>19.76</text:p>
              </table:table-cell>
              <table:table-cell office:value-type="float" office:value="0.144835959875">
                <text:p>0.14483595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.77">
                <text:p>19.77</text:p>
              </table:table-cell>
              <table:table-cell office:value-type="float" office:value="0.147993904094">
                <text:p>0.14799390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.78">
                <text:p>19.78</text:p>
              </table:table-cell>
              <table:table-cell office:value-type="float" office:value="0.151162287953">
                <text:p>0.15116228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.79">
                <text:p>19.79</text:p>
              </table:table-cell>
              <table:table-cell office:value-type="float" office:value="0.154341113895">
                <text:p>0.15434111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.8">
                <text:p>19.8</text:p>
              </table:table-cell>
              <table:table-cell office:value-type="float" office:value="0.157530384283">
                <text:p>0.15753038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.81">
                <text:p>19.81</text:p>
              </table:table-cell>
              <table:table-cell office:value-type="float" office:value="0.160730101391">
                <text:p>0.16073010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.82">
                <text:p>19.82</text:p>
              </table:table-cell>
              <table:table-cell office:value-type="float" office:value="0.163940267409">
                <text:p>0.163940267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.83">
                <text:p>19.83</text:p>
              </table:table-cell>
              <table:table-cell office:value-type="float" office:value="0.167160884445">
                <text:p>0.16716088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.84">
                <text:p>19.84</text:p>
              </table:table-cell>
              <table:table-cell office:value-type="float" office:value="0.170391954518">
                <text:p>0.17039195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.85">
                <text:p>19.85</text:p>
              </table:table-cell>
              <table:table-cell office:value-type="float" office:value="0.173633479563">
                <text:p>0.17363347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.86">
                <text:p>19.86</text:p>
              </table:table-cell>
              <table:table-cell office:value-type="float" office:value="0.176885461427">
                <text:p>0.17688546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.87">
                <text:p>19.87</text:p>
              </table:table-cell>
              <table:table-cell office:value-type="float" office:value="0.180147901872">
                <text:p>0.18014790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.88">
                <text:p>19.88</text:p>
              </table:table-cell>
              <table:table-cell office:value-type="float" office:value="0.183420802573">
                <text:p>0.18342080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.89">
                <text:p>19.89</text:p>
              </table:table-cell>
              <table:table-cell office:value-type="float" office:value="0.186704165116">
                <text:p>0.18670416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.9">
                <text:p>19.9</text:p>
              </table:table-cell>
              <table:table-cell office:value-type="float" office:value="0.189997991001">
                <text:p>0.18999799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.91">
                <text:p>19.91</text:p>
              </table:table-cell>
              <table:table-cell office:value-type="float" office:value="0.193302281638">
                <text:p>0.19330228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.92">
                <text:p>19.92</text:p>
              </table:table-cell>
              <table:table-cell office:value-type="float" office:value="0.196617038352">
                <text:p>0.19661703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.93">
                <text:p>19.93</text:p>
              </table:table-cell>
              <table:table-cell office:value-type="float" office:value="0.199942262374">
                <text:p>0.19994226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.94">
                <text:p>19.94</text:p>
              </table:table-cell>
              <table:table-cell office:value-type="float" office:value="0.203277954851">
                <text:p>0.20327795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.95">
                <text:p>19.95</text:p>
              </table:table-cell>
              <table:table-cell office:value-type="float" office:value="0.206624116836">
                <text:p>0.20662411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.96">
                <text:p>19.96</text:p>
              </table:table-cell>
              <table:table-cell office:value-type="float" office:value="0.209980749296">
                <text:p>0.209980749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.97">
                <text:p>19.97</text:p>
              </table:table-cell>
              <table:table-cell office:value-type="float" office:value="0.213347853104">
                <text:p>0.21334785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.98">
                <text:p>19.98</text:p>
              </table:table-cell>
              <table:table-cell office:value-type="float" office:value="0.216725429044">
                <text:p>0.21672542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.99">
                <text:p>19.99</text:p>
              </table:table-cell>
              <table:table-cell office:value-type="float" office:value="0.220113477809">
                <text:p>0.22011347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0">
                <text:p>20</text:p>
              </table:table-cell>
              <table:table-cell office:value-type="float" office:value="0.223512">
                <text:p>0.22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0.01">
                <text:p>20.01</text:p>
              </table:table-cell>
              <table:table-cell office:value-type="float" office:value="0.226920996127">
                <text:p>0.22692099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0.02">
                <text:p>20.02</text:p>
              </table:table-cell>
              <table:table-cell office:value-type="float" office:value="0.230340466606">
                <text:p>0.23034046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0.03">
                <text:p>20.03</text:p>
              </table:table-cell>
              <table:table-cell office:value-type="float" office:value="0.233770411761">
                <text:p>0.23377041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0.04">
                <text:p>20.04</text:p>
              </table:table-cell>
              <table:table-cell office:value-type="float" office:value="0.237210831825">
                <text:p>0.23721083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0.05">
                <text:p>20.05</text:p>
              </table:table-cell>
              <table:table-cell office:value-type="float" office:value="0.240661726935">
                <text:p>0.24066172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0.06">
                <text:p>20.06</text:p>
              </table:table-cell>
              <table:table-cell office:value-type="float" office:value="0.244123097135">
                <text:p>0.24412309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0.07">
                <text:p>20.07</text:p>
              </table:table-cell>
              <table:table-cell office:value-type="float" office:value="0.247594942375">
                <text:p>0.24759494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0.08">
                <text:p>20.08</text:p>
              </table:table-cell>
              <table:table-cell office:value-type="float" office:value="0.251077262509">
                <text:p>0.25107726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.09">
                <text:p>20.09</text:p>
              </table:table-cell>
              <table:table-cell office:value-type="float" office:value="0.254570057299">
                <text:p>0.25457005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.1">
                <text:p>20.1</text:p>
              </table:table-cell>
              <table:table-cell office:value-type="float" office:value="0.258073326409">
                <text:p>0.258073326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.11">
                <text:p>20.11</text:p>
              </table:table-cell>
              <table:table-cell office:value-type="float" office:value="0.261587069409">
                <text:p>0.26158706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.12">
                <text:p>20.12</text:p>
              </table:table-cell>
              <table:table-cell office:value-type="float" office:value="0.265111285771">
                <text:p>0.26511128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.13">
                <text:p>20.13</text:p>
              </table:table-cell>
              <table:table-cell office:value-type="float" office:value="0.268645974871">
                <text:p>0.26864597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.14">
                <text:p>20.14</text:p>
              </table:table-cell>
              <table:table-cell office:value-type="float" office:value="0.27219113599">
                <text:p>0.2721911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.15">
                <text:p>20.15</text:p>
              </table:table-cell>
              <table:table-cell office:value-type="float" office:value="0.275746768309">
                <text:p>0.27574676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.16">
                <text:p>20.16</text:p>
              </table:table-cell>
              <table:table-cell office:value-type="float" office:value="0.279312870913">
                <text:p>0.27931287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.17">
                <text:p>20.17</text:p>
              </table:table-cell>
              <table:table-cell office:value-type="float" office:value="0.282889442788">
                <text:p>0.28288944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.18">
                <text:p>20.18</text:p>
              </table:table-cell>
              <table:table-cell office:value-type="float" office:value="0.286476482821">
                <text:p>0.28647648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.19">
                <text:p>20.19</text:p>
              </table:table-cell>
              <table:table-cell office:value-type="float" office:value="0.290073989801">
                <text:p>0.290073989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.2">
                <text:p>20.2</text:p>
              </table:table-cell>
              <table:table-cell office:value-type="float" office:value="0.293681962419">
                <text:p>0.29368196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.21">
                <text:p>20.21</text:p>
              </table:table-cell>
              <table:table-cell office:value-type="float" office:value="0.297300399263">
                <text:p>0.29730039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.22">
                <text:p>20.22</text:p>
              </table:table-cell>
              <table:table-cell office:value-type="float" office:value="0.300929298823">
                <text:p>0.30092929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.23">
                <text:p>20.23</text:p>
              </table:table-cell>
              <table:table-cell office:value-type="float" office:value="0.304568659488">
                <text:p>0.30456865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.24">
                <text:p>20.24</text:p>
              </table:table-cell>
              <table:table-cell office:value-type="float" office:value="0.308218479546">
                <text:p>0.308218479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.25">
                <text:p>20.25</text:p>
              </table:table-cell>
              <table:table-cell office:value-type="float" office:value="0.311878757184">
                <text:p>0.31187875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.26">
                <text:p>20.26</text:p>
              </table:table-cell>
              <table:table-cell office:value-type="float" office:value="0.315549490487">
                <text:p>0.31554949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.27">
                <text:p>20.27</text:p>
              </table:table-cell>
              <table:table-cell office:value-type="float" office:value="0.319230677437">
                <text:p>0.31923067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.28">
                <text:p>20.28</text:p>
              </table:table-cell>
              <table:table-cell office:value-type="float" office:value="0.322922315915">
                <text:p>0.32292231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.29">
                <text:p>20.29</text:p>
              </table:table-cell>
              <table:table-cell office:value-type="float" office:value="0.326624403698">
                <text:p>0.326624403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.3">
                <text:p>20.3</text:p>
              </table:table-cell>
              <table:table-cell office:value-type="float" office:value="0.33033693846">
                <text:p>0.3303369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.31">
                <text:p>20.31</text:p>
              </table:table-cell>
              <table:table-cell office:value-type="float" office:value="0.334059917771">
                <text:p>0.33405991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.32">
                <text:p>20.32</text:p>
              </table:table-cell>
              <table:table-cell office:value-type="float" office:value="0.337793339096">
                <text:p>0.33779333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.33">
                <text:p>20.33</text:p>
              </table:table-cell>
              <table:table-cell office:value-type="float" office:value="0.341537199796">
                <text:p>0.34153719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.34">
                <text:p>20.34</text:p>
              </table:table-cell>
              <table:table-cell office:value-type="float" office:value="0.345291497129">
                <text:p>0.3452914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.35">
                <text:p>20.35</text:p>
              </table:table-cell>
              <table:table-cell office:value-type="float" office:value="0.349056228244">
                <text:p>0.34905622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.36">
                <text:p>20.36</text:p>
              </table:table-cell>
              <table:table-cell office:value-type="float" office:value="0.352831390186">
                <text:p>0.35283139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.37">
                <text:p>20.37</text:p>
              </table:table-cell>
              <table:table-cell office:value-type="float" office:value="0.356616979894">
                <text:p>0.35661697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.38">
                <text:p>20.38</text:p>
              </table:table-cell>
              <table:table-cell office:value-type="float" office:value="0.360412994199">
                <text:p>0.36041299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.39">
                <text:p>20.39</text:p>
              </table:table-cell>
              <table:table-cell office:value-type="float" office:value="0.364219429825">
                <text:p>0.36421942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.4">
                <text:p>20.4</text:p>
              </table:table-cell>
              <table:table-cell office:value-type="float" office:value="0.368036283391">
                <text:p>0.36803628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.41">
                <text:p>20.41</text:p>
              </table:table-cell>
              <table:table-cell office:value-type="float" office:value="0.371863551404">
                <text:p>0.37186355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.42">
                <text:p>20.42</text:p>
              </table:table-cell>
              <table:table-cell office:value-type="float" office:value="0.375701230266">
                <text:p>0.37570123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.43">
                <text:p>20.43</text:p>
              </table:table-cell>
              <table:table-cell office:value-type="float" office:value="0.379549316268">
                <text:p>0.37954931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.44">
                <text:p>20.44</text:p>
              </table:table-cell>
              <table:table-cell office:value-type="float" office:value="0.383407805593">
                <text:p>0.38340780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.45">
                <text:p>20.45</text:p>
              </table:table-cell>
              <table:table-cell office:value-type="float" office:value="0.387276694313">
                <text:p>0.38727669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.46">
                <text:p>20.46</text:p>
              </table:table-cell>
              <table:table-cell office:value-type="float" office:value="0.391155978392">
                <text:p>0.39115597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.47">
                <text:p>20.47</text:p>
              </table:table-cell>
              <table:table-cell office:value-type="float" office:value="0.395045653681">
                <text:p>0.39504565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.48">
                <text:p>20.48</text:p>
              </table:table-cell>
              <table:table-cell office:value-type="float" office:value="0.398945715922">
                <text:p>0.39894571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.49">
                <text:p>20.49</text:p>
              </table:table-cell>
              <table:table-cell office:value-type="float" office:value="0.402856160744">
                <text:p>0.40285616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.5">
                <text:p>20.5</text:p>
              </table:table-cell>
              <table:table-cell office:value-type="float" office:value="0.406776983666">
                <text:p>0.40677698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.51">
                <text:p>20.51</text:p>
              </table:table-cell>
              <table:table-cell office:value-type="float" office:value="0.410708180092">
                <text:p>0.41070818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.52">
                <text:p>20.52</text:p>
              </table:table-cell>
              <table:table-cell office:value-type="float" office:value="0.414649745317">
                <text:p>0.41464974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.53">
                <text:p>20.53</text:p>
              </table:table-cell>
              <table:table-cell office:value-type="float" office:value="0.41860167452">
                <text:p>0.4186016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.54">
                <text:p>20.54</text:p>
              </table:table-cell>
              <table:table-cell office:value-type="float" office:value="0.422563962768">
                <text:p>0.42256396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.55">
                <text:p>20.55</text:p>
              </table:table-cell>
              <table:table-cell office:value-type="float" office:value="0.426536605011">
                <text:p>0.42653660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.56">
                <text:p>20.56</text:p>
              </table:table-cell>
              <table:table-cell office:value-type="float" office:value="0.43051959609">
                <text:p>0.4305195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57">
                <text:p>20.57</text:p>
              </table:table-cell>
              <table:table-cell office:value-type="float" office:value="0.434512930725">
                <text:p>0.43451293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.58">
                <text:p>20.58</text:p>
              </table:table-cell>
              <table:table-cell office:value-type="float" office:value="0.438516603526">
                <text:p>0.43851660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.59">
                <text:p>20.59</text:p>
              </table:table-cell>
              <table:table-cell office:value-type="float" office:value="0.442530608983">
                <text:p>0.44253060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.6">
                <text:p>20.6</text:p>
              </table:table-cell>
              <table:table-cell office:value-type="float" office:value="0.446554941473">
                <text:p>0.44655494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.61">
                <text:p>20.61</text:p>
              </table:table-cell>
              <table:table-cell office:value-type="float" office:value="0.450589595255">
                <text:p>0.45058959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.62">
                <text:p>20.62</text:p>
              </table:table-cell>
              <table:table-cell office:value-type="float" office:value="0.45463456447">
                <text:p>0.4546345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.63">
                <text:p>20.63</text:p>
              </table:table-cell>
              <table:table-cell office:value-type="float" office:value="0.458689843142">
                <text:p>0.45868984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.64">
                <text:p>20.64</text:p>
              </table:table-cell>
              <table:table-cell office:value-type="float" office:value="0.462755425179">
                <text:p>0.46275542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.65">
                <text:p>20.65</text:p>
              </table:table-cell>
              <table:table-cell office:value-type="float" office:value="0.466831304368">
                <text:p>0.46683130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.66">
                <text:p>20.66</text:p>
              </table:table-cell>
              <table:table-cell office:value-type="float" office:value="0.470917474378">
                <text:p>0.47091747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.67">
                <text:p>20.67</text:p>
              </table:table-cell>
              <table:table-cell office:value-type="float" office:value="0.475013928758">
                <text:p>0.47501392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.68">
                <text:p>20.68</text:p>
              </table:table-cell>
              <table:table-cell office:value-type="float" office:value="0.47912066094">
                <text:p>0.4791206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.69">
                <text:p>20.69</text:p>
              </table:table-cell>
              <table:table-cell office:value-type="float" office:value="0.483237664231">
                <text:p>0.48323766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.7">
                <text:p>20.7</text:p>
              </table:table-cell>
              <table:table-cell office:value-type="float" office:value="0.487364931822">
                <text:p>0.48736493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.71">
                <text:p>20.71</text:p>
              </table:table-cell>
              <table:table-cell office:value-type="float" office:value="0.49150245678">
                <text:p>0.4915024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.72">
                <text:p>20.72</text:p>
              </table:table-cell>
              <table:table-cell office:value-type="float" office:value="0.495650232051">
                <text:p>0.49565023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.73">
                <text:p>20.73</text:p>
              </table:table-cell>
              <table:table-cell office:value-type="float" office:value="0.49980825046">
                <text:p>0.4998082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.74">
                <text:p>20.74</text:p>
              </table:table-cell>
              <table:table-cell office:value-type="float" office:value="0.503976504708">
                <text:p>0.50397650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.75">
                <text:p>20.75</text:p>
              </table:table-cell>
              <table:table-cell office:value-type="float" office:value="0.508154987373">
                <text:p>0.50815498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.76">
                <text:p>20.76</text:p>
              </table:table-cell>
              <table:table-cell office:value-type="float" office:value="0.512343690912">
                <text:p>0.51234369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.77">
                <text:p>20.77</text:p>
              </table:table-cell>
              <table:table-cell office:value-type="float" office:value="0.516542607655">
                <text:p>0.51654260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.78">
                <text:p>20.78</text:p>
              </table:table-cell>
              <table:table-cell office:value-type="float" office:value="0.520751729809">
                <text:p>0.52075172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.79">
                <text:p>20.79</text:p>
              </table:table-cell>
              <table:table-cell office:value-type="float" office:value="0.524971049456">
                <text:p>0.52497104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.8">
                <text:p>20.8</text:p>
              </table:table-cell>
              <table:table-cell office:value-type="float" office:value="0.529200558553">
                <text:p>0.52920055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.81">
                <text:p>20.81</text:p>
              </table:table-cell>
              <table:table-cell office:value-type="float" office:value="0.533440248932">
                <text:p>0.53344024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.82">
                <text:p>20.82</text:p>
              </table:table-cell>
              <table:table-cell office:value-type="float" office:value="0.537690112297">
                <text:p>0.53769011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.83">
                <text:p>20.83</text:p>
              </table:table-cell>
              <table:table-cell office:value-type="float" office:value="0.541950140225">
                <text:p>0.54195014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.84">
                <text:p>20.84</text:p>
              </table:table-cell>
              <table:table-cell office:value-type="float" office:value="0.546220324169">
                <text:p>0.54622032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.85">
                <text:p>20.85</text:p>
              </table:table-cell>
              <table:table-cell office:value-type="float" office:value="0.550500655452">
                <text:p>0.550500655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.86">
                <text:p>20.86</text:p>
              </table:table-cell>
              <table:table-cell office:value-type="float" office:value="0.554791125268">
                <text:p>0.55479112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.87">
                <text:p>20.87</text:p>
              </table:table-cell>
              <table:table-cell office:value-type="float" office:value="0.559091724685">
                <text:p>0.55909172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.88">
                <text:p>20.88</text:p>
              </table:table-cell>
              <table:table-cell office:value-type="float" office:value="0.563402444639">
                <text:p>0.56340244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.89">
                <text:p>20.89</text:p>
              </table:table-cell>
              <table:table-cell office:value-type="float" office:value="0.56772327594">
                <text:p>0.5677232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.9">
                <text:p>20.9</text:p>
              </table:table-cell>
              <table:table-cell office:value-type="float" office:value="0.572054209266">
                <text:p>0.572054209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.91">
                <text:p>20.91</text:p>
              </table:table-cell>
              <table:table-cell office:value-type="float" office:value="0.576395235163">
                <text:p>0.57639523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.92">
                <text:p>20.92</text:p>
              </table:table-cell>
              <table:table-cell office:value-type="float" office:value="0.580746344048">
                <text:p>0.58074634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.93">
                <text:p>20.93</text:p>
              </table:table-cell>
              <table:table-cell office:value-type="float" office:value="0.585107526208">
                <text:p>0.58510752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.94">
                <text:p>20.94</text:p>
              </table:table-cell>
              <table:table-cell office:value-type="float" office:value="0.589478771794">
                <text:p>0.58947877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.95">
                <text:p>20.95</text:p>
              </table:table-cell>
              <table:table-cell office:value-type="float" office:value="0.593860070829">
                <text:p>0.59386007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.96">
                <text:p>20.96</text:p>
              </table:table-cell>
              <table:table-cell office:value-type="float" office:value="0.598251413199">
                <text:p>0.59825141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.97">
                <text:p>20.97</text:p>
              </table:table-cell>
              <table:table-cell office:value-type="float" office:value="0.60265278866">
                <text:p>0.6026527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.98">
                <text:p>20.98</text:p>
              </table:table-cell>
              <table:table-cell office:value-type="float" office:value="0.607064186833">
                <text:p>0.60706418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.99">
                <text:p>20.99</text:p>
              </table:table-cell>
              <table:table-cell office:value-type="float" office:value="0.611485597204">
                <text:p>0.61148559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1">
                <text:p>21</text:p>
              </table:table-cell>
              <table:table-cell office:value-type="float" office:value="0.615917009124">
                <text:p>0.615917009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1.01">
                <text:p>21.01</text:p>
              </table:table-cell>
              <table:table-cell office:value-type="float" office:value="0.620358411811">
                <text:p>0.62035841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1.02">
                <text:p>21.02</text:p>
              </table:table-cell>
              <table:table-cell office:value-type="float" office:value="0.624809794344">
                <text:p>0.62480979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1.03">
                <text:p>21.03</text:p>
              </table:table-cell>
              <table:table-cell office:value-type="float" office:value="0.629271145668">
                <text:p>0.62927114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1.04">
                <text:p>21.04</text:p>
              </table:table-cell>
              <table:table-cell office:value-type="float" office:value="0.63374245459">
                <text:p>0.63374245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1.05">
                <text:p>21.05</text:p>
              </table:table-cell>
              <table:table-cell office:value-type="float" office:value="0.63822370978">
                <text:p>0.6382237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1.06">
                <text:p>21.06</text:p>
              </table:table-cell>
              <table:table-cell office:value-type="float" office:value="0.642714899772">
                <text:p>0.642714899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1.07">
                <text:p>21.07</text:p>
              </table:table-cell>
              <table:table-cell office:value-type="float" office:value="0.647216012958">
                <text:p>0.64721601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1.08">
                <text:p>21.08</text:p>
              </table:table-cell>
              <table:table-cell office:value-type="float" office:value="0.651727037595">
                <text:p>0.65172703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1.09">
                <text:p>21.09</text:p>
              </table:table-cell>
              <table:table-cell office:value-type="float" office:value="0.656247961798">
                <text:p>0.65624796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.1">
                <text:p>21.1</text:p>
              </table:table-cell>
              <table:table-cell office:value-type="float" office:value="0.660778773544">
                <text:p>0.66077877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.11">
                <text:p>21.11</text:p>
              </table:table-cell>
              <table:table-cell office:value-type="float" office:value="0.665319460669">
                <text:p>0.66531946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.12">
                <text:p>21.12</text:p>
              </table:table-cell>
              <table:table-cell office:value-type="float" office:value="0.669870010869">
                <text:p>0.66987001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.13">
                <text:p>21.13</text:p>
              </table:table-cell>
              <table:table-cell office:value-type="float" office:value="0.674430411696">
                <text:p>0.67443041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.14">
                <text:p>21.14</text:p>
              </table:table-cell>
              <table:table-cell office:value-type="float" office:value="0.679000650564">
                <text:p>0.67900065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.15">
                <text:p>21.15</text:p>
              </table:table-cell>
              <table:table-cell office:value-type="float" office:value="0.683580714742">
                <text:p>0.68358071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.16">
                <text:p>21.16</text:p>
              </table:table-cell>
              <table:table-cell office:value-type="float" office:value="0.688170591358">
                <text:p>0.68817059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.17">
                <text:p>21.17</text:p>
              </table:table-cell>
              <table:table-cell office:value-type="float" office:value="0.692770267396">
                <text:p>0.69277026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.18">
                <text:p>21.18</text:p>
              </table:table-cell>
              <table:table-cell office:value-type="float" office:value="0.697379729696">
                <text:p>0.69737972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.19">
                <text:p>21.19</text:p>
              </table:table-cell>
              <table:table-cell office:value-type="float" office:value="0.701998964952">
                <text:p>0.701998964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.2">
                <text:p>21.2</text:p>
              </table:table-cell>
              <table:table-cell office:value-type="float" office:value="0.706627959718">
                <text:p>0.70662795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.21">
                <text:p>21.21</text:p>
              </table:table-cell>
              <table:table-cell office:value-type="float" office:value="0.711266700397">
                <text:p>0.71126670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.22">
                <text:p>21.22</text:p>
              </table:table-cell>
              <table:table-cell office:value-type="float" office:value="0.715915173251">
                <text:p>0.71591517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.23">
                <text:p>21.23</text:p>
              </table:table-cell>
              <table:table-cell office:value-type="float" office:value="0.720573364391">
                <text:p>0.72057336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.24">
                <text:p>21.24</text:p>
              </table:table-cell>
              <table:table-cell office:value-type="float" office:value="0.725241259786">
                <text:p>0.72524125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.25">
                <text:p>21.25</text:p>
              </table:table-cell>
              <table:table-cell office:value-type="float" office:value="0.729918845253">
                <text:p>0.72991884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.26">
                <text:p>21.26</text:p>
              </table:table-cell>
              <table:table-cell office:value-type="float" office:value="0.734606106465">
                <text:p>0.73460610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.27">
                <text:p>21.27</text:p>
              </table:table-cell>
              <table:table-cell office:value-type="float" office:value="0.739303028943">
                <text:p>0.73930302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.28">
                <text:p>21.28</text:p>
              </table:table-cell>
              <table:table-cell office:value-type="float" office:value="0.744009598062">
                <text:p>0.74400959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.29">
                <text:p>21.29</text:p>
              </table:table-cell>
              <table:table-cell office:value-type="float" office:value="0.748725799047">
                <text:p>0.74872579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.3">
                <text:p>21.3</text:p>
              </table:table-cell>
              <table:table-cell office:value-type="float" office:value="0.753451616971">
                <text:p>0.75345161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.31">
                <text:p>21.31</text:p>
              </table:table-cell>
              <table:table-cell office:value-type="float" office:value="0.758187036758">
                <text:p>0.75818703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.32">
                <text:p>21.32</text:p>
              </table:table-cell>
              <table:table-cell office:value-type="float" office:value="0.762932043181">
                <text:p>0.76293204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.33">
                <text:p>21.33</text:p>
              </table:table-cell>
              <table:table-cell office:value-type="float" office:value="0.767686620861">
                <text:p>0.76768662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.34">
                <text:p>21.34</text:p>
              </table:table-cell>
              <table:table-cell office:value-type="float" office:value="0.772450754268">
                <text:p>0.77245075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.35">
                <text:p>21.35</text:p>
              </table:table-cell>
              <table:table-cell office:value-type="float" office:value="0.777224427717">
                <text:p>0.77722442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.36">
                <text:p>21.36</text:p>
              </table:table-cell>
              <table:table-cell office:value-type="float" office:value="0.782007625372">
                <text:p>0.78200762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.37">
                <text:p>21.37</text:p>
              </table:table-cell>
              <table:table-cell office:value-type="float" office:value="0.786800331243">
                <text:p>0.78680033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.38">
                <text:p>21.38</text:p>
              </table:table-cell>
              <table:table-cell office:value-type="float" office:value="0.791602529184">
                <text:p>0.79160252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.39">
                <text:p>21.39</text:p>
              </table:table-cell>
              <table:table-cell office:value-type="float" office:value="0.796414202897">
                <text:p>0.79641420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.4">
                <text:p>21.4</text:p>
              </table:table-cell>
              <table:table-cell office:value-type="float" office:value="0.801235335926">
                <text:p>0.80123533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.41">
                <text:p>21.41</text:p>
              </table:table-cell>
              <table:table-cell office:value-type="float" office:value="0.806065911661">
                <text:p>0.80606591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.42">
                <text:p>21.42</text:p>
              </table:table-cell>
              <table:table-cell office:value-type="float" office:value="0.810905913335">
                <text:p>0.81090591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.43">
                <text:p>21.43</text:p>
              </table:table-cell>
              <table:table-cell office:value-type="float" office:value="0.815755324024">
                <text:p>0.81575532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.44">
                <text:p>21.44</text:p>
              </table:table-cell>
              <table:table-cell office:value-type="float" office:value="0.820614126647">
                <text:p>0.82061412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.45">
                <text:p>21.45</text:p>
              </table:table-cell>
              <table:table-cell office:value-type="float" office:value="0.825482303964">
                <text:p>0.82548230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.46">
                <text:p>21.46</text:p>
              </table:table-cell>
              <table:table-cell office:value-type="float" office:value="0.830359838577">
                <text:p>0.83035983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.47">
                <text:p>21.47</text:p>
              </table:table-cell>
              <table:table-cell office:value-type="float" office:value="0.835246712929">
                <text:p>0.83524671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.48">
                <text:p>21.48</text:p>
              </table:table-cell>
              <table:table-cell office:value-type="float" office:value="0.840142909304">
                <text:p>0.840142909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.49">
                <text:p>21.49</text:p>
              </table:table-cell>
              <table:table-cell office:value-type="float" office:value="0.845048409824">
                <text:p>0.84504840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.5">
                <text:p>21.5</text:p>
              </table:table-cell>
              <table:table-cell office:value-type="float" office:value="0.849963196453">
                <text:p>0.84996319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.51">
                <text:p>21.51</text:p>
              </table:table-cell>
              <table:table-cell office:value-type="float" office:value="0.854887250991">
                <text:p>0.85488725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.52">
                <text:p>21.52</text:p>
              </table:table-cell>
              <table:table-cell office:value-type="float" office:value="0.859820555077">
                <text:p>0.85982055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.53">
                <text:p>21.53</text:p>
              </table:table-cell>
              <table:table-cell office:value-type="float" office:value="0.864763090188">
                <text:p>0.86476309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.54">
                <text:p>21.54</text:p>
              </table:table-cell>
              <table:table-cell office:value-type="float" office:value="0.869714837639">
                <text:p>0.869714837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.55">
                <text:p>21.55</text:p>
              </table:table-cell>
              <table:table-cell office:value-type="float" office:value="0.87467577858">
                <text:p>0.8746757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.56">
                <text:p>21.56</text:p>
              </table:table-cell>
              <table:table-cell office:value-type="float" office:value="0.879645893996">
                <text:p>0.87964589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.57">
                <text:p>21.57</text:p>
              </table:table-cell>
              <table:table-cell office:value-type="float" office:value="0.884625164711">
                <text:p>0.88462516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.58">
                <text:p>21.58</text:p>
              </table:table-cell>
              <table:table-cell office:value-type="float" office:value="0.889613571379">
                <text:p>0.88961357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.59">
                <text:p>21.59</text:p>
              </table:table-cell>
              <table:table-cell office:value-type="float" office:value="0.894611094494">
                <text:p>0.89461109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.6">
                <text:p>21.6</text:p>
              </table:table-cell>
              <table:table-cell office:value-type="float" office:value="0.899617714378">
                <text:p>0.89961771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.61">
                <text:p>21.61</text:p>
              </table:table-cell>
              <table:table-cell office:value-type="float" office:value="0.904633411189">
                <text:p>0.90463341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.62">
                <text:p>21.62</text:p>
              </table:table-cell>
              <table:table-cell office:value-type="float" office:value="0.909658164919">
                <text:p>0.90965816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.63">
                <text:p>21.63</text:p>
              </table:table-cell>
              <table:table-cell office:value-type="float" office:value="0.914691955389">
                <text:p>0.91469195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.64">
                <text:p>21.64</text:p>
              </table:table-cell>
              <table:table-cell office:value-type="float" office:value="0.919734762253">
                <text:p>0.91973476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.65">
                <text:p>21.65</text:p>
              </table:table-cell>
              <table:table-cell office:value-type="float" office:value="0.924786564995">
                <text:p>0.92478656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.66">
                <text:p>21.66</text:p>
              </table:table-cell>
              <table:table-cell office:value-type="float" office:value="0.929847342931">
                <text:p>0.92984734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.67">
                <text:p>21.67</text:p>
              </table:table-cell>
              <table:table-cell office:value-type="float" office:value="0.934917075206">
                <text:p>0.93491707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.68">
                <text:p>21.68</text:p>
              </table:table-cell>
              <table:table-cell office:value-type="float" office:value="0.939995740792">
                <text:p>0.93999574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.69">
                <text:p>21.69</text:p>
              </table:table-cell>
              <table:table-cell office:value-type="float" office:value="0.945083318493">
                <text:p>0.94508331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.7">
                <text:p>21.7</text:p>
              </table:table-cell>
              <table:table-cell office:value-type="float" office:value="0.95017978694">
                <text:p>0.95017978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.71">
                <text:p>21.71</text:p>
              </table:table-cell>
              <table:table-cell office:value-type="float" office:value="0.955285124589">
                <text:p>0.95528512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.72">
                <text:p>21.72</text:p>
              </table:table-cell>
              <table:table-cell office:value-type="float" office:value="0.960399309726">
                <text:p>0.960399309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.73">
                <text:p>21.73</text:p>
              </table:table-cell>
              <table:table-cell office:value-type="float" office:value="0.965522320462">
                <text:p>0.96552232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.74">
                <text:p>21.74</text:p>
              </table:table-cell>
              <table:table-cell office:value-type="float" office:value="0.970654134733">
                <text:p>0.97065413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.75">
                <text:p>21.75</text:p>
              </table:table-cell>
              <table:table-cell office:value-type="float" office:value="0.975794730302">
                <text:p>0.97579473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.76">
                <text:p>21.76</text:p>
              </table:table-cell>
              <table:table-cell office:value-type="float" office:value="0.980944084755">
                <text:p>0.98094408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.77">
                <text:p>21.77</text:p>
              </table:table-cell>
              <table:table-cell office:value-type="float" office:value="0.986102175503">
                <text:p>0.986102175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.78">
                <text:p>21.78</text:p>
              </table:table-cell>
              <table:table-cell office:value-type="float" office:value="0.991268979779">
                <text:p>0.99126897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.79">
                <text:p>21.79</text:p>
              </table:table-cell>
              <table:table-cell office:value-type="float" office:value="0.996444474639">
                <text:p>0.99644447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.8">
                <text:p>21.8</text:p>
              </table:table-cell>
              <table:table-cell office:value-type="float" office:value="1.00162863696">
                <text:p>1.00162863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.81">
                <text:p>21.81</text:p>
              </table:table-cell>
              <table:table-cell office:value-type="float" office:value="1.00682144345">
                <text:p>1.0068214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.82">
                <text:p>21.82</text:p>
              </table:table-cell>
              <table:table-cell office:value-type="float" office:value="1.01202287063">
                <text:p>1.0120228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.83">
                <text:p>21.83</text:p>
              </table:table-cell>
              <table:table-cell office:value-type="float" office:value="1.01723289483">
                <text:p>1.0172328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.84">
                <text:p>21.84</text:p>
              </table:table-cell>
              <table:table-cell office:value-type="float" office:value="1.02245149222">
                <text:p>1.0224514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.85">
                <text:p>21.85</text:p>
              </table:table-cell>
              <table:table-cell office:value-type="float" office:value="1.02767863878">
                <text:p>1.0276786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.86">
                <text:p>21.86</text:p>
              </table:table-cell>
              <table:table-cell office:value-type="float" office:value="1.03291431031">
                <text:p>1.0329143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.87">
                <text:p>21.87</text:p>
              </table:table-cell>
              <table:table-cell office:value-type="float" office:value="1.03815848243">
                <text:p>1.0381584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.88">
                <text:p>21.88</text:p>
              </table:table-cell>
              <table:table-cell office:value-type="float" office:value="1.04341113056">
                <text:p>1.0434111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.89">
                <text:p>21.89</text:p>
              </table:table-cell>
              <table:table-cell office:value-type="float" office:value="1.04867222998">
                <text:p>1.0486722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.9">
                <text:p>21.9</text:p>
              </table:table-cell>
              <table:table-cell office:value-type="float" office:value="1.05394175573">
                <text:p>1.0539417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.91">
                <text:p>21.91</text:p>
              </table:table-cell>
              <table:table-cell office:value-type="float" office:value="1.05921968272">
                <text:p>1.0592196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.92">
                <text:p>21.92</text:p>
              </table:table-cell>
              <table:table-cell office:value-type="float" office:value="1.06450598562">
                <text:p>1.0645059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.93">
                <text:p>21.93</text:p>
              </table:table-cell>
              <table:table-cell office:value-type="float" office:value="1.06980063897">
                <text:p>1.0698006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.94">
                <text:p>21.94</text:p>
              </table:table-cell>
              <table:table-cell office:value-type="float" office:value="1.07510361708">
                <text:p>1.0751036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.95">
                <text:p>21.95</text:p>
              </table:table-cell>
              <table:table-cell office:value-type="float" office:value="1.0804148941">
                <text:p>1.080414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.96">
                <text:p>21.96</text:p>
              </table:table-cell>
              <table:table-cell office:value-type="float" office:value="1.08573444398">
                <text:p>1.0857344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.97">
                <text:p>21.97</text:p>
              </table:table-cell>
              <table:table-cell office:value-type="float" office:value="1.09106224048">
                <text:p>1.0910622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.98">
                <text:p>21.98</text:p>
              </table:table-cell>
              <table:table-cell office:value-type="float" office:value="1.09639825718">
                <text:p>1.0963982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.99">
                <text:p>21.99</text:p>
              </table:table-cell>
              <table:table-cell office:value-type="float" office:value="1.10174246747">
                <text:p>1.1017424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2">
                <text:p>22</text:p>
              </table:table-cell>
              <table:table-cell office:value-type="float" office:value="1.10709484454">
                <text:p>1.1070948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2.01">
                <text:p>22.01</text:p>
              </table:table-cell>
              <table:table-cell office:value-type="float" office:value="1.11245536141">
                <text:p>1.1124553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2.02">
                <text:p>22.02</text:p>
              </table:table-cell>
              <table:table-cell office:value-type="float" office:value="1.11782399088">
                <text:p>1.1178239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2.03">
                <text:p>22.03</text:p>
              </table:table-cell>
              <table:table-cell office:value-type="float" office:value="1.12320070558">
                <text:p>1.12320070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2.04">
                <text:p>22.04</text:p>
              </table:table-cell>
              <table:table-cell office:value-type="float" office:value="1.12858547795">
                <text:p>1.1285854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2.05">
                <text:p>22.05</text:p>
              </table:table-cell>
              <table:table-cell office:value-type="float" office:value="1.13397828022">
                <text:p>1.1339782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2.06">
                <text:p>22.06</text:p>
              </table:table-cell>
              <table:table-cell office:value-type="float" office:value="1.13937908444">
                <text:p>1.13937908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2.07">
                <text:p>22.07</text:p>
              </table:table-cell>
              <table:table-cell office:value-type="float" office:value="1.14478786245">
                <text:p>1.1447878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2.08">
                <text:p>22.08</text:p>
              </table:table-cell>
              <table:table-cell office:value-type="float" office:value="1.15020458592">
                <text:p>1.1502045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.09">
                <text:p>22.09</text:p>
              </table:table-cell>
              <table:table-cell office:value-type="float" office:value="1.15562922631">
                <text:p>1.1556292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.1">
                <text:p>22.1</text:p>
              </table:table-cell>
              <table:table-cell office:value-type="float" office:value="1.16106175487">
                <text:p>1.1610617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.11">
                <text:p>22.11</text:p>
              </table:table-cell>
              <table:table-cell office:value-type="float" office:value="1.16650214269">
                <text:p>1.1665021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.12">
                <text:p>22.12</text:p>
              </table:table-cell>
              <table:table-cell office:value-type="float" office:value="1.17195036062">
                <text:p>1.1719503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.13">
                <text:p>22.13</text:p>
              </table:table-cell>
              <table:table-cell office:value-type="float" office:value="1.17740637935">
                <text:p>1.1774063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.14">
                <text:p>22.14</text:p>
              </table:table-cell>
              <table:table-cell office:value-type="float" office:value="1.18287016934">
                <text:p>1.1828701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.15">
                <text:p>22.15</text:p>
              </table:table-cell>
              <table:table-cell office:value-type="float" office:value="1.18834170088">
                <text:p>1.1883417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.16">
                <text:p>22.16</text:p>
              </table:table-cell>
              <table:table-cell office:value-type="float" office:value="1.19382094403">
                <text:p>1.1938209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.17">
                <text:p>22.17</text:p>
              </table:table-cell>
              <table:table-cell office:value-type="float" office:value="1.19930786867">
                <text:p>1.1993078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.18">
                <text:p>22.18</text:p>
              </table:table-cell>
              <table:table-cell office:value-type="float" office:value="1.20480244447">
                <text:p>1.2048024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.19">
                <text:p>22.19</text:p>
              </table:table-cell>
              <table:table-cell office:value-type="float" office:value="1.21030464091">
                <text:p>1.2103046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.2">
                <text:p>22.2</text:p>
              </table:table-cell>
              <table:table-cell office:value-type="float" office:value="1.21581442726">
                <text:p>1.2158144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.21">
                <text:p>22.21</text:p>
              </table:table-cell>
              <table:table-cell office:value-type="float" office:value="1.22133177257">
                <text:p>1.2213317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.22">
                <text:p>22.22</text:p>
              </table:table-cell>
              <table:table-cell office:value-type="float" office:value="1.22685664573">
                <text:p>1.2268566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.23">
                <text:p>22.23</text:p>
              </table:table-cell>
              <table:table-cell office:value-type="float" office:value="1.23238901537">
                <text:p>1.2323890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.24">
                <text:p>22.24</text:p>
              </table:table-cell>
              <table:table-cell office:value-type="float" office:value="1.23792884995">
                <text:p>1.2379288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.25">
                <text:p>22.25</text:p>
              </table:table-cell>
              <table:table-cell office:value-type="float" office:value="1.24347611773">
                <text:p>1.2434761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.26">
                <text:p>22.26</text:p>
              </table:table-cell>
              <table:table-cell office:value-type="float" office:value="1.24903078674">
                <text:p>1.2490307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.27">
                <text:p>22.27</text:p>
              </table:table-cell>
              <table:table-cell office:value-type="float" office:value="1.25459282482">
                <text:p>1.2545928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.28">
                <text:p>22.28</text:p>
              </table:table-cell>
              <table:table-cell office:value-type="float" office:value="1.26016219959">
                <text:p>1.260162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.29">
                <text:p>22.29</text:p>
              </table:table-cell>
              <table:table-cell office:value-type="float" office:value="1.26573887848">
                <text:p>1.2657388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.3">
                <text:p>22.3</text:p>
              </table:table-cell>
              <table:table-cell office:value-type="float" office:value="1.27132282868">
                <text:p>1.2713228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.31">
                <text:p>22.31</text:p>
              </table:table-cell>
              <table:table-cell office:value-type="float" office:value="1.2769140172">
                <text:p>1.276914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.32">
                <text:p>22.32</text:p>
              </table:table-cell>
              <table:table-cell office:value-type="float" office:value="1.28251241083">
                <text:p>1.2825124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.33">
                <text:p>22.33</text:p>
              </table:table-cell>
              <table:table-cell office:value-type="float" office:value="1.28811797615">
                <text:p>1.2881179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.34">
                <text:p>22.34</text:p>
              </table:table-cell>
              <table:table-cell office:value-type="float" office:value="1.29373067952">
                <text:p>1.29373067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.35">
                <text:p>22.35</text:p>
              </table:table-cell>
              <table:table-cell office:value-type="float" office:value="1.2993504871">
                <text:p>1.299350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.36">
                <text:p>22.36</text:p>
              </table:table-cell>
              <table:table-cell office:value-type="float" office:value="1.30497736484">
                <text:p>1.3049773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.37">
                <text:p>22.37</text:p>
              </table:table-cell>
              <table:table-cell office:value-type="float" office:value="1.31061127844">
                <text:p>1.3106112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.38">
                <text:p>22.38</text:p>
              </table:table-cell>
              <table:table-cell office:value-type="float" office:value="1.31625219344">
                <text:p>1.31625219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.39">
                <text:p>22.39</text:p>
              </table:table-cell>
              <table:table-cell office:value-type="float" office:value="1.32190007514">
                <text:p>1.3219000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.4">
                <text:p>22.4</text:p>
              </table:table-cell>
              <table:table-cell office:value-type="float" office:value="1.3275548886">
                <text:p>1.327554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.41">
                <text:p>22.41</text:p>
              </table:table-cell>
              <table:table-cell office:value-type="float" office:value="1.3332165987">
                <text:p>1.333216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.42">
                <text:p>22.42</text:p>
              </table:table-cell>
              <table:table-cell office:value-type="float" office:value="1.3388851701">
                <text:p>1.338885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.43">
                <text:p>22.43</text:p>
              </table:table-cell>
              <table:table-cell office:value-type="float" office:value="1.34456056721">
                <text:p>1.3445605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.44">
                <text:p>22.44</text:p>
              </table:table-cell>
              <table:table-cell office:value-type="float" office:value="1.35024275426">
                <text:p>1.3502427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.45">
                <text:p>22.45</text:p>
              </table:table-cell>
              <table:table-cell office:value-type="float" office:value="1.35593169525">
                <text:p>1.3559316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.46">
                <text:p>22.46</text:p>
              </table:table-cell>
              <table:table-cell office:value-type="float" office:value="1.36162735394">
                <text:p>1.3616273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.47">
                <text:p>22.47</text:p>
              </table:table-cell>
              <table:table-cell office:value-type="float" office:value="1.36732969389">
                <text:p>1.36732969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.48">
                <text:p>22.48</text:p>
              </table:table-cell>
              <table:table-cell office:value-type="float" office:value="1.37303867843">
                <text:p>1.37303867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.49">
                <text:p>22.49</text:p>
              </table:table-cell>
              <table:table-cell office:value-type="float" office:value="1.37875427068">
                <text:p>1.3787542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.5">
                <text:p>22.5</text:p>
              </table:table-cell>
              <table:table-cell office:value-type="float" office:value="1.38447643353">
                <text:p>1.3844764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.51">
                <text:p>22.51</text:p>
              </table:table-cell>
              <table:table-cell office:value-type="float" office:value="1.39020512964">
                <text:p>1.3902051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.52">
                <text:p>22.52</text:p>
              </table:table-cell>
              <table:table-cell office:value-type="float" office:value="1.39594032146">
                <text:p>1.3959403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.53">
                <text:p>22.53</text:p>
              </table:table-cell>
              <table:table-cell office:value-type="float" office:value="1.4016819712">
                <text:p>1.401681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.54">
                <text:p>22.54</text:p>
              </table:table-cell>
              <table:table-cell office:value-type="float" office:value="1.40743004086">
                <text:p>1.4074300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.55">
                <text:p>22.55</text:p>
              </table:table-cell>
              <table:table-cell office:value-type="float" office:value="1.4131844922">
                <text:p>1.413184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.56">
                <text:p>22.56</text:p>
              </table:table-cell>
              <table:table-cell office:value-type="float" office:value="1.41894528677">
                <text:p>1.41894528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.57">
                <text:p>22.57</text:p>
              </table:table-cell>
              <table:table-cell office:value-type="float" office:value="1.42471238587">
                <text:p>1.4247123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.58">
                <text:p>22.58</text:p>
              </table:table-cell>
              <table:table-cell office:value-type="float" office:value="1.4304857506">
                <text:p>1.430485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.59">
                <text:p>22.59</text:p>
              </table:table-cell>
              <table:table-cell office:value-type="float" office:value="1.43626534181">
                <text:p>1.4362653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.6">
                <text:p>22.6</text:p>
              </table:table-cell>
              <table:table-cell office:value-type="float" office:value="1.44205112013">
                <text:p>1.4420511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.61">
                <text:p>22.61</text:p>
              </table:table-cell>
              <table:table-cell office:value-type="float" office:value="1.44784304595">
                <text:p>1.4478430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.62">
                <text:p>22.62</text:p>
              </table:table-cell>
              <table:table-cell office:value-type="float" office:value="1.45364107945">
                <text:p>1.45364107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.63">
                <text:p>22.63</text:p>
              </table:table-cell>
              <table:table-cell office:value-type="float" office:value="1.45944518055">
                <text:p>1.4594451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.64">
                <text:p>22.64</text:p>
              </table:table-cell>
              <table:table-cell office:value-type="float" office:value="1.46525530896">
                <text:p>1.4652553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.65">
                <text:p>22.65</text:p>
              </table:table-cell>
              <table:table-cell office:value-type="float" office:value="1.47107142415">
                <text:p>1.4710714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.66">
                <text:p>22.66</text:p>
              </table:table-cell>
              <table:table-cell office:value-type="float" office:value="1.47689348535">
                <text:p>1.4768934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.67">
                <text:p>22.67</text:p>
              </table:table-cell>
              <table:table-cell office:value-type="float" office:value="1.48272145157">
                <text:p>1.4827214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.68">
                <text:p>22.68</text:p>
              </table:table-cell>
              <table:table-cell office:value-type="float" office:value="1.48855528158">
                <text:p>1.48855528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.69">
                <text:p>22.69</text:p>
              </table:table-cell>
              <table:table-cell office:value-type="float" office:value="1.4943949339">
                <text:p>1.4943949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.7">
                <text:p>22.7</text:p>
              </table:table-cell>
              <table:table-cell office:value-type="float" office:value="1.50024036683">
                <text:p>1.5002403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.71">
                <text:p>22.71</text:p>
              </table:table-cell>
              <table:table-cell office:value-type="float" office:value="1.50609153842">
                <text:p>1.5060915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.72">
                <text:p>22.72</text:p>
              </table:table-cell>
              <table:table-cell office:value-type="float" office:value="1.51194840651">
                <text:p>1.5119484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.73">
                <text:p>22.73</text:p>
              </table:table-cell>
              <table:table-cell office:value-type="float" office:value="1.51781092865">
                <text:p>1.5178109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.74">
                <text:p>22.74</text:p>
              </table:table-cell>
              <table:table-cell office:value-type="float" office:value="1.52367906221">
                <text:p>1.5236790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.75">
                <text:p>22.75</text:p>
              </table:table-cell>
              <table:table-cell office:value-type="float" office:value="1.52955276428">
                <text:p>1.5295527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.76">
                <text:p>22.76</text:p>
              </table:table-cell>
              <table:table-cell office:value-type="float" office:value="1.53543199172">
                <text:p>1.5354319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.77">
                <text:p>22.77</text:p>
              </table:table-cell>
              <table:table-cell office:value-type="float" office:value="1.54131670114">
                <text:p>1.5413167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.78">
                <text:p>22.78</text:p>
              </table:table-cell>
              <table:table-cell office:value-type="float" office:value="1.54720684893">
                <text:p>1.547206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.79">
                <text:p>22.79</text:p>
              </table:table-cell>
              <table:table-cell office:value-type="float" office:value="1.55310239122">
                <text:p>1.5531023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.8">
                <text:p>22.8</text:p>
              </table:table-cell>
              <table:table-cell office:value-type="float" office:value="1.5590032839">
                <text:p>1.559003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.81">
                <text:p>22.81</text:p>
              </table:table-cell>
              <table:table-cell office:value-type="float" office:value="1.56490948261">
                <text:p>1.5649094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.82">
                <text:p>22.82</text:p>
              </table:table-cell>
              <table:table-cell office:value-type="float" office:value="1.57082094276">
                <text:p>1.5708209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.83">
                <text:p>22.83</text:p>
              </table:table-cell>
              <table:table-cell office:value-type="float" office:value="1.57673761949">
                <text:p>1.5767376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.84">
                <text:p>22.84</text:p>
              </table:table-cell>
              <table:table-cell office:value-type="float" office:value="1.58265946772">
                <text:p>1.5826594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.85">
                <text:p>22.85</text:p>
              </table:table-cell>
              <table:table-cell office:value-type="float" office:value="1.5885864421">
                <text:p>1.5885864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.86">
                <text:p>22.86</text:p>
              </table:table-cell>
              <table:table-cell office:value-type="float" office:value="1.59451849706">
                <text:p>1.5945184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.87">
                <text:p>22.87</text:p>
              </table:table-cell>
              <table:table-cell office:value-type="float" office:value="1.60045558674">
                <text:p>1.6004555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.88">
                <text:p>22.88</text:p>
              </table:table-cell>
              <table:table-cell office:value-type="float" office:value="1.60639766506">
                <text:p>1.6063976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.89">
                <text:p>22.89</text:p>
              </table:table-cell>
              <table:table-cell office:value-type="float" office:value="1.61234468569">
                <text:p>1.6123446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.9">
                <text:p>22.9</text:p>
              </table:table-cell>
              <table:table-cell office:value-type="float" office:value="1.61829660203">
                <text:p>1.6182966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.91">
                <text:p>22.91</text:p>
              </table:table-cell>
              <table:table-cell office:value-type="float" office:value="1.62425336726">
                <text:p>1.6242533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.92">
                <text:p>22.92</text:p>
              </table:table-cell>
              <table:table-cell office:value-type="float" office:value="1.63021493426">
                <text:p>1.63021493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.93">
                <text:p>22.93</text:p>
              </table:table-cell>
              <table:table-cell office:value-type="float" office:value="1.6361812557">
                <text:p>1.636181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.94">
                <text:p>22.94</text:p>
              </table:table-cell>
              <table:table-cell office:value-type="float" office:value="1.64215228398">
                <text:p>1.6421522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.95">
                <text:p>22.95</text:p>
              </table:table-cell>
              <table:table-cell office:value-type="float" office:value="1.64812797124">
                <text:p>1.6481279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.96">
                <text:p>22.96</text:p>
              </table:table-cell>
              <table:table-cell office:value-type="float" office:value="1.65410826936">
                <text:p>1.65410826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.97">
                <text:p>22.97</text:p>
              </table:table-cell>
              <table:table-cell office:value-type="float" office:value="1.66009312998">
                <text:p>1.6600931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.98">
                <text:p>22.98</text:p>
              </table:table-cell>
              <table:table-cell office:value-type="float" office:value="1.66608250448">
                <text:p>1.6660825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.99">
                <text:p>22.99</text:p>
              </table:table-cell>
              <table:table-cell office:value-type="float" office:value="1.67207634397">
                <text:p>1.6720763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3">
                <text:p>23</text:p>
              </table:table-cell>
              <table:table-cell office:value-type="float" office:value="1.67807459932">
                <text:p>1.67807459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3.01">
                <text:p>23.01</text:p>
              </table:table-cell>
              <table:table-cell office:value-type="float" office:value="1.6840772211">
                <text:p>1.684077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3.02">
                <text:p>23.02</text:p>
              </table:table-cell>
              <table:table-cell office:value-type="float" office:value="1.69008415968">
                <text:p>1.6900841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3.03">
                <text:p>23.03</text:p>
              </table:table-cell>
              <table:table-cell office:value-type="float" office:value="1.69609536511">
                <text:p>1.6960953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3.04">
                <text:p>23.04</text:p>
              </table:table-cell>
              <table:table-cell office:value-type="float" office:value="1.70211078723">
                <text:p>1.7021107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3.05">
                <text:p>23.05</text:p>
              </table:table-cell>
              <table:table-cell office:value-type="float" office:value="1.70813037557">
                <text:p>1.7081303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3.06">
                <text:p>23.06</text:p>
              </table:table-cell>
              <table:table-cell office:value-type="float" office:value="1.71415407944">
                <text:p>1.7141540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3.07">
                <text:p>23.07</text:p>
              </table:table-cell>
              <table:table-cell office:value-type="float" office:value="1.72018184784">
                <text:p>1.7201818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3.08">
                <text:p>23.08</text:p>
              </table:table-cell>
              <table:table-cell office:value-type="float" office:value="1.72621362956">
                <text:p>1.7262136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3.09">
                <text:p>23.09</text:p>
              </table:table-cell>
              <table:table-cell office:value-type="float" office:value="1.73224937307">
                <text:p>1.7322493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.1">
                <text:p>23.1</text:p>
              </table:table-cell>
              <table:table-cell office:value-type="float" office:value="1.7382890266">
                <text:p>1.738289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.11">
                <text:p>23.11</text:p>
              </table:table-cell>
              <table:table-cell office:value-type="float" office:value="1.74433253813">
                <text:p>1.7443325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.12">
                <text:p>23.12</text:p>
              </table:table-cell>
              <table:table-cell office:value-type="float" office:value="1.75037985533">
                <text:p>1.7503798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.13">
                <text:p>23.13</text:p>
              </table:table-cell>
              <table:table-cell office:value-type="float" office:value="1.75643092563">
                <text:p>1.7564309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.14">
                <text:p>23.14</text:p>
              </table:table-cell>
              <table:table-cell office:value-type="float" office:value="1.76248569619">
                <text:p>1.76248569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.15">
                <text:p>23.15</text:p>
              </table:table-cell>
              <table:table-cell office:value-type="float" office:value="1.76854411389">
                <text:p>1.7685441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.16">
                <text:p>23.16</text:p>
              </table:table-cell>
              <table:table-cell office:value-type="float" office:value="1.77460612533">
                <text:p>1.7746061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.17">
                <text:p>23.17</text:p>
              </table:table-cell>
              <table:table-cell office:value-type="float" office:value="1.78067167687">
                <text:p>1.78067167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.18">
                <text:p>23.18</text:p>
              </table:table-cell>
              <table:table-cell office:value-type="float" office:value="1.78674071456">
                <text:p>1.7867407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.19">
                <text:p>23.19</text:p>
              </table:table-cell>
              <table:table-cell office:value-type="float" office:value="1.79281318421">
                <text:p>1.7928131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.2">
                <text:p>23.2</text:p>
              </table:table-cell>
              <table:table-cell office:value-type="float" office:value="1.79888903132">
                <text:p>1.7988890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.21">
                <text:p>23.21</text:p>
              </table:table-cell>
              <table:table-cell office:value-type="float" office:value="1.80496820114">
                <text:p>1.8049682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.22">
                <text:p>23.22</text:p>
              </table:table-cell>
              <table:table-cell office:value-type="float" office:value="1.81105063865">
                <text:p>1.8110506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.23">
                <text:p>23.23</text:p>
              </table:table-cell>
              <table:table-cell office:value-type="float" office:value="1.81713628853">
                <text:p>1.8171362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.24">
                <text:p>23.24</text:p>
              </table:table-cell>
              <table:table-cell office:value-type="float" office:value="1.82322509519">
                <text:p>1.8232250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.25">
                <text:p>23.25</text:p>
              </table:table-cell>
              <table:table-cell office:value-type="float" office:value="1.82931700276">
                <text:p>1.8293170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.26">
                <text:p>23.26</text:p>
              </table:table-cell>
              <table:table-cell office:value-type="float" office:value="1.83541195512">
                <text:p>1.8354119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.27">
                <text:p>23.27</text:p>
              </table:table-cell>
              <table:table-cell office:value-type="float" office:value="1.84150989582">
                <text:p>1.8415098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.28">
                <text:p>23.28</text:p>
              </table:table-cell>
              <table:table-cell office:value-type="float" office:value="1.84761076816">
                <text:p>1.8476107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.29">
                <text:p>23.29</text:p>
              </table:table-cell>
              <table:table-cell office:value-type="float" office:value="1.85371451516">
                <text:p>1.8537145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.3">
                <text:p>23.3</text:p>
              </table:table-cell>
              <table:table-cell office:value-type="float" office:value="1.85982107954">
                <text:p>1.8598210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.31">
                <text:p>23.31</text:p>
              </table:table-cell>
              <table:table-cell office:value-type="float" office:value="1.86593040376">
                <text:p>1.8659304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.32">
                <text:p>23.32</text:p>
              </table:table-cell>
              <table:table-cell office:value-type="float" office:value="1.87204242997">
                <text:p>1.8720424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.33">
                <text:p>23.33</text:p>
              </table:table-cell>
              <table:table-cell office:value-type="float" office:value="1.87815710005">
                <text:p>1.8781571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.34">
                <text:p>23.34</text:p>
              </table:table-cell>
              <table:table-cell office:value-type="float" office:value="1.8842743556">
                <text:p>1.884274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.35">
                <text:p>23.35</text:p>
              </table:table-cell>
              <table:table-cell office:value-type="float" office:value="1.89039413791">
                <text:p>1.8903941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.36">
                <text:p>23.36</text:p>
              </table:table-cell>
              <table:table-cell office:value-type="float" office:value="1.89651638801">
                <text:p>1.8965163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.37">
                <text:p>23.37</text:p>
              </table:table-cell>
              <table:table-cell office:value-type="float" office:value="1.90264104662">
                <text:p>1.90264104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.38">
                <text:p>23.38</text:p>
              </table:table-cell>
              <table:table-cell office:value-type="float" office:value="1.90876805419">
                <text:p>1.9087680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.39">
                <text:p>23.39</text:p>
              </table:table-cell>
              <table:table-cell office:value-type="float" office:value="1.91489735086">
                <text:p>1.9148973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.4">
                <text:p>23.4</text:p>
              </table:table-cell>
              <table:table-cell office:value-type="float" office:value="1.9210288765">
                <text:p>1.921028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.41">
                <text:p>23.41</text:p>
              </table:table-cell>
              <table:table-cell office:value-type="float" office:value="1.92716257066">
                <text:p>1.92716257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.42">
                <text:p>23.42</text:p>
              </table:table-cell>
              <table:table-cell office:value-type="float" office:value="1.93329837263">
                <text:p>1.9332983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.43">
                <text:p>23.43</text:p>
              </table:table-cell>
              <table:table-cell office:value-type="float" office:value="1.93943622139">
                <text:p>1.9394362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.44">
                <text:p>23.44</text:p>
              </table:table-cell>
              <table:table-cell office:value-type="float" office:value="1.94557605563">
                <text:p>1.9455760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.45">
                <text:p>23.45</text:p>
              </table:table-cell>
              <table:table-cell office:value-type="float" office:value="1.95171781373">
                <text:p>1.9517178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.46">
                <text:p>23.46</text:p>
              </table:table-cell>
              <table:table-cell office:value-type="float" office:value="1.9578614338">
                <text:p>1.957861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.47">
                <text:p>23.47</text:p>
              </table:table-cell>
              <table:table-cell office:value-type="float" office:value="1.96400685363">
                <text:p>1.9640068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.48">
                <text:p>23.48</text:p>
              </table:table-cell>
              <table:table-cell office:value-type="float" office:value="1.97015401073">
                <text:p>1.9701540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.49">
                <text:p>23.49</text:p>
              </table:table-cell>
              <table:table-cell office:value-type="float" office:value="1.97630284231">
                <text:p>1.9763028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.5">
                <text:p>23.5</text:p>
              </table:table-cell>
              <table:table-cell office:value-type="float" office:value="1.98245328525">
                <text:p>1.9824532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.51">
                <text:p>23.51</text:p>
              </table:table-cell>
              <table:table-cell office:value-type="float" office:value="1.98860527618">
                <text:p>1.9886052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.52">
                <text:p>23.52</text:p>
              </table:table-cell>
              <table:table-cell office:value-type="float" office:value="1.99475875139">
                <text:p>1.9947587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.53">
                <text:p>23.53</text:p>
              </table:table-cell>
              <table:table-cell office:value-type="float" office:value="2.00091364689">
                <text:p>2.00091364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.54">
                <text:p>23.54</text:p>
              </table:table-cell>
              <table:table-cell office:value-type="float" office:value="2.00706989837">
                <text:p>2.00706989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.55">
                <text:p>23.55</text:p>
              </table:table-cell>
              <table:table-cell office:value-type="float" office:value="2.01322744124">
                <text:p>2.0132274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.56">
                <text:p>23.56</text:p>
              </table:table-cell>
              <table:table-cell office:value-type="float" office:value="2.01938621058">
                <text:p>2.0193862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.57">
                <text:p>23.57</text:p>
              </table:table-cell>
              <table:table-cell office:value-type="float" office:value="2.02554614118">
                <text:p>2.0255461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.58">
                <text:p>23.58</text:p>
              </table:table-cell>
              <table:table-cell office:value-type="float" office:value="2.03170716751">
                <text:p>2.0317071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.59">
                <text:p>23.59</text:p>
              </table:table-cell>
              <table:table-cell office:value-type="float" office:value="2.03786922376">
                <text:p>2.0378692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.6">
                <text:p>23.6</text:p>
              </table:table-cell>
              <table:table-cell office:value-type="float" office:value="2.04403224378">
                <text:p>2.0440322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.61">
                <text:p>23.61</text:p>
              </table:table-cell>
              <table:table-cell office:value-type="float" office:value="2.05019616114">
                <text:p>2.0501961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.62">
                <text:p>23.62</text:p>
              </table:table-cell>
              <table:table-cell office:value-type="float" office:value="2.05636090908">
                <text:p>2.0563609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.63">
                <text:p>23.63</text:p>
              </table:table-cell>
              <table:table-cell office:value-type="float" office:value="2.06252642054">
                <text:p>2.0625264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.64">
                <text:p>23.64</text:p>
              </table:table-cell>
              <table:table-cell office:value-type="float" office:value="2.06869262813">
                <text:p>2.0686926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.65">
                <text:p>23.65</text:p>
              </table:table-cell>
              <table:table-cell office:value-type="float" office:value="2.07485946418">
                <text:p>2.0748594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.66">
                <text:p>23.66</text:p>
              </table:table-cell>
              <table:table-cell office:value-type="float" office:value="2.08102686068">
                <text:p>2.0810268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.67">
                <text:p>23.67</text:p>
              </table:table-cell>
              <table:table-cell office:value-type="float" office:value="2.08719474933">
                <text:p>2.08719474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.68">
                <text:p>23.68</text:p>
              </table:table-cell>
              <table:table-cell office:value-type="float" office:value="2.09336306148">
                <text:p>2.0933630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.69">
                <text:p>23.69</text:p>
              </table:table-cell>
              <table:table-cell office:value-type="float" office:value="2.09953172819">
                <text:p>2.0995317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.7">
                <text:p>23.7</text:p>
              </table:table-cell>
              <table:table-cell office:value-type="float" office:value="2.10570068021">
                <text:p>2.1057006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.71">
                <text:p>23.71</text:p>
              </table:table-cell>
              <table:table-cell office:value-type="float" office:value="2.11186984796">
                <text:p>2.1118698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.72">
                <text:p>23.72</text:p>
              </table:table-cell>
              <table:table-cell office:value-type="float" office:value="2.11803916153">
                <text:p>2.1180391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.73">
                <text:p>23.73</text:p>
              </table:table-cell>
              <table:table-cell office:value-type="float" office:value="2.1242085507">
                <text:p>2.124208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.74">
                <text:p>23.74</text:p>
              </table:table-cell>
              <table:table-cell office:value-type="float" office:value="2.13037794495">
                <text:p>2.1303779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.75">
                <text:p>23.75</text:p>
              </table:table-cell>
              <table:table-cell office:value-type="float" office:value="2.13654727341">
                <text:p>2.1365472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.76">
                <text:p>23.76</text:p>
              </table:table-cell>
              <table:table-cell office:value-type="float" office:value="2.14271646491">
                <text:p>2.14271646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.77">
                <text:p>23.77</text:p>
              </table:table-cell>
              <table:table-cell office:value-type="float" office:value="2.14888544793">
                <text:p>2.1488854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.78">
                <text:p>23.78</text:p>
              </table:table-cell>
              <table:table-cell office:value-type="float" office:value="2.15505415066">
                <text:p>2.1550541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.79">
                <text:p>23.79</text:p>
              </table:table-cell>
              <table:table-cell office:value-type="float" office:value="2.16122250094">
                <text:p>2.1612225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.8">
                <text:p>23.8</text:p>
              </table:table-cell>
              <table:table-cell office:value-type="float" office:value="2.16739042629">
                <text:p>2.1673904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.81">
                <text:p>23.81</text:p>
              </table:table-cell>
              <table:table-cell office:value-type="float" office:value="2.1735578539">
                <text:p>2.1735578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.82">
                <text:p>23.82</text:p>
              </table:table-cell>
              <table:table-cell office:value-type="float" office:value="2.17972471066">
                <text:p>2.1797247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.83">
                <text:p>23.83</text:p>
              </table:table-cell>
              <table:table-cell office:value-type="float" office:value="2.18589092309">
                <text:p>2.1858909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.84">
                <text:p>23.84</text:p>
              </table:table-cell>
              <table:table-cell office:value-type="float" office:value="2.19205641741">
                <text:p>2.1920564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.85">
                <text:p>23.85</text:p>
              </table:table-cell>
              <table:table-cell office:value-type="float" office:value="2.19822111949">
                <text:p>2.1982211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.86">
                <text:p>23.86</text:p>
              </table:table-cell>
              <table:table-cell office:value-type="float" office:value="2.2043849549">
                <text:p>2.204384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.87">
                <text:p>23.87</text:p>
              </table:table-cell>
              <table:table-cell office:value-type="float" office:value="2.21054784884">
                <text:p>2.2105478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.88">
                <text:p>23.88</text:p>
              </table:table-cell>
              <table:table-cell office:value-type="float" office:value="2.2167097262">
                <text:p>2.216709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.89">
                <text:p>23.89</text:p>
              </table:table-cell>
              <table:table-cell office:value-type="float" office:value="2.22287051152">
                <text:p>2.2228705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.9">
                <text:p>23.9</text:p>
              </table:table-cell>
              <table:table-cell office:value-type="float" office:value="2.22903012904">
                <text:p>2.2290301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.91">
                <text:p>23.91</text:p>
              </table:table-cell>
              <table:table-cell office:value-type="float" office:value="2.23518850262">
                <text:p>2.2351885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.92">
                <text:p>23.92</text:p>
              </table:table-cell>
              <table:table-cell office:value-type="float" office:value="2.24134555581">
                <text:p>2.2413455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.93">
                <text:p>23.93</text:p>
              </table:table-cell>
              <table:table-cell office:value-type="float" office:value="2.24750121181">
                <text:p>2.2475012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.94">
                <text:p>23.94</text:p>
              </table:table-cell>
              <table:table-cell office:value-type="float" office:value="2.2536553935">
                <text:p>2.253655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.95">
                <text:p>23.95</text:p>
              </table:table-cell>
              <table:table-cell office:value-type="float" office:value="2.2598080234">
                <text:p>2.259808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.96">
                <text:p>23.96</text:p>
              </table:table-cell>
              <table:table-cell office:value-type="float" office:value="2.26595902369">
                <text:p>2.2659590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.97">
                <text:p>23.97</text:p>
              </table:table-cell>
              <table:table-cell office:value-type="float" office:value="2.27210831623">
                <text:p>2.2721083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.98">
                <text:p>23.98</text:p>
              </table:table-cell>
              <table:table-cell office:value-type="float" office:value="2.27825582251">
                <text:p>2.2782558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.99">
                <text:p>23.99</text:p>
              </table:table-cell>
              <table:table-cell office:value-type="float" office:value="2.28440146371">
                <text:p>2.2844014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4">
                <text:p>24</text:p>
              </table:table-cell>
              <table:table-cell office:value-type="float" office:value="2.29054516062">
                <text:p>2.2905451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4.01">
                <text:p>24.01</text:p>
              </table:table-cell>
              <table:table-cell office:value-type="float" office:value="2.29668683374">
                <text:p>2.2966868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4.02">
                <text:p>24.02</text:p>
              </table:table-cell>
              <table:table-cell office:value-type="float" office:value="2.30282640317">
                <text:p>2.3028264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4.03">
                <text:p>24.03</text:p>
              </table:table-cell>
              <table:table-cell office:value-type="float" office:value="2.3089637887">
                <text:p>2.3089637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4.04">
                <text:p>24.04</text:p>
              </table:table-cell>
              <table:table-cell office:value-type="float" office:value="2.31509890976">
                <text:p>2.3150989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4.05">
                <text:p>24.05</text:p>
              </table:table-cell>
              <table:table-cell office:value-type="float" office:value="2.32123168543">
                <text:p>2.32123168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4.06">
                <text:p>24.06</text:p>
              </table:table-cell>
              <table:table-cell office:value-type="float" office:value="2.32736203445">
                <text:p>2.3273620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4.07">
                <text:p>24.07</text:p>
              </table:table-cell>
              <table:table-cell office:value-type="float" office:value="2.33348987518">
                <text:p>2.3334898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.08">
                <text:p>24.08</text:p>
              </table:table-cell>
              <table:table-cell office:value-type="float" office:value="2.33961512567">
                <text:p>2.3396151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4.09">
                <text:p>24.09</text:p>
              </table:table-cell>
              <table:table-cell office:value-type="float" office:value="2.34573770359">
                <text:p>2.3457377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4.1">
                <text:p>24.1</text:p>
              </table:table-cell>
              <table:table-cell office:value-type="float" office:value="2.35185752625">
                <text:p>2.351857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.11">
                <text:p>24.11</text:p>
              </table:table-cell>
              <table:table-cell office:value-type="float" office:value="2.35797451064">
                <text:p>2.3579745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.12">
                <text:p>24.12</text:p>
              </table:table-cell>
              <table:table-cell office:value-type="float" office:value="2.36408857335">
                <text:p>2.3640885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.13">
                <text:p>24.13</text:p>
              </table:table-cell>
              <table:table-cell office:value-type="float" office:value="2.37019963065">
                <text:p>2.3701996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.14">
                <text:p>24.14</text:p>
              </table:table-cell>
              <table:table-cell office:value-type="float" office:value="2.37630759843">
                <text:p>2.3763075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.15">
                <text:p>24.15</text:p>
              </table:table-cell>
              <table:table-cell office:value-type="float" office:value="2.38241239224">
                <text:p>2.38241239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.16">
                <text:p>24.16</text:p>
              </table:table-cell>
              <table:table-cell office:value-type="float" office:value="2.38851392724">
                <text:p>2.3885139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.17">
                <text:p>24.17</text:p>
              </table:table-cell>
              <table:table-cell office:value-type="float" office:value="2.39461211827">
                <text:p>2.3946121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.18">
                <text:p>24.18</text:p>
              </table:table-cell>
              <table:table-cell office:value-type="float" office:value="2.40070687978">
                <text:p>2.40070687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.19">
                <text:p>24.19</text:p>
              </table:table-cell>
              <table:table-cell office:value-type="float" office:value="2.40679812586">
                <text:p>2.4067981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.2">
                <text:p>24.2</text:p>
              </table:table-cell>
              <table:table-cell office:value-type="float" office:value="2.41288577025">
                <text:p>2.4128857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.21">
                <text:p>24.21</text:p>
              </table:table-cell>
              <table:table-cell office:value-type="float" office:value="2.41896972631">
                <text:p>2.4189697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.22">
                <text:p>24.22</text:p>
              </table:table-cell>
              <table:table-cell office:value-type="float" office:value="2.42504990705">
                <text:p>2.4250499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.23">
                <text:p>24.23</text:p>
              </table:table-cell>
              <table:table-cell office:value-type="float" office:value="2.4311262251">
                <text:p>2.431126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.24">
                <text:p>24.24</text:p>
              </table:table-cell>
              <table:table-cell office:value-type="float" office:value="2.43719859273">
                <text:p>2.4371985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.25">
                <text:p>24.25</text:p>
              </table:table-cell>
              <table:table-cell office:value-type="float" office:value="2.44326692184">
                <text:p>2.4432669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.26">
                <text:p>24.26</text:p>
              </table:table-cell>
              <table:table-cell office:value-type="float" office:value="2.44933112396">
                <text:p>2.4493311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.27">
                <text:p>24.27</text:p>
              </table:table-cell>
              <table:table-cell office:value-type="float" office:value="2.45539111025">
                <text:p>2.4553911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.28">
                <text:p>24.28</text:p>
              </table:table-cell>
              <table:table-cell office:value-type="float" office:value="2.4614467915">
                <text:p>2.461446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.29">
                <text:p>24.29</text:p>
              </table:table-cell>
              <table:table-cell office:value-type="float" office:value="2.46749807812">
                <text:p>2.4674980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.3">
                <text:p>24.3</text:p>
              </table:table-cell>
              <table:table-cell office:value-type="float" office:value="2.47354488016">
                <text:p>2.47354488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.31">
                <text:p>24.31</text:p>
              </table:table-cell>
              <table:table-cell office:value-type="float" office:value="2.47958710728">
                <text:p>2.4795871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.32">
                <text:p>24.32</text:p>
              </table:table-cell>
              <table:table-cell office:value-type="float" office:value="2.48562466879">
                <text:p>2.4856246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.33">
                <text:p>24.33</text:p>
              </table:table-cell>
              <table:table-cell office:value-type="float" office:value="2.49165747359">
                <text:p>2.4916574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.34">
                <text:p>24.34</text:p>
              </table:table-cell>
              <table:table-cell office:value-type="float" office:value="2.49768543022">
                <text:p>2.4976854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.35">
                <text:p>24.35</text:p>
              </table:table-cell>
              <table:table-cell office:value-type="float" office:value="2.50370844685">
                <text:p>2.5037084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4.36">
                <text:p>24.36</text:p>
              </table:table-cell>
              <table:table-cell office:value-type="float" office:value="2.50972643125">
                <text:p>2.5097264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.37">
                <text:p>24.37</text:p>
              </table:table-cell>
              <table:table-cell office:value-type="float" office:value="2.51573929083">
                <text:p>2.51573929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4.38">
                <text:p>24.38</text:p>
              </table:table-cell>
              <table:table-cell office:value-type="float" office:value="2.52174693261">
                <text:p>2.5217469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4.39">
                <text:p>24.39</text:p>
              </table:table-cell>
              <table:table-cell office:value-type="float" office:value="2.52774926322">
                <text:p>2.5277492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4.4">
                <text:p>24.4</text:p>
              </table:table-cell>
              <table:table-cell office:value-type="float" office:value="2.53374618891">
                <text:p>2.5337461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4.41">
                <text:p>24.41</text:p>
              </table:table-cell>
              <table:table-cell office:value-type="float" office:value="2.53973761556">
                <text:p>2.5397376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.42">
                <text:p>24.42</text:p>
              </table:table-cell>
              <table:table-cell office:value-type="float" office:value="2.54572344865">
                <text:p>2.5457234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.43">
                <text:p>24.43</text:p>
              </table:table-cell>
              <table:table-cell office:value-type="float" office:value="2.55170359327">
                <text:p>2.5517035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.44">
                <text:p>24.44</text:p>
              </table:table-cell>
              <table:table-cell office:value-type="float" office:value="2.55767795414">
                <text:p>2.5576779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.45">
                <text:p>24.45</text:p>
              </table:table-cell>
              <table:table-cell office:value-type="float" office:value="2.56364643556">
                <text:p>2.5636464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.46">
                <text:p>24.46</text:p>
              </table:table-cell>
              <table:table-cell office:value-type="float" office:value="2.56960894148">
                <text:p>2.56960894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4.47">
                <text:p>24.47</text:p>
              </table:table-cell>
              <table:table-cell office:value-type="float" office:value="2.57556537543">
                <text:p>2.5755653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4.48">
                <text:p>24.48</text:p>
              </table:table-cell>
              <table:table-cell office:value-type="float" office:value="2.58151564057">
                <text:p>2.58151564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.49">
                <text:p>24.49</text:p>
              </table:table-cell>
              <table:table-cell office:value-type="float" office:value="2.58745963963">
                <text:p>2.5874596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.5">
                <text:p>24.5</text:p>
              </table:table-cell>
              <table:table-cell office:value-type="float" office:value="2.59339727499">
                <text:p>2.59339727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4.51">
                <text:p>24.51</text:p>
              </table:table-cell>
              <table:table-cell office:value-type="float" office:value="2.59932844862">
                <text:p>2.5993284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4.52">
                <text:p>24.52</text:p>
              </table:table-cell>
              <table:table-cell office:value-type="float" office:value="2.60525306207">
                <text:p>2.6052530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4.53">
                <text:p>24.53</text:p>
              </table:table-cell>
              <table:table-cell office:value-type="float" office:value="2.61117101653">
                <text:p>2.6111710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4.54">
                <text:p>24.54</text:p>
              </table:table-cell>
              <table:table-cell office:value-type="float" office:value="2.61708221277">
                <text:p>2.617082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4.55">
                <text:p>24.55</text:p>
              </table:table-cell>
              <table:table-cell office:value-type="float" office:value="2.62298655117">
                <text:p>2.6229865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4.56">
                <text:p>24.56</text:p>
              </table:table-cell>
              <table:table-cell office:value-type="float" office:value="2.6288839317">
                <text:p>2.6288839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4.57">
                <text:p>24.57</text:p>
              </table:table-cell>
              <table:table-cell office:value-type="float" office:value="2.63477425393">
                <text:p>2.6347742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4.58">
                <text:p>24.58</text:p>
              </table:table-cell>
              <table:table-cell office:value-type="float" office:value="2.64065741704">
                <text:p>2.6406574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.59">
                <text:p>24.59</text:p>
              </table:table-cell>
              <table:table-cell office:value-type="float" office:value="2.64653331979">
                <text:p>2.6465333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4.6">
                <text:p>24.6</text:p>
              </table:table-cell>
              <table:table-cell office:value-type="float" office:value="2.65240186056">
                <text:p>2.6524018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.61">
                <text:p>24.61</text:p>
              </table:table-cell>
              <table:table-cell office:value-type="float" office:value="2.65826293729">
                <text:p>2.6582629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.62">
                <text:p>24.62</text:p>
              </table:table-cell>
              <table:table-cell office:value-type="float" office:value="2.66411644755">
                <text:p>2.6641164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.63">
                <text:p>24.63</text:p>
              </table:table-cell>
              <table:table-cell office:value-type="float" office:value="2.66996228847">
                <text:p>2.6699622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.64">
                <text:p>24.64</text:p>
              </table:table-cell>
              <table:table-cell office:value-type="float" office:value="2.67580035679">
                <text:p>2.6758003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4.65">
                <text:p>24.65</text:p>
              </table:table-cell>
              <table:table-cell office:value-type="float" office:value="2.68163054884">
                <text:p>2.6816305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4.66">
                <text:p>24.66</text:p>
              </table:table-cell>
              <table:table-cell office:value-type="float" office:value="2.68745276052">
                <text:p>2.6874527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.67">
                <text:p>24.67</text:p>
              </table:table-cell>
              <table:table-cell office:value-type="float" office:value="2.69326688736">
                <text:p>2.6932668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4.68">
                <text:p>24.68</text:p>
              </table:table-cell>
              <table:table-cell office:value-type="float" office:value="2.69907282443">
                <text:p>2.6990728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.69">
                <text:p>24.69</text:p>
              </table:table-cell>
              <table:table-cell office:value-type="float" office:value="2.7048704664">
                <text:p>2.704870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4.7">
                <text:p>24.7</text:p>
              </table:table-cell>
              <table:table-cell office:value-type="float" office:value="2.71065970755">
                <text:p>2.71065970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4.71">
                <text:p>24.71</text:p>
              </table:table-cell>
              <table:table-cell office:value-type="float" office:value="2.71644044171">
                <text:p>2.71644044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4.72">
                <text:p>24.72</text:p>
              </table:table-cell>
              <table:table-cell office:value-type="float" office:value="2.72221256232">
                <text:p>2.7222125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.73">
                <text:p>24.73</text:p>
              </table:table-cell>
              <table:table-cell office:value-type="float" office:value="2.72797596237">
                <text:p>2.7279759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4.74">
                <text:p>24.74</text:p>
              </table:table-cell>
              <table:table-cell office:value-type="float" office:value="2.73373053447">
                <text:p>2.7337305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4.75">
                <text:p>24.75</text:p>
              </table:table-cell>
              <table:table-cell office:value-type="float" office:value="2.73947617077">
                <text:p>2.7394761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4.76">
                <text:p>24.76</text:p>
              </table:table-cell>
              <table:table-cell office:value-type="float" office:value="2.74521276302">
                <text:p>2.7452127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.77">
                <text:p>24.77</text:p>
              </table:table-cell>
              <table:table-cell office:value-type="float" office:value="2.75094020255">
                <text:p>2.7509402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4.78">
                <text:p>24.78</text:p>
              </table:table-cell>
              <table:table-cell office:value-type="float" office:value="2.75665838026">
                <text:p>2.7566583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4.79">
                <text:p>24.79</text:p>
              </table:table-cell>
              <table:table-cell office:value-type="float" office:value="2.76236718662">
                <text:p>2.7623671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4.8">
                <text:p>24.8</text:p>
              </table:table-cell>
              <table:table-cell office:value-type="float" office:value="2.76806651168">
                <text:p>2.7680665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.81">
                <text:p>24.81</text:p>
              </table:table-cell>
              <table:table-cell office:value-type="float" office:value="2.77375624505">
                <text:p>2.7737562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4.82">
                <text:p>24.82</text:p>
              </table:table-cell>
              <table:table-cell office:value-type="float" office:value="2.77943627594">
                <text:p>2.7794362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.83">
                <text:p>24.83</text:p>
              </table:table-cell>
              <table:table-cell office:value-type="float" office:value="2.7851064931">
                <text:p>2.785106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4.84">
                <text:p>24.84</text:p>
              </table:table-cell>
              <table:table-cell office:value-type="float" office:value="2.79076678487">
                <text:p>2.790766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4.85">
                <text:p>24.85</text:p>
              </table:table-cell>
              <table:table-cell office:value-type="float" office:value="2.79641703915">
                <text:p>2.7964170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4.86">
                <text:p>24.86</text:p>
              </table:table-cell>
              <table:table-cell office:value-type="float" office:value="2.8020571434">
                <text:p>2.802057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4.87">
                <text:p>24.87</text:p>
              </table:table-cell>
              <table:table-cell office:value-type="float" office:value="2.80768698466">
                <text:p>2.80768698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4.88">
                <text:p>24.88</text:p>
              </table:table-cell>
              <table:table-cell office:value-type="float" office:value="2.81330644953">
                <text:p>2.8133064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4.89">
                <text:p>24.89</text:p>
              </table:table-cell>
              <table:table-cell office:value-type="float" office:value="2.81891542417">
                <text:p>2.8189154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.9">
                <text:p>24.9</text:p>
              </table:table-cell>
              <table:table-cell office:value-type="float" office:value="2.8245137943">
                <text:p>2.8245137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4.91">
                <text:p>24.91</text:p>
              </table:table-cell>
              <table:table-cell office:value-type="float" office:value="2.83010144521">
                <text:p>2.8301014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4.92">
                <text:p>24.92</text:p>
              </table:table-cell>
              <table:table-cell office:value-type="float" office:value="2.83567826175">
                <text:p>2.8356782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4.93">
                <text:p>24.93</text:p>
              </table:table-cell>
              <table:table-cell office:value-type="float" office:value="2.84124412831">
                <text:p>2.8412441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4.94">
                <text:p>24.94</text:p>
              </table:table-cell>
              <table:table-cell office:value-type="float" office:value="2.84679892888">
                <text:p>2.8467989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4.95">
                <text:p>24.95</text:p>
              </table:table-cell>
              <table:table-cell office:value-type="float" office:value="2.85234254696">
                <text:p>2.8523425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4.96">
                <text:p>24.96</text:p>
              </table:table-cell>
              <table:table-cell office:value-type="float" office:value="2.85787486563">
                <text:p>2.8578748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4.97">
                <text:p>24.97</text:p>
              </table:table-cell>
              <table:table-cell office:value-type="float" office:value="2.86339576753">
                <text:p>2.8633957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4.98">
                <text:p>24.98</text:p>
              </table:table-cell>
              <table:table-cell office:value-type="float" office:value="2.86890513484">
                <text:p>2.8689051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.99">
                <text:p>24.99</text:p>
              </table:table-cell>
              <table:table-cell office:value-type="float" office:value="2.87440284929">
                <text:p>2.8744028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5">
                <text:p>25</text:p>
              </table:table-cell>
              <table:table-cell office:value-type="float" office:value="2.87988879217">
                <text:p>2.8798887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5.01">
                <text:p>25.01</text:p>
              </table:table-cell>
              <table:table-cell office:value-type="float" office:value="2.88536284433">
                <text:p>2.8853628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5.02">
                <text:p>25.02</text:p>
              </table:table-cell>
              <table:table-cell office:value-type="float" office:value="2.89082488614">
                <text:p>2.89082488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5.03">
                <text:p>25.03</text:p>
              </table:table-cell>
              <table:table-cell office:value-type="float" office:value="2.89627479755">
                <text:p>2.89627479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5.04">
                <text:p>25.04</text:p>
              </table:table-cell>
              <table:table-cell office:value-type="float" office:value="2.90171245803">
                <text:p>2.90171245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5.05">
                <text:p>25.05</text:p>
              </table:table-cell>
              <table:table-cell office:value-type="float" office:value="2.90713774661">
                <text:p>2.9071377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5.06">
                <text:p>25.06</text:p>
              </table:table-cell>
              <table:table-cell office:value-type="float" office:value="2.91255054186">
                <text:p>2.9125505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5.07">
                <text:p>25.07</text:p>
              </table:table-cell>
              <table:table-cell office:value-type="float" office:value="2.91795072189">
                <text:p>2.9179507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5.08">
                <text:p>25.08</text:p>
              </table:table-cell>
              <table:table-cell office:value-type="float" office:value="2.92333816437">
                <text:p>2.9233381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5.09">
                <text:p>25.09</text:p>
              </table:table-cell>
              <table:table-cell office:value-type="float" office:value="2.92871274649">
                <text:p>2.9287127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5.1">
                <text:p>25.1</text:p>
              </table:table-cell>
              <table:table-cell office:value-type="float" office:value="2.93407434497">
                <text:p>2.9340743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5.11">
                <text:p>25.11</text:p>
              </table:table-cell>
              <table:table-cell office:value-type="float" office:value="2.93942283611">
                <text:p>2.9394228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.12">
                <text:p>25.12</text:p>
              </table:table-cell>
              <table:table-cell office:value-type="float" office:value="2.9447580957">
                <text:p>2.944758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.13">
                <text:p>25.13</text:p>
              </table:table-cell>
              <table:table-cell office:value-type="float" office:value="2.9500799991">
                <text:p>2.950079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.14">
                <text:p>25.14</text:p>
              </table:table-cell>
              <table:table-cell office:value-type="float" office:value="2.95538842119">
                <text:p>2.9553884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.15">
                <text:p>25.15</text:p>
              </table:table-cell>
              <table:table-cell office:value-type="float" office:value="2.96068323638">
                <text:p>2.9606832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.16">
                <text:p>25.16</text:p>
              </table:table-cell>
              <table:table-cell office:value-type="float" office:value="2.96596431862">
                <text:p>2.9659643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.17">
                <text:p>25.17</text:p>
              </table:table-cell>
              <table:table-cell office:value-type="float" office:value="2.9712315414">
                <text:p>2.971231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.18">
                <text:p>25.18</text:p>
              </table:table-cell>
              <table:table-cell office:value-type="float" office:value="2.97648477772">
                <text:p>2.97648477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.19">
                <text:p>25.19</text:p>
              </table:table-cell>
              <table:table-cell office:value-type="float" office:value="2.98172390011">
                <text:p>2.9817239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.2">
                <text:p>25.2</text:p>
              </table:table-cell>
              <table:table-cell office:value-type="float" office:value="2.98694878066">
                <text:p>2.98694878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.21">
                <text:p>25.21</text:p>
              </table:table-cell>
              <table:table-cell office:value-type="float" office:value="2.99215929094">
                <text:p>2.99215929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.22">
                <text:p>25.22</text:p>
              </table:table-cell>
              <table:table-cell office:value-type="float" office:value="2.99735530208">
                <text:p>2.9973553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.23">
                <text:p>25.23</text:p>
              </table:table-cell>
              <table:table-cell office:value-type="float" office:value="3.00253668471">
                <text:p>3.0025366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.24">
                <text:p>25.24</text:p>
              </table:table-cell>
              <table:table-cell office:value-type="float" office:value="3.00770330901">
                <text:p>3.0077033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.25">
                <text:p>25.25</text:p>
              </table:table-cell>
              <table:table-cell office:value-type="float" office:value="3.01285504466">
                <text:p>3.0128550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.26">
                <text:p>25.26</text:p>
              </table:table-cell>
              <table:table-cell office:value-type="float" office:value="3.01799176086">
                <text:p>3.0179917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.27">
                <text:p>25.27</text:p>
              </table:table-cell>
              <table:table-cell office:value-type="float" office:value="3.02311332635">
                <text:p>3.0231133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.28">
                <text:p>25.28</text:p>
              </table:table-cell>
              <table:table-cell office:value-type="float" office:value="3.02821960936">
                <text:p>3.02821960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.29">
                <text:p>25.29</text:p>
              </table:table-cell>
              <table:table-cell office:value-type="float" office:value="3.03331047766">
                <text:p>3.03331047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.3">
                <text:p>25.3</text:p>
              </table:table-cell>
              <table:table-cell office:value-type="float" office:value="3.03838579852">
                <text:p>3.0383857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.31">
                <text:p>25.31</text:p>
              </table:table-cell>
              <table:table-cell office:value-type="float" office:value="3.04344543873">
                <text:p>3.0434454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.32">
                <text:p>25.32</text:p>
              </table:table-cell>
              <table:table-cell office:value-type="float" office:value="3.0484892646">
                <text:p>3.048489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.33">
                <text:p>25.33</text:p>
              </table:table-cell>
              <table:table-cell office:value-type="float" office:value="3.05351714194">
                <text:p>3.0535171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.34">
                <text:p>25.34</text:p>
              </table:table-cell>
              <table:table-cell office:value-type="float" office:value="3.05852893608">
                <text:p>3.0585289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.35">
                <text:p>25.35</text:p>
              </table:table-cell>
              <table:table-cell office:value-type="float" office:value="3.06352451186">
                <text:p>3.0635245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.36">
                <text:p>25.36</text:p>
              </table:table-cell>
              <table:table-cell office:value-type="float" office:value="3.06850373361">
                <text:p>3.0685037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.37">
                <text:p>25.37</text:p>
              </table:table-cell>
              <table:table-cell office:value-type="float" office:value="3.07346646519">
                <text:p>3.07346646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.38">
                <text:p>25.38</text:p>
              </table:table-cell>
              <table:table-cell office:value-type="float" office:value="3.07841256996">
                <text:p>3.0784125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.39">
                <text:p>25.39</text:p>
              </table:table-cell>
              <table:table-cell office:value-type="float" office:value="3.08334191077">
                <text:p>3.0833419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.4">
                <text:p>25.4</text:p>
              </table:table-cell>
              <table:table-cell office:value-type="float" office:value="3.08825434999">
                <text:p>3.0882543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.41">
                <text:p>25.41</text:p>
              </table:table-cell>
              <table:table-cell office:value-type="float" office:value="3.09314974949">
                <text:p>3.0931497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.42">
                <text:p>25.42</text:p>
              </table:table-cell>
              <table:table-cell office:value-type="float" office:value="3.09802797063">
                <text:p>3.0980279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.43">
                <text:p>25.43</text:p>
              </table:table-cell>
              <table:table-cell office:value-type="float" office:value="3.10288887428">
                <text:p>3.1028888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.44">
                <text:p>25.44</text:p>
              </table:table-cell>
              <table:table-cell office:value-type="float" office:value="3.1077323208">
                <text:p>3.107732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.45">
                <text:p>25.45</text:p>
              </table:table-cell>
              <table:table-cell office:value-type="float" office:value="3.11255817006">
                <text:p>3.11255817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.46">
                <text:p>25.46</text:p>
              </table:table-cell>
              <table:table-cell office:value-type="float" office:value="3.1173662814">
                <text:p>3.117366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.47">
                <text:p>25.47</text:p>
              </table:table-cell>
              <table:table-cell office:value-type="float" office:value="3.1221565137">
                <text:p>3.122156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.48">
                <text:p>25.48</text:p>
              </table:table-cell>
              <table:table-cell office:value-type="float" office:value="3.12692872528">
                <text:p>3.1269287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.49">
                <text:p>25.49</text:p>
              </table:table-cell>
              <table:table-cell office:value-type="float" office:value="3.13168277398">
                <text:p>3.1316827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.5">
                <text:p>25.5</text:p>
              </table:table-cell>
              <table:table-cell office:value-type="float" office:value="3.13641851714">
                <text:p>3.1364185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.51">
                <text:p>25.51</text:p>
              </table:table-cell>
              <table:table-cell office:value-type="float" office:value="3.14113581156">
                <text:p>3.1411358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.52">
                <text:p>25.52</text:p>
              </table:table-cell>
              <table:table-cell office:value-type="float" office:value="3.14583451356">
                <text:p>3.1458345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.53">
                <text:p>25.53</text:p>
              </table:table-cell>
              <table:table-cell office:value-type="float" office:value="3.15051447892">
                <text:p>3.1505144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.54">
                <text:p>25.54</text:p>
              </table:table-cell>
              <table:table-cell office:value-type="float" office:value="3.15517556292">
                <text:p>3.1551755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.55">
                <text:p>25.55</text:p>
              </table:table-cell>
              <table:table-cell office:value-type="float" office:value="3.15981762032">
                <text:p>3.1598176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.56">
                <text:p>25.56</text:p>
              </table:table-cell>
              <table:table-cell office:value-type="float" office:value="3.16444050538">
                <text:p>3.1644405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.57">
                <text:p>25.57</text:p>
              </table:table-cell>
              <table:table-cell office:value-type="float" office:value="3.1690440718">
                <text:p>3.169044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.58">
                <text:p>25.58</text:p>
              </table:table-cell>
              <table:table-cell office:value-type="float" office:value="3.1736281728">
                <text:p>3.173628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.59">
                <text:p>25.59</text:p>
              </table:table-cell>
              <table:table-cell office:value-type="float" office:value="3.17819266107">
                <text:p>3.1781926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.6">
                <text:p>25.6</text:p>
              </table:table-cell>
              <table:table-cell office:value-type="float" office:value="3.18273738877">
                <text:p>3.18273738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.61">
                <text:p>25.61</text:p>
              </table:table-cell>
              <table:table-cell office:value-type="float" office:value="3.18726220753">
                <text:p>3.1872622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.62">
                <text:p>25.62</text:p>
              </table:table-cell>
              <table:table-cell office:value-type="float" office:value="3.19176696847">
                <text:p>3.1917669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.63">
                <text:p>25.63</text:p>
              </table:table-cell>
              <table:table-cell office:value-type="float" office:value="3.19625152219">
                <text:p>3.1962515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.64">
                <text:p>25.64</text:p>
              </table:table-cell>
              <table:table-cell office:value-type="float" office:value="3.20071571874">
                <text:p>3.2007157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.65">
                <text:p>25.65</text:p>
              </table:table-cell>
              <table:table-cell office:value-type="float" office:value="3.20515940765">
                <text:p>3.2051594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.66">
                <text:p>25.66</text:p>
              </table:table-cell>
              <table:table-cell office:value-type="float" office:value="3.20958243793">
                <text:p>3.2095824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.67">
                <text:p>25.67</text:p>
              </table:table-cell>
              <table:table-cell office:value-type="float" office:value="3.21398465805">
                <text:p>3.2139846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.68">
                <text:p>25.68</text:p>
              </table:table-cell>
              <table:table-cell office:value-type="float" office:value="3.21836591595">
                <text:p>3.2183659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.69">
                <text:p>25.69</text:p>
              </table:table-cell>
              <table:table-cell office:value-type="float" office:value="3.22272605904">
                <text:p>3.2227260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.7">
                <text:p>25.7</text:p>
              </table:table-cell>
              <table:table-cell office:value-type="float" office:value="3.22706493417">
                <text:p>3.227064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.71">
                <text:p>25.71</text:p>
              </table:table-cell>
              <table:table-cell office:value-type="float" office:value="3.2313823877">
                <text:p>3.2313823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.72">
                <text:p>25.72</text:p>
              </table:table-cell>
              <table:table-cell office:value-type="float" office:value="3.2356782654">
                <text:p>3.235678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.73">
                <text:p>25.73</text:p>
              </table:table-cell>
              <table:table-cell office:value-type="float" office:value="3.23995241254">
                <text:p>3.2399524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.74">
                <text:p>25.74</text:p>
              </table:table-cell>
              <table:table-cell office:value-type="float" office:value="3.24420467384">
                <text:p>3.2442046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.75">
                <text:p>25.75</text:p>
              </table:table-cell>
              <table:table-cell office:value-type="float" office:value="3.24843489346">
                <text:p>3.24843489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.76">
                <text:p>25.76</text:p>
              </table:table-cell>
              <table:table-cell office:value-type="float" office:value="3.25264291504">
                <text:p>3.2526429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.77">
                <text:p>25.77</text:p>
              </table:table-cell>
              <table:table-cell office:value-type="float" office:value="3.25682858167">
                <text:p>3.2568285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.78">
                <text:p>25.78</text:p>
              </table:table-cell>
              <table:table-cell office:value-type="float" office:value="3.26099173587">
                <text:p>3.2609917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.79">
                <text:p>25.79</text:p>
              </table:table-cell>
              <table:table-cell office:value-type="float" office:value="3.26513221966">
                <text:p>3.2651322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.8">
                <text:p>25.8</text:p>
              </table:table-cell>
              <table:table-cell office:value-type="float" office:value="3.26924987446">
                <text:p>3.2692498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.81">
                <text:p>25.81</text:p>
              </table:table-cell>
              <table:table-cell office:value-type="float" office:value="3.27334454117">
                <text:p>3.2733445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.82">
                <text:p>25.82</text:p>
              </table:table-cell>
              <table:table-cell office:value-type="float" office:value="3.27741606015">
                <text:p>3.2774160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.83">
                <text:p>25.83</text:p>
              </table:table-cell>
              <table:table-cell office:value-type="float" office:value="3.28146427117">
                <text:p>3.2814642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.84">
                <text:p>25.84</text:p>
              </table:table-cell>
              <table:table-cell office:value-type="float" office:value="3.28548901347">
                <text:p>3.2854890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.85">
                <text:p>25.85</text:p>
              </table:table-cell>
              <table:table-cell office:value-type="float" office:value="3.28949012574">
                <text:p>3.2894901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.86">
                <text:p>25.86</text:p>
              </table:table-cell>
              <table:table-cell office:value-type="float" office:value="3.2934674461">
                <text:p>3.293467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.87">
                <text:p>25.87</text:p>
              </table:table-cell>
              <table:table-cell office:value-type="float" office:value="3.29742081212">
                <text:p>3.2974208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.88">
                <text:p>25.88</text:p>
              </table:table-cell>
              <table:table-cell office:value-type="float" office:value="3.3013500608">
                <text:p>3.301350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.89">
                <text:p>25.89</text:p>
              </table:table-cell>
              <table:table-cell office:value-type="float" office:value="3.30525502859">
                <text:p>3.3052550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.9">
                <text:p>25.9</text:p>
              </table:table-cell>
              <table:table-cell office:value-type="float" office:value="3.30913555137">
                <text:p>3.3091355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.91">
                <text:p>25.91</text:p>
              </table:table-cell>
              <table:table-cell office:value-type="float" office:value="3.31299146447">
                <text:p>3.3129914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.92">
                <text:p>25.92</text:p>
              </table:table-cell>
              <table:table-cell office:value-type="float" office:value="3.31682260264">
                <text:p>3.3168226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.93">
                <text:p>25.93</text:p>
              </table:table-cell>
              <table:table-cell office:value-type="float" office:value="3.32062880006">
                <text:p>3.3206288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.94">
                <text:p>25.94</text:p>
              </table:table-cell>
              <table:table-cell office:value-type="float" office:value="3.32440989037">
                <text:p>3.3244098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.95">
                <text:p>25.95</text:p>
              </table:table-cell>
              <table:table-cell office:value-type="float" office:value="3.32816570662">
                <text:p>3.3281657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.96">
                <text:p>25.96</text:p>
              </table:table-cell>
              <table:table-cell office:value-type="float" office:value="3.33189608128">
                <text:p>3.3318960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.97">
                <text:p>25.97</text:p>
              </table:table-cell>
              <table:table-cell office:value-type="float" office:value="3.33560084626">
                <text:p>3.335600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.98">
                <text:p>25.98</text:p>
              </table:table-cell>
              <table:table-cell office:value-type="float" office:value="3.33927983292">
                <text:p>3.3392798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.99">
                <text:p>25.99</text:p>
              </table:table-cell>
              <table:table-cell office:value-type="float" office:value="3.342932872">
                <text:p>3.34293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6">
                <text:p>26</text:p>
              </table:table-cell>
              <table:table-cell office:value-type="float" office:value="3.34655979369">
                <text:p>3.34655979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6.01">
                <text:p>26.01</text:p>
              </table:table-cell>
              <table:table-cell office:value-type="float" office:value="3.35016042761">
                <text:p>3.3501604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6.02">
                <text:p>26.02</text:p>
              </table:table-cell>
              <table:table-cell office:value-type="float" office:value="3.35373460279">
                <text:p>3.3537346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6.03">
                <text:p>26.03</text:p>
              </table:table-cell>
              <table:table-cell office:value-type="float" office:value="3.35728214767">
                <text:p>3.35728214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6.04">
                <text:p>26.04</text:p>
              </table:table-cell>
              <table:table-cell office:value-type="float" office:value="3.36080289013">
                <text:p>3.3608028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6.05">
                <text:p>26.05</text:p>
              </table:table-cell>
              <table:table-cell office:value-type="float" office:value="3.36429665746">
                <text:p>3.3642966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6.06">
                <text:p>26.06</text:p>
              </table:table-cell>
              <table:table-cell office:value-type="float" office:value="3.36776327634">
                <text:p>3.3677632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6.07">
                <text:p>26.07</text:p>
              </table:table-cell>
              <table:table-cell office:value-type="float" office:value="3.37120257291">
                <text:p>3.3712025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6.08">
                <text:p>26.08</text:p>
              </table:table-cell>
              <table:table-cell office:value-type="float" office:value="3.37461437268">
                <text:p>3.3746143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6.09">
                <text:p>26.09</text:p>
              </table:table-cell>
              <table:table-cell office:value-type="float" office:value="3.37799850061">
                <text:p>3.3779985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6.1">
                <text:p>26.1</text:p>
              </table:table-cell>
              <table:table-cell office:value-type="float" office:value="3.38135478103">
                <text:p>3.3813547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6.11">
                <text:p>26.11</text:p>
              </table:table-cell>
              <table:table-cell office:value-type="float" office:value="3.38468303772">
                <text:p>3.3846830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6.12">
                <text:p>26.12</text:p>
              </table:table-cell>
              <table:table-cell office:value-type="float" office:value="3.38798309383">
                <text:p>3.3879830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6.13">
                <text:p>26.13</text:p>
              </table:table-cell>
              <table:table-cell office:value-type="float" office:value="3.39125477193">
                <text:p>3.3912547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6.14">
                <text:p>26.14</text:p>
              </table:table-cell>
              <table:table-cell office:value-type="float" office:value="3.39449789401">
                <text:p>3.3944978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6.15">
                <text:p>26.15</text:p>
              </table:table-cell>
              <table:table-cell office:value-type="float" office:value="3.39771228144">
                <text:p>3.3977122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6.16">
                <text:p>26.16</text:p>
              </table:table-cell>
              <table:table-cell office:value-type="float" office:value="3.400897755">
                <text:p>3.400897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6.17">
                <text:p>26.17</text:p>
              </table:table-cell>
              <table:table-cell office:value-type="float" office:value="3.40405413487">
                <text:p>3.4040541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6.18">
                <text:p>26.18</text:p>
              </table:table-cell>
              <table:table-cell office:value-type="float" office:value="3.40718124063">
                <text:p>3.4071812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6.19">
                <text:p>26.19</text:p>
              </table:table-cell>
              <table:table-cell office:value-type="float" office:value="3.41027889126">
                <text:p>3.4102788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6.2">
                <text:p>26.2</text:p>
              </table:table-cell>
              <table:table-cell office:value-type="float" office:value="3.41334690512">
                <text:p>3.413346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6.21">
                <text:p>26.21</text:p>
              </table:table-cell>
              <table:table-cell office:value-type="float" office:value="3.41638509999">
                <text:p>3.4163850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6.22">
                <text:p>26.22</text:p>
              </table:table-cell>
              <table:table-cell office:value-type="float" office:value="3.41939329301">
                <text:p>3.41939329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6.23">
                <text:p>26.23</text:p>
              </table:table-cell>
              <table:table-cell office:value-type="float" office:value="3.42237130075">
                <text:p>3.4223713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6.24">
                <text:p>26.24</text:p>
              </table:table-cell>
              <table:table-cell office:value-type="float" office:value="3.42531893914">
                <text:p>3.4253189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6.25">
                <text:p>26.25</text:p>
              </table:table-cell>
              <table:table-cell office:value-type="float" office:value="3.4282360235">
                <text:p>3.428236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6.26">
                <text:p>26.26</text:p>
              </table:table-cell>
              <table:table-cell office:value-type="float" office:value="3.43112236855">
                <text:p>3.43112236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6.27">
                <text:p>26.27</text:p>
              </table:table-cell>
              <table:table-cell office:value-type="float" office:value="3.4339777884">
                <text:p>3.433977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6.28">
                <text:p>26.28</text:p>
              </table:table-cell>
              <table:table-cell office:value-type="float" office:value="3.43680209652">
                <text:p>3.4368020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6.29">
                <text:p>26.29</text:p>
              </table:table-cell>
              <table:table-cell office:value-type="float" office:value="3.43959510578">
                <text:p>3.4395951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6.3">
                <text:p>26.3</text:p>
              </table:table-cell>
              <table:table-cell office:value-type="float" office:value="3.44235662844">
                <text:p>3.4423566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6.31">
                <text:p>26.31</text:p>
              </table:table-cell>
              <table:table-cell office:value-type="float" office:value="3.4450864761">
                <text:p>3.445086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6.32">
                <text:p>26.32</text:p>
              </table:table-cell>
              <table:table-cell office:value-type="float" office:value="3.44778445979">
                <text:p>3.4477844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6.33">
                <text:p>26.33</text:p>
              </table:table-cell>
              <table:table-cell office:value-type="float" office:value="3.45045038988">
                <text:p>3.45045038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6.34">
                <text:p>26.34</text:p>
              </table:table-cell>
              <table:table-cell office:value-type="float" office:value="3.45308407613">
                <text:p>3.4530840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6.35">
                <text:p>26.35</text:p>
              </table:table-cell>
              <table:table-cell office:value-type="float" office:value="3.45568532767">
                <text:p>3.4556853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6.36">
                <text:p>26.36</text:p>
              </table:table-cell>
              <table:table-cell office:value-type="float" office:value="3.458253953">
                <text:p>3.45825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.37">
                <text:p>26.37</text:p>
              </table:table-cell>
              <table:table-cell office:value-type="float" office:value="3.46078976">
                <text:p>3.4607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6.38">
                <text:p>26.38</text:p>
              </table:table-cell>
              <table:table-cell office:value-type="float" office:value="3.4632925559">
                <text:p>3.46329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6.39">
                <text:p>26.39</text:p>
              </table:table-cell>
              <table:table-cell office:value-type="float" office:value="3.46576214732">
                <text:p>3.4657621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6.4">
                <text:p>26.4</text:p>
              </table:table-cell>
              <table:table-cell office:value-type="float" office:value="3.46819834023">
                <text:p>3.4681983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6.41">
                <text:p>26.41</text:p>
              </table:table-cell>
              <table:table-cell office:value-type="float" office:value="3.47060093997">
                <text:p>3.4706009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.42">
                <text:p>26.42</text:p>
              </table:table-cell>
              <table:table-cell office:value-type="float" office:value="3.47296975125">
                <text:p>3.4729697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.43">
                <text:p>26.43</text:p>
              </table:table-cell>
              <table:table-cell office:value-type="float" office:value="3.47530457813">
                <text:p>3.4753045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6.44">
                <text:p>26.44</text:p>
              </table:table-cell>
              <table:table-cell office:value-type="float" office:value="3.47760522403">
                <text:p>3.4776052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6.45">
                <text:p>26.45</text:p>
              </table:table-cell>
              <table:table-cell office:value-type="float" office:value="3.47987149175">
                <text:p>3.4798714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6.46">
                <text:p>26.46</text:p>
              </table:table-cell>
              <table:table-cell office:value-type="float" office:value="3.48210318342">
                <text:p>3.4821031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6.47">
                <text:p>26.47</text:p>
              </table:table-cell>
              <table:table-cell office:value-type="float" office:value="3.48430010053">
                <text:p>3.4843001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.48">
                <text:p>26.48</text:p>
              </table:table-cell>
              <table:table-cell office:value-type="float" office:value="3.48646204395">
                <text:p>3.4864620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6.49">
                <text:p>26.49</text:p>
              </table:table-cell>
              <table:table-cell office:value-type="float" office:value="3.48858881386">
                <text:p>3.4885888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.5">
                <text:p>26.5</text:p>
              </table:table-cell>
              <table:table-cell office:value-type="float" office:value="3.49068020983">
                <text:p>3.4906802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6.51">
                <text:p>26.51</text:p>
              </table:table-cell>
              <table:table-cell office:value-type="float" office:value="3.49273603076">
                <text:p>3.4927360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.52">
                <text:p>26.52</text:p>
              </table:table-cell>
              <table:table-cell office:value-type="float" office:value="3.4947560749">
                <text:p>3.494756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6.53">
                <text:p>26.53</text:p>
              </table:table-cell>
              <table:table-cell office:value-type="float" office:value="3.49674013985">
                <text:p>3.4967401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.54">
                <text:p>26.54</text:p>
              </table:table-cell>
              <table:table-cell office:value-type="float" office:value="3.49868802254">
                <text:p>3.4986880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6.55">
                <text:p>26.55</text:p>
              </table:table-cell>
              <table:table-cell office:value-type="float" office:value="3.50059951928">
                <text:p>3.5005995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6.56">
                <text:p>26.56</text:p>
              </table:table-cell>
              <table:table-cell office:value-type="float" office:value="3.50247442567">
                <text:p>3.502474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6.57">
                <text:p>26.57</text:p>
              </table:table-cell>
              <table:table-cell office:value-type="float" office:value="3.5043125367">
                <text:p>3.504312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6.58">
                <text:p>26.58</text:p>
              </table:table-cell>
              <table:table-cell office:value-type="float" office:value="3.50611364666">
                <text:p>3.5061136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6.59">
                <text:p>26.59</text:p>
              </table:table-cell>
              <table:table-cell office:value-type="float" office:value="3.5078775492">
                <text:p>3.5078775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6.6">
                <text:p>26.6</text:p>
              </table:table-cell>
              <table:table-cell office:value-type="float" office:value="3.5096040373">
                <text:p>3.5096040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6.61">
                <text:p>26.61</text:p>
              </table:table-cell>
              <table:table-cell office:value-type="float" office:value="3.51129290328">
                <text:p>3.5112929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.62">
                <text:p>26.62</text:p>
              </table:table-cell>
              <table:table-cell office:value-type="float" office:value="3.51294393877">
                <text:p>3.51294393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.63">
                <text:p>26.63</text:p>
              </table:table-cell>
              <table:table-cell office:value-type="float" office:value="3.51455693475">
                <text:p>3.5145569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.64">
                <text:p>26.64</text:p>
              </table:table-cell>
              <table:table-cell office:value-type="float" office:value="3.51613168154">
                <text:p>3.51613168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6.65">
                <text:p>26.65</text:p>
              </table:table-cell>
              <table:table-cell office:value-type="float" office:value="3.51766796875">
                <text:p>3.517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6.66">
                <text:p>26.66</text:p>
              </table:table-cell>
              <table:table-cell office:value-type="float" office:value="3.51916558536">
                <text:p>3.5191655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.67">
                <text:p>26.67</text:p>
              </table:table-cell>
              <table:table-cell office:value-type="float" office:value="3.52062431964">
                <text:p>3.5206243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6.68">
                <text:p>26.68</text:p>
              </table:table-cell>
              <table:table-cell office:value-type="float" office:value="3.52204395921">
                <text:p>3.5220439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.69">
                <text:p>26.69</text:p>
              </table:table-cell>
              <table:table-cell office:value-type="float" office:value="3.52342429098">
                <text:p>3.5234242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.7">
                <text:p>26.7</text:p>
              </table:table-cell>
              <table:table-cell office:value-type="float" office:value="3.52476510122">
                <text:p>3.5247651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6.71">
                <text:p>26.71</text:p>
              </table:table-cell>
              <table:table-cell office:value-type="float" office:value="3.52606617547">
                <text:p>3.5260661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6.72">
                <text:p>26.72</text:p>
              </table:table-cell>
              <table:table-cell office:value-type="float" office:value="3.52732729864">
                <text:p>3.5273272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.73">
                <text:p>26.73</text:p>
              </table:table-cell>
              <table:table-cell office:value-type="float" office:value="3.5285482549">
                <text:p>3.528548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.74">
                <text:p>26.74</text:p>
              </table:table-cell>
              <table:table-cell office:value-type="float" office:value="3.52972882779">
                <text:p>3.5297288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6.75">
                <text:p>26.75</text:p>
              </table:table-cell>
              <table:table-cell office:value-type="float" office:value="3.53086880011">
                <text:p>3.5308688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6.76">
                <text:p>26.76</text:p>
              </table:table-cell>
              <table:table-cell office:value-type="float" office:value="3.53196795401">
                <text:p>3.5319679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6.77">
                <text:p>26.77</text:p>
              </table:table-cell>
              <table:table-cell office:value-type="float" office:value="3.53302607092">
                <text:p>3.5330260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6.78">
                <text:p>26.78</text:p>
              </table:table-cell>
              <table:table-cell office:value-type="float" office:value="3.53404293159">
                <text:p>3.5340429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6.79">
                <text:p>26.79</text:p>
              </table:table-cell>
              <table:table-cell office:value-type="float" office:value="3.53501831608">
                <text:p>3.5350183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.8">
                <text:p>26.8</text:p>
              </table:table-cell>
              <table:table-cell office:value-type="float" office:value="3.53595200375">
                <text:p>3.5359520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6.81">
                <text:p>26.81</text:p>
              </table:table-cell>
              <table:table-cell office:value-type="float" office:value="3.53684377325">
                <text:p>3.5368437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6.82">
                <text:p>26.82</text:p>
              </table:table-cell>
              <table:table-cell office:value-type="float" office:value="3.53769340255">
                <text:p>3.5376934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.83">
                <text:p>26.83</text:p>
              </table:table-cell>
              <table:table-cell office:value-type="float" office:value="3.53850066891">
                <text:p>3.5385006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.84">
                <text:p>26.84</text:p>
              </table:table-cell>
              <table:table-cell office:value-type="float" office:value="3.53926534889">
                <text:p>3.5392653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.85">
                <text:p>26.85</text:p>
              </table:table-cell>
              <table:table-cell office:value-type="float" office:value="3.53998721833">
                <text:p>3.5399872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6.86">
                <text:p>26.86</text:p>
              </table:table-cell>
              <table:table-cell office:value-type="float" office:value="3.54066605238">
                <text:p>3.5406660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6.87">
                <text:p>26.87</text:p>
              </table:table-cell>
              <table:table-cell office:value-type="float" office:value="3.54130162549">
                <text:p>3.5413016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6.88">
                <text:p>26.88</text:p>
              </table:table-cell>
              <table:table-cell office:value-type="float" office:value="3.54189371138">
                <text:p>3.5418937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6.89">
                <text:p>26.89</text:p>
              </table:table-cell>
              <table:table-cell office:value-type="float" office:value="3.54244208308">
                <text:p>3.5424420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6.9">
                <text:p>26.9</text:p>
              </table:table-cell>
              <table:table-cell office:value-type="float" office:value="3.54294651288">
                <text:p>3.5429465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6.91">
                <text:p>26.91</text:p>
              </table:table-cell>
              <table:table-cell office:value-type="float" office:value="3.54340677239">
                <text:p>3.54340677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.92">
                <text:p>26.92</text:p>
              </table:table-cell>
              <table:table-cell office:value-type="float" office:value="3.54382263247">
                <text:p>3.5438226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6.93">
                <text:p>26.93</text:p>
              </table:table-cell>
              <table:table-cell office:value-type="float" office:value="3.5441938633">
                <text:p>3.544193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6.94">
                <text:p>26.94</text:p>
              </table:table-cell>
              <table:table-cell office:value-type="float" office:value="3.5445202343">
                <text:p>3.544520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6.95">
                <text:p>26.95</text:p>
              </table:table-cell>
              <table:table-cell office:value-type="float" office:value="3.5448015142">
                <text:p>3.544801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6.96">
                <text:p>26.96</text:p>
              </table:table-cell>
              <table:table-cell office:value-type="float" office:value="3.545037471">
                <text:p>3.54503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6.97">
                <text:p>26.97</text:p>
              </table:table-cell>
              <table:table-cell office:value-type="float" office:value="3.54522787196">
                <text:p>3.5452278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6.98">
                <text:p>26.98</text:p>
              </table:table-cell>
              <table:table-cell office:value-type="float" office:value="3.54537248364">
                <text:p>3.5453724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6.99">
                <text:p>26.99</text:p>
              </table:table-cell>
              <table:table-cell office:value-type="float" office:value="3.54547107186">
                <text:p>3.54547107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7">
                <text:p>27</text:p>
              </table:table-cell>
              <table:table-cell office:value-type="float" office:value="3.5455234017">
                <text:p>3.5455234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7.01">
                <text:p>27.01</text:p>
              </table:table-cell>
              <table:table-cell office:value-type="float" office:value="3.54552923753">
                <text:p>3.54552923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7.02">
                <text:p>27.02</text:p>
              </table:table-cell>
              <table:table-cell office:value-type="float" office:value="3.54548834297">
                <text:p>3.5454883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7.03">
                <text:p>27.03</text:p>
              </table:table-cell>
              <table:table-cell office:value-type="float" office:value="3.54540048092">
                <text:p>3.5454004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7.04">
                <text:p>27.04</text:p>
              </table:table-cell>
              <table:table-cell office:value-type="float" office:value="3.54526541354">
                <text:p>3.5452654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7.05">
                <text:p>27.05</text:p>
              </table:table-cell>
              <table:table-cell office:value-type="float" office:value="3.54508290223">
                <text:p>3.5450829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7.06">
                <text:p>27.06</text:p>
              </table:table-cell>
              <table:table-cell office:value-type="float" office:value="3.5448527077">
                <text:p>3.544852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7.07">
                <text:p>27.07</text:p>
              </table:table-cell>
              <table:table-cell office:value-type="float" office:value="3.54457458986">
                <text:p>3.54457458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7.08">
                <text:p>27.08</text:p>
              </table:table-cell>
              <table:table-cell office:value-type="float" office:value="3.54424830793">
                <text:p>3.54424830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7.09">
                <text:p>27.09</text:p>
              </table:table-cell>
              <table:table-cell office:value-type="float" office:value="3.54387362036">
                <text:p>3.5438736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7.1">
                <text:p>27.1</text:p>
              </table:table-cell>
              <table:table-cell office:value-type="float" office:value="3.54345028485">
                <text:p>3.5434502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7.11">
                <text:p>27.11</text:p>
              </table:table-cell>
              <table:table-cell office:value-type="float" office:value="3.54297805836">
                <text:p>3.5429780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7.12">
                <text:p>27.12</text:p>
              </table:table-cell>
              <table:table-cell office:value-type="float" office:value="3.5424566971">
                <text:p>3.542456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7.13">
                <text:p>27.13</text:p>
              </table:table-cell>
              <table:table-cell office:value-type="float" office:value="3.54188595654">
                <text:p>3.5418859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7.14">
                <text:p>27.14</text:p>
              </table:table-cell>
              <table:table-cell office:value-type="float" office:value="3.54126559137">
                <text:p>3.5412655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7.15">
                <text:p>27.15</text:p>
              </table:table-cell>
              <table:table-cell office:value-type="float" office:value="3.54059535555">
                <text:p>3.5405953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.16">
                <text:p>27.16</text:p>
              </table:table-cell>
              <table:table-cell office:value-type="float" office:value="3.53987500227">
                <text:p>3.5398750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7.17">
                <text:p>27.17</text:p>
              </table:table-cell>
              <table:table-cell office:value-type="float" office:value="3.53910428397">
                <text:p>3.5391042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7.18">
                <text:p>27.18</text:p>
              </table:table-cell>
              <table:table-cell office:value-type="float" office:value="3.53828295233">
                <text:p>3.5382829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7.19">
                <text:p>27.19</text:p>
              </table:table-cell>
              <table:table-cell office:value-type="float" office:value="3.53741075827">
                <text:p>3.5374107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7.2">
                <text:p>27.2</text:p>
              </table:table-cell>
              <table:table-cell office:value-type="float" office:value="3.53648745193">
                <text:p>3.5364874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7.21">
                <text:p>27.21</text:p>
              </table:table-cell>
              <table:table-cell office:value-type="float" office:value="3.5355127827">
                <text:p>3.535512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.22">
                <text:p>27.22</text:p>
              </table:table-cell>
              <table:table-cell office:value-type="float" office:value="3.53448649922">
                <text:p>3.5344864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7.23">
                <text:p>27.23</text:p>
              </table:table-cell>
              <table:table-cell office:value-type="float" office:value="3.53340834932">
                <text:p>3.5334083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7.24">
                <text:p>27.24</text:p>
              </table:table-cell>
              <table:table-cell office:value-type="float" office:value="3.53227808009">
                <text:p>3.5322780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7.25">
                <text:p>27.25</text:p>
              </table:table-cell>
              <table:table-cell office:value-type="float" office:value="3.53109543784">
                <text:p>3.5310954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7.26">
                <text:p>27.26</text:p>
              </table:table-cell>
              <table:table-cell office:value-type="float" office:value="3.52986016812">
                <text:p>3.5298601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7.27">
                <text:p>27.27</text:p>
              </table:table-cell>
              <table:table-cell office:value-type="float" office:value="3.52857201567">
                <text:p>3.5285720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.28">
                <text:p>27.28</text:p>
              </table:table-cell>
              <table:table-cell office:value-type="float" office:value="3.52723072449">
                <text:p>3.5272307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7.29">
                <text:p>27.29</text:p>
              </table:table-cell>
              <table:table-cell office:value-type="float" office:value="3.52583603778">
                <text:p>3.5258360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.3">
                <text:p>27.3</text:p>
              </table:table-cell>
              <table:table-cell office:value-type="float" office:value="3.52438769797">
                <text:p>3.52438769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7.31">
                <text:p>27.31</text:p>
              </table:table-cell>
              <table:table-cell office:value-type="float" office:value="3.52288544669">
                <text:p>3.5228854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7.32">
                <text:p>27.32</text:p>
              </table:table-cell>
              <table:table-cell office:value-type="float" office:value="3.52132902481">
                <text:p>3.5213290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7.33">
                <text:p>27.33</text:p>
              </table:table-cell>
              <table:table-cell office:value-type="float" office:value="3.5197181724">
                <text:p>3.519718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.34">
                <text:p>27.34</text:p>
              </table:table-cell>
              <table:table-cell office:value-type="float" office:value="3.51805262874">
                <text:p>3.5180526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7.35">
                <text:p>27.35</text:p>
              </table:table-cell>
              <table:table-cell office:value-type="float" office:value="3.51633213233">
                <text:p>3.5163321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7.36">
                <text:p>27.36</text:p>
              </table:table-cell>
              <table:table-cell office:value-type="float" office:value="3.51455642087">
                <text:p>3.5145564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7.37">
                <text:p>27.37</text:p>
              </table:table-cell>
              <table:table-cell office:value-type="float" office:value="3.51272523127">
                <text:p>3.5127252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7.38">
                <text:p>27.38</text:p>
              </table:table-cell>
              <table:table-cell office:value-type="float" office:value="3.51083829965">
                <text:p>3.5108382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7.39">
                <text:p>27.39</text:p>
              </table:table-cell>
              <table:table-cell office:value-type="float" office:value="3.50889536132">
                <text:p>3.5088953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.4">
                <text:p>27.4</text:p>
              </table:table-cell>
              <table:table-cell office:value-type="float" office:value="3.50689615081">
                <text:p>3.5068961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7.41">
                <text:p>27.41</text:p>
              </table:table-cell>
              <table:table-cell office:value-type="float" office:value="3.50484040184">
                <text:p>3.5048404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7.42">
                <text:p>27.42</text:p>
              </table:table-cell>
              <table:table-cell office:value-type="float" office:value="3.50272784731">
                <text:p>3.50272784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7.43">
                <text:p>27.43</text:p>
              </table:table-cell>
              <table:table-cell office:value-type="float" office:value="3.50055821936">
                <text:p>3.5005582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7.44">
                <text:p>27.44</text:p>
              </table:table-cell>
              <table:table-cell office:value-type="float" office:value="3.49833124928">
                <text:p>3.4983312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7.45">
                <text:p>27.45</text:p>
              </table:table-cell>
              <table:table-cell office:value-type="float" office:value="3.49604666757">
                <text:p>3.4960466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7.46">
                <text:p>27.46</text:p>
              </table:table-cell>
              <table:table-cell office:value-type="float" office:value="3.49370420393">
                <text:p>3.49370420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7.47">
                <text:p>27.47</text:p>
              </table:table-cell>
              <table:table-cell office:value-type="float" office:value="3.49130358724">
                <text:p>3.49130358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7.48">
                <text:p>27.48</text:p>
              </table:table-cell>
              <table:table-cell office:value-type="float" office:value="3.48884454556">
                <text:p>3.4888445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7.49">
                <text:p>27.49</text:p>
              </table:table-cell>
              <table:table-cell office:value-type="float" office:value="3.48632680615">
                <text:p>3.4863268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7.5">
                <text:p>27.5</text:p>
              </table:table-cell>
              <table:table-cell office:value-type="float" office:value="3.48375009544">
                <text:p>3.4837500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7.51">
                <text:p>27.51</text:p>
              </table:table-cell>
              <table:table-cell office:value-type="float" office:value="3.48111413905">
                <text:p>3.4811141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7.52">
                <text:p>27.52</text:p>
              </table:table-cell>
              <table:table-cell office:value-type="float" office:value="3.47841866177">
                <text:p>3.4784186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7.53">
                <text:p>27.53</text:p>
              </table:table-cell>
              <table:table-cell office:value-type="float" office:value="3.47566338758">
                <text:p>3.4756633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7.54">
                <text:p>27.54</text:p>
              </table:table-cell>
              <table:table-cell office:value-type="float" office:value="3.47284803963">
                <text:p>3.4728480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7.55">
                <text:p>27.55</text:p>
              </table:table-cell>
              <table:table-cell office:value-type="float" office:value="3.46997234025">
                <text:p>3.4699723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7.56">
                <text:p>27.56</text:p>
              </table:table-cell>
              <table:table-cell office:value-type="float" office:value="3.46703601093">
                <text:p>3.4670360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7.57">
                <text:p>27.57</text:p>
              </table:table-cell>
              <table:table-cell office:value-type="float" office:value="3.46403877234">
                <text:p>3.4640387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7.58">
                <text:p>27.58</text:p>
              </table:table-cell>
              <table:table-cell office:value-type="float" office:value="3.46098034431">
                <text:p>3.4609803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.59">
                <text:p>27.59</text:p>
              </table:table-cell>
              <table:table-cell office:value-type="float" office:value="3.45786044585">
                <text:p>3.4578604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.6">
                <text:p>27.6</text:p>
              </table:table-cell>
              <table:table-cell office:value-type="float" office:value="3.45467879513">
                <text:p>3.45467879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7.61">
                <text:p>27.61</text:p>
              </table:table-cell>
              <table:table-cell office:value-type="float" office:value="3.45143510948">
                <text:p>3.4514351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7.62">
                <text:p>27.62</text:p>
              </table:table-cell>
              <table:table-cell office:value-type="float" office:value="3.44812910539">
                <text:p>3.4481291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7.63">
                <text:p>27.63</text:p>
              </table:table-cell>
              <table:table-cell office:value-type="float" office:value="3.4447604985">
                <text:p>3.4447604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7.64">
                <text:p>27.64</text:p>
              </table:table-cell>
              <table:table-cell office:value-type="float" office:value="3.44132900364">
                <text:p>3.441329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7.65">
                <text:p>27.65</text:p>
              </table:table-cell>
              <table:table-cell office:value-type="float" office:value="3.43783433476">
                <text:p>3.4378343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7.66">
                <text:p>27.66</text:p>
              </table:table-cell>
              <table:table-cell office:value-type="float" office:value="3.43427620498">
                <text:p>3.4342762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7.67">
                <text:p>27.67</text:p>
              </table:table-cell>
              <table:table-cell office:value-type="float" office:value="3.43065432657">
                <text:p>3.4306543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.68">
                <text:p>27.68</text:p>
              </table:table-cell>
              <table:table-cell office:value-type="float" office:value="3.42696841095">
                <text:p>3.4269684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7.69">
                <text:p>27.69</text:p>
              </table:table-cell>
              <table:table-cell office:value-type="float" office:value="3.42321816869">
                <text:p>3.42321816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7.7">
                <text:p>27.7</text:p>
              </table:table-cell>
              <table:table-cell office:value-type="float" office:value="3.4194033095">
                <text:p>3.419403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7.71">
                <text:p>27.71</text:p>
              </table:table-cell>
              <table:table-cell office:value-type="float" office:value="3.41552354224">
                <text:p>3.4155235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7.72">
                <text:p>27.72</text:p>
              </table:table-cell>
              <table:table-cell office:value-type="float" office:value="3.41157857491">
                <text:p>3.4115785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7.73">
                <text:p>27.73</text:p>
              </table:table-cell>
              <table:table-cell office:value-type="float" office:value="3.40756811466">
                <text:p>3.4075681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7.74">
                <text:p>27.74</text:p>
              </table:table-cell>
              <table:table-cell office:value-type="float" office:value="3.40349186775">
                <text:p>3.403491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7.75">
                <text:p>27.75</text:p>
              </table:table-cell>
              <table:table-cell office:value-type="float" office:value="3.39934953961">
                <text:p>3.39934953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7.76">
                <text:p>27.76</text:p>
              </table:table-cell>
              <table:table-cell office:value-type="float" office:value="3.39514083478">
                <text:p>3.3951408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.77">
                <text:p>27.77</text:p>
              </table:table-cell>
              <table:table-cell office:value-type="float" office:value="3.39086545695">
                <text:p>3.3908654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7.78">
                <text:p>27.78</text:p>
              </table:table-cell>
              <table:table-cell office:value-type="float" office:value="3.38652310894">
                <text:p>3.3865231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.79">
                <text:p>27.79</text:p>
              </table:table-cell>
              <table:table-cell office:value-type="float" office:value="3.38211349268">
                <text:p>3.382113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7.8">
                <text:p>27.8</text:p>
              </table:table-cell>
              <table:table-cell office:value-type="float" office:value="3.37763630925">
                <text:p>3.3776363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7.81">
                <text:p>27.81</text:p>
              </table:table-cell>
              <table:table-cell office:value-type="float" office:value="3.37309125884">
                <text:p>3.3730912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7.82">
                <text:p>27.82</text:p>
              </table:table-cell>
              <table:table-cell office:value-type="float" office:value="3.36847804077">
                <text:p>3.36847804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7.83">
                <text:p>27.83</text:p>
              </table:table-cell>
              <table:table-cell office:value-type="float" office:value="3.36379635348">
                <text:p>3.36379635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7.84">
                <text:p>27.84</text:p>
              </table:table-cell>
              <table:table-cell office:value-type="float" office:value="3.35904589453">
                <text:p>3.3590458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7.85">
                <text:p>27.85</text:p>
              </table:table-cell>
              <table:table-cell office:value-type="float" office:value="3.35422636059">
                <text:p>3.3542263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.86">
                <text:p>27.86</text:p>
              </table:table-cell>
              <table:table-cell office:value-type="float" office:value="3.34933744745">
                <text:p>3.3493374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7.87">
                <text:p>27.87</text:p>
              </table:table-cell>
              <table:table-cell office:value-type="float" office:value="3.34437885003">
                <text:p>3.3443788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7.88">
                <text:p>27.88</text:p>
              </table:table-cell>
              <table:table-cell office:value-type="float" office:value="3.33935026233">
                <text:p>3.3393502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7.89">
                <text:p>27.89</text:p>
              </table:table-cell>
              <table:table-cell office:value-type="float" office:value="3.33425137748">
                <text:p>3.3342513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7.9">
                <text:p>27.9</text:p>
              </table:table-cell>
              <table:table-cell office:value-type="float" office:value="3.32908188772">
                <text:p>3.3290818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7.91">
                <text:p>27.91</text:p>
              </table:table-cell>
              <table:table-cell office:value-type="float" office:value="3.32384148439">
                <text:p>3.3238414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7.92">
                <text:p>27.92</text:p>
              </table:table-cell>
              <table:table-cell office:value-type="float" office:value="3.31852985792">
                <text:p>3.3185298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7.93">
                <text:p>27.93</text:p>
              </table:table-cell>
              <table:table-cell office:value-type="float" office:value="3.31314669786">
                <text:p>3.3131466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7.94">
                <text:p>27.94</text:p>
              </table:table-cell>
              <table:table-cell office:value-type="float" office:value="3.30769169286">
                <text:p>3.3076916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7.95">
                <text:p>27.95</text:p>
              </table:table-cell>
              <table:table-cell office:value-type="float" office:value="3.30216453066">
                <text:p>3.3021645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7.96">
                <text:p>27.96</text:p>
              </table:table-cell>
              <table:table-cell office:value-type="float" office:value="3.29656489809">
                <text:p>3.2965648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7.97">
                <text:p>27.97</text:p>
              </table:table-cell>
              <table:table-cell office:value-type="float" office:value="3.29089248108">
                <text:p>3.2908924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7.98">
                <text:p>27.98</text:p>
              </table:table-cell>
              <table:table-cell office:value-type="float" office:value="3.28514696466">
                <text:p>3.28514696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7.99">
                <text:p>27.99</text:p>
              </table:table-cell>
              <table:table-cell office:value-type="float" office:value="3.27932803295">
                <text:p>3.2793280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8">
                <text:p>28</text:p>
              </table:table-cell>
              <table:table-cell office:value-type="float" office:value="3.27343536913">
                <text:p>3.2734353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8.01">
                <text:p>28.01</text:p>
              </table:table-cell>
              <table:table-cell office:value-type="float" office:value="3.26746865551">
                <text:p>3.26746865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8.02">
                <text:p>28.02</text:p>
              </table:table-cell>
              <table:table-cell office:value-type="float" office:value="3.26142757344">
                <text:p>3.2614275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8.03">
                <text:p>28.03</text:p>
              </table:table-cell>
              <table:table-cell office:value-type="float" office:value="3.25531180338">
                <text:p>3.25531180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8.04">
                <text:p>28.04</text:p>
              </table:table-cell>
              <table:table-cell office:value-type="float" office:value="3.24912102486">
                <text:p>3.2491210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8.05">
                <text:p>28.05</text:p>
              </table:table-cell>
              <table:table-cell office:value-type="float" office:value="3.24285491649">
                <text:p>3.2428549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8.06">
                <text:p>28.06</text:p>
              </table:table-cell>
              <table:table-cell office:value-type="float" office:value="3.23651315595">
                <text:p>3.2365131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8.07">
                <text:p>28.07</text:p>
              </table:table-cell>
              <table:table-cell office:value-type="float" office:value="3.23009542001">
                <text:p>3.2300954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8.08">
                <text:p>28.08</text:p>
              </table:table-cell>
              <table:table-cell office:value-type="float" office:value="3.2236013845">
                <text:p>3.223601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8.09">
                <text:p>28.09</text:p>
              </table:table-cell>
              <table:table-cell office:value-type="float" office:value="3.21703072431">
                <text:p>3.2170307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8.1">
                <text:p>28.1</text:p>
              </table:table-cell>
              <table:table-cell office:value-type="float" office:value="3.21038311341">
                <text:p>3.2103831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8.11">
                <text:p>28.11</text:p>
              </table:table-cell>
              <table:table-cell office:value-type="float" office:value="3.20365822484">
                <text:p>3.2036582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8.12">
                <text:p>28.12</text:p>
              </table:table-cell>
              <table:table-cell office:value-type="float" office:value="3.19685573069">
                <text:p>3.1968557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8.13">
                <text:p>28.13</text:p>
              </table:table-cell>
              <table:table-cell office:value-type="float" office:value="3.18997530212">
                <text:p>3.1899753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.14">
                <text:p>28.14</text:p>
              </table:table-cell>
              <table:table-cell office:value-type="float" office:value="3.18301660935">
                <text:p>3.1830166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8.15">
                <text:p>28.15</text:p>
              </table:table-cell>
              <table:table-cell office:value-type="float" office:value="3.17597932165">
                <text:p>3.1759793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8.16">
                <text:p>28.16</text:p>
              </table:table-cell>
              <table:table-cell office:value-type="float" office:value="3.16886310736">
                <text:p>3.1688631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8.17">
                <text:p>28.17</text:p>
              </table:table-cell>
              <table:table-cell office:value-type="float" office:value="3.16166763386">
                <text:p>3.161667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8.18">
                <text:p>28.18</text:p>
              </table:table-cell>
              <table:table-cell office:value-type="float" office:value="3.15439256759">
                <text:p>3.1543925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8.19">
                <text:p>28.19</text:p>
              </table:table-cell>
              <table:table-cell office:value-type="float" office:value="3.14703757402">
                <text:p>3.1470375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8.2">
                <text:p>28.2</text:p>
              </table:table-cell>
              <table:table-cell office:value-type="float" office:value="3.1396023177">
                <text:p>3.139602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8.21">
                <text:p>28.21</text:p>
              </table:table-cell>
              <table:table-cell office:value-type="float" office:value="3.13208646219">
                <text:p>3.1320864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8.22">
                <text:p>28.22</text:p>
              </table:table-cell>
              <table:table-cell office:value-type="float" office:value="3.12448967013">
                <text:p>3.1244896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8.23">
                <text:p>28.23</text:p>
              </table:table-cell>
              <table:table-cell office:value-type="float" office:value="3.11681160316">
                <text:p>3.1168116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8.24">
                <text:p>28.24</text:p>
              </table:table-cell>
              <table:table-cell office:value-type="float" office:value="3.109051922">
                <text:p>3.10905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8.25">
                <text:p>28.25</text:p>
              </table:table-cell>
              <table:table-cell office:value-type="float" office:value="3.10121028637">
                <text:p>3.1012102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.26">
                <text:p>28.26</text:p>
              </table:table-cell>
              <table:table-cell office:value-type="float" office:value="3.09328635505">
                <text:p>3.0932863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8.27">
                <text:p>28.27</text:p>
              </table:table-cell>
              <table:table-cell office:value-type="float" office:value="3.08527978584">
                <text:p>3.0852797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8.28">
                <text:p>28.28</text:p>
              </table:table-cell>
              <table:table-cell office:value-type="float" office:value="3.07719023558">
                <text:p>3.0771902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8.29">
                <text:p>28.29</text:p>
              </table:table-cell>
              <table:table-cell office:value-type="float" office:value="3.06901736013">
                <text:p>3.0690173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8.3">
                <text:p>28.3</text:p>
              </table:table-cell>
              <table:table-cell office:value-type="float" office:value="3.06076081438">
                <text:p>3.0607608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8.31">
                <text:p>28.31</text:p>
              </table:table-cell>
              <table:table-cell office:value-type="float" office:value="3.05242025224">
                <text:p>3.05242025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8.32">
                <text:p>28.32</text:p>
              </table:table-cell>
              <table:table-cell office:value-type="float" office:value="3.04399532665">
                <text:p>3.0439953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8.33">
                <text:p>28.33</text:p>
              </table:table-cell>
              <table:table-cell office:value-type="float" office:value="3.03548568956">
                <text:p>3.0354856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.34">
                <text:p>28.34</text:p>
              </table:table-cell>
              <table:table-cell office:value-type="float" office:value="3.02689099196">
                <text:p>3.02689099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8.35">
                <text:p>28.35</text:p>
              </table:table-cell>
              <table:table-cell office:value-type="float" office:value="3.01821088382">
                <text:p>3.0182108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8.36">
                <text:p>28.36</text:p>
              </table:table-cell>
              <table:table-cell office:value-type="float" office:value="3.00944501415">
                <text:p>3.0094450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8.37">
                <text:p>28.37</text:p>
              </table:table-cell>
              <table:table-cell office:value-type="float" office:value="3.00059303097">
                <text:p>3.0005930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8.38">
                <text:p>28.38</text:p>
              </table:table-cell>
              <table:table-cell office:value-type="float" office:value="2.9916545813">
                <text:p>2.991654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8.39">
                <text:p>28.39</text:p>
              </table:table-cell>
              <table:table-cell office:value-type="float" office:value="2.98262931116">
                <text:p>2.9826293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8.4">
                <text:p>28.4</text:p>
              </table:table-cell>
              <table:table-cell office:value-type="float" office:value="2.97351686561">
                <text:p>2.9735168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8.41">
                <text:p>28.41</text:p>
              </table:table-cell>
              <table:table-cell office:value-type="float" office:value="2.96431688868">
                <text:p>2.96431688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8.42">
                <text:p>28.42</text:p>
              </table:table-cell>
              <table:table-cell office:value-type="float" office:value="2.9550290234">
                <text:p>2.95502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8.43">
                <text:p>28.43</text:p>
              </table:table-cell>
              <table:table-cell office:value-type="float" office:value="2.94565291183">
                <text:p>2.9456529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8.44">
                <text:p>28.44</text:p>
              </table:table-cell>
              <table:table-cell office:value-type="float" office:value="2.93618819498">
                <text:p>2.9361881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8.45">
                <text:p>28.45</text:p>
              </table:table-cell>
              <table:table-cell office:value-type="float" office:value="2.9266345129">
                <text:p>2.926634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8.46">
                <text:p>28.46</text:p>
              </table:table-cell>
              <table:table-cell office:value-type="float" office:value="2.91699150461">
                <text:p>2.9169915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8.47">
                <text:p>28.47</text:p>
              </table:table-cell>
              <table:table-cell office:value-type="float" office:value="2.90725880811">
                <text:p>2.9072588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8.48">
                <text:p>28.48</text:p>
              </table:table-cell>
              <table:table-cell office:value-type="float" office:value="2.89743606042">
                <text:p>2.8974360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8.49">
                <text:p>28.49</text:p>
              </table:table-cell>
              <table:table-cell office:value-type="float" office:value="2.88752289751">
                <text:p>2.887522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8.5">
                <text:p>28.5</text:p>
              </table:table-cell>
              <table:table-cell office:value-type="float" office:value="2.87751895436">
                <text:p>2.8775189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.51">
                <text:p>28.51</text:p>
              </table:table-cell>
              <table:table-cell office:value-type="float" office:value="2.86742386492">
                <text:p>2.8674238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8.52">
                <text:p>28.52</text:p>
              </table:table-cell>
              <table:table-cell office:value-type="float" office:value="2.85723726211">
                <text:p>2.8572372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8.53">
                <text:p>28.53</text:p>
              </table:table-cell>
              <table:table-cell office:value-type="float" office:value="2.84695877786">
                <text:p>2.84695877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8.54">
                <text:p>28.54</text:p>
              </table:table-cell>
              <table:table-cell office:value-type="float" office:value="2.83658804303">
                <text:p>2.83658804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8.55">
                <text:p>28.55</text:p>
              </table:table-cell>
              <table:table-cell office:value-type="float" office:value="2.82612468748">
                <text:p>2.8261246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8.56">
                <text:p>28.56</text:p>
              </table:table-cell>
              <table:table-cell office:value-type="float" office:value="2.81556834005">
                <text:p>2.8155683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8.57">
                <text:p>28.57</text:p>
              </table:table-cell>
              <table:table-cell office:value-type="float" office:value="2.80491862852">
                <text:p>2.8049186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.58">
                <text:p>28.58</text:p>
              </table:table-cell>
              <table:table-cell office:value-type="float" office:value="2.79417517966">
                <text:p>2.7941751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.59">
                <text:p>28.59</text:p>
              </table:table-cell>
              <table:table-cell office:value-type="float" office:value="2.78333761919">
                <text:p>2.7833376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8.6">
                <text:p>28.6</text:p>
              </table:table-cell>
              <table:table-cell office:value-type="float" office:value="2.77240557179">
                <text:p>2.7724055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8.61">
                <text:p>28.61</text:p>
              </table:table-cell>
              <table:table-cell office:value-type="float" office:value="2.76137866112">
                <text:p>2.7613786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8.62">
                <text:p>28.62</text:p>
              </table:table-cell>
              <table:table-cell office:value-type="float" office:value="2.75025650976">
                <text:p>2.7502565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8.63">
                <text:p>28.63</text:p>
              </table:table-cell>
              <table:table-cell office:value-type="float" office:value="2.73903873929">
                <text:p>2.7390387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8.64">
                <text:p>28.64</text:p>
              </table:table-cell>
              <table:table-cell office:value-type="float" office:value="2.72772497022">
                <text:p>2.727724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.65">
                <text:p>28.65</text:p>
              </table:table-cell>
              <table:table-cell office:value-type="float" office:value="2.71631482199">
                <text:p>2.7163148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8.66">
                <text:p>28.66</text:p>
              </table:table-cell>
              <table:table-cell office:value-type="float" office:value="2.70480791303">
                <text:p>2.7048079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8.67">
                <text:p>28.67</text:p>
              </table:table-cell>
              <table:table-cell office:value-type="float" office:value="2.69320386069">
                <text:p>2.69320386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8.68">
                <text:p>28.68</text:p>
              </table:table-cell>
              <table:table-cell office:value-type="float" office:value="2.68150228127">
                <text:p>2.6815022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8.69">
                <text:p>28.69</text:p>
              </table:table-cell>
              <table:table-cell office:value-type="float" office:value="2.66970279001">
                <text:p>2.6697027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8.7">
                <text:p>28.7</text:p>
              </table:table-cell>
              <table:table-cell office:value-type="float" office:value="2.65780500109">
                <text:p>2.6578050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8.71">
                <text:p>28.71</text:p>
              </table:table-cell>
              <table:table-cell office:value-type="float" office:value="2.64580852762">
                <text:p>2.6458085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8.72">
                <text:p>28.72</text:p>
              </table:table-cell>
              <table:table-cell office:value-type="float" office:value="2.63371298167">
                <text:p>2.6337129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8.73">
                <text:p>28.73</text:p>
              </table:table-cell>
              <table:table-cell office:value-type="float" office:value="2.62151797422">
                <text:p>2.6215179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8.74">
                <text:p>28.74</text:p>
              </table:table-cell>
              <table:table-cell office:value-type="float" office:value="2.60922311518">
                <text:p>2.6092231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8.75">
                <text:p>28.75</text:p>
              </table:table-cell>
              <table:table-cell office:value-type="float" office:value="2.59682801339">
                <text:p>2.5968280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8.76">
                <text:p>28.76</text:p>
              </table:table-cell>
              <table:table-cell office:value-type="float" office:value="2.58433227663">
                <text:p>2.5843322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8.77">
                <text:p>28.77</text:p>
              </table:table-cell>
              <table:table-cell office:value-type="float" office:value="2.5717355116">
                <text:p>2.571735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8.78">
                <text:p>28.78</text:p>
              </table:table-cell>
              <table:table-cell office:value-type="float" office:value="2.55903732389">
                <text:p>2.5590373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8.79">
                <text:p>28.79</text:p>
              </table:table-cell>
              <table:table-cell office:value-type="float" office:value="2.54623731806">
                <text:p>2.5462373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8.8">
                <text:p>28.8</text:p>
              </table:table-cell>
              <table:table-cell office:value-type="float" office:value="2.53333509754">
                <text:p>2.5333350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8.81">
                <text:p>28.81</text:p>
              </table:table-cell>
              <table:table-cell office:value-type="float" office:value="2.52033026471">
                <text:p>2.5203302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8.82">
                <text:p>28.82</text:p>
              </table:table-cell>
              <table:table-cell office:value-type="float" office:value="2.50722242085">
                <text:p>2.5072224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8.83">
                <text:p>28.83</text:p>
              </table:table-cell>
              <table:table-cell office:value-type="float" office:value="2.49401116613">
                <text:p>2.4940111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8.84">
                <text:p>28.84</text:p>
              </table:table-cell>
              <table:table-cell office:value-type="float" office:value="2.48069609965">
                <text:p>2.4806960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8.85">
                <text:p>28.85</text:p>
              </table:table-cell>
              <table:table-cell office:value-type="float" office:value="2.46727681942">
                <text:p>2.4672768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8.86">
                <text:p>28.86</text:p>
              </table:table-cell>
              <table:table-cell office:value-type="float" office:value="2.45375292233">
                <text:p>2.453752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.87">
                <text:p>28.87</text:p>
              </table:table-cell>
              <table:table-cell office:value-type="float" office:value="2.4401240042">
                <text:p>2.440124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8.88">
                <text:p>28.88</text:p>
              </table:table-cell>
              <table:table-cell office:value-type="float" office:value="2.42638965971">
                <text:p>2.4263896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8.89">
                <text:p>28.89</text:p>
              </table:table-cell>
              <table:table-cell office:value-type="float" office:value="2.41254948248">
                <text:p>2.4125494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8.9">
                <text:p>28.9</text:p>
              </table:table-cell>
              <table:table-cell office:value-type="float" office:value="2.39860306498">
                <text:p>2.3986030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8.91">
                <text:p>28.91</text:p>
              </table:table-cell>
              <table:table-cell office:value-type="float" office:value="2.38454999861">
                <text:p>2.38454999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8.92">
                <text:p>28.92</text:p>
              </table:table-cell>
              <table:table-cell office:value-type="float" office:value="2.37038987364">
                <text:p>2.3703898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8.93">
                <text:p>28.93</text:p>
              </table:table-cell>
              <table:table-cell office:value-type="float" office:value="2.35612227922">
                <text:p>2.3561222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8.94">
                <text:p>28.94</text:p>
              </table:table-cell>
              <table:table-cell office:value-type="float" office:value="2.34174680341">
                <text:p>2.3417468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8.95">
                <text:p>28.95</text:p>
              </table:table-cell>
              <table:table-cell office:value-type="float" office:value="2.32726303311">
                <text:p>2.3272630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8.96">
                <text:p>28.96</text:p>
              </table:table-cell>
              <table:table-cell office:value-type="float" office:value="2.31267055415">
                <text:p>2.31267055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8.97">
                <text:p>28.97</text:p>
              </table:table-cell>
              <table:table-cell office:value-type="float" office:value="2.29796895119">
                <text:p>2.2979689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.98">
                <text:p>28.98</text:p>
              </table:table-cell>
              <table:table-cell office:value-type="float" office:value="2.28315780781">
                <text:p>2.2831578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8.99">
                <text:p>28.99</text:p>
              </table:table-cell>
              <table:table-cell office:value-type="float" office:value="2.26823670642">
                <text:p>2.2682367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9">
                <text:p>29</text:p>
              </table:table-cell>
              <table:table-cell office:value-type="float" office:value="2.25320522833">
                <text:p>2.2532052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29.01">
                <text:p>29.01</text:p>
              </table:table-cell>
              <table:table-cell office:value-type="float" office:value="2.23806295371">
                <text:p>2.2380629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9.02">
                <text:p>29.02</text:p>
              </table:table-cell>
              <table:table-cell office:value-type="float" office:value="2.22280946158">
                <text:p>2.2228094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9.03">
                <text:p>29.03</text:p>
              </table:table-cell>
              <table:table-cell office:value-type="float" office:value="2.20744432986">
                <text:p>2.2074443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9.04">
                <text:p>29.04</text:p>
              </table:table-cell>
              <table:table-cell office:value-type="float" office:value="2.19196713529">
                <text:p>2.1919671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9.05">
                <text:p>29.05</text:p>
              </table:table-cell>
              <table:table-cell office:value-type="float" office:value="2.17637745349">
                <text:p>2.17637745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9.06">
                <text:p>29.06</text:p>
              </table:table-cell>
              <table:table-cell office:value-type="float" office:value="2.16067485894">
                <text:p>2.1606748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9.07">
                <text:p>29.07</text:p>
              </table:table-cell>
              <table:table-cell office:value-type="float" office:value="2.14485892495">
                <text:p>2.1448589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9.08">
                <text:p>29.08</text:p>
              </table:table-cell>
              <table:table-cell office:value-type="float" office:value="2.12892922371">
                <text:p>2.1289292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9.09">
                <text:p>29.09</text:p>
              </table:table-cell>
              <table:table-cell office:value-type="float" office:value="2.11288532624">
                <text:p>2.1128853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9.1">
                <text:p>29.1</text:p>
              </table:table-cell>
              <table:table-cell office:value-type="float" office:value="2.09672680241">
                <text:p>2.0967268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9.11">
                <text:p>29.11</text:p>
              </table:table-cell>
              <table:table-cell office:value-type="float" office:value="2.08045322095">
                <text:p>2.0804532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9.12">
                <text:p>29.12</text:p>
              </table:table-cell>
              <table:table-cell office:value-type="float" office:value="2.0640641494">
                <text:p>2.064064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29.13">
                <text:p>29.13</text:p>
              </table:table-cell>
              <table:table-cell office:value-type="float" office:value="2.04755915417">
                <text:p>2.0475591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.14">
                <text:p>29.14</text:p>
              </table:table-cell>
              <table:table-cell office:value-type="float" office:value="2.03093780049">
                <text:p>2.0309378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9.15">
                <text:p>29.15</text:p>
              </table:table-cell>
              <table:table-cell office:value-type="float" office:value="2.01419965242">
                <text:p>2.01419965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9.16">
                <text:p>29.16</text:p>
              </table:table-cell>
              <table:table-cell office:value-type="float" office:value="1.99734427287">
                <text:p>1.99734427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.17">
                <text:p>29.17</text:p>
              </table:table-cell>
              <table:table-cell office:value-type="float" office:value="1.98037122358">
                <text:p>1.9803712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9.18">
                <text:p>29.18</text:p>
              </table:table-cell>
              <table:table-cell office:value-type="float" office:value="1.96328006508">
                <text:p>1.9632800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9.19">
                <text:p>29.19</text:p>
              </table:table-cell>
              <table:table-cell office:value-type="float" office:value="1.94607035678">
                <text:p>1.9460703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.2">
                <text:p>29.2</text:p>
              </table:table-cell>
              <table:table-cell office:value-type="float" office:value="1.92874165686">
                <text:p>1.9287416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9.21">
                <text:p>29.21</text:p>
              </table:table-cell>
              <table:table-cell office:value-type="float" office:value="1.91129352236">
                <text:p>1.9112935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9.22">
                <text:p>29.22</text:p>
              </table:table-cell>
              <table:table-cell office:value-type="float" office:value="1.89372550912">
                <text:p>1.8937255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9.23">
                <text:p>29.23</text:p>
              </table:table-cell>
              <table:table-cell office:value-type="float" office:value="1.87603717179">
                <text:p>1.8760371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.24">
                <text:p>29.24</text:p>
              </table:table-cell>
              <table:table-cell office:value-type="float" office:value="1.85822806384">
                <text:p>1.8582280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9.25">
                <text:p>29.25</text:p>
              </table:table-cell>
              <table:table-cell office:value-type="float" office:value="1.84029773754">
                <text:p>1.8402977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9.26">
                <text:p>29.26</text:p>
              </table:table-cell>
              <table:table-cell office:value-type="float" office:value="1.82224574399">
                <text:p>1.82224574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9.27">
                <text:p>29.27</text:p>
              </table:table-cell>
              <table:table-cell office:value-type="float" office:value="1.80407163308">
                <text:p>1.8040716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9.28">
                <text:p>29.28</text:p>
              </table:table-cell>
              <table:table-cell office:value-type="float" office:value="1.7857749535">
                <text:p>1.7857749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9.29">
                <text:p>29.29</text:p>
              </table:table-cell>
              <table:table-cell office:value-type="float" office:value="1.76735525274">
                <text:p>1.76735525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9.3">
                <text:p>29.3</text:p>
              </table:table-cell>
              <table:table-cell office:value-type="float" office:value="1.74881207709">
                <text:p>1.74881207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9.31">
                <text:p>29.31</text:p>
              </table:table-cell>
              <table:table-cell office:value-type="float" office:value="1.73014497164">
                <text:p>1.7301449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9.32">
                <text:p>29.32</text:p>
              </table:table-cell>
              <table:table-cell office:value-type="float" office:value="1.71135348028">
                <text:p>1.7113534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9.33">
                <text:p>29.33</text:p>
              </table:table-cell>
              <table:table-cell office:value-type="float" office:value="1.69243714566">
                <text:p>1.6924371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9.34">
                <text:p>29.34</text:p>
              </table:table-cell>
              <table:table-cell office:value-type="float" office:value="1.67339550924">
                <text:p>1.6733955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9.35">
                <text:p>29.35</text:p>
              </table:table-cell>
              <table:table-cell office:value-type="float" office:value="1.65422811128">
                <text:p>1.6542281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9.36">
                <text:p>29.36</text:p>
              </table:table-cell>
              <table:table-cell office:value-type="float" office:value="1.63493449078">
                <text:p>1.63493449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9.37">
                <text:p>29.37</text:p>
              </table:table-cell>
              <table:table-cell office:value-type="float" office:value="1.61551418557">
                <text:p>1.6155141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9.38">
                <text:p>29.38</text:p>
              </table:table-cell>
              <table:table-cell office:value-type="float" office:value="1.59596673221">
                <text:p>1.5959667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9.39">
                <text:p>29.39</text:p>
              </table:table-cell>
              <table:table-cell office:value-type="float" office:value="1.57629166607">
                <text:p>1.57629166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9.4">
                <text:p>29.4</text:p>
              </table:table-cell>
              <table:table-cell office:value-type="float" office:value="1.55648852127">
                <text:p>1.5564885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9.41">
                <text:p>29.41</text:p>
              </table:table-cell>
              <table:table-cell office:value-type="float" office:value="1.53655683072">
                <text:p>1.53655683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9.42">
                <text:p>29.42</text:p>
              </table:table-cell>
              <table:table-cell office:value-type="float" office:value="1.51649612609">
                <text:p>1.5164961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29.43">
                <text:p>29.43</text:p>
              </table:table-cell>
              <table:table-cell office:value-type="float" office:value="1.4963059378">
                <text:p>1.4963059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9.44">
                <text:p>29.44</text:p>
              </table:table-cell>
              <table:table-cell office:value-type="float" office:value="1.47598579506">
                <text:p>1.4759857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9.45">
                <text:p>29.45</text:p>
              </table:table-cell>
              <table:table-cell office:value-type="float" office:value="1.45553522581">
                <text:p>1.4555352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9.46">
                <text:p>29.46</text:p>
              </table:table-cell>
              <table:table-cell office:value-type="float" office:value="1.43495375677">
                <text:p>1.4349537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9.47">
                <text:p>29.47</text:p>
              </table:table-cell>
              <table:table-cell office:value-type="float" office:value="1.41424091341">
                <text:p>1.4142409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9.48">
                <text:p>29.48</text:p>
              </table:table-cell>
              <table:table-cell office:value-type="float" office:value="1.39339621994">
                <text:p>1.3933962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9.49">
                <text:p>29.49</text:p>
              </table:table-cell>
              <table:table-cell office:value-type="float" office:value="1.37241919934">
                <text:p>1.3724191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9.5">
                <text:p>29.5</text:p>
              </table:table-cell>
              <table:table-cell office:value-type="float" office:value="1.35130937333">
                <text:p>1.35130937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9.51">
                <text:p>29.51</text:p>
              </table:table-cell>
              <table:table-cell office:value-type="float" office:value="1.33006626235">
                <text:p>1.3300662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29.52">
                <text:p>29.52</text:p>
              </table:table-cell>
              <table:table-cell office:value-type="float" office:value="1.30868938562">
                <text:p>1.3086893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9.53">
                <text:p>29.53</text:p>
              </table:table-cell>
              <table:table-cell office:value-type="float" office:value="1.28717826108">
                <text:p>1.2871782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9.54">
                <text:p>29.54</text:p>
              </table:table-cell>
              <table:table-cell office:value-type="float" office:value="1.2655324054">
                <text:p>1.265532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9.55">
                <text:p>29.55</text:p>
              </table:table-cell>
              <table:table-cell office:value-type="float" office:value="1.24375133401">
                <text:p>1.2437513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9.56">
                <text:p>29.56</text:p>
              </table:table-cell>
              <table:table-cell office:value-type="float" office:value="1.22183456104">
                <text:p>1.2218345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9.57">
                <text:p>29.57</text:p>
              </table:table-cell>
              <table:table-cell office:value-type="float" office:value="1.19978159937">
                <text:p>1.1997815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9.58">
                <text:p>29.58</text:p>
              </table:table-cell>
              <table:table-cell office:value-type="float" office:value="1.1775919606">
                <text:p>1.1775919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9.59">
                <text:p>29.59</text:p>
              </table:table-cell>
              <table:table-cell office:value-type="float" office:value="1.15526515506">
                <text:p>1.1552651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9.6">
                <text:p>29.6</text:p>
              </table:table-cell>
              <table:table-cell office:value-type="float" office:value="1.13280069179">
                <text:p>1.1328006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9.61">
                <text:p>29.61</text:p>
              </table:table-cell>
              <table:table-cell office:value-type="float" office:value="1.11019807855">
                <text:p>1.11019807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9.62">
                <text:p>29.62</text:p>
              </table:table-cell>
              <table:table-cell office:value-type="float" office:value="1.08745682183">
                <text:p>1.0874568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9.63">
                <text:p>29.63</text:p>
              </table:table-cell>
              <table:table-cell office:value-type="float" office:value="1.06457642682">
                <text:p>1.0645764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9.64">
                <text:p>29.64</text:p>
              </table:table-cell>
              <table:table-cell office:value-type="float" office:value="1.04155639743">
                <text:p>1.0415563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9.65">
                <text:p>29.65</text:p>
              </table:table-cell>
              <table:table-cell office:value-type="float" office:value="1.01839623626">
                <text:p>1.0183962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9.66">
                <text:p>29.66</text:p>
              </table:table-cell>
              <table:table-cell office:value-type="float" office:value="0.995095444642">
                <text:p>0.99509544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9.67">
                <text:p>29.67</text:p>
              </table:table-cell>
              <table:table-cell office:value-type="float" office:value="0.971653522591">
                <text:p>0.97165352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9.68">
                <text:p>29.68</text:p>
              </table:table-cell>
              <table:table-cell office:value-type="float" office:value="0.948069968831">
                <text:p>0.948069968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9.69">
                <text:p>29.69</text:p>
              </table:table-cell>
              <table:table-cell office:value-type="float" office:value="0.924344280781">
                <text:p>0.92434428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9.7">
                <text:p>29.7</text:p>
              </table:table-cell>
              <table:table-cell office:value-type="float" office:value="0.900475954555">
                <text:p>0.90047595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9.71">
                <text:p>29.71</text:p>
              </table:table-cell>
              <table:table-cell office:value-type="float" office:value="0.876464484961">
                <text:p>0.87646448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9.72">
                <text:p>29.72</text:p>
              </table:table-cell>
              <table:table-cell office:value-type="float" office:value="0.852309365494">
                <text:p>0.852309365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.73">
                <text:p>29.73</text:p>
              </table:table-cell>
              <table:table-cell office:value-type="float" office:value="0.828010088339">
                <text:p>0.82801008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9.74">
                <text:p>29.74</text:p>
              </table:table-cell>
              <table:table-cell office:value-type="float" office:value="0.803566144364">
                <text:p>0.803566144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9.75">
                <text:p>29.75</text:p>
              </table:table-cell>
              <table:table-cell office:value-type="float" office:value="0.778977023117">
                <text:p>0.778977023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9.76">
                <text:p>29.76</text:p>
              </table:table-cell>
              <table:table-cell office:value-type="float" office:value="0.754242212829">
                <text:p>0.75424221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9.77">
                <text:p>29.77</text:p>
              </table:table-cell>
              <table:table-cell office:value-type="float" office:value="0.729361200403">
                <text:p>0.72936120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9.78">
                <text:p>29.78</text:p>
              </table:table-cell>
              <table:table-cell office:value-type="float" office:value="0.704333471419">
                <text:p>0.70433347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9.79">
                <text:p>29.79</text:p>
              </table:table-cell>
              <table:table-cell office:value-type="float" office:value="0.679158510126">
                <text:p>0.67915851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9.8">
                <text:p>29.8</text:p>
              </table:table-cell>
              <table:table-cell office:value-type="float" office:value="0.653835799443">
                <text:p>0.65383579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9.81">
                <text:p>29.81</text:p>
              </table:table-cell>
              <table:table-cell office:value-type="float" office:value="0.628364820952">
                <text:p>0.62836482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9.82">
                <text:p>29.82</text:p>
              </table:table-cell>
              <table:table-cell office:value-type="float" office:value="0.602745054901">
                <text:p>0.60274505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9.83">
                <text:p>29.83</text:p>
              </table:table-cell>
              <table:table-cell office:value-type="float" office:value="0.576975980196">
                <text:p>0.57697598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29.84">
                <text:p>29.84</text:p>
              </table:table-cell>
              <table:table-cell office:value-type="float" office:value="0.551057074401">
                <text:p>0.55105707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9.85">
                <text:p>29.85</text:p>
              </table:table-cell>
              <table:table-cell office:value-type="float" office:value="0.524987813735">
                <text:p>0.52498781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29.86">
                <text:p>29.86</text:p>
              </table:table-cell>
              <table:table-cell office:value-type="float" office:value="0.498767673069">
                <text:p>0.49876767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9.87">
                <text:p>29.87</text:p>
              </table:table-cell>
              <table:table-cell office:value-type="float" office:value="0.472396125923">
                <text:p>0.47239612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9.88">
                <text:p>29.88</text:p>
              </table:table-cell>
              <table:table-cell office:value-type="float" office:value="0.445872644465">
                <text:p>0.44587264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9.89">
                <text:p>29.89</text:p>
              </table:table-cell>
              <table:table-cell office:value-type="float" office:value="0.419196699505">
                <text:p>0.41919669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9.9">
                <text:p>29.9</text:p>
              </table:table-cell>
              <table:table-cell office:value-type="float" office:value="0.392367760495">
                <text:p>0.392367760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9.91">
                <text:p>29.91</text:p>
              </table:table-cell>
              <table:table-cell office:value-type="float" office:value="0.365385295525">
                <text:p>0.36538529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9.92">
                <text:p>29.92</text:p>
              </table:table-cell>
              <table:table-cell office:value-type="float" office:value="0.338248771322">
                <text:p>0.33824877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9.93">
                <text:p>29.93</text:p>
              </table:table-cell>
              <table:table-cell office:value-type="float" office:value="0.310957653244">
                <text:p>0.31095765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9.94">
                <text:p>29.94</text:p>
              </table:table-cell>
              <table:table-cell office:value-type="float" office:value="0.283511405281">
                <text:p>0.28351140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9.95">
                <text:p>29.95</text:p>
              </table:table-cell>
              <table:table-cell office:value-type="float" office:value="0.255909490049">
                <text:p>0.25590949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9.96">
                <text:p>29.96</text:p>
              </table:table-cell>
              <table:table-cell office:value-type="float" office:value="0.228151368789">
                <text:p>0.228151368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9.97">
                <text:p>29.97</text:p>
              </table:table-cell>
              <table:table-cell office:value-type="float" office:value="0.200236501364">
                <text:p>0.20023650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9.98">
                <text:p>29.98</text:p>
              </table:table-cell>
              <table:table-cell office:value-type="float" office:value="0.172164346256">
                <text:p>0.172164346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